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9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58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3" style:family="table-cell" style:parent-style-name="Default">
      <style:table-cell-properties fo:border="0.99pt groove #000000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99pt groove #000000"/>
      <style:paragraph-properties fo:text-align="end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5" style:family="table-cell" style:parent-style-name="Default">
      <style:table-cell-properties fo:wrap-option="wrap" fo:border="0.99pt groove #000000"/>
      <style:text-properties fo:font-weight="bold" style:font-weight-asian="bold" style:font-weight-complex="bold"/>
    </style:style>
    <style:style style:name="ce26" style:family="table-cell" style:parent-style-name="Default"/>
    <style:style style:name="ce27" style:family="table-cell" style:parent-style-name="Default">
      <style:map style:condition="cell-content()=0" style:apply-style-name="Accent" style:base-cell-address="Sheet1.C65"/>
    </style:style>
    <style:style style:name="ce28" style:family="table-cell" style:parent-style-name="Default">
      <style:map style:condition="cell-content()=0" style:apply-style-name="Accent" style:base-cell-address="Sheet1.C66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>
      <style:map style:condition="cell-content()=0" style:apply-style-name="Accent" style:base-cell-address="Sheet1.C341"/>
    </style:style>
    <style:style style:name="ce33" style:family="table-cell" style:parent-style-name="Default">
      <style:map style:condition="cell-content()=0" style:apply-style-name="Accent" style:base-cell-address="Sheet1.C342"/>
    </style:style>
    <style:style style:name="ce34" style:family="table-cell" style:parent-style-name="Default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99pt groove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9.18mm" svg:height="168.28mm" svg:x="179.56mm" svg:y="334.18mm">
            <draw:object draw:notify-on-update-of-ranges="Sheet1.A64:Sheet1.A64 Sheet1.S64:Sheet1.Y64 Sheet1.A67:Sheet1.A67 Sheet1.S67:Sheet1.Y67 Sheet1.A65:Sheet1.A65 Sheet1.S65:Sheet1.Y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45.98mm" svg:height="168.28mm" svg:x="180.02mm" svg:y="507.32mm">
            <draw:object draw:notify-on-update-of-ranges="Sheet1.A64:Sheet1.A64 Sheet1.Z64:Sheet1.AG64 Sheet1.A67:Sheet1.A67 Sheet1.Z67:Sheet1.AG67 Sheet1.A65:Sheet1.A65 Sheet1.Z65:Sheet1.AG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95.15mm" svg:height="168.28mm" svg:x="178.87mm" svg:y="683.07mm">
            <draw:object draw:notify-on-update-of-ranges="Sheet1.A64:Sheet1.A64 Sheet1.AH64:Sheet1.AP64 Sheet1.A67:Sheet1.A67 Sheet1.AH67:Sheet1.AP67 Sheet1.A65:Sheet1.A65 Sheet1.AH65:Sheet1.AP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91.76mm" svg:height="168.28mm" svg:x="179.97mm" svg:y="858.63mm">
            <draw:object draw:notify-on-update-of-ranges="Sheet1.A64:Sheet1.A64 Sheet1.AQ64:Sheet1.AY64 Sheet1.A67:Sheet1.A67 Sheet1.AQ67:Sheet1.AY67 Sheet1.A65:Sheet1.A65 Sheet1.AQ65:Sheet1.AY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9.18mm" svg:height="168.28mm" svg:x="65.92mm" svg:y="1591.33mm">
            <draw:object draw:notify-on-update-of-ranges="Sheet1.A64:Sheet1.A64 Sheet1.S340:Sheet1.Y340 Sheet1.A67:Sheet1.A67 Sheet1.S343:Sheet1.Y343 Sheet1.A65:Sheet1.A65 Sheet1.S341:Sheet1.Y3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45.98mm" svg:height="168.28mm" svg:x="62.89mm" svg:y="1775.53mm">
            <draw:object draw:notify-on-update-of-ranges="Sheet1.A64:Sheet1.A64 Sheet1.Z340:Sheet1.AG340 Sheet1.A67:Sheet1.A67 Sheet1.Z343:Sheet1.AG343 Sheet1.A65:Sheet1.A65 Sheet1.Z341:Sheet1.AG3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95.15mm" svg:height="168.28mm" svg:x="59.79mm" svg:y="1956.15mm">
            <draw:object draw:notify-on-update-of-ranges="Sheet1.A64:Sheet1.A64 Sheet1.AH340:Sheet1.AP340 Sheet1.A67:Sheet1.A67 Sheet1.AH343:Sheet1.AP343 Sheet1.A65:Sheet1.A65 Sheet1.AH341:Sheet1.AP3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99.66mm" svg:height="171.67mm" svg:x="58.23mm" svg:y="2139.06mm">
            <draw:object draw:notify-on-update-of-ranges="Sheet1.A64:Sheet1.A64 Sheet1.AQ340:Sheet1.AY340 Sheet1.A67:Sheet1.A67 Sheet1.AQ343:Sheet1.AY343 Sheet1.A65:Sheet1.A65 Sheet1.AQ341:Sheet1.AY34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Male Sample Reads Assignment</text:p>
          </table:table-cell>
          <table:covered-table-cell table:style-name="ce1"/>
          <table:covered-table-cell table:number-columns-repeated="22" table:style-name="ce25"/>
          <table:covered-table-cell table:style-name="ce5"/>
          <table:covered-table-cell table:number-columns-repeated="9" table:style-name="ce25"/>
          <table:table-cell table:style-name="ce25"/>
          <table:table-cell table:style-name="ce16" table:number-columns-repeated="989"/>
        </table:table-row>
        <table:table-row table:style-name="ro1">
          <table:table-cell table:style-name="ce1" office:value-type="string" calcext:value-type="string" table:number-columns-spanned="1" table:number-rows-spanned="2">
            <text:p>Chromosome Number</text:p>
          </table:table-cell>
          <table:table-cell table:style-name="ce1" office:value-type="string" calcext:value-type="string" table:number-columns-spanned="1" table:number-rows-spanned="2">
            <text:p>Chromosome Size (bp)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19" calcext:value-type="float">
            <text:p>19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number-columns-repeated="7" table:style-name="ce1" office:value-type="float" office:value="29" calcext:value-type="float">
            <text:p>29</text:p>
          </table:table-cell>
          <table:table-cell table:number-columns-repeated="8"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9" office:value-type="float" office:value="35" calcext:value-type="float">
            <text:p>35</text:p>
          </table:table-cell>
          <table:table-cell table:number-columns-repeated="34"/>
          <table:table-cell table:style-name="ce40" table:number-columns-repeated="939"/>
        </table:table-row>
        <table:table-row table:style-name="ro1">
          <table:covered-table-cell table:number-columns-repeated="2"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4"/>
          <table:table-cell table:style-name="ce17" table:number-columns-repeated="93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248956422" calcext:value-type="float">
            <text:p>2489564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872" calcext:value-type="float">
            <text:p>1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96" calcext:value-type="float">
            <text:p>1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78" calcext:value-type="float">
            <text:p>1878</text:p>
          </table:table-cell>
          <table:table-cell table:style-name="ce3" office:value-type="float" office:value="102847" calcext:value-type="float">
            <text:p>102847</text:p>
          </table:table-cell>
          <table:table-cell table:style-name="ce3" office:value-type="float" office:value="637334" calcext:value-type="float">
            <text:p>637334</text:p>
          </table:table-cell>
          <table:table-cell table:style-name="ce3" office:value-type="float" office:value="87760" calcext:value-type="float">
            <text:p>87760</text:p>
          </table:table-cell>
          <table:table-cell table:style-name="ce3" office:value-type="float" office:value="606431" calcext:value-type="float">
            <text:p>606431</text:p>
          </table:table-cell>
          <table:table-cell table:style-name="ce3" office:value-type="float" office:value="2729" calcext:value-type="float">
            <text:p>2729</text:p>
          </table:table-cell>
          <table:table-cell table:style-name="ce3" office:value-type="float" office:value="81778" calcext:value-type="float">
            <text:p>81778</text:p>
          </table:table-cell>
          <table:table-cell table:style-name="ce3" office:value-type="float" office:value="2915" calcext:value-type="float">
            <text:p>2915</text:p>
          </table:table-cell>
          <table:table-cell table:style-name="ce3" office:value-type="float" office:value="73973" calcext:value-type="float">
            <text:p>73973</text:p>
          </table:table-cell>
          <table:table-cell table:style-name="ce3" office:value-type="float" office:value="546642" calcext:value-type="float">
            <text:p>546642</text:p>
          </table:table-cell>
          <table:table-cell table:style-name="ce3" office:value-type="float" office:value="818931" calcext:value-type="float">
            <text:p>818931</text:p>
          </table:table-cell>
          <table:table-cell table:style-name="ce3" office:value-type="float" office:value="745969" calcext:value-type="float">
            <text:p>745969</text:p>
          </table:table-cell>
          <table:table-cell table:style-name="ce3" office:value-type="float" office:value="724392" calcext:value-type="float">
            <text:p>724392</text:p>
          </table:table-cell>
          <table:table-cell table:style-name="ce3" office:value-type="float" office:value="723745" calcext:value-type="float">
            <text:p>723745</text:p>
          </table:table-cell>
          <table:table-cell table:style-name="ce3" office:value-type="float" office:value="2593" calcext:value-type="float">
            <text:p>2593</text:p>
          </table:table-cell>
          <table:table-cell table:style-name="ce3" office:value-type="float" office:value="70808" calcext:value-type="float">
            <text:p>70808</text:p>
          </table:table-cell>
          <table:table-cell table:style-name="ce3" office:value-type="float" office:value="507572" calcext:value-type="float">
            <text:p>507572</text:p>
          </table:table-cell>
          <table:table-cell table:style-name="ce3" office:value-type="float" office:value="806712" calcext:value-type="float">
            <text:p>806712</text:p>
          </table:table-cell>
          <table:table-cell table:style-name="ce3" office:value-type="float" office:value="739477" calcext:value-type="float">
            <text:p>739477</text:p>
          </table:table-cell>
          <table:table-cell table:style-name="ce3" office:value-type="float" office:value="720000" calcext:value-type="float">
            <text:p>720000</text:p>
          </table:table-cell>
          <table:table-cell table:style-name="ce3" office:value-type="float" office:value="721661" calcext:value-type="float">
            <text:p>721661</text:p>
          </table:table-cell>
          <table:table-cell table:style-name="ce3" office:value-type="float" office:value="724431" calcext:value-type="float">
            <text:p>724431</text:p>
          </table:table-cell>
          <table:table-cell table:style-name="ce3" office:value-type="float" office:value="2714" calcext:value-type="float">
            <text:p>2714</text:p>
          </table:table-cell>
          <table:table-cell table:style-name="ce3" office:value-type="float" office:value="67692" calcext:value-type="float">
            <text:p>67692</text:p>
          </table:table-cell>
          <table:table-cell office:value-type="float" office:value="475187" calcext:value-type="float">
            <text:p>475187</text:p>
          </table:table-cell>
          <table:table-cell office:value-type="float" office:value="795799" calcext:value-type="float">
            <text:p>795799</text:p>
          </table:table-cell>
          <table:table-cell office:value-type="float" office:value="733221" calcext:value-type="float">
            <text:p>733221</text:p>
          </table:table-cell>
          <table:table-cell office:value-type="float" office:value="716790" calcext:value-type="float">
            <text:p>716790</text:p>
          </table:table-cell>
          <table:table-cell office:value-type="float" office:value="718145" calcext:value-type="float">
            <text:p>718145</text:p>
          </table:table-cell>
          <table:table-cell office:value-type="float" office:value="722409" calcext:value-type="float">
            <text:p>722409</text:p>
          </table:table-cell>
          <table:table-cell office:value-type="float" office:value="725014" calcext:value-type="float">
            <text:p>725014</text:p>
          </table:table-cell>
          <table:table-cell office:value-type="float" office:value="2973" calcext:value-type="float">
            <text:p>2973</text:p>
          </table:table-cell>
          <table:table-cell office:value-type="float" office:value="64685" calcext:value-type="float">
            <text:p>64685</text:p>
          </table:table-cell>
          <table:table-cell office:value-type="float" office:value="449769" calcext:value-type="float">
            <text:p>449769</text:p>
          </table:table-cell>
          <table:table-cell office:value-type="float" office:value="781522" calcext:value-type="float">
            <text:p>781522</text:p>
          </table:table-cell>
          <table:table-cell office:value-type="float" office:value="727680" calcext:value-type="float">
            <text:p>727680</text:p>
          </table:table-cell>
          <table:table-cell office:value-type="float" office:value="712967" calcext:value-type="float">
            <text:p>712967</text:p>
          </table:table-cell>
          <table:table-cell office:value-type="float" office:value="715869" calcext:value-type="float">
            <text:p>715869</text:p>
          </table:table-cell>
          <table:table-cell office:value-type="float" office:value="720158" calcext:value-type="float">
            <text:p>720158</text:p>
          </table:table-cell>
          <table:table-cell office:value-type="float" office:value="722960" calcext:value-type="float">
            <text:p>722960</text:p>
          </table:table-cell>
          <table:table-cell table:number-columns-repeated="97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242193529" calcext:value-type="float">
            <text:p>2421935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595" calcext:value-type="float">
            <text:p>15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89" calcext:value-type="float">
            <text:p>1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71" calcext:value-type="float">
            <text:p>1671</text:p>
          </table:table-cell>
          <table:table-cell table:style-name="ce3" office:value-type="float" office:value="65749" calcext:value-type="float">
            <text:p>65749</text:p>
          </table:table-cell>
          <table:table-cell table:style-name="ce3" office:value-type="float" office:value="542258" calcext:value-type="float">
            <text:p>542258</text:p>
          </table:table-cell>
          <table:table-cell table:style-name="ce3" office:value-type="float" office:value="58983" calcext:value-type="float">
            <text:p>58983</text:p>
          </table:table-cell>
          <table:table-cell table:style-name="ce3" office:value-type="float" office:value="505972" calcext:value-type="float">
            <text:p>505972</text:p>
          </table:table-cell>
          <table:table-cell table:style-name="ce3" office:value-type="float" office:value="2323" calcext:value-type="float">
            <text:p>2323</text:p>
          </table:table-cell>
          <table:table-cell table:style-name="ce3" office:value-type="float" office:value="56472" calcext:value-type="float">
            <text:p>56472</text:p>
          </table:table-cell>
          <table:table-cell table:style-name="ce3" office:value-type="float" office:value="2259" calcext:value-type="float">
            <text:p>2259</text:p>
          </table:table-cell>
          <table:table-cell table:style-name="ce3" office:value-type="float" office:value="53622" calcext:value-type="float">
            <text:p>53622</text:p>
          </table:table-cell>
          <table:table-cell table:style-name="ce3" office:value-type="float" office:value="467024" calcext:value-type="float">
            <text:p>467024</text:p>
          </table:table-cell>
          <table:table-cell table:style-name="ce3" office:value-type="float" office:value="778178" calcext:value-type="float">
            <text:p>778178</text:p>
          </table:table-cell>
          <table:table-cell table:style-name="ce3" office:value-type="float" office:value="761412" calcext:value-type="float">
            <text:p>761412</text:p>
          </table:table-cell>
          <table:table-cell table:style-name="ce3" office:value-type="float" office:value="743643" calcext:value-type="float">
            <text:p>743643</text:p>
          </table:table-cell>
          <table:table-cell table:style-name="ce3" office:value-type="float" office:value="745008" calcext:value-type="float">
            <text:p>745008</text:p>
          </table:table-cell>
          <table:table-cell table:style-name="ce3" office:value-type="float" office:value="2082" calcext:value-type="float">
            <text:p>2082</text:p>
          </table:table-cell>
          <table:table-cell table:style-name="ce3" office:value-type="float" office:value="52420" calcext:value-type="float">
            <text:p>52420</text:p>
          </table:table-cell>
          <table:table-cell table:style-name="ce3" office:value-type="float" office:value="436873" calcext:value-type="float">
            <text:p>436873</text:p>
          </table:table-cell>
          <table:table-cell table:style-name="ce3" office:value-type="float" office:value="774026" calcext:value-type="float">
            <text:p>774026</text:p>
          </table:table-cell>
          <table:table-cell table:style-name="ce3" office:value-type="float" office:value="756952" calcext:value-type="float">
            <text:p>756952</text:p>
          </table:table-cell>
          <table:table-cell table:style-name="ce3" office:value-type="float" office:value="740930" calcext:value-type="float">
            <text:p>740930</text:p>
          </table:table-cell>
          <table:table-cell table:style-name="ce3" office:value-type="float" office:value="741135" calcext:value-type="float">
            <text:p>741135</text:p>
          </table:table-cell>
          <table:table-cell table:style-name="ce3" office:value-type="float" office:value="744284" calcext:value-type="float">
            <text:p>744284</text:p>
          </table:table-cell>
          <table:table-cell table:style-name="ce3" office:value-type="float" office:value="1906" calcext:value-type="float">
            <text:p>1906</text:p>
          </table:table-cell>
          <table:table-cell table:style-name="ce3" office:value-type="float" office:value="50703" calcext:value-type="float">
            <text:p>50703</text:p>
          </table:table-cell>
          <table:table-cell office:value-type="float" office:value="414125" calcext:value-type="float">
            <text:p>414125</text:p>
          </table:table-cell>
          <table:table-cell office:value-type="float" office:value="768456" calcext:value-type="float">
            <text:p>768456</text:p>
          </table:table-cell>
          <table:table-cell office:value-type="float" office:value="751935" calcext:value-type="float">
            <text:p>751935</text:p>
          </table:table-cell>
          <table:table-cell office:value-type="float" office:value="738247" calcext:value-type="float">
            <text:p>738247</text:p>
          </table:table-cell>
          <table:table-cell office:value-type="float" office:value="739380" calcext:value-type="float">
            <text:p>739380</text:p>
          </table:table-cell>
          <table:table-cell office:value-type="float" office:value="740694" calcext:value-type="float">
            <text:p>740694</text:p>
          </table:table-cell>
          <table:table-cell office:value-type="float" office:value="742636" calcext:value-type="float">
            <text:p>742636</text:p>
          </table:table-cell>
          <table:table-cell office:value-type="float" office:value="1995" calcext:value-type="float">
            <text:p>1995</text:p>
          </table:table-cell>
          <table:table-cell office:value-type="float" office:value="49497" calcext:value-type="float">
            <text:p>49497</text:p>
          </table:table-cell>
          <table:table-cell office:value-type="float" office:value="395428" calcext:value-type="float">
            <text:p>395428</text:p>
          </table:table-cell>
          <table:table-cell office:value-type="float" office:value="762447" calcext:value-type="float">
            <text:p>762447</text:p>
          </table:table-cell>
          <table:table-cell office:value-type="float" office:value="749399" calcext:value-type="float">
            <text:p>749399</text:p>
          </table:table-cell>
          <table:table-cell office:value-type="float" office:value="735587" calcext:value-type="float">
            <text:p>735587</text:p>
          </table:table-cell>
          <table:table-cell office:value-type="float" office:value="737814" calcext:value-type="float">
            <text:p>737814</text:p>
          </table:table-cell>
          <table:table-cell office:value-type="float" office:value="738786" calcext:value-type="float">
            <text:p>738786</text:p>
          </table:table-cell>
          <table:table-cell office:value-type="float" office:value="741777" calcext:value-type="float">
            <text:p>741777</text:p>
          </table:table-cell>
          <table:table-cell table:number-columns-repeated="97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198295559" calcext:value-type="float">
            <text:p>19829555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348" calcext:value-type="float">
            <text:p>13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26" calcext:value-type="float">
            <text:p>10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44365" calcext:value-type="float">
            <text:p>44365</text:p>
          </table:table-cell>
          <table:table-cell table:style-name="ce3" office:value-type="float" office:value="408950" calcext:value-type="float">
            <text:p>408950</text:p>
          </table:table-cell>
          <table:table-cell table:style-name="ce3" office:value-type="float" office:value="37966" calcext:value-type="float">
            <text:p>37966</text:p>
          </table:table-cell>
          <table:table-cell table:style-name="ce3" office:value-type="float" office:value="390354" calcext:value-type="float">
            <text:p>390354</text:p>
          </table:table-cell>
          <table:table-cell table:style-name="ce3" office:value-type="float" office:value="1406" calcext:value-type="float">
            <text:p>1406</text:p>
          </table:table-cell>
          <table:table-cell table:style-name="ce3" office:value-type="float" office:value="36649" calcext:value-type="float">
            <text:p>36649</text:p>
          </table:table-cell>
          <table:table-cell table:style-name="ce3" office:value-type="float" office:value="1383" calcext:value-type="float">
            <text:p>1383</text:p>
          </table:table-cell>
          <table:table-cell table:style-name="ce3" office:value-type="float" office:value="35524" calcext:value-type="float">
            <text:p>35524</text:p>
          </table:table-cell>
          <table:table-cell table:style-name="ce3" office:value-type="float" office:value="365219" calcext:value-type="float">
            <text:p>365219</text:p>
          </table:table-cell>
          <table:table-cell table:style-name="ce3" office:value-type="float" office:value="633176" calcext:value-type="float">
            <text:p>633176</text:p>
          </table:table-cell>
          <table:table-cell table:style-name="ce3" office:value-type="float" office:value="638410" calcext:value-type="float">
            <text:p>638410</text:p>
          </table:table-cell>
          <table:table-cell table:style-name="ce3" office:value-type="float" office:value="626260" calcext:value-type="float">
            <text:p>626260</text:p>
          </table:table-cell>
          <table:table-cell table:style-name="ce3" office:value-type="float" office:value="625533" calcext:value-type="float">
            <text:p>625533</text:p>
          </table:table-cell>
          <table:table-cell table:style-name="ce3" office:value-type="float" office:value="1473" calcext:value-type="float">
            <text:p>1473</text:p>
          </table:table-cell>
          <table:table-cell table:style-name="ce3" office:value-type="float" office:value="34761" calcext:value-type="float">
            <text:p>34761</text:p>
          </table:table-cell>
          <table:table-cell table:style-name="ce3" office:value-type="float" office:value="338722" calcext:value-type="float">
            <text:p>338722</text:p>
          </table:table-cell>
          <table:table-cell table:style-name="ce3" office:value-type="float" office:value="629480" calcext:value-type="float">
            <text:p>629480</text:p>
          </table:table-cell>
          <table:table-cell table:style-name="ce3" office:value-type="float" office:value="634406" calcext:value-type="float">
            <text:p>634406</text:p>
          </table:table-cell>
          <table:table-cell table:style-name="ce3" office:value-type="float" office:value="623791" calcext:value-type="float">
            <text:p>623791</text:p>
          </table:table-cell>
          <table:table-cell table:style-name="ce3" office:value-type="float" office:value="623667" calcext:value-type="float">
            <text:p>623667</text:p>
          </table:table-cell>
          <table:table-cell table:style-name="ce3" office:value-type="float" office:value="626798" calcext:value-type="float">
            <text:p>626798</text:p>
          </table:table-cell>
          <table:table-cell table:style-name="ce3" office:value-type="float" office:value="1479" calcext:value-type="float">
            <text:p>1479</text:p>
          </table:table-cell>
          <table:table-cell table:style-name="ce3" office:value-type="float" office:value="35971" calcext:value-type="float">
            <text:p>35971</text:p>
          </table:table-cell>
          <table:table-cell office:value-type="float" office:value="321606" calcext:value-type="float">
            <text:p>321606</text:p>
          </table:table-cell>
          <table:table-cell office:value-type="float" office:value="622839" calcext:value-type="float">
            <text:p>622839</text:p>
          </table:table-cell>
          <table:table-cell office:value-type="float" office:value="630970" calcext:value-type="float">
            <text:p>630970</text:p>
          </table:table-cell>
          <table:table-cell office:value-type="float" office:value="621496" calcext:value-type="float">
            <text:p>621496</text:p>
          </table:table-cell>
          <table:table-cell office:value-type="float" office:value="621758" calcext:value-type="float">
            <text:p>621758</text:p>
          </table:table-cell>
          <table:table-cell office:value-type="float" office:value="624815" calcext:value-type="float">
            <text:p>624815</text:p>
          </table:table-cell>
          <table:table-cell office:value-type="float" office:value="627036" calcext:value-type="float">
            <text:p>627036</text:p>
          </table:table-cell>
          <table:table-cell office:value-type="float" office:value="1305" calcext:value-type="float">
            <text:p>1305</text:p>
          </table:table-cell>
          <table:table-cell office:value-type="float" office:value="33051" calcext:value-type="float">
            <text:p>33051</text:p>
          </table:table-cell>
          <table:table-cell office:value-type="float" office:value="307244" calcext:value-type="float">
            <text:p>307244</text:p>
          </table:table-cell>
          <table:table-cell office:value-type="float" office:value="618418" calcext:value-type="float">
            <text:p>618418</text:p>
          </table:table-cell>
          <table:table-cell office:value-type="float" office:value="626128" calcext:value-type="float">
            <text:p>626128</text:p>
          </table:table-cell>
          <table:table-cell office:value-type="float" office:value="619722" calcext:value-type="float">
            <text:p>619722</text:p>
          </table:table-cell>
          <table:table-cell office:value-type="float" office:value="620577" calcext:value-type="float">
            <text:p>620577</text:p>
          </table:table-cell>
          <table:table-cell office:value-type="float" office:value="623579" calcext:value-type="float">
            <text:p>623579</text:p>
          </table:table-cell>
          <table:table-cell office:value-type="float" office:value="625257" calcext:value-type="float">
            <text:p>625257</text:p>
          </table:table-cell>
          <table:table-cell table:number-columns-repeated="9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190214555" calcext:value-type="float">
            <text:p>1902145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5" calcext:value-type="float">
            <text:p>1025</text:p>
          </table:table-cell>
          <table:table-cell table:style-name="ce3" office:value-type="float" office:value="38585" calcext:value-type="float">
            <text:p>38585</text:p>
          </table:table-cell>
          <table:table-cell table:style-name="ce3" office:value-type="float" office:value="377314" calcext:value-type="float">
            <text:p>377314</text:p>
          </table:table-cell>
          <table:table-cell table:style-name="ce3" office:value-type="float" office:value="34524" calcext:value-type="float">
            <text:p>34524</text:p>
          </table:table-cell>
          <table:table-cell table:style-name="ce3" office:value-type="float" office:value="358971" calcext:value-type="float">
            <text:p>358971</text:p>
          </table:table-cell>
          <table:table-cell table:style-name="ce3" office:value-type="float" office:value="1202" calcext:value-type="float">
            <text:p>1202</text:p>
          </table:table-cell>
          <table:table-cell table:style-name="ce3" office:value-type="float" office:value="33233" calcext:value-type="float">
            <text:p>33233</text:p>
          </table:table-cell>
          <table:table-cell table:style-name="ce3" office:value-type="float" office:value="1124" calcext:value-type="float">
            <text:p>1124</text:p>
          </table:table-cell>
          <table:table-cell table:style-name="ce3" office:value-type="float" office:value="33672" calcext:value-type="float">
            <text:p>33672</text:p>
          </table:table-cell>
          <table:table-cell table:style-name="ce3" office:value-type="float" office:value="329636" calcext:value-type="float">
            <text:p>329636</text:p>
          </table:table-cell>
          <table:table-cell table:style-name="ce3" office:value-type="float" office:value="611968" calcext:value-type="float">
            <text:p>611968</text:p>
          </table:table-cell>
          <table:table-cell table:style-name="ce3" office:value-type="float" office:value="621673" calcext:value-type="float">
            <text:p>621673</text:p>
          </table:table-cell>
          <table:table-cell table:style-name="ce3" office:value-type="float" office:value="615474" calcext:value-type="float">
            <text:p>615474</text:p>
          </table:table-cell>
          <table:table-cell table:style-name="ce3" office:value-type="float" office:value="616067" calcext:value-type="float">
            <text:p>616067</text:p>
          </table:table-cell>
          <table:table-cell table:style-name="ce3" office:value-type="float" office:value="1222" calcext:value-type="float">
            <text:p>1222</text:p>
          </table:table-cell>
          <table:table-cell table:style-name="ce3" office:value-type="float" office:value="31864" calcext:value-type="float">
            <text:p>31864</text:p>
          </table:table-cell>
          <table:table-cell table:style-name="ce3" office:value-type="float" office:value="306997" calcext:value-type="float">
            <text:p>306997</text:p>
          </table:table-cell>
          <table:table-cell table:style-name="ce3" office:value-type="float" office:value="608575" calcext:value-type="float">
            <text:p>608575</text:p>
          </table:table-cell>
          <table:table-cell table:style-name="ce3" office:value-type="float" office:value="618330" calcext:value-type="float">
            <text:p>618330</text:p>
          </table:table-cell>
          <table:table-cell table:style-name="ce3" office:value-type="float" office:value="612258" calcext:value-type="float">
            <text:p>612258</text:p>
          </table:table-cell>
          <table:table-cell table:style-name="ce3" office:value-type="float" office:value="614650" calcext:value-type="float">
            <text:p>614650</text:p>
          </table:table-cell>
          <table:table-cell table:style-name="ce3" office:value-type="float" office:value="615867" calcext:value-type="float">
            <text:p>615867</text:p>
          </table:table-cell>
          <table:table-cell table:style-name="ce3" office:value-type="float" office:value="1131" calcext:value-type="float">
            <text:p>1131</text:p>
          </table:table-cell>
          <table:table-cell table:style-name="ce3" office:value-type="float" office:value="31580" calcext:value-type="float">
            <text:p>31580</text:p>
          </table:table-cell>
          <table:table-cell office:value-type="float" office:value="289191" calcext:value-type="float">
            <text:p>289191</text:p>
          </table:table-cell>
          <table:table-cell office:value-type="float" office:value="604137" calcext:value-type="float">
            <text:p>604137</text:p>
          </table:table-cell>
          <table:table-cell office:value-type="float" office:value="614203" calcext:value-type="float">
            <text:p>614203</text:p>
          </table:table-cell>
          <table:table-cell office:value-type="float" office:value="609920" calcext:value-type="float">
            <text:p>609920</text:p>
          </table:table-cell>
          <table:table-cell office:value-type="float" office:value="611266" calcext:value-type="float">
            <text:p>611266</text:p>
          </table:table-cell>
          <table:table-cell office:value-type="float" office:value="614236" calcext:value-type="float">
            <text:p>614236</text:p>
          </table:table-cell>
          <table:table-cell office:value-type="float" office:value="615898" calcext:value-type="float">
            <text:p>615898</text:p>
          </table:table-cell>
          <table:table-cell office:value-type="float" office:value="1172" calcext:value-type="float">
            <text:p>1172</text:p>
          </table:table-cell>
          <table:table-cell office:value-type="float" office:value="31493" calcext:value-type="float">
            <text:p>31493</text:p>
          </table:table-cell>
          <table:table-cell office:value-type="float" office:value="274513" calcext:value-type="float">
            <text:p>274513</text:p>
          </table:table-cell>
          <table:table-cell office:value-type="float" office:value="598291" calcext:value-type="float">
            <text:p>598291</text:p>
          </table:table-cell>
          <table:table-cell office:value-type="float" office:value="611150" calcext:value-type="float">
            <text:p>611150</text:p>
          </table:table-cell>
          <table:table-cell office:value-type="float" office:value="607956" calcext:value-type="float">
            <text:p>607956</text:p>
          </table:table-cell>
          <table:table-cell office:value-type="float" office:value="608619" calcext:value-type="float">
            <text:p>608619</text:p>
          </table:table-cell>
          <table:table-cell office:value-type="float" office:value="610555" calcext:value-type="float">
            <text:p>610555</text:p>
          </table:table-cell>
          <table:table-cell office:value-type="float" office:value="614273" calcext:value-type="float">
            <text:p>614273</text:p>
          </table:table-cell>
          <table:table-cell table:number-columns-repeated="97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181538259" calcext:value-type="float">
            <text:p>1815382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72" calcext:value-type="float">
            <text:p>1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69" calcext:value-type="float">
            <text:p>1269</text:p>
          </table:table-cell>
          <table:table-cell table:style-name="ce3" office:value-type="float" office:value="40811" calcext:value-type="float">
            <text:p>40811</text:p>
          </table:table-cell>
          <table:table-cell table:style-name="ce3" office:value-type="float" office:value="355105" calcext:value-type="float">
            <text:p>355105</text:p>
          </table:table-cell>
          <table:table-cell table:style-name="ce3" office:value-type="float" office:value="34804" calcext:value-type="float">
            <text:p>34804</text:p>
          </table:table-cell>
          <table:table-cell table:style-name="ce3" office:value-type="float" office:value="338144" calcext:value-type="float">
            <text:p>338144</text:p>
          </table:table-cell>
          <table:table-cell table:style-name="ce3" office:value-type="float" office:value="1246" calcext:value-type="float">
            <text:p>1246</text:p>
          </table:table-cell>
          <table:table-cell table:style-name="ce3" office:value-type="float" office:value="32920" calcext:value-type="float">
            <text:p>32920</text:p>
          </table:table-cell>
          <table:table-cell table:style-name="ce3" office:value-type="float" office:value="1456" calcext:value-type="float">
            <text:p>1456</text:p>
          </table:table-cell>
          <table:table-cell table:style-name="ce3" office:value-type="float" office:value="32286" calcext:value-type="float">
            <text:p>32286</text:p>
          </table:table-cell>
          <table:table-cell table:style-name="ce3" office:value-type="float" office:value="316055" calcext:value-type="float">
            <text:p>316055</text:p>
          </table:table-cell>
          <table:table-cell table:style-name="ce3" office:value-type="float" office:value="556277" calcext:value-type="float">
            <text:p>556277</text:p>
          </table:table-cell>
          <table:table-cell table:style-name="ce3" office:value-type="float" office:value="564433" calcext:value-type="float">
            <text:p>564433</text:p>
          </table:table-cell>
          <table:table-cell table:style-name="ce3" office:value-type="float" office:value="554548" calcext:value-type="float">
            <text:p>554548</text:p>
          </table:table-cell>
          <table:table-cell table:style-name="ce3" office:value-type="float" office:value="554611" calcext:value-type="float">
            <text:p>554611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30945" calcext:value-type="float">
            <text:p>30945</text:p>
          </table:table-cell>
          <table:table-cell table:style-name="ce3" office:value-type="float" office:value="295712" calcext:value-type="float">
            <text:p>295712</text:p>
          </table:table-cell>
          <table:table-cell table:style-name="ce3" office:value-type="float" office:value="553237" calcext:value-type="float">
            <text:p>553237</text:p>
          </table:table-cell>
          <table:table-cell table:style-name="ce3" office:value-type="float" office:value="561924" calcext:value-type="float">
            <text:p>561924</text:p>
          </table:table-cell>
          <table:table-cell table:style-name="ce3" office:value-type="float" office:value="554021" calcext:value-type="float">
            <text:p>554021</text:p>
          </table:table-cell>
          <table:table-cell table:style-name="ce3" office:value-type="float" office:value="552300" calcext:value-type="float">
            <text:p>552300</text:p>
          </table:table-cell>
          <table:table-cell table:style-name="ce3" office:value-type="float" office:value="557676" calcext:value-type="float">
            <text:p>557676</text:p>
          </table:table-cell>
          <table:table-cell table:style-name="ce3" office:value-type="float" office:value="1398" calcext:value-type="float">
            <text:p>1398</text:p>
          </table:table-cell>
          <table:table-cell table:style-name="ce3" office:value-type="float" office:value="30590" calcext:value-type="float">
            <text:p>30590</text:p>
          </table:table-cell>
          <table:table-cell office:value-type="float" office:value="279889" calcext:value-type="float">
            <text:p>279889</text:p>
          </table:table-cell>
          <table:table-cell office:value-type="float" office:value="549219" calcext:value-type="float">
            <text:p>549219</text:p>
          </table:table-cell>
          <table:table-cell office:value-type="float" office:value="559456" calcext:value-type="float">
            <text:p>559456</text:p>
          </table:table-cell>
          <table:table-cell office:value-type="float" office:value="552286" calcext:value-type="float">
            <text:p>552286</text:p>
          </table:table-cell>
          <table:table-cell office:value-type="float" office:value="550543" calcext:value-type="float">
            <text:p>550543</text:p>
          </table:table-cell>
          <table:table-cell office:value-type="float" office:value="555918" calcext:value-type="float">
            <text:p>555918</text:p>
          </table:table-cell>
          <table:table-cell office:value-type="float" office:value="556461" calcext:value-type="float">
            <text:p>556461</text:p>
          </table:table-cell>
          <table:table-cell office:value-type="float" office:value="1391" calcext:value-type="float">
            <text:p>1391</text:p>
          </table:table-cell>
          <table:table-cell office:value-type="float" office:value="29584" calcext:value-type="float">
            <text:p>29584</text:p>
          </table:table-cell>
          <table:table-cell office:value-type="float" office:value="268034" calcext:value-type="float">
            <text:p>268034</text:p>
          </table:table-cell>
          <table:table-cell office:value-type="float" office:value="543784" calcext:value-type="float">
            <text:p>543784</text:p>
          </table:table-cell>
          <table:table-cell office:value-type="float" office:value="557386" calcext:value-type="float">
            <text:p>557386</text:p>
          </table:table-cell>
          <table:table-cell office:value-type="float" office:value="549994" calcext:value-type="float">
            <text:p>549994</text:p>
          </table:table-cell>
          <table:table-cell office:value-type="float" office:value="549507" calcext:value-type="float">
            <text:p>549507</text:p>
          </table:table-cell>
          <table:table-cell office:value-type="float" office:value="554503" calcext:value-type="float">
            <text:p>554503</text:p>
          </table:table-cell>
          <table:table-cell office:value-type="float" office:value="554454" calcext:value-type="float">
            <text:p>554454</text:p>
          </table:table-cell>
          <table:table-cell table:number-columns-repeated="97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170805979" calcext:value-type="float">
            <text:p>170805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" calcext:value-type="float">
            <text:p>1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29" calcext:value-type="float">
            <text:p>1129</text:p>
          </table:table-cell>
          <table:table-cell table:style-name="ce3" office:value-type="float" office:value="38566" calcext:value-type="float">
            <text:p>38566</text:p>
          </table:table-cell>
          <table:table-cell table:style-name="ce3" office:value-type="float" office:value="341759" calcext:value-type="float">
            <text:p>341759</text:p>
          </table:table-cell>
          <table:table-cell table:style-name="ce3" office:value-type="float" office:value="35089" calcext:value-type="float">
            <text:p>35089</text:p>
          </table:table-cell>
          <table:table-cell table:style-name="ce3" office:value-type="float" office:value="323300" calcext:value-type="float">
            <text:p>323300</text:p>
          </table:table-cell>
          <table:table-cell table:style-name="ce3" office:value-type="float" office:value="1446" calcext:value-type="float">
            <text:p>1446</text:p>
          </table:table-cell>
          <table:table-cell table:style-name="ce3" office:value-type="float" office:value="33358" calcext:value-type="float">
            <text:p>33358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31561" calcext:value-type="float">
            <text:p>31561</text:p>
          </table:table-cell>
          <table:table-cell table:style-name="ce3" office:value-type="float" office:value="301800" calcext:value-type="float">
            <text:p>301800</text:p>
          </table:table-cell>
          <table:table-cell table:style-name="ce3" office:value-type="float" office:value="524235" calcext:value-type="float">
            <text:p>524235</text:p>
          </table:table-cell>
          <table:table-cell table:style-name="ce3" office:value-type="float" office:value="531107" calcext:value-type="float">
            <text:p>531107</text:p>
          </table:table-cell>
          <table:table-cell table:style-name="ce3" office:value-type="float" office:value="523435" calcext:value-type="float">
            <text:p>523435</text:p>
          </table:table-cell>
          <table:table-cell table:style-name="ce3" office:value-type="float" office:value="523265" calcext:value-type="float">
            <text:p>523265</text:p>
          </table:table-cell>
          <table:table-cell table:style-name="ce3" office:value-type="float" office:value="1365" calcext:value-type="float">
            <text:p>1365</text:p>
          </table:table-cell>
          <table:table-cell table:style-name="ce3" office:value-type="float" office:value="30927" calcext:value-type="float">
            <text:p>30927</text:p>
          </table:table-cell>
          <table:table-cell table:style-name="ce3" office:value-type="float" office:value="280058" calcext:value-type="float">
            <text:p>280058</text:p>
          </table:table-cell>
          <table:table-cell table:style-name="ce3" office:value-type="float" office:value="522706" calcext:value-type="float">
            <text:p>522706</text:p>
          </table:table-cell>
          <table:table-cell table:style-name="ce3" office:value-type="float" office:value="529038" calcext:value-type="float">
            <text:p>529038</text:p>
          </table:table-cell>
          <table:table-cell table:style-name="ce3" office:value-type="float" office:value="521733" calcext:value-type="float">
            <text:p>521733</text:p>
          </table:table-cell>
          <table:table-cell table:style-name="ce3" office:value-type="float" office:value="522156" calcext:value-type="float">
            <text:p>522156</text:p>
          </table:table-cell>
          <table:table-cell table:style-name="ce3" office:value-type="float" office:value="523997" calcext:value-type="float">
            <text:p>523997</text:p>
          </table:table-cell>
          <table:table-cell table:style-name="ce3" office:value-type="float" office:value="1439" calcext:value-type="float">
            <text:p>1439</text:p>
          </table:table-cell>
          <table:table-cell table:style-name="ce3" office:value-type="float" office:value="30024" calcext:value-type="float">
            <text:p>30024</text:p>
          </table:table-cell>
          <table:table-cell office:value-type="float" office:value="266322" calcext:value-type="float">
            <text:p>266322</text:p>
          </table:table-cell>
          <table:table-cell office:value-type="float" office:value="517826" calcext:value-type="float">
            <text:p>517826</text:p>
          </table:table-cell>
          <table:table-cell office:value-type="float" office:value="526676" calcext:value-type="float">
            <text:p>526676</text:p>
          </table:table-cell>
          <table:table-cell office:value-type="float" office:value="520493" calcext:value-type="float">
            <text:p>520493</text:p>
          </table:table-cell>
          <table:table-cell office:value-type="float" office:value="520704" calcext:value-type="float">
            <text:p>520704</text:p>
          </table:table-cell>
          <table:table-cell office:value-type="float" office:value="522826" calcext:value-type="float">
            <text:p>522826</text:p>
          </table:table-cell>
          <table:table-cell office:value-type="float" office:value="524617" calcext:value-type="float">
            <text:p>524617</text:p>
          </table:table-cell>
          <table:table-cell office:value-type="float" office:value="1247" calcext:value-type="float">
            <text:p>1247</text:p>
          </table:table-cell>
          <table:table-cell office:value-type="float" office:value="28575" calcext:value-type="float">
            <text:p>28575</text:p>
          </table:table-cell>
          <table:table-cell office:value-type="float" office:value="254515" calcext:value-type="float">
            <text:p>254515</text:p>
          </table:table-cell>
          <table:table-cell office:value-type="float" office:value="514032" calcext:value-type="float">
            <text:p>514032</text:p>
          </table:table-cell>
          <table:table-cell office:value-type="float" office:value="524897" calcext:value-type="float">
            <text:p>524897</text:p>
          </table:table-cell>
          <table:table-cell office:value-type="float" office:value="518501" calcext:value-type="float">
            <text:p>518501</text:p>
          </table:table-cell>
          <table:table-cell office:value-type="float" office:value="519416" calcext:value-type="float">
            <text:p>519416</text:p>
          </table:table-cell>
          <table:table-cell office:value-type="float" office:value="521579" calcext:value-type="float">
            <text:p>521579</text:p>
          </table:table-cell>
          <table:table-cell office:value-type="float" office:value="523591" calcext:value-type="float">
            <text:p>523591</text:p>
          </table:table-cell>
          <table:table-cell table:number-columns-repeated="97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159345973" calcext:value-type="float">
            <text:p>159345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86" calcext:value-type="float">
            <text:p>1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48445" calcext:value-type="float">
            <text:p>48445</text:p>
          </table:table-cell>
          <table:table-cell table:style-name="ce3" office:value-type="float" office:value="307834" calcext:value-type="float">
            <text:p>307834</text:p>
          </table:table-cell>
          <table:table-cell table:style-name="ce3" office:value-type="float" office:value="43921" calcext:value-type="float">
            <text:p>43921</text:p>
          </table:table-cell>
          <table:table-cell table:style-name="ce3" office:value-type="float" office:value="292537" calcext:value-type="float">
            <text:p>292537</text:p>
          </table:table-cell>
          <table:table-cell table:style-name="ce3" office:value-type="float" office:value="1459" calcext:value-type="float">
            <text:p>1459</text:p>
          </table:table-cell>
          <table:table-cell table:style-name="ce3" office:value-type="float" office:value="33053" calcext:value-type="float">
            <text:p>33053</text:p>
          </table:table-cell>
          <table:table-cell table:style-name="ce3" office:value-type="float" office:value="1420" calcext:value-type="float">
            <text:p>1420</text:p>
          </table:table-cell>
          <table:table-cell table:style-name="ce3" office:value-type="float" office:value="32064" calcext:value-type="float">
            <text:p>32064</text:p>
          </table:table-cell>
          <table:table-cell table:style-name="ce3" office:value-type="float" office:value="275655" calcext:value-type="float">
            <text:p>275655</text:p>
          </table:table-cell>
          <table:table-cell table:style-name="ce3" office:value-type="float" office:value="473736" calcext:value-type="float">
            <text:p>473736</text:p>
          </table:table-cell>
          <table:table-cell table:style-name="ce3" office:value-type="float" office:value="485173" calcext:value-type="float">
            <text:p>485173</text:p>
          </table:table-cell>
          <table:table-cell table:style-name="ce3" office:value-type="float" office:value="481392" calcext:value-type="float">
            <text:p>481392</text:p>
          </table:table-cell>
          <table:table-cell table:style-name="ce3" office:value-type="float" office:value="482223" calcext:value-type="float">
            <text:p>482223</text:p>
          </table:table-cell>
          <table:table-cell table:style-name="ce3" office:value-type="float" office:value="1392" calcext:value-type="float">
            <text:p>1392</text:p>
          </table:table-cell>
          <table:table-cell table:style-name="ce3" office:value-type="float" office:value="31445" calcext:value-type="float">
            <text:p>31445</text:p>
          </table:table-cell>
          <table:table-cell table:style-name="ce3" office:value-type="float" office:value="256424" calcext:value-type="float">
            <text:p>256424</text:p>
          </table:table-cell>
          <table:table-cell table:style-name="ce3" office:value-type="float" office:value="471157" calcext:value-type="float">
            <text:p>471157</text:p>
          </table:table-cell>
          <table:table-cell table:style-name="ce3" office:value-type="float" office:value="483371" calcext:value-type="float">
            <text:p>483371</text:p>
          </table:table-cell>
          <table:table-cell table:style-name="ce3" office:value-type="float" office:value="479407" calcext:value-type="float">
            <text:p>479407</text:p>
          </table:table-cell>
          <table:table-cell table:style-name="ce3" office:value-type="float" office:value="480785" calcext:value-type="float">
            <text:p>480785</text:p>
          </table:table-cell>
          <table:table-cell table:style-name="ce3" office:value-type="float" office:value="483501" calcext:value-type="float">
            <text:p>483501</text:p>
          </table:table-cell>
          <table:table-cell table:style-name="ce3" office:value-type="float" office:value="1446" calcext:value-type="float">
            <text:p>1446</text:p>
          </table:table-cell>
          <table:table-cell table:style-name="ce3" office:value-type="float" office:value="29954" calcext:value-type="float">
            <text:p>29954</text:p>
          </table:table-cell>
          <table:table-cell office:value-type="float" office:value="244754" calcext:value-type="float">
            <text:p>244754</text:p>
          </table:table-cell>
          <table:table-cell office:value-type="float" office:value="467037" calcext:value-type="float">
            <text:p>467037</text:p>
          </table:table-cell>
          <table:table-cell office:value-type="float" office:value="481180" calcext:value-type="float">
            <text:p>481180</text:p>
          </table:table-cell>
          <table:table-cell office:value-type="float" office:value="477564" calcext:value-type="float">
            <text:p>477564</text:p>
          </table:table-cell>
          <table:table-cell office:value-type="float" office:value="479499" calcext:value-type="float">
            <text:p>479499</text:p>
          </table:table-cell>
          <table:table-cell office:value-type="float" office:value="481953" calcext:value-type="float">
            <text:p>481953</text:p>
          </table:table-cell>
          <table:table-cell office:value-type="float" office:value="483553" calcext:value-type="float">
            <text:p>483553</text:p>
          </table:table-cell>
          <table:table-cell office:value-type="float" office:value="1519" calcext:value-type="float">
            <text:p>1519</text:p>
          </table:table-cell>
          <table:table-cell office:value-type="float" office:value="29699" calcext:value-type="float">
            <text:p>29699</text:p>
          </table:table-cell>
          <table:table-cell office:value-type="float" office:value="234867" calcext:value-type="float">
            <text:p>234867</text:p>
          </table:table-cell>
          <table:table-cell office:value-type="float" office:value="463517" calcext:value-type="float">
            <text:p>463517</text:p>
          </table:table-cell>
          <table:table-cell office:value-type="float" office:value="479206" calcext:value-type="float">
            <text:p>479206</text:p>
          </table:table-cell>
          <table:table-cell office:value-type="float" office:value="475968" calcext:value-type="float">
            <text:p>475968</text:p>
          </table:table-cell>
          <table:table-cell office:value-type="float" office:value="478221" calcext:value-type="float">
            <text:p>478221</text:p>
          </table:table-cell>
          <table:table-cell office:value-type="float" office:value="480624" calcext:value-type="float">
            <text:p>480624</text:p>
          </table:table-cell>
          <table:table-cell office:value-type="float" office:value="482310" calcext:value-type="float">
            <text:p>482310</text:p>
          </table:table-cell>
          <table:table-cell table:number-columns-repeated="97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145138636" calcext:value-type="float">
            <text:p>14513863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2296" calcext:value-type="float">
            <text:p>32296</text:p>
          </table:table-cell>
          <table:table-cell table:style-name="ce3" office:value-type="float" office:value="288013" calcext:value-type="float">
            <text:p>288013</text:p>
          </table:table-cell>
          <table:table-cell table:style-name="ce3" office:value-type="float" office:value="29712" calcext:value-type="float">
            <text:p>29712</text:p>
          </table:table-cell>
          <table:table-cell table:style-name="ce3" office:value-type="float" office:value="275461" calcext:value-type="float">
            <text:p>275461</text:p>
          </table:table-cell>
          <table:table-cell table:style-name="ce3" office:value-type="float" office:value="1394" calcext:value-type="float">
            <text:p>1394</text:p>
          </table:table-cell>
          <table:table-cell table:style-name="ce3" office:value-type="float" office:value="27991" calcext:value-type="float">
            <text:p>27991</text:p>
          </table:table-cell>
          <table:table-cell table:style-name="ce3" office:value-type="float" office:value="1336" calcext:value-type="float">
            <text:p>1336</text:p>
          </table:table-cell>
          <table:table-cell table:style-name="ce3" office:value-type="float" office:value="27762" calcext:value-type="float">
            <text:p>27762</text:p>
          </table:table-cell>
          <table:table-cell table:style-name="ce3" office:value-type="float" office:value="257294" calcext:value-type="float">
            <text:p>257294</text:p>
          </table:table-cell>
          <table:table-cell table:style-name="ce3" office:value-type="float" office:value="444982" calcext:value-type="float">
            <text:p>444982</text:p>
          </table:table-cell>
          <table:table-cell table:style-name="ce3" office:value-type="float" office:value="453033" calcext:value-type="float">
            <text:p>453033</text:p>
          </table:table-cell>
          <table:table-cell table:style-name="ce3" office:value-type="float" office:value="447415" calcext:value-type="float">
            <text:p>447415</text:p>
          </table:table-cell>
          <table:table-cell table:style-name="ce3" office:value-type="float" office:value="447525" calcext:value-type="float">
            <text:p>447525</text:p>
          </table:table-cell>
          <table:table-cell table:style-name="ce3" office:value-type="float" office:value="1247" calcext:value-type="float">
            <text:p>1247</text:p>
          </table:table-cell>
          <table:table-cell table:style-name="ce3" office:value-type="float" office:value="26850" calcext:value-type="float">
            <text:p>26850</text:p>
          </table:table-cell>
          <table:table-cell table:style-name="ce3" office:value-type="float" office:value="240022" calcext:value-type="float">
            <text:p>240022</text:p>
          </table:table-cell>
          <table:table-cell table:style-name="ce3" office:value-type="float" office:value="443109" calcext:value-type="float">
            <text:p>443109</text:p>
          </table:table-cell>
          <table:table-cell table:style-name="ce3" office:value-type="float" office:value="451361" calcext:value-type="float">
            <text:p>451361</text:p>
          </table:table-cell>
          <table:table-cell table:style-name="ce3" office:value-type="float" office:value="445928" calcext:value-type="float">
            <text:p>445928</text:p>
          </table:table-cell>
          <table:table-cell table:style-name="ce3" office:value-type="float" office:value="446258" calcext:value-type="float">
            <text:p>446258</text:p>
          </table:table-cell>
          <table:table-cell table:style-name="ce3" office:value-type="float" office:value="447810" calcext:value-type="float">
            <text:p>447810</text:p>
          </table:table-cell>
          <table:table-cell table:style-name="ce3" office:value-type="float" office:value="1185" calcext:value-type="float">
            <text:p>1185</text:p>
          </table:table-cell>
          <table:table-cell table:style-name="ce3" office:value-type="float" office:value="26982" calcext:value-type="float">
            <text:p>26982</text:p>
          </table:table-cell>
          <table:table-cell office:value-type="float" office:value="228756" calcext:value-type="float">
            <text:p>228756</text:p>
          </table:table-cell>
          <table:table-cell office:value-type="float" office:value="439305" calcext:value-type="float">
            <text:p>439305</text:p>
          </table:table-cell>
          <table:table-cell office:value-type="float" office:value="450131" calcext:value-type="float">
            <text:p>450131</text:p>
          </table:table-cell>
          <table:table-cell office:value-type="float" office:value="444625" calcext:value-type="float">
            <text:p>444625</text:p>
          </table:table-cell>
          <table:table-cell office:value-type="float" office:value="445427" calcext:value-type="float">
            <text:p>445427</text:p>
          </table:table-cell>
          <table:table-cell office:value-type="float" office:value="446961" calcext:value-type="float">
            <text:p>446961</text:p>
          </table:table-cell>
          <table:table-cell office:value-type="float" office:value="448628" calcext:value-type="float">
            <text:p>448628</text:p>
          </table:table-cell>
          <table:table-cell office:value-type="float" office:value="1155" calcext:value-type="float">
            <text:p>1155</text:p>
          </table:table-cell>
          <table:table-cell office:value-type="float" office:value="25925" calcext:value-type="float">
            <text:p>25925</text:p>
          </table:table-cell>
          <table:table-cell office:value-type="float" office:value="219292" calcext:value-type="float">
            <text:p>219292</text:p>
          </table:table-cell>
          <table:table-cell office:value-type="float" office:value="435796" calcext:value-type="float">
            <text:p>435796</text:p>
          </table:table-cell>
          <table:table-cell office:value-type="float" office:value="448307" calcext:value-type="float">
            <text:p>448307</text:p>
          </table:table-cell>
          <table:table-cell office:value-type="float" office:value="443546" calcext:value-type="float">
            <text:p>443546</text:p>
          </table:table-cell>
          <table:table-cell office:value-type="float" office:value="444497" calcext:value-type="float">
            <text:p>444497</text:p>
          </table:table-cell>
          <table:table-cell office:value-type="float" office:value="446000" calcext:value-type="float">
            <text:p>446000</text:p>
          </table:table-cell>
          <table:table-cell office:value-type="float" office:value="447851" calcext:value-type="float">
            <text:p>447851</text:p>
          </table:table-cell>
          <table:table-cell table:number-columns-repeated="97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38394717" calcext:value-type="float">
            <text:p>13839471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26979" calcext:value-type="float">
            <text:p>26979</text:p>
          </table:table-cell>
          <table:table-cell table:style-name="ce3" office:value-type="float" office:value="227667" calcext:value-type="float">
            <text:p>227667</text:p>
          </table:table-cell>
          <table:table-cell table:style-name="ce3" office:value-type="float" office:value="24768" calcext:value-type="float">
            <text:p>24768</text:p>
          </table:table-cell>
          <table:table-cell table:style-name="ce3" office:value-type="float" office:value="217152" calcext:value-type="float">
            <text:p>217152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24453" calcext:value-type="float">
            <text:p>24453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float" office:value="23868" calcext:value-type="float">
            <text:p>23868</text:p>
          </table:table-cell>
          <table:table-cell table:style-name="ce3" office:value-type="float" office:value="203347" calcext:value-type="float">
            <text:p>203347</text:p>
          </table:table-cell>
          <table:table-cell table:style-name="ce3" office:value-type="float" office:value="352184" calcext:value-type="float">
            <text:p>352184</text:p>
          </table:table-cell>
          <table:table-cell table:style-name="ce3" office:value-type="float" office:value="366650" calcext:value-type="float">
            <text:p>366650</text:p>
          </table:table-cell>
          <table:table-cell table:style-name="ce3" office:value-type="float" office:value="365591" calcext:value-type="float">
            <text:p>365591</text:p>
          </table:table-cell>
          <table:table-cell table:style-name="ce3" office:value-type="float" office:value="367599" calcext:value-type="float">
            <text:p>367599</text:p>
          </table:table-cell>
          <table:table-cell table:style-name="ce3" office:value-type="float" office:value="1159" calcext:value-type="float">
            <text:p>1159</text:p>
          </table:table-cell>
          <table:table-cell table:style-name="ce3" office:value-type="float" office:value="23838" calcext:value-type="float">
            <text:p>23838</text:p>
          </table:table-cell>
          <table:table-cell table:style-name="ce3" office:value-type="float" office:value="190116" calcext:value-type="float">
            <text:p>190116</text:p>
          </table:table-cell>
          <table:table-cell table:style-name="ce3" office:value-type="float" office:value="349779" calcext:value-type="float">
            <text:p>349779</text:p>
          </table:table-cell>
          <table:table-cell table:style-name="ce3" office:value-type="float" office:value="365044" calcext:value-type="float">
            <text:p>365044</text:p>
          </table:table-cell>
          <table:table-cell table:style-name="ce3" office:value-type="float" office:value="363689" calcext:value-type="float">
            <text:p>363689</text:p>
          </table:table-cell>
          <table:table-cell table:style-name="ce3" office:value-type="float" office:value="366351" calcext:value-type="float">
            <text:p>366351</text:p>
          </table:table-cell>
          <table:table-cell table:style-name="ce3" office:value-type="float" office:value="368694" calcext:value-type="float">
            <text:p>368694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23022" calcext:value-type="float">
            <text:p>23022</text:p>
          </table:table-cell>
          <table:table-cell office:value-type="float" office:value="180945" calcext:value-type="float">
            <text:p>180945</text:p>
          </table:table-cell>
          <table:table-cell office:value-type="float" office:value="346873" calcext:value-type="float">
            <text:p>346873</text:p>
          </table:table-cell>
          <table:table-cell office:value-type="float" office:value="362488" calcext:value-type="float">
            <text:p>362488</text:p>
          </table:table-cell>
          <table:table-cell office:value-type="float" office:value="362140" calcext:value-type="float">
            <text:p>362140</text:p>
          </table:table-cell>
          <table:table-cell office:value-type="float" office:value="365134" calcext:value-type="float">
            <text:p>365134</text:p>
          </table:table-cell>
          <table:table-cell office:value-type="float" office:value="367524" calcext:value-type="float">
            <text:p>367524</text:p>
          </table:table-cell>
          <table:table-cell office:value-type="float" office:value="370114" calcext:value-type="float">
            <text:p>370114</text:p>
          </table:table-cell>
          <table:table-cell office:value-type="float" office:value="1147" calcext:value-type="float">
            <text:p>1147</text:p>
          </table:table-cell>
          <table:table-cell office:value-type="float" office:value="22623" calcext:value-type="float">
            <text:p>22623</text:p>
          </table:table-cell>
          <table:table-cell office:value-type="float" office:value="174353" calcext:value-type="float">
            <text:p>174353</text:p>
          </table:table-cell>
          <table:table-cell office:value-type="float" office:value="343904" calcext:value-type="float">
            <text:p>343904</text:p>
          </table:table-cell>
          <table:table-cell office:value-type="float" office:value="360769" calcext:value-type="float">
            <text:p>360769</text:p>
          </table:table-cell>
          <table:table-cell office:value-type="float" office:value="360571" calcext:value-type="float">
            <text:p>360571</text:p>
          </table:table-cell>
          <table:table-cell office:value-type="float" office:value="363623" calcext:value-type="float">
            <text:p>363623</text:p>
          </table:table-cell>
          <table:table-cell office:value-type="float" office:value="366310" calcext:value-type="float">
            <text:p>366310</text:p>
          </table:table-cell>
          <table:table-cell office:value-type="float" office:value="368800" calcext:value-type="float">
            <text:p>368800</text:p>
          </table:table-cell>
          <table:table-cell table:number-columns-repeated="97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33797422" calcext:value-type="float">
            <text:p>1337974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127" calcext:value-type="float">
            <text:p>11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54474" calcext:value-type="float">
            <text:p>54474</text:p>
          </table:table-cell>
          <table:table-cell table:style-name="ce3" office:value-type="float" office:value="363000" calcext:value-type="float">
            <text:p>363000</text:p>
          </table:table-cell>
          <table:table-cell table:style-name="ce3" office:value-type="float" office:value="49552" calcext:value-type="float">
            <text:p>49552</text:p>
          </table:table-cell>
          <table:table-cell table:style-name="ce3" office:value-type="float" office:value="343962" calcext:value-type="float">
            <text:p>343962</text:p>
          </table:table-cell>
          <table:table-cell table:style-name="ce3" office:value-type="float" office:value="1828" calcext:value-type="float">
            <text:p>1828</text:p>
          </table:table-cell>
          <table:table-cell table:style-name="ce3" office:value-type="float" office:value="43334" calcext:value-type="float">
            <text:p>43334</text:p>
          </table:table-cell>
          <table:table-cell table:style-name="ce3" office:value-type="float" office:value="1928" calcext:value-type="float">
            <text:p>1928</text:p>
          </table:table-cell>
          <table:table-cell table:style-name="ce3" office:value-type="float" office:value="41567" calcext:value-type="float">
            <text:p>41567</text:p>
          </table:table-cell>
          <table:table-cell table:style-name="ce3" office:value-type="float" office:value="311462" calcext:value-type="float">
            <text:p>311462</text:p>
          </table:table-cell>
          <table:table-cell table:style-name="ce3" office:value-type="float" office:value="467040" calcext:value-type="float">
            <text:p>467040</text:p>
          </table:table-cell>
          <table:table-cell table:style-name="ce3" office:value-type="float" office:value="442136" calcext:value-type="float">
            <text:p>442136</text:p>
          </table:table-cell>
          <table:table-cell table:style-name="ce3" office:value-type="float" office:value="429654" calcext:value-type="float">
            <text:p>429654</text:p>
          </table:table-cell>
          <table:table-cell table:style-name="ce3" office:value-type="float" office:value="431376" calcext:value-type="float">
            <text:p>431376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office:value-type="float" office:value="39934" calcext:value-type="float">
            <text:p>39934</text:p>
          </table:table-cell>
          <table:table-cell table:style-name="ce3" office:value-type="float" office:value="289109" calcext:value-type="float">
            <text:p>289109</text:p>
          </table:table-cell>
          <table:table-cell table:style-name="ce3" office:value-type="float" office:value="460476" calcext:value-type="float">
            <text:p>460476</text:p>
          </table:table-cell>
          <table:table-cell table:style-name="ce3" office:value-type="float" office:value="438147" calcext:value-type="float">
            <text:p>438147</text:p>
          </table:table-cell>
          <table:table-cell table:style-name="ce3" office:value-type="float" office:value="426956" calcext:value-type="float">
            <text:p>426956</text:p>
          </table:table-cell>
          <table:table-cell table:style-name="ce3" office:value-type="float" office:value="428458" calcext:value-type="float">
            <text:p>428458</text:p>
          </table:table-cell>
          <table:table-cell table:style-name="ce3" office:value-type="float" office:value="427811" calcext:value-type="float">
            <text:p>427811</text:p>
          </table:table-cell>
          <table:table-cell table:style-name="ce3" office:value-type="float" office:value="1279" calcext:value-type="float">
            <text:p>1279</text:p>
          </table:table-cell>
          <table:table-cell table:style-name="ce3" office:value-type="float" office:value="38197" calcext:value-type="float">
            <text:p>38197</text:p>
          </table:table-cell>
          <table:table-cell office:value-type="float" office:value="269589" calcext:value-type="float">
            <text:p>269589</text:p>
          </table:table-cell>
          <table:table-cell office:value-type="float" office:value="454901" calcext:value-type="float">
            <text:p>454901</text:p>
          </table:table-cell>
          <table:table-cell office:value-type="float" office:value="434159" calcext:value-type="float">
            <text:p>434159</text:p>
          </table:table-cell>
          <table:table-cell office:value-type="float" office:value="425152" calcext:value-type="float">
            <text:p>425152</text:p>
          </table:table-cell>
          <table:table-cell office:value-type="float" office:value="424920" calcext:value-type="float">
            <text:p>424920</text:p>
          </table:table-cell>
          <table:table-cell office:value-type="float" office:value="425393" calcext:value-type="float">
            <text:p>425393</text:p>
          </table:table-cell>
          <table:table-cell office:value-type="float" office:value="425974" calcext:value-type="float">
            <text:p>425974</text:p>
          </table:table-cell>
          <table:table-cell office:value-type="float" office:value="1223" calcext:value-type="float">
            <text:p>1223</text:p>
          </table:table-cell>
          <table:table-cell office:value-type="float" office:value="36152" calcext:value-type="float">
            <text:p>36152</text:p>
          </table:table-cell>
          <table:table-cell office:value-type="float" office:value="255532" calcext:value-type="float">
            <text:p>255532</text:p>
          </table:table-cell>
          <table:table-cell office:value-type="float" office:value="444056" calcext:value-type="float">
            <text:p>444056</text:p>
          </table:table-cell>
          <table:table-cell office:value-type="float" office:value="430751" calcext:value-type="float">
            <text:p>430751</text:p>
          </table:table-cell>
          <table:table-cell office:value-type="float" office:value="424020" calcext:value-type="float">
            <text:p>424020</text:p>
          </table:table-cell>
          <table:table-cell office:value-type="float" office:value="423292" calcext:value-type="float">
            <text:p>423292</text:p>
          </table:table-cell>
          <table:table-cell office:value-type="float" office:value="422639" calcext:value-type="float">
            <text:p>422639</text:p>
          </table:table-cell>
          <table:table-cell office:value-type="float" office:value="424070" calcext:value-type="float">
            <text:p>424070</text:p>
          </table:table-cell>
          <table:table-cell table:number-columns-repeated="97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35086622" calcext:value-type="float">
            <text:p>1350866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62" calcext:value-type="float">
            <text:p>11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float" office:value="48139" calcext:value-type="float">
            <text:p>48139</text:p>
          </table:table-cell>
          <table:table-cell table:style-name="ce3" office:value-type="float" office:value="332965" calcext:value-type="float">
            <text:p>332965</text:p>
          </table:table-cell>
          <table:table-cell table:style-name="ce3" office:value-type="float" office:value="42863" calcext:value-type="float">
            <text:p>42863</text:p>
          </table:table-cell>
          <table:table-cell table:style-name="ce3" office:value-type="float" office:value="316703" calcext:value-type="float">
            <text:p>316703</text:p>
          </table:table-cell>
          <table:table-cell table:style-name="ce3" office:value-type="float" office:value="1396" calcext:value-type="float">
            <text:p>1396</text:p>
          </table:table-cell>
          <table:table-cell table:style-name="ce3" office:value-type="float" office:value="40149" calcext:value-type="float">
            <text:p>40149</text:p>
          </table:table-cell>
          <table:table-cell table:style-name="ce3" office:value-type="float" office:value="1498" calcext:value-type="float">
            <text:p>1498</text:p>
          </table:table-cell>
          <table:table-cell table:style-name="ce3" office:value-type="float" office:value="37119" calcext:value-type="float">
            <text:p>37119</text:p>
          </table:table-cell>
          <table:table-cell table:style-name="ce3" office:value-type="float" office:value="302115" calcext:value-type="float">
            <text:p>302115</text:p>
          </table:table-cell>
          <table:table-cell table:style-name="ce3" office:value-type="float" office:value="449756" calcext:value-type="float">
            <text:p>449756</text:p>
          </table:table-cell>
          <table:table-cell table:style-name="ce3" office:value-type="float" office:value="422000" calcext:value-type="float">
            <text:p>422000</text:p>
          </table:table-cell>
          <table:table-cell table:style-name="ce3" office:value-type="float" office:value="409270" calcext:value-type="float">
            <text:p>409270</text:p>
          </table:table-cell>
          <table:table-cell table:style-name="ce3" office:value-type="float" office:value="406286" calcext:value-type="float">
            <text:p>406286</text:p>
          </table:table-cell>
          <table:table-cell table:style-name="ce3" office:value-type="float" office:value="1611" calcext:value-type="float">
            <text:p>1611</text:p>
          </table:table-cell>
          <table:table-cell table:style-name="ce3" office:value-type="float" office:value="35174" calcext:value-type="float">
            <text:p>35174</text:p>
          </table:table-cell>
          <table:table-cell table:style-name="ce3" office:value-type="float" office:value="273414" calcext:value-type="float">
            <text:p>273414</text:p>
          </table:table-cell>
          <table:table-cell table:style-name="ce3" office:value-type="float" office:value="445040" calcext:value-type="float">
            <text:p>445040</text:p>
          </table:table-cell>
          <table:table-cell table:style-name="ce3" office:value-type="float" office:value="419217" calcext:value-type="float">
            <text:p>419217</text:p>
          </table:table-cell>
          <table:table-cell table:style-name="ce3" office:value-type="float" office:value="407700" calcext:value-type="float">
            <text:p>407700</text:p>
          </table:table-cell>
          <table:table-cell table:style-name="ce3" office:value-type="float" office:value="405187" calcext:value-type="float">
            <text:p>405187</text:p>
          </table:table-cell>
          <table:table-cell table:style-name="ce3" office:value-type="float" office:value="406256" calcext:value-type="float">
            <text:p>406256</text:p>
          </table:table-cell>
          <table:table-cell table:style-name="ce3" office:value-type="float" office:value="1492" calcext:value-type="float">
            <text:p>1492</text:p>
          </table:table-cell>
          <table:table-cell table:style-name="ce3" office:value-type="float" office:value="34219" calcext:value-type="float">
            <text:p>34219</text:p>
          </table:table-cell>
          <table:table-cell office:value-type="float" office:value="258578" calcext:value-type="float">
            <text:p>258578</text:p>
          </table:table-cell>
          <table:table-cell office:value-type="float" office:value="440298" calcext:value-type="float">
            <text:p>440298</text:p>
          </table:table-cell>
          <table:table-cell office:value-type="float" office:value="416478" calcext:value-type="float">
            <text:p>416478</text:p>
          </table:table-cell>
          <table:table-cell office:value-type="float" office:value="406214" calcext:value-type="float">
            <text:p>406214</text:p>
          </table:table-cell>
          <table:table-cell office:value-type="float" office:value="404117" calcext:value-type="float">
            <text:p>404117</text:p>
          </table:table-cell>
          <table:table-cell office:value-type="float" office:value="405521" calcext:value-type="float">
            <text:p>405521</text:p>
          </table:table-cell>
          <table:table-cell office:value-type="float" office:value="406894" calcext:value-type="float">
            <text:p>406894</text:p>
          </table:table-cell>
          <table:table-cell office:value-type="float" office:value="1480" calcext:value-type="float">
            <text:p>1480</text:p>
          </table:table-cell>
          <table:table-cell office:value-type="float" office:value="33807" calcext:value-type="float">
            <text:p>33807</text:p>
          </table:table-cell>
          <table:table-cell office:value-type="float" office:value="244019" calcext:value-type="float">
            <text:p>244019</text:p>
          </table:table-cell>
          <table:table-cell office:value-type="float" office:value="436645" calcext:value-type="float">
            <text:p>436645</text:p>
          </table:table-cell>
          <table:table-cell office:value-type="float" office:value="414181" calcext:value-type="float">
            <text:p>414181</text:p>
          </table:table-cell>
          <table:table-cell office:value-type="float" office:value="404748" calcext:value-type="float">
            <text:p>404748</text:p>
          </table:table-cell>
          <table:table-cell office:value-type="float" office:value="402980" calcext:value-type="float">
            <text:p>402980</text:p>
          </table:table-cell>
          <table:table-cell office:value-type="float" office:value="404533" calcext:value-type="float">
            <text:p>404533</text:p>
          </table:table-cell>
          <table:table-cell office:value-type="float" office:value="405559" calcext:value-type="float">
            <text:p>405559</text:p>
          </table:table-cell>
          <table:table-cell table:number-columns-repeated="97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33275309" calcext:value-type="float">
            <text:p>133275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43917" calcext:value-type="float">
            <text:p>43917</text:p>
          </table:table-cell>
          <table:table-cell table:style-name="ce3" office:value-type="float" office:value="305650" calcext:value-type="float">
            <text:p>305650</text:p>
          </table:table-cell>
          <table:table-cell table:style-name="ce3" office:value-type="float" office:value="38093" calcext:value-type="float">
            <text:p>38093</text:p>
          </table:table-cell>
          <table:table-cell table:style-name="ce3" office:value-type="float" office:value="294341" calcext:value-type="float">
            <text:p>294341</text:p>
          </table:table-cell>
          <table:table-cell table:style-name="ce3" office:value-type="float" office:value="1349" calcext:value-type="float">
            <text:p>1349</text:p>
          </table:table-cell>
          <table:table-cell table:style-name="ce3" office:value-type="float" office:value="35495" calcext:value-type="float">
            <text:p>35495</text:p>
          </table:table-cell>
          <table:table-cell table:style-name="ce3" office:value-type="float" office:value="1437" calcext:value-type="float">
            <text:p>1437</text:p>
          </table:table-cell>
          <table:table-cell table:style-name="ce3" office:value-type="float" office:value="34186" calcext:value-type="float">
            <text:p>34186</text:p>
          </table:table-cell>
          <table:table-cell table:style-name="ce3" office:value-type="float" office:value="270146" calcext:value-type="float">
            <text:p>270146</text:p>
          </table:table-cell>
          <table:table-cell table:style-name="ce3" office:value-type="float" office:value="435809" calcext:value-type="float">
            <text:p>435809</text:p>
          </table:table-cell>
          <table:table-cell table:style-name="ce3" office:value-type="float" office:value="417528" calcext:value-type="float">
            <text:p>417528</text:p>
          </table:table-cell>
          <table:table-cell table:style-name="ce3" office:value-type="float" office:value="405501" calcext:value-type="float">
            <text:p>405501</text:p>
          </table:table-cell>
          <table:table-cell table:style-name="ce3" office:value-type="float" office:value="404691" calcext:value-type="float">
            <text:p>404691</text:p>
          </table:table-cell>
          <table:table-cell table:style-name="ce3" office:value-type="float" office:value="1306" calcext:value-type="float">
            <text:p>1306</text:p>
          </table:table-cell>
          <table:table-cell table:style-name="ce3" office:value-type="float" office:value="32224" calcext:value-type="float">
            <text:p>32224</text:p>
          </table:table-cell>
          <table:table-cell table:style-name="ce3" office:value-type="float" office:value="249973" calcext:value-type="float">
            <text:p>249973</text:p>
          </table:table-cell>
          <table:table-cell table:style-name="ce3" office:value-type="float" office:value="431611" calcext:value-type="float">
            <text:p>431611</text:p>
          </table:table-cell>
          <table:table-cell table:style-name="ce3" office:value-type="float" office:value="414069" calcext:value-type="float">
            <text:p>414069</text:p>
          </table:table-cell>
          <table:table-cell table:style-name="ce3" office:value-type="float" office:value="403764" calcext:value-type="float">
            <text:p>403764</text:p>
          </table:table-cell>
          <table:table-cell table:style-name="ce3" office:value-type="float" office:value="403370" calcext:value-type="float">
            <text:p>403370</text:p>
          </table:table-cell>
          <table:table-cell table:style-name="ce3" office:value-type="float" office:value="405785" calcext:value-type="float">
            <text:p>405785</text:p>
          </table:table-cell>
          <table:table-cell table:style-name="ce3" office:value-type="float" office:value="1153" calcext:value-type="float">
            <text:p>1153</text:p>
          </table:table-cell>
          <table:table-cell table:style-name="ce3" office:value-type="float" office:value="30566" calcext:value-type="float">
            <text:p>30566</text:p>
          </table:table-cell>
          <table:table-cell office:value-type="float" office:value="237110" calcext:value-type="float">
            <text:p>237110</text:p>
          </table:table-cell>
          <table:table-cell office:value-type="float" office:value="427326" calcext:value-type="float">
            <text:p>427326</text:p>
          </table:table-cell>
          <table:table-cell office:value-type="float" office:value="411148" calcext:value-type="float">
            <text:p>411148</text:p>
          </table:table-cell>
          <table:table-cell office:value-type="float" office:value="402031" calcext:value-type="float">
            <text:p>402031</text:p>
          </table:table-cell>
          <table:table-cell office:value-type="float" office:value="402254" calcext:value-type="float">
            <text:p>402254</text:p>
          </table:table-cell>
          <table:table-cell office:value-type="float" office:value="404799" calcext:value-type="float">
            <text:p>404799</text:p>
          </table:table-cell>
          <table:table-cell office:value-type="float" office:value="405093" calcext:value-type="float">
            <text:p>405093</text:p>
          </table:table-cell>
          <table:table-cell office:value-type="float" office:value="1268" calcext:value-type="float">
            <text:p>1268</text:p>
          </table:table-cell>
          <table:table-cell office:value-type="float" office:value="29602" calcext:value-type="float">
            <text:p>29602</text:p>
          </table:table-cell>
          <table:table-cell office:value-type="float" office:value="224279" calcext:value-type="float">
            <text:p>224279</text:p>
          </table:table-cell>
          <table:table-cell office:value-type="float" office:value="422173" calcext:value-type="float">
            <text:p>422173</text:p>
          </table:table-cell>
          <table:table-cell office:value-type="float" office:value="408608" calcext:value-type="float">
            <text:p>408608</text:p>
          </table:table-cell>
          <table:table-cell office:value-type="float" office:value="400532" calcext:value-type="float">
            <text:p>400532</text:p>
          </table:table-cell>
          <table:table-cell office:value-type="float" office:value="401085" calcext:value-type="float">
            <text:p>401085</text:p>
          </table:table-cell>
          <table:table-cell office:value-type="float" office:value="403799" calcext:value-type="float">
            <text:p>403799</text:p>
          </table:table-cell>
          <table:table-cell office:value-type="float" office:value="404313" calcext:value-type="float">
            <text:p>404313</text:p>
          </table:table-cell>
          <table:table-cell table:number-columns-repeated="97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114364328" calcext:value-type="float">
            <text:p>1143643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6033" calcext:value-type="float">
            <text:p>26033</text:p>
          </table:table-cell>
          <table:table-cell table:style-name="ce3" office:value-type="float" office:value="220127" calcext:value-type="float">
            <text:p>220127</text:p>
          </table:table-cell>
          <table:table-cell table:style-name="ce3" office:value-type="float" office:value="25092" calcext:value-type="float">
            <text:p>25092</text:p>
          </table:table-cell>
          <table:table-cell table:style-name="ce3" office:value-type="float" office:value="210953" calcext:value-type="float">
            <text:p>21095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2208" calcext:value-type="float">
            <text:p>22208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1067" calcext:value-type="float">
            <text:p>21067</text:p>
          </table:table-cell>
          <table:table-cell table:style-name="ce3" office:value-type="float" office:value="193172" calcext:value-type="float">
            <text:p>193172</text:p>
          </table:table-cell>
          <table:table-cell table:style-name="ce3" office:value-type="float" office:value="332470" calcext:value-type="float">
            <text:p>332470</text:p>
          </table:table-cell>
          <table:table-cell table:style-name="ce3" office:value-type="float" office:value="319633" calcext:value-type="float">
            <text:p>319633</text:p>
          </table:table-cell>
          <table:table-cell table:style-name="ce3" office:value-type="float" office:value="300498" calcext:value-type="float">
            <text:p>300498</text:p>
          </table:table-cell>
          <table:table-cell table:style-name="ce3" office:value-type="float" office:value="299173" calcext:value-type="float">
            <text:p>29917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0283" calcext:value-type="float">
            <text:p>20283</text:p>
          </table:table-cell>
          <table:table-cell table:style-name="ce3" office:value-type="float" office:value="180412" calcext:value-type="float">
            <text:p>180412</text:p>
          </table:table-cell>
          <table:table-cell table:style-name="ce3" office:value-type="float" office:value="324694" calcext:value-type="float">
            <text:p>324694</text:p>
          </table:table-cell>
          <table:table-cell table:style-name="ce3" office:value-type="float" office:value="309889" calcext:value-type="float">
            <text:p>309889</text:p>
          </table:table-cell>
          <table:table-cell table:style-name="ce3" office:value-type="float" office:value="299377" calcext:value-type="float">
            <text:p>299377</text:p>
          </table:table-cell>
          <table:table-cell table:style-name="ce3" office:value-type="float" office:value="298448" calcext:value-type="float">
            <text:p>298448</text:p>
          </table:table-cell>
          <table:table-cell table:style-name="ce3" office:value-type="float" office:value="298950" calcext:value-type="float">
            <text:p>29895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9371" calcext:value-type="float">
            <text:p>19371</text:p>
          </table:table-cell>
          <table:table-cell office:value-type="float" office:value="168709" calcext:value-type="float">
            <text:p>168709</text:p>
          </table:table-cell>
          <table:table-cell office:value-type="float" office:value="322558" calcext:value-type="float">
            <text:p>322558</text:p>
          </table:table-cell>
          <table:table-cell office:value-type="float" office:value="308176" calcext:value-type="float">
            <text:p>308176</text:p>
          </table:table-cell>
          <table:table-cell office:value-type="float" office:value="298410" calcext:value-type="float">
            <text:p>298410</text:p>
          </table:table-cell>
          <table:table-cell office:value-type="float" office:value="298036" calcext:value-type="float">
            <text:p>298036</text:p>
          </table:table-cell>
          <table:table-cell office:value-type="float" office:value="298399" calcext:value-type="float">
            <text:p>298399</text:p>
          </table:table-cell>
          <table:table-cell office:value-type="float" office:value="299146" calcext:value-type="float">
            <text:p>299146</text:p>
          </table:table-cell>
          <table:table-cell office:value-type="float" office:value="1024" calcext:value-type="float">
            <text:p>1024</text:p>
          </table:table-cell>
          <table:table-cell office:value-type="float" office:value="18373" calcext:value-type="float">
            <text:p>18373</text:p>
          </table:table-cell>
          <table:table-cell office:value-type="float" office:value="157332" calcext:value-type="float">
            <text:p>157332</text:p>
          </table:table-cell>
          <table:table-cell office:value-type="float" office:value="318329" calcext:value-type="float">
            <text:p>318329</text:p>
          </table:table-cell>
          <table:table-cell office:value-type="float" office:value="306729" calcext:value-type="float">
            <text:p>306729</text:p>
          </table:table-cell>
          <table:table-cell office:value-type="float" office:value="297645" calcext:value-type="float">
            <text:p>297645</text:p>
          </table:table-cell>
          <table:table-cell office:value-type="float" office:value="297387" calcext:value-type="float">
            <text:p>297387</text:p>
          </table:table-cell>
          <table:table-cell office:value-type="float" office:value="297920" calcext:value-type="float">
            <text:p>297920</text:p>
          </table:table-cell>
          <table:table-cell office:value-type="float" office:value="298648" calcext:value-type="float">
            <text:p>298648</text:p>
          </table:table-cell>
          <table:table-cell table:number-columns-repeated="97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107043718" calcext:value-type="float">
            <text:p>10704371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8174" calcext:value-type="float">
            <text:p>28174</text:p>
          </table:table-cell>
          <table:table-cell table:style-name="ce3" office:value-type="float" office:value="199968" calcext:value-type="float">
            <text:p>199968</text:p>
          </table:table-cell>
          <table:table-cell table:style-name="ce3" office:value-type="float" office:value="27626" calcext:value-type="float">
            <text:p>27626</text:p>
          </table:table-cell>
          <table:table-cell table:style-name="ce3" office:value-type="float" office:value="193600" calcext:value-type="float">
            <text:p>19360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25511" calcext:value-type="float">
            <text:p>2551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4468" calcext:value-type="float">
            <text:p>24468</text:p>
          </table:table-cell>
          <table:table-cell table:style-name="ce3" office:value-type="float" office:value="179980" calcext:value-type="float">
            <text:p>179980</text:p>
          </table:table-cell>
          <table:table-cell table:style-name="ce3" office:value-type="float" office:value="297183" calcext:value-type="float">
            <text:p>297183</text:p>
          </table:table-cell>
          <table:table-cell table:style-name="ce3" office:value-type="float" office:value="289439" calcext:value-type="float">
            <text:p>289439</text:p>
          </table:table-cell>
          <table:table-cell table:style-name="ce3" office:value-type="float" office:value="284389" calcext:value-type="float">
            <text:p>284389</text:p>
          </table:table-cell>
          <table:table-cell table:style-name="ce3" office:value-type="float" office:value="282628" calcext:value-type="float">
            <text:p>282628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2550" calcext:value-type="float">
            <text:p>22550</text:p>
          </table:table-cell>
          <table:table-cell table:style-name="ce3" office:value-type="float" office:value="171911" calcext:value-type="float">
            <text:p>171911</text:p>
          </table:table-cell>
          <table:table-cell table:style-name="ce3" office:value-type="float" office:value="294721" calcext:value-type="float">
            <text:p>294721</text:p>
          </table:table-cell>
          <table:table-cell table:style-name="ce3" office:value-type="float" office:value="287173" calcext:value-type="float">
            <text:p>287173</text:p>
          </table:table-cell>
          <table:table-cell table:style-name="ce3" office:value-type="float" office:value="282661" calcext:value-type="float">
            <text:p>282661</text:p>
          </table:table-cell>
          <table:table-cell table:style-name="ce3" office:value-type="float" office:value="280953" calcext:value-type="float">
            <text:p>280953</text:p>
          </table:table-cell>
          <table:table-cell table:style-name="ce3" office:value-type="float" office:value="281913" calcext:value-type="float">
            <text:p>281913</text:p>
          </table:table-cell>
          <table:table-cell table:style-name="ce3" office:value-type="float" office:value="1175" calcext:value-type="float">
            <text:p>1175</text:p>
          </table:table-cell>
          <table:table-cell table:style-name="ce3" office:value-type="float" office:value="22008" calcext:value-type="float">
            <text:p>22008</text:p>
          </table:table-cell>
          <table:table-cell office:value-type="float" office:value="162107" calcext:value-type="float">
            <text:p>162107</text:p>
          </table:table-cell>
          <table:table-cell office:value-type="float" office:value="291536" calcext:value-type="float">
            <text:p>291536</text:p>
          </table:table-cell>
          <table:table-cell office:value-type="float" office:value="284983" calcext:value-type="float">
            <text:p>284983</text:p>
          </table:table-cell>
          <table:table-cell office:value-type="float" office:value="281447" calcext:value-type="float">
            <text:p>281447</text:p>
          </table:table-cell>
          <table:table-cell office:value-type="float" office:value="279770" calcext:value-type="float">
            <text:p>279770</text:p>
          </table:table-cell>
          <table:table-cell office:value-type="float" office:value="281068" calcext:value-type="float">
            <text:p>281068</text:p>
          </table:table-cell>
          <table:table-cell office:value-type="float" office:value="281996" calcext:value-type="float">
            <text:p>281996</text:p>
          </table:table-cell>
          <table:table-cell office:value-type="float" office:value="974" calcext:value-type="float">
            <text:p>974</text:p>
          </table:table-cell>
          <table:table-cell office:value-type="float" office:value="21772" calcext:value-type="float">
            <text:p>21772</text:p>
          </table:table-cell>
          <table:table-cell office:value-type="float" office:value="153876" calcext:value-type="float">
            <text:p>153876</text:p>
          </table:table-cell>
          <table:table-cell office:value-type="float" office:value="288366" calcext:value-type="float">
            <text:p>288366</text:p>
          </table:table-cell>
          <table:table-cell office:value-type="float" office:value="282690" calcext:value-type="float">
            <text:p>282690</text:p>
          </table:table-cell>
          <table:table-cell office:value-type="float" office:value="279769" calcext:value-type="float">
            <text:p>279769</text:p>
          </table:table-cell>
          <table:table-cell office:value-type="float" office:value="278295" calcext:value-type="float">
            <text:p>278295</text:p>
          </table:table-cell>
          <table:table-cell office:value-type="float" office:value="279789" calcext:value-type="float">
            <text:p>279789</text:p>
          </table:table-cell>
          <table:table-cell office:value-type="float" office:value="280838" calcext:value-type="float">
            <text:p>280838</text:p>
          </table:table-cell>
          <table:table-cell table:number-columns-repeated="97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101991189" calcext:value-type="float">
            <text:p>101991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585" calcext:value-type="float">
            <text:p>26585</text:p>
          </table:table-cell>
          <table:table-cell table:style-name="ce3" office:value-type="float" office:value="188524" calcext:value-type="float">
            <text:p>188524</text:p>
          </table:table-cell>
          <table:table-cell table:style-name="ce3" office:value-type="float" office:value="25215" calcext:value-type="float">
            <text:p>25215</text:p>
          </table:table-cell>
          <table:table-cell table:style-name="ce3" office:value-type="float" office:value="188578" calcext:value-type="float">
            <text:p>188578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3007" calcext:value-type="float">
            <text:p>2300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2800" calcext:value-type="float">
            <text:p>22800</text:p>
          </table:table-cell>
          <table:table-cell table:style-name="ce3" office:value-type="float" office:value="172551" calcext:value-type="float">
            <text:p>172551</text:p>
          </table:table-cell>
          <table:table-cell table:style-name="ce3" office:value-type="float" office:value="265421" calcext:value-type="float">
            <text:p>265421</text:p>
          </table:table-cell>
          <table:table-cell table:style-name="ce3" office:value-type="float" office:value="259567" calcext:value-type="float">
            <text:p>259567</text:p>
          </table:table-cell>
          <table:table-cell table:style-name="ce3" office:value-type="float" office:value="254470" calcext:value-type="float">
            <text:p>254470</text:p>
          </table:table-cell>
          <table:table-cell table:style-name="ce3" office:value-type="float" office:value="253899" calcext:value-type="float">
            <text:p>253899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0641" calcext:value-type="float">
            <text:p>20641</text:p>
          </table:table-cell>
          <table:table-cell table:style-name="ce3" office:value-type="float" office:value="164119" calcext:value-type="float">
            <text:p>164119</text:p>
          </table:table-cell>
          <table:table-cell table:style-name="ce3" office:value-type="float" office:value="263965" calcext:value-type="float">
            <text:p>263965</text:p>
          </table:table-cell>
          <table:table-cell table:style-name="ce3" office:value-type="float" office:value="258073" calcext:value-type="float">
            <text:p>258073</text:p>
          </table:table-cell>
          <table:table-cell table:style-name="ce3" office:value-type="float" office:value="253598" calcext:value-type="float">
            <text:p>253598</text:p>
          </table:table-cell>
          <table:table-cell table:style-name="ce3" office:value-type="float" office:value="253179" calcext:value-type="float">
            <text:p>253179</text:p>
          </table:table-cell>
          <table:table-cell table:style-name="ce3" office:value-type="float" office:value="254318" calcext:value-type="float">
            <text:p>25431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9748" calcext:value-type="float">
            <text:p>19748</text:p>
          </table:table-cell>
          <table:table-cell office:value-type="float" office:value="155059" calcext:value-type="float">
            <text:p>155059</text:p>
          </table:table-cell>
          <table:table-cell office:value-type="float" office:value="260888" calcext:value-type="float">
            <text:p>260888</text:p>
          </table:table-cell>
          <table:table-cell office:value-type="float" office:value="256541" calcext:value-type="float">
            <text:p>256541</text:p>
          </table:table-cell>
          <table:table-cell office:value-type="float" office:value="252399" calcext:value-type="float">
            <text:p>252399</text:p>
          </table:table-cell>
          <table:table-cell office:value-type="float" office:value="252398" calcext:value-type="float">
            <text:p>252398</text:p>
          </table:table-cell>
          <table:table-cell office:value-type="float" office:value="253671" calcext:value-type="float">
            <text:p>253671</text:p>
          </table:table-cell>
          <table:table-cell office:value-type="float" office:value="254603" calcext:value-type="float">
            <text:p>254603</text:p>
          </table:table-cell>
          <table:table-cell office:value-type="float" office:value="831" calcext:value-type="float">
            <text:p>831</text:p>
          </table:table-cell>
          <table:table-cell office:value-type="float" office:value="19143" calcext:value-type="float">
            <text:p>19143</text:p>
          </table:table-cell>
          <table:table-cell office:value-type="float" office:value="148098" calcext:value-type="float">
            <text:p>148098</text:p>
          </table:table-cell>
          <table:table-cell office:value-type="float" office:value="256875" calcext:value-type="float">
            <text:p>256875</text:p>
          </table:table-cell>
          <table:table-cell office:value-type="float" office:value="254737" calcext:value-type="float">
            <text:p>254737</text:p>
          </table:table-cell>
          <table:table-cell office:value-type="float" office:value="251491" calcext:value-type="float">
            <text:p>251491</text:p>
          </table:table-cell>
          <table:table-cell office:value-type="float" office:value="251584" calcext:value-type="float">
            <text:p>251584</text:p>
          </table:table-cell>
          <table:table-cell office:value-type="float" office:value="253129" calcext:value-type="float">
            <text:p>253129</text:p>
          </table:table-cell>
          <table:table-cell office:value-type="float" office:value="254007" calcext:value-type="float">
            <text:p>254007</text:p>
          </table:table-cell>
          <table:table-cell table:number-columns-repeated="97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90338345" calcext:value-type="float">
            <text:p>9033834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189" calcext:value-type="float">
            <text:p>1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29" calcext:value-type="float">
            <text:p>1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54" calcext:value-type="float">
            <text:p>1154</text:p>
          </table:table-cell>
          <table:table-cell table:style-name="ce3" office:value-type="float" office:value="35645" calcext:value-type="float">
            <text:p>35645</text:p>
          </table:table-cell>
          <table:table-cell table:style-name="ce3" office:value-type="float" office:value="202207" calcext:value-type="float">
            <text:p>202207</text:p>
          </table:table-cell>
          <table:table-cell table:style-name="ce3" office:value-type="float" office:value="33060" calcext:value-type="float">
            <text:p>33060</text:p>
          </table:table-cell>
          <table:table-cell table:style-name="ce3" office:value-type="float" office:value="194534" calcext:value-type="float">
            <text:p>194534</text:p>
          </table:table-cell>
          <table:table-cell table:style-name="ce3" office:value-type="float" office:value="1362" calcext:value-type="float">
            <text:p>1362</text:p>
          </table:table-cell>
          <table:table-cell table:style-name="ce3" office:value-type="float" office:value="30723" calcext:value-type="float">
            <text:p>30723</text:p>
          </table:table-cell>
          <table:table-cell table:style-name="ce3" office:value-type="float" office:value="1223" calcext:value-type="float">
            <text:p>1223</text:p>
          </table:table-cell>
          <table:table-cell table:style-name="ce3" office:value-type="float" office:value="29475" calcext:value-type="float">
            <text:p>29475</text:p>
          </table:table-cell>
          <table:table-cell table:style-name="ce3" office:value-type="float" office:value="183881" calcext:value-type="float">
            <text:p>183881</text:p>
          </table:table-cell>
          <table:table-cell table:style-name="ce3" office:value-type="float" office:value="267724" calcext:value-type="float">
            <text:p>267724</text:p>
          </table:table-cell>
          <table:table-cell table:style-name="ce3" office:value-type="float" office:value="267762" calcext:value-type="float">
            <text:p>267762</text:p>
          </table:table-cell>
          <table:table-cell table:style-name="ce3" office:value-type="float" office:value="263421" calcext:value-type="float">
            <text:p>263421</text:p>
          </table:table-cell>
          <table:table-cell table:style-name="ce3" office:value-type="float" office:value="263653" calcext:value-type="float">
            <text:p>263653</text:p>
          </table:table-cell>
          <table:table-cell table:style-name="ce3" office:value-type="float" office:value="1277" calcext:value-type="float">
            <text:p>1277</text:p>
          </table:table-cell>
          <table:table-cell table:style-name="ce3" office:value-type="float" office:value="28132" calcext:value-type="float">
            <text:p>28132</text:p>
          </table:table-cell>
          <table:table-cell table:style-name="ce3" office:value-type="float" office:value="175237" calcext:value-type="float">
            <text:p>175237</text:p>
          </table:table-cell>
          <table:table-cell table:style-name="ce3" office:value-type="float" office:value="265555" calcext:value-type="float">
            <text:p>265555</text:p>
          </table:table-cell>
          <table:table-cell table:style-name="ce3" office:value-type="float" office:value="266324" calcext:value-type="float">
            <text:p>266324</text:p>
          </table:table-cell>
          <table:table-cell table:style-name="ce3" office:value-type="float" office:value="261636" calcext:value-type="float">
            <text:p>261636</text:p>
          </table:table-cell>
          <table:table-cell table:style-name="ce3" office:value-type="float" office:value="263085" calcext:value-type="float">
            <text:p>263085</text:p>
          </table:table-cell>
          <table:table-cell table:style-name="ce3" office:value-type="float" office:value="264293" calcext:value-type="float">
            <text:p>264293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26777" calcext:value-type="float">
            <text:p>26777</text:p>
          </table:table-cell>
          <table:table-cell office:value-type="float" office:value="167640" calcext:value-type="float">
            <text:p>167640</text:p>
          </table:table-cell>
          <table:table-cell office:value-type="float" office:value="261396" calcext:value-type="float">
            <text:p>261396</text:p>
          </table:table-cell>
          <table:table-cell office:value-type="float" office:value="264345" calcext:value-type="float">
            <text:p>264345</text:p>
          </table:table-cell>
          <table:table-cell office:value-type="float" office:value="260490" calcext:value-type="float">
            <text:p>260490</text:p>
          </table:table-cell>
          <table:table-cell office:value-type="float" office:value="262105" calcext:value-type="float">
            <text:p>262105</text:p>
          </table:table-cell>
          <table:table-cell office:value-type="float" office:value="264451" calcext:value-type="float">
            <text:p>264451</text:p>
          </table:table-cell>
          <table:table-cell office:value-type="float" office:value="265137" calcext:value-type="float">
            <text:p>265137</text:p>
          </table:table-cell>
          <table:table-cell office:value-type="float" office:value="1245" calcext:value-type="float">
            <text:p>1245</text:p>
          </table:table-cell>
          <table:table-cell office:value-type="float" office:value="27672" calcext:value-type="float">
            <text:p>27672</text:p>
          </table:table-cell>
          <table:table-cell office:value-type="float" office:value="161210" calcext:value-type="float">
            <text:p>161210</text:p>
          </table:table-cell>
          <table:table-cell office:value-type="float" office:value="259008" calcext:value-type="float">
            <text:p>259008</text:p>
          </table:table-cell>
          <table:table-cell office:value-type="float" office:value="262534" calcext:value-type="float">
            <text:p>262534</text:p>
          </table:table-cell>
          <table:table-cell office:value-type="float" office:value="259847" calcext:value-type="float">
            <text:p>259847</text:p>
          </table:table-cell>
          <table:table-cell office:value-type="float" office:value="261152" calcext:value-type="float">
            <text:p>261152</text:p>
          </table:table-cell>
          <table:table-cell office:value-type="float" office:value="262330" calcext:value-type="float">
            <text:p>262330</text:p>
          </table:table-cell>
          <table:table-cell office:value-type="float" office:value="265086" calcext:value-type="float">
            <text:p>265086</text:p>
          </table:table-cell>
          <table:table-cell table:number-columns-repeated="97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83257441" calcext:value-type="float">
            <text:p>8325744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73" calcext:value-type="float">
            <text:p>10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42" calcext:value-type="float">
            <text:p>1142</text:p>
          </table:table-cell>
          <table:table-cell table:style-name="ce3" office:value-type="float" office:value="38463" calcext:value-type="float">
            <text:p>38463</text:p>
          </table:table-cell>
          <table:table-cell table:style-name="ce3" office:value-type="float" office:value="190542" calcext:value-type="float">
            <text:p>190542</text:p>
          </table:table-cell>
          <table:table-cell table:style-name="ce3" office:value-type="float" office:value="35214" calcext:value-type="float">
            <text:p>35214</text:p>
          </table:table-cell>
          <table:table-cell table:style-name="ce3" office:value-type="float" office:value="183373" calcext:value-type="float">
            <text:p>183373</text:p>
          </table:table-cell>
          <table:table-cell table:style-name="ce3" office:value-type="float" office:value="1436" calcext:value-type="float">
            <text:p>1436</text:p>
          </table:table-cell>
          <table:table-cell table:style-name="ce3" office:value-type="float" office:value="34071" calcext:value-type="float">
            <text:p>34071</text:p>
          </table:table-cell>
          <table:table-cell table:style-name="ce3" office:value-type="float" office:value="1516" calcext:value-type="float">
            <text:p>1516</text:p>
          </table:table-cell>
          <table:table-cell table:style-name="ce3" office:value-type="float" office:value="33006" calcext:value-type="float">
            <text:p>33006</text:p>
          </table:table-cell>
          <table:table-cell table:style-name="ce3" office:value-type="float" office:value="172222" calcext:value-type="float">
            <text:p>172222</text:p>
          </table:table-cell>
          <table:table-cell table:style-name="ce3" office:value-type="float" office:value="261256" calcext:value-type="float">
            <text:p>261256</text:p>
          </table:table-cell>
          <table:table-cell table:style-name="ce3" office:value-type="float" office:value="260224" calcext:value-type="float">
            <text:p>260224</text:p>
          </table:table-cell>
          <table:table-cell table:style-name="ce3" office:value-type="float" office:value="261738" calcext:value-type="float">
            <text:p>261738</text:p>
          </table:table-cell>
          <table:table-cell table:style-name="ce3" office:value-type="float" office:value="262567" calcext:value-type="float">
            <text:p>262567</text:p>
          </table:table-cell>
          <table:table-cell table:style-name="ce3" office:value-type="float" office:value="1463" calcext:value-type="float">
            <text:p>1463</text:p>
          </table:table-cell>
          <table:table-cell table:style-name="ce3" office:value-type="float" office:value="31770" calcext:value-type="float">
            <text:p>31770</text:p>
          </table:table-cell>
          <table:table-cell table:style-name="ce3" office:value-type="float" office:value="165913" calcext:value-type="float">
            <text:p>165913</text:p>
          </table:table-cell>
          <table:table-cell table:style-name="ce3" office:value-type="float" office:value="255765" calcext:value-type="float">
            <text:p>255765</text:p>
          </table:table-cell>
          <table:table-cell table:style-name="ce3" office:value-type="float" office:value="259076" calcext:value-type="float">
            <text:p>259076</text:p>
          </table:table-cell>
          <table:table-cell table:style-name="ce3" office:value-type="float" office:value="259466" calcext:value-type="float">
            <text:p>259466</text:p>
          </table:table-cell>
          <table:table-cell table:style-name="ce3" office:value-type="float" office:value="261540" calcext:value-type="float">
            <text:p>261540</text:p>
          </table:table-cell>
          <table:table-cell table:style-name="ce3" office:value-type="float" office:value="263366" calcext:value-type="float">
            <text:p>263366</text:p>
          </table:table-cell>
          <table:table-cell table:style-name="ce3" office:value-type="float" office:value="1475" calcext:value-type="float">
            <text:p>1475</text:p>
          </table:table-cell>
          <table:table-cell table:style-name="ce3" office:value-type="float" office:value="29811" calcext:value-type="float">
            <text:p>29811</text:p>
          </table:table-cell>
          <table:table-cell office:value-type="float" office:value="158633" calcext:value-type="float">
            <text:p>158633</text:p>
          </table:table-cell>
          <table:table-cell office:value-type="float" office:value="254641" calcext:value-type="float">
            <text:p>254641</text:p>
          </table:table-cell>
          <table:table-cell office:value-type="float" office:value="254939" calcext:value-type="float">
            <text:p>254939</text:p>
          </table:table-cell>
          <table:table-cell office:value-type="float" office:value="257813" calcext:value-type="float">
            <text:p>257813</text:p>
          </table:table-cell>
          <table:table-cell office:value-type="float" office:value="258535" calcext:value-type="float">
            <text:p>258535</text:p>
          </table:table-cell>
          <table:table-cell office:value-type="float" office:value="262009" calcext:value-type="float">
            <text:p>262009</text:p>
          </table:table-cell>
          <table:table-cell office:value-type="float" office:value="262941" calcext:value-type="float">
            <text:p>262941</text:p>
          </table:table-cell>
          <table:table-cell office:value-type="float" office:value="1529" calcext:value-type="float">
            <text:p>1529</text:p>
          </table:table-cell>
          <table:table-cell office:value-type="float" office:value="29055" calcext:value-type="float">
            <text:p>29055</text:p>
          </table:table-cell>
          <table:table-cell office:value-type="float" office:value="152556" calcext:value-type="float">
            <text:p>152556</text:p>
          </table:table-cell>
          <table:table-cell office:value-type="float" office:value="250424" calcext:value-type="float">
            <text:p>250424</text:p>
          </table:table-cell>
          <table:table-cell office:value-type="float" office:value="253217" calcext:value-type="float">
            <text:p>253217</text:p>
          </table:table-cell>
          <table:table-cell office:value-type="float" office:value="254410" calcext:value-type="float">
            <text:p>254410</text:p>
          </table:table-cell>
          <table:table-cell office:value-type="float" office:value="257351" calcext:value-type="float">
            <text:p>257351</text:p>
          </table:table-cell>
          <table:table-cell office:value-type="float" office:value="259948" calcext:value-type="float">
            <text:p>259948</text:p>
          </table:table-cell>
          <table:table-cell office:value-type="float" office:value="261457" calcext:value-type="float">
            <text:p>261457</text:p>
          </table:table-cell>
          <table:table-cell table:number-columns-repeated="97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80373285" calcext:value-type="float">
            <text:p>80373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1968" calcext:value-type="float">
            <text:p>21968</text:p>
          </table:table-cell>
          <table:table-cell table:style-name="ce3" office:value-type="float" office:value="169235" calcext:value-type="float">
            <text:p>169235</text:p>
          </table:table-cell>
          <table:table-cell table:style-name="ce3" office:value-type="float" office:value="19804" calcext:value-type="float">
            <text:p>19804</text:p>
          </table:table-cell>
          <table:table-cell table:style-name="ce3" office:value-type="float" office:value="163066" calcext:value-type="float">
            <text:p>16306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8381" calcext:value-type="float">
            <text:p>1838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9043" calcext:value-type="float">
            <text:p>19043</text:p>
          </table:table-cell>
          <table:table-cell table:style-name="ce3" office:value-type="float" office:value="153558" calcext:value-type="float">
            <text:p>153558</text:p>
          </table:table-cell>
          <table:table-cell table:style-name="ce3" office:value-type="float" office:value="256777" calcext:value-type="float">
            <text:p>256777</text:p>
          </table:table-cell>
          <table:table-cell table:style-name="ce3" office:value-type="float" office:value="254250" calcext:value-type="float">
            <text:p>254250</text:p>
          </table:table-cell>
          <table:table-cell table:style-name="ce3" office:value-type="float" office:value="248997" calcext:value-type="float">
            <text:p>248997</text:p>
          </table:table-cell>
          <table:table-cell table:style-name="ce3" office:value-type="float" office:value="249096" calcext:value-type="float">
            <text:p>24909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7991" calcext:value-type="float">
            <text:p>17991</text:p>
          </table:table-cell>
          <table:table-cell table:style-name="ce3" office:value-type="float" office:value="143605" calcext:value-type="float">
            <text:p>143605</text:p>
          </table:table-cell>
          <table:table-cell table:style-name="ce3" office:value-type="float" office:value="254713" calcext:value-type="float">
            <text:p>254713</text:p>
          </table:table-cell>
          <table:table-cell table:style-name="ce3" office:value-type="float" office:value="252863" calcext:value-type="float">
            <text:p>252863</text:p>
          </table:table-cell>
          <table:table-cell table:style-name="ce3" office:value-type="float" office:value="247805" calcext:value-type="float">
            <text:p>247805</text:p>
          </table:table-cell>
          <table:table-cell table:style-name="ce3" office:value-type="float" office:value="248008" calcext:value-type="float">
            <text:p>248008</text:p>
          </table:table-cell>
          <table:table-cell table:style-name="ce3" office:value-type="float" office:value="249490" calcext:value-type="float">
            <text:p>24949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7805" calcext:value-type="float">
            <text:p>17805</text:p>
          </table:table-cell>
          <table:table-cell office:value-type="float" office:value="135891" calcext:value-type="float">
            <text:p>135891</text:p>
          </table:table-cell>
          <table:table-cell office:value-type="float" office:value="254490" calcext:value-type="float">
            <text:p>254490</text:p>
          </table:table-cell>
          <table:table-cell office:value-type="float" office:value="251009" calcext:value-type="float">
            <text:p>251009</text:p>
          </table:table-cell>
          <table:table-cell office:value-type="float" office:value="246849" calcext:value-type="float">
            <text:p>246849</text:p>
          </table:table-cell>
          <table:table-cell office:value-type="float" office:value="247258" calcext:value-type="float">
            <text:p>247258</text:p>
          </table:table-cell>
          <table:table-cell office:value-type="float" office:value="248772" calcext:value-type="float">
            <text:p>248772</text:p>
          </table:table-cell>
          <table:table-cell office:value-type="float" office:value="249095" calcext:value-type="float">
            <text:p>249095</text:p>
          </table:table-cell>
          <table:table-cell office:value-type="float" office:value="663" calcext:value-type="float">
            <text:p>663</text:p>
          </table:table-cell>
          <table:table-cell office:value-type="float" office:value="17009" calcext:value-type="float">
            <text:p>17009</text:p>
          </table:table-cell>
          <table:table-cell office:value-type="float" office:value="129231" calcext:value-type="float">
            <text:p>129231</text:p>
          </table:table-cell>
          <table:table-cell office:value-type="float" office:value="249522" calcext:value-type="float">
            <text:p>249522</text:p>
          </table:table-cell>
          <table:table-cell office:value-type="float" office:value="249144" calcext:value-type="float">
            <text:p>249144</text:p>
          </table:table-cell>
          <table:table-cell office:value-type="float" office:value="245478" calcext:value-type="float">
            <text:p>245478</text:p>
          </table:table-cell>
          <table:table-cell office:value-type="float" office:value="246216" calcext:value-type="float">
            <text:p>246216</text:p>
          </table:table-cell>
          <table:table-cell office:value-type="float" office:value="248240" calcext:value-type="float">
            <text:p>248240</text:p>
          </table:table-cell>
          <table:table-cell office:value-type="float" office:value="248667" calcext:value-type="float">
            <text:p>248667</text:p>
          </table:table-cell>
          <table:table-cell table:number-columns-repeated="97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58617616" calcext:value-type="float">
            <text:p>58617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" calcext:value-type="float">
            <text:p>1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74" calcext:value-type="float">
            <text:p>1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84" calcext:value-type="float">
            <text:p>1184</text:p>
          </table:table-cell>
          <table:table-cell table:style-name="ce3" office:value-type="float" office:value="30386" calcext:value-type="float">
            <text:p>30386</text:p>
          </table:table-cell>
          <table:table-cell table:style-name="ce3" office:value-type="float" office:value="121608" calcext:value-type="float">
            <text:p>121608</text:p>
          </table:table-cell>
          <table:table-cell table:style-name="ce3" office:value-type="float" office:value="27963" calcext:value-type="float">
            <text:p>27963</text:p>
          </table:table-cell>
          <table:table-cell table:style-name="ce3" office:value-type="float" office:value="119254" calcext:value-type="float">
            <text:p>119254</text:p>
          </table:table-cell>
          <table:table-cell table:style-name="ce3" office:value-type="float" office:value="1513" calcext:value-type="float">
            <text:p>1513</text:p>
          </table:table-cell>
          <table:table-cell table:style-name="ce3" office:value-type="float" office:value="26471" calcext:value-type="float">
            <text:p>26471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float" office:value="25261" calcext:value-type="float">
            <text:p>25261</text:p>
          </table:table-cell>
          <table:table-cell table:style-name="ce3" office:value-type="float" office:value="112430" calcext:value-type="float">
            <text:p>112430</text:p>
          </table:table-cell>
          <table:table-cell table:style-name="ce3" office:value-type="float" office:value="152053" calcext:value-type="float">
            <text:p>152053</text:p>
          </table:table-cell>
          <table:table-cell table:style-name="ce3" office:value-type="float" office:value="152319" calcext:value-type="float">
            <text:p>152319</text:p>
          </table:table-cell>
          <table:table-cell table:style-name="ce3" office:value-type="float" office:value="152727" calcext:value-type="float">
            <text:p>152727</text:p>
          </table:table-cell>
          <table:table-cell table:style-name="ce3" office:value-type="float" office:value="154072" calcext:value-type="float">
            <text:p>154072</text:p>
          </table:table-cell>
          <table:table-cell table:style-name="ce3" office:value-type="float" office:value="1424" calcext:value-type="float">
            <text:p>1424</text:p>
          </table:table-cell>
          <table:table-cell table:style-name="ce3" office:value-type="float" office:value="24652" calcext:value-type="float">
            <text:p>24652</text:p>
          </table:table-cell>
          <table:table-cell table:style-name="ce3" office:value-type="float" office:value="116568" calcext:value-type="float">
            <text:p>116568</text:p>
          </table:table-cell>
          <table:table-cell table:style-name="ce3" office:value-type="float" office:value="151494" calcext:value-type="float">
            <text:p>151494</text:p>
          </table:table-cell>
          <table:table-cell table:style-name="ce3" office:value-type="float" office:value="151328" calcext:value-type="float">
            <text:p>151328</text:p>
          </table:table-cell>
          <table:table-cell table:style-name="ce3" office:value-type="float" office:value="151805" calcext:value-type="float">
            <text:p>151805</text:p>
          </table:table-cell>
          <table:table-cell table:style-name="ce3" office:value-type="float" office:value="153339" calcext:value-type="float">
            <text:p>153339</text:p>
          </table:table-cell>
          <table:table-cell table:style-name="ce3" office:value-type="float" office:value="154747" calcext:value-type="float">
            <text:p>154747</text:p>
          </table:table-cell>
          <table:table-cell table:style-name="ce3" office:value-type="float" office:value="1413" calcext:value-type="float">
            <text:p>1413</text:p>
          </table:table-cell>
          <table:table-cell table:style-name="ce3" office:value-type="float" office:value="24248" calcext:value-type="float">
            <text:p>24248</text:p>
          </table:table-cell>
          <table:table-cell office:value-type="float" office:value="113889" calcext:value-type="float">
            <text:p>113889</text:p>
          </table:table-cell>
          <table:table-cell office:value-type="float" office:value="150074" calcext:value-type="float">
            <text:p>150074</text:p>
          </table:table-cell>
          <table:table-cell office:value-type="float" office:value="150377" calcext:value-type="float">
            <text:p>150377</text:p>
          </table:table-cell>
          <table:table-cell office:value-type="float" office:value="150943" calcext:value-type="float">
            <text:p>150943</text:p>
          </table:table-cell>
          <table:table-cell office:value-type="float" office:value="152573" calcext:value-type="float">
            <text:p>152573</text:p>
          </table:table-cell>
          <table:table-cell office:value-type="float" office:value="154069" calcext:value-type="float">
            <text:p>154069</text:p>
          </table:table-cell>
          <table:table-cell office:value-type="float" office:value="155048" calcext:value-type="float">
            <text:p>155048</text:p>
          </table:table-cell>
          <table:table-cell office:value-type="float" office:value="1400" calcext:value-type="float">
            <text:p>1400</text:p>
          </table:table-cell>
          <table:table-cell office:value-type="float" office:value="23798" calcext:value-type="float">
            <text:p>23798</text:p>
          </table:table-cell>
          <table:table-cell office:value-type="float" office:value="110465" calcext:value-type="float">
            <text:p>110465</text:p>
          </table:table-cell>
          <table:table-cell office:value-type="float" office:value="148729" calcext:value-type="float">
            <text:p>148729</text:p>
          </table:table-cell>
          <table:table-cell office:value-type="float" office:value="149634" calcext:value-type="float">
            <text:p>149634</text:p>
          </table:table-cell>
          <table:table-cell office:value-type="float" office:value="150330" calcext:value-type="float">
            <text:p>150330</text:p>
          </table:table-cell>
          <table:table-cell office:value-type="float" office:value="151876" calcext:value-type="float">
            <text:p>151876</text:p>
          </table:table-cell>
          <table:table-cell office:value-type="float" office:value="153441" calcext:value-type="float">
            <text:p>153441</text:p>
          </table:table-cell>
          <table:table-cell office:value-type="float" office:value="154434" calcext:value-type="float">
            <text:p>154434</text:p>
          </table:table-cell>
          <table:table-cell table:number-columns-repeated="97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64444167" calcext:value-type="float">
            <text:p>6444416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0700" calcext:value-type="float">
            <text:p>20700</text:p>
          </table:table-cell>
          <table:table-cell table:style-name="ce3" office:value-type="float" office:value="135739" calcext:value-type="float">
            <text:p>135739</text:p>
          </table:table-cell>
          <table:table-cell table:style-name="ce3" office:value-type="float" office:value="19612" calcext:value-type="float">
            <text:p>19612</text:p>
          </table:table-cell>
          <table:table-cell table:style-name="ce3" office:value-type="float" office:value="133488" calcext:value-type="float">
            <text:p>133488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19148" calcext:value-type="float">
            <text:p>19148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0239" calcext:value-type="float">
            <text:p>20239</text:p>
          </table:table-cell>
          <table:table-cell table:style-name="ce3" office:value-type="float" office:value="128906" calcext:value-type="float">
            <text:p>128906</text:p>
          </table:table-cell>
          <table:table-cell table:style-name="ce3" office:value-type="float" office:value="193580" calcext:value-type="float">
            <text:p>193580</text:p>
          </table:table-cell>
          <table:table-cell table:style-name="ce3" office:value-type="float" office:value="197084" calcext:value-type="float">
            <text:p>197084</text:p>
          </table:table-cell>
          <table:table-cell table:style-name="ce3" office:value-type="float" office:value="196167" calcext:value-type="float">
            <text:p>196167</text:p>
          </table:table-cell>
          <table:table-cell table:style-name="ce3" office:value-type="float" office:value="197461" calcext:value-type="float">
            <text:p>19746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0849" calcext:value-type="float">
            <text:p>20849</text:p>
          </table:table-cell>
          <table:table-cell table:style-name="ce3" office:value-type="float" office:value="122128" calcext:value-type="float">
            <text:p>122128</text:p>
          </table:table-cell>
          <table:table-cell table:style-name="ce3" office:value-type="float" office:value="192587" calcext:value-type="float">
            <text:p>192587</text:p>
          </table:table-cell>
          <table:table-cell table:style-name="ce3" office:value-type="float" office:value="195749" calcext:value-type="float">
            <text:p>195749</text:p>
          </table:table-cell>
          <table:table-cell table:style-name="ce3" office:value-type="float" office:value="194702" calcext:value-type="float">
            <text:p>194702</text:p>
          </table:table-cell>
          <table:table-cell table:style-name="ce3" office:value-type="float" office:value="196902" calcext:value-type="float">
            <text:p>196902</text:p>
          </table:table-cell>
          <table:table-cell table:style-name="ce3" office:value-type="float" office:value="198074" calcext:value-type="float">
            <text:p>19807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9123" calcext:value-type="float">
            <text:p>19123</text:p>
          </table:table-cell>
          <table:table-cell office:value-type="float" office:value="117753" calcext:value-type="float">
            <text:p>117753</text:p>
          </table:table-cell>
          <table:table-cell office:value-type="float" office:value="192063" calcext:value-type="float">
            <text:p>192063</text:p>
          </table:table-cell>
          <table:table-cell office:value-type="float" office:value="194252" calcext:value-type="float">
            <text:p>194252</text:p>
          </table:table-cell>
          <table:table-cell office:value-type="float" office:value="193907" calcext:value-type="float">
            <text:p>193907</text:p>
          </table:table-cell>
          <table:table-cell office:value-type="float" office:value="195709" calcext:value-type="float">
            <text:p>195709</text:p>
          </table:table-cell>
          <table:table-cell office:value-type="float" office:value="198466" calcext:value-type="float">
            <text:p>198466</text:p>
          </table:table-cell>
          <table:table-cell office:value-type="float" office:value="201384" calcext:value-type="float">
            <text:p>201384</text:p>
          </table:table-cell>
          <table:table-cell office:value-type="float" office:value="852" calcext:value-type="float">
            <text:p>852</text:p>
          </table:table-cell>
          <table:table-cell office:value-type="float" office:value="17995" calcext:value-type="float">
            <text:p>17995</text:p>
          </table:table-cell>
          <table:table-cell office:value-type="float" office:value="111852" calcext:value-type="float">
            <text:p>111852</text:p>
          </table:table-cell>
          <table:table-cell office:value-type="float" office:value="189688" calcext:value-type="float">
            <text:p>189688</text:p>
          </table:table-cell>
          <table:table-cell office:value-type="float" office:value="193141" calcext:value-type="float">
            <text:p>193141</text:p>
          </table:table-cell>
          <table:table-cell office:value-type="float" office:value="192967" calcext:value-type="float">
            <text:p>192967</text:p>
          </table:table-cell>
          <table:table-cell office:value-type="float" office:value="194625" calcext:value-type="float">
            <text:p>194625</text:p>
          </table:table-cell>
          <table:table-cell office:value-type="float" office:value="197417" calcext:value-type="float">
            <text:p>197417</text:p>
          </table:table-cell>
          <table:table-cell office:value-type="float" office:value="200671" calcext:value-type="float">
            <text:p>200671</text:p>
          </table:table-cell>
          <table:table-cell table:number-columns-repeated="97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46709983" calcext:value-type="float">
            <text:p>4670998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591" calcext:value-type="float">
            <text:p>10591</text:p>
          </table:table-cell>
          <table:table-cell table:style-name="ce3" office:value-type="float" office:value="75877" calcext:value-type="float">
            <text:p>75877</text:p>
          </table:table-cell>
          <table:table-cell table:style-name="ce3" office:value-type="float" office:value="9785" calcext:value-type="float">
            <text:p>9785</text:p>
          </table:table-cell>
          <table:table-cell table:style-name="ce3" office:value-type="float" office:value="73055" calcext:value-type="float">
            <text:p>7305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636" calcext:value-type="float">
            <text:p>963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296" calcext:value-type="float">
            <text:p>9296</text:p>
          </table:table-cell>
          <table:table-cell table:style-name="ce3" office:value-type="float" office:value="67951" calcext:value-type="float">
            <text:p>67951</text:p>
          </table:table-cell>
          <table:table-cell table:style-name="ce3" office:value-type="float" office:value="119485" calcext:value-type="float">
            <text:p>119485</text:p>
          </table:table-cell>
          <table:table-cell table:style-name="ce3" office:value-type="float" office:value="124301" calcext:value-type="float">
            <text:p>124301</text:p>
          </table:table-cell>
          <table:table-cell table:style-name="ce3" office:value-type="float" office:value="126305" calcext:value-type="float">
            <text:p>126305</text:p>
          </table:table-cell>
          <table:table-cell table:style-name="ce3" office:value-type="float" office:value="126739" calcext:value-type="float">
            <text:p>12673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156" calcext:value-type="float">
            <text:p>9156</text:p>
          </table:table-cell>
          <table:table-cell table:style-name="ce3" office:value-type="float" office:value="63454" calcext:value-type="float">
            <text:p>63454</text:p>
          </table:table-cell>
          <table:table-cell table:style-name="ce3" office:value-type="float" office:value="118040" calcext:value-type="float">
            <text:p>118040</text:p>
          </table:table-cell>
          <table:table-cell table:style-name="ce3" office:value-type="float" office:value="124982" calcext:value-type="float">
            <text:p>124982</text:p>
          </table:table-cell>
          <table:table-cell table:style-name="ce3" office:value-type="float" office:value="125724" calcext:value-type="float">
            <text:p>125724</text:p>
          </table:table-cell>
          <table:table-cell table:style-name="ce3" office:value-type="float" office:value="125944" calcext:value-type="float">
            <text:p>125944</text:p>
          </table:table-cell>
          <table:table-cell table:style-name="ce3" office:value-type="float" office:value="128420" calcext:value-type="float">
            <text:p>12842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646" calcext:value-type="float">
            <text:p>8646</text:p>
          </table:table-cell>
          <table:table-cell office:value-type="float" office:value="61074" calcext:value-type="float">
            <text:p>61074</text:p>
          </table:table-cell>
          <table:table-cell office:value-type="float" office:value="117200" calcext:value-type="float">
            <text:p>117200</text:p>
          </table:table-cell>
          <table:table-cell office:value-type="float" office:value="122649" calcext:value-type="float">
            <text:p>122649</text:p>
          </table:table-cell>
          <table:table-cell office:value-type="float" office:value="124909" calcext:value-type="float">
            <text:p>124909</text:p>
          </table:table-cell>
          <table:table-cell office:value-type="float" office:value="126922" calcext:value-type="float">
            <text:p>126922</text:p>
          </table:table-cell>
          <table:table-cell office:value-type="float" office:value="127180" calcext:value-type="float">
            <text:p>127180</text:p>
          </table:table-cell>
          <table:table-cell office:value-type="float" office:value="128965" calcext:value-type="float">
            <text:p>128965</text:p>
          </table:table-cell>
          <table:table-cell office:value-type="float" office:value="402" calcext:value-type="float">
            <text:p>402</text:p>
          </table:table-cell>
          <table:table-cell office:value-type="float" office:value="8662" calcext:value-type="float">
            <text:p>8662</text:p>
          </table:table-cell>
          <table:table-cell office:value-type="float" office:value="58881" calcext:value-type="float">
            <text:p>58881</text:p>
          </table:table-cell>
          <table:table-cell office:value-type="float" office:value="115633" calcext:value-type="float">
            <text:p>115633</text:p>
          </table:table-cell>
          <table:table-cell office:value-type="float" office:value="121805" calcext:value-type="float">
            <text:p>121805</text:p>
          </table:table-cell>
          <table:table-cell office:value-type="float" office:value="122462" calcext:value-type="float">
            <text:p>122462</text:p>
          </table:table-cell>
          <table:table-cell office:value-type="float" office:value="126122" calcext:value-type="float">
            <text:p>126122</text:p>
          </table:table-cell>
          <table:table-cell office:value-type="float" office:value="126264" calcext:value-type="float">
            <text:p>126264</text:p>
          </table:table-cell>
          <table:table-cell office:value-type="float" office:value="127878" calcext:value-type="float">
            <text:p>127878</text:p>
          </table:table-cell>
          <table:table-cell table:number-columns-repeated="97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50818468" calcext:value-type="float">
            <text:p>5081846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2" calcext:value-type="float">
            <text:p>5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4977" calcext:value-type="float">
            <text:p>14977</text:p>
          </table:table-cell>
          <table:table-cell table:style-name="ce3" office:value-type="float" office:value="80096" calcext:value-type="float">
            <text:p>80096</text:p>
          </table:table-cell>
          <table:table-cell table:style-name="ce3" office:value-type="float" office:value="13902" calcext:value-type="float">
            <text:p>13902</text:p>
          </table:table-cell>
          <table:table-cell table:style-name="ce3" office:value-type="float" office:value="76825" calcext:value-type="float">
            <text:p>7682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4479" calcext:value-type="float">
            <text:p>1447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4263" calcext:value-type="float">
            <text:p>14263</text:p>
          </table:table-cell>
          <table:table-cell table:style-name="ce3" office:value-type="float" office:value="73858" calcext:value-type="float">
            <text:p>73858</text:p>
          </table:table-cell>
          <table:table-cell table:style-name="ce3" office:value-type="float" office:value="106761" calcext:value-type="float">
            <text:p>106761</text:p>
          </table:table-cell>
          <table:table-cell table:style-name="ce3" office:value-type="float" office:value="112914" calcext:value-type="float">
            <text:p>112914</text:p>
          </table:table-cell>
          <table:table-cell table:style-name="ce3" office:value-type="float" office:value="114969" calcext:value-type="float">
            <text:p>114969</text:p>
          </table:table-cell>
          <table:table-cell table:style-name="ce3" office:value-type="float" office:value="115953" calcext:value-type="float">
            <text:p>115953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4183" calcext:value-type="float">
            <text:p>14183</text:p>
          </table:table-cell>
          <table:table-cell table:style-name="ce3" office:value-type="float" office:value="70593" calcext:value-type="float">
            <text:p>70593</text:p>
          </table:table-cell>
          <table:table-cell table:style-name="ce3" office:value-type="float" office:value="106187" calcext:value-type="float">
            <text:p>106187</text:p>
          </table:table-cell>
          <table:table-cell table:style-name="ce3" office:value-type="float" office:value="111786" calcext:value-type="float">
            <text:p>111786</text:p>
          </table:table-cell>
          <table:table-cell table:style-name="ce3" office:value-type="float" office:value="113993" calcext:value-type="float">
            <text:p>113993</text:p>
          </table:table-cell>
          <table:table-cell table:style-name="ce3" office:value-type="float" office:value="115464" calcext:value-type="float">
            <text:p>115464</text:p>
          </table:table-cell>
          <table:table-cell table:style-name="ce3" office:value-type="float" office:value="115631" calcext:value-type="float">
            <text:p>11563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4408" calcext:value-type="float">
            <text:p>14408</text:p>
          </table:table-cell>
          <table:table-cell office:value-type="float" office:value="69607" calcext:value-type="float">
            <text:p>69607</text:p>
          </table:table-cell>
          <table:table-cell table:style-name="ce14" office:value-type="float" office:value="105331" calcext:value-type="float">
            <text:p>105331</text:p>
          </table:table-cell>
          <table:table-cell table:style-name="ce14" office:value-type="float" office:value="111280" calcext:value-type="float">
            <text:p>111280</text:p>
          </table:table-cell>
          <table:table-cell office:value-type="float" office:value="112538" calcext:value-type="float">
            <text:p>112538</text:p>
          </table:table-cell>
          <table:table-cell office:value-type="float" office:value="114057" calcext:value-type="float">
            <text:p>114057</text:p>
          </table:table-cell>
          <table:table-cell office:value-type="float" office:value="115137" calcext:value-type="float">
            <text:p>115137</text:p>
          </table:table-cell>
          <table:table-cell office:value-type="float" office:value="115997" calcext:value-type="float">
            <text:p>115997</text:p>
          </table:table-cell>
          <table:table-cell office:value-type="float" office:value="836" calcext:value-type="float">
            <text:p>836</text:p>
          </table:table-cell>
          <table:table-cell office:value-type="float" office:value="15739" calcext:value-type="float">
            <text:p>15739</text:p>
          </table:table-cell>
          <table:table-cell office:value-type="float" office:value="68892" calcext:value-type="float">
            <text:p>68892</text:p>
          </table:table-cell>
          <table:table-cell office:value-type="float" office:value="104859" calcext:value-type="float">
            <text:p>104859</text:p>
          </table:table-cell>
          <table:table-cell office:value-type="float" office:value="110588" calcext:value-type="float">
            <text:p>110588</text:p>
          </table:table-cell>
          <table:table-cell office:value-type="float" office:value="111711" calcext:value-type="float">
            <text:p>111711</text:p>
          </table:table-cell>
          <table:table-cell office:value-type="float" office:value="113669" calcext:value-type="float">
            <text:p>113669</text:p>
          </table:table-cell>
          <table:table-cell office:value-type="float" office:value="114313" calcext:value-type="float">
            <text:p>114313</text:p>
          </table:table-cell>
          <table:table-cell office:value-type="float" office:value="114992" calcext:value-type="float">
            <text:p>114992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3" office:value-type="float" office:value="156040895" calcext:value-type="float">
            <text:p>15604089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9081" calcext:value-type="float">
            <text:p>19081</text:p>
          </table:table-cell>
          <table:table-cell table:style-name="ce3" office:value-type="float" office:value="148369" calcext:value-type="float">
            <text:p>148369</text:p>
          </table:table-cell>
          <table:table-cell table:style-name="ce3" office:value-type="float" office:value="17983" calcext:value-type="float">
            <text:p>17983</text:p>
          </table:table-cell>
          <table:table-cell table:style-name="ce3" office:value-type="float" office:value="141733" calcext:value-type="float">
            <text:p>14173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8807" calcext:value-type="float">
            <text:p>18807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8394" calcext:value-type="float">
            <text:p>28394</text:p>
          </table:table-cell>
          <table:table-cell table:style-name="ce3" office:value-type="float" office:value="132460" calcext:value-type="float">
            <text:p>132460</text:p>
          </table:table-cell>
          <table:table-cell table:style-name="ce3" office:value-type="float" office:value="231003" calcext:value-type="float">
            <text:p>231003</text:p>
          </table:table-cell>
          <table:table-cell table:style-name="ce3" office:value-type="float" office:value="237593" calcext:value-type="float">
            <text:p>237593</text:p>
          </table:table-cell>
          <table:table-cell table:style-name="ce3" office:value-type="float" office:value="232180" calcext:value-type="float">
            <text:p>232180</text:p>
          </table:table-cell>
          <table:table-cell table:style-name="ce3" office:value-type="float" office:value="231385" calcext:value-type="float">
            <text:p>23138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5850" calcext:value-type="float">
            <text:p>15850</text:p>
          </table:table-cell>
          <table:table-cell table:style-name="ce3" office:value-type="float" office:value="123642" calcext:value-type="float">
            <text:p>123642</text:p>
          </table:table-cell>
          <table:table-cell table:style-name="ce3" office:value-type="float" office:value="230380" calcext:value-type="float">
            <text:p>230380</text:p>
          </table:table-cell>
          <table:table-cell table:style-name="ce3" office:value-type="float" office:value="236277" calcext:value-type="float">
            <text:p>236277</text:p>
          </table:table-cell>
          <table:table-cell table:style-name="ce3" office:value-type="float" office:value="230933" calcext:value-type="float">
            <text:p>230933</text:p>
          </table:table-cell>
          <table:table-cell table:style-name="ce3" office:value-type="float" office:value="230716" calcext:value-type="float">
            <text:p>230716</text:p>
          </table:table-cell>
          <table:table-cell table:style-name="ce3" office:value-type="float" office:value="231118" calcext:value-type="float">
            <text:p>23111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5596" calcext:value-type="float">
            <text:p>15596</text:p>
          </table:table-cell>
          <table:table-cell office:value-type="float" office:value="117677" calcext:value-type="float">
            <text:p>117677</text:p>
          </table:table-cell>
          <table:table-cell table:style-name="ce14" office:value-type="float" office:value="227799" calcext:value-type="float">
            <text:p>227799</text:p>
          </table:table-cell>
          <table:table-cell table:style-name="ce14" office:value-type="float" office:value="234858" calcext:value-type="float">
            <text:p>234858</text:p>
          </table:table-cell>
          <table:table-cell office:value-type="float" office:value="229871" calcext:value-type="float">
            <text:p>229871</text:p>
          </table:table-cell>
          <table:table-cell office:value-type="float" office:value="230066" calcext:value-type="float">
            <text:p>230066</text:p>
          </table:table-cell>
          <table:table-cell office:value-type="float" office:value="230607" calcext:value-type="float">
            <text:p>230607</text:p>
          </table:table-cell>
          <table:table-cell office:value-type="float" office:value="231580" calcext:value-type="float">
            <text:p>231580</text:p>
          </table:table-cell>
          <table:table-cell office:value-type="float" office:value="699" calcext:value-type="float">
            <text:p>699</text:p>
          </table:table-cell>
          <table:table-cell office:value-type="float" office:value="16166" calcext:value-type="float">
            <text:p>16166</text:p>
          </table:table-cell>
          <table:table-cell office:value-type="float" office:value="114159" calcext:value-type="float">
            <text:p>114159</text:p>
          </table:table-cell>
          <table:table-cell office:value-type="float" office:value="225589" calcext:value-type="float">
            <text:p>225589</text:p>
          </table:table-cell>
          <table:table-cell office:value-type="float" office:value="233673" calcext:value-type="float">
            <text:p>233673</text:p>
          </table:table-cell>
          <table:table-cell office:value-type="float" office:value="228636" calcext:value-type="float">
            <text:p>228636</text:p>
          </table:table-cell>
          <table:table-cell office:value-type="float" office:value="229092" calcext:value-type="float">
            <text:p>229092</text:p>
          </table:table-cell>
          <table:table-cell office:value-type="float" office:value="229911" calcext:value-type="float">
            <text:p>229911</text:p>
          </table:table-cell>
          <table:table-cell office:value-type="float" office:value="230886" calcext:value-type="float">
            <text:p>230886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3" office:value-type="float" office:value="57227415" calcext:value-type="float">
            <text:p>5722741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24" calcext:value-type="float">
            <text:p>2924</text:p>
          </table:table-cell>
          <table:table-cell table:style-name="ce3" office:value-type="float" office:value="33178" calcext:value-type="float">
            <text:p>33178</text:p>
          </table:table-cell>
          <table:table-cell table:style-name="ce3" office:value-type="float" office:value="2749" calcext:value-type="float">
            <text:p>2749</text:p>
          </table:table-cell>
          <table:table-cell table:style-name="ce3" office:value-type="float" office:value="30038" calcext:value-type="float">
            <text:p>3003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37" calcext:value-type="float">
            <text:p>1837</text:p>
          </table:table-cell>
          <table:table-cell table:style-name="ce3" office:value-type="float" office:value="26814" calcext:value-type="float">
            <text:p>26814</text:p>
          </table:table-cell>
          <table:table-cell table:style-name="ce3" office:value-type="float" office:value="58319" calcext:value-type="float">
            <text:p>58319</text:p>
          </table:table-cell>
          <table:table-cell table:style-name="ce3" office:value-type="float" office:value="69586" calcext:value-type="float">
            <text:p>69586</text:p>
          </table:table-cell>
          <table:table-cell table:style-name="ce3" office:value-type="float" office:value="71378" calcext:value-type="float">
            <text:p>71378</text:p>
          </table:table-cell>
          <table:table-cell table:style-name="ce3" office:value-type="float" office:value="71831" calcext:value-type="float">
            <text:p>7183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64" calcext:value-type="float">
            <text:p>1864</text:p>
          </table:table-cell>
          <table:table-cell table:style-name="ce3" office:value-type="float" office:value="26552" calcext:value-type="float">
            <text:p>26552</text:p>
          </table:table-cell>
          <table:table-cell table:style-name="ce3" office:value-type="float" office:value="56602" calcext:value-type="float">
            <text:p>56602</text:p>
          </table:table-cell>
          <table:table-cell table:style-name="ce3" office:value-type="float" office:value="68309" calcext:value-type="float">
            <text:p>68309</text:p>
          </table:table-cell>
          <table:table-cell table:style-name="ce3" office:value-type="float" office:value="70014" calcext:value-type="float">
            <text:p>70014</text:p>
          </table:table-cell>
          <table:table-cell table:style-name="ce3" office:value-type="float" office:value="70949" calcext:value-type="float">
            <text:p>70949</text:p>
          </table:table-cell>
          <table:table-cell table:style-name="ce3" office:value-type="float" office:value="70542" calcext:value-type="float">
            <text:p>7054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48" calcext:value-type="float">
            <text:p>1848</text:p>
          </table:table-cell>
          <table:table-cell office:value-type="float" office:value="25158" calcext:value-type="float">
            <text:p>25158</text:p>
          </table:table-cell>
          <table:table-cell table:style-name="ce14" office:value-type="float" office:value="55810" calcext:value-type="float">
            <text:p>55810</text:p>
          </table:table-cell>
          <table:table-cell table:style-name="ce14" office:value-type="float" office:value="68699" calcext:value-type="float">
            <text:p>68699</text:p>
          </table:table-cell>
          <table:table-cell office:value-type="float" office:value="68936" calcext:value-type="float">
            <text:p>68936</text:p>
          </table:table-cell>
          <table:table-cell office:value-type="float" office:value="70949" calcext:value-type="float">
            <text:p>70949</text:p>
          </table:table-cell>
          <table:table-cell office:value-type="float" office:value="69746" calcext:value-type="float">
            <text:p>69746</text:p>
          </table:table-cell>
          <table:table-cell office:value-type="float" office:value="70098" calcext:value-type="float">
            <text:p>70098</text:p>
          </table:table-cell>
          <table:table-cell office:value-type="float" office:value="48" calcext:value-type="float">
            <text:p>48</text:p>
          </table:table-cell>
          <table:table-cell office:value-type="float" office:value="1958" calcext:value-type="float">
            <text:p>1958</text:p>
          </table:table-cell>
          <table:table-cell office:value-type="float" office:value="23650" calcext:value-type="float">
            <text:p>23650</text:p>
          </table:table-cell>
          <table:table-cell office:value-type="float" office:value="55066" calcext:value-type="float">
            <text:p>55066</text:p>
          </table:table-cell>
          <table:table-cell office:value-type="float" office:value="68617" calcext:value-type="float">
            <text:p>68617</text:p>
          </table:table-cell>
          <table:table-cell office:value-type="float" office:value="67681" calcext:value-type="float">
            <text:p>67681</text:p>
          </table:table-cell>
          <table:table-cell office:value-type="float" office:value="69953" calcext:value-type="float">
            <text:p>69953</text:p>
          </table:table-cell>
          <table:table-cell office:value-type="float" office:value="69381" calcext:value-type="float">
            <text:p>69381</text:p>
          </table:table-cell>
          <table:table-cell office:value-type="float" office:value="69154" calcext:value-type="float">
            <text:p>69154</text:p>
          </table:table-cell>
          <table:table-cell table:number-columns-repeated="973"/>
        </table:table-row>
        <table:table-row table:style-name="ro1">
          <table:table-cell table:style-name="ce3" office:value-type="string" calcext:value-type="string">
            <text:p>unassigned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9999939" calcext:value-type="float">
            <text:p>9999939</text:p>
          </table:table-cell>
          <table:table-cell table:style-name="ce3" office:value-type="float" office:value="9999934" calcext:value-type="float">
            <text:p>9999934</text:p>
          </table:table-cell>
          <table:table-cell table:style-name="ce3" office:value-type="float" office:value="9977201" calcext:value-type="float">
            <text:p>9977201</text:p>
          </table:table-cell>
          <table:table-cell table:style-name="ce3" office:value-type="float" office:value="9999964" calcext:value-type="float">
            <text:p>9999964</text:p>
          </table:table-cell>
          <table:table-cell table:style-name="ce3" office:value-type="float" office:value="9999477" calcext:value-type="float">
            <text:p>9999477</text:p>
          </table:table-cell>
          <table:table-cell table:style-name="ce3" office:value-type="float" office:value="9980086" calcext:value-type="float">
            <text:p>9980086</text:p>
          </table:table-cell>
          <table:table-cell table:style-name="ce3" office:value-type="float" office:value="9999987" calcext:value-type="float">
            <text:p>9999987</text:p>
          </table:table-cell>
          <table:table-cell table:style-name="ce3" office:value-type="float" office:value="9999604" calcext:value-type="float">
            <text:p>9999604</text:p>
          </table:table-cell>
          <table:table-cell table:style-name="ce3" office:value-type="float" office:value="9977066" calcext:value-type="float">
            <text:p>9977066</text:p>
          </table:table-cell>
          <table:table-cell table:style-name="ce3" office:value-type="float" office:value="9139300" calcext:value-type="float">
            <text:p>9139300</text:p>
          </table:table-cell>
          <table:table-cell table:style-name="ce3" office:value-type="float" office:value="3746681" calcext:value-type="float">
            <text:p>3746681</text:p>
          </table:table-cell>
          <table:table-cell table:style-name="ce3" office:value-type="float" office:value="9223960" calcext:value-type="float">
            <text:p>9223960</text:p>
          </table:table-cell>
          <table:table-cell table:style-name="ce3" office:value-type="float" office:value="4028175" calcext:value-type="float">
            <text:p>4028175</text:p>
          </table:table-cell>
          <table:table-cell table:style-name="ce3" office:value-type="float" office:value="9970589" calcext:value-type="float">
            <text:p>9970589</text:p>
          </table:table-cell>
          <table:table-cell table:style-name="ce3" office:value-type="float" office:value="9276660" calcext:value-type="float">
            <text:p>9276660</text:p>
          </table:table-cell>
          <table:table-cell table:style-name="ce3" office:value-type="float" office:value="9969934" calcext:value-type="float">
            <text:p>9969934</text:p>
          </table:table-cell>
          <table:table-cell table:style-name="ce3" office:value-type="float" office:value="9293647" calcext:value-type="float">
            <text:p>9293647</text:p>
          </table:table-cell>
          <table:table-cell table:style-name="ce3" office:value-type="float" office:value="4455822" calcext:value-type="float">
            <text:p>4455822</text:p>
          </table:table-cell>
          <table:table-cell table:style-name="ce3" office:value-type="float" office:value="911696" calcext:value-type="float">
            <text:p>911696</text:p>
          </table:table-cell>
          <table:table-cell table:style-name="ce3" office:value-type="float" office:value="1005804" calcext:value-type="float">
            <text:p>1005804</text:p>
          </table:table-cell>
          <table:table-cell table:style-name="ce3" office:value-type="float" office:value="1166186" calcext:value-type="float">
            <text:p>1166186</text:p>
          </table:table-cell>
          <table:table-cell table:style-name="ce3" office:value-type="float" office:value="1163614" calcext:value-type="float">
            <text:p>1163614</text:p>
          </table:table-cell>
          <table:table-cell table:style-name="ce3" office:value-type="float" office:value="9971620" calcext:value-type="float">
            <text:p>9971620</text:p>
          </table:table-cell>
          <table:table-cell table:style-name="ce3" office:value-type="float" office:value="9330889" calcext:value-type="float">
            <text:p>9330889</text:p>
          </table:table-cell>
          <table:table-cell table:style-name="ce3" office:value-type="float" office:value="4810874" calcext:value-type="float">
            <text:p>4810874</text:p>
          </table:table-cell>
          <table:table-cell table:style-name="ce3" office:value-type="float" office:value="989389" calcext:value-type="float">
            <text:p>989389</text:p>
          </table:table-cell>
          <table:table-cell table:style-name="ce3" office:value-type="float" office:value="1066835" calcext:value-type="float">
            <text:p>1066835</text:p>
          </table:table-cell>
          <table:table-cell table:style-name="ce3" office:value-type="float" office:value="1208109" calcext:value-type="float">
            <text:p>1208109</text:p>
          </table:table-cell>
          <table:table-cell table:style-name="ce3" office:value-type="float" office:value="1195495" calcext:value-type="float">
            <text:p>1195495</text:p>
          </table:table-cell>
          <table:table-cell table:style-name="ce3" office:value-type="float" office:value="1156228" calcext:value-type="float">
            <text:p>1156228</text:p>
          </table:table-cell>
          <table:table-cell table:style-name="ce3" office:value-type="float" office:value="9971648" calcext:value-type="float">
            <text:p>9971648</text:p>
          </table:table-cell>
          <table:table-cell table:style-name="ce3" office:value-type="float" office:value="9351111" calcext:value-type="float">
            <text:p>9351111</text:p>
          </table:table-cell>
          <table:table-cell office:value-type="float" office:value="5080751" calcext:value-type="float">
            <text:p>5080751</text:p>
          </table:table-cell>
          <table:table-cell table:style-name="ce14" office:value-type="float" office:value="1072198" calcext:value-type="float">
            <text:p>1072198</text:p>
          </table:table-cell>
          <table:table-cell table:style-name="ce14" office:value-type="float" office:value="1125847" calcext:value-type="float">
            <text:p>1125847</text:p>
          </table:table-cell>
          <table:table-cell office:value-type="float" office:value="1244530" calcext:value-type="float">
            <text:p>1244530</text:p>
          </table:table-cell>
          <table:table-cell office:value-type="float" office:value="1228475" calcext:value-type="float">
            <text:p>1228475</text:p>
          </table:table-cell>
          <table:table-cell office:value-type="float" office:value="1183376" calcext:value-type="float">
            <text:p>1183376</text:p>
          </table:table-cell>
          <table:table-cell office:value-type="float" office:value="1152092" calcext:value-type="float">
            <text:p>1152092</text:p>
          </table:table-cell>
          <table:table-cell office:value-type="float" office:value="9971622" calcext:value-type="float">
            <text:p>9971622</text:p>
          </table:table-cell>
          <table:table-cell office:value-type="float" office:value="9367965" calcext:value-type="float">
            <text:p>9367965</text:p>
          </table:table-cell>
          <table:table-cell office:value-type="float" office:value="5307953" calcext:value-type="float">
            <text:p>5307953</text:p>
          </table:table-cell>
          <table:table-cell office:value-type="float" office:value="1173327" calcext:value-type="float">
            <text:p>1173327</text:p>
          </table:table-cell>
          <table:table-cell office:value-type="float" office:value="1175029" calcext:value-type="float">
            <text:p>1175029</text:p>
          </table:table-cell>
          <table:table-cell office:value-type="float" office:value="1283461" calcext:value-type="float">
            <text:p>1283461</text:p>
          </table:table-cell>
          <table:table-cell office:value-type="float" office:value="1257178" calcext:value-type="float">
            <text:p>1257178</text:p>
          </table:table-cell>
          <table:table-cell office:value-type="float" office:value="1214852" calcext:value-type="float">
            <text:p>1214852</text:p>
          </table:table-cell>
          <table:table-cell office:value-type="float" office:value="1178067" calcext:value-type="float">
            <text:p>1178067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4" table:number-columns-repeated="31"/>
          <table:table-cell table:number-columns-repeated="988"/>
        </table:table-row>
        <table:table-row table:style-name="ro1" table:number-rows-repeated="2">
          <table:table-cell table:number-columns-repeated="3"/>
          <table:table-cell table:style-name="ce14" table:number-columns-repeated="5"/>
          <table:table-cell table:number-columns-repeated="4"/>
          <table:table-cell table:style-name="ce14" table:number-columns-repeated="24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2">
          <table:table-cell table:style-name="ce20" office:value-type="string" calcext:value-type="string" table:number-columns-spanned="1" table:number-rows-spanned="2">
            <text:p>Chromosome Number</text:p>
          </table:table-cell>
          <table:table-cell table:style-name="ce20" office:value-type="string" calcext:value-type="string" table:number-columns-spanned="1" table:number-rows-spanned="2">
            <text:p>Chromosome Size (bp)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number-columns-repeated="3" table:style-name="ce20" office:value-type="float" office:value="19" calcext:value-type="float">
            <text:p>19</text:p>
          </table:table-cell>
          <table:table-cell table:number-columns-repeated="3" table:style-name="ce20" office:value-type="float" office:value="21" calcext:value-type="float">
            <text:p>21</text:p>
          </table:table-cell>
          <table:table-cell table:number-columns-repeated="3" table:style-name="ce20" office:value-type="float" office:value="23" calcext:value-type="float">
            <text:p>23</text:p>
          </table:table-cell>
          <table:table-cell table:number-columns-repeated="2"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27" calcext:value-type="float">
            <text:p>27</text:p>
          </table:table-cell>
          <table:table-cell table:number-columns-repeated="7" table:style-name="ce20" office:value-type="float" office:value="29" calcext:value-type="float">
            <text:p>29</text:p>
          </table:table-cell>
          <table:table-cell table:number-columns-repeated="8" table:style-name="ce20" office:value-type="float" office:value="31" calcext:value-type="float">
            <text:p>31</text:p>
          </table:table-cell>
          <table:table-cell table:number-columns-repeated="3" table:style-name="ce20" office:value-type="float" office:value="33" calcext:value-type="float">
            <text:p>33</text:p>
          </table:table-cell>
          <table:table-cell table:number-columns-repeated="6" table:style-name="ce42" office:value-type="float" office:value="33" calcext:value-type="float">
            <text:p>33</text:p>
          </table:table-cell>
          <table:table-cell table:number-columns-repeated="9" table:style-name="ce42" office:value-type="float" office:value="35" calcext:value-type="float">
            <text:p>35</text:p>
          </table:table-cell>
          <table:table-cell table:number-columns-repeated="973"/>
        </table:table-row>
        <table:table-row table:style-name="ro2">
          <table:covered-table-cell table:number-columns-repeated="2" table:style-name="ce20"/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97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248956422" calcext:value-type="float">
            <text:p>248956422</text:p>
          </table:table-cell>
          <table:table-cell table:style-name="ce3" table:formula="of:=[.C4]/[.$B4]" office:value-type="float" office:value="0" calcext:value-type="float">
            <text:p>0</text:p>
          </table:table-cell>
          <table:table-cell table:style-name="ce3" table:formula="of:=[.D4]/[.$B4]" office:value-type="float" office:value="0.0000000241006034381391" calcext:value-type="float">
            <text:p>2.41006034381391E-08</text:p>
          </table:table-cell>
          <table:table-cell table:style-name="ce3" table:formula="of:=[.E4]/[.$B4]" office:value-type="float" office:value="0.0000000241006034381391" calcext:value-type="float">
            <text:p>2.41006034381391E-08</text:p>
          </table:table-cell>
          <table:table-cell table:style-name="ce3" table:formula="of:=[.F4]/[.$B4]" office:value-type="float" office:value="0.00000751938827269939" calcext:value-type="float">
            <text:p>7.51938827269939E-06</text:p>
          </table:table-cell>
          <table:table-cell table:style-name="ce3" table:formula="of:=[.G4]/[.$B4]" office:value-type="float" office:value="0" calcext:value-type="float">
            <text:p>0</text:p>
          </table:table-cell>
          <table:table-cell table:style-name="ce3" table:formula="of:=[.H4]/[.$B4]" office:value-type="float" office:value="0.000000136570086149455" calcext:value-type="float">
            <text:p>1.36570086149455E-07</text:p>
          </table:table-cell>
          <table:table-cell table:style-name="ce3" table:formula="of:=[.I4]/[.$B4]" office:value-type="float" office:value="0.00000681243723851398" calcext:value-type="float">
            <text:p>6.81243723851398E-06</text:p>
          </table:table-cell>
          <table:table-cell table:style-name="ce3" table:formula="of:=[.J4]/[.$B4]" office:value-type="float" office:value="0" calcext:value-type="float">
            <text:p>0</text:p>
          </table:table-cell>
          <table:table-cell table:style-name="ce3" table:formula="of:=[.K4]/[.$B4]" office:value-type="float" office:value="0.000000200838361984492" calcext:value-type="float">
            <text:p>2.00838361984492E-07</text:p>
          </table:table-cell>
          <table:table-cell table:style-name="ce3" table:formula="of:=[.L4]/[.$B4]" office:value-type="float" office:value="0.00000754348887613753" calcext:value-type="float">
            <text:p>7.54348887613753E-06</text:p>
          </table:table-cell>
          <table:table-cell table:style-name="ce3" table:formula="of:=[.M4]/[.$B4]" office:value-type="float" office:value="0.000413112460300381" calcext:value-type="float">
            <text:p>0.0004131124603</text:p>
          </table:table-cell>
          <table:table-cell table:style-name="ce3" table:formula="of:=[.N4]/[.$B4]" office:value-type="float" office:value="0.00256002233194049" calcext:value-type="float">
            <text:p>0.00256002233194</text:p>
          </table:table-cell>
          <table:table-cell table:style-name="ce3" table:formula="of:=[.O4]/[.$B4]" office:value-type="float" office:value="0.000352511492955181" calcext:value-type="float">
            <text:p>0.000352511492955</text:p>
          </table:table-cell>
          <table:table-cell table:style-name="ce3" table:formula="of:=[.P4]/[.$B4]" office:value-type="float" office:value="0.00243589217393235" calcext:value-type="float">
            <text:p>0.002435892173932</text:p>
          </table:table-cell>
          <table:table-cell table:style-name="ce3" table:formula="of:=[.Q4]/[.$B4]" office:value-type="float" office:value="0.0000109617577971136" calcext:value-type="float">
            <text:p>1.09617577971136E-05</text:p>
          </table:table-cell>
          <table:table-cell table:style-name="ce3" table:formula="of:=[.R4]/[.$B4]" office:value-type="float" office:value="0.000328483191327356" calcext:value-type="float">
            <text:p>0.000328483191327</text:p>
          </table:table-cell>
          <table:table-cell table:style-name="ce3" table:formula="of:=[.S4]/[.$B4]" office:value-type="float" office:value="0.0000117088765036959" calcext:value-type="float">
            <text:p>1.17088765036959E-05</text:p>
          </table:table-cell>
          <table:table-cell table:style-name="ce3" table:formula="of:=[.T4]/[.$B4]" office:value-type="float" office:value="0.000297132323021577" calcext:value-type="float">
            <text:p>0.000297132323022</text:p>
          </table:table-cell>
          <table:table-cell table:style-name="ce3" table:formula="of:=[.U4]/[.$B4]" office:value-type="float" office:value="0.00219573367743854" calcext:value-type="float">
            <text:p>0.002195733677439</text:p>
          </table:table-cell>
          <table:table-cell table:style-name="ce3" table:formula="of:=[.V4]/[.$B4]" office:value-type="float" office:value="0.00328945521236644" calcext:value-type="float">
            <text:p>0.003289455212366</text:p>
          </table:table-cell>
          <table:table-cell table:style-name="ce3" table:formula="of:=[.W4]/[.$B4]" office:value-type="float" office:value="0.00299638384102419" calcext:value-type="float">
            <text:p>0.002996383841024</text:p>
          </table:table-cell>
          <table:table-cell table:style-name="ce3" table:formula="of:=[.X4]/[.$B4]" office:value-type="float" office:value="0.00290971405429341" calcext:value-type="float">
            <text:p>0.002909714054293</text:p>
          </table:table-cell>
          <table:table-cell table:style-name="ce3" table:formula="of:=[.Y4]/[.$B4]" office:value-type="float" office:value="0.00290711520588933" calcext:value-type="float">
            <text:p>0.002907115205889</text:p>
          </table:table-cell>
          <table:table-cell table:style-name="ce3" table:formula="of:=[.Z4]/[.$B4]" office:value-type="float" office:value="0.0000104154774525158" calcext:value-type="float">
            <text:p>1.04154774525158E-05</text:p>
          </table:table-cell>
          <table:table-cell table:style-name="ce3" table:formula="of:=[.AA4]/[.$B4]" office:value-type="float" office:value="0.000284419254707958" calcext:value-type="float">
            <text:p>0.000284419254708</text:p>
          </table:table-cell>
          <table:table-cell table:style-name="ce3" table:formula="of:=[.AB4]/[.$B4]" office:value-type="float" office:value="0.00203879858138385" calcext:value-type="float">
            <text:p>0.002038798581384</text:p>
          </table:table-cell>
          <table:table-cell table:style-name="ce3" table:formula="of:=[.AC4]/[.$B4]" office:value-type="float" office:value="0.00324037433346467" calcext:value-type="float">
            <text:p>0.003240374333465</text:p>
          </table:table-cell>
          <table:table-cell table:style-name="ce3" table:formula="of:=[.AD4]/[.$B4]" office:value-type="float" office:value="0.00297030698810413" calcext:value-type="float">
            <text:p>0.002970306988104</text:p>
          </table:table-cell>
          <table:table-cell table:style-name="ce3" table:formula="of:=[.AE4]/[.$B4]" office:value-type="float" office:value="0.00289207241257669" calcext:value-type="float">
            <text:p>0.002892072412577</text:p>
          </table:table-cell>
          <table:table-cell table:style-name="ce3" table:formula="of:=[.AF4]/[.$B4]" office:value-type="float" office:value="0.00289874426296181" calcext:value-type="float">
            <text:p>0.002898744262962</text:p>
          </table:table-cell>
          <table:table-cell table:style-name="ce3" table:formula="of:=[.AG4]/[.$B4]" office:value-type="float" office:value="0.00290987070821575" calcext:value-type="float">
            <text:p>0.002909870708216</text:p>
          </table:table-cell>
          <table:table-cell table:style-name="ce3" table:formula="of:=[.AH4]/[.$B4]" office:value-type="float" office:value="0.0000109015062885182" calcext:value-type="float">
            <text:p>1.09015062885182E-05</text:p>
          </table:table-cell>
          <table:table-cell table:style-name="ce3" table:formula="of:=[.AI4]/[.$B4]" office:value-type="float" office:value="0.000271903007989085" calcext:value-type="float">
            <text:p>0.000271903007989</text:p>
          </table:table-cell>
          <table:table-cell table:style-name="ce3" table:formula="of:=[.AJ4]/[.$B4]" office:value-type="float" office:value="0.0019087155743265" calcext:value-type="float">
            <text:p>0.001908715574327</text:p>
          </table:table-cell>
          <table:table-cell table:style-name="ce3" table:formula="of:=[.AK4]/[.$B4]" office:value-type="float" office:value="0.00319653935257794" calcext:value-type="float">
            <text:p>0.003196539352578</text:p>
          </table:table-cell>
          <table:table-cell table:style-name="ce3" table:formula="of:=[.AL4]/[.$B4]" office:value-type="float" office:value="0.00294517809225263" calcext:value-type="float">
            <text:p>0.002945178092253</text:p>
          </table:table-cell>
          <table:table-cell table:style-name="ce3" table:formula="of:=[.AM4]/[.$B4]" office:value-type="float" office:value="0.00287917858973728" calcext:value-type="float">
            <text:p>0.002879178589737</text:p>
          </table:table-cell>
          <table:table-cell table:style-name="ce3" table:formula="of:=[.AN4]/[.$B4]" office:value-type="float" office:value="0.00288462130934706" calcext:value-type="float">
            <text:p>0.002884621309347</text:p>
          </table:table-cell>
          <table:table-cell table:style-name="ce3" table:formula="of:=[.AO4]/[.$B4]" office:value-type="float" office:value="0.0029017488048571" calcext:value-type="float">
            <text:p>0.002901748804857</text:p>
          </table:table-cell>
          <table:table-cell table:style-name="ce3" table:formula="of:=[.AP4]/[.$B4]" office:value-type="float" office:value="0.00291221248351649" calcext:value-type="float">
            <text:p>0.002912212483517</text:p>
          </table:table-cell>
          <table:table-cell table:style-name="ce3" table:formula="of:=[.AQ4]/[.$B4]" office:value-type="float" office:value="0.0000119418490035979" calcext:value-type="float">
            <text:p>1.19418490035979E-05</text:p>
          </table:table-cell>
          <table:table-cell table:style-name="ce3" table:formula="of:=[.AR4]/[.$B4]" office:value-type="float" office:value="0.000259824588899338" calcext:value-type="float">
            <text:p>0.000259824588899</text:p>
          </table:table-cell>
          <table:table-cell table:style-name="ce3" table:formula="of:=[.AS4]/[.$B4]" office:value-type="float" office:value="0.00180661738462806" calcext:value-type="float">
            <text:p>0.001806617384628</text:p>
          </table:table-cell>
          <table:table-cell table:style-name="ce3" table:formula="of:=[.AT4]/[.$B4]" office:value-type="float" office:value="0.00313919196669689" calcext:value-type="float">
            <text:p>0.003139191966697</text:p>
          </table:table-cell>
          <table:table-cell table:style-name="ce3" table:formula="of:=[.AU4]/[.$B4]" office:value-type="float" office:value="0.00292292118497751" calcext:value-type="float">
            <text:p>0.002922921184978</text:p>
          </table:table-cell>
          <table:table-cell table:style-name="ce3" table:formula="of:=[.AV4]/[.$B4]" office:value-type="float" office:value="0.00286382248857995" calcext:value-type="float">
            <text:p>0.00286382248858</text:p>
          </table:table-cell>
          <table:table-cell table:style-name="ce3" table:formula="of:=[.AW4]/[.$B4]" office:value-type="float" office:value="0.00287547914710953" calcext:value-type="float">
            <text:p>0.00287547914711</text:p>
          </table:table-cell>
          <table:table-cell table:style-name="ce3" table:formula="of:=[.AX4]/[.$B4]" office:value-type="float" office:value="0.00289270706180056" calcext:value-type="float">
            <text:p>0.002892707061801</text:p>
          </table:table-cell>
          <table:table-cell table:style-name="ce3" table:formula="of:=[.AY4]/[.$B4]" office:value-type="float" office:value="0.00290396204360617" calcext:value-type="float">
            <text:p>0.002903962043606</text:p>
          </table:table-cell>
          <table:table-cell table:number-columns-repeated="97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242193529" calcext:value-type="float">
            <text:p>242193529</text:p>
          </table:table-cell>
          <table:table-cell table:style-name="ce3" table:formula="of:=[.C5]/[.$B5]" office:value-type="float" office:value="0" calcext:value-type="float">
            <text:p>0</text:p>
          </table:table-cell>
          <table:table-cell table:style-name="ce3" table:formula="of:=[.D5]/[.$B5]" office:value-type="float" office:value="0.0000000247735768365636" calcext:value-type="float">
            <text:p>2.47735768365636E-08</text:p>
          </table:table-cell>
          <table:table-cell table:style-name="ce3" table:formula="of:=[.E5]/[.$B5]" office:value-type="float" office:value="0.0000000247735768365636" calcext:value-type="float">
            <text:p>2.47735768365636E-08</text:p>
          </table:table-cell>
          <table:table-cell table:style-name="ce3" table:formula="of:=[.F5]/[.$B5]" office:value-type="float" office:value="0.00000658564250905316" calcext:value-type="float">
            <text:p>6.58564250905316E-06</text:p>
          </table:table-cell>
          <table:table-cell table:style-name="ce3" table:formula="of:=[.G5]/[.$B5]" office:value-type="float" office:value="0.00000000825785894552121" calcext:value-type="float">
            <text:p>8.25785894552121E-09</text:p>
          </table:table-cell>
          <table:table-cell table:style-name="ce3" table:formula="of:=[.H5]/[.$B5]" office:value-type="float" office:value="0.0000000990943073462545" calcext:value-type="float">
            <text:p>9.90943073462545E-08</text:p>
          </table:table-cell>
          <table:table-cell table:style-name="ce3" table:formula="of:=[.I5]/[.$B5]" office:value-type="float" office:value="0.00000532219009038842" calcext:value-type="float">
            <text:p>5.32219009038842E-06</text:p>
          </table:table-cell>
          <table:table-cell table:style-name="ce3" table:formula="of:=[.J5]/[.$B5]" office:value-type="float" office:value="0" calcext:value-type="float">
            <text:p>0</text:p>
          </table:table-cell>
          <table:table-cell table:style-name="ce3" table:formula="of:=[.K5]/[.$B5]" office:value-type="float" office:value="0.000000132125743128339" calcext:value-type="float">
            <text:p>1.32125743128339E-07</text:p>
          </table:table-cell>
          <table:table-cell table:style-name="ce3" table:formula="of:=[.L5]/[.$B5]" office:value-type="float" office:value="0.00000689944114898297" calcext:value-type="float">
            <text:p>6.89944114898297E-06</text:p>
          </table:table-cell>
          <table:table-cell table:style-name="ce3" table:formula="of:=[.M5]/[.$B5]" office:value-type="float" office:value="0.000271472983904537" calcext:value-type="float">
            <text:p>0.000271472983905</text:p>
          </table:table-cell>
          <table:table-cell table:style-name="ce3" table:formula="of:=[.N5]/[.$B5]" office:value-type="float" office:value="0.00223894503804022" calcext:value-type="float">
            <text:p>0.00223894503804</text:p>
          </table:table-cell>
          <table:table-cell table:style-name="ce3" table:formula="of:=[.O5]/[.$B5]" office:value-type="float" office:value="0.000243536647091839" calcext:value-type="float">
            <text:p>0.000243536647092</text:p>
          </table:table-cell>
          <table:table-cell table:style-name="ce3" table:formula="of:=[.P5]/[.$B5]" office:value-type="float" office:value="0.00208912270319163" calcext:value-type="float">
            <text:p>0.002089122703192</text:p>
          </table:table-cell>
          <table:table-cell table:style-name="ce3" table:formula="of:=[.Q5]/[.$B5]" office:value-type="float" office:value="0.00000959150316522288" calcext:value-type="float">
            <text:p>9.59150316522288E-06</text:p>
          </table:table-cell>
          <table:table-cell table:style-name="ce3" table:formula="of:=[.R5]/[.$B5]" office:value-type="float" office:value="0.000233168905185737" calcext:value-type="float">
            <text:p>0.000233168905186</text:p>
          </table:table-cell>
          <table:table-cell table:style-name="ce3" table:formula="of:=[.S5]/[.$B5]" office:value-type="float" office:value="0.0000093272516789662" calcext:value-type="float">
            <text:p>9.3272516789662E-06</text:p>
          </table:table-cell>
          <table:table-cell table:style-name="ce3" table:formula="of:=[.T5]/[.$B5]" office:value-type="float" office:value="0.000221401456188369" calcext:value-type="float">
            <text:p>0.000221401456188</text:p>
          </table:table-cell>
          <table:table-cell table:style-name="ce3" table:formula="of:=[.U5]/[.$B5]" office:value-type="float" office:value="0.00192830915808655" calcext:value-type="float">
            <text:p>0.001928309158087</text:p>
          </table:table-cell>
          <table:table-cell table:style-name="ce3" table:formula="of:=[.V5]/[.$B5]" office:value-type="float" office:value="0.0032130420792539" calcext:value-type="float">
            <text:p>0.003213042079254</text:p>
          </table:table-cell>
          <table:table-cell table:style-name="ce3" table:formula="of:=[.W5]/[.$B5]" office:value-type="float" office:value="0.0031438164477136" calcext:value-type="float">
            <text:p>0.003143816447714</text:p>
          </table:table-cell>
          <table:table-cell table:style-name="ce3" table:formula="of:=[.X5]/[.$B5]" office:value-type="float" office:value="0.00307044949991211" calcext:value-type="float">
            <text:p>0.003070449499912</text:p>
          </table:table-cell>
          <table:table-cell table:style-name="ce3" table:formula="of:=[.Y5]/[.$B5]" office:value-type="float" office:value="0.00307608548864243" calcext:value-type="float">
            <text:p>0.003076085488642</text:p>
          </table:table-cell>
          <table:table-cell table:style-name="ce3" table:formula="of:=[.Z5]/[.$B5]" office:value-type="float" office:value="0.00000859643116228758" calcext:value-type="float">
            <text:p>8.59643116228758E-06</text:p>
          </table:table-cell>
          <table:table-cell table:style-name="ce3" table:formula="of:=[.AA5]/[.$B5]" office:value-type="float" office:value="0.000216438482962111" calcext:value-type="float">
            <text:p>0.000216438482962</text:p>
          </table:table-cell>
          <table:table-cell table:style-name="ce3" table:formula="of:=[.AB5]/[.$B5]" office:value-type="float" office:value="0.00180381780555334" calcext:value-type="float">
            <text:p>0.001803817805553</text:p>
          </table:table-cell>
          <table:table-cell table:style-name="ce3" table:formula="of:=[.AC5]/[.$B5]" office:value-type="float" office:value="0.003195898764083" calcext:value-type="float">
            <text:p>0.003195898764083</text:p>
          </table:table-cell>
          <table:table-cell table:style-name="ce3" table:formula="of:=[.AD5]/[.$B5]" office:value-type="float" office:value="0.00312540142226508" calcext:value-type="float">
            <text:p>0.003125401422265</text:p>
          </table:table-cell>
          <table:table-cell table:style-name="ce3" table:formula="of:=[.AE5]/[.$B5]" office:value-type="float" office:value="0.00305924771425251" calcext:value-type="float">
            <text:p>0.003059247714253</text:p>
          </table:table-cell>
          <table:table-cell table:style-name="ce3" table:formula="of:=[.AF5]/[.$B5]" office:value-type="float" office:value="0.00306009414479443" calcext:value-type="float">
            <text:p>0.003060094144794</text:p>
          </table:table-cell>
          <table:table-cell table:style-name="ce3" table:formula="of:=[.AG5]/[.$B5]" office:value-type="float" office:value="0.00307309614370415" calcext:value-type="float">
            <text:p>0.003073096143704</text:p>
          </table:table-cell>
          <table:table-cell table:style-name="ce3" table:formula="of:=[.AH5]/[.$B5]" office:value-type="float" office:value="0.00000786973957508171" calcext:value-type="float">
            <text:p>7.86973957508171E-06</text:p>
          </table:table-cell>
          <table:table-cell table:style-name="ce3" table:formula="of:=[.AI5]/[.$B5]" office:value-type="float" office:value="0.000209349111057381" calcext:value-type="float">
            <text:p>0.000209349111057</text:p>
          </table:table-cell>
          <table:table-cell table:style-name="ce3" table:formula="of:=[.AJ5]/[.$B5]" office:value-type="float" office:value="0.00170989291790698" calcext:value-type="float">
            <text:p>0.001709892917907</text:p>
          </table:table-cell>
          <table:table-cell table:style-name="ce3" table:formula="of:=[.AK5]/[.$B5]" office:value-type="float" office:value="0.00317290062691972" calcext:value-type="float">
            <text:p>0.00317290062692</text:p>
          </table:table-cell>
          <table:table-cell table:style-name="ce3" table:formula="of:=[.AL5]/[.$B5]" office:value-type="float" office:value="0.00310468658310024" calcext:value-type="float">
            <text:p>0.0031046865831</text:p>
          </table:table-cell>
          <table:table-cell table:style-name="ce3" table:formula="of:=[.AM5]/[.$B5]" office:value-type="float" office:value="0.0030481697964771" calcext:value-type="float">
            <text:p>0.003048169796477</text:p>
          </table:table-cell>
          <table:table-cell table:style-name="ce3" table:formula="of:=[.AN5]/[.$B5]" office:value-type="float" office:value="0.00305284787356973" calcext:value-type="float">
            <text:p>0.00305284787357</text:p>
          </table:table-cell>
          <table:table-cell table:style-name="ce3" table:formula="of:=[.AO5]/[.$B5]" office:value-type="float" office:value="0.00305827328689694" calcext:value-type="float">
            <text:p>0.003058273286897</text:p>
          </table:table-cell>
          <table:table-cell table:style-name="ce3" table:formula="of:=[.AP5]/[.$B5]" office:value-type="float" office:value="0.00306629166793304" calcext:value-type="float">
            <text:p>0.003066291667933</text:p>
          </table:table-cell>
          <table:table-cell table:style-name="ce3" table:formula="of:=[.AQ5]/[.$B5]" office:value-type="float" office:value="0.0000082372142981574" calcext:value-type="float">
            <text:p>8.2372142981574E-06</text:p>
          </table:table-cell>
          <table:table-cell table:style-name="ce3" table:formula="of:=[.AR5]/[.$B5]" office:value-type="float" office:value="0.000204369622113232" calcext:value-type="float">
            <text:p>0.000204369622113</text:p>
          </table:table-cell>
          <table:table-cell table:style-name="ce3" table:formula="of:=[.AS5]/[.$B5]" office:value-type="float" office:value="0.00163269432355478" calcext:value-type="float">
            <text:p>0.001632694323555</text:p>
          </table:table-cell>
          <table:table-cell table:style-name="ce3" table:formula="of:=[.AT5]/[.$B5]" office:value-type="float" office:value="0.0031480898897179" calcext:value-type="float">
            <text:p>0.003148089889718</text:p>
          </table:table-cell>
          <table:table-cell table:style-name="ce3" table:formula="of:=[.AU5]/[.$B5]" office:value-type="float" office:value="0.00309421561795732" calcext:value-type="float">
            <text:p>0.003094215617957</text:p>
          </table:table-cell>
          <table:table-cell table:style-name="ce3" table:formula="of:=[.AV5]/[.$B5]" office:value-type="float" office:value="0.00303718684407955" calcext:value-type="float">
            <text:p>0.00303718684408</text:p>
          </table:table-cell>
          <table:table-cell table:style-name="ce3" table:formula="of:=[.AW5]/[.$B5]" office:value-type="float" office:value="0.00304638197001539" calcext:value-type="float">
            <text:p>0.003046381970015</text:p>
          </table:table-cell>
          <table:table-cell table:style-name="ce3" table:formula="of:=[.AX5]/[.$B5]" office:value-type="float" office:value="0.00305039528946292" calcext:value-type="float">
            <text:p>0.003050395289463</text:p>
          </table:table-cell>
          <table:table-cell table:style-name="ce3" table:formula="of:=[.AY5]/[.$B5]" office:value-type="float" office:value="0.00306274491751594" calcext:value-type="float">
            <text:p>0.003062744917516</text:p>
          </table:table-cell>
          <table:table-cell table:number-columns-repeated="97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198295559" calcext:value-type="float">
            <text:p>198295559</text:p>
          </table:table-cell>
          <table:table-cell table:style-name="ce3" table:formula="of:=[.C6]/[.$B6]" office:value-type="float" office:value="0" calcext:value-type="float">
            <text:p>0</text:p>
          </table:table-cell>
          <table:table-cell table:style-name="ce3" table:formula="of:=[.D6]/[.$B6]" office:value-type="float" office:value="0" calcext:value-type="float">
            <text:p>0</text:p>
          </table:table-cell>
          <table:table-cell table:style-name="ce3" table:formula="of:=[.E6]/[.$B6]" office:value-type="float" office:value="0" calcext:value-type="float">
            <text:p>0</text:p>
          </table:table-cell>
          <table:table-cell table:style-name="ce3" table:formula="of:=[.F6]/[.$B6]" office:value-type="float" office:value="0.00000679793338185652" calcext:value-type="float">
            <text:p>6.79793338185652E-06</text:p>
          </table:table-cell>
          <table:table-cell table:style-name="ce3" table:formula="of:=[.G6]/[.$B6]" office:value-type="float" office:value="0.00000000504297728624371" calcext:value-type="float">
            <text:p>5.04297728624371E-09</text:p>
          </table:table-cell>
          <table:table-cell table:style-name="ce3" table:formula="of:=[.H6]/[.$B6]" office:value-type="float" office:value="0.000000105902523011118" calcext:value-type="float">
            <text:p>1.05902523011118E-07</text:p>
          </table:table-cell>
          <table:table-cell table:style-name="ce3" table:formula="of:=[.I6]/[.$B6]" office:value-type="float" office:value="0.00000517409469568605" calcext:value-type="float">
            <text:p>5.17409469568605E-06</text:p>
          </table:table-cell>
          <table:table-cell table:style-name="ce3" table:formula="of:=[.J6]/[.$B6]" office:value-type="float" office:value="0" calcext:value-type="float">
            <text:p>0</text:p>
          </table:table-cell>
          <table:table-cell table:style-name="ce3" table:formula="of:=[.K6]/[.$B6]" office:value-type="float" office:value="0" calcext:value-type="float">
            <text:p>0</text:p>
          </table:table-cell>
          <table:table-cell table:style-name="ce3" table:formula="of:=[.L6]/[.$B6]" office:value-type="float" office:value="0.00000602635785706124" calcext:value-type="float">
            <text:p>6.02635785706124E-06</text:p>
          </table:table-cell>
          <table:table-cell table:style-name="ce3" table:formula="of:=[.M6]/[.$B6]" office:value-type="float" office:value="0.000223731687304202" calcext:value-type="float">
            <text:p>0.000223731687304</text:p>
          </table:table-cell>
          <table:table-cell table:style-name="ce3" table:formula="of:=[.N6]/[.$B6]" office:value-type="float" office:value="0.00206232556120937" calcext:value-type="float">
            <text:p>0.002062325561209</text:p>
          </table:table-cell>
          <table:table-cell table:style-name="ce3" table:formula="of:=[.O6]/[.$B6]" office:value-type="float" office:value="0.000191461675649529" calcext:value-type="float">
            <text:p>0.00019146167565</text:p>
          </table:table-cell>
          <table:table-cell table:style-name="ce3" table:formula="of:=[.P6]/[.$B6]" office:value-type="float" office:value="0.00196854635559438" calcext:value-type="float">
            <text:p>0.001968546355594</text:p>
          </table:table-cell>
          <table:table-cell table:style-name="ce3" table:formula="of:=[.Q6]/[.$B6]" office:value-type="float" office:value="0.00000709042606445866" calcext:value-type="float">
            <text:p>7.09042606445866E-06</text:p>
          </table:table-cell>
          <table:table-cell table:style-name="ce3" table:formula="of:=[.R6]/[.$B6]" office:value-type="float" office:value="0.000184820074563546" calcext:value-type="float">
            <text:p>0.000184820074564</text:p>
          </table:table-cell>
          <table:table-cell table:style-name="ce3" table:formula="of:=[.S6]/[.$B6]" office:value-type="float" office:value="0.00000697443758687506" calcext:value-type="float">
            <text:p>6.97443758687506E-06</text:p>
          </table:table-cell>
          <table:table-cell table:style-name="ce3" table:formula="of:=[.T6]/[.$B6]" office:value-type="float" office:value="0.000179146725116522" calcext:value-type="float">
            <text:p>0.000179146725117</text:p>
          </table:table-cell>
          <table:table-cell table:style-name="ce3" table:formula="of:=[.U6]/[.$B6]" office:value-type="float" office:value="0.00184179112150464" calcext:value-type="float">
            <text:p>0.001841791121505</text:p>
          </table:table-cell>
          <table:table-cell table:style-name="ce3" table:formula="of:=[.V6]/[.$B6]" office:value-type="float" office:value="0.00319309218619465" calcext:value-type="float">
            <text:p>0.003193092186195</text:p>
          </table:table-cell>
          <table:table-cell table:style-name="ce3" table:formula="of:=[.W6]/[.$B6]" office:value-type="float" office:value="0.00321948712931085" calcext:value-type="float">
            <text:p>0.003219487129311</text:p>
          </table:table-cell>
          <table:table-cell table:style-name="ce3" table:formula="of:=[.X6]/[.$B6]" office:value-type="float" office:value="0.00315821495528299" calcext:value-type="float">
            <text:p>0.003158214955283</text:p>
          </table:table-cell>
          <table:table-cell table:style-name="ce3" table:formula="of:=[.Y6]/[.$B6]" office:value-type="float" office:value="0.00315454871079589" calcext:value-type="float">
            <text:p>0.003154548710796</text:p>
          </table:table-cell>
          <table:table-cell table:style-name="ce3" table:formula="of:=[.Z6]/[.$B6]" office:value-type="float" office:value="0.00000742830554263699" calcext:value-type="float">
            <text:p>7.42830554263699E-06</text:p>
          </table:table-cell>
          <table:table-cell table:style-name="ce3" table:formula="of:=[.AA6]/[.$B6]" office:value-type="float" office:value="0.000175298933447118" calcext:value-type="float">
            <text:p>0.000175298933447</text:p>
          </table:table-cell>
          <table:table-cell table:style-name="ce3" table:formula="of:=[.AB6]/[.$B6]" office:value-type="float" office:value="0.00170816735235104" calcext:value-type="float">
            <text:p>0.001708167352351</text:p>
          </table:table-cell>
          <table:table-cell table:style-name="ce3" table:formula="of:=[.AC6]/[.$B6]" office:value-type="float" office:value="0.00317445334214469" calcext:value-type="float">
            <text:p>0.003174453342145</text:p>
          </table:table-cell>
          <table:table-cell table:style-name="ce3" table:formula="of:=[.AD6]/[.$B6]" office:value-type="float" office:value="0.00319929504825673" calcext:value-type="float">
            <text:p>0.003199295048257</text:p>
          </table:table-cell>
          <table:table-cell table:style-name="ce3" table:formula="of:=[.AE6]/[.$B6]" office:value-type="float" office:value="0.00314576384436325" calcext:value-type="float">
            <text:p>0.003145763844363</text:p>
          </table:table-cell>
          <table:table-cell table:style-name="ce3" table:formula="of:=[.AF6]/[.$B6]" office:value-type="float" office:value="0.00314513851517976" calcext:value-type="float">
            <text:p>0.00314513851518</text:p>
          </table:table-cell>
          <table:table-cell table:style-name="ce3" table:formula="of:=[.AG6]/[.$B6]" office:value-type="float" office:value="0.00316092807706299" calcext:value-type="float">
            <text:p>0.003160928077063</text:p>
          </table:table-cell>
          <table:table-cell table:style-name="ce3" table:formula="of:=[.AH6]/[.$B6]" office:value-type="float" office:value="0.00000745856340635445" calcext:value-type="float">
            <text:p>7.45856340635445E-06</text:p>
          </table:table-cell>
          <table:table-cell table:style-name="ce3" table:formula="of:=[.AI6]/[.$B6]" office:value-type="float" office:value="0.000181400935963473" calcext:value-type="float">
            <text:p>0.000181400935963</text:p>
          </table:table-cell>
          <table:table-cell table:style-name="ce3" table:formula="of:=[.AJ6]/[.$B6]" office:value-type="float" office:value="0.0016218517531197" calcext:value-type="float">
            <text:p>0.00162185175312</text:p>
          </table:table-cell>
          <table:table-cell table:style-name="ce3" table:formula="of:=[.AK6]/[.$B6]" office:value-type="float" office:value="0.00314096292998675" calcext:value-type="float">
            <text:p>0.003140962929987</text:p>
          </table:table-cell>
          <table:table-cell table:style-name="ce3" table:formula="of:=[.AL6]/[.$B6]" office:value-type="float" office:value="0.0031819673783012" calcext:value-type="float">
            <text:p>0.003181967378301</text:p>
          </table:table-cell>
          <table:table-cell table:style-name="ce3" table:formula="of:=[.AM6]/[.$B6]" office:value-type="float" office:value="0.00313419021149132" calcext:value-type="float">
            <text:p>0.003134190211491</text:p>
          </table:table-cell>
          <table:table-cell table:style-name="ce3" table:formula="of:=[.AN6]/[.$B6]" office:value-type="float" office:value="0.00313551147154032" calcext:value-type="float">
            <text:p>0.00313551147154</text:p>
          </table:table-cell>
          <table:table-cell table:style-name="ce3" table:formula="of:=[.AO6]/[.$B6]" office:value-type="float" office:value="0.00315092785310437" calcext:value-type="float">
            <text:p>0.003150927853104</text:p>
          </table:table-cell>
          <table:table-cell table:style-name="ce3" table:formula="of:=[.AP6]/[.$B6]" office:value-type="float" office:value="0.00316212830565711" calcext:value-type="float">
            <text:p>0.003162128305657</text:p>
          </table:table-cell>
          <table:table-cell table:style-name="ce3" table:formula="of:=[.AQ6]/[.$B6]" office:value-type="float" office:value="0.00000658108535854805" calcext:value-type="float">
            <text:p>6.58108535854805E-06</text:p>
          </table:table-cell>
          <table:table-cell table:style-name="ce3" table:formula="of:=[.AR6]/[.$B6]" office:value-type="float" office:value="0.000166675442287641" calcext:value-type="float">
            <text:p>0.000166675442288</text:p>
          </table:table-cell>
          <table:table-cell table:style-name="ce3" table:formula="of:=[.AS6]/[.$B6]" office:value-type="float" office:value="0.00154942451333466" calcext:value-type="float">
            <text:p>0.001549424513335</text:p>
          </table:table-cell>
          <table:table-cell table:style-name="ce3" table:formula="of:=[.AT6]/[.$B6]" office:value-type="float" office:value="0.00311866792740426" calcext:value-type="float">
            <text:p>0.003118667927404</text:p>
          </table:table-cell>
          <table:table-cell table:style-name="ce3" table:formula="of:=[.AU6]/[.$B6]" office:value-type="float" office:value="0.0031575492822812" calcext:value-type="float">
            <text:p>0.003157549282281</text:p>
          </table:table-cell>
          <table:table-cell table:style-name="ce3" table:formula="of:=[.AV6]/[.$B6]" office:value-type="float" office:value="0.00312524396978553" calcext:value-type="float">
            <text:p>0.003125243969786</text:p>
          </table:table-cell>
          <table:table-cell table:style-name="ce3" table:formula="of:=[.AW6]/[.$B6]" office:value-type="float" office:value="0.00312955571536526" calcext:value-type="float">
            <text:p>0.003129555715365</text:p>
          </table:table-cell>
          <table:table-cell table:style-name="ce3" table:formula="of:=[.AX6]/[.$B6]" office:value-type="float" office:value="0.00314469473317857" calcext:value-type="float">
            <text:p>0.003144694733179</text:p>
          </table:table-cell>
          <table:table-cell table:style-name="ce3" table:formula="of:=[.AY6]/[.$B6]" office:value-type="float" office:value="0.00315315684906489" calcext:value-type="float">
            <text:p>0.003153156849065</text:p>
          </table:table-cell>
          <table:table-cell table:number-columns-repeated="9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190214555" calcext:value-type="float">
            <text:p>190214555</text:p>
          </table:table-cell>
          <table:table-cell table:style-name="ce3" table:formula="of:=[.C7]/[.$B7]" office:value-type="float" office:value="0" calcext:value-type="float">
            <text:p>0</text:p>
          </table:table-cell>
          <table:table-cell table:style-name="ce3" table:formula="of:=[.D7]/[.$B7]" office:value-type="float" office:value="0" calcext:value-type="float">
            <text:p>0</text:p>
          </table:table-cell>
          <table:table-cell table:style-name="ce3" table:formula="of:=[.E7]/[.$B7]" office:value-type="float" office:value="0" calcext:value-type="float">
            <text:p>0</text:p>
          </table:table-cell>
          <table:table-cell table:style-name="ce3" table:formula="of:=[.F7]/[.$B7]" office:value-type="float" office:value="0.00000533082234427329" calcext:value-type="float">
            <text:p>5.33082234427329E-06</text:p>
          </table:table-cell>
          <table:table-cell table:style-name="ce3" table:formula="of:=[.G7]/[.$B7]" office:value-type="float" office:value="0" calcext:value-type="float">
            <text:p>0</text:p>
          </table:table-cell>
          <table:table-cell table:style-name="ce3" table:formula="of:=[.H7]/[.$B7]" office:value-type="float" office:value="0.000000131430531170446" calcext:value-type="float">
            <text:p>1.31430531170446E-07</text:p>
          </table:table-cell>
          <table:table-cell table:style-name="ce3" table:formula="of:=[.I7]/[.$B7]" office:value-type="float" office:value="0.00000486818687455332" calcext:value-type="float">
            <text:p>4.86818687455332E-06</text:p>
          </table:table-cell>
          <table:table-cell table:style-name="ce3" table:formula="of:=[.J7]/[.$B7]" office:value-type="float" office:value="0" calcext:value-type="float">
            <text:p>0</text:p>
          </table:table-cell>
          <table:table-cell table:style-name="ce3" table:formula="of:=[.K7]/[.$B7]" office:value-type="float" office:value="0.0000000105144424936357" calcext:value-type="float">
            <text:p>1.05144424936357E-08</text:p>
          </table:table-cell>
          <table:table-cell table:style-name="ce3" table:formula="of:=[.L7]/[.$B7]" office:value-type="float" office:value="0.00000538865177798828" calcext:value-type="float">
            <text:p>5.38865177798828E-06</text:p>
          </table:table-cell>
          <table:table-cell table:style-name="ce3" table:formula="of:=[.M7]/[.$B7]" office:value-type="float" office:value="0.000202849881808466" calcext:value-type="float">
            <text:p>0.000202849881808</text:p>
          </table:table-cell>
          <table:table-cell table:style-name="ce3" table:formula="of:=[.N7]/[.$B7]" office:value-type="float" office:value="0.00198362317752183" calcext:value-type="float">
            <text:p>0.001983623177522</text:p>
          </table:table-cell>
          <table:table-cell table:style-name="ce3" table:formula="of:=[.O7]/[.$B7]" office:value-type="float" office:value="0.000181500306325139" calcext:value-type="float">
            <text:p>0.000181500306325</text:p>
          </table:table-cell>
          <table:table-cell table:style-name="ce3" table:formula="of:=[.P7]/[.$B7]" office:value-type="float" office:value="0.00188718996819145" calcext:value-type="float">
            <text:p>0.001887189968191</text:p>
          </table:table-cell>
          <table:table-cell table:style-name="ce3" table:formula="of:=[.Q7]/[.$B7]" office:value-type="float" office:value="0.00000631917993867504" calcext:value-type="float">
            <text:p>6.31917993867504E-06</text:p>
          </table:table-cell>
          <table:table-cell table:style-name="ce3" table:formula="of:=[.R7]/[.$B7]" office:value-type="float" office:value="0.000174713233695497" calcext:value-type="float">
            <text:p>0.000174713233695</text:p>
          </table:table-cell>
          <table:table-cell table:style-name="ce3" table:formula="of:=[.S7]/[.$B7]" office:value-type="float" office:value="0.00000590911668142325" calcext:value-type="float">
            <text:p>5.90911668142325E-06</text:p>
          </table:table-cell>
          <table:table-cell table:style-name="ce3" table:formula="of:=[.T7]/[.$B7]" office:value-type="float" office:value="0.00017702115382285" calcext:value-type="float">
            <text:p>0.000177021153823</text:p>
          </table:table-cell>
          <table:table-cell table:style-name="ce3" table:formula="of:=[.U7]/[.$B7]" office:value-type="float" office:value="0.00173296938291604" calcext:value-type="float">
            <text:p>0.001732969382916</text:p>
          </table:table-cell>
          <table:table-cell table:style-name="ce3" table:formula="of:=[.V7]/[.$B7]" office:value-type="float" office:value="0.00321725117197262" calcext:value-type="float">
            <text:p>0.003217251171973</text:p>
          </table:table-cell>
          <table:table-cell table:style-name="ce3" table:formula="of:=[.W7]/[.$B7]" office:value-type="float" office:value="0.00326827250417299" calcext:value-type="float">
            <text:p>0.003268272504173</text:p>
          </table:table-cell>
          <table:table-cell table:style-name="ce3" table:formula="of:=[.X7]/[.$B7]" office:value-type="float" office:value="0.00323568298966396" calcext:value-type="float">
            <text:p>0.003235682989664</text:p>
          </table:table-cell>
          <table:table-cell table:style-name="ce3" table:formula="of:=[.Y7]/[.$B7]" office:value-type="float" office:value="0.00323880052186332" calcext:value-type="float">
            <text:p>0.003238800521863</text:p>
          </table:table-cell>
          <table:table-cell table:style-name="ce3" table:formula="of:=[.Z7]/[.$B7]" office:value-type="float" office:value="0.0000064243243636114" calcext:value-type="float">
            <text:p>6.4243243636114E-06</text:p>
          </table:table-cell>
          <table:table-cell table:style-name="ce3" table:formula="of:=[.AA7]/[.$B7]" office:value-type="float" office:value="0.000167516097808604" calcext:value-type="float">
            <text:p>0.000167516097809</text:p>
          </table:table-cell>
          <table:table-cell table:style-name="ce3" table:formula="of:=[.AB7]/[.$B7]" office:value-type="float" office:value="0.00161395115110934" calcext:value-type="float">
            <text:p>0.001613951151109</text:p>
          </table:table-cell>
          <table:table-cell table:style-name="ce3" table:formula="of:=[.AC7]/[.$B7]" office:value-type="float" office:value="0.00319941342028216" calcext:value-type="float">
            <text:p>0.003199413420282</text:p>
          </table:table-cell>
          <table:table-cell table:style-name="ce3" table:formula="of:=[.AD7]/[.$B7]" office:value-type="float" office:value="0.00325069761354487" calcext:value-type="float">
            <text:p>0.003250697613545</text:p>
          </table:table-cell>
          <table:table-cell table:style-name="ce3" table:formula="of:=[.AE7]/[.$B7]" office:value-type="float" office:value="0.0032187757661342" calcext:value-type="float">
            <text:p>0.003218775766134</text:p>
          </table:table-cell>
          <table:table-cell table:style-name="ce3" table:formula="of:=[.AF7]/[.$B7]" office:value-type="float" office:value="0.00323135103935658" calcext:value-type="float">
            <text:p>0.003231351039357</text:p>
          </table:table-cell>
          <table:table-cell table:style-name="ce3" table:formula="of:=[.AG7]/[.$B7]" office:value-type="float" office:value="0.00323774907761396" calcext:value-type="float">
            <text:p>0.003237749077614</text:p>
          </table:table-cell>
          <table:table-cell table:style-name="ce3" table:formula="of:=[.AH7]/[.$B7]" office:value-type="float" office:value="0.00000594591723015097" calcext:value-type="float">
            <text:p>5.94591723015097E-06</text:p>
          </table:table-cell>
          <table:table-cell table:style-name="ce3" table:formula="of:=[.AI7]/[.$B7]" office:value-type="float" office:value="0.000166023046974507" calcext:value-type="float">
            <text:p>0.000166023046975</text:p>
          </table:table-cell>
          <table:table-cell table:style-name="ce3" table:formula="of:=[.AJ7]/[.$B7]" office:value-type="float" office:value="0.0015203410695885" calcext:value-type="float">
            <text:p>0.001520341069589</text:p>
          </table:table-cell>
          <table:table-cell table:style-name="ce3" table:formula="of:=[.AK7]/[.$B7]" office:value-type="float" office:value="0.00317608187238879" calcext:value-type="float">
            <text:p>0.003176081872389</text:p>
          </table:table-cell>
          <table:table-cell table:style-name="ce3" table:formula="of:=[.AL7]/[.$B7]" office:value-type="float" office:value="0.00322900106145926" calcext:value-type="float">
            <text:p>0.003229001061459</text:p>
          </table:table-cell>
          <table:table-cell table:style-name="ce3" table:formula="of:=[.AM7]/[.$B7]" office:value-type="float" office:value="0.00320648438285913" calcext:value-type="float">
            <text:p>0.003206484382859</text:p>
          </table:table-cell>
          <table:table-cell table:style-name="ce3" table:formula="of:=[.AN7]/[.$B7]" office:value-type="float" office:value="0.00321356060265735" calcext:value-type="float">
            <text:p>0.003213560602657</text:p>
          </table:table-cell>
          <table:table-cell table:style-name="ce3" table:formula="of:=[.AO7]/[.$B7]" office:value-type="float" office:value="0.0032291745497604" calcext:value-type="float">
            <text:p>0.00322917454976</text:p>
          </table:table-cell>
          <table:table-cell table:style-name="ce3" table:formula="of:=[.AP7]/[.$B7]" office:value-type="float" office:value="0.00323791205147261" calcext:value-type="float">
            <text:p>0.003237912051473</text:p>
          </table:table-cell>
          <table:table-cell table:style-name="ce3" table:formula="of:=[.AQ7]/[.$B7]" office:value-type="float" office:value="0.00000616146330127051" calcext:value-type="float">
            <text:p>6.16146330127051E-06</text:p>
          </table:table-cell>
          <table:table-cell table:style-name="ce3" table:formula="of:=[.AR7]/[.$B7]" office:value-type="float" office:value="0.000165565668726034" calcext:value-type="float">
            <text:p>0.000165565668726</text:p>
          </table:table-cell>
          <table:table-cell table:style-name="ce3" table:formula="of:=[.AS7]/[.$B7]" office:value-type="float" office:value="0.0014431755761277" calcext:value-type="float">
            <text:p>0.001443175576128</text:p>
          </table:table-cell>
          <table:table-cell table:style-name="ce3" table:formula="of:=[.AT7]/[.$B7]" office:value-type="float" office:value="0.00314534815697989" calcext:value-type="float">
            <text:p>0.00314534815698</text:p>
          </table:table-cell>
          <table:table-cell table:style-name="ce3" table:formula="of:=[.AU7]/[.$B7]" office:value-type="float" office:value="0.00321295076499272" calcext:value-type="float">
            <text:p>0.003212950764993</text:p>
          </table:table-cell>
          <table:table-cell table:style-name="ce3" table:formula="of:=[.AV7]/[.$B7]" office:value-type="float" office:value="0.00319615920033038" calcext:value-type="float">
            <text:p>0.00319615920033</text:p>
          </table:table-cell>
          <table:table-cell table:style-name="ce3" table:formula="of:=[.AW7]/[.$B7]" office:value-type="float" office:value="0.00319964473801702" calcext:value-type="float">
            <text:p>0.003199644738017</text:p>
          </table:table-cell>
          <table:table-cell table:style-name="ce3" table:formula="of:=[.AX7]/[.$B7]" office:value-type="float" office:value="0.00320982271835086" calcext:value-type="float">
            <text:p>0.003209822718351</text:p>
          </table:table-cell>
          <table:table-cell table:style-name="ce3" table:formula="of:=[.AY7]/[.$B7]" office:value-type="float" office:value="0.00322936906694653" calcext:value-type="float">
            <text:p>0.003229369066947</text:p>
          </table:table-cell>
          <table:table-cell table:number-columns-repeated="97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181538259" calcext:value-type="float">
            <text:p>181538259</text:p>
          </table:table-cell>
          <table:table-cell table:style-name="ce3" table:formula="of:=[.C8]/[.$B8]" office:value-type="float" office:value="0" calcext:value-type="float">
            <text:p>0</text:p>
          </table:table-cell>
          <table:table-cell table:style-name="ce3" table:formula="of:=[.D8]/[.$B8]" office:value-type="float" office:value="0" calcext:value-type="float">
            <text:p>0</text:p>
          </table:table-cell>
          <table:table-cell table:style-name="ce3" table:formula="of:=[.E8]/[.$B8]" office:value-type="float" office:value="0.0000000716102493855028" calcext:value-type="float">
            <text:p>7.16102493855028E-08</text:p>
          </table:table-cell>
          <table:table-cell table:style-name="ce3" table:formula="of:=[.F8]/[.$B8]" office:value-type="float" office:value="0.00000645593940613918" calcext:value-type="float">
            <text:p>6.45593940613918E-06</text:p>
          </table:table-cell>
          <table:table-cell table:style-name="ce3" table:formula="of:=[.G8]/[.$B8]" office:value-type="float" office:value="0.00000000550848072196175" calcext:value-type="float">
            <text:p>5.50848072196175E-09</text:p>
          </table:table-cell>
          <table:table-cell table:style-name="ce3" table:formula="of:=[.H8]/[.$B8]" office:value-type="float" office:value="0.000000143220498771006" calcext:value-type="float">
            <text:p>1.43220498771006E-07</text:p>
          </table:table-cell>
          <table:table-cell table:style-name="ce3" table:formula="of:=[.I8]/[.$B8]" office:value-type="float" office:value="0.00000549195527979587" calcext:value-type="float">
            <text:p>5.49195527979587E-06</text:p>
          </table:table-cell>
          <table:table-cell table:style-name="ce3" table:formula="of:=[.J8]/[.$B8]" office:value-type="float" office:value="0.00000000550848072196175" calcext:value-type="float">
            <text:p>5.50848072196175E-09</text:p>
          </table:table-cell>
          <table:table-cell table:style-name="ce3" table:formula="of:=[.K8]/[.$B8]" office:value-type="float" office:value="0.0000000330508843317705" calcext:value-type="float">
            <text:p>3.30508843317705E-08</text:p>
          </table:table-cell>
          <table:table-cell table:style-name="ce3" table:formula="of:=[.L8]/[.$B8]" office:value-type="float" office:value="0.00000699026203616947" calcext:value-type="float">
            <text:p>6.99026203616947E-06</text:p>
          </table:table-cell>
          <table:table-cell table:style-name="ce3" table:formula="of:=[.M8]/[.$B8]" office:value-type="float" office:value="0.000224806606743981" calcext:value-type="float">
            <text:p>0.000224806606744</text:p>
          </table:table-cell>
          <table:table-cell table:style-name="ce3" table:formula="of:=[.N8]/[.$B8]" office:value-type="float" office:value="0.00195608904677223" calcext:value-type="float">
            <text:p>0.001956089046772</text:p>
          </table:table-cell>
          <table:table-cell table:style-name="ce3" table:formula="of:=[.O8]/[.$B8]" office:value-type="float" office:value="0.000191717163047157" calcext:value-type="float">
            <text:p>0.000191717163047</text:p>
          </table:table-cell>
          <table:table-cell table:style-name="ce3" table:formula="of:=[.P8]/[.$B8]" office:value-type="float" office:value="0.00186265970524704" calcext:value-type="float">
            <text:p>0.001862659705247</text:p>
          </table:table-cell>
          <table:table-cell table:style-name="ce3" table:formula="of:=[.Q8]/[.$B8]" office:value-type="float" office:value="0.00000686356697956435" calcext:value-type="float">
            <text:p>6.86356697956435E-06</text:p>
          </table:table-cell>
          <table:table-cell table:style-name="ce3" table:formula="of:=[.R8]/[.$B8]" office:value-type="float" office:value="0.000181339185366981" calcext:value-type="float">
            <text:p>0.000181339185367</text:p>
          </table:table-cell>
          <table:table-cell table:style-name="ce3" table:formula="of:=[.S8]/[.$B8]" office:value-type="float" office:value="0.00000802034793117632" calcext:value-type="float">
            <text:p>8.02034793117632E-06</text:p>
          </table:table-cell>
          <table:table-cell table:style-name="ce3" table:formula="of:=[.T8]/[.$B8]" office:value-type="float" office:value="0.000177846808589257" calcext:value-type="float">
            <text:p>0.000177846808589</text:p>
          </table:table-cell>
          <table:table-cell table:style-name="ce3" table:formula="of:=[.U8]/[.$B8]" office:value-type="float" office:value="0.00174098287457962" calcext:value-type="float">
            <text:p>0.00174098287458</text:p>
          </table:table-cell>
          <table:table-cell table:style-name="ce3" table:formula="of:=[.V8]/[.$B8]" office:value-type="float" office:value="0.00306424113057072" calcext:value-type="float">
            <text:p>0.003064241130571</text:p>
          </table:table-cell>
          <table:table-cell table:style-name="ce3" table:formula="of:=[.W8]/[.$B8]" office:value-type="float" office:value="0.00310916829933904" calcext:value-type="float">
            <text:p>0.003109168299339</text:p>
          </table:table-cell>
          <table:table-cell table:style-name="ce3" table:formula="of:=[.X8]/[.$B8]" office:value-type="float" office:value="0.00305471696740245" calcext:value-type="float">
            <text:p>0.003054716967402</text:p>
          </table:table-cell>
          <table:table-cell table:style-name="ce3" table:formula="of:=[.Y8]/[.$B8]" office:value-type="float" office:value="0.00305506400168793" calcext:value-type="float">
            <text:p>0.003055064001688</text:p>
          </table:table-cell>
          <table:table-cell table:style-name="ce3" table:formula="of:=[.Z8]/[.$B8]" office:value-type="float" office:value="0.00000822967019861086" calcext:value-type="float">
            <text:p>8.22967019861086E-06</text:p>
          </table:table-cell>
          <table:table-cell table:style-name="ce3" table:formula="of:=[.AA8]/[.$B8]" office:value-type="float" office:value="0.000170459935941106" calcext:value-type="float">
            <text:p>0.000170459935941</text:p>
          </table:table-cell>
          <table:table-cell table:style-name="ce3" table:formula="of:=[.AB8]/[.$B8]" office:value-type="float" office:value="0.00162892385125275" calcext:value-type="float">
            <text:p>0.001628923851253</text:p>
          </table:table-cell>
          <table:table-cell table:style-name="ce3" table:formula="of:=[.AC8]/[.$B8]" office:value-type="float" office:value="0.00304749534917596" calcext:value-type="float">
            <text:p>0.003047495349176</text:p>
          </table:table-cell>
          <table:table-cell table:style-name="ce3" table:formula="of:=[.AD8]/[.$B8]" office:value-type="float" office:value="0.00309534752120764" calcext:value-type="float">
            <text:p>0.003095347521208</text:p>
          </table:table-cell>
          <table:table-cell table:style-name="ce3" table:formula="of:=[.AE8]/[.$B8]" office:value-type="float" office:value="0.00305181399806197" calcext:value-type="float">
            <text:p>0.003051813998062</text:p>
          </table:table-cell>
          <table:table-cell table:style-name="ce3" table:formula="of:=[.AF8]/[.$B8]" office:value-type="float" office:value="0.00304233390273948" calcext:value-type="float">
            <text:p>0.003042333902739</text:p>
          </table:table-cell>
          <table:table-cell table:style-name="ce3" table:formula="of:=[.AG8]/[.$B8]" office:value-type="float" office:value="0.00307194749510074" calcext:value-type="float">
            <text:p>0.003071947495101</text:p>
          </table:table-cell>
          <table:table-cell table:style-name="ce3" table:formula="of:=[.AH8]/[.$B8]" office:value-type="float" office:value="0.00000770085604930253" calcext:value-type="float">
            <text:p>7.70085604930253E-06</text:p>
          </table:table-cell>
          <table:table-cell table:style-name="ce3" table:formula="of:=[.AI8]/[.$B8]" office:value-type="float" office:value="0.00016850442528481" calcext:value-type="float">
            <text:p>0.000168504425285</text:p>
          </table:table-cell>
          <table:table-cell table:style-name="ce3" table:formula="of:=[.AJ8]/[.$B8]" office:value-type="float" office:value="0.00154176316078915" calcext:value-type="float">
            <text:p>0.001541763160789</text:p>
          </table:table-cell>
          <table:table-cell table:style-name="ce3" table:formula="of:=[.AK8]/[.$B8]" office:value-type="float" office:value="0.00302536227363511" calcext:value-type="float">
            <text:p>0.003025362273635</text:p>
          </table:table-cell>
          <table:table-cell table:style-name="ce3" table:formula="of:=[.AL8]/[.$B8]" office:value-type="float" office:value="0.00308175259078584" calcext:value-type="float">
            <text:p>0.003081752590786</text:p>
          </table:table-cell>
          <table:table-cell table:style-name="ce3" table:formula="of:=[.AM8]/[.$B8]" office:value-type="float" office:value="0.00304225678400937" calcext:value-type="float">
            <text:p>0.003042256784009</text:p>
          </table:table-cell>
          <table:table-cell table:style-name="ce3" table:formula="of:=[.AN8]/[.$B8]" office:value-type="float" office:value="0.00303265550211099" calcext:value-type="float">
            <text:p>0.003032655502111</text:p>
          </table:table-cell>
          <table:table-cell table:style-name="ce3" table:formula="of:=[.AO8]/[.$B8]" office:value-type="float" office:value="0.00306226358599153" calcext:value-type="float">
            <text:p>0.003062263585992</text:p>
          </table:table-cell>
          <table:table-cell table:style-name="ce3" table:formula="of:=[.AP8]/[.$B8]" office:value-type="float" office:value="0.00306525469102356" calcext:value-type="float">
            <text:p>0.003065254691024</text:p>
          </table:table-cell>
          <table:table-cell table:style-name="ce3" table:formula="of:=[.AQ8]/[.$B8]" office:value-type="float" office:value="0.0000076622966842488" calcext:value-type="float">
            <text:p>7.6622966842488E-06</text:p>
          </table:table-cell>
          <table:table-cell table:style-name="ce3" table:formula="of:=[.AR8]/[.$B8]" office:value-type="float" office:value="0.000162962893678517" calcext:value-type="float">
            <text:p>0.000162962893679</text:p>
          </table:table-cell>
          <table:table-cell table:style-name="ce3" table:formula="of:=[.AS8]/[.$B8]" office:value-type="float" office:value="0.0014764601218303" calcext:value-type="float">
            <text:p>0.00147646012183</text:p>
          </table:table-cell>
          <table:table-cell table:style-name="ce3" table:formula="of:=[.AT8]/[.$B8]" office:value-type="float" office:value="0.00299542368091125" calcext:value-type="float">
            <text:p>0.002995423680911</text:p>
          </table:table-cell>
          <table:table-cell table:style-name="ce3" table:formula="of:=[.AU8]/[.$B8]" office:value-type="float" office:value="0.00307035003569137" calcext:value-type="float">
            <text:p>0.003070350035691</text:p>
          </table:table-cell>
          <table:table-cell table:style-name="ce3" table:formula="of:=[.AV8]/[.$B8]" office:value-type="float" office:value="0.00302963134619463" calcext:value-type="float">
            <text:p>0.003029631346195</text:p>
          </table:table-cell>
          <table:table-cell table:style-name="ce3" table:formula="of:=[.AW8]/[.$B8]" office:value-type="float" office:value="0.00302694871608304" calcext:value-type="float">
            <text:p>0.003026948716083</text:p>
          </table:table-cell>
          <table:table-cell table:style-name="ce3" table:formula="of:=[.AX8]/[.$B8]" office:value-type="float" office:value="0.00305446908576996" calcext:value-type="float">
            <text:p>0.00305446908577</text:p>
          </table:table-cell>
          <table:table-cell table:style-name="ce3" table:formula="of:=[.AY8]/[.$B8]" office:value-type="float" office:value="0.00305419917021458" calcext:value-type="float">
            <text:p>0.003054199170215</text:p>
          </table:table-cell>
          <table:table-cell table:number-columns-repeated="97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170805979" calcext:value-type="float">
            <text:p>170805979</text:p>
          </table:table-cell>
          <table:table-cell table:style-name="ce3" table:formula="of:=[.C9]/[.$B9]" office:value-type="float" office:value="0" calcext:value-type="float">
            <text:p>0</text:p>
          </table:table-cell>
          <table:table-cell table:style-name="ce3" table:formula="of:=[.D9]/[.$B9]" office:value-type="float" office:value="0.00000000585459599163095" calcext:value-type="float">
            <text:p>5.85459599163095E-09</text:p>
          </table:table-cell>
          <table:table-cell table:style-name="ce3" table:formula="of:=[.E9]/[.$B9]" office:value-type="float" office:value="0" calcext:value-type="float">
            <text:p>0</text:p>
          </table:table-cell>
          <table:table-cell table:style-name="ce3" table:formula="of:=[.F9]/[.$B9]" office:value-type="float" office:value="0.00000729482660557216" calcext:value-type="float">
            <text:p>7.29482660557216E-06</text:p>
          </table:table-cell>
          <table:table-cell table:style-name="ce3" table:formula="of:=[.G9]/[.$B9]" office:value-type="float" office:value="0" calcext:value-type="float">
            <text:p>0</text:p>
          </table:table-cell>
          <table:table-cell table:style-name="ce3" table:formula="of:=[.H9]/[.$B9]" office:value-type="float" office:value="0.0000000819643438828333" calcext:value-type="float">
            <text:p>8.19643438828333E-08</text:p>
          </table:table-cell>
          <table:table-cell table:style-name="ce3" table:formula="of:=[.I9]/[.$B9]" office:value-type="float" office:value="0.00000526913639246785" calcext:value-type="float">
            <text:p>5.26913639246785E-06</text:p>
          </table:table-cell>
          <table:table-cell table:style-name="ce3" table:formula="of:=[.J9]/[.$B9]" office:value-type="float" office:value="0.0000000117091919832619" calcext:value-type="float">
            <text:p>1.17091919832619E-08</text:p>
          </table:table-cell>
          <table:table-cell table:style-name="ce3" table:formula="of:=[.K9]/[.$B9]" office:value-type="float" office:value="0.000000146364899790774" calcext:value-type="float">
            <text:p>1.46364899790774E-07</text:p>
          </table:table-cell>
          <table:table-cell table:style-name="ce3" table:formula="of:=[.L9]/[.$B9]" office:value-type="float" office:value="0.00000660983887455134" calcext:value-type="float">
            <text:p>6.60983887455134E-06</text:p>
          </table:table-cell>
          <table:table-cell table:style-name="ce3" table:formula="of:=[.M9]/[.$B9]" office:value-type="float" office:value="0.000225788349013239" calcext:value-type="float">
            <text:p>0.000225788349013</text:p>
          </table:table-cell>
          <table:table-cell table:style-name="ce3" table:formula="of:=[.N9]/[.$B9]" office:value-type="float" office:value="0.0020008608715038" calcext:value-type="float">
            <text:p>0.002000860871504</text:p>
          </table:table-cell>
          <table:table-cell table:style-name="ce3" table:formula="of:=[.O9]/[.$B9]" office:value-type="float" office:value="0.000205431918750338" calcext:value-type="float">
            <text:p>0.00020543191875</text:p>
          </table:table-cell>
          <table:table-cell table:style-name="ce3" table:formula="of:=[.P9]/[.$B9]" office:value-type="float" office:value="0.00189279088409429" calcext:value-type="float">
            <text:p>0.001892790884094</text:p>
          </table:table-cell>
          <table:table-cell table:style-name="ce3" table:formula="of:=[.Q9]/[.$B9]" office:value-type="float" office:value="0.00000846574580389835" calcext:value-type="float">
            <text:p>8.46574580389835E-06</text:p>
          </table:table-cell>
          <table:table-cell table:style-name="ce3" table:formula="of:=[.R9]/[.$B9]" office:value-type="float" office:value="0.000195297613088825" calcext:value-type="float">
            <text:p>0.000195297613089</text:p>
          </table:table-cell>
          <table:table-cell table:style-name="ce3" table:formula="of:=[.S9]/[.$B9]" office:value-type="float" office:value="0.00000847745499588162" calcext:value-type="float">
            <text:p>8.47745499588162E-06</text:p>
          </table:table-cell>
          <table:table-cell table:style-name="ce3" table:formula="of:=[.T9]/[.$B9]" office:value-type="float" office:value="0.000184776904091864" calcext:value-type="float">
            <text:p>0.000184776904092</text:p>
          </table:table-cell>
          <table:table-cell table:style-name="ce3" table:formula="of:=[.U9]/[.$B9]" office:value-type="float" office:value="0.00176691707027422" calcext:value-type="float">
            <text:p>0.001766917070274</text:p>
          </table:table-cell>
          <table:table-cell table:style-name="ce3" table:formula="of:=[.V9]/[.$B9]" office:value-type="float" office:value="0.00306918412967265" calcext:value-type="float">
            <text:p>0.003069184129673</text:p>
          </table:table-cell>
          <table:table-cell table:style-name="ce3" table:formula="of:=[.W9]/[.$B9]" office:value-type="float" office:value="0.00310941691332714" calcext:value-type="float">
            <text:p>0.003109416913327</text:p>
          </table:table-cell>
          <table:table-cell table:style-name="ce3" table:formula="of:=[.X9]/[.$B9]" office:value-type="float" office:value="0.00306450045287935" calcext:value-type="float">
            <text:p>0.003064500452879</text:p>
          </table:table-cell>
          <table:table-cell table:style-name="ce3" table:formula="of:=[.Y9]/[.$B9]" office:value-type="float" office:value="0.00306350517156077" calcext:value-type="float">
            <text:p>0.003063505171561</text:p>
          </table:table-cell>
          <table:table-cell table:style-name="ce3" table:formula="of:=[.Z9]/[.$B9]" office:value-type="float" office:value="0.00000799152352857625" calcext:value-type="float">
            <text:p>7.99152352857625E-06</text:p>
          </table:table-cell>
          <table:table-cell table:style-name="ce3" table:formula="of:=[.AA9]/[.$B9]" office:value-type="float" office:value="0.00018106509023317" calcext:value-type="float">
            <text:p>0.000181065090233</text:p>
          </table:table-cell>
          <table:table-cell table:style-name="ce3" table:formula="of:=[.AB9]/[.$B9]" office:value-type="float" office:value="0.00163962644422418" calcext:value-type="float">
            <text:p>0.001639626444224</text:p>
          </table:table-cell>
          <table:table-cell table:style-name="ce3" table:formula="of:=[.AC9]/[.$B9]" office:value-type="float" office:value="0.00306023245240145" calcext:value-type="float">
            <text:p>0.003060232452401</text:p>
          </table:table-cell>
          <table:table-cell table:style-name="ce3" table:formula="of:=[.AD9]/[.$B9]" office:value-type="float" office:value="0.00309730375422045" calcext:value-type="float">
            <text:p>0.00309730375422</text:p>
          </table:table-cell>
          <table:table-cell table:style-name="ce3" table:formula="of:=[.AE9]/[.$B9]" office:value-type="float" office:value="0.00305453593050159" calcext:value-type="float">
            <text:p>0.003054535930502</text:p>
          </table:table-cell>
          <table:table-cell table:style-name="ce3" table:formula="of:=[.AF9]/[.$B9]" office:value-type="float" office:value="0.00305701242460605" calcext:value-type="float">
            <text:p>0.003057012424606</text:p>
          </table:table-cell>
          <table:table-cell table:style-name="ce3" table:formula="of:=[.AG9]/[.$B9]" office:value-type="float" office:value="0.00306779073582664" calcext:value-type="float">
            <text:p>0.003067790735827</text:p>
          </table:table-cell>
          <table:table-cell table:style-name="ce3" table:formula="of:=[.AH9]/[.$B9]" office:value-type="float" office:value="0.00000842476363195694" calcext:value-type="float">
            <text:p>8.42476363195694E-06</text:p>
          </table:table-cell>
          <table:table-cell table:style-name="ce3" table:formula="of:=[.AI9]/[.$B9]" office:value-type="float" office:value="0.000175778390052728" calcext:value-type="float">
            <text:p>0.000175778390053</text:p>
          </table:table-cell>
          <table:table-cell table:style-name="ce3" table:formula="of:=[.AJ9]/[.$B9]" office:value-type="float" office:value="0.00155920771368314" calcext:value-type="float">
            <text:p>0.001559207713683</text:p>
          </table:table-cell>
          <table:table-cell table:style-name="ce3" table:formula="of:=[.AK9]/[.$B9]" office:value-type="float" office:value="0.00303166202396229" calcext:value-type="float">
            <text:p>0.003031662023962</text:p>
          </table:table-cell>
          <table:table-cell table:style-name="ce3" table:formula="of:=[.AL9]/[.$B9]" office:value-type="float" office:value="0.00308347519848822" calcext:value-type="float">
            <text:p>0.003083475198488</text:p>
          </table:table-cell>
          <table:table-cell table:style-name="ce3" table:formula="of:=[.AM9]/[.$B9]" office:value-type="float" office:value="0.00304727623147197" calcext:value-type="float">
            <text:p>0.003047276231472</text:p>
          </table:table-cell>
          <table:table-cell table:style-name="ce3" table:formula="of:=[.AN9]/[.$B9]" office:value-type="float" office:value="0.0030485115512262" calcext:value-type="float">
            <text:p>0.003048511551226</text:p>
          </table:table-cell>
          <table:table-cell table:style-name="ce3" table:formula="of:=[.AO9]/[.$B9]" office:value-type="float" office:value="0.00306093500392044" calcext:value-type="float">
            <text:p>0.00306093500392</text:p>
          </table:table-cell>
          <table:table-cell table:style-name="ce3" table:formula="of:=[.AP9]/[.$B9]" office:value-type="float" office:value="0.00307142058534145" calcext:value-type="float">
            <text:p>0.003071420585341</text:p>
          </table:table-cell>
          <table:table-cell table:style-name="ce3" table:formula="of:=[.AQ9]/[.$B9]" office:value-type="float" office:value="0.00000730068120156379" calcext:value-type="float">
            <text:p>7.30068120156379E-06</text:p>
          </table:table-cell>
          <table:table-cell table:style-name="ce3" table:formula="of:=[.AR9]/[.$B9]" office:value-type="float" office:value="0.000167295080460854" calcext:value-type="float">
            <text:p>0.000167295080461</text:p>
          </table:table-cell>
          <table:table-cell table:style-name="ce3" table:formula="of:=[.AS9]/[.$B9]" office:value-type="float" office:value="0.00149008249880995" calcext:value-type="float">
            <text:p>0.00149008249881</text:p>
          </table:table-cell>
          <table:table-cell table:style-name="ce3" table:formula="of:=[.AT9]/[.$B9]" office:value-type="float" office:value="0.00300944968677004" calcext:value-type="float">
            <text:p>0.00300944968677</text:p>
          </table:table-cell>
          <table:table-cell table:style-name="ce3" table:formula="of:=[.AU9]/[.$B9]" office:value-type="float" office:value="0.00307305987221911" calcext:value-type="float">
            <text:p>0.003073059872219</text:p>
          </table:table-cell>
          <table:table-cell table:style-name="ce3" table:formula="of:=[.AV9]/[.$B9]" office:value-type="float" office:value="0.00303561387625664" calcext:value-type="float">
            <text:p>0.003035613876257</text:p>
          </table:table-cell>
          <table:table-cell table:style-name="ce3" table:formula="of:=[.AW9]/[.$B9]" office:value-type="float" office:value="0.00304097083158898" calcext:value-type="float">
            <text:p>0.003040970831589</text:p>
          </table:table-cell>
          <table:table-cell table:style-name="ce3" table:formula="of:=[.AX9]/[.$B9]" office:value-type="float" office:value="0.00305363432271888" calcext:value-type="float">
            <text:p>0.003053634322719</text:p>
          </table:table-cell>
          <table:table-cell table:style-name="ce3" table:formula="of:=[.AY9]/[.$B9]" office:value-type="float" office:value="0.00306541376985404" calcext:value-type="float">
            <text:p>0.003065413769854</text:p>
          </table:table-cell>
          <table:table-cell table:number-columns-repeated="97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159345973" calcext:value-type="float">
            <text:p>159345973</text:p>
          </table:table-cell>
          <table:table-cell table:style-name="ce3" table:formula="of:=[.C10]/[.$B10]" office:value-type="float" office:value="0" calcext:value-type="float">
            <text:p>0</text:p>
          </table:table-cell>
          <table:table-cell table:style-name="ce3" table:formula="of:=[.D10]/[.$B10]" office:value-type="float" office:value="0.000000081583486267331" calcext:value-type="float">
            <text:p>8.1583486267331E-08</text:p>
          </table:table-cell>
          <table:table-cell table:style-name="ce3" table:formula="of:=[.E10]/[.$B10]" office:value-type="float" office:value="0.0000000439295695285629" calcext:value-type="float">
            <text:p>4.39295695285629E-08</text:p>
          </table:table-cell>
          <table:table-cell table:style-name="ce3" table:formula="of:=[.F10]/[.$B10]" office:value-type="float" office:value="0.00000744292420869651" calcext:value-type="float">
            <text:p>7.44292420869651E-06</text:p>
          </table:table-cell>
          <table:table-cell table:style-name="ce3" table:formula="of:=[.G10]/[.$B10]" office:value-type="float" office:value="0" calcext:value-type="float">
            <text:p>0</text:p>
          </table:table-cell>
          <table:table-cell table:style-name="ce3" table:formula="of:=[.H10]/[.$B10]" office:value-type="float" office:value="0.000000125513055795894" calcext:value-type="float">
            <text:p>1.25513055795894E-07</text:p>
          </table:table-cell>
          <table:table-cell table:style-name="ce3" table:formula="of:=[.I10]/[.$B10]" office:value-type="float" office:value="0.00000658943542928443" calcext:value-type="float">
            <text:p>6.58943542928443E-06</text:p>
          </table:table-cell>
          <table:table-cell table:style-name="ce3" table:formula="of:=[.J10]/[.$B10]" office:value-type="float" office:value="0" calcext:value-type="float">
            <text:p>0</text:p>
          </table:table-cell>
          <table:table-cell table:style-name="ce3" table:formula="of:=[.K10]/[.$B10]" office:value-type="float" office:value="0.000000194545236483636" calcext:value-type="float">
            <text:p>1.94545236483636E-07</text:p>
          </table:table-cell>
          <table:table-cell table:style-name="ce3" table:formula="of:=[.L10]/[.$B10]" office:value-type="float" office:value="0.00000739899463916794" calcext:value-type="float">
            <text:p>7.39899463916794E-06</text:p>
          </table:table-cell>
          <table:table-cell table:style-name="ce3" table:formula="of:=[.M10]/[.$B10]" office:value-type="float" office:value="0.000304023999401604" calcext:value-type="float">
            <text:p>0.000304023999402</text:p>
          </table:table-cell>
          <table:table-cell table:style-name="ce3" table:formula="of:=[.N10]/[.$B10]" office:value-type="float" office:value="0.00193185930089366" calcext:value-type="float">
            <text:p>0.001931859300894</text:p>
          </table:table-cell>
          <table:table-cell table:style-name="ce3" table:formula="of:=[.O10]/[.$B10]" office:value-type="float" office:value="0.000275632946180573" calcext:value-type="float">
            <text:p>0.000275632946181</text:p>
          </table:table-cell>
          <table:table-cell table:style-name="ce3" table:formula="of:=[.P10]/[.$B10]" office:value-type="float" office:value="0.00183586064016817" calcext:value-type="float">
            <text:p>0.001835860640168</text:p>
          </table:table-cell>
          <table:table-cell table:style-name="ce3" table:formula="of:=[.Q10]/[.$B10]" office:value-type="float" office:value="0.00000915617742031046" calcext:value-type="float">
            <text:p>9.15617742031046E-06</text:p>
          </table:table-cell>
          <table:table-cell table:style-name="ce3" table:formula="of:=[.R10]/[.$B10]" office:value-type="float" office:value="0.000207429151661084" calcext:value-type="float">
            <text:p>0.000207429151661</text:p>
          </table:table-cell>
          <table:table-cell table:style-name="ce3" table:formula="of:=[.S10]/[.$B10]" office:value-type="float" office:value="0.00000891142696150847" calcext:value-type="float">
            <text:p>8.91142696150847E-06</text:p>
          </table:table-cell>
          <table:table-cell table:style-name="ce3" table:formula="of:=[.T10]/[.$B10]" office:value-type="float" office:value="0.000201222531051977" calcext:value-type="float">
            <text:p>0.000201222531052</text:p>
          </table:table-cell>
          <table:table-cell table:style-name="ce3" table:formula="of:=[.U10]/[.$B10]" office:value-type="float" office:value="0.00172991506977086" calcext:value-type="float">
            <text:p>0.001729915069771</text:p>
          </table:table-cell>
          <table:table-cell table:style-name="ce3" table:formula="of:=[.V10]/[.$B10]" office:value-type="float" office:value="0.00297300265002618" calcext:value-type="float">
            <text:p>0.002973002650026</text:p>
          </table:table-cell>
          <table:table-cell table:style-name="ce3" table:formula="of:=[.W10]/[.$B10]" office:value-type="float" office:value="0.00304477729098306" calcext:value-type="float">
            <text:p>0.003044777290983</text:p>
          </table:table-cell>
          <table:table-cell table:style-name="ce3" table:formula="of:=[.X10]/[.$B10]" office:value-type="float" office:value="0.00302104904778485" calcext:value-type="float">
            <text:p>0.003021049047785</text:p>
          </table:table-cell>
          <table:table-cell table:style-name="ce3" table:formula="of:=[.Y10]/[.$B10]" office:value-type="float" office:value="0.00302626411525317" calcext:value-type="float">
            <text:p>0.003026264115253</text:p>
          </table:table-cell>
          <table:table-cell table:style-name="ce3" table:formula="of:=[.Z10]/[.$B10]" office:value-type="float" office:value="0.00000873570868339422" calcext:value-type="float">
            <text:p>8.73570868339422E-06</text:p>
          </table:table-cell>
          <table:table-cell table:style-name="ce3" table:formula="of:=[.AA10]/[.$B10]" office:value-type="float" office:value="0.000197337901975094" calcext:value-type="float">
            <text:p>0.000197337901975</text:p>
          </table:table-cell>
          <table:table-cell table:style-name="ce3" table:formula="of:=[.AB10]/[.$B10]" office:value-type="float" office:value="0.00160922799097031" calcext:value-type="float">
            <text:p>0.00160922799097</text:p>
          </table:table-cell>
          <table:table-cell table:style-name="ce3" table:formula="of:=[.AC10]/[.$B10]" office:value-type="float" office:value="0.0029568177414813" calcext:value-type="float">
            <text:p>0.002956817741481</text:p>
          </table:table-cell>
          <table:table-cell table:style-name="ce3" table:formula="of:=[.AD10]/[.$B10]" office:value-type="float" office:value="0.00303346856465585" calcext:value-type="float">
            <text:p>0.003033468564656</text:p>
          </table:table-cell>
          <table:table-cell table:style-name="ce3" table:formula="of:=[.AE10]/[.$B10]" office:value-type="float" office:value="0.0030085918769971" calcext:value-type="float">
            <text:p>0.003008591876997</text:p>
          </table:table-cell>
          <table:table-cell table:style-name="ce3" table:formula="of:=[.AF10]/[.$B10]" office:value-type="float" office:value="0.00301723972654144" calcext:value-type="float">
            <text:p>0.003017239726541</text:p>
          </table:table-cell>
          <table:table-cell table:style-name="ce3" table:formula="of:=[.AG10]/[.$B10]" office:value-type="float" office:value="0.00303428439951852" calcext:value-type="float">
            <text:p>0.003034284399519</text:p>
          </table:table-cell>
          <table:table-cell table:style-name="ce3" table:formula="of:=[.AH10]/[.$B10]" office:value-type="float" office:value="0.00000907459393404313" calcext:value-type="float">
            <text:p>9.07459393404313E-06</text:p>
          </table:table-cell>
          <table:table-cell table:style-name="ce3" table:formula="of:=[.AI10]/[.$B10]" office:value-type="float" office:value="0.00018798090366551" calcext:value-type="float">
            <text:p>0.000187980903666</text:p>
          </table:table-cell>
          <table:table-cell table:style-name="ce3" table:formula="of:=[.AJ10]/[.$B10]" office:value-type="float" office:value="0.00153599112291341" calcext:value-type="float">
            <text:p>0.001535991122913</text:p>
          </table:table-cell>
          <table:table-cell table:style-name="ce3" table:formula="of:=[.AK10]/[.$B10]" office:value-type="float" office:value="0.00293096205198734" calcext:value-type="float">
            <text:p>0.002930962051987</text:p>
          </table:table-cell>
          <table:table-cell table:style-name="ce3" table:formula="of:=[.AL10]/[.$B10]" office:value-type="float" office:value="0.00301971860939341" calcext:value-type="float">
            <text:p>0.003019718609393</text:p>
          </table:table-cell>
          <table:table-cell table:style-name="ce3" table:formula="of:=[.AM10]/[.$B10]" office:value-type="float" office:value="0.00299702584890551" calcext:value-type="float">
            <text:p>0.002997025848906</text:p>
          </table:table-cell>
          <table:table-cell table:style-name="ce3" table:formula="of:=[.AN10]/[.$B10]" office:value-type="float" office:value="0.00300916923705377" calcext:value-type="float">
            <text:p>0.003009169237054</text:p>
          </table:table-cell>
          <table:table-cell table:style-name="ce3" table:formula="of:=[.AO10]/[.$B10]" office:value-type="float" office:value="0.00302456968899992" calcext:value-type="float">
            <text:p>0.003024569689</text:p>
          </table:table-cell>
          <table:table-cell table:style-name="ce3" table:formula="of:=[.AP10]/[.$B10]" office:value-type="float" office:value="0.00303461073346359" calcext:value-type="float">
            <text:p>0.003034610733464</text:p>
          </table:table-cell>
          <table:table-cell table:style-name="ce3" table:formula="of:=[.AQ10]/[.$B10]" office:value-type="float" office:value="0.00000953271658769814" calcext:value-type="float">
            <text:p>9.53271658769814E-06</text:p>
          </table:table-cell>
          <table:table-cell table:style-name="ce3" table:formula="of:=[.AR10]/[.$B10]" office:value-type="float" office:value="0.000186380612204113" calcext:value-type="float">
            <text:p>0.000186380612204</text:p>
          </table:table-cell>
          <table:table-cell table:style-name="ce3" table:formula="of:=[.AS10]/[.$B10]" office:value-type="float" office:value="0.00147394374378071" calcext:value-type="float">
            <text:p>0.001473943743781</text:p>
          </table:table-cell>
          <table:table-cell table:style-name="ce3" table:formula="of:=[.AT10]/[.$B10]" office:value-type="float" office:value="0.00290887175416727" calcext:value-type="float">
            <text:p>0.002908871754167</text:p>
          </table:table-cell>
          <table:table-cell table:style-name="ce3" table:formula="of:=[.AU10]/[.$B10]" office:value-type="float" office:value="0.00300733047078636" calcext:value-type="float">
            <text:p>0.003007330470786</text:p>
          </table:table-cell>
          <table:table-cell table:style-name="ce3" table:formula="of:=[.AV10]/[.$B10]" office:value-type="float" office:value="0.002987009907053" calcext:value-type="float">
            <text:p>0.002987009907053</text:p>
          </table:table-cell>
          <table:table-cell table:style-name="ce3" table:formula="of:=[.AW10]/[.$B10]" office:value-type="float" office:value="0.00300114895278841" calcext:value-type="float">
            <text:p>0.003001148952788</text:p>
          </table:table-cell>
          <table:table-cell table:style-name="ce3" table:formula="of:=[.AX10]/[.$B10]" office:value-type="float" office:value="0.00301622934644229" calcext:value-type="float">
            <text:p>0.003016229346442</text:p>
          </table:table-cell>
          <table:table-cell table:style-name="ce3" table:formula="of:=[.AY10]/[.$B10]" office:value-type="float" office:value="0.00302681009704588" calcext:value-type="float">
            <text:p>0.003026810097046</text:p>
          </table:table-cell>
          <table:table-cell table:number-columns-repeated="97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145138636" calcext:value-type="float">
            <text:p>145138636</text:p>
          </table:table-cell>
          <table:table-cell table:style-name="ce3" table:formula="of:=[.C11]/[.$B11]" office:value-type="float" office:value="0" calcext:value-type="float">
            <text:p>0</text:p>
          </table:table-cell>
          <table:table-cell table:style-name="ce3" table:formula="of:=[.D11]/[.$B11]" office:value-type="float" office:value="0" calcext:value-type="float">
            <text:p>0</text:p>
          </table:table-cell>
          <table:table-cell table:style-name="ce3" table:formula="of:=[.E11]/[.$B11]" office:value-type="float" office:value="0" calcext:value-type="float">
            <text:p>0</text:p>
          </table:table-cell>
          <table:table-cell table:style-name="ce3" table:formula="of:=[.F11]/[.$B11]" office:value-type="float" office:value="0.00000576690000035552" calcext:value-type="float">
            <text:p>5.76690000035552E-06</text:p>
          </table:table-cell>
          <table:table-cell table:style-name="ce3" table:formula="of:=[.G11]/[.$B11]" office:value-type="float" office:value="0.0000000344498207906543" calcext:value-type="float">
            <text:p>3.44498207906543E-08</text:p>
          </table:table-cell>
          <table:table-cell table:style-name="ce3" table:formula="of:=[.H11]/[.$B11]" office:value-type="float" office:value="0.0000000551197132650468" calcext:value-type="float">
            <text:p>5.51197132650468E-08</text:p>
          </table:table-cell>
          <table:table-cell table:style-name="ce3" table:formula="of:=[.I11]/[.$B11]" office:value-type="float" office:value="0.00000463005591426393" calcext:value-type="float">
            <text:p>4.63005591426393E-06</text:p>
          </table:table-cell>
          <table:table-cell table:style-name="ce3" table:formula="of:=[.J11]/[.$B11]" office:value-type="float" office:value="0.00000000688996415813085" calcext:value-type="float">
            <text:p>6.88996415813085E-09</text:p>
          </table:table-cell>
          <table:table-cell table:style-name="ce3" table:formula="of:=[.K11]/[.$B11]" office:value-type="float" office:value="0.0000000620096774231777" calcext:value-type="float">
            <text:p>6.20096774231777E-08</text:p>
          </table:table-cell>
          <table:table-cell table:style-name="ce3" table:formula="of:=[.L11]/[.$B11]" office:value-type="float" office:value="0.00000577378996451365" calcext:value-type="float">
            <text:p>5.77378996451365E-06</text:p>
          </table:table-cell>
          <table:table-cell table:style-name="ce3" table:formula="of:=[.M11]/[.$B11]" office:value-type="float" office:value="0.000222518282450994" calcext:value-type="float">
            <text:p>0.000222518282451</text:p>
          </table:table-cell>
          <table:table-cell table:style-name="ce3" table:formula="of:=[.N11]/[.$B11]" office:value-type="float" office:value="0.00198439924707574" calcext:value-type="float">
            <text:p>0.001984399247076</text:p>
          </table:table-cell>
          <table:table-cell table:style-name="ce3" table:formula="of:=[.O11]/[.$B11]" office:value-type="float" office:value="0.000204714615066384" calcext:value-type="float">
            <text:p>0.000204714615066</text:p>
          </table:table-cell>
          <table:table-cell table:style-name="ce3" table:formula="of:=[.P11]/[.$B11]" office:value-type="float" office:value="0.00189791641696288" calcext:value-type="float">
            <text:p>0.001897916416963</text:p>
          </table:table-cell>
          <table:table-cell table:style-name="ce3" table:formula="of:=[.Q11]/[.$B11]" office:value-type="float" office:value="0.00000960461003643441" calcext:value-type="float">
            <text:p>9.60461003643441E-06</text:p>
          </table:table-cell>
          <table:table-cell table:style-name="ce3" table:formula="of:=[.R11]/[.$B11]" office:value-type="float" office:value="0.000192856986750241" calcext:value-type="float">
            <text:p>0.00019285698675</text:p>
          </table:table-cell>
          <table:table-cell table:style-name="ce3" table:formula="of:=[.S11]/[.$B11]" office:value-type="float" office:value="0.00000920499211526282" calcext:value-type="float">
            <text:p>9.20499211526282E-06</text:p>
          </table:table-cell>
          <table:table-cell table:style-name="ce3" table:formula="of:=[.T11]/[.$B11]" office:value-type="float" office:value="0.000191279184958029" calcext:value-type="float">
            <text:p>0.000191279184958</text:p>
          </table:table-cell>
          <table:table-cell table:style-name="ce3" table:formula="of:=[.U11]/[.$B11]" office:value-type="float" office:value="0.00177274643810212" calcext:value-type="float">
            <text:p>0.001772746438102</text:p>
          </table:table-cell>
          <table:table-cell table:style-name="ce3" table:formula="of:=[.V11]/[.$B11]" office:value-type="float" office:value="0.00306591003101338" calcext:value-type="float">
            <text:p>0.003065910031013</text:p>
          </table:table-cell>
          <table:table-cell table:style-name="ce3" table:formula="of:=[.W11]/[.$B11]" office:value-type="float" office:value="0.00312138113245049" calcext:value-type="float">
            <text:p>0.003121381132451</text:p>
          </table:table-cell>
          <table:table-cell table:style-name="ce3" table:formula="of:=[.X11]/[.$B11]" office:value-type="float" office:value="0.00308267331381011" calcext:value-type="float">
            <text:p>0.00308267331381</text:p>
          </table:table-cell>
          <table:table-cell table:style-name="ce3" table:formula="of:=[.Y11]/[.$B11]" office:value-type="float" office:value="0.00308343120986751" calcext:value-type="float">
            <text:p>0.003083431209868</text:p>
          </table:table-cell>
          <table:table-cell table:style-name="ce3" table:formula="of:=[.Z11]/[.$B11]" office:value-type="float" office:value="0.00000859178530518917" calcext:value-type="float">
            <text:p>8.59178530518917E-06</text:p>
          </table:table-cell>
          <table:table-cell table:style-name="ce3" table:formula="of:=[.AA11]/[.$B11]" office:value-type="float" office:value="0.000184995537645813" calcext:value-type="float">
            <text:p>0.000184995537646</text:p>
          </table:table-cell>
          <table:table-cell table:style-name="ce3" table:formula="of:=[.AB11]/[.$B11]" office:value-type="float" office:value="0.00165374297716288" calcext:value-type="float">
            <text:p>0.001653742977163</text:p>
          </table:table-cell>
          <table:table-cell table:style-name="ce3" table:formula="of:=[.AC11]/[.$B11]" office:value-type="float" office:value="0.0030530051281452" calcext:value-type="float">
            <text:p>0.003053005128145</text:p>
          </table:table-cell>
          <table:table-cell table:style-name="ce3" table:formula="of:=[.AD11]/[.$B11]" office:value-type="float" office:value="0.0031098611123781" calcext:value-type="float">
            <text:p>0.003109861112378</text:p>
          </table:table-cell>
          <table:table-cell table:style-name="ce3" table:formula="of:=[.AE11]/[.$B11]" office:value-type="float" office:value="0.00307242793710697" calcext:value-type="float">
            <text:p>0.003072427937107</text:p>
          </table:table-cell>
          <table:table-cell table:style-name="ce3" table:formula="of:=[.AF11]/[.$B11]" office:value-type="float" office:value="0.00307470162527916" calcext:value-type="float">
            <text:p>0.003074701625279</text:p>
          </table:table-cell>
          <table:table-cell table:style-name="ce3" table:formula="of:=[.AG11]/[.$B11]" office:value-type="float" office:value="0.00308539484965258" calcext:value-type="float">
            <text:p>0.003085394849653</text:p>
          </table:table-cell>
          <table:table-cell table:style-name="ce3" table:formula="of:=[.AH11]/[.$B11]" office:value-type="float" office:value="0.00000816460752738506" calcext:value-type="float">
            <text:p>8.16460752738506E-06</text:p>
          </table:table-cell>
          <table:table-cell table:style-name="ce3" table:formula="of:=[.AI11]/[.$B11]" office:value-type="float" office:value="0.000185905012914687" calcext:value-type="float">
            <text:p>0.000185905012915</text:p>
          </table:table-cell>
          <table:table-cell table:style-name="ce3" table:formula="of:=[.AJ11]/[.$B11]" office:value-type="float" office:value="0.00157612064095738" calcext:value-type="float">
            <text:p>0.001576120640957</text:p>
          </table:table-cell>
          <table:table-cell table:style-name="ce3" table:formula="of:=[.AK11]/[.$B11]" office:value-type="float" office:value="0.00302679570448767" calcext:value-type="float">
            <text:p>0.003026795704488</text:p>
          </table:table-cell>
          <table:table-cell table:style-name="ce3" table:formula="of:=[.AL11]/[.$B11]" office:value-type="float" office:value="0.0031013864564636" calcext:value-type="float">
            <text:p>0.003101386456464</text:p>
          </table:table-cell>
          <table:table-cell table:style-name="ce3" table:formula="of:=[.AM11]/[.$B11]" office:value-type="float" office:value="0.00306345031380893" calcext:value-type="float">
            <text:p>0.003063450313809</text:p>
          </table:table-cell>
          <table:table-cell table:style-name="ce3" table:formula="of:=[.AN11]/[.$B11]" office:value-type="float" office:value="0.00306897606506375" calcext:value-type="float">
            <text:p>0.003068976065064</text:p>
          </table:table-cell>
          <table:table-cell table:style-name="ce3" table:formula="of:=[.AO11]/[.$B11]" office:value-type="float" office:value="0.00307954527008232" calcext:value-type="float">
            <text:p>0.003079545270082</text:p>
          </table:table-cell>
          <table:table-cell table:style-name="ce3" table:formula="of:=[.AP11]/[.$B11]" office:value-type="float" office:value="0.00309103084033393" calcext:value-type="float">
            <text:p>0.003091030840334</text:p>
          </table:table-cell>
          <table:table-cell table:style-name="ce3" table:formula="of:=[.AQ11]/[.$B11]" office:value-type="float" office:value="0.00000795790860264113" calcext:value-type="float">
            <text:p>7.95790860264113E-06</text:p>
          </table:table-cell>
          <table:table-cell table:style-name="ce3" table:formula="of:=[.AR11]/[.$B11]" office:value-type="float" office:value="0.000178622320799542" calcext:value-type="float">
            <text:p>0.0001786223208</text:p>
          </table:table-cell>
          <table:table-cell table:style-name="ce3" table:formula="of:=[.AS11]/[.$B11]" office:value-type="float" office:value="0.00151091402016483" calcext:value-type="float">
            <text:p>0.001510914020165</text:p>
          </table:table-cell>
          <table:table-cell table:style-name="ce3" table:formula="of:=[.AT11]/[.$B11]" office:value-type="float" office:value="0.00300261882025679" calcext:value-type="float">
            <text:p>0.003002618820257</text:p>
          </table:table-cell>
          <table:table-cell table:style-name="ce3" table:formula="of:=[.AU11]/[.$B11]" office:value-type="float" office:value="0.00308881916183917" calcext:value-type="float">
            <text:p>0.003088819161839</text:p>
          </table:table-cell>
          <table:table-cell table:style-name="ce3" table:formula="of:=[.AV11]/[.$B11]" office:value-type="float" office:value="0.00305601604248231" calcext:value-type="float">
            <text:p>0.003056016042482</text:p>
          </table:table-cell>
          <table:table-cell table:style-name="ce3" table:formula="of:=[.AW11]/[.$B11]" office:value-type="float" office:value="0.00306256839839669" calcext:value-type="float">
            <text:p>0.003062568398397</text:p>
          </table:table-cell>
          <table:table-cell table:style-name="ce3" table:formula="of:=[.AX11]/[.$B11]" office:value-type="float" office:value="0.00307292401452636" calcext:value-type="float">
            <text:p>0.003072924014526</text:p>
          </table:table-cell>
          <table:table-cell table:style-name="ce3" table:formula="of:=[.AY11]/[.$B11]" office:value-type="float" office:value="0.00308567733818306" calcext:value-type="float">
            <text:p>0.003085677338183</text:p>
          </table:table-cell>
          <table:table-cell table:number-columns-repeated="97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38394717" calcext:value-type="float">
            <text:p>138394717</text:p>
          </table:table-cell>
          <table:table-cell table:style-name="ce3" table:formula="of:=[.C12]/[.$B12]" office:value-type="float" office:value="0" calcext:value-type="float">
            <text:p>0</text:p>
          </table:table-cell>
          <table:table-cell table:style-name="ce3" table:formula="of:=[.D12]/[.$B12]" office:value-type="float" office:value="0" calcext:value-type="float">
            <text:p>0</text:p>
          </table:table-cell>
          <table:table-cell table:style-name="ce3" table:formula="of:=[.E12]/[.$B12]" office:value-type="float" office:value="0" calcext:value-type="float">
            <text:p>0</text:p>
          </table:table-cell>
          <table:table-cell table:style-name="ce3" table:formula="of:=[.F12]/[.$B12]" office:value-type="float" office:value="0.00000687164958760673" calcext:value-type="float">
            <text:p>6.87164958760673E-06</text:p>
          </table:table-cell>
          <table:table-cell table:style-name="ce3" table:formula="of:=[.G12]/[.$B12]" office:value-type="float" office:value="0.0000000072257093455381" calcext:value-type="float">
            <text:p>7.2257093455381E-09</text:p>
          </table:table-cell>
          <table:table-cell table:style-name="ce3" table:formula="of:=[.H12]/[.$B12]" office:value-type="float" office:value="0.000000195094152329529" calcext:value-type="float">
            <text:p>1.95094152329529E-07</text:p>
          </table:table-cell>
          <table:table-cell table:style-name="ce3" table:formula="of:=[.I12]/[.$B12]" office:value-type="float" office:value="0.00000676326394742366" calcext:value-type="float">
            <text:p>6.76326394742366E-06</text:p>
          </table:table-cell>
          <table:table-cell table:style-name="ce3" table:formula="of:=[.J12]/[.$B12]" office:value-type="float" office:value="0" calcext:value-type="float">
            <text:p>0</text:p>
          </table:table-cell>
          <table:table-cell table:style-name="ce3" table:formula="of:=[.K12]/[.$B12]" office:value-type="float" office:value="0.000000144514186910762" calcext:value-type="float">
            <text:p>1.44514186910762E-07</text:p>
          </table:table-cell>
          <table:table-cell table:style-name="ce3" table:formula="of:=[.L12]/[.$B12]" office:value-type="float" office:value="0.00000774596041841684" calcext:value-type="float">
            <text:p>7.74596041841684E-06</text:p>
          </table:table-cell>
          <table:table-cell table:style-name="ce3" table:formula="of:=[.M12]/[.$B12]" office:value-type="float" office:value="0.000194942412433272" calcext:value-type="float">
            <text:p>0.000194942412433</text:p>
          </table:table-cell>
          <table:table-cell table:style-name="ce3" table:formula="of:=[.N12]/[.$B12]" office:value-type="float" office:value="0.00164505556957062" calcext:value-type="float">
            <text:p>0.001645055569571</text:p>
          </table:table-cell>
          <table:table-cell table:style-name="ce3" table:formula="of:=[.O12]/[.$B12]" office:value-type="float" office:value="0.000178966369070288" calcext:value-type="float">
            <text:p>0.00017896636907</text:p>
          </table:table-cell>
          <table:table-cell table:style-name="ce3" table:formula="of:=[.P12]/[.$B12]" office:value-type="float" office:value="0.00156907723580229" calcext:value-type="float">
            <text:p>0.001569077235802</text:p>
          </table:table-cell>
          <table:table-cell table:style-name="ce3" table:formula="of:=[.Q12]/[.$B12]" office:value-type="float" office:value="0.00000891652533239401" calcext:value-type="float">
            <text:p>8.91652533239401E-06</text:p>
          </table:table-cell>
          <table:table-cell table:style-name="ce3" table:formula="of:=[.R12]/[.$B12]" office:value-type="float" office:value="0.000176690270626443" calcext:value-type="float">
            <text:p>0.000176690270626</text:p>
          </table:table-cell>
          <table:table-cell table:style-name="ce3" table:formula="of:=[.S12]/[.$B12]" office:value-type="float" office:value="0.00000871420547071894" calcext:value-type="float">
            <text:p>8.71420547071894E-06</text:p>
          </table:table-cell>
          <table:table-cell table:style-name="ce3" table:formula="of:=[.T12]/[.$B12]" office:value-type="float" office:value="0.000172463230659303" calcext:value-type="float">
            <text:p>0.000172463230659</text:p>
          </table:table-cell>
          <table:table-cell table:style-name="ce3" table:formula="of:=[.U12]/[.$B12]" office:value-type="float" office:value="0.00146932631828714" calcext:value-type="float">
            <text:p>0.001469326318287</text:p>
          </table:table-cell>
          <table:table-cell table:style-name="ce3" table:formula="of:=[.V12]/[.$B12]" office:value-type="float" office:value="0.00254477922014899" calcext:value-type="float">
            <text:p>0.002544779220149</text:p>
          </table:table-cell>
          <table:table-cell table:style-name="ce3" table:formula="of:=[.W12]/[.$B12]" office:value-type="float" office:value="0.00264930633154154" calcext:value-type="float">
            <text:p>0.002649306331542</text:p>
          </table:table-cell>
          <table:table-cell table:style-name="ce3" table:formula="of:=[.X12]/[.$B12]" office:value-type="float" office:value="0.00264165430534462" calcext:value-type="float">
            <text:p>0.002641654305345</text:p>
          </table:table-cell>
          <table:table-cell table:style-name="ce3" table:formula="of:=[.Y12]/[.$B12]" office:value-type="float" office:value="0.00265616352971046" calcext:value-type="float">
            <text:p>0.00265616352971</text:p>
          </table:table-cell>
          <table:table-cell table:style-name="ce3" table:formula="of:=[.Z12]/[.$B12]" office:value-type="float" office:value="0.00000837459713147865" calcext:value-type="float">
            <text:p>8.37459713147865E-06</text:p>
          </table:table-cell>
          <table:table-cell table:style-name="ce3" table:formula="of:=[.AA12]/[.$B12]" office:value-type="float" office:value="0.000172246459378937" calcext:value-type="float">
            <text:p>0.000172246459379</text:p>
          </table:table-cell>
          <table:table-cell table:style-name="ce3" table:formula="of:=[.AB12]/[.$B12]" office:value-type="float" office:value="0.00137372295793632" calcext:value-type="float">
            <text:p>0.001373722957936</text:p>
          </table:table-cell>
          <table:table-cell table:style-name="ce3" table:formula="of:=[.AC12]/[.$B12]" office:value-type="float" office:value="0.00252740138917297" calcext:value-type="float">
            <text:p>0.002527401389173</text:p>
          </table:table-cell>
          <table:table-cell table:style-name="ce3" table:formula="of:=[.AD12]/[.$B12]" office:value-type="float" office:value="0.00263770184233261" calcext:value-type="float">
            <text:p>0.002637701842333</text:p>
          </table:table-cell>
          <table:table-cell table:style-name="ce3" table:formula="of:=[.AE12]/[.$B12]" office:value-type="float" office:value="0.0026279110061694" calcext:value-type="float">
            <text:p>0.002627911006169</text:p>
          </table:table-cell>
          <table:table-cell table:style-name="ce3" table:formula="of:=[.AF12]/[.$B12]" office:value-type="float" office:value="0.00264714584444723" calcext:value-type="float">
            <text:p>0.002647145844447</text:p>
          </table:table-cell>
          <table:table-cell table:style-name="ce3" table:formula="of:=[.AG12]/[.$B12]" office:value-type="float" office:value="0.00266407568144382" calcext:value-type="float">
            <text:p>0.002664075681444</text:p>
          </table:table-cell>
          <table:table-cell table:style-name="ce3" table:formula="of:=[.AH12]/[.$B12]" office:value-type="float" office:value="0.00000795550598943744" calcext:value-type="float">
            <text:p>7.95550598943744E-06</text:p>
          </table:table-cell>
          <table:table-cell table:style-name="ce3" table:formula="of:=[.AI12]/[.$B12]" office:value-type="float" office:value="0.000166350280552978" calcext:value-type="float">
            <text:p>0.000166350280553</text:p>
          </table:table-cell>
          <table:table-cell table:style-name="ce3" table:formula="of:=[.AJ12]/[.$B12]" office:value-type="float" office:value="0.00130745597752839" calcext:value-type="float">
            <text:p>0.001307455977528</text:p>
          </table:table-cell>
          <table:table-cell table:style-name="ce3" table:formula="of:=[.AK12]/[.$B12]" office:value-type="float" office:value="0.00250640347781484" calcext:value-type="float">
            <text:p>0.002506403477815</text:p>
          </table:table-cell>
          <table:table-cell table:style-name="ce3" table:formula="of:=[.AL12]/[.$B12]" office:value-type="float" office:value="0.00261923292924541" calcext:value-type="float">
            <text:p>0.002619232929245</text:p>
          </table:table-cell>
          <table:table-cell table:style-name="ce3" table:formula="of:=[.AM12]/[.$B12]" office:value-type="float" office:value="0.00261671838239317" calcext:value-type="float">
            <text:p>0.002616718382393</text:p>
          </table:table-cell>
          <table:table-cell table:style-name="ce3" table:formula="of:=[.AN12]/[.$B12]" office:value-type="float" office:value="0.00263835215617371" calcext:value-type="float">
            <text:p>0.002638352156174</text:p>
          </table:table-cell>
          <table:table-cell table:style-name="ce3" table:formula="of:=[.AO12]/[.$B12]" office:value-type="float" office:value="0.00265562160150954" calcext:value-type="float">
            <text:p>0.00265562160151</text:p>
          </table:table-cell>
          <table:table-cell table:style-name="ce3" table:formula="of:=[.AP12]/[.$B12]" office:value-type="float" office:value="0.00267433618871449" calcext:value-type="float">
            <text:p>0.002674336188714</text:p>
          </table:table-cell>
          <table:table-cell table:style-name="ce3" table:formula="of:=[.AQ12]/[.$B12]" office:value-type="float" office:value="0.0000082878886193322" calcext:value-type="float">
            <text:p>8.2878886193322E-06</text:p>
          </table:table-cell>
          <table:table-cell table:style-name="ce3" table:formula="of:=[.AR12]/[.$B12]" office:value-type="float" office:value="0.000163467222524108" calcext:value-type="float">
            <text:p>0.000163467222524</text:p>
          </table:table-cell>
          <table:table-cell table:style-name="ce3" table:formula="of:=[.AS12]/[.$B12]" office:value-type="float" office:value="0.0012598241015226" calcext:value-type="float">
            <text:p>0.001259824101523</text:p>
          </table:table-cell>
          <table:table-cell table:style-name="ce3" table:formula="of:=[.AT12]/[.$B12]" office:value-type="float" office:value="0.00248495034676793" calcext:value-type="float">
            <text:p>0.002484950346768</text:p>
          </table:table-cell>
          <table:table-cell table:style-name="ce3" table:formula="of:=[.AU12]/[.$B12]" office:value-type="float" office:value="0.00260681193488043" calcext:value-type="float">
            <text:p>0.00260681193488</text:p>
          </table:table-cell>
          <table:table-cell table:style-name="ce3" table:formula="of:=[.AV12]/[.$B12]" office:value-type="float" office:value="0.00260538124443002" calcext:value-type="float">
            <text:p>0.00260538124443</text:p>
          </table:table-cell>
          <table:table-cell table:style-name="ce3" table:formula="of:=[.AW12]/[.$B12]" office:value-type="float" office:value="0.0026274341093526" calcext:value-type="float">
            <text:p>0.002627434109353</text:p>
          </table:table-cell>
          <table:table-cell table:style-name="ce3" table:formula="of:=[.AX12]/[.$B12]" office:value-type="float" office:value="0.00264684959036406" calcext:value-type="float">
            <text:p>0.002646849590364</text:p>
          </table:table-cell>
          <table:table-cell table:style-name="ce3" table:formula="of:=[.AY12]/[.$B12]" office:value-type="float" office:value="0.00266484160663445" calcext:value-type="float">
            <text:p>0.002664841606634</text:p>
          </table:table-cell>
          <table:table-cell table:number-columns-repeated="97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33797422" calcext:value-type="float">
            <text:p>133797422</text:p>
          </table:table-cell>
          <table:table-cell table:style-name="ce3" table:formula="of:=[.C13]/[.$B13]" office:value-type="float" office:value="0" calcext:value-type="float">
            <text:p>0</text:p>
          </table:table-cell>
          <table:table-cell table:style-name="ce3" table:formula="of:=[.D13]/[.$B13]" office:value-type="float" office:value="0" calcext:value-type="float">
            <text:p>0</text:p>
          </table:table-cell>
          <table:table-cell table:style-name="ce3" table:formula="of:=[.E13]/[.$B13]" office:value-type="float" office:value="0" calcext:value-type="float">
            <text:p>0</text:p>
          </table:table-cell>
          <table:table-cell table:style-name="ce3" table:formula="of:=[.F13]/[.$B13]" office:value-type="float" office:value="0.00000842318172617706" calcext:value-type="float">
            <text:p>8.42318172617706E-06</text:p>
          </table:table-cell>
          <table:table-cell table:style-name="ce3" table:formula="of:=[.G13]/[.$B13]" office:value-type="float" office:value="0.0000000224219566801519" calcext:value-type="float">
            <text:p>2.24219566801519E-08</text:p>
          </table:table-cell>
          <table:table-cell table:style-name="ce3" table:formula="of:=[.H13]/[.$B13]" office:value-type="float" office:value="0.000000186849639001266" calcext:value-type="float">
            <text:p>1.86849639001266E-07</text:p>
          </table:table-cell>
          <table:table-cell table:style-name="ce3" table:formula="of:=[.I13]/[.$B13]" office:value-type="float" office:value="0.00000621088200040207" calcext:value-type="float">
            <text:p>6.21088200040207E-06</text:p>
          </table:table-cell>
          <table:table-cell table:style-name="ce3" table:formula="of:=[.J13]/[.$B13]" office:value-type="float" office:value="0.0000000149479711201013" calcext:value-type="float">
            <text:p>1.49479711201013E-08</text:p>
          </table:table-cell>
          <table:table-cell table:style-name="ce3" table:formula="of:=[.K13]/[.$B13]" office:value-type="float" office:value="0.000000306433407962076" calcext:value-type="float">
            <text:p>3.06433407962076E-07</text:p>
          </table:table-cell>
          <table:table-cell table:style-name="ce3" table:formula="of:=[.L13]/[.$B13]" office:value-type="float" office:value="0.00000825875404385594" calcext:value-type="float">
            <text:p>8.25875404385594E-06</text:p>
          </table:table-cell>
          <table:table-cell table:style-name="ce3" table:formula="of:=[.M13]/[.$B13]" office:value-type="float" office:value="0.000407137889398198" calcext:value-type="float">
            <text:p>0.000407137889398</text:p>
          </table:table-cell>
          <table:table-cell table:style-name="ce3" table:formula="of:=[.N13]/[.$B13]" office:value-type="float" office:value="0.00271305675829838" calcext:value-type="float">
            <text:p>0.002713056758298</text:p>
          </table:table-cell>
          <table:table-cell table:style-name="ce3" table:formula="of:=[.O13]/[.$B13]" office:value-type="float" office:value="0.000370350932471629" calcext:value-type="float">
            <text:p>0.000370350932472</text:p>
          </table:table-cell>
          <table:table-cell table:style-name="ce3" table:formula="of:=[.P13]/[.$B13]" office:value-type="float" office:value="0.00257076702120613" calcext:value-type="float">
            <text:p>0.002570767021206</text:p>
          </table:table-cell>
          <table:table-cell table:style-name="ce3" table:formula="of:=[.Q13]/[.$B13]" office:value-type="float" office:value="0.0000136624456037725" calcext:value-type="float">
            <text:p>1.36624456037725E-05</text:p>
          </table:table-cell>
          <table:table-cell table:style-name="ce3" table:formula="of:=[.R13]/[.$B13]" office:value-type="float" office:value="0.000323877690259234" calcext:value-type="float">
            <text:p>0.000323877690259</text:p>
          </table:table-cell>
          <table:table-cell table:style-name="ce3" table:formula="of:=[.S13]/[.$B13]" office:value-type="float" office:value="0.0000144098441597776" calcext:value-type="float">
            <text:p>1.44098441597776E-05</text:p>
          </table:table-cell>
          <table:table-cell table:style-name="ce3" table:formula="of:=[.T13]/[.$B13]" office:value-type="float" office:value="0.000310671157774624" calcext:value-type="float">
            <text:p>0.000310671157775</text:p>
          </table:table-cell>
          <table:table-cell table:style-name="ce3" table:formula="of:=[.U13]/[.$B13]" office:value-type="float" office:value="0.00232786249050449" calcext:value-type="float">
            <text:p>0.002327862490504</text:p>
          </table:table-cell>
          <table:table-cell table:style-name="ce3" table:formula="of:=[.V13]/[.$B13]" office:value-type="float" office:value="0.00349065021596604" calcext:value-type="float">
            <text:p>0.003490650215966</text:p>
          </table:table-cell>
          <table:table-cell table:style-name="ce3" table:formula="of:=[.W13]/[.$B13]" office:value-type="float" office:value="0.00330451807957854" calcext:value-type="float">
            <text:p>0.003304518079579</text:p>
          </table:table-cell>
          <table:table-cell table:style-name="ce3" table:formula="of:=[.X13]/[.$B13]" office:value-type="float" office:value="0.00321122779181799" calcext:value-type="float">
            <text:p>0.003211227791818</text:p>
          </table:table-cell>
          <table:table-cell table:style-name="ce3" table:formula="of:=[.Y13]/[.$B13]" office:value-type="float" office:value="0.0032240979949524" calcext:value-type="float">
            <text:p>0.003224097994952</text:p>
          </table:table-cell>
          <table:table-cell table:style-name="ce3" table:formula="of:=[.Z13]/[.$B13]" office:value-type="float" office:value="0.00000861003136517832" calcext:value-type="float">
            <text:p>8.61003136517832E-06</text:p>
          </table:table-cell>
          <table:table-cell table:style-name="ce3" table:formula="of:=[.AA13]/[.$B13]" office:value-type="float" office:value="0.000298466139355062" calcext:value-type="float">
            <text:p>0.000298466139355</text:p>
          </table:table-cell>
          <table:table-cell table:style-name="ce3" table:formula="of:=[.AB13]/[.$B13]" office:value-type="float" office:value="0.00216079649128068" calcext:value-type="float">
            <text:p>0.002160796491281</text:p>
          </table:table-cell>
          <table:table-cell table:style-name="ce3" table:formula="of:=[.AC13]/[.$B13]" office:value-type="float" office:value="0.00344159097474987" calcext:value-type="float">
            <text:p>0.00344159097475</text:p>
          </table:table-cell>
          <table:table-cell table:style-name="ce3" table:formula="of:=[.AD13]/[.$B13]" office:value-type="float" office:value="0.0032747043511795" calcext:value-type="float">
            <text:p>0.00327470435118</text:p>
          </table:table-cell>
          <table:table-cell table:style-name="ce3" table:formula="of:=[.AE13]/[.$B13]" office:value-type="float" office:value="0.00319106297877698" calcext:value-type="float">
            <text:p>0.003191062978777</text:p>
          </table:table-cell>
          <table:table-cell table:style-name="ce3" table:formula="of:=[.AF13]/[.$B13]" office:value-type="float" office:value="0.00320228890508817" calcext:value-type="float">
            <text:p>0.003202288905088</text:p>
          </table:table-cell>
          <table:table-cell table:style-name="ce3" table:formula="of:=[.AG13]/[.$B13]" office:value-type="float" office:value="0.00319745323643082" calcext:value-type="float">
            <text:p>0.003197453236431</text:p>
          </table:table-cell>
          <table:table-cell table:style-name="ce3" table:formula="of:=[.AH13]/[.$B13]" office:value-type="float" office:value="0.00000955922753130475" calcext:value-type="float">
            <text:p>9.55922753130475E-06</text:p>
          </table:table-cell>
          <table:table-cell table:style-name="ce3" table:formula="of:=[.AI13]/[.$B13]" office:value-type="float" office:value="0.000285483826437254" calcext:value-type="float">
            <text:p>0.000285483826437</text:p>
          </table:table-cell>
          <table:table-cell table:style-name="ce3" table:formula="of:=[.AJ13]/[.$B13]" office:value-type="float" office:value="0.00201490429314849" calcext:value-type="float">
            <text:p>0.002014904293148</text:p>
          </table:table-cell>
          <table:table-cell table:style-name="ce3" table:formula="of:=[.AK13]/[.$B13]" office:value-type="float" office:value="0.00339992350525259" calcext:value-type="float">
            <text:p>0.003399923505253</text:p>
          </table:table-cell>
          <table:table-cell table:style-name="ce3" table:formula="of:=[.AL13]/[.$B13]" office:value-type="float" office:value="0.00324489809676602" calcext:value-type="float">
            <text:p>0.003244898096766</text:p>
          </table:table-cell>
          <table:table-cell table:style-name="ce3" table:formula="of:=[.AM13]/[.$B13]" office:value-type="float" office:value="0.00317757990882664" calcext:value-type="float">
            <text:p>0.003177579908827</text:p>
          </table:table-cell>
          <table:table-cell table:style-name="ce3" table:formula="of:=[.AN13]/[.$B13]" office:value-type="float" office:value="0.00317584594417671" calcext:value-type="float">
            <text:p>0.003175845944177</text:p>
          </table:table-cell>
          <table:table-cell table:style-name="ce3" table:formula="of:=[.AO13]/[.$B13]" office:value-type="float" office:value="0.00317938113934662" calcext:value-type="float">
            <text:p>0.003179381139347</text:p>
          </table:table-cell>
          <table:table-cell table:style-name="ce3" table:formula="of:=[.AP13]/[.$B13]" office:value-type="float" office:value="0.00318372352495701" calcext:value-type="float">
            <text:p>0.003183723524957</text:p>
          </table:table-cell>
          <table:table-cell table:style-name="ce3" table:formula="of:=[.AQ13]/[.$B13]" office:value-type="float" office:value="0.00000914068433994192" calcext:value-type="float">
            <text:p>9.14068433994192E-06</text:p>
          </table:table-cell>
          <table:table-cell table:style-name="ce3" table:formula="of:=[.AR13]/[.$B13]" office:value-type="float" office:value="0.00027019952596695" calcext:value-type="float">
            <text:p>0.000270199525967</text:p>
          </table:table-cell>
          <table:table-cell table:style-name="ce3" table:formula="of:=[.AS13]/[.$B13]" office:value-type="float" office:value="0.00190984247813086" calcext:value-type="float">
            <text:p>0.001909842478131</text:p>
          </table:table-cell>
          <table:table-cell table:style-name="ce3" table:formula="of:=[.AT13]/[.$B13]" office:value-type="float" office:value="0.00331886813185384" calcext:value-type="float">
            <text:p>0.003318868131854</text:p>
          </table:table-cell>
          <table:table-cell table:style-name="ce3" table:formula="of:=[.AU13]/[.$B13]" office:value-type="float" office:value="0.00321942675397737" calcext:value-type="float">
            <text:p>0.003219426753977</text:p>
          </table:table-cell>
          <table:table-cell table:style-name="ce3" table:formula="of:=[.AV13]/[.$B13]" office:value-type="float" office:value="0.00316911935717267" calcext:value-type="float">
            <text:p>0.003169119357173</text:p>
          </table:table-cell>
          <table:table-cell table:style-name="ce3" table:formula="of:=[.AW13]/[.$B13]" office:value-type="float" office:value="0.00316367829568495" calcext:value-type="float">
            <text:p>0.003163678295685</text:p>
          </table:table-cell>
          <table:table-cell table:style-name="ce3" table:formula="of:=[.AX13]/[.$B13]" office:value-type="float" office:value="0.00315879778311424" calcext:value-type="float">
            <text:p>0.003158797783114</text:p>
          </table:table-cell>
          <table:table-cell table:style-name="ce3" table:formula="of:=[.AY13]/[.$B13]" office:value-type="float" office:value="0.00316949305645067" calcext:value-type="float">
            <text:p>0.003169493056451</text:p>
          </table:table-cell>
          <table:table-cell table:number-columns-repeated="97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35086622" calcext:value-type="float">
            <text:p>135086622</text:p>
          </table:table-cell>
          <table:table-cell table:style-name="ce3" table:formula="of:=[.C14]/[.$B14]" office:value-type="float" office:value="0" calcext:value-type="float">
            <text:p>0</text:p>
          </table:table-cell>
          <table:table-cell table:style-name="ce3" table:formula="of:=[.D14]/[.$B14]" office:value-type="float" office:value="0" calcext:value-type="float">
            <text:p>0</text:p>
          </table:table-cell>
          <table:table-cell table:style-name="ce3" table:formula="of:=[.E14]/[.$B14]" office:value-type="float" office:value="0.000000111039862999905" calcext:value-type="float">
            <text:p>1.11039862999905E-07</text:p>
          </table:table-cell>
          <table:table-cell table:style-name="ce3" table:formula="of:=[.F14]/[.$B14]" office:value-type="float" office:value="0.000008601888053726" calcext:value-type="float">
            <text:p>8.601888053726E-06</text:p>
          </table:table-cell>
          <table:table-cell table:style-name="ce3" table:formula="of:=[.G14]/[.$B14]" office:value-type="float" office:value="0.0000000444159451999621" calcext:value-type="float">
            <text:p>4.44159451999621E-08</text:p>
          </table:table-cell>
          <table:table-cell table:style-name="ce3" table:formula="of:=[.H14]/[.$B14]" office:value-type="float" office:value="0.0000002738983287331" calcext:value-type="float">
            <text:p>2.738983287331E-07</text:p>
          </table:table-cell>
          <table:table-cell table:style-name="ce3" table:formula="of:=[.I14]/[.$B14]" office:value-type="float" office:value="0.00000629225890332797" calcext:value-type="float">
            <text:p>6.29225890332797E-06</text:p>
          </table:table-cell>
          <table:table-cell table:style-name="ce3" table:formula="of:=[.J14]/[.$B14]" office:value-type="float" office:value="0.00000000740265753332702" calcext:value-type="float">
            <text:p>7.40265753332702E-09</text:p>
          </table:table-cell>
          <table:table-cell table:style-name="ce3" table:formula="of:=[.K14]/[.$B14]" office:value-type="float" office:value="0.000000125845178066559" calcext:value-type="float">
            <text:p>1.25845178066559E-07</text:p>
          </table:table-cell>
          <table:table-cell table:style-name="ce3" table:formula="of:=[.L14]/[.$B14]" office:value-type="float" office:value="0.00000892760498519239" calcext:value-type="float">
            <text:p>8.92760498519239E-06</text:p>
          </table:table-cell>
          <table:table-cell table:style-name="ce3" table:formula="of:=[.M14]/[.$B14]" office:value-type="float" office:value="0.00035635653099683" calcext:value-type="float">
            <text:p>0.000356356530997</text:p>
          </table:table-cell>
          <table:table-cell table:style-name="ce3" table:formula="of:=[.N14]/[.$B14]" office:value-type="float" office:value="0.00246482586558423" calcext:value-type="float">
            <text:p>0.002464825865584</text:p>
          </table:table-cell>
          <table:table-cell table:style-name="ce3" table:formula="of:=[.O14]/[.$B14]" office:value-type="float" office:value="0.000317300109850996" calcext:value-type="float">
            <text:p>0.000317300109851</text:p>
          </table:table-cell>
          <table:table-cell table:style-name="ce3" table:formula="of:=[.P14]/[.$B14]" office:value-type="float" office:value="0.00234444384877727" calcext:value-type="float">
            <text:p>0.002344443848777</text:p>
          </table:table-cell>
          <table:table-cell table:style-name="ce3" table:formula="of:=[.Q14]/[.$B14]" office:value-type="float" office:value="0.0000103341099165245" calcext:value-type="float">
            <text:p>1.03341099165245E-05</text:p>
          </table:table-cell>
          <table:table-cell table:style-name="ce3" table:formula="of:=[.R14]/[.$B14]" office:value-type="float" office:value="0.000297209297305547" calcext:value-type="float">
            <text:p>0.000297209297306</text:p>
          </table:table-cell>
          <table:table-cell table:style-name="ce3" table:formula="of:=[.S14]/[.$B14]" office:value-type="float" office:value="0.0000110891809849239" calcext:value-type="float">
            <text:p>1.10891809849239E-05</text:p>
          </table:table-cell>
          <table:table-cell table:style-name="ce3" table:formula="of:=[.T14]/[.$B14]" office:value-type="float" office:value="0.000274779244979566" calcext:value-type="float">
            <text:p>0.00027477924498</text:p>
          </table:table-cell>
          <table:table-cell table:style-name="ce3" table:formula="of:=[.U14]/[.$B14]" office:value-type="float" office:value="0.00223645388068109" calcext:value-type="float">
            <text:p>0.002236453880681</text:p>
          </table:table-cell>
          <table:table-cell table:style-name="ce3" table:formula="of:=[.V14]/[.$B14]" office:value-type="float" office:value="0.00332938964155903" calcext:value-type="float">
            <text:p>0.003329389641559</text:p>
          </table:table-cell>
          <table:table-cell table:style-name="ce3" table:formula="of:=[.W14]/[.$B14]" office:value-type="float" office:value="0.003123921479064" calcext:value-type="float">
            <text:p>0.003123921479064</text:p>
          </table:table-cell>
          <table:table-cell table:style-name="ce3" table:formula="of:=[.X14]/[.$B14]" office:value-type="float" office:value="0.00302968564866475" calcext:value-type="float">
            <text:p>0.003029685648665</text:p>
          </table:table-cell>
          <table:table-cell table:style-name="ce3" table:formula="of:=[.Y14]/[.$B14]" office:value-type="float" office:value="0.0030075961185853" calcext:value-type="float">
            <text:p>0.003007596118585</text:p>
          </table:table-cell>
          <table:table-cell table:style-name="ce3" table:formula="of:=[.Z14]/[.$B14]" office:value-type="float" office:value="0.0000119256812861898" calcext:value-type="float">
            <text:p>1.19256812861898E-05</text:p>
          </table:table-cell>
          <table:table-cell table:style-name="ce3" table:formula="of:=[.AA14]/[.$B14]" office:value-type="float" office:value="0.000260381076077245" calcext:value-type="float">
            <text:p>0.000260381076077</text:p>
          </table:table-cell>
          <table:table-cell table:style-name="ce3" table:formula="of:=[.AB14]/[.$B14]" office:value-type="float" office:value="0.00202399020681707" calcext:value-type="float">
            <text:p>0.002023990206817</text:p>
          </table:table-cell>
          <table:table-cell table:style-name="ce3" table:formula="of:=[.AC14]/[.$B14]" office:value-type="float" office:value="0.00329447870863186" calcext:value-type="float">
            <text:p>0.003294478708632</text:p>
          </table:table-cell>
          <table:table-cell table:style-name="ce3" table:formula="of:=[.AD14]/[.$B14]" office:value-type="float" office:value="0.00310331988314875" calcext:value-type="float">
            <text:p>0.003103319883149</text:p>
          </table:table-cell>
          <table:table-cell table:style-name="ce3" table:formula="of:=[.AE14]/[.$B14]" office:value-type="float" office:value="0.00301806347633743" calcext:value-type="float">
            <text:p>0.003018063476337</text:p>
          </table:table-cell>
          <table:table-cell table:style-name="ce3" table:formula="of:=[.AF14]/[.$B14]" office:value-type="float" office:value="0.00299946059795618" calcext:value-type="float">
            <text:p>0.002999460597956</text:p>
          </table:table-cell>
          <table:table-cell table:style-name="ce3" table:formula="of:=[.AG14]/[.$B14]" office:value-type="float" office:value="0.0030073740388593" calcext:value-type="float">
            <text:p>0.003007374038859</text:p>
          </table:table-cell>
          <table:table-cell table:style-name="ce3" table:formula="of:=[.AH14]/[.$B14]" office:value-type="float" office:value="0.0000110447650397239" calcext:value-type="float">
            <text:p>1.10447650397239E-05</text:p>
          </table:table-cell>
          <table:table-cell table:style-name="ce3" table:formula="of:=[.AI14]/[.$B14]" office:value-type="float" office:value="0.000253311538132917" calcext:value-type="float">
            <text:p>0.000253311538133</text:p>
          </table:table-cell>
          <table:table-cell table:style-name="ce3" table:formula="of:=[.AJ14]/[.$B14]" office:value-type="float" office:value="0.00191416437965263" calcext:value-type="float">
            <text:p>0.001914164379653</text:p>
          </table:table-cell>
          <table:table-cell table:style-name="ce3" table:formula="of:=[.AK14]/[.$B14]" office:value-type="float" office:value="0.00325937530660882" calcext:value-type="float">
            <text:p>0.003259375306609</text:p>
          </table:table-cell>
          <table:table-cell table:style-name="ce3" table:formula="of:=[.AL14]/[.$B14]" office:value-type="float" office:value="0.00308304400416497" calcext:value-type="float">
            <text:p>0.003083044004165</text:p>
          </table:table-cell>
          <table:table-cell table:style-name="ce3" table:formula="of:=[.AM14]/[.$B14]" office:value-type="float" office:value="0.0030070631272429" calcext:value-type="float">
            <text:p>0.003007063127243</text:p>
          </table:table-cell>
          <table:table-cell table:style-name="ce3" table:formula="of:=[.AN14]/[.$B14]" office:value-type="float" office:value="0.00299153975439552" calcext:value-type="float">
            <text:p>0.002991539754396</text:p>
          </table:table-cell>
          <table:table-cell table:style-name="ce3" table:formula="of:=[.AO14]/[.$B14]" office:value-type="float" office:value="0.00300193308557231" calcext:value-type="float">
            <text:p>0.003001933085572</text:p>
          </table:table-cell>
          <table:table-cell table:style-name="ce3" table:formula="of:=[.AP14]/[.$B14]" office:value-type="float" office:value="0.00301209693436557" calcext:value-type="float">
            <text:p>0.003012096934366</text:p>
          </table:table-cell>
          <table:table-cell table:style-name="ce3" table:formula="of:=[.AQ14]/[.$B14]" office:value-type="float" office:value="0.000010955933149324" calcext:value-type="float">
            <text:p>1.0955933149324E-05</text:p>
          </table:table-cell>
          <table:table-cell table:style-name="ce3" table:formula="of:=[.AR14]/[.$B14]" office:value-type="float" office:value="0.000250261643229187" calcext:value-type="float">
            <text:p>0.000250261643229</text:p>
          </table:table-cell>
          <table:table-cell table:style-name="ce3" table:formula="of:=[.AS14]/[.$B14]" office:value-type="float" office:value="0.00180638908862493" calcext:value-type="float">
            <text:p>0.001806389088625</text:p>
          </table:table-cell>
          <table:table-cell table:style-name="ce3" table:formula="of:=[.AT14]/[.$B14]" office:value-type="float" office:value="0.00323233339863958" calcext:value-type="float">
            <text:p>0.00323233339864</text:p>
          </table:table-cell>
          <table:table-cell table:style-name="ce3" table:formula="of:=[.AU14]/[.$B14]" office:value-type="float" office:value="0.00306604009981092" calcext:value-type="float">
            <text:p>0.003066040099811</text:p>
          </table:table-cell>
          <table:table-cell table:style-name="ce3" table:formula="of:=[.AV14]/[.$B14]" office:value-type="float" office:value="0.00299621083129905" calcext:value-type="float">
            <text:p>0.002996210831299</text:p>
          </table:table-cell>
          <table:table-cell table:style-name="ce3" table:formula="of:=[.AW14]/[.$B14]" office:value-type="float" office:value="0.00298312293278012" calcext:value-type="float">
            <text:p>0.00298312293278</text:p>
          </table:table-cell>
          <table:table-cell table:style-name="ce3" table:formula="of:=[.AX14]/[.$B14]" office:value-type="float" office:value="0.00299461925992938" calcext:value-type="float">
            <text:p>0.002994619259929</text:p>
          </table:table-cell>
          <table:table-cell table:style-name="ce3" table:formula="of:=[.AY14]/[.$B14]" office:value-type="float" office:value="0.00300221438655857" calcext:value-type="float">
            <text:p>0.003002214386559</text:p>
          </table:table-cell>
          <table:table-cell table:number-columns-repeated="97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33275309" calcext:value-type="float">
            <text:p>133275309</text:p>
          </table:table-cell>
          <table:table-cell table:style-name="ce3" table:formula="of:=[.C15]/[.$B15]" office:value-type="float" office:value="0" calcext:value-type="float">
            <text:p>0</text:p>
          </table:table-cell>
          <table:table-cell table:style-name="ce3" table:formula="of:=[.D15]/[.$B15]" office:value-type="float" office:value="0.0000000225097958692409" calcext:value-type="float">
            <text:p>2.25097958692409E-08</text:p>
          </table:table-cell>
          <table:table-cell table:style-name="ce3" table:formula="of:=[.E15]/[.$B15]" office:value-type="float" office:value="0" calcext:value-type="float">
            <text:p>0</text:p>
          </table:table-cell>
          <table:table-cell table:style-name="ce3" table:formula="of:=[.F15]/[.$B15]" office:value-type="float" office:value="0.00000759330447322392" calcext:value-type="float">
            <text:p>7.59330447322392E-06</text:p>
          </table:table-cell>
          <table:table-cell table:style-name="ce3" table:formula="of:=[.G15]/[.$B15]" office:value-type="float" office:value="0" calcext:value-type="float">
            <text:p>0</text:p>
          </table:table-cell>
          <table:table-cell table:style-name="ce3" table:formula="of:=[.H15]/[.$B15]" office:value-type="float" office:value="0.000000232601223982156" calcext:value-type="float">
            <text:p>2.32601223982156E-07</text:p>
          </table:table-cell>
          <table:table-cell table:style-name="ce3" table:formula="of:=[.I15]/[.$B15]" office:value-type="float" office:value="0.00000710559222939037" calcext:value-type="float">
            <text:p>7.10559222939037E-06</text:p>
          </table:table-cell>
          <table:table-cell table:style-name="ce3" table:formula="of:=[.J15]/[.$B15]" office:value-type="float" office:value="0.0000000150065305794939" calcext:value-type="float">
            <text:p>1.50065305794939E-08</text:p>
          </table:table-cell>
          <table:table-cell table:style-name="ce3" table:formula="of:=[.K15]/[.$B15]" office:value-type="float" office:value="0.0000000750326528974696" calcext:value-type="float">
            <text:p>7.50326528974696E-08</text:p>
          </table:table-cell>
          <table:table-cell table:style-name="ce3" table:formula="of:=[.L15]/[.$B15]" office:value-type="float" office:value="0.00000663288651613631" calcext:value-type="float">
            <text:p>6.63288651613631E-06</text:p>
          </table:table-cell>
          <table:table-cell table:style-name="ce3" table:formula="of:=[.M15]/[.$B15]" office:value-type="float" office:value="0.000329520901729817" calcext:value-type="float">
            <text:p>0.00032952090173</text:p>
          </table:table-cell>
          <table:table-cell table:style-name="ce3" table:formula="of:=[.N15]/[.$B15]" office:value-type="float" office:value="0.00229337303581116" calcext:value-type="float">
            <text:p>0.002293373035811</text:p>
          </table:table-cell>
          <table:table-cell table:style-name="ce3" table:formula="of:=[.O15]/[.$B15]" office:value-type="float" office:value="0.000285821884682331" calcext:value-type="float">
            <text:p>0.000285821884682</text:p>
          </table:table-cell>
          <table:table-cell table:style-name="ce3" table:formula="of:=[.P15]/[.$B15]" office:value-type="float" office:value="0.00220851860864941" calcext:value-type="float">
            <text:p>0.002208518608649</text:p>
          </table:table-cell>
          <table:table-cell table:style-name="ce3" table:formula="of:=[.Q15]/[.$B15]" office:value-type="float" office:value="0.0000101219048758686" calcext:value-type="float">
            <text:p>1.01219048758686E-05</text:p>
          </table:table-cell>
          <table:table-cell table:style-name="ce3" table:formula="of:=[.R15]/[.$B15]" office:value-type="float" office:value="0.000266328401459568" calcext:value-type="float">
            <text:p>0.00026632840146</text:p>
          </table:table-cell>
          <table:table-cell table:style-name="ce3" table:formula="of:=[.S15]/[.$B15]" office:value-type="float" office:value="0.0000107821922213664" calcext:value-type="float">
            <text:p>1.07821922213664E-05</text:p>
          </table:table-cell>
          <table:table-cell table:style-name="ce3" table:formula="of:=[.T15]/[.$B15]" office:value-type="float" office:value="0.000256506627195289" calcext:value-type="float">
            <text:p>0.000256506627195</text:p>
          </table:table-cell>
          <table:table-cell table:style-name="ce3" table:formula="of:=[.U15]/[.$B15]" office:value-type="float" office:value="0.00202697710496398" calcext:value-type="float">
            <text:p>0.002026977104964</text:p>
          </table:table-cell>
          <table:table-cell table:style-name="ce3" table:formula="of:=[.V15]/[.$B15]" office:value-type="float" office:value="0.00326999054265933" calcext:value-type="float">
            <text:p>0.003269990542659</text:p>
          </table:table-cell>
          <table:table-cell table:style-name="ce3" table:formula="of:=[.W15]/[.$B15]" office:value-type="float" office:value="0.00313282334989747" calcext:value-type="float">
            <text:p>0.003132823349897</text:p>
          </table:table-cell>
          <table:table-cell table:style-name="ce3" table:formula="of:=[.X15]/[.$B15]" office:value-type="float" office:value="0.00304258157825768" calcext:value-type="float">
            <text:p>0.003042581578258</text:p>
          </table:table-cell>
          <table:table-cell table:style-name="ce3" table:formula="of:=[.Y15]/[.$B15]" office:value-type="float" office:value="0.00303650393337298" calcext:value-type="float">
            <text:p>0.003036503933373</text:p>
          </table:table-cell>
          <table:table-cell table:style-name="ce3" table:formula="of:=[.Z15]/[.$B15]" office:value-type="float" office:value="0.00000979926446840953" calcext:value-type="float">
            <text:p>9.79926446840953E-06</text:p>
          </table:table-cell>
          <table:table-cell table:style-name="ce3" table:formula="of:=[.AA15]/[.$B15]" office:value-type="float" office:value="0.000241785220696806" calcext:value-type="float">
            <text:p>0.000241785220697</text:p>
          </table:table-cell>
          <table:table-cell table:style-name="ce3" table:formula="of:=[.AB15]/[.$B15]" office:value-type="float" office:value="0.00187561373427392" calcext:value-type="float">
            <text:p>0.001875613734274</text:p>
          </table:table-cell>
          <table:table-cell table:style-name="ce3" table:formula="of:=[.AC15]/[.$B15]" office:value-type="float" office:value="0.00323849183497297" calcext:value-type="float">
            <text:p>0.003238491834973</text:p>
          </table:table-cell>
          <table:table-cell table:style-name="ce3" table:formula="of:=[.AD15]/[.$B15]" office:value-type="float" office:value="0.00310686955526023" calcext:value-type="float">
            <text:p>0.00310686955526</text:p>
          </table:table-cell>
          <table:table-cell table:style-name="ce3" table:formula="of:=[.AE15]/[.$B15]" office:value-type="float" office:value="0.00302954840644939" calcext:value-type="float">
            <text:p>0.003029548406449</text:p>
          </table:table-cell>
          <table:table-cell table:style-name="ce3" table:formula="of:=[.AF15]/[.$B15]" office:value-type="float" office:value="0.00302659211992523" calcext:value-type="float">
            <text:p>0.003026592119925</text:p>
          </table:table-cell>
          <table:table-cell table:style-name="ce3" table:formula="of:=[.AG15]/[.$B15]" office:value-type="float" office:value="0.00304471250559997" calcext:value-type="float">
            <text:p>0.0030447125056</text:p>
          </table:table-cell>
          <table:table-cell table:style-name="ce3" table:formula="of:=[.AH15]/[.$B15]" office:value-type="float" office:value="0.00000865126487907824" calcext:value-type="float">
            <text:p>8.65126487907824E-06</text:p>
          </table:table-cell>
          <table:table-cell table:style-name="ce3" table:formula="of:=[.AI15]/[.$B15]" office:value-type="float" office:value="0.000229344806846405" calcext:value-type="float">
            <text:p>0.000229344806846</text:p>
          </table:table-cell>
          <table:table-cell table:style-name="ce3" table:formula="of:=[.AJ15]/[.$B15]" office:value-type="float" office:value="0.0017790992328519" calcext:value-type="float">
            <text:p>0.001779099232852</text:p>
          </table:table-cell>
          <table:table-cell table:style-name="ce3" table:formula="of:=[.AK15]/[.$B15]" office:value-type="float" office:value="0.00320634034320641" calcext:value-type="float">
            <text:p>0.003206340343206</text:p>
          </table:table-cell>
          <table:table-cell table:style-name="ce3" table:formula="of:=[.AL15]/[.$B15]" office:value-type="float" office:value="0.00308495251734888" calcext:value-type="float">
            <text:p>0.003084952517349</text:p>
          </table:table-cell>
          <table:table-cell table:style-name="ce3" table:formula="of:=[.AM15]/[.$B15]" office:value-type="float" office:value="0.00301654524770226" calcext:value-type="float">
            <text:p>0.003016545247702</text:p>
          </table:table-cell>
          <table:table-cell table:style-name="ce3" table:formula="of:=[.AN15]/[.$B15]" office:value-type="float" office:value="0.00301821847586187" calcext:value-type="float">
            <text:p>0.003018218475862</text:p>
          </table:table-cell>
          <table:table-cell table:style-name="ce3" table:formula="of:=[.AO15]/[.$B15]" office:value-type="float" office:value="0.00303731428602428" calcext:value-type="float">
            <text:p>0.003037314286024</text:p>
          </table:table-cell>
          <table:table-cell table:style-name="ce3" table:formula="of:=[.AP15]/[.$B15]" office:value-type="float" office:value="0.00303952024601946" calcext:value-type="float">
            <text:p>0.003039520246019</text:p>
          </table:table-cell>
          <table:table-cell table:style-name="ce3" table:formula="of:=[.AQ15]/[.$B15]" office:value-type="float" office:value="0.00000951414038739914" calcext:value-type="float">
            <text:p>9.51414038739914E-06</text:p>
          </table:table-cell>
          <table:table-cell table:style-name="ce3" table:formula="of:=[.AR15]/[.$B15]" office:value-type="float" office:value="0.000222111659107089" calcext:value-type="float">
            <text:p>0.000222111659107</text:p>
          </table:table-cell>
          <table:table-cell table:style-name="ce3" table:formula="of:=[.AS15]/[.$B15]" office:value-type="float" office:value="0.00168282483591916" calcext:value-type="float">
            <text:p>0.001682824835919</text:p>
          </table:table-cell>
          <table:table-cell table:style-name="ce3" table:formula="of:=[.AT15]/[.$B15]" office:value-type="float" office:value="0.00316767601716834" calcext:value-type="float">
            <text:p>0.003167676017168</text:p>
          </table:table-cell>
          <table:table-cell table:style-name="ce3" table:formula="of:=[.AU15]/[.$B15]" office:value-type="float" office:value="0.00306589422351292" calcext:value-type="float">
            <text:p>0.003065894223513</text:p>
          </table:table-cell>
          <table:table-cell table:style-name="ce3" table:formula="of:=[.AV15]/[.$B15]" office:value-type="float" office:value="0.00300529785303293" calcext:value-type="float">
            <text:p>0.003005297853033</text:p>
          </table:table-cell>
          <table:table-cell table:style-name="ce3" table:formula="of:=[.AW15]/[.$B15]" office:value-type="float" office:value="0.00300944715873816" calcext:value-type="float">
            <text:p>0.003009447158738</text:p>
          </table:table-cell>
          <table:table-cell table:style-name="ce3" table:formula="of:=[.AX15]/[.$B15]" office:value-type="float" office:value="0.00302981102073453" calcext:value-type="float">
            <text:p>0.003029811020735</text:p>
          </table:table-cell>
          <table:table-cell table:style-name="ce3" table:formula="of:=[.AY15]/[.$B15]" office:value-type="float" office:value="0.00303366769909346" calcext:value-type="float">
            <text:p>0.003033667699093</text:p>
          </table:table-cell>
          <table:table-cell table:number-columns-repeated="97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114364328" calcext:value-type="float">
            <text:p>114364328</text:p>
          </table:table-cell>
          <table:table-cell table:style-name="ce3" table:formula="of:=[.C16]/[.$B16]" office:value-type="float" office:value="0" calcext:value-type="float">
            <text:p>0</text:p>
          </table:table-cell>
          <table:table-cell table:style-name="ce3" table:formula="of:=[.D16]/[.$B16]" office:value-type="float" office:value="0" calcext:value-type="float">
            <text:p>0</text:p>
          </table:table-cell>
          <table:table-cell table:style-name="ce3" table:formula="of:=[.E16]/[.$B16]" office:value-type="float" office:value="0.0000000612078969239429" calcext:value-type="float">
            <text:p>6.12078969239429E-08</text:p>
          </table:table-cell>
          <table:table-cell table:style-name="ce3" table:formula="of:=[.F16]/[.$B16]" office:value-type="float" office:value="0.000004747984004243" calcext:value-type="float">
            <text:p>4.747984004243E-06</text:p>
          </table:table-cell>
          <table:table-cell table:style-name="ce3" table:formula="of:=[.G16]/[.$B16]" office:value-type="float" office:value="0.000000026231955824547" calcext:value-type="float">
            <text:p>2.6231955824547E-08</text:p>
          </table:table-cell>
          <table:table-cell table:style-name="ce3" table:formula="of:=[.H16]/[.$B16]" office:value-type="float" office:value="0.000000113671808573037" calcext:value-type="float">
            <text:p>1.13671808573037E-07</text:p>
          </table:table-cell>
          <table:table-cell table:style-name="ce3" table:formula="of:=[.I16]/[.$B16]" office:value-type="float" office:value="0.00000415339300555327" calcext:value-type="float">
            <text:p>4.15339300555327E-06</text:p>
          </table:table-cell>
          <table:table-cell table:style-name="ce3" table:formula="of:=[.J16]/[.$B16]" office:value-type="float" office:value="0" calcext:value-type="float">
            <text:p>0</text:p>
          </table:table-cell>
          <table:table-cell table:style-name="ce3" table:formula="of:=[.K16]/[.$B16]" office:value-type="float" office:value="0.0000000961838380233389" calcext:value-type="float">
            <text:p>9.61838380233389E-08</text:p>
          </table:table-cell>
          <table:table-cell table:style-name="ce3" table:formula="of:=[.L16]/[.$B16]" office:value-type="float" office:value="0.00000454687234292148" calcext:value-type="float">
            <text:p>4.54687234292148E-06</text:p>
          </table:table-cell>
          <table:table-cell table:style-name="ce3" table:formula="of:=[.M16]/[.$B16]" office:value-type="float" office:value="0.000227632168660144" calcext:value-type="float">
            <text:p>0.00022763216866</text:p>
          </table:table-cell>
          <table:table-cell table:style-name="ce3" table:formula="of:=[.N16]/[.$B16]" office:value-type="float" office:value="0.00192478724659668" calcext:value-type="float">
            <text:p>0.001924787246597</text:p>
          </table:table-cell>
          <table:table-cell table:style-name="ce3" table:formula="of:=[.O16]/[.$B16]" office:value-type="float" office:value="0.000219404078516511" calcext:value-type="float">
            <text:p>0.000219404078517</text:p>
          </table:table-cell>
          <table:table-cell table:style-name="ce3" table:formula="of:=[.P16]/[.$B16]" office:value-type="float" office:value="0.00184456992568522" calcext:value-type="float">
            <text:p>0.001844569925685</text:p>
          </table:table-cell>
          <table:table-cell table:style-name="ce3" table:formula="of:=[.Q16]/[.$B16]" office:value-type="float" office:value="0.00000718755589592587" calcext:value-type="float">
            <text:p>7.18755589592587E-06</text:p>
          </table:table-cell>
          <table:table-cell table:style-name="ce3" table:formula="of:=[.R16]/[.$B16]" office:value-type="float" office:value="0.000194186424983846" calcext:value-type="float">
            <text:p>0.000194186424984</text:p>
          </table:table-cell>
          <table:table-cell table:style-name="ce3" table:formula="of:=[.S16]/[.$B16]" office:value-type="float" office:value="0.00000742364349834679" calcext:value-type="float">
            <text:p>7.42364349834679E-06</text:p>
          </table:table-cell>
          <table:table-cell table:style-name="ce3" table:formula="of:=[.T16]/[.$B16]" office:value-type="float" office:value="0.000184209537785244" calcext:value-type="float">
            <text:p>0.000184209537785</text:p>
          </table:table-cell>
          <table:table-cell table:style-name="ce3" table:formula="of:=[.U16]/[.$B16]" office:value-type="float" office:value="0.00168909312351313" calcext:value-type="float">
            <text:p>0.001689093123513</text:p>
          </table:table-cell>
          <table:table-cell table:style-name="ce3" table:formula="of:=[.V16]/[.$B16]" office:value-type="float" office:value="0.00290711278432904" calcext:value-type="float">
            <text:p>0.002907112784329</text:p>
          </table:table-cell>
          <table:table-cell table:style-name="ce3" table:formula="of:=[.W16]/[.$B16]" office:value-type="float" office:value="0.00279486624535581" calcext:value-type="float">
            <text:p>0.002794866245356</text:p>
          </table:table-cell>
          <table:table-cell table:style-name="ce3" table:formula="of:=[.X16]/[.$B16]" office:value-type="float" office:value="0.00262755008712157" calcext:value-type="float">
            <text:p>0.002627550087122</text:p>
          </table:table-cell>
          <table:table-cell table:style-name="ce3" table:formula="of:=[.Y16]/[.$B16]" office:value-type="float" office:value="0.0026159643066324" calcext:value-type="float">
            <text:p>0.002615964306632</text:p>
          </table:table-cell>
          <table:table-cell table:style-name="ce3" table:formula="of:=[.Z16]/[.$B16]" office:value-type="float" office:value="0.00000742364349834679" calcext:value-type="float">
            <text:p>7.42364349834679E-06</text:p>
          </table:table-cell>
          <table:table-cell table:style-name="ce3" table:formula="of:=[.AA16]/[.$B16]" office:value-type="float" office:value="0.000177354253329762" calcext:value-type="float">
            <text:p>0.00017735425333</text:p>
          </table:table-cell>
          <table:table-cell table:style-name="ce3" table:formula="of:=[.AB16]/[.$B16]" office:value-type="float" office:value="0.00157751987140606" calcext:value-type="float">
            <text:p>0.001577519871406</text:p>
          </table:table-cell>
          <table:table-cell table:style-name="ce3" table:formula="of:=[.AC16]/[.$B16]" office:value-type="float" office:value="0.00283911955483182" calcext:value-type="float">
            <text:p>0.002839119554832</text:p>
          </table:table-cell>
          <table:table-cell table:style-name="ce3" table:formula="of:=[.AD16]/[.$B16]" office:value-type="float" office:value="0.00270966485283768" calcext:value-type="float">
            <text:p>0.002709664852838</text:p>
          </table:table-cell>
          <table:table-cell table:style-name="ce3" table:formula="of:=[.AE16]/[.$B16]" office:value-type="float" office:value="0.00261774807962847" calcext:value-type="float">
            <text:p>0.002617748079628</text:p>
          </table:table-cell>
          <table:table-cell table:style-name="ce3" table:formula="of:=[.AF16]/[.$B16]" office:value-type="float" office:value="0.00260962491730813" calcext:value-type="float">
            <text:p>0.002609624917308</text:p>
          </table:table-cell>
          <table:table-cell table:style-name="ce3" table:formula="of:=[.AG16]/[.$B16]" office:value-type="float" office:value="0.00261401439791611" calcext:value-type="float">
            <text:p>0.002614014397916</text:p>
          </table:table-cell>
          <table:table-cell table:style-name="ce3" table:formula="of:=[.AH16]/[.$B16]" office:value-type="float" office:value="0.00000640934120646431" calcext:value-type="float">
            <text:p>6.40934120646431E-06</text:p>
          </table:table-cell>
          <table:table-cell table:style-name="ce3" table:formula="of:=[.AI16]/[.$B16]" office:value-type="float" office:value="0.0001693797387591" calcext:value-type="float">
            <text:p>0.000169379738759</text:p>
          </table:table-cell>
          <table:table-cell table:style-name="ce3" table:formula="of:=[.AJ16]/[.$B16]" office:value-type="float" office:value="0.0014751890117345" calcext:value-type="float">
            <text:p>0.001475189011735</text:p>
          </table:table-cell>
          <table:table-cell table:style-name="ce3" table:formula="of:=[.AK16]/[.$B16]" office:value-type="float" office:value="0.00282044240228474" calcext:value-type="float">
            <text:p>0.002820442402285</text:p>
          </table:table-cell>
          <table:table-cell table:style-name="ce3" table:formula="of:=[.AL16]/[.$B16]" office:value-type="float" office:value="0.00269468640606186" calcext:value-type="float">
            <text:p>0.002694686406062</text:p>
          </table:table-cell>
          <table:table-cell table:style-name="ce3" table:formula="of:=[.AM16]/[.$B16]" office:value-type="float" office:value="0.00260929264586769" calcext:value-type="float">
            <text:p>0.002609292645868</text:p>
          </table:table-cell>
          <table:table-cell table:style-name="ce3" table:formula="of:=[.AN16]/[.$B16]" office:value-type="float" office:value="0.00260602239537489" calcext:value-type="float">
            <text:p>0.002606022395375</text:p>
          </table:table-cell>
          <table:table-cell table:style-name="ce3" table:formula="of:=[.AO16]/[.$B16]" office:value-type="float" office:value="0.00260919646202966" calcext:value-type="float">
            <text:p>0.00260919646203</text:p>
          </table:table-cell>
          <table:table-cell table:style-name="ce3" table:formula="of:=[.AP16]/[.$B16]" office:value-type="float" office:value="0.00261572821902998" calcext:value-type="float">
            <text:p>0.00261572821903</text:p>
          </table:table-cell>
          <table:table-cell table:style-name="ce3" table:formula="of:=[.AQ16]/[.$B16]" office:value-type="float" office:value="0.00000895384092144537" calcext:value-type="float">
            <text:p>8.95384092144537E-06</text:p>
          </table:table-cell>
          <table:table-cell table:style-name="ce3" table:formula="of:=[.AR16]/[.$B16]" office:value-type="float" office:value="0.0001606532414548" calcext:value-type="float">
            <text:p>0.000160653241455</text:p>
          </table:table-cell>
          <table:table-cell table:style-name="ce3" table:formula="of:=[.AS16]/[.$B16]" office:value-type="float" office:value="0.00137570869126254" calcext:value-type="float">
            <text:p>0.001375708691263</text:p>
          </table:table-cell>
          <table:table-cell table:style-name="ce3" table:formula="of:=[.AT16]/[.$B16]" office:value-type="float" office:value="0.0027834640885574" calcext:value-type="float">
            <text:p>0.002783464088557</text:p>
          </table:table-cell>
          <table:table-cell table:style-name="ce3" table:formula="of:=[.AU16]/[.$B16]" office:value-type="float" office:value="0.00268203385936916" calcext:value-type="float">
            <text:p>0.002682033859369</text:p>
          </table:table-cell>
          <table:table-cell table:style-name="ce3" table:formula="of:=[.AV16]/[.$B16]" office:value-type="float" office:value="0.00260260349713243" calcext:value-type="float">
            <text:p>0.002602603497132</text:p>
          </table:table-cell>
          <table:table-cell table:style-name="ce3" table:formula="of:=[.AW16]/[.$B16]" office:value-type="float" office:value="0.00260034754893152" calcext:value-type="float">
            <text:p>0.002600347548932</text:p>
          </table:table-cell>
          <table:table-cell table:style-name="ce3" table:formula="of:=[.AX16]/[.$B16]" office:value-type="float" office:value="0.00260500809308301" calcext:value-type="float">
            <text:p>0.002605008093083</text:p>
          </table:table-cell>
          <table:table-cell table:style-name="ce3" table:formula="of:=[.AY16]/[.$B16]" office:value-type="float" office:value="0.0026113737143631" calcext:value-type="float">
            <text:p>0.002611373714363</text:p>
          </table:table-cell>
          <table:table-cell table:number-columns-repeated="97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107043718" calcext:value-type="float">
            <text:p>107043718</text:p>
          </table:table-cell>
          <table:table-cell table:style-name="ce3" table:formula="of:=[.C17]/[.$B17]" office:value-type="float" office:value="0" calcext:value-type="float">
            <text:p>0</text:p>
          </table:table-cell>
          <table:table-cell table:style-name="ce3" table:formula="of:=[.D17]/[.$B17]" office:value-type="float" office:value="0" calcext:value-type="float">
            <text:p>0</text:p>
          </table:table-cell>
          <table:table-cell table:style-name="ce3" table:formula="of:=[.E17]/[.$B17]" office:value-type="float" office:value="0" calcext:value-type="float">
            <text:p>0</text:p>
          </table:table-cell>
          <table:table-cell table:style-name="ce3" table:formula="of:=[.F17]/[.$B17]" office:value-type="float" office:value="0.00000552110867449503" calcext:value-type="float">
            <text:p>5.52110867449503E-06</text:p>
          </table:table-cell>
          <table:table-cell table:style-name="ce3" table:formula="of:=[.G17]/[.$B17]" office:value-type="float" office:value="0" calcext:value-type="float">
            <text:p>0</text:p>
          </table:table-cell>
          <table:table-cell table:style-name="ce3" table:formula="of:=[.H17]/[.$B17]" office:value-type="float" office:value="0.000000149471639241828" calcext:value-type="float">
            <text:p>1.49471639241828E-07</text:p>
          </table:table-cell>
          <table:table-cell table:style-name="ce3" table:formula="of:=[.I17]/[.$B17]" office:value-type="float" office:value="0.00000644596444230385" calcext:value-type="float">
            <text:p>6.44596444230385E-06</text:p>
          </table:table-cell>
          <table:table-cell table:style-name="ce3" table:formula="of:=[.J17]/[.$B17]" office:value-type="float" office:value="0" calcext:value-type="float">
            <text:p>0</text:p>
          </table:table-cell>
          <table:table-cell table:style-name="ce3" table:formula="of:=[.K17]/[.$B17]" office:value-type="float" office:value="0.000000298943278483657" calcext:value-type="float">
            <text:p>2.98943278483657E-07</text:p>
          </table:table-cell>
          <table:table-cell table:style-name="ce3" table:formula="of:=[.L17]/[.$B17]" office:value-type="float" office:value="0.00000683832749531364" calcext:value-type="float">
            <text:p>6.83832749531364E-06</text:p>
          </table:table-cell>
          <table:table-cell table:style-name="ce3" table:formula="of:=[.M17]/[.$B17]" office:value-type="float" office:value="0.000263200872749954" calcext:value-type="float">
            <text:p>0.00026320087275</text:p>
          </table:table-cell>
          <table:table-cell table:style-name="ce3" table:formula="of:=[.N17]/[.$B17]" office:value-type="float" office:value="0.00186809654724437" calcext:value-type="float">
            <text:p>0.001868096547244</text:p>
          </table:table-cell>
          <table:table-cell table:style-name="ce3" table:formula="of:=[.O17]/[.$B17]" office:value-type="float" office:value="0.000258081469105922" calcext:value-type="float">
            <text:p>0.000258081469106</text:p>
          </table:table-cell>
          <table:table-cell table:style-name="ce3" table:formula="of:=[.P17]/[.$B17]" office:value-type="float" office:value="0.00180860683482612" calcext:value-type="float">
            <text:p>0.001808606834826</text:p>
          </table:table-cell>
          <table:table-cell table:style-name="ce3" table:formula="of:=[.Q17]/[.$B17]" office:value-type="float" office:value="0.00000854790936914206" calcext:value-type="float">
            <text:p>8.54790936914206E-06</text:p>
          </table:table-cell>
          <table:table-cell table:style-name="ce3" table:formula="of:=[.R17]/[.$B17]" office:value-type="float" office:value="0.000238323186793643" calcext:value-type="float">
            <text:p>0.000238323186794</text:p>
          </table:table-cell>
          <table:table-cell table:style-name="ce3" table:formula="of:=[.S17]/[.$B17]" office:value-type="float" office:value="0.0000082489660906584" calcext:value-type="float">
            <text:p>8.2489660906584E-06</text:p>
          </table:table-cell>
          <table:table-cell table:style-name="ce3" table:formula="of:=[.T17]/[.$B17]" office:value-type="float" office:value="0.000228579504310566" calcext:value-type="float">
            <text:p>0.000228579504311</text:p>
          </table:table-cell>
          <table:table-cell table:style-name="ce3" table:formula="of:=[.U17]/[.$B17]" office:value-type="float" office:value="0.00168136910192152" calcext:value-type="float">
            <text:p>0.001681369101922</text:p>
          </table:table-cell>
          <table:table-cell table:style-name="ce3" table:formula="of:=[.V17]/[.$B17]" office:value-type="float" office:value="0.00277627688530027" calcext:value-type="float">
            <text:p>0.0027762768853</text:p>
          </table:table-cell>
          <table:table-cell table:style-name="ce3" table:formula="of:=[.W17]/[.$B17]" office:value-type="float" office:value="0.00270393261190722" calcext:value-type="float">
            <text:p>0.002703932611907</text:p>
          </table:table-cell>
          <table:table-cell table:style-name="ce3" table:formula="of:=[.X17]/[.$B17]" office:value-type="float" office:value="0.00265675562577152" calcext:value-type="float">
            <text:p>0.002656755625772</text:p>
          </table:table-cell>
          <table:table-cell table:style-name="ce3" table:formula="of:=[.Y17]/[.$B17]" office:value-type="float" office:value="0.00264030440347746" calcext:value-type="float">
            <text:p>0.002640304403477</text:p>
          </table:table-cell>
          <table:table-cell table:style-name="ce3" table:formula="of:=[.Z17]/[.$B17]" office:value-type="float" office:value="0.00000900566626432016" calcext:value-type="float">
            <text:p>9.00566626432016E-06</text:p>
          </table:table-cell>
          <table:table-cell table:style-name="ce3" table:formula="of:=[.AA17]/[.$B17]" office:value-type="float" office:value="0.000210661591556452" calcext:value-type="float">
            <text:p>0.000210661591556</text:p>
          </table:table-cell>
          <table:table-cell table:style-name="ce3" table:formula="of:=[.AB17]/[.$B17]" office:value-type="float" office:value="0.00160598868585637" calcext:value-type="float">
            <text:p>0.001605988685856</text:p>
          </table:table-cell>
          <table:table-cell table:style-name="ce3" table:formula="of:=[.AC17]/[.$B17]" office:value-type="float" office:value="0.00275327693681193" calcext:value-type="float">
            <text:p>0.002753276936812</text:p>
          </table:table-cell>
          <table:table-cell table:style-name="ce3" table:formula="of:=[.AD17]/[.$B17]" office:value-type="float" office:value="0.0026827636909996" calcext:value-type="float">
            <text:p>0.002682763691</text:p>
          </table:table-cell>
          <table:table-cell table:style-name="ce3" table:formula="of:=[.AE17]/[.$B17]" office:value-type="float" office:value="0.0026406126887334" calcext:value-type="float">
            <text:p>0.002640612688733</text:p>
          </table:table-cell>
          <table:table-cell table:style-name="ce3" table:formula="of:=[.AF17]/[.$B17]" office:value-type="float" office:value="0.00262465659124434" calcext:value-type="float">
            <text:p>0.002624656591244</text:p>
          </table:table-cell>
          <table:table-cell table:style-name="ce3" table:formula="of:=[.AG17]/[.$B17]" office:value-type="float" office:value="0.00263362488959885" calcext:value-type="float">
            <text:p>0.002633624889599</text:p>
          </table:table-cell>
          <table:table-cell table:style-name="ce3" table:formula="of:=[.AH17]/[.$B17]" office:value-type="float" office:value="0.0000109768235068218" calcext:value-type="float">
            <text:p>1.09768235068218E-05</text:p>
          </table:table-cell>
          <table:table-cell table:style-name="ce3" table:formula="of:=[.AI17]/[.$B17]" office:value-type="float" office:value="0.000205598239777135" calcext:value-type="float">
            <text:p>0.000205598239777</text:p>
          </table:table-cell>
          <table:table-cell table:style-name="ce3" table:formula="of:=[.AJ17]/[.$B17]" office:value-type="float" office:value="0.00151439993891094" calcext:value-type="float">
            <text:p>0.001514399938911</text:p>
          </table:table-cell>
          <table:table-cell table:style-name="ce3" table:formula="of:=[.AK17]/[.$B17]" office:value-type="float" office:value="0.00272352273862535" calcext:value-type="float">
            <text:p>0.002723522738625</text:p>
          </table:table-cell>
          <table:table-cell table:style-name="ce3" table:formula="of:=[.AL17]/[.$B17]" office:value-type="float" office:value="0.00266230476037837" calcext:value-type="float">
            <text:p>0.002662304760378</text:p>
          </table:table-cell>
          <table:table-cell table:style-name="ce3" table:formula="of:=[.AM17]/[.$B17]" office:value-type="float" office:value="0.00262927152810593" calcext:value-type="float">
            <text:p>0.002629271528106</text:p>
          </table:table-cell>
          <table:table-cell table:style-name="ce3" table:formula="of:=[.AN17]/[.$B17]" office:value-type="float" office:value="0.00261360503191789" calcext:value-type="float">
            <text:p>0.002613605031918</text:p>
          </table:table-cell>
          <table:table-cell table:style-name="ce3" table:formula="of:=[.AO17]/[.$B17]" office:value-type="float" office:value="0.00262573091865139" calcext:value-type="float">
            <text:p>0.002625730918651</text:p>
          </table:table-cell>
          <table:table-cell table:style-name="ce3" table:formula="of:=[.AP17]/[.$B17]" office:value-type="float" office:value="0.00263440027372741" calcext:value-type="float">
            <text:p>0.002634400273727</text:p>
          </table:table-cell>
          <table:table-cell table:style-name="ce3" table:formula="of:=[.AQ17]/[.$B17]" office:value-type="float" office:value="0.0000090990860388463" calcext:value-type="float">
            <text:p>9.0990860388463E-06</text:p>
          </table:table-cell>
          <table:table-cell table:style-name="ce3" table:formula="of:=[.AR17]/[.$B17]" office:value-type="float" office:value="0.000203393533098318" calcext:value-type="float">
            <text:p>0.000203393533098</text:p>
          </table:table-cell>
          <table:table-cell table:style-name="ce3" table:formula="of:=[.AS17]/[.$B17]" office:value-type="float" office:value="0.00143750612249847" calcext:value-type="float">
            <text:p>0.001437506122498</text:p>
          </table:table-cell>
          <table:table-cell table:style-name="ce3" table:formula="of:=[.AT17]/[.$B17]" office:value-type="float" office:value="0.00269390867010057" calcext:value-type="float">
            <text:p>0.002693908670101</text:p>
          </table:table-cell>
          <table:table-cell table:style-name="ce3" table:formula="of:=[.AU17]/[.$B17]" office:value-type="float" office:value="0.00264088360607953" calcext:value-type="float">
            <text:p>0.00264088360608</text:p>
          </table:table-cell>
          <table:table-cell table:style-name="ce3" table:formula="of:=[.AV17]/[.$B17]" office:value-type="float" office:value="0.00261359568994044" calcext:value-type="float">
            <text:p>0.00261359568994</text:p>
          </table:table-cell>
          <table:table-cell table:style-name="ce3" table:formula="of:=[.AW17]/[.$B17]" office:value-type="float" office:value="0.00259982561517529" calcext:value-type="float">
            <text:p>0.002599825615175</text:p>
          </table:table-cell>
          <table:table-cell table:style-name="ce3" table:formula="of:=[.AX17]/[.$B17]" office:value-type="float" office:value="0.00261378252948949" calcext:value-type="float">
            <text:p>0.00261378252949</text:p>
          </table:table-cell>
          <table:table-cell table:style-name="ce3" table:formula="of:=[.AY17]/[.$B17]" office:value-type="float" office:value="0.00262358226383729" calcext:value-type="float">
            <text:p>0.002623582263837</text:p>
          </table:table-cell>
          <table:table-cell table:number-columns-repeated="97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101991189" calcext:value-type="float">
            <text:p>101991189</text:p>
          </table:table-cell>
          <table:table-cell table:style-name="ce3" table:formula="of:=[.C18]/[.$B18]" office:value-type="float" office:value="0" calcext:value-type="float">
            <text:p>0</text:p>
          </table:table-cell>
          <table:table-cell table:style-name="ce3" table:formula="of:=[.D18]/[.$B18]" office:value-type="float" office:value="0.000000117657222331235" calcext:value-type="float">
            <text:p>1.17657222331235E-07</text:p>
          </table:table-cell>
          <table:table-cell table:style-name="ce3" table:formula="of:=[.E18]/[.$B18]" office:value-type="float" office:value="0.0000000588286111656175" calcext:value-type="float">
            <text:p>5.88286111656175E-08</text:p>
          </table:table-cell>
          <table:table-cell table:style-name="ce3" table:formula="of:=[.F18]/[.$B18]" office:value-type="float" office:value="0.00000687314273784964" calcext:value-type="float">
            <text:p>6.87314273784964E-06</text:p>
          </table:table-cell>
          <table:table-cell table:style-name="ce3" table:formula="of:=[.G18]/[.$B18]" office:value-type="float" office:value="0.0000000392190741104116" calcext:value-type="float">
            <text:p>3.92190741104116E-08</text:p>
          </table:table-cell>
          <table:table-cell table:style-name="ce3" table:formula="of:=[.H18]/[.$B18]" office:value-type="float" office:value="0.000000431409815214528" calcext:value-type="float">
            <text:p>4.31409815214528E-07</text:p>
          </table:table-cell>
          <table:table-cell table:style-name="ce3" table:formula="of:=[.I18]/[.$B18]" office:value-type="float" office:value="0.00000619661370944504" calcext:value-type="float">
            <text:p>6.19661370944504E-06</text:p>
          </table:table-cell>
          <table:table-cell table:style-name="ce3" table:formula="of:=[.J18]/[.$B18]" office:value-type="float" office:value="0.0000000196095370552058" calcext:value-type="float">
            <text:p>1.96095370552058E-08</text:p>
          </table:table-cell>
          <table:table-cell table:style-name="ce3" table:formula="of:=[.K18]/[.$B18]" office:value-type="float" office:value="0.000000156876296441647" calcext:value-type="float">
            <text:p>1.56876296441647E-07</text:p>
          </table:table-cell>
          <table:table-cell table:style-name="ce3" table:formula="of:=[.L18]/[.$B18]" office:value-type="float" office:value="0.00000676529028404601" calcext:value-type="float">
            <text:p>6.76529028404601E-06</text:p>
          </table:table-cell>
          <table:table-cell table:style-name="ce3" table:formula="of:=[.M18]/[.$B18]" office:value-type="float" office:value="0.000260659771306323" calcext:value-type="float">
            <text:p>0.000260659771306</text:p>
          </table:table-cell>
          <table:table-cell table:style-name="ce3" table:formula="of:=[.N18]/[.$B18]" office:value-type="float" office:value="0.00184843418189781" calcext:value-type="float">
            <text:p>0.001848434181898</text:p>
          </table:table-cell>
          <table:table-cell table:style-name="ce3" table:formula="of:=[.O18]/[.$B18]" office:value-type="float" office:value="0.000247227238423507" calcext:value-type="float">
            <text:p>0.000247227238424</text:p>
          </table:table-cell>
          <table:table-cell table:style-name="ce3" table:formula="of:=[.P18]/[.$B18]" office:value-type="float" office:value="0.0018489636393983" calcext:value-type="float">
            <text:p>0.001848963639398</text:p>
          </table:table-cell>
          <table:table-cell table:style-name="ce3" table:formula="of:=[.Q18]/[.$B18]" office:value-type="float" office:value="0.00000855956292459734" calcext:value-type="float">
            <text:p>8.55956292459734E-06</text:p>
          </table:table-cell>
          <table:table-cell table:style-name="ce3" table:formula="of:=[.R18]/[.$B18]" office:value-type="float" office:value="0.00022557830951456" calcext:value-type="float">
            <text:p>0.000225578309515</text:p>
          </table:table-cell>
          <table:table-cell table:style-name="ce3" table:formula="of:=[.S18]/[.$B18]" office:value-type="float" office:value="0.00000919687287889153" calcext:value-type="float">
            <text:p>9.19687287889153E-06</text:p>
          </table:table-cell>
          <table:table-cell table:style-name="ce3" table:formula="of:=[.T18]/[.$B18]" office:value-type="float" office:value="0.000223548722429346" calcext:value-type="float">
            <text:p>0.000223548722429</text:p>
          </table:table-cell>
          <table:table-cell table:style-name="ce3" table:formula="of:=[.U18]/[.$B18]" office:value-type="float" office:value="0.00169182261420641" calcext:value-type="float">
            <text:p>0.001691822614206</text:p>
          </table:table-cell>
          <table:table-cell table:style-name="ce3" table:formula="of:=[.V18]/[.$B18]" office:value-type="float" office:value="0.00260239146736489" calcext:value-type="float">
            <text:p>0.002602391467365</text:p>
          </table:table-cell>
          <table:table-cell table:style-name="ce3" table:formula="of:=[.W18]/[.$B18]" office:value-type="float" office:value="0.0025449943524043" calcext:value-type="float">
            <text:p>0.002544994352404</text:p>
          </table:table-cell>
          <table:table-cell table:style-name="ce3" table:formula="of:=[.X18]/[.$B18]" office:value-type="float" office:value="0.00249501944721911" calcext:value-type="float">
            <text:p>0.002495019447219</text:p>
          </table:table-cell>
          <table:table-cell table:style-name="ce3" table:formula="of:=[.Y18]/[.$B18]" office:value-type="float" office:value="0.00248942092438985" calcext:value-type="float">
            <text:p>0.00248942092439</text:p>
          </table:table-cell>
          <table:table-cell table:style-name="ce3" table:formula="of:=[.Z18]/[.$B18]" office:value-type="float" office:value="0.00000806932449821719" calcext:value-type="float">
            <text:p>8.06932449821719E-06</text:p>
          </table:table-cell>
          <table:table-cell table:style-name="ce3" table:formula="of:=[.AA18]/[.$B18]" office:value-type="float" office:value="0.000202380227178252" calcext:value-type="float">
            <text:p>0.000202380227178</text:p>
          </table:table-cell>
          <table:table-cell table:style-name="ce3" table:formula="of:=[.AB18]/[.$B18]" office:value-type="float" office:value="0.00160914880598166" calcext:value-type="float">
            <text:p>0.001609148805982</text:p>
          </table:table-cell>
          <table:table-cell table:style-name="ce3" table:formula="of:=[.AC18]/[.$B18]" office:value-type="float" office:value="0.0025881157243887" calcext:value-type="float">
            <text:p>0.002588115724389</text:p>
          </table:table-cell>
          <table:table-cell table:style-name="ce3" table:formula="of:=[.AD18]/[.$B18]" office:value-type="float" office:value="0.00253034602822407" calcext:value-type="float">
            <text:p>0.002530346028224</text:p>
          </table:table-cell>
          <table:table-cell table:style-name="ce3" table:formula="of:=[.AE18]/[.$B18]" office:value-type="float" office:value="0.00248646968906304" calcext:value-type="float">
            <text:p>0.002486469689063</text:p>
          </table:table-cell>
          <table:table-cell table:style-name="ce3" table:formula="of:=[.AF18]/[.$B18]" office:value-type="float" office:value="0.00248236149104998" calcext:value-type="float">
            <text:p>0.00248236149105</text:p>
          </table:table-cell>
          <table:table-cell table:style-name="ce3" table:formula="of:=[.AG18]/[.$B18]" office:value-type="float" office:value="0.00249352912240292" calcext:value-type="float">
            <text:p>0.002493529122403</text:p>
          </table:table-cell>
          <table:table-cell table:style-name="ce3" table:formula="of:=[.AH18]/[.$B18]" office:value-type="float" office:value="0.00000840268662815569" calcext:value-type="float">
            <text:p>8.40268662815569E-06</text:p>
          </table:table-cell>
          <table:table-cell table:style-name="ce3" table:formula="of:=[.AI18]/[.$B18]" office:value-type="float" office:value="0.000193624568883102" calcext:value-type="float">
            <text:p>0.000193624568883</text:p>
          </table:table-cell>
          <table:table-cell table:style-name="ce3" table:formula="of:=[.AJ18]/[.$B18]" office:value-type="float" office:value="0.00152031760312158" calcext:value-type="float">
            <text:p>0.001520317603122</text:p>
          </table:table-cell>
          <table:table-cell table:style-name="ce3" table:formula="of:=[.AK18]/[.$B18]" office:value-type="float" office:value="0.00255794645162927" calcext:value-type="float">
            <text:p>0.002557946451629</text:p>
          </table:table-cell>
          <table:table-cell table:style-name="ce3" table:formula="of:=[.AL18]/[.$B18]" office:value-type="float" office:value="0.00251532512283978" calcext:value-type="float">
            <text:p>0.00251532512284</text:p>
          </table:table-cell>
          <table:table-cell table:style-name="ce3" table:formula="of:=[.AM18]/[.$B18]" office:value-type="float" office:value="0.00247471377159845" calcext:value-type="float">
            <text:p>0.002474713771598</text:p>
          </table:table-cell>
          <table:table-cell table:style-name="ce3" table:formula="of:=[.AN18]/[.$B18]" office:value-type="float" office:value="0.00247470396682992" calcext:value-type="float">
            <text:p>0.00247470396683</text:p>
          </table:table-cell>
          <table:table-cell table:style-name="ce3" table:formula="of:=[.AO18]/[.$B18]" office:value-type="float" office:value="0.00248718543716556" calcext:value-type="float">
            <text:p>0.002487185437166</text:p>
          </table:table-cell>
          <table:table-cell table:style-name="ce3" table:formula="of:=[.AP18]/[.$B18]" office:value-type="float" office:value="0.00249632348143328" calcext:value-type="float">
            <text:p>0.002496323481433</text:p>
          </table:table-cell>
          <table:table-cell table:style-name="ce3" table:formula="of:=[.AQ18]/[.$B18]" office:value-type="float" office:value="0.00000814776264643802" calcext:value-type="float">
            <text:p>8.14776264643802E-06</text:p>
          </table:table-cell>
          <table:table-cell table:style-name="ce3" table:formula="of:=[.AR18]/[.$B18]" office:value-type="float" office:value="0.000187692683923902" calcext:value-type="float">
            <text:p>0.000187692683924</text:p>
          </table:table-cell>
          <table:table-cell table:style-name="ce3" table:formula="of:=[.AS18]/[.$B18]" office:value-type="float" office:value="0.00145206660940094" calcext:value-type="float">
            <text:p>0.001452066609401</text:p>
          </table:table-cell>
          <table:table-cell table:style-name="ce3" table:formula="of:=[.AT18]/[.$B18]" office:value-type="float" office:value="0.002518599915528" calcext:value-type="float">
            <text:p>0.002518599915528</text:p>
          </table:table-cell>
          <table:table-cell table:style-name="ce3" table:formula="of:=[.AU18]/[.$B18]" office:value-type="float" office:value="0.00249763732041598" calcext:value-type="float">
            <text:p>0.002497637320416</text:p>
          </table:table-cell>
          <table:table-cell table:style-name="ce3" table:formula="of:=[.AV18]/[.$B18]" office:value-type="float" office:value="0.00246581104177538" calcext:value-type="float">
            <text:p>0.002465811041775</text:p>
          </table:table-cell>
          <table:table-cell table:style-name="ce3" table:formula="of:=[.AW18]/[.$B18]" office:value-type="float" office:value="0.00246672288524845" calcext:value-type="float">
            <text:p>0.002466722885248</text:p>
          </table:table-cell>
          <table:table-cell table:style-name="ce3" table:formula="of:=[.AX18]/[.$B18]" office:value-type="float" office:value="0.0024818712526236" calcext:value-type="float">
            <text:p>0.002481871252624</text:p>
          </table:table-cell>
          <table:table-cell table:style-name="ce3" table:formula="of:=[.AY18]/[.$B18]" office:value-type="float" office:value="0.00249047983939083" calcext:value-type="float">
            <text:p>0.002490479839391</text:p>
          </table:table-cell>
          <table:table-cell table:number-columns-repeated="97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90338345" calcext:value-type="float">
            <text:p>90338345</text:p>
          </table:table-cell>
          <table:table-cell table:style-name="ce3" table:formula="of:=[.C19]/[.$B19]" office:value-type="float" office:value="0" calcext:value-type="float">
            <text:p>0</text:p>
          </table:table-cell>
          <table:table-cell table:style-name="ce3" table:formula="of:=[.D19]/[.$B19]" office:value-type="float" office:value="0" calcext:value-type="float">
            <text:p>0</text:p>
          </table:table-cell>
          <table:table-cell table:style-name="ce3" table:formula="of:=[.E19]/[.$B19]" office:value-type="float" office:value="0" calcext:value-type="float">
            <text:p>0</text:p>
          </table:table-cell>
          <table:table-cell table:style-name="ce3" table:formula="of:=[.F19]/[.$B19]" office:value-type="float" office:value="0.0000131616314201904" calcext:value-type="float">
            <text:p>1.31616314201904E-05</text:p>
          </table:table-cell>
          <table:table-cell table:style-name="ce3" table:formula="of:=[.G19]/[.$B19]" office:value-type="float" office:value="0.0000000221389931374103" calcext:value-type="float">
            <text:p>2.21389931374103E-08</text:p>
          </table:table-cell>
          <table:table-cell table:style-name="ce3" table:formula="of:=[.H19]/[.$B19]" office:value-type="float" office:value="0.000000420640869610795" calcext:value-type="float">
            <text:p>4.20640869610795E-07</text:p>
          </table:table-cell>
          <table:table-cell table:style-name="ce3" table:formula="of:=[.I19]/[.$B19]" office:value-type="float" office:value="0.0000136044112829386" calcext:value-type="float">
            <text:p>1.36044112829386E-05</text:p>
          </table:table-cell>
          <table:table-cell table:style-name="ce3" table:formula="of:=[.J19]/[.$B19]" office:value-type="float" office:value="0" calcext:value-type="float">
            <text:p>0</text:p>
          </table:table-cell>
          <table:table-cell table:style-name="ce3" table:formula="of:=[.K19]/[.$B19]" office:value-type="float" office:value="0.000000177111945099282" calcext:value-type="float">
            <text:p>1.77111945099282E-07</text:p>
          </table:table-cell>
          <table:table-cell table:style-name="ce3" table:formula="of:=[.L19]/[.$B19]" office:value-type="float" office:value="0.0000127741990402857" calcext:value-type="float">
            <text:p>1.27741990402857E-05</text:p>
          </table:table-cell>
          <table:table-cell table:style-name="ce3" table:formula="of:=[.M19]/[.$B19]" office:value-type="float" office:value="0.000394572205191494" calcext:value-type="float">
            <text:p>0.000394572205191</text:p>
          </table:table-cell>
          <table:table-cell table:style-name="ce3" table:formula="of:=[.N19]/[.$B19]" office:value-type="float" office:value="0.00223832969266816" calcext:value-type="float">
            <text:p>0.002238329692668</text:p>
          </table:table-cell>
          <table:table-cell table:style-name="ce3" table:formula="of:=[.O19]/[.$B19]" office:value-type="float" office:value="0.000365957556561391" calcext:value-type="float">
            <text:p>0.000365957556561</text:p>
          </table:table-cell>
          <table:table-cell table:style-name="ce3" table:formula="of:=[.P19]/[.$B19]" office:value-type="float" office:value="0.00215339344549648" calcext:value-type="float">
            <text:p>0.002153393445496</text:p>
          </table:table-cell>
          <table:table-cell table:style-name="ce3" table:formula="of:=[.Q19]/[.$B19]" office:value-type="float" office:value="0.0000150766543265764" calcext:value-type="float">
            <text:p>1.50766543265764E-05</text:p>
          </table:table-cell>
          <table:table-cell table:style-name="ce3" table:formula="of:=[.R19]/[.$B19]" office:value-type="float" office:value="0.000340088143080328" calcext:value-type="float">
            <text:p>0.00034008814308</text:p>
          </table:table-cell>
          <table:table-cell table:style-name="ce3" table:formula="of:=[.S19]/[.$B19]" office:value-type="float" office:value="0.0000135379943035264" calcext:value-type="float">
            <text:p>1.35379943035264E-05</text:p>
          </table:table-cell>
          <table:table-cell table:style-name="ce3" table:formula="of:=[.T19]/[.$B19]" office:value-type="float" office:value="0.000326273411362584" calcext:value-type="float">
            <text:p>0.000326273411363</text:p>
          </table:table-cell>
          <table:table-cell table:style-name="ce3" table:formula="of:=[.U19]/[.$B19]" office:value-type="float" office:value="0.00203547009855007" calcext:value-type="float">
            <text:p>0.00203547009855</text:p>
          </table:table-cell>
          <table:table-cell table:style-name="ce3" table:formula="of:=[.V19]/[.$B19]" office:value-type="float" office:value="0.00296356989936001" calcext:value-type="float">
            <text:p>0.00296356989936</text:p>
          </table:table-cell>
          <table:table-cell table:style-name="ce3" table:formula="of:=[.W19]/[.$B19]" office:value-type="float" office:value="0.00296399054022962" calcext:value-type="float">
            <text:p>0.00296399054023</text:p>
          </table:table-cell>
          <table:table-cell table:style-name="ce3" table:formula="of:=[.X19]/[.$B19]" office:value-type="float" office:value="0.00291593785562487" calcext:value-type="float">
            <text:p>0.002915937855625</text:p>
          </table:table-cell>
          <table:table-cell table:style-name="ce3" table:formula="of:=[.Y19]/[.$B19]" office:value-type="float" office:value="0.00291850597882881" calcext:value-type="float">
            <text:p>0.002918505978829</text:p>
          </table:table-cell>
          <table:table-cell table:style-name="ce3" table:formula="of:=[.Z19]/[.$B19]" office:value-type="float" office:value="0.0000141357471182364" calcext:value-type="float">
            <text:p>1.41357471182364E-05</text:p>
          </table:table-cell>
          <table:table-cell table:style-name="ce3" table:formula="of:=[.AA19]/[.$B19]" office:value-type="float" office:value="0.000311407077470813" calcext:value-type="float">
            <text:p>0.000311407077471</text:p>
          </table:table-cell>
          <table:table-cell table:style-name="ce3" table:formula="of:=[.AB19]/[.$B19]" office:value-type="float" office:value="0.00193978537021018" calcext:value-type="float">
            <text:p>0.00193978537021</text:p>
          </table:table-cell>
          <table:table-cell table:style-name="ce3" table:formula="of:=[.AC19]/[.$B19]" office:value-type="float" office:value="0.00293956016130249" calcext:value-type="float">
            <text:p>0.002939560161302</text:p>
          </table:table-cell>
          <table:table-cell table:style-name="ce3" table:formula="of:=[.AD19]/[.$B19]" office:value-type="float" office:value="0.00294807260416382" calcext:value-type="float">
            <text:p>0.002948072604164</text:p>
          </table:table-cell>
          <table:table-cell table:style-name="ce3" table:formula="of:=[.AE19]/[.$B19]" office:value-type="float" office:value="0.00289617880424973" calcext:value-type="float">
            <text:p>0.00289617880425</text:p>
          </table:table-cell>
          <table:table-cell table:style-name="ce3" table:formula="of:=[.AF19]/[.$B19]" office:value-type="float" office:value="0.00291221850477779" calcext:value-type="float">
            <text:p>0.002912218504778</text:p>
          </table:table-cell>
          <table:table-cell table:style-name="ce3" table:formula="of:=[.AG19]/[.$B19]" office:value-type="float" office:value="0.00292559045663278" calcext:value-type="float">
            <text:p>0.002925590456633</text:p>
          </table:table-cell>
          <table:table-cell table:style-name="ce3" table:formula="of:=[.AH19]/[.$B19]" office:value-type="float" office:value="0.0000125306701157742" calcext:value-type="float">
            <text:p>1.25306701157742E-05</text:p>
          </table:table-cell>
          <table:table-cell table:style-name="ce3" table:formula="of:=[.AI19]/[.$B19]" office:value-type="float" office:value="0.000296407909620217" calcext:value-type="float">
            <text:p>0.00029640790962</text:p>
          </table:table-cell>
          <table:table-cell table:style-name="ce3" table:formula="of:=[.AJ19]/[.$B19]" office:value-type="float" office:value="0.00185569040477773" calcext:value-type="float">
            <text:p>0.001855690404778</text:p>
          </table:table-cell>
          <table:table-cell table:style-name="ce3" table:formula="of:=[.AK19]/[.$B19]" office:value-type="float" office:value="0.00289352212507325" calcext:value-type="float">
            <text:p>0.002893522125073</text:p>
          </table:table-cell>
          <table:table-cell table:style-name="ce3" table:formula="of:=[.AL19]/[.$B19]" office:value-type="float" office:value="0.00292616607045436" calcext:value-type="float">
            <text:p>0.002926166070454</text:p>
          </table:table-cell>
          <table:table-cell table:style-name="ce3" table:formula="of:=[.AM19]/[.$B19]" office:value-type="float" office:value="0.002883493161182" calcext:value-type="float">
            <text:p>0.002883493161182</text:p>
          </table:table-cell>
          <table:table-cell table:style-name="ce3" table:formula="of:=[.AN19]/[.$B19]" office:value-type="float" office:value="0.00290137039814046" calcext:value-type="float">
            <text:p>0.00290137039814</text:p>
          </table:table-cell>
          <table:table-cell table:style-name="ce3" table:formula="of:=[.AO19]/[.$B19]" office:value-type="float" office:value="0.00292733943709064" calcext:value-type="float">
            <text:p>0.002927339437091</text:p>
          </table:table-cell>
          <table:table-cell table:style-name="ce3" table:formula="of:=[.AP19]/[.$B19]" office:value-type="float" office:value="0.00293493311173677" calcext:value-type="float">
            <text:p>0.002934933111737</text:p>
          </table:table-cell>
          <table:table-cell table:style-name="ce3" table:formula="of:=[.AQ19]/[.$B19]" office:value-type="float" office:value="0.0000137815232280379" calcext:value-type="float">
            <text:p>1.37815232280379E-05</text:p>
          </table:table-cell>
          <table:table-cell table:style-name="ce3" table:formula="of:=[.AR19]/[.$B19]" office:value-type="float" office:value="0.000306315109049208" calcext:value-type="float">
            <text:p>0.000306315109049</text:p>
          </table:table-cell>
          <table:table-cell table:style-name="ce3" table:formula="of:=[.AS19]/[.$B19]" office:value-type="float" office:value="0.00178451354184095" calcext:value-type="float">
            <text:p>0.001784513541841</text:p>
          </table:table-cell>
          <table:table-cell table:style-name="ce3" table:formula="of:=[.AT19]/[.$B19]" office:value-type="float" office:value="0.00286708816726718" calcext:value-type="float">
            <text:p>0.002867088167267</text:p>
          </table:table-cell>
          <table:table-cell table:style-name="ce3" table:formula="of:=[.AU19]/[.$B19]" office:value-type="float" office:value="0.00290611921216843" calcext:value-type="float">
            <text:p>0.002906119212168</text:p>
          </table:table-cell>
          <table:table-cell table:style-name="ce3" table:formula="of:=[.AV19]/[.$B19]" office:value-type="float" office:value="0.00287637547488832" calcext:value-type="float">
            <text:p>0.002876375474888</text:p>
          </table:table-cell>
          <table:table-cell table:style-name="ce3" table:formula="of:=[.AW19]/[.$B19]" office:value-type="float" office:value="0.00289082116791048" calcext:value-type="float">
            <text:p>0.00289082116791</text:p>
          </table:table-cell>
          <table:table-cell table:style-name="ce3" table:formula="of:=[.AX19]/[.$B19]" office:value-type="float" office:value="0.00290386103486842" calcext:value-type="float">
            <text:p>0.002903861034868</text:p>
          </table:table-cell>
          <table:table-cell table:style-name="ce3" table:formula="of:=[.AY19]/[.$B19]" office:value-type="float" office:value="0.00293436856741177" calcext:value-type="float">
            <text:p>0.002934368567412</text:p>
          </table:table-cell>
          <table:table-cell table:number-columns-repeated="97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83257441" calcext:value-type="float">
            <text:p>83257441</text:p>
          </table:table-cell>
          <table:table-cell table:style-name="ce3" table:formula="of:=[.C20]/[.$B20]" office:value-type="float" office:value="0" calcext:value-type="float">
            <text:p>0</text:p>
          </table:table-cell>
          <table:table-cell table:style-name="ce3" table:formula="of:=[.D20]/[.$B20]" office:value-type="float" office:value="0" calcext:value-type="float">
            <text:p>0</text:p>
          </table:table-cell>
          <table:table-cell table:style-name="ce3" table:formula="of:=[.E20]/[.$B20]" office:value-type="float" office:value="0" calcext:value-type="float">
            <text:p>0</text:p>
          </table:table-cell>
          <table:table-cell table:style-name="ce3" table:formula="of:=[.F20]/[.$B20]" office:value-type="float" office:value="0.0000133441526265502" calcext:value-type="float">
            <text:p>1.33441526265502E-05</text:p>
          </table:table-cell>
          <table:table-cell table:style-name="ce3" table:formula="of:=[.G20]/[.$B20]" office:value-type="float" office:value="0.0000000360328153732229" calcext:value-type="float">
            <text:p>3.60328153732229E-08</text:p>
          </table:table-cell>
          <table:table-cell table:style-name="ce3" table:formula="of:=[.H20]/[.$B20]" office:value-type="float" office:value="0.000000444404722936416" calcext:value-type="float">
            <text:p>4.44404722936416E-07</text:p>
          </table:table-cell>
          <table:table-cell table:style-name="ce3" table:formula="of:=[.I20]/[.$B20]" office:value-type="float" office:value="0.0000128877369651561" calcext:value-type="float">
            <text:p>1.28877369651561E-05</text:p>
          </table:table-cell>
          <table:table-cell table:style-name="ce3" table:formula="of:=[.J20]/[.$B20]" office:value-type="float" office:value="0.0000000240218769154819" calcext:value-type="float">
            <text:p>2.40218769154819E-08</text:p>
          </table:table-cell>
          <table:table-cell table:style-name="ce3" table:formula="of:=[.K20]/[.$B20]" office:value-type="float" office:value="0.000000204185953781597" calcext:value-type="float">
            <text:p>2.04185953781597E-07</text:p>
          </table:table-cell>
          <table:table-cell table:style-name="ce3" table:formula="of:=[.L20]/[.$B20]" office:value-type="float" office:value="0.0000137164917187402" calcext:value-type="float">
            <text:p>1.37164917187402E-05</text:p>
          </table:table-cell>
          <table:table-cell table:style-name="ce3" table:formula="of:=[.M20]/[.$B20]" office:value-type="float" office:value="0.000461976725900091" calcext:value-type="float">
            <text:p>0.0004619767259</text:p>
          </table:table-cell>
          <table:table-cell table:style-name="ce3" table:formula="of:=[.N20]/[.$B20]" office:value-type="float" office:value="0.00228858823561488" calcext:value-type="float">
            <text:p>0.002288588235615</text:p>
          </table:table-cell>
          <table:table-cell table:style-name="ce3" table:formula="of:=[.O20]/[.$B20]" office:value-type="float" office:value="0.000422953186850891" calcext:value-type="float">
            <text:p>0.000422953186851</text:p>
          </table:table-cell>
          <table:table-cell table:style-name="ce3" table:formula="of:=[.P20]/[.$B20]" office:value-type="float" office:value="0.00220248181781134" calcext:value-type="float">
            <text:p>0.002202481817811</text:p>
          </table:table-cell>
          <table:table-cell table:style-name="ce3" table:formula="of:=[.Q20]/[.$B20]" office:value-type="float" office:value="0.000017247707625316" calcext:value-type="float">
            <text:p>1.7247707625316E-05</text:p>
          </table:table-cell>
          <table:table-cell table:style-name="ce3" table:formula="of:=[.R20]/[.$B20]" office:value-type="float" office:value="0.000409224684193693" calcext:value-type="float">
            <text:p>0.000409224684194</text:p>
          </table:table-cell>
          <table:table-cell table:style-name="ce3" table:formula="of:=[.S20]/[.$B20]" office:value-type="float" office:value="0.0000182085827019353" calcext:value-type="float">
            <text:p>1.82085827019353E-05</text:p>
          </table:table-cell>
          <table:table-cell table:style-name="ce3" table:formula="of:=[.T20]/[.$B20]" office:value-type="float" office:value="0.000396433034736198" calcext:value-type="float">
            <text:p>0.000396433034736</text:p>
          </table:table-cell>
          <table:table-cell table:style-name="ce3" table:formula="of:=[.U20]/[.$B20]" office:value-type="float" office:value="0.00206854784306907" calcext:value-type="float">
            <text:p>0.002068547843069</text:p>
          </table:table-cell>
          <table:table-cell table:style-name="ce3" table:formula="of:=[.V20]/[.$B20]" office:value-type="float" office:value="0.00313792973771558" calcext:value-type="float">
            <text:p>0.003137929737716</text:p>
          </table:table-cell>
          <table:table-cell table:style-name="ce3" table:formula="of:=[.W20]/[.$B20]" office:value-type="float" office:value="0.00312553444922719" calcext:value-type="float">
            <text:p>0.003125534449227</text:p>
          </table:table-cell>
          <table:table-cell table:style-name="ce3" table:formula="of:=[.X20]/[.$B20]" office:value-type="float" office:value="0.00314371901005221" calcext:value-type="float">
            <text:p>0.003143719010052</text:p>
          </table:table-cell>
          <table:table-cell table:style-name="ce3" table:formula="of:=[.Y20]/[.$B20]" office:value-type="float" office:value="0.00315367607803367" calcext:value-type="float">
            <text:p>0.003153676078034</text:p>
          </table:table-cell>
          <table:table-cell table:style-name="ce3" table:formula="of:=[.Z20]/[.$B20]" office:value-type="float" office:value="0.000017572002963675" calcext:value-type="float">
            <text:p>1.7572002963675E-05</text:p>
          </table:table-cell>
          <table:table-cell table:style-name="ce3" table:formula="of:=[.AA20]/[.$B20]" office:value-type="float" office:value="0.000381587514802431" calcext:value-type="float">
            <text:p>0.000381587514802</text:p>
          </table:table-cell>
          <table:table-cell table:style-name="ce3" table:formula="of:=[.AB20]/[.$B20]" office:value-type="float" office:value="0.00199277083233918" calcext:value-type="float">
            <text:p>0.001992770832339</text:p>
          </table:table-cell>
          <table:table-cell table:style-name="ce3" table:formula="of:=[.AC20]/[.$B20]" office:value-type="float" office:value="0.00307197767464412" calcext:value-type="float">
            <text:p>0.003071977674644</text:p>
          </table:table-cell>
          <table:table-cell table:style-name="ce3" table:formula="of:=[.AD20]/[.$B20]" office:value-type="float" office:value="0.0031117458918777" calcext:value-type="float">
            <text:p>0.003111745891878</text:p>
          </table:table-cell>
          <table:table-cell table:style-name="ce3" table:formula="of:=[.AE20]/[.$B20]" office:value-type="float" office:value="0.00311643015787622" calcext:value-type="float">
            <text:p>0.003116430157876</text:p>
          </table:table-cell>
          <table:table-cell table:style-name="ce3" table:formula="of:=[.AF20]/[.$B20]" office:value-type="float" office:value="0.00314134084423757" calcext:value-type="float">
            <text:p>0.003141340844238</text:p>
          </table:table-cell>
          <table:table-cell table:style-name="ce3" table:formula="of:=[.AG20]/[.$B20]" office:value-type="float" office:value="0.00316327281786141" calcext:value-type="float">
            <text:p>0.003163272817861</text:p>
          </table:table-cell>
          <table:table-cell table:style-name="ce3" table:formula="of:=[.AH20]/[.$B20]" office:value-type="float" office:value="0.0000177161342251679" calcext:value-type="float">
            <text:p>1.77161342251679E-05</text:p>
          </table:table-cell>
          <table:table-cell table:style-name="ce3" table:formula="of:=[.AI20]/[.$B20]" office:value-type="float" office:value="0.000358058086363716" calcext:value-type="float">
            <text:p>0.000358058086364</text:p>
          </table:table-cell>
          <table:table-cell table:style-name="ce3" table:formula="of:=[.AJ20]/[.$B20]" office:value-type="float" office:value="0.00190533120036682" calcext:value-type="float">
            <text:p>0.001905331200367</text:p>
          </table:table-cell>
          <table:table-cell table:style-name="ce3" table:formula="of:=[.AK20]/[.$B20]" office:value-type="float" office:value="0.00305847737981762" calcext:value-type="float">
            <text:p>0.003058477379818</text:p>
          </table:table-cell>
          <table:table-cell table:style-name="ce3" table:formula="of:=[.AL20]/[.$B20]" office:value-type="float" office:value="0.00306205663947803" calcext:value-type="float">
            <text:p>0.003062056639478</text:p>
          </table:table-cell>
          <table:table-cell table:style-name="ce3" table:formula="of:=[.AM20]/[.$B20]" office:value-type="float" office:value="0.00309657607660557" calcext:value-type="float">
            <text:p>0.003096576076606</text:p>
          </table:table-cell>
          <table:table-cell table:style-name="ce3" table:formula="of:=[.AN20]/[.$B20]" office:value-type="float" office:value="0.00310524797417206" calcext:value-type="float">
            <text:p>0.003105247974172</text:p>
          </table:table-cell>
          <table:table-cell table:style-name="ce3" table:formula="of:=[.AO20]/[.$B20]" office:value-type="float" office:value="0.00314697397437425" calcext:value-type="float">
            <text:p>0.003146973974374</text:p>
          </table:table-cell>
          <table:table-cell table:style-name="ce3" table:formula="of:=[.AP20]/[.$B20]" office:value-type="float" office:value="0.00315816816901687" calcext:value-type="float">
            <text:p>0.003158168169017</text:p>
          </table:table-cell>
          <table:table-cell table:style-name="ce3" table:formula="of:=[.AQ20]/[.$B20]" office:value-type="float" office:value="0.0000183647249018859" calcext:value-type="float">
            <text:p>1.83647249018859E-05</text:p>
          </table:table-cell>
          <table:table-cell table:style-name="ce3" table:formula="of:=[.AR20]/[.$B20]" office:value-type="float" office:value="0.000348977816889664" calcext:value-type="float">
            <text:p>0.00034897781689</text:p>
          </table:table-cell>
          <table:table-cell table:style-name="ce3" table:formula="of:=[.AS20]/[.$B20]" office:value-type="float" office:value="0.00183234072735913" calcext:value-type="float">
            <text:p>0.001832340727359</text:p>
          </table:table-cell>
          <table:table-cell table:style-name="ce3" table:formula="of:=[.AT20]/[.$B20]" office:value-type="float" office:value="0.00300782725234132" calcext:value-type="float">
            <text:p>0.003007827252341</text:p>
          </table:table-cell>
          <table:table-cell table:style-name="ce3" table:formula="of:=[.AU20]/[.$B20]" office:value-type="float" office:value="0.0030413738034538" calcext:value-type="float">
            <text:p>0.003041373803454</text:p>
          </table:table-cell>
          <table:table-cell table:style-name="ce3" table:formula="of:=[.AV20]/[.$B20]" office:value-type="float" office:value="0.00305570285303388" calcext:value-type="float">
            <text:p>0.003055702853034</text:p>
          </table:table-cell>
          <table:table-cell table:style-name="ce3" table:formula="of:=[.AW20]/[.$B20]" office:value-type="float" office:value="0.0030910270230381" calcext:value-type="float">
            <text:p>0.003091027023038</text:p>
          </table:table-cell>
          <table:table-cell table:style-name="ce3" table:formula="of:=[.AX20]/[.$B20]" office:value-type="float" office:value="0.00312221943021285" calcext:value-type="float">
            <text:p>0.003122219430213</text:p>
          </table:table-cell>
          <table:table-cell table:style-name="ce3" table:formula="of:=[.AY20]/[.$B20]" office:value-type="float" office:value="0.00314034393634558" calcext:value-type="float">
            <text:p>0.003140343936346</text:p>
          </table:table-cell>
          <table:table-cell table:number-columns-repeated="97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80373285" calcext:value-type="float">
            <text:p>80373285</text:p>
          </table:table-cell>
          <table:table-cell table:style-name="ce3" table:formula="of:=[.C21]/[.$B21]" office:value-type="float" office:value="0" calcext:value-type="float">
            <text:p>0</text:p>
          </table:table-cell>
          <table:table-cell table:style-name="ce3" table:formula="of:=[.D21]/[.$B21]" office:value-type="float" office:value="0.0000000373258353195343" calcext:value-type="float">
            <text:p>3.73258353195343E-08</text:p>
          </table:table-cell>
          <table:table-cell table:style-name="ce3" table:formula="of:=[.E21]/[.$B21]" office:value-type="float" office:value="0" calcext:value-type="float">
            <text:p>0</text:p>
          </table:table-cell>
          <table:table-cell table:style-name="ce3" table:formula="of:=[.F21]/[.$B21]" office:value-type="float" office:value="0.00000610899504729712" calcext:value-type="float">
            <text:p>6.10899504729712E-06</text:p>
          </table:table-cell>
          <table:table-cell table:style-name="ce3" table:formula="of:=[.G21]/[.$B21]" office:value-type="float" office:value="0.0000000622097255325572" calcext:value-type="float">
            <text:p>6.22097255325572E-08</text:p>
          </table:table-cell>
          <table:table-cell table:style-name="ce3" table:formula="of:=[.H21]/[.$B21]" office:value-type="float" office:value="0.000000298606682556275" calcext:value-type="float">
            <text:p>2.98606682556275E-07</text:p>
          </table:table-cell>
          <table:table-cell table:style-name="ce3" table:formula="of:=[.I21]/[.$B21]" office:value-type="float" office:value="0.00000428002911663994" calcext:value-type="float">
            <text:p>4.28002911663994E-06</text:p>
          </table:table-cell>
          <table:table-cell table:style-name="ce3" table:formula="of:=[.J21]/[.$B21]" office:value-type="float" office:value="0" calcext:value-type="float">
            <text:p>0</text:p>
          </table:table-cell>
          <table:table-cell table:style-name="ce3" table:formula="of:=[.K21]/[.$B21]" office:value-type="float" office:value="0.000000136861396171626" calcext:value-type="float">
            <text:p>1.36861396171626E-07</text:p>
          </table:table-cell>
          <table:table-cell table:style-name="ce3" table:formula="of:=[.L21]/[.$B21]" office:value-type="float" office:value="0.00000726609594220269" calcext:value-type="float">
            <text:p>7.26609594220269E-06</text:p>
          </table:table-cell>
          <table:table-cell table:style-name="ce3" table:formula="of:=[.M21]/[.$B21]" office:value-type="float" office:value="0.000273324650099843" calcext:value-type="float">
            <text:p>0.0002733246501</text:p>
          </table:table-cell>
          <table:table-cell table:style-name="ce3" table:formula="of:=[.N21]/[.$B21]" office:value-type="float" office:value="0.00210561258010046" calcext:value-type="float">
            <text:p>0.0021056125801</text:p>
          </table:table-cell>
          <table:table-cell table:style-name="ce3" table:formula="of:=[.O21]/[.$B21]" office:value-type="float" office:value="0.000246400280889353" calcext:value-type="float">
            <text:p>0.000246400280889</text:p>
          </table:table-cell>
          <table:table-cell table:style-name="ce3" table:formula="of:=[.P21]/[.$B21]" office:value-type="float" office:value="0.0020288582207384" calcext:value-type="float">
            <text:p>0.002028858220738</text:p>
          </table:table-cell>
          <table:table-cell table:style-name="ce3" table:formula="of:=[.Q21]/[.$B21]" office:value-type="float" office:value="0.00000821168377029756" calcext:value-type="float">
            <text:p>8.21168377029756E-06</text:p>
          </table:table-cell>
          <table:table-cell table:style-name="ce3" table:formula="of:=[.R21]/[.$B21]" office:value-type="float" office:value="0.000228695393002787" calcext:value-type="float">
            <text:p>0.000228695393003</text:p>
          </table:table-cell>
          <table:table-cell table:style-name="ce3" table:formula="of:=[.S21]/[.$B21]" office:value-type="float" office:value="0.00000880889713541011" calcext:value-type="float">
            <text:p>8.80889713541011E-06</text:p>
          </table:table-cell>
          <table:table-cell table:style-name="ce3" table:formula="of:=[.T21]/[.$B21]" office:value-type="float" office:value="0.000236931960663297" calcext:value-type="float">
            <text:p>0.000236931960663</text:p>
          </table:table-cell>
          <table:table-cell table:style-name="ce3" table:formula="of:=[.U21]/[.$B21]" office:value-type="float" office:value="0.00191056020666568" calcext:value-type="float">
            <text:p>0.001910560206666</text:p>
          </table:table-cell>
          <table:table-cell table:style-name="ce3" table:formula="of:=[.V21]/[.$B21]" office:value-type="float" office:value="0.00319480533861469" calcext:value-type="float">
            <text:p>0.003194805338615</text:p>
          </table:table-cell>
          <table:table-cell table:style-name="ce3" table:formula="of:=[.W21]/[.$B21]" office:value-type="float" office:value="0.00316336454333054" calcext:value-type="float">
            <text:p>0.003163364543331</text:p>
          </table:table-cell>
          <table:table-cell table:style-name="ce3" table:formula="of:=[.X21]/[.$B21]" office:value-type="float" office:value="0.00309800700568603" calcext:value-type="float">
            <text:p>0.003098007005686</text:p>
          </table:table-cell>
          <table:table-cell table:style-name="ce3" table:formula="of:=[.Y21]/[.$B21]" office:value-type="float" office:value="0.00309923875825158" calcext:value-type="float">
            <text:p>0.003099238758252</text:p>
          </table:table-cell>
          <table:table-cell table:style-name="ce3" table:formula="of:=[.Z21]/[.$B21]" office:value-type="float" office:value="0.00000892087464136871" calcext:value-type="float">
            <text:p>8.92087464136871E-06</text:p>
          </table:table-cell>
          <table:table-cell table:style-name="ce3" table:formula="of:=[.AA21]/[.$B21]" office:value-type="float" office:value="0.000223843034411247" calcext:value-type="float">
            <text:p>0.000223843034411</text:p>
          </table:table-cell>
          <table:table-cell table:style-name="ce3" table:formula="of:=[.AB21]/[.$B21]" office:value-type="float" office:value="0.00178672552702058" calcext:value-type="float">
            <text:p>0.001786725527021</text:p>
          </table:table-cell>
          <table:table-cell table:style-name="ce3" table:formula="of:=[.AC21]/[.$B21]" office:value-type="float" office:value="0.00316912516391485" calcext:value-type="float">
            <text:p>0.003169125163915</text:p>
          </table:table-cell>
          <table:table-cell table:style-name="ce3" table:formula="of:=[.AD21]/[.$B21]" office:value-type="float" office:value="0.0031461075654678" calcext:value-type="float">
            <text:p>0.003146107565468</text:p>
          </table:table-cell>
          <table:table-cell table:style-name="ce3" table:formula="of:=[.AE21]/[.$B21]" office:value-type="float" office:value="0.00308317620711907" calcext:value-type="float">
            <text:p>0.003083176207119</text:p>
          </table:table-cell>
          <table:table-cell table:style-name="ce3" table:formula="of:=[.AF21]/[.$B21]" office:value-type="float" office:value="0.00308570192197569" calcext:value-type="float">
            <text:p>0.003085701921976</text:p>
          </table:table-cell>
          <table:table-cell table:style-name="ce3" table:formula="of:=[.AG21]/[.$B21]" office:value-type="float" office:value="0.00310414088462354" calcext:value-type="float">
            <text:p>0.003104140884624</text:p>
          </table:table-cell>
          <table:table-cell table:style-name="ce3" table:formula="of:=[.AH21]/[.$B21]" office:value-type="float" office:value="0.00000915727159839243" calcext:value-type="float">
            <text:p>9.15727159839243E-06</text:p>
          </table:table-cell>
          <table:table-cell table:style-name="ce3" table:formula="of:=[.AI21]/[.$B21]" office:value-type="float" office:value="0.000221528832621436" calcext:value-type="float">
            <text:p>0.000221528832621</text:p>
          </table:table-cell>
          <table:table-cell table:style-name="ce3" table:formula="of:=[.AJ21]/[.$B21]" office:value-type="float" office:value="0.00169074836246895" calcext:value-type="float">
            <text:p>0.001690748362469</text:p>
          </table:table-cell>
          <table:table-cell table:style-name="ce3" table:formula="of:=[.AK21]/[.$B21]" office:value-type="float" office:value="0.0031663506101561" calcext:value-type="float">
            <text:p>0.003166350610156</text:p>
          </table:table-cell>
          <table:table-cell table:style-name="ce3" table:formula="of:=[.AL21]/[.$B21]" office:value-type="float" office:value="0.00312304019924033" calcext:value-type="float">
            <text:p>0.00312304019924</text:p>
          </table:table-cell>
          <table:table-cell table:style-name="ce3" table:formula="of:=[.AM21]/[.$B21]" office:value-type="float" office:value="0.00307128170759724" calcext:value-type="float">
            <text:p>0.003071281707597</text:p>
          </table:table-cell>
          <table:table-cell table:style-name="ce3" table:formula="of:=[.AN21]/[.$B21]" office:value-type="float" office:value="0.00307637046314581" calcext:value-type="float">
            <text:p>0.003076370463146</text:p>
          </table:table-cell>
          <table:table-cell table:style-name="ce3" table:formula="of:=[.AO21]/[.$B21]" office:value-type="float" office:value="0.00309520756803707" calcext:value-type="float">
            <text:p>0.003095207568037</text:p>
          </table:table-cell>
          <table:table-cell table:style-name="ce3" table:formula="of:=[.AP21]/[.$B21]" office:value-type="float" office:value="0.00309922631630647" calcext:value-type="float">
            <text:p>0.003099226316306</text:p>
          </table:table-cell>
          <table:table-cell table:style-name="ce3" table:formula="of:=[.AQ21]/[.$B21]" office:value-type="float" office:value="0.00000824900960561709" calcext:value-type="float">
            <text:p>8.24900960561709E-06</text:p>
          </table:table-cell>
          <table:table-cell table:style-name="ce3" table:formula="of:=[.AR21]/[.$B21]" office:value-type="float" office:value="0.000211625044316653" calcext:value-type="float">
            <text:p>0.000211625044317</text:p>
          </table:table-cell>
          <table:table-cell table:style-name="ce3" table:formula="of:=[.AS21]/[.$B21]" office:value-type="float" office:value="0.00160788500805958" calcext:value-type="float">
            <text:p>0.00160788500806</text:p>
          </table:table-cell>
          <table:table-cell table:style-name="ce3" table:formula="of:=[.AT21]/[.$B21]" office:value-type="float" office:value="0.00310453902686695" calcext:value-type="float">
            <text:p>0.003104539026867</text:p>
          </table:table-cell>
          <table:table-cell table:style-name="ce3" table:formula="of:=[.AU21]/[.$B21]" office:value-type="float" office:value="0.00309983597161669" calcext:value-type="float">
            <text:p>0.003099835971617</text:p>
          </table:table-cell>
          <table:table-cell table:style-name="ce3" table:formula="of:=[.AV21]/[.$B21]" office:value-type="float" office:value="0.00305422380085622" calcext:value-type="float">
            <text:p>0.003054223800856</text:p>
          </table:table-cell>
          <table:table-cell table:style-name="ce3" table:formula="of:=[.AW21]/[.$B21]" office:value-type="float" office:value="0.00306340595634482" calcext:value-type="float">
            <text:p>0.003063405956345</text:p>
          </table:table-cell>
          <table:table-cell table:style-name="ce3" table:formula="of:=[.AX21]/[.$B21]" office:value-type="float" office:value="0.0030885884532404" calcext:value-type="float">
            <text:p>0.00308858845324</text:p>
          </table:table-cell>
          <table:table-cell table:style-name="ce3" table:formula="of:=[.AY21]/[.$B21]" office:value-type="float" office:value="0.00309390116380088" calcext:value-type="float">
            <text:p>0.003093901163801</text:p>
          </table:table-cell>
          <table:table-cell table:number-columns-repeated="97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58617616" calcext:value-type="float">
            <text:p>58617616</text:p>
          </table:table-cell>
          <table:table-cell table:style-name="ce3" table:formula="of:=[.C22]/[.$B22]" office:value-type="float" office:value="0" calcext:value-type="float">
            <text:p>0</text:p>
          </table:table-cell>
          <table:table-cell table:style-name="ce3" table:formula="of:=[.D22]/[.$B22]" office:value-type="float" office:value="0.000000187656898226635" calcext:value-type="float">
            <text:p>1.87656898226635E-07</text:p>
          </table:table-cell>
          <table:table-cell table:style-name="ce3" table:formula="of:=[.E22]/[.$B22]" office:value-type="float" office:value="0" calcext:value-type="float">
            <text:p>0</text:p>
          </table:table-cell>
          <table:table-cell table:style-name="ce3" table:formula="of:=[.F22]/[.$B22]" office:value-type="float" office:value="0.0000221605737087636" calcext:value-type="float">
            <text:p>2.21605737087636E-05</text:p>
          </table:table-cell>
          <table:table-cell table:style-name="ce3" table:formula="of:=[.G22]/[.$B22]" office:value-type="float" office:value="0" calcext:value-type="float">
            <text:p>0</text:p>
          </table:table-cell>
          <table:table-cell table:style-name="ce3" table:formula="of:=[.H22]/[.$B22]" office:value-type="float" office:value="0.000000307074924370858" calcext:value-type="float">
            <text:p>3.07074924370858E-07</text:p>
          </table:table-cell>
          <table:table-cell table:style-name="ce3" table:formula="of:=[.I22]/[.$B22]" office:value-type="float" office:value="0.0000200281089561882" calcext:value-type="float">
            <text:p>2.00281089561882E-05</text:p>
          </table:table-cell>
          <table:table-cell table:style-name="ce3" table:formula="of:=[.J22]/[.$B22]" office:value-type="float" office:value="0" calcext:value-type="float">
            <text:p>0</text:p>
          </table:table-cell>
          <table:table-cell table:style-name="ce3" table:formula="of:=[.K22]/[.$B22]" office:value-type="float" office:value="0.00000047767210457689" calcext:value-type="float">
            <text:p>4.7767210457689E-07</text:p>
          </table:table-cell>
          <table:table-cell table:style-name="ce3" table:formula="of:=[.L22]/[.$B22]" office:value-type="float" office:value="0.0000201987061363942" calcext:value-type="float">
            <text:p>2.01987061363942E-05</text:p>
          </table:table-cell>
          <table:table-cell table:style-name="ce3" table:formula="of:=[.M22]/[.$B22]" office:value-type="float" office:value="0.00051837659177405" calcext:value-type="float">
            <text:p>0.000518376591774</text:p>
          </table:table-cell>
          <table:table-cell table:style-name="ce3" table:formula="of:=[.N22]/[.$B22]" office:value-type="float" office:value="0.00207459818904952" calcext:value-type="float">
            <text:p>0.00207459818905</text:p>
          </table:table-cell>
          <table:table-cell table:style-name="ce3" table:formula="of:=[.O22]/[.$B22]" office:value-type="float" office:value="0.000477040895010128" calcext:value-type="float">
            <text:p>0.00047704089501</text:p>
          </table:table-cell>
          <table:table-cell table:style-name="ce3" table:formula="of:=[.P22]/[.$B22]" office:value-type="float" office:value="0.00203443961282902" calcext:value-type="float">
            <text:p>0.002034439612829</text:p>
          </table:table-cell>
          <table:table-cell table:style-name="ce3" table:formula="of:=[.Q22]/[.$B22]" office:value-type="float" office:value="0.0000258113533651727" calcext:value-type="float">
            <text:p>2.58113533651727E-05</text:p>
          </table:table-cell>
          <table:table-cell table:style-name="ce3" table:formula="of:=[.R22]/[.$B22]" office:value-type="float" office:value="0.000451587795723388" calcext:value-type="float">
            <text:p>0.000451587795723</text:p>
          </table:table-cell>
          <table:table-cell table:style-name="ce3" table:formula="of:=[.S22]/[.$B22]" office:value-type="float" office:value="0.0000251801437984104" calcext:value-type="float">
            <text:p>2.51801437984104E-05</text:p>
          </table:table-cell>
          <table:table-cell table:style-name="ce3" table:formula="of:=[.T22]/[.$B22]" office:value-type="float" office:value="0.000430945536918458" calcext:value-type="float">
            <text:p>0.000430945536918</text:p>
          </table:table-cell>
          <table:table-cell table:style-name="ce3" table:formula="of:=[.U22]/[.$B22]" office:value-type="float" office:value="0.00191802409705642" calcext:value-type="float">
            <text:p>0.001918024097056</text:p>
          </table:table-cell>
          <table:table-cell table:style-name="ce3" table:formula="of:=[.V22]/[.$B22]" office:value-type="float" office:value="0.00259398130418678" calcext:value-type="float">
            <text:p>0.002593981304187</text:p>
          </table:table-cell>
          <table:table-cell table:style-name="ce3" table:formula="of:=[.W22]/[.$B22]" office:value-type="float" office:value="0.00259851918918026" calcext:value-type="float">
            <text:p>0.00259851918918</text:p>
          </table:table-cell>
          <table:table-cell table:style-name="ce3" table:formula="of:=[.X22]/[.$B22]" office:value-type="float" office:value="0.00260547955413267" calcext:value-type="float">
            <text:p>0.002605479554133</text:p>
          </table:table-cell>
          <table:table-cell table:style-name="ce3" table:formula="of:=[.Y22]/[.$B22]" office:value-type="float" office:value="0.00262842487487038" calcext:value-type="float">
            <text:p>0.00262842487487</text:p>
          </table:table-cell>
          <table:table-cell table:style-name="ce3" table:formula="of:=[.Z22]/[.$B22]" office:value-type="float" office:value="0.000024293038461339" calcext:value-type="float">
            <text:p>2.4293038461339E-05</text:p>
          </table:table-cell>
          <table:table-cell table:style-name="ce3" table:formula="of:=[.AA22]/[.$B22]" office:value-type="float" office:value="0.000420556168643911" calcext:value-type="float">
            <text:p>0.000420556168644</text:p>
          </table:table-cell>
          <table:table-cell table:style-name="ce3" table:formula="of:=[.AB22]/[.$B22]" office:value-type="float" office:value="0.00198861721022568" calcext:value-type="float">
            <text:p>0.001988617210226</text:p>
          </table:table-cell>
          <table:table-cell table:style-name="ce3" table:formula="of:=[.AC22]/[.$B22]" office:value-type="float" office:value="0.00258444492181326" calcext:value-type="float">
            <text:p>0.002584444921813</text:p>
          </table:table-cell>
          <table:table-cell table:style-name="ce3" table:formula="of:=[.AD22]/[.$B22]" office:value-type="float" office:value="0.00258161300862184" calcext:value-type="float">
            <text:p>0.002581613008622</text:p>
          </table:table-cell>
          <table:table-cell table:style-name="ce3" table:formula="of:=[.AE22]/[.$B22]" office:value-type="float" office:value="0.00258975049411767" calcext:value-type="float">
            <text:p>0.002589750494118</text:p>
          </table:table-cell>
          <table:table-cell table:style-name="ce3" table:formula="of:=[.AF22]/[.$B22]" office:value-type="float" office:value="0.00261592010156128" calcext:value-type="float">
            <text:p>0.002615920101561</text:p>
          </table:table-cell>
          <table:table-cell table:style-name="ce3" table:formula="of:=[.AG22]/[.$B22]" office:value-type="float" office:value="0.00263994018453429" calcext:value-type="float">
            <text:p>0.002639940184534</text:p>
          </table:table-cell>
          <table:table-cell table:style-name="ce3" table:formula="of:=[.AH22]/[.$B22]" office:value-type="float" office:value="0.0000241053815631124" calcext:value-type="float">
            <text:p>2.41053815631124E-05</text:p>
          </table:table-cell>
          <table:table-cell table:style-name="ce3" table:formula="of:=[.AI22]/[.$B22]" office:value-type="float" office:value="0.000413664042563587" calcext:value-type="float">
            <text:p>0.000413664042564</text:p>
          </table:table-cell>
          <table:table-cell table:style-name="ce3" table:formula="of:=[.AJ22]/[.$B22]" office:value-type="float" office:value="0.00194291422564848" calcext:value-type="float">
            <text:p>0.001942914225648</text:p>
          </table:table-cell>
          <table:table-cell table:style-name="ce3" table:formula="of:=[.AK22]/[.$B22]" office:value-type="float" office:value="0.00256022012222401" calcext:value-type="float">
            <text:p>0.002560220122224</text:p>
          </table:table-cell>
          <table:table-cell table:style-name="ce3" table:formula="of:=[.AL22]/[.$B22]" office:value-type="float" office:value="0.00256538921678425" calcext:value-type="float">
            <text:p>0.002565389216784</text:p>
          </table:table-cell>
          <table:table-cell table:style-name="ce3" table:formula="of:=[.AM22]/[.$B22]" office:value-type="float" office:value="0.00257504501718391" calcext:value-type="float">
            <text:p>0.002575045017184</text:p>
          </table:table-cell>
          <table:table-cell table:style-name="ce3" table:formula="of:=[.AN22]/[.$B22]" office:value-type="float" office:value="0.0026028523575575" calcext:value-type="float">
            <text:p>0.002602852357558</text:p>
          </table:table-cell>
          <table:table-cell table:style-name="ce3" table:formula="of:=[.AO22]/[.$B22]" office:value-type="float" office:value="0.00262837369571632" calcext:value-type="float">
            <text:p>0.002628373695716</text:p>
          </table:table-cell>
          <table:table-cell table:style-name="ce3" table:formula="of:=[.AP22]/[.$B22]" office:value-type="float" office:value="0.00264507515965849" calcext:value-type="float">
            <text:p>0.002645075159658</text:p>
          </table:table-cell>
          <table:table-cell table:style-name="ce3" table:formula="of:=[.AQ22]/[.$B22]" office:value-type="float" office:value="0.0000238836052288445" calcext:value-type="float">
            <text:p>2.38836052288445E-05</text:p>
          </table:table-cell>
          <table:table-cell table:style-name="ce3" table:formula="of:=[.AR22]/[.$B22]" office:value-type="float" office:value="0.000405987169454316" calcext:value-type="float">
            <text:p>0.000405987169454</text:p>
          </table:table-cell>
          <table:table-cell table:style-name="ce3" table:formula="of:=[.AS22]/[.$B22]" office:value-type="float" office:value="0.00188450175114594" calcext:value-type="float">
            <text:p>0.001884501751146</text:p>
          </table:table-cell>
          <table:table-cell table:style-name="ce3" table:formula="of:=[.AT22]/[.$B22]" office:value-type="float" office:value="0.0025372748014863" calcext:value-type="float">
            <text:p>0.002537274801486</text:p>
          </table:table-cell>
          <table:table-cell table:style-name="ce3" table:formula="of:=[.AU22]/[.$B22]" office:value-type="float" office:value="0.00255271384629494" calcext:value-type="float">
            <text:p>0.002552713846295</text:p>
          </table:table-cell>
          <table:table-cell table:style-name="ce3" table:formula="of:=[.AV22]/[.$B22]" office:value-type="float" office:value="0.00256458741003728" calcext:value-type="float">
            <text:p>0.002564587410037</text:p>
          </table:table-cell>
          <table:table-cell table:style-name="ce3" table:formula="of:=[.AW22]/[.$B22]" office:value-type="float" office:value="0.00259096173409714" calcext:value-type="float">
            <text:p>0.002590961734097</text:p>
          </table:table-cell>
          <table:table-cell table:style-name="ce3" table:formula="of:=[.AX22]/[.$B22]" office:value-type="float" office:value="0.00261766019279938" calcext:value-type="float">
            <text:p>0.002617660192799</text:p>
          </table:table-cell>
          <table:table-cell table:style-name="ce3" table:formula="of:=[.AY22]/[.$B22]" office:value-type="float" office:value="0.00263460049279384" calcext:value-type="float">
            <text:p>0.002634600492794</text:p>
          </table:table-cell>
          <table:table-cell table:number-columns-repeated="97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64444167" calcext:value-type="float">
            <text:p>64444167</text:p>
          </table:table-cell>
          <table:table-cell table:style-name="ce3" table:formula="of:=[.C23]/[.$B23]" office:value-type="float" office:value="0" calcext:value-type="float">
            <text:p>0</text:p>
          </table:table-cell>
          <table:table-cell table:style-name="ce3" table:formula="of:=[.D23]/[.$B23]" office:value-type="float" office:value="0" calcext:value-type="float">
            <text:p>0</text:p>
          </table:table-cell>
          <table:table-cell table:style-name="ce3" table:formula="of:=[.E23]/[.$B23]" office:value-type="float" office:value="0" calcext:value-type="float">
            <text:p>0</text:p>
          </table:table-cell>
          <table:table-cell table:style-name="ce3" table:formula="of:=[.F23]/[.$B23]" office:value-type="float" office:value="0.0000103190099423583" calcext:value-type="float">
            <text:p>1.03190099423583E-05</text:p>
          </table:table-cell>
          <table:table-cell table:style-name="ce3" table:formula="of:=[.G23]/[.$B23]" office:value-type="float" office:value="0" calcext:value-type="float">
            <text:p>0</text:p>
          </table:table-cell>
          <table:table-cell table:style-name="ce3" table:formula="of:=[.H23]/[.$B23]" office:value-type="float" office:value="0.0000000620692327359899" calcext:value-type="float">
            <text:p>6.20692327359899E-08</text:p>
          </table:table-cell>
          <table:table-cell table:style-name="ce3" table:formula="of:=[.I23]/[.$B23]" office:value-type="float" office:value="0.00000955866184134245" calcext:value-type="float">
            <text:p>9.55866184134245E-06</text:p>
          </table:table-cell>
          <table:table-cell table:style-name="ce3" table:formula="of:=[.J23]/[.$B23]" office:value-type="float" office:value="0" calcext:value-type="float">
            <text:p>0</text:p>
          </table:table-cell>
          <table:table-cell table:style-name="ce3" table:formula="of:=[.K23]/[.$B23]" office:value-type="float" office:value="0.0000000465519245519924" calcext:value-type="float">
            <text:p>4.65519245519924E-08</text:p>
          </table:table-cell>
          <table:table-cell table:style-name="ce3" table:formula="of:=[.L23]/[.$B23]" office:value-type="float" office:value="0.0000135466100446298" calcext:value-type="float">
            <text:p>1.35466100446298E-05</text:p>
          </table:table-cell>
          <table:table-cell table:style-name="ce3" table:formula="of:=[.M23]/[.$B23]" office:value-type="float" office:value="0.000321208279408748" calcext:value-type="float">
            <text:p>0.000321208279409</text:p>
          </table:table-cell>
          <table:table-cell table:style-name="ce3" table:formula="of:=[.N23]/[.$B23]" office:value-type="float" office:value="0.00210630389558763" calcext:value-type="float">
            <text:p>0.002106303895588</text:p>
          </table:table-cell>
          <table:table-cell table:style-name="ce3" table:formula="of:=[.O23]/[.$B23]" office:value-type="float" office:value="0.000304325448104558" calcext:value-type="float">
            <text:p>0.000304325448105</text:p>
          </table:table-cell>
          <table:table-cell table:style-name="ce3" table:formula="of:=[.P23]/[.$B23]" office:value-type="float" office:value="0.00207137443486545" calcext:value-type="float">
            <text:p>0.002071374434865</text:p>
          </table:table-cell>
          <table:table-cell table:style-name="ce3" table:formula="of:=[.Q23]/[.$B23]" office:value-type="float" office:value="0.0000133604023464218" calcext:value-type="float">
            <text:p>1.33604023464218E-05</text:p>
          </table:table-cell>
          <table:table-cell table:style-name="ce3" table:formula="of:=[.R23]/[.$B23]" office:value-type="float" office:value="0.000297125417107184" calcext:value-type="float">
            <text:p>0.000297125417107</text:p>
          </table:table-cell>
          <table:table-cell table:style-name="ce3" table:formula="of:=[.S23]/[.$B23]" office:value-type="float" office:value="0.0000144776485356696" calcext:value-type="float">
            <text:p>1.44776485356696E-05</text:p>
          </table:table-cell>
          <table:table-cell table:style-name="ce3" table:formula="of:=[.T23]/[.$B23]" office:value-type="float" office:value="0.000314054800335925" calcext:value-type="float">
            <text:p>0.000314054800336</text:p>
          </table:table-cell>
          <table:table-cell table:style-name="ce3" table:formula="of:=[.U23]/[.$B23]" office:value-type="float" office:value="0.00200027412876638" calcext:value-type="float">
            <text:p>0.002000274128766</text:p>
          </table:table-cell>
          <table:table-cell table:style-name="ce3" table:formula="of:=[.V23]/[.$B23]" office:value-type="float" office:value="0.00300384051825823" calcext:value-type="float">
            <text:p>0.003003840518258</text:p>
          </table:table-cell>
          <table:table-cell table:style-name="ce3" table:formula="of:=[.W23]/[.$B23]" office:value-type="float" office:value="0.00305821316613496" calcext:value-type="float">
            <text:p>0.003058213166135</text:p>
          </table:table-cell>
          <table:table-cell table:style-name="ce3" table:formula="of:=[.X23]/[.$B23]" office:value-type="float" office:value="0.00304398379453023" calcext:value-type="float">
            <text:p>0.00304398379453</text:p>
          </table:table-cell>
          <table:table-cell table:style-name="ce3" table:formula="of:=[.Y23]/[.$B23]" office:value-type="float" office:value="0.00306406319132033" calcext:value-type="float">
            <text:p>0.00306406319132</text:p>
          </table:table-cell>
          <table:table-cell table:style-name="ce3" table:formula="of:=[.Z23]/[.$B23]" office:value-type="float" office:value="0.000012134534999886" calcext:value-type="float">
            <text:p>1.2134534999886E-05</text:p>
          </table:table-cell>
          <table:table-cell table:style-name="ce3" table:formula="of:=[.AA23]/[.$B23]" office:value-type="float" office:value="0.000323520358328163" calcext:value-type="float">
            <text:p>0.000323520358328</text:p>
          </table:table-cell>
          <table:table-cell table:style-name="ce3" table:formula="of:=[.AB23]/[.$B23]" office:value-type="float" office:value="0.00189509781389524" calcext:value-type="float">
            <text:p>0.001895097813895</text:p>
          </table:table-cell>
          <table:table-cell table:style-name="ce3" table:formula="of:=[.AC23]/[.$B23]" office:value-type="float" office:value="0.00298843183123152" calcext:value-type="float">
            <text:p>0.002988431831232</text:p>
          </table:table-cell>
          <table:table-cell table:style-name="ce3" table:formula="of:=[.AD23]/[.$B23]" office:value-type="float" office:value="0.00303749755970932" calcext:value-type="float">
            <text:p>0.003037497559709</text:p>
          </table:table-cell>
          <table:table-cell table:style-name="ce3" table:formula="of:=[.AE23]/[.$B23]" office:value-type="float" office:value="0.00302125093804068" calcext:value-type="float">
            <text:p>0.003021250938041</text:p>
          </table:table-cell>
          <table:table-cell table:style-name="ce3" table:formula="of:=[.AF23]/[.$B23]" office:value-type="float" office:value="0.00305538901604547" calcext:value-type="float">
            <text:p>0.003055389016045</text:p>
          </table:table-cell>
          <table:table-cell table:style-name="ce3" table:formula="of:=[.AG23]/[.$B23]" office:value-type="float" office:value="0.00307357530123712" calcext:value-type="float">
            <text:p>0.003073575301237</text:p>
          </table:table-cell>
          <table:table-cell table:style-name="ce3" table:formula="of:=[.AH23]/[.$B23]" office:value-type="float" office:value="0.0000142914408374617" calcext:value-type="float">
            <text:p>1.42914408374617E-05</text:p>
          </table:table-cell>
          <table:table-cell table:style-name="ce3" table:formula="of:=[.AI23]/[.$B23]" office:value-type="float" office:value="0.000296737484402584" calcext:value-type="float">
            <text:p>0.000296737484403</text:p>
          </table:table-cell>
          <table:table-cell table:style-name="ce3" table:formula="of:=[.AJ23]/[.$B23]" office:value-type="float" office:value="0.00182720959059025" calcext:value-type="float">
            <text:p>0.00182720959059</text:p>
          </table:table-cell>
          <table:table-cell table:style-name="ce3" table:formula="of:=[.AK23]/[.$B23]" office:value-type="float" office:value="0.00298030076174311" calcext:value-type="float">
            <text:p>0.002980300761743</text:p>
          </table:table-cell>
          <table:table-cell table:style-name="ce3" table:formula="of:=[.AL23]/[.$B23]" office:value-type="float" office:value="0.00301426814935788" calcext:value-type="float">
            <text:p>0.003014268149358</text:p>
          </table:table-cell>
          <table:table-cell table:style-name="ce3" table:formula="of:=[.AM23]/[.$B23]" office:value-type="float" office:value="0.0030089146780344" calcext:value-type="float">
            <text:p>0.003008914678034</text:p>
          </table:table-cell>
          <table:table-cell table:style-name="ce3" table:formula="of:=[.AN23]/[.$B23]" office:value-type="float" office:value="0.00303687686738196" calcext:value-type="float">
            <text:p>0.003036876867382</text:p>
          </table:table-cell>
          <table:table-cell table:style-name="ce3" table:formula="of:=[.AO23]/[.$B23]" office:value-type="float" office:value="0.00307965808604524" calcext:value-type="float">
            <text:p>0.003079658086045</text:p>
          </table:table-cell>
          <table:table-cell table:style-name="ce3" table:formula="of:=[.AP23]/[.$B23]" office:value-type="float" office:value="0.00312493759132615" calcext:value-type="float">
            <text:p>0.003124937591326</text:p>
          </table:table-cell>
          <table:table-cell table:style-name="ce3" table:formula="of:=[.AQ23]/[.$B23]" office:value-type="float" office:value="0.0000132207465727658" calcext:value-type="float">
            <text:p>1.32207465727658E-05</text:p>
          </table:table-cell>
          <table:table-cell table:style-name="ce3" table:formula="of:=[.AR23]/[.$B23]" office:value-type="float" office:value="0.000279233960771035" calcext:value-type="float">
            <text:p>0.000279233960771</text:p>
          </table:table-cell>
          <table:table-cell table:style-name="ce3" table:formula="of:=[.AS23]/[.$B23]" office:value-type="float" office:value="0.00173564195499649" calcext:value-type="float">
            <text:p>0.001735641954996</text:p>
          </table:table-cell>
          <table:table-cell table:style-name="ce3" table:formula="of:=[.AT23]/[.$B23]" office:value-type="float" office:value="0.00294344715480611" calcext:value-type="float">
            <text:p>0.002943447154806</text:p>
          </table:table-cell>
          <table:table-cell table:style-name="ce3" table:formula="of:=[.AU23]/[.$B23]" office:value-type="float" office:value="0.00299702841996546" calcext:value-type="float">
            <text:p>0.002997028419965</text:p>
          </table:table-cell>
          <table:table-cell table:style-name="ce3" table:formula="of:=[.AV23]/[.$B23]" office:value-type="float" office:value="0.00299432840834144" calcext:value-type="float">
            <text:p>0.002994328408341</text:p>
          </table:table-cell>
          <table:table-cell table:style-name="ce3" table:formula="of:=[.AW23]/[.$B23]" office:value-type="float" office:value="0.00302005610531051" calcext:value-type="float">
            <text:p>0.003020056105311</text:p>
          </table:table-cell>
          <table:table-cell table:style-name="ce3" table:formula="of:=[.AX23]/[.$B23]" office:value-type="float" office:value="0.00306338042976023" calcext:value-type="float">
            <text:p>0.00306338042976</text:p>
          </table:table-cell>
          <table:table-cell table:style-name="ce3" table:formula="of:=[.AY23]/[.$B23]" office:value-type="float" office:value="0.00311387375059096" calcext:value-type="float">
            <text:p>0.003113873750591</text:p>
          </table:table-cell>
          <table:table-cell table:number-columns-repeated="97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46709983" calcext:value-type="float">
            <text:p>46709983</text:p>
          </table:table-cell>
          <table:table-cell table:style-name="ce3" table:formula="of:=[.C24]/[.$B24]" office:value-type="float" office:value="0" calcext:value-type="float">
            <text:p>0</text:p>
          </table:table-cell>
          <table:table-cell table:style-name="ce3" table:formula="of:=[.D24]/[.$B24]" office:value-type="float" office:value="0" calcext:value-type="float">
            <text:p>0</text:p>
          </table:table-cell>
          <table:table-cell table:style-name="ce3" table:formula="of:=[.E24]/[.$B24]" office:value-type="float" office:value="0" calcext:value-type="float">
            <text:p>0</text:p>
          </table:table-cell>
          <table:table-cell table:style-name="ce3" table:formula="of:=[.F24]/[.$B24]" office:value-type="float" office:value="0.00000760008840080289" calcext:value-type="float">
            <text:p>7.60008840080289E-06</text:p>
          </table:table-cell>
          <table:table-cell table:style-name="ce3" table:formula="of:=[.G24]/[.$B24]" office:value-type="float" office:value="0" calcext:value-type="float">
            <text:p>0</text:p>
          </table:table-cell>
          <table:table-cell table:style-name="ce3" table:formula="of:=[.H24]/[.$B24]" office:value-type="float" office:value="0.0000000642260991617145" calcext:value-type="float">
            <text:p>6.42260991617145E-08</text:p>
          </table:table-cell>
          <table:table-cell table:style-name="ce3" table:formula="of:=[.I24]/[.$B24]" office:value-type="float" office:value="0.00000762149710052346" calcext:value-type="float">
            <text:p>7.62149710052346E-06</text:p>
          </table:table-cell>
          <table:table-cell table:style-name="ce3" table:formula="of:=[.J24]/[.$B24]" office:value-type="float" office:value="0" calcext:value-type="float">
            <text:p>0</text:p>
          </table:table-cell>
          <table:table-cell table:style-name="ce3" table:formula="of:=[.K24]/[.$B24]" office:value-type="float" office:value="0.000000192678297485144" calcext:value-type="float">
            <text:p>1.92678297485144E-07</text:p>
          </table:table-cell>
          <table:table-cell table:style-name="ce3" table:formula="of:=[.L24]/[.$B24]" office:value-type="float" office:value="0.00000715050570667089" calcext:value-type="float">
            <text:p>7.15050570667089E-06</text:p>
          </table:table-cell>
          <table:table-cell table:style-name="ce3" table:formula="of:=[.M24]/[.$B24]" office:value-type="float" office:value="0.000226739538740573" calcext:value-type="float">
            <text:p>0.000226739538741</text:p>
          </table:table-cell>
          <table:table-cell table:style-name="ce3" table:formula="of:=[.N24]/[.$B24]" office:value-type="float" office:value="0.0016244279086978" calcext:value-type="float">
            <text:p>0.001624427908698</text:p>
          </table:table-cell>
          <table:table-cell table:style-name="ce3" table:formula="of:=[.O24]/[.$B24]" office:value-type="float" office:value="0.000209484126765792" calcext:value-type="float">
            <text:p>0.000209484126766</text:p>
          </table:table-cell>
          <table:table-cell table:style-name="ce3" table:formula="of:=[.P24]/[.$B24]" office:value-type="float" office:value="0.00156401255808635" calcext:value-type="float">
            <text:p>0.001564012558086</text:p>
          </table:table-cell>
          <table:table-cell table:style-name="ce3" table:formula="of:=[.Q24]/[.$B24]" office:value-type="float" office:value="0.00000794262759633203" calcext:value-type="float">
            <text:p>7.94262759633203E-06</text:p>
          </table:table-cell>
          <table:table-cell table:style-name="ce3" table:formula="of:=[.R24]/[.$B24]" office:value-type="float" office:value="0.000206294230507427" calcext:value-type="float">
            <text:p>0.000206294230507</text:p>
          </table:table-cell>
          <table:table-cell table:style-name="ce3" table:formula="of:=[.S24]/[.$B24]" office:value-type="float" office:value="0.00000997645406978632" calcext:value-type="float">
            <text:p>9.97645406978632E-06</text:p>
          </table:table-cell>
          <table:table-cell table:style-name="ce3" table:formula="of:=[.T24]/[.$B24]" office:value-type="float" office:value="0.000199015272602433" calcext:value-type="float">
            <text:p>0.000199015272602</text:p>
          </table:table-cell>
          <table:table-cell table:style-name="ce3" table:formula="of:=[.U24]/[.$B24]" office:value-type="float" office:value="0.00145474255471255" calcext:value-type="float">
            <text:p>0.001454742554713</text:p>
          </table:table-cell>
          <table:table-cell table:style-name="ce3" table:formula="of:=[.V24]/[.$B24]" office:value-type="float" office:value="0.00255801848611249" calcext:value-type="float">
            <text:p>0.002558018486112</text:p>
          </table:table-cell>
          <table:table-cell table:style-name="ce3" table:formula="of:=[.W24]/[.$B24]" office:value-type="float" office:value="0.00266112278396676" calcext:value-type="float">
            <text:p>0.002661122783967</text:p>
          </table:table-cell>
          <table:table-cell table:style-name="ce3" table:formula="of:=[.X24]/[.$B24]" office:value-type="float" office:value="0.00270402581820678" calcext:value-type="float">
            <text:p>0.002704025818207</text:p>
          </table:table-cell>
          <table:table-cell table:style-name="ce3" table:formula="of:=[.Y24]/[.$B24]" office:value-type="float" office:value="0.00271331719388551" calcext:value-type="float">
            <text:p>0.002713317193886</text:p>
          </table:table-cell>
          <table:table-cell table:style-name="ce3" table:formula="of:=[.Z24]/[.$B24]" office:value-type="float" office:value="0.00000789981019689089" calcext:value-type="float">
            <text:p>7.89981019689089E-06</text:p>
          </table:table-cell>
          <table:table-cell table:style-name="ce3" table:formula="of:=[.AA24]/[.$B24]" office:value-type="float" office:value="0.000196018054641553" calcext:value-type="float">
            <text:p>0.000196018054642</text:p>
          </table:table-cell>
          <table:table-cell table:style-name="ce3" table:formula="of:=[.AB24]/[.$B24]" office:value-type="float" office:value="0.00135846763206914" calcext:value-type="float">
            <text:p>0.001358467632069</text:p>
          </table:table-cell>
          <table:table-cell table:style-name="ce3" table:formula="of:=[.AC24]/[.$B24]" office:value-type="float" office:value="0.00252708291501626" calcext:value-type="float">
            <text:p>0.002527082915016</text:p>
          </table:table-cell>
          <table:table-cell table:style-name="ce3" table:formula="of:=[.AD24]/[.$B24]" office:value-type="float" office:value="0.00267570210847647" calcext:value-type="float">
            <text:p>0.002675702108476</text:p>
          </table:table-cell>
          <table:table-cell table:style-name="ce3" table:formula="of:=[.AE24]/[.$B24]" office:value-type="float" office:value="0.00269158736366913" calcext:value-type="float">
            <text:p>0.002691587363669</text:p>
          </table:table-cell>
          <table:table-cell table:style-name="ce3" table:formula="of:=[.AF24]/[.$B24]" office:value-type="float" office:value="0.00269629727760766" calcext:value-type="float">
            <text:p>0.002696297277608</text:p>
          </table:table-cell>
          <table:table-cell table:style-name="ce3" table:formula="of:=[.AG24]/[.$B24]" office:value-type="float" office:value="0.00274930521811579" calcext:value-type="float">
            <text:p>0.002749305218116</text:p>
          </table:table-cell>
          <table:table-cell table:style-name="ce3" table:formula="of:=[.AH24]/[.$B24]" office:value-type="float" office:value="0.00000907728868152232" calcext:value-type="float">
            <text:p>9.07728868152232E-06</text:p>
          </table:table-cell>
          <table:table-cell table:style-name="ce3" table:formula="of:=[.AI24]/[.$B24]" office:value-type="float" office:value="0.000185099617784061" calcext:value-type="float">
            <text:p>0.000185099617784</text:p>
          </table:table-cell>
          <table:table-cell table:style-name="ce3" table:formula="of:=[.AJ24]/[.$B24]" office:value-type="float" office:value="0.00130751492673418" calcext:value-type="float">
            <text:p>0.001307514926734</text:p>
          </table:table-cell>
          <table:table-cell table:style-name="ce3" table:formula="of:=[.AK24]/[.$B24]" office:value-type="float" office:value="0.00250909960725098" calcext:value-type="float">
            <text:p>0.002509099607251</text:p>
          </table:table-cell>
          <table:table-cell table:style-name="ce3" table:formula="of:=[.AL24]/[.$B24]" office:value-type="float" office:value="0.00262575561202837" calcext:value-type="float">
            <text:p>0.002625755612028</text:p>
          </table:table-cell>
          <table:table-cell table:style-name="ce3" table:formula="of:=[.AM24]/[.$B24]" office:value-type="float" office:value="0.00267413927339687" calcext:value-type="float">
            <text:p>0.002674139273397</text:p>
          </table:table-cell>
          <table:table-cell table:style-name="ce3" table:formula="of:=[.AN24]/[.$B24]" office:value-type="float" office:value="0.00271723498593438" calcext:value-type="float">
            <text:p>0.002717234985934</text:p>
          </table:table-cell>
          <table:table-cell table:style-name="ce3" table:formula="of:=[.AO24]/[.$B24]" office:value-type="float" office:value="0.00272275843046228" calcext:value-type="float">
            <text:p>0.002722758430462</text:p>
          </table:table-cell>
          <table:table-cell table:style-name="ce3" table:formula="of:=[.AP24]/[.$B24]" office:value-type="float" office:value="0.0027609729594635" calcext:value-type="float">
            <text:p>0.002760972959464</text:p>
          </table:table-cell>
          <table:table-cell table:style-name="ce3" table:formula="of:=[.AQ24]/[.$B24]" office:value-type="float" office:value="0.00000860629728766975" calcext:value-type="float">
            <text:p>8.60629728766975E-06</text:p>
          </table:table-cell>
          <table:table-cell table:style-name="ce3" table:formula="of:=[.AR24]/[.$B24]" office:value-type="float" office:value="0.00018544215697959" calcext:value-type="float">
            <text:p>0.00018544215698</text:p>
          </table:table-cell>
          <table:table-cell table:style-name="ce3" table:formula="of:=[.AS24]/[.$B24]" office:value-type="float" office:value="0.00126056564824697" calcext:value-type="float">
            <text:p>0.001260565648247</text:p>
          </table:table-cell>
          <table:table-cell table:style-name="ce3" table:formula="of:=[.AT24]/[.$B24]" office:value-type="float" office:value="0.00247555217478885" calcext:value-type="float">
            <text:p>0.002475552174789</text:p>
          </table:table-cell>
          <table:table-cell table:style-name="ce3" table:formula="of:=[.AU24]/[.$B24]" office:value-type="float" office:value="0.00260768666946421" calcext:value-type="float">
            <text:p>0.002607686669464</text:p>
          </table:table-cell>
          <table:table-cell table:style-name="ce3" table:formula="of:=[.AV24]/[.$B24]" office:value-type="float" office:value="0.00262175218518063" calcext:value-type="float">
            <text:p>0.002621752185181</text:p>
          </table:table-cell>
          <table:table-cell table:style-name="ce3" table:formula="of:=[.AW24]/[.$B24]" office:value-type="float" office:value="0.00270010802615792" calcext:value-type="float">
            <text:p>0.002700108026158</text:p>
          </table:table-cell>
          <table:table-cell table:style-name="ce3" table:formula="of:=[.AX24]/[.$B24]" office:value-type="float" office:value="0.00270314806151824" calcext:value-type="float">
            <text:p>0.002703148061518</text:p>
          </table:table-cell>
          <table:table-cell table:style-name="ce3" table:formula="of:=[.AY24]/[.$B24]" office:value-type="float" office:value="0.00273770170286724" calcext:value-type="float">
            <text:p>0.002737701702867</text:p>
          </table:table-cell>
          <table:table-cell table:number-columns-repeated="97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50818468" calcext:value-type="float">
            <text:p>50818468</text:p>
          </table:table-cell>
          <table:table-cell table:style-name="ce3" table:formula="of:=[.C25]/[.$B25]" office:value-type="float" office:value="0" calcext:value-type="float">
            <text:p>0</text:p>
          </table:table-cell>
          <table:table-cell table:style-name="ce3" table:formula="of:=[.D25]/[.$B25]" office:value-type="float" office:value="0.000000118067313638813" calcext:value-type="float">
            <text:p>1.18067313638813E-07</text:p>
          </table:table-cell>
          <table:table-cell table:style-name="ce3" table:formula="of:=[.E25]/[.$B25]" office:value-type="float" office:value="0.000000118067313638813" calcext:value-type="float">
            <text:p>1.18067313638813E-07</text:p>
          </table:table-cell>
          <table:table-cell table:style-name="ce3" table:formula="of:=[.F25]/[.$B25]" office:value-type="float" office:value="0.0000116099525078166" calcext:value-type="float">
            <text:p>1.16099525078166E-05</text:p>
          </table:table-cell>
          <table:table-cell table:style-name="ce3" table:formula="of:=[.G25]/[.$B25]" office:value-type="float" office:value="0" calcext:value-type="float">
            <text:p>0</text:p>
          </table:table-cell>
          <table:table-cell table:style-name="ce3" table:formula="of:=[.H25]/[.$B25]" office:value-type="float" office:value="0.000000432913483342316" calcext:value-type="float">
            <text:p>4.32913483342316E-07</text:p>
          </table:table-cell>
          <table:table-cell table:style-name="ce3" table:formula="of:=[.I25]/[.$B25]" office:value-type="float" office:value="0.00000987829857444738" calcext:value-type="float">
            <text:p>9.87829857444738E-06</text:p>
          </table:table-cell>
          <table:table-cell table:style-name="ce3" table:formula="of:=[.J25]/[.$B25]" office:value-type="float" office:value="0" calcext:value-type="float">
            <text:p>0</text:p>
          </table:table-cell>
          <table:table-cell table:style-name="ce3" table:formula="of:=[.K25]/[.$B25]" office:value-type="float" office:value="0" calcext:value-type="float">
            <text:p>0</text:p>
          </table:table-cell>
          <table:table-cell table:style-name="ce3" table:formula="of:=[.L25]/[.$B25]" office:value-type="float" office:value="0.0000109212265115902" calcext:value-type="float">
            <text:p>1.09212265115902E-05</text:p>
          </table:table-cell>
          <table:table-cell table:style-name="ce3" table:formula="of:=[.M25]/[.$B25]" office:value-type="float" office:value="0.000294715692728085" calcext:value-type="float">
            <text:p>0.000294715692728</text:p>
          </table:table-cell>
          <table:table-cell table:style-name="ce3" table:formula="of:=[.N25]/[.$B25]" office:value-type="float" office:value="0.00157611992553573" calcext:value-type="float">
            <text:p>0.001576119925536</text:p>
          </table:table-cell>
          <table:table-cell table:style-name="ce3" table:formula="of:=[.O25]/[.$B25]" office:value-type="float" office:value="0.000273561965701131" calcext:value-type="float">
            <text:p>0.000273561965701</text:p>
          </table:table-cell>
          <table:table-cell table:style-name="ce3" table:formula="of:=[.P25]/[.$B25]" office:value-type="float" office:value="0.00151175356171697" calcext:value-type="float">
            <text:p>0.001511753561717</text:p>
          </table:table-cell>
          <table:table-cell table:style-name="ce3" table:formula="of:=[.Q25]/[.$B25]" office:value-type="float" office:value="0.0000139516208949864" calcext:value-type="float">
            <text:p>1.39516208949864E-05</text:p>
          </table:table-cell>
          <table:table-cell table:style-name="ce3" table:formula="of:=[.R25]/[.$B25]" office:value-type="float" office:value="0.000284916105696063" calcext:value-type="float">
            <text:p>0.000284916105696</text:p>
          </table:table-cell>
          <table:table-cell table:style-name="ce3" table:formula="of:=[.S25]/[.$B25]" office:value-type="float" office:value="0.0000137745199245282" calcext:value-type="float">
            <text:p>1.37745199245282E-05</text:p>
          </table:table-cell>
          <table:table-cell table:style-name="ce3" table:formula="of:=[.T25]/[.$B25]" office:value-type="float" office:value="0.000280665682405066" calcext:value-type="float">
            <text:p>0.000280665682405</text:p>
          </table:table-cell>
          <table:table-cell table:style-name="ce3" table:formula="of:=[.U25]/[.$B25]" office:value-type="float" office:value="0.00145336927512258" calcext:value-type="float">
            <text:p>0.001453369275123</text:p>
          </table:table-cell>
          <table:table-cell table:style-name="ce3" table:formula="of:=[.V25]/[.$B25]" office:value-type="float" office:value="0.00210083074523223" calcext:value-type="float">
            <text:p>0.002100830745232</text:p>
          </table:table-cell>
          <table:table-cell table:style-name="ce3" table:formula="of:=[.W25]/[.$B25]" office:value-type="float" office:value="0.00222190877536883" calcext:value-type="float">
            <text:p>0.002221908775369</text:p>
          </table:table-cell>
          <table:table-cell table:style-name="ce3" table:formula="of:=[.X25]/[.$B25]" office:value-type="float" office:value="0.00226234683029012" calcext:value-type="float">
            <text:p>0.00226234683029</text:p>
          </table:table-cell>
          <table:table-cell table:style-name="ce3" table:formula="of:=[.Y25]/[.$B25]" office:value-type="float" office:value="0.00228170986972689" calcext:value-type="float">
            <text:p>0.002281709869727</text:p>
          </table:table-cell>
          <table:table-cell table:style-name="ce3" table:formula="of:=[.Z25]/[.$B25]" office:value-type="float" office:value="0.0000144632459207546" calcext:value-type="float">
            <text:p>1.44632459207546E-05</text:p>
          </table:table-cell>
          <table:table-cell table:style-name="ce3" table:formula="of:=[.AA25]/[.$B25]" office:value-type="float" office:value="0.000279091451556548" calcext:value-type="float">
            <text:p>0.000279091451557</text:p>
          </table:table-cell>
          <table:table-cell table:style-name="ce3" table:formula="of:=[.AB25]/[.$B25]" office:value-type="float" office:value="0.00138912097861746" calcext:value-type="float">
            <text:p>0.001389120978617</text:p>
          </table:table-cell>
          <table:table-cell table:style-name="ce3" table:formula="of:=[.AC25]/[.$B25]" office:value-type="float" office:value="0.00208953563889411" calcext:value-type="float">
            <text:p>0.002089535638894</text:p>
          </table:table-cell>
          <table:table-cell table:style-name="ce3" table:formula="of:=[.AD25]/[.$B25]" office:value-type="float" office:value="0.00219971212040473" calcext:value-type="float">
            <text:p>0.002199712120405</text:p>
          </table:table-cell>
          <table:table-cell table:style-name="ce3" table:formula="of:=[.AE25]/[.$B25]" office:value-type="float" office:value="0.00224314121393821" calcext:value-type="float">
            <text:p>0.002243141213938</text:p>
          </table:table-cell>
          <table:table-cell table:style-name="ce3" table:formula="of:=[.AF25]/[.$B25]" office:value-type="float" office:value="0.00227208738366532" calcext:value-type="float">
            <text:p>0.002272087383665</text:p>
          </table:table-cell>
          <table:table-cell table:style-name="ce3" table:formula="of:=[.AG25]/[.$B25]" office:value-type="float" office:value="0.0022753735905616" calcext:value-type="float">
            <text:p>0.002275373590562</text:p>
          </table:table-cell>
          <table:table-cell table:style-name="ce3" table:formula="of:=[.AH25]/[.$B25]" office:value-type="float" office:value="0.0000179855874443126" calcext:value-type="float">
            <text:p>1.79855874443126E-05</text:p>
          </table:table-cell>
          <table:table-cell table:style-name="ce3" table:formula="of:=[.AI25]/[.$B25]" office:value-type="float" office:value="0.000283518975818004" calcext:value-type="float">
            <text:p>0.000283518975818</text:p>
          </table:table-cell>
          <table:table-cell table:style-name="ce3" table:formula="of:=[.AJ25]/[.$B25]" office:value-type="float" office:value="0.00136971858340948" calcext:value-type="float">
            <text:p>0.001369718583409</text:p>
          </table:table-cell>
          <table:table-cell table:style-name="ce3" table:formula="of:=[.AK25]/[.$B25]" office:value-type="float" office:value="0.00207269136881497" calcext:value-type="float">
            <text:p>0.002072691368815</text:p>
          </table:table-cell>
          <table:table-cell table:style-name="ce3" table:formula="of:=[.AL25]/[.$B25]" office:value-type="float" office:value="0.00218975511028786" calcext:value-type="float">
            <text:p>0.002189755110288</text:p>
          </table:table-cell>
          <table:table-cell table:style-name="ce3" table:formula="of:=[.AM25]/[.$B25]" office:value-type="float" office:value="0.0022145098903808" calcext:value-type="float">
            <text:p>0.002214509890381</text:p>
          </table:table-cell>
          <table:table-cell table:style-name="ce3" table:formula="of:=[.AN25]/[.$B25]" office:value-type="float" office:value="0.00224440059861702" calcext:value-type="float">
            <text:p>0.002244400598617</text:p>
          </table:table-cell>
          <table:table-cell table:style-name="ce3" table:formula="of:=[.AO25]/[.$B25]" office:value-type="float" office:value="0.00226565271507201" calcext:value-type="float">
            <text:p>0.002265652715072</text:p>
          </table:table-cell>
          <table:table-cell table:style-name="ce3" table:formula="of:=[.AP25]/[.$B25]" office:value-type="float" office:value="0.00228257569669357" calcext:value-type="float">
            <text:p>0.002282575696694</text:p>
          </table:table-cell>
          <table:table-cell table:style-name="ce3" table:formula="of:=[.AQ25]/[.$B25]" office:value-type="float" office:value="0.000016450712367008" calcext:value-type="float">
            <text:p>1.6450712367008E-05</text:p>
          </table:table-cell>
          <table:table-cell table:style-name="ce3" table:formula="of:=[.AR25]/[.$B25]" office:value-type="float" office:value="0.000309710241560214" calcext:value-type="float">
            <text:p>0.00030971024156</text:p>
          </table:table-cell>
          <table:table-cell table:style-name="ce3" table:formula="of:=[.AS25]/[.$B25]" office:value-type="float" office:value="0.00135564889520086" calcext:value-type="float">
            <text:p>0.001355648895201</text:p>
          </table:table-cell>
          <table:table-cell table:style-name="ce3" table:formula="of:=[.AT25]/[.$B25]" office:value-type="float" office:value="0.00206340340680872" calcext:value-type="float">
            <text:p>0.002063403406809</text:p>
          </table:table-cell>
          <table:table-cell table:style-name="ce3" table:formula="of:=[.AU25]/[.$B25]" office:value-type="float" office:value="0.00217613801344818" calcext:value-type="float">
            <text:p>0.002176138013448</text:p>
          </table:table-cell>
          <table:table-cell table:style-name="ce3" table:formula="of:=[.AV25]/[.$B25]" office:value-type="float" office:value="0.00219823627898425" calcext:value-type="float">
            <text:p>0.002198236278984</text:p>
          </table:table-cell>
          <table:table-cell table:style-name="ce3" table:formula="of:=[.AW25]/[.$B25]" office:value-type="float" office:value="0.00223676557900171" calcext:value-type="float">
            <text:p>0.002236765579002</text:p>
          </table:table-cell>
          <table:table-cell table:style-name="ce3" table:formula="of:=[.AX25]/[.$B25]" office:value-type="float" office:value="0.00224943813733228" calcext:value-type="float">
            <text:p>0.002249438137332</text:p>
          </table:table-cell>
          <table:table-cell table:style-name="ce3" table:formula="of:=[.AY25]/[.$B25]" office:value-type="float" office:value="0.00226279942165907" calcext:value-type="float">
            <text:p>0.002262799421659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3" office:value-type="float" office:value="156040895" calcext:value-type="float">
            <text:p>156040895</text:p>
          </table:table-cell>
          <table:table-cell table:style-name="ce3" table:formula="of:=[.C26]/[.$B26]" office:value-type="float" office:value="0" calcext:value-type="float">
            <text:p>0</text:p>
          </table:table-cell>
          <table:table-cell table:style-name="ce3" table:formula="of:=[.D26]/[.$B26]" office:value-type="float" office:value="0" calcext:value-type="float">
            <text:p>0</text:p>
          </table:table-cell>
          <table:table-cell table:style-name="ce3" table:formula="of:=[.E26]/[.$B26]" office:value-type="float" office:value="0" calcext:value-type="float">
            <text:p>0</text:p>
          </table:table-cell>
          <table:table-cell table:style-name="ce3" table:formula="of:=[.F26]/[.$B26]" office:value-type="float" office:value="0.00000430015477673337" calcext:value-type="float">
            <text:p>4.30015477673337E-06</text:p>
          </table:table-cell>
          <table:table-cell table:style-name="ce3" table:formula="of:=[.G26]/[.$B26]" office:value-type="float" office:value="0" calcext:value-type="float">
            <text:p>0</text:p>
          </table:table-cell>
          <table:table-cell table:style-name="ce3" table:formula="of:=[.H26]/[.$B26]" office:value-type="float" office:value="0.000000076902917020567" calcext:value-type="float">
            <text:p>7.6902917020567E-08</text:p>
          </table:table-cell>
          <table:table-cell table:style-name="ce3" table:formula="of:=[.I26]/[.$B26]" office:value-type="float" office:value="0.00000410148890776357" calcext:value-type="float">
            <text:p>4.10148890776357E-06</text:p>
          </table:table-cell>
          <table:table-cell table:style-name="ce3" table:formula="of:=[.J26]/[.$B26]" office:value-type="float" office:value="0" calcext:value-type="float">
            <text:p>0</text:p>
          </table:table-cell>
          <table:table-cell table:style-name="ce3" table:formula="of:=[.K26]/[.$B26]" office:value-type="float" office:value="0.0000000640857641838058" calcext:value-type="float">
            <text:p>6.40857641838058E-08</text:p>
          </table:table-cell>
          <table:table-cell table:style-name="ce3" table:formula="of:=[.L26]/[.$B26]" office:value-type="float" office:value="0.00000433860623524365" calcext:value-type="float">
            <text:p>4.33860623524365E-06</text:p>
          </table:table-cell>
          <table:table-cell table:style-name="ce3" table:formula="of:=[.M26]/[.$B26]" office:value-type="float" office:value="0.00012228204663912" calcext:value-type="float">
            <text:p>0.000122282046639</text:p>
          </table:table-cell>
          <table:table-cell table:style-name="ce3" table:formula="of:=[.N26]/[.$B26]" office:value-type="float" office:value="0.000950834074618708" calcext:value-type="float">
            <text:p>0.000950834074619</text:p>
          </table:table-cell>
          <table:table-cell table:style-name="ce3" table:formula="of:=[.O26]/[.$B26]" office:value-type="float" office:value="0.000115245429731738" calcext:value-type="float">
            <text:p>0.000115245429732</text:p>
          </table:table-cell>
          <table:table-cell table:style-name="ce3" table:formula="of:=[.P26]/[.$B26]" office:value-type="float" office:value="0.000908306761506335" calcext:value-type="float">
            <text:p>0.000908306761506</text:p>
          </table:table-cell>
          <table:table-cell table:style-name="ce3" table:formula="of:=[.Q26]/[.$B26]" office:value-type="float" office:value="0.00000520376405172503" calcext:value-type="float">
            <text:p>5.20376405172503E-06</text:p>
          </table:table-cell>
          <table:table-cell table:style-name="ce3" table:formula="of:=[.R26]/[.$B26]" office:value-type="float" office:value="0.000120526096700484" calcext:value-type="float">
            <text:p>0.0001205260967</text:p>
          </table:table-cell>
          <table:table-cell table:style-name="ce3" table:formula="of:=[.S26]/[.$B26]" office:value-type="float" office:value="0.00000569722443594034" calcext:value-type="float">
            <text:p>5.69722443594034E-06</text:p>
          </table:table-cell>
          <table:table-cell table:style-name="ce3" table:formula="of:=[.T26]/[.$B26]" office:value-type="float" office:value="0.000181965118823498" calcext:value-type="float">
            <text:p>0.000181965118823</text:p>
          </table:table-cell>
          <table:table-cell table:style-name="ce3" table:formula="of:=[.U26]/[.$B26]" office:value-type="float" office:value="0.000848880032378692" calcext:value-type="float">
            <text:p>0.000848880032379</text:p>
          </table:table-cell>
          <table:table-cell table:style-name="ce3" table:formula="of:=[.V26]/[.$B26]" office:value-type="float" office:value="0.00148040037837517" calcext:value-type="float">
            <text:p>0.001480400378375</text:p>
          </table:table-cell>
          <table:table-cell table:style-name="ce3" table:formula="of:=[.W26]/[.$B26]" office:value-type="float" office:value="0.0015226328969723" calcext:value-type="float">
            <text:p>0.001522632896972</text:p>
          </table:table-cell>
          <table:table-cell table:style-name="ce3" table:formula="of:=[.X26]/[.$B26]" office:value-type="float" office:value="0.0014879432728196" calcext:value-type="float">
            <text:p>0.00148794327282</text:p>
          </table:table-cell>
          <table:table-cell table:style-name="ce3" table:formula="of:=[.Y26]/[.$B26]" office:value-type="float" office:value="0.00148284845456699" calcext:value-type="float">
            <text:p>0.001482848454567</text:p>
          </table:table-cell>
          <table:table-cell table:style-name="ce3" table:formula="of:=[.Z26]/[.$B26]" office:value-type="float" office:value="0.00000527425839232722" calcext:value-type="float">
            <text:p>5.27425839232722E-06</text:p>
          </table:table-cell>
          <table:table-cell table:style-name="ce3" table:formula="of:=[.AA26]/[.$B26]" office:value-type="float" office:value="0.000101575936231332" calcext:value-type="float">
            <text:p>0.000101575936231</text:p>
          </table:table-cell>
          <table:table-cell table:style-name="ce3" table:formula="of:=[.AB26]/[.$B26]" office:value-type="float" office:value="0.000792369205521412" calcext:value-type="float">
            <text:p>0.000792369205521</text:p>
          </table:table-cell>
          <table:table-cell table:style-name="ce3" table:formula="of:=[.AC26]/[.$B26]" office:value-type="float" office:value="0.00147640783526652" calcext:value-type="float">
            <text:p>0.001476407835267</text:p>
          </table:table-cell>
          <table:table-cell table:style-name="ce3" table:formula="of:=[.AD26]/[.$B26]" office:value-type="float" office:value="0.00151419921040571" calcext:value-type="float">
            <text:p>0.001514199210406</text:p>
          </table:table-cell>
          <table:table-cell table:style-name="ce3" table:formula="of:=[.AE26]/[.$B26]" office:value-type="float" office:value="0.00147995177802588" calcext:value-type="float">
            <text:p>0.001479951778026</text:p>
          </table:table-cell>
          <table:table-cell table:style-name="ce3" table:formula="of:=[.AF26]/[.$B26]" office:value-type="float" office:value="0.00147856111694309" calcext:value-type="float">
            <text:p>0.001478561116943</text:p>
          </table:table-cell>
          <table:table-cell table:style-name="ce3" table:formula="of:=[.AG26]/[.$B26]" office:value-type="float" office:value="0.00148113736466328" calcext:value-type="float">
            <text:p>0.001481137364663</text:p>
          </table:table-cell>
          <table:table-cell table:style-name="ce3" table:formula="of:=[.AH26]/[.$B26]" office:value-type="float" office:value="0.00000501791533559199" calcext:value-type="float">
            <text:p>5.01791533559199E-06</text:p>
          </table:table-cell>
          <table:table-cell table:style-name="ce3" table:formula="of:=[.AI26]/[.$B26]" office:value-type="float" office:value="0.0000999481578210635" calcext:value-type="float">
            <text:p>9.99481578210635E-05</text:p>
          </table:table-cell>
          <table:table-cell table:style-name="ce3" table:formula="of:=[.AJ26]/[.$B26]" office:value-type="float" office:value="0.000754142047185771" calcext:value-type="float">
            <text:p>0.000754142047186</text:p>
          </table:table-cell>
          <table:table-cell table:style-name="ce3" table:formula="of:=[.AK26]/[.$B26]" office:value-type="float" office:value="0.00145986729953068" calcext:value-type="float">
            <text:p>0.001459867299531</text:p>
          </table:table-cell>
          <table:table-cell table:style-name="ce3" table:formula="of:=[.AL26]/[.$B26]" office:value-type="float" office:value="0.00150510544046803" calcext:value-type="float">
            <text:p>0.001505105440468</text:p>
          </table:table-cell>
          <table:table-cell table:style-name="ce3" table:formula="of:=[.AM26]/[.$B26]" office:value-type="float" office:value="0.00147314586986956" calcext:value-type="float">
            <text:p>0.00147314586987</text:p>
          </table:table-cell>
          <table:table-cell table:style-name="ce3" table:formula="of:=[.AN26]/[.$B26]" office:value-type="float" office:value="0.00147439554227115" calcext:value-type="float">
            <text:p>0.001474395542271</text:p>
          </table:table-cell>
          <table:table-cell table:style-name="ce3" table:formula="of:=[.AO26]/[.$B26]" office:value-type="float" office:value="0.00147786258211349" calcext:value-type="float">
            <text:p>0.001477862582113</text:p>
          </table:table-cell>
          <table:table-cell table:style-name="ce3" table:formula="of:=[.AP26]/[.$B26]" office:value-type="float" office:value="0.00148409812696857" calcext:value-type="float">
            <text:p>0.001484098126969</text:p>
          </table:table-cell>
          <table:table-cell table:style-name="ce3" table:formula="of:=[.AQ26]/[.$B26]" office:value-type="float" office:value="0.00000447959491644802" calcext:value-type="float">
            <text:p>4.47959491644802E-06</text:p>
          </table:table-cell>
          <table:table-cell table:style-name="ce3" table:formula="of:=[.AR26]/[.$B26]" office:value-type="float" office:value="0.00010360104637954" calcext:value-type="float">
            <text:p>0.00010360104638</text:p>
          </table:table-cell>
          <table:table-cell table:style-name="ce3" table:formula="of:=[.AS26]/[.$B26]" office:value-type="float" office:value="0.000731596675345908" calcext:value-type="float">
            <text:p>0.000731596675346</text:p>
          </table:table-cell>
          <table:table-cell table:style-name="ce3" table:formula="of:=[.AT26]/[.$B26]" office:value-type="float" office:value="0.00144570434564606" calcext:value-type="float">
            <text:p>0.001445704345646</text:p>
          </table:table-cell>
          <table:table-cell table:style-name="ce3" table:formula="of:=[.AU26]/[.$B26]" office:value-type="float" office:value="0.00149751127741225" calcext:value-type="float">
            <text:p>0.001497511277412</text:p>
          </table:table-cell>
          <table:table-cell table:style-name="ce3" table:formula="of:=[.AV26]/[.$B26]" office:value-type="float" office:value="0.00146523127799286" calcext:value-type="float">
            <text:p>0.001465231277993</text:p>
          </table:table-cell>
          <table:table-cell table:style-name="ce3" table:formula="of:=[.AW26]/[.$B26]" office:value-type="float" office:value="0.00146815358883964" calcext:value-type="float">
            <text:p>0.00146815358884</text:p>
          </table:table-cell>
          <table:table-cell table:style-name="ce3" table:formula="of:=[.AX26]/[.$B26]" office:value-type="float" office:value="0.0014734022129263" calcext:value-type="float">
            <text:p>0.001473402212926</text:p>
          </table:table-cell>
          <table:table-cell table:style-name="ce3" table:formula="of:=[.AY26]/[.$B26]" office:value-type="float" office:value="0.00147965057493422" calcext:value-type="float">
            <text:p>0.001479650574934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3" office:value-type="float" office:value="57227415" calcext:value-type="float">
            <text:p>57227415</text:p>
          </table:table-cell>
          <table:table-cell table:style-name="ce3" table:formula="of:=[.C27]/[.$B27]" office:value-type="float" office:value="0" calcext:value-type="float">
            <text:p>0</text:p>
          </table:table-cell>
          <table:table-cell table:style-name="ce3" table:formula="of:=[.D27]/[.$B27]" office:value-type="float" office:value="0" calcext:value-type="float">
            <text:p>0</text:p>
          </table:table-cell>
          <table:table-cell table:style-name="ce3" table:formula="of:=[.E27]/[.$B27]" office:value-type="float" office:value="0" calcext:value-type="float">
            <text:p>0</text:p>
          </table:table-cell>
          <table:table-cell table:style-name="ce3" table:formula="of:=[.F27]/[.$B27]" office:value-type="float" office:value="0.0000012406641117723" calcext:value-type="float">
            <text:p>1.2406641117723E-06</text:p>
          </table:table-cell>
          <table:table-cell table:style-name="ce3" table:formula="of:=[.G27]/[.$B27]" office:value-type="float" office:value="0" calcext:value-type="float">
            <text:p>0</text:p>
          </table:table-cell>
          <table:table-cell table:style-name="ce3" table:formula="of:=[.H27]/[.$B27]" office:value-type="float" office:value="0" calcext:value-type="float">
            <text:p>0</text:p>
          </table:table-cell>
          <table:table-cell table:style-name="ce3" table:formula="of:=[.I27]/[.$B27]" office:value-type="float" office:value="0.00000110087097241768" calcext:value-type="float">
            <text:p>1.10087097241768E-06</text:p>
          </table:table-cell>
          <table:table-cell table:style-name="ce3" table:formula="of:=[.J27]/[.$B27]" office:value-type="float" office:value="0" calcext:value-type="float">
            <text:p>0</text:p>
          </table:table-cell>
          <table:table-cell table:style-name="ce3" table:formula="of:=[.K27]/[.$B27]" office:value-type="float" office:value="0" calcext:value-type="float">
            <text:p>0</text:p>
          </table:table-cell>
          <table:table-cell table:style-name="ce3" table:formula="of:=[.L27]/[.$B27]" office:value-type="float" office:value="0.000000664017411934472" calcext:value-type="float">
            <text:p>6.64017411934472E-07</text:p>
          </table:table-cell>
          <table:table-cell table:style-name="ce3" table:formula="of:=[.M27]/[.$B27]" office:value-type="float" office:value="0.0000510943924341157" calcext:value-type="float">
            <text:p>5.10943924341157E-05</text:p>
          </table:table-cell>
          <table:table-cell table:style-name="ce3" table:formula="of:=[.N27]/[.$B27]" office:value-type="float" office:value="0.000579757097188472" calcext:value-type="float">
            <text:p>0.000579757097188</text:p>
          </table:table-cell>
          <table:table-cell table:style-name="ce3" table:formula="of:=[.O27]/[.$B27]" office:value-type="float" office:value="0.0000480364175107333" calcext:value-type="float">
            <text:p>4.80364175107333E-05</text:p>
          </table:table-cell>
          <table:table-cell table:style-name="ce3" table:formula="of:=[.P27]/[.$B27]" office:value-type="float" office:value="0.000524888289991781" calcext:value-type="float">
            <text:p>0.000524888289992</text:p>
          </table:table-cell>
          <table:table-cell table:style-name="ce3" table:formula="of:=[.Q27]/[.$B27]" office:value-type="float" office:value="0.00000113581925725633" calcext:value-type="float">
            <text:p>1.13581925725633E-06</text:p>
          </table:table-cell>
          <table:table-cell table:style-name="ce3" table:formula="of:=[.R27]/[.$B27]" office:value-type="float" office:value="0.0000351754486901077" calcext:value-type="float">
            <text:p>3.51754486901077E-05</text:p>
          </table:table-cell>
          <table:table-cell table:style-name="ce3" table:formula="of:=[.S27]/[.$B27]" office:value-type="float" office:value="0.00000131056068144962" calcext:value-type="float">
            <text:p>1.31056068144962E-06</text:p>
          </table:table-cell>
          <table:table-cell table:style-name="ce3" table:formula="of:=[.T27]/[.$B27]" office:value-type="float" office:value="0.0000320999996243059" calcext:value-type="float">
            <text:p>3.20999996243059E-05</text:p>
          </table:table-cell>
          <table:table-cell table:style-name="ce3" table:formula="of:=[.U27]/[.$B27]" office:value-type="float" office:value="0.000468551654831867" calcext:value-type="float">
            <text:p>0.000468551654832</text:p>
          </table:table-cell>
          <table:table-cell table:style-name="ce3" table:formula="of:=[.V27]/[.$B27]" office:value-type="float" office:value="0.0010190745117528" calcext:value-type="float">
            <text:p>0.001019074511753</text:p>
          </table:table-cell>
          <table:table-cell table:style-name="ce3" table:formula="of:=[.W27]/[.$B27]" office:value-type="float" office:value="0.00121595567439137" calcext:value-type="float">
            <text:p>0.001215955674391</text:p>
          </table:table-cell>
          <table:table-cell table:style-name="ce3" table:formula="of:=[.X27]/[.$B27]" office:value-type="float" office:value="0.00124726933760681" calcext:value-type="float">
            <text:p>0.001247269337607</text:p>
          </table:table-cell>
          <table:table-cell table:style-name="ce3" table:formula="of:=[.Y27]/[.$B27]" office:value-type="float" office:value="0.00125518512412277" calcext:value-type="float">
            <text:p>0.001255185124123</text:p>
          </table:table-cell>
          <table:table-cell table:style-name="ce3" table:formula="of:=[.Z27]/[.$B27]" office:value-type="float" office:value="0.00000101350026032104" calcext:value-type="float">
            <text:p>1.01350026032104E-06</text:p>
          </table:table-cell>
          <table:table-cell table:style-name="ce3" table:formula="of:=[.AA27]/[.$B27]" office:value-type="float" office:value="0.0000325718014696278" calcext:value-type="float">
            <text:p>3.25718014696278E-05</text:p>
          </table:table-cell>
          <table:table-cell table:style-name="ce3" table:formula="of:=[.AB27]/[.$B27]" office:value-type="float" office:value="0.000463973429518003" calcext:value-type="float">
            <text:p>0.000463973429518</text:p>
          </table:table-cell>
          <table:table-cell table:style-name="ce3" table:formula="of:=[.AC27]/[.$B27]" office:value-type="float" office:value="0.000989071409218816" calcext:value-type="float">
            <text:p>0.000989071409219</text:p>
          </table:table-cell>
          <table:table-cell table:style-name="ce3" table:formula="of:=[.AD27]/[.$B27]" office:value-type="float" office:value="0.00119364119452189" calcext:value-type="float">
            <text:p>0.001193641194522</text:p>
          </table:table-cell>
          <table:table-cell table:style-name="ce3" table:formula="of:=[.AE27]/[.$B27]" office:value-type="float" office:value="0.00122343460734685" calcext:value-type="float">
            <text:p>0.001223434607347</text:p>
          </table:table-cell>
          <table:table-cell table:style-name="ce3" table:formula="of:=[.AF27]/[.$B27]" office:value-type="float" office:value="0.00123977293050892" calcext:value-type="float">
            <text:p>0.001239772930509</text:p>
          </table:table-cell>
          <table:table-cell table:style-name="ce3" table:formula="of:=[.AG27]/[.$B27]" office:value-type="float" office:value="0.00123266095454425" calcext:value-type="float">
            <text:p>0.001232660954544</text:p>
          </table:table-cell>
          <table:table-cell table:style-name="ce3" table:formula="of:=[.AH27]/[.$B27]" office:value-type="float" office:value="0.00000115329339967566" calcext:value-type="float">
            <text:p>1.15329339967566E-06</text:p>
          </table:table-cell>
          <table:table-cell table:style-name="ce3" table:formula="of:=[.AI27]/[.$B27]" office:value-type="float" office:value="0.0000322922151909185" calcext:value-type="float">
            <text:p>3.22922151909185E-05</text:p>
          </table:table-cell>
          <table:table-cell table:style-name="ce3" table:formula="of:=[.AJ27]/[.$B27]" office:value-type="float" office:value="0.000439614474985459" calcext:value-type="float">
            <text:p>0.000439614474985</text:p>
          </table:table-cell>
          <table:table-cell table:style-name="ce3" table:formula="of:=[.AK27]/[.$B27]" office:value-type="float" office:value="0.000975231888422708" calcext:value-type="float">
            <text:p>0.000975231888423</text:p>
          </table:table-cell>
          <table:table-cell table:style-name="ce3" table:formula="of:=[.AL27]/[.$B27]" office:value-type="float" office:value="0.00120045611006543" calcext:value-type="float">
            <text:p>0.001200456110065</text:p>
          </table:table-cell>
          <table:table-cell table:style-name="ce3" table:formula="of:=[.AM27]/[.$B27]" office:value-type="float" office:value="0.00120459748181881" calcext:value-type="float">
            <text:p>0.001204597481819</text:p>
          </table:table-cell>
          <table:table-cell table:style-name="ce3" table:formula="of:=[.AN27]/[.$B27]" office:value-type="float" office:value="0.00123977293050892" calcext:value-type="float">
            <text:p>0.001239772930509</text:p>
          </table:table-cell>
          <table:table-cell table:style-name="ce3" table:formula="of:=[.AO27]/[.$B27]" office:value-type="float" office:value="0.00121875153717847" calcext:value-type="float">
            <text:p>0.001218751537178</text:p>
          </table:table-cell>
          <table:table-cell table:style-name="ce3" table:formula="of:=[.AP27]/[.$B27]" office:value-type="float" office:value="0.00122490243531007" calcext:value-type="float">
            <text:p>0.00122490243531</text:p>
          </table:table-cell>
          <table:table-cell table:style-name="ce3" table:formula="of:=[.AQ27]/[.$B27]" office:value-type="float" office:value="0.000000838758836127755" calcext:value-type="float">
            <text:p>8.38758836127755E-07</text:p>
          </table:table-cell>
          <table:table-cell table:style-name="ce3" table:formula="of:=[.AR27]/[.$B27]" office:value-type="float" office:value="0.0000342143708570446" calcext:value-type="float">
            <text:p>3.42143708570446E-05</text:p>
          </table:table-cell>
          <table:table-cell table:style-name="ce3" table:formula="of:=[.AS27]/[.$B27]" office:value-type="float" office:value="0.000413263468217112" calcext:value-type="float">
            <text:p>0.000413263468217</text:p>
          </table:table-cell>
          <table:table-cell table:style-name="ce3" table:formula="of:=[.AT27]/[.$B27]" office:value-type="float" office:value="0.000962231126462728" calcext:value-type="float">
            <text:p>0.000962231126463</text:p>
          </table:table-cell>
          <table:table-cell table:style-name="ce3" table:formula="of:=[.AU27]/[.$B27]" office:value-type="float" office:value="0.00119902323038704" calcext:value-type="float">
            <text:p>0.001199023230387</text:p>
          </table:table-cell>
          <table:table-cell table:style-name="ce3" table:formula="of:=[.AV27]/[.$B27]" office:value-type="float" office:value="0.00118266743308255" calcext:value-type="float">
            <text:p>0.001182667433083</text:p>
          </table:table-cell>
          <table:table-cell table:style-name="ce3" table:formula="of:=[.AW27]/[.$B27]" office:value-type="float" office:value="0.00122236868465927" calcext:value-type="float">
            <text:p>0.001222368684659</text:p>
          </table:table-cell>
          <table:table-cell table:style-name="ce3" table:formula="of:=[.AX27]/[.$B27]" office:value-type="float" office:value="0.00121237347519541" calcext:value-type="float">
            <text:p>0.001212373475195</text:p>
          </table:table-cell>
          <table:table-cell table:style-name="ce3" table:formula="of:=[.AY27]/[.$B27]" office:value-type="float" office:value="0.00120840684486622" calcext:value-type="float">
            <text:p>0.001208406844866</text:p>
          </table:table-cell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le:Female</text:p>
          </table:table-cell>
          <table:table-cell/>
          <table:table-cell table:style-name="ce26" table:formula="of:=[.C$61]/([.C$60])" office:value-type="string" office:string-value="" calcext:value-type="error">
            <text:p>#DIV/0!</text:p>
          </table:table-cell>
          <table:table-cell table:style-name="ce26" table:formula="of:=[.D$61]/([.D$60])" office:value-type="string" office:string-value="" calcext:value-type="error">
            <text:p>#DIV/0!</text:p>
          </table:table-cell>
          <table:table-cell table:style-name="ce26" table:formula="of:=[.E$61]/([.E$60])" office:value-type="string" office:string-value="" calcext:value-type="error">
            <text:p>#DIV/0!</text:p>
          </table:table-cell>
          <table:table-cell table:style-name="ce26" table:formula="of:=[.F$61]/([.F$60])" office:value-type="float" office:value="0.288516152601088" calcext:value-type="float">
            <text:p>0.288516152601088</text:p>
          </table:table-cell>
          <table:table-cell table:style-name="ce26" table:formula="of:=[.G$61]/([.G$60])" office:value-type="string" office:string-value="" calcext:value-type="error">
            <text:p>#DIV/0!</text:p>
          </table:table-cell>
          <table:table-cell table:style-name="ce26" table:formula="of:=[.H$61]/([.H$60])" office:value-type="float" office:value="0" calcext:value-type="float">
            <text:p>0</text:p>
          </table:table-cell>
          <table:table-cell table:style-name="ce26" table:formula="of:=[.I$61]/([.I$60])" office:value-type="float" office:value="0.268407643461836" calcext:value-type="float">
            <text:p>0.268407643461836</text:p>
          </table:table-cell>
          <table:table-cell table:style-name="ce26" table:formula="of:=[.J$61]/([.J$60])" office:value-type="string" office:string-value="" calcext:value-type="error">
            <text:p>#DIV/0!</text:p>
          </table:table-cell>
          <table:table-cell table:style-name="ce26" table:formula="of:=[.K$61]/([.K$60])" office:value-type="float" office:value="0" calcext:value-type="float">
            <text:p>0</text:p>
          </table:table-cell>
          <table:table-cell table:style-name="ce26" table:formula="of:=[.L$61]/([.L$60])" office:value-type="float" office:value="0.153048554289274" calcext:value-type="float">
            <text:p>0.153048554289274</text:p>
          </table:table-cell>
          <table:table-cell table:style-name="ce26" table:formula="of:=[.M$61]/([.M$60])" office:value-type="float" office:value="0.417840507567771" calcext:value-type="float">
            <text:p>0.417840507567771</text:p>
          </table:table-cell>
          <table:table-cell table:style-name="ce26" table:formula="of:=[.N$61]/([.N$60])" office:value-type="float" office:value="0.609735297318787" calcext:value-type="float">
            <text:p>0.609735297318787</text:p>
          </table:table-cell>
          <table:table-cell table:style-name="ce26" table:formula="of:=[.O$61]/([.O$60])" office:value-type="float" office:value="0.4168184163359" calcext:value-type="float">
            <text:p>0.4168184163359</text:p>
          </table:table-cell>
          <table:table-cell table:style-name="ce26" table:formula="of:=[.P$61]/([.P$60])" office:value-type="float" office:value="0.577875572698927" calcext:value-type="float">
            <text:p>0.577875572698927</text:p>
          </table:table-cell>
          <table:table-cell table:style-name="ce26" table:formula="of:=[.Q$61]/([.Q$60])" office:value-type="float" office:value="0.218268785049894" calcext:value-type="float">
            <text:p>0.218268785049894</text:p>
          </table:table-cell>
          <table:table-cell table:style-name="ce26" table:formula="of:=[.R$61]/([.R$60])" office:value-type="float" office:value="0.291849231436751" calcext:value-type="float">
            <text:p>0.291849231436751</text:p>
          </table:table-cell>
          <table:table-cell table:style-name="ce26" table:formula="of:=[.S$61]/([.S$60])" office:value-type="float" office:value="0.230034940028356" calcext:value-type="float">
            <text:p>0.230034940028356</text:p>
          </table:table-cell>
          <table:table-cell table:style-name="ce26" table:formula="of:=[.T$61]/([.T$60])" office:value-type="float" office:value="0.176407433643599" calcext:value-type="float">
            <text:p>0.176407433643599</text:p>
          </table:table-cell>
          <table:table-cell table:style-name="ce26" table:formula="of:=[.U$61]/([.U$60])" office:value-type="float" office:value="0.551964514371852" calcext:value-type="float">
            <text:p>0.551964514371852</text:p>
          </table:table-cell>
          <table:table-cell table:style-name="ce26" table:formula="of:=[.V$61]/([.V$60])" office:value-type="float" office:value="0.688377635293028" calcext:value-type="float">
            <text:p>0.688377635293028</text:p>
          </table:table-cell>
          <table:table-cell table:style-name="ce26" table:formula="of:=[.W$61]/([.W$60])" office:value-type="float" office:value="0.798587549769389" calcext:value-type="float">
            <text:p>0.798587549769389</text:p>
          </table:table-cell>
          <table:table-cell table:style-name="ce26" table:formula="of:=[.X$61]/([.X$60])" office:value-type="float" office:value="0.838250597580428" calcext:value-type="float">
            <text:p>0.838250597580428</text:p>
          </table:table-cell>
          <table:table-cell table:style-name="ce26" table:formula="of:=[.Y$61]/([.Y$60])" office:value-type="float" office:value="0.846468916130269" calcext:value-type="float">
            <text:p>0.846468916130269</text:p>
          </table:table-cell>
          <table:table-cell table:style-name="ce26" table:formula="of:=[.Z$61]/([.Z$60])" office:value-type="float" office:value="0.192159766346571" calcext:value-type="float">
            <text:p>0.192159766346571</text:p>
          </table:table-cell>
          <table:table-cell table:style-name="ce26" table:formula="of:=[.AA$61]/([.AA$60])" office:value-type="float" office:value="0.320664545935838" calcext:value-type="float">
            <text:p>0.320664545935838</text:p>
          </table:table-cell>
          <table:table-cell table:style-name="ce26" table:formula="of:=[.AB$61]/([.AB$60])" office:value-type="float" office:value="0.585552071288143" calcext:value-type="float">
            <text:p>0.585552071288143</text:p>
          </table:table-cell>
          <table:table-cell table:style-name="ce26" table:formula="of:=[.AC$61]/([.AC$60])" office:value-type="float" office:value="0.669917475099467" calcext:value-type="float">
            <text:p>0.669917475099467</text:p>
          </table:table-cell>
          <table:table-cell table:style-name="ce26" table:formula="of:=[.AD$61]/([.AD$60])" office:value-type="float" office:value="0.788298650744952" calcext:value-type="float">
            <text:p>0.788298650744952</text:p>
          </table:table-cell>
          <table:table-cell table:style-name="ce26" table:formula="of:=[.AE$61]/([.AE$60])" office:value-type="float" office:value="0.826671939932255" calcext:value-type="float">
            <text:p>0.826671939932255</text:p>
          </table:table-cell>
          <table:table-cell table:style-name="ce26" table:formula="of:=[.AF$61]/([.AF$60])" office:value-type="float" office:value="0.838499617163024" calcext:value-type="float">
            <text:p>0.838499617163024</text:p>
          </table:table-cell>
          <table:table-cell table:style-name="ce26" table:formula="of:=[.AG$61]/([.AG$60])" office:value-type="float" office:value="0.832239455943022" calcext:value-type="float">
            <text:p>0.832239455943022</text:p>
          </table:table-cell>
          <table:table-cell table:style-name="ce26" table:formula="of:=[.AH$61]/([.AH$60])" office:value-type="float" office:value="0.229835165112367" calcext:value-type="float">
            <text:p>0.229835165112367</text:p>
          </table:table-cell>
          <table:table-cell table:style-name="ce26" table:formula="of:=[.AI$61]/([.AI$60])" office:value-type="float" office:value="0.32308964862295" calcext:value-type="float">
            <text:p>0.32308964862295</text:p>
          </table:table-cell>
          <table:table-cell table:style-name="ce26" table:formula="of:=[.AJ$61]/([.AJ$60])" office:value-type="float" office:value="0.582933250607053" calcext:value-type="float">
            <text:p>0.582933250607053</text:p>
          </table:table-cell>
          <table:table-cell table:style-name="ce26" table:formula="of:=[.AK$61]/([.AK$60])" office:value-type="float" office:value="0.668027764397647" calcext:value-type="float">
            <text:p>0.668027764397647</text:p>
          </table:table-cell>
          <table:table-cell table:style-name="ce26" table:formula="of:=[.AL$61]/([.AL$60])" office:value-type="float" office:value="0.797589376656653" calcext:value-type="float">
            <text:p>0.797589376656653</text:p>
          </table:table-cell>
          <table:table-cell table:style-name="ce26" table:formula="of:=[.AM$61]/([.AM$60])" office:value-type="float" office:value="0.817704143531604" calcext:value-type="float">
            <text:p>0.817704143531604</text:p>
          </table:table-cell>
          <table:table-cell table:style-name="ce26" table:formula="of:=[.AN$61]/([.AN$60])" office:value-type="float" office:value="0.840868610196137" calcext:value-type="float">
            <text:p>0.840868610196137</text:p>
          </table:table-cell>
          <table:table-cell table:style-name="ce26" table:formula="of:=[.AO$61]/([.AO$60])" office:value-type="float" office:value="0.82467176037134" calcext:value-type="float">
            <text:p>0.82467176037134</text:p>
          </table:table-cell>
          <table:table-cell table:style-name="ce26" table:formula="of:=[.AP$61]/([.AP$60])" office:value-type="float" office:value="0.825351378760959" calcext:value-type="float">
            <text:p>0.825351378760959</text:p>
          </table:table-cell>
          <table:table-cell table:style-name="ce26" table:formula="of:=[.AQ$61]/([.AQ$60])" office:value-type="float" office:value="0.187239884804768" calcext:value-type="float">
            <text:p>0.187239884804768</text:p>
          </table:table-cell>
          <table:table-cell table:style-name="ce26" table:formula="of:=[.AR$61]/([.AR$60])" office:value-type="float" office:value="0.330251209352664" calcext:value-type="float">
            <text:p>0.330251209352664</text:p>
          </table:table-cell>
          <table:table-cell table:style-name="ce26" table:formula="of:=[.AS$61]/([.AS$60])" office:value-type="float" office:value="0.564878822093766" calcext:value-type="float">
            <text:p>0.564878822093766</text:p>
          </table:table-cell>
          <table:table-cell table:style-name="ce26" table:formula="of:=[.AT$61]/([.AT$60])" office:value-type="float" office:value="0.665579466064844" calcext:value-type="float">
            <text:p>0.665579466064844</text:p>
          </table:table-cell>
          <table:table-cell table:style-name="ce26" table:formula="of:=[.AU$61]/([.AU$60])" office:value-type="float" office:value="0.800677262650737" calcext:value-type="float">
            <text:p>0.800677262650737</text:p>
          </table:table-cell>
          <table:table-cell table:style-name="ce26" table:formula="of:=[.AV$61]/([.AV$60])" office:value-type="float" office:value="0.807154099728626" calcext:value-type="float">
            <text:p>0.807154099728626</text:p>
          </table:table-cell>
          <table:table-cell table:style-name="ce26" table:formula="of:=[.AW$61]/([.AW$60])" office:value-type="float" office:value="0.832589106447212" calcext:value-type="float">
            <text:p>0.832589106447212</text:p>
          </table:table-cell>
          <table:table-cell table:style-name="ce26" table:formula="of:=[.AX$61]/([.AX$60])" office:value-type="float" office:value="0.822839455892725" calcext:value-type="float">
            <text:p>0.822839455892725</text:p>
          </table:table-cell>
          <table:table-cell table:style-name="ce26" table:formula="of:=[.AY$61]/([.AY$60])" office:value-type="float" office:value="0.816683928852558" calcext:value-type="float">
            <text:p>0.81668392885255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ex Y:Chr1</text:p>
          </table:table-cell>
          <table:table-cell/>
          <table:table-cell table:style-name="ce27" table:formula="of:=[.C61]/[.C38]" office:value-type="string" office:string-value="" calcext:value-type="error">
            <text:p>#DIV/0!</text:p>
          </table:table-cell>
          <table:table-cell table:style-name="ce27" table:formula="of:=[.D61]/[.D38]" office:value-type="float" office:value="0" calcext:value-type="float">
            <text:p>0</text:p>
          </table:table-cell>
          <table:table-cell table:style-name="ce27" table:formula="of:=[.E61]/[.E38]" office:value-type="float" office:value="0" calcext:value-type="float">
            <text:p>0</text:p>
          </table:table-cell>
          <table:table-cell table:style-name="ce27" table:formula="of:=[.F61]/[.F38]" office:value-type="float" office:value="0.164995351586881" calcext:value-type="float">
            <text:p>0.164995351586881</text:p>
          </table:table-cell>
          <table:table-cell table:style-name="ce27" table:formula="of:=[.G61]/[.G38]" office:value-type="string" office:string-value="" calcext:value-type="error">
            <text:p>#DIV/0!</text:p>
          </table:table-cell>
          <table:table-cell table:style-name="ce27" table:formula="of:=[.H61]/[.H38]" office:value-type="float" office:value="0" calcext:value-type="float">
            <text:p>0</text:p>
          </table:table-cell>
          <table:table-cell table:style-name="ce27" table:formula="of:=[.I61]/[.I38]" office:value-type="float" office:value="0.161597227816489" calcext:value-type="float">
            <text:p>0.161597227816489</text:p>
          </table:table-cell>
          <table:table-cell table:style-name="ce27" table:formula="of:=[.J61]/[.J38]" office:value-type="string" office:string-value="" calcext:value-type="error">
            <text:p>#DIV/0!</text:p>
          </table:table-cell>
          <table:table-cell table:style-name="ce27" table:formula="of:=[.K61]/[.K38]" office:value-type="float" office:value="0" calcext:value-type="float">
            <text:p>0</text:p>
          </table:table-cell>
          <table:table-cell table:style-name="ce27" table:formula="of:=[.L61]/[.L38]" office:value-type="float" office:value="0.0880252390952643" calcext:value-type="float">
            <text:p>0.088025239095264</text:p>
          </table:table-cell>
          <table:table-cell table:style-name="ce27" table:formula="of:=[.M61]/[.M38]" office:value-type="float" office:value="0.123681557309998" calcext:value-type="float">
            <text:p>0.123681557309998</text:p>
          </table:table-cell>
          <table:table-cell table:style-name="ce27" table:formula="of:=[.N61]/[.N38]" office:value-type="float" office:value="0.22646564053565" calcext:value-type="float">
            <text:p>0.22646564053565</text:p>
          </table:table-cell>
          <table:table-cell table:style-name="ce27" table:formula="of:=[.O61]/[.O38]" office:value-type="float" office:value="0.136269081918531" calcext:value-type="float">
            <text:p>0.136269081918531</text:p>
          </table:table-cell>
          <table:table-cell table:style-name="ce27" table:formula="of:=[.P61]/[.P38]" office:value-type="float" office:value="0.215480921367892" calcext:value-type="float">
            <text:p>0.215480921367892</text:p>
          </table:table-cell>
          <table:table-cell table:style-name="ce27" table:formula="of:=[.Q61]/[.Q38]" office:value-type="float" office:value="0.103616525586381" calcext:value-type="float">
            <text:p>0.103616525586381</text:p>
          </table:table-cell>
          <table:table-cell table:style-name="ce27" table:formula="of:=[.R61]/[.R38]" office:value-type="float" office:value="0.107084470739487" calcext:value-type="float">
            <text:p>0.107084470739487</text:p>
          </table:table-cell>
          <table:table-cell table:style-name="ce27" table:formula="of:=[.S61]/[.S38]" office:value-type="float" office:value="0.111928815803629" calcext:value-type="float">
            <text:p>0.111928815803629</text:p>
          </table:table-cell>
          <table:table-cell table:style-name="ce27" table:formula="of:=[.T61]/[.T38]" office:value-type="float" office:value="0.108032674795784" calcext:value-type="float">
            <text:p>0.108032674795784</text:p>
          </table:table-cell>
          <table:table-cell table:style-name="ce27" table:formula="of:=[.U61]/[.U38]" office:value-type="float" office:value="0.213391842392499" calcext:value-type="float">
            <text:p>0.213391842392499</text:p>
          </table:table-cell>
          <table:table-cell table:style-name="ce27" table:formula="of:=[.V61]/[.V38]" office:value-type="float" office:value="0.309800391238547" calcext:value-type="float">
            <text:p>0.309800391238547</text:p>
          </table:table-cell>
          <table:table-cell table:style-name="ce27" table:formula="of:=[.W61]/[.W38]" office:value-type="float" office:value="0.405807713198636" calcext:value-type="float">
            <text:p>0.405807713198636</text:p>
          </table:table-cell>
          <table:table-cell table:style-name="ce27" table:formula="of:=[.X61]/[.X38]" office:value-type="float" office:value="0.428657013828012" calcext:value-type="float">
            <text:p>0.428657013828012</text:p>
          </table:table-cell>
          <table:table-cell table:style-name="ce27" table:formula="of:=[.Y61]/[.Y38]" office:value-type="float" office:value="0.431763117464341" calcext:value-type="float">
            <text:p>0.431763117464341</text:p>
          </table:table-cell>
          <table:table-cell table:style-name="ce27" table:formula="of:=[.Z61]/[.Z38]" office:value-type="float" office:value="0.0973071340168121" calcext:value-type="float">
            <text:p>0.097307134016812</text:p>
          </table:table-cell>
          <table:table-cell table:style-name="ce27" table:formula="of:=[.AA61]/[.AA38]" office:value-type="float" office:value="0.114520381199481" calcext:value-type="float">
            <text:p>0.114520381199481</text:p>
          </table:table-cell>
          <table:table-cell table:style-name="ce27" table:formula="of:=[.AB61]/[.AB38]" office:value-type="float" office:value="0.227571979770104" calcext:value-type="float">
            <text:p>0.227571979770104</text:p>
          </table:table-cell>
          <table:table-cell table:style-name="ce27" table:formula="of:=[.AC61]/[.AC38]" office:value-type="float" office:value="0.305233688282329" calcext:value-type="float">
            <text:p>0.305233688282329</text:p>
          </table:table-cell>
          <table:table-cell table:style-name="ce27" table:formula="of:=[.AD61]/[.AD38]" office:value-type="float" office:value="0.401857854862255" calcext:value-type="float">
            <text:p>0.401857854862255</text:p>
          </table:table-cell>
          <table:table-cell table:style-name="ce27" table:formula="of:=[.AE61]/[.AE38]" office:value-type="float" office:value="0.423030419994508" calcext:value-type="float">
            <text:p>0.423030419994508</text:p>
          </table:table-cell>
          <table:table-cell table:style-name="ce27" table:formula="of:=[.AF61]/[.AF38]" office:value-type="float" office:value="0.427693103648326" calcext:value-type="float">
            <text:p>0.427693103648326</text:p>
          </table:table-cell>
          <table:table-cell table:style-name="ce27" table:formula="of:=[.AG61]/[.AG38]" office:value-type="float" office:value="0.423613650965297" calcext:value-type="float">
            <text:p>0.423613650965297</text:p>
          </table:table-cell>
          <table:table-cell table:style-name="ce27" table:formula="of:=[.AH61]/[.AH38]" office:value-type="float" office:value="0.105792114332892" calcext:value-type="float">
            <text:p>0.105792114332892</text:p>
          </table:table-cell>
          <table:table-cell table:style-name="ce27" table:formula="of:=[.AI61]/[.AI38]" office:value-type="float" office:value="0.118763729131731" calcext:value-type="float">
            <text:p>0.118763729131731</text:p>
          </table:table-cell>
          <table:table-cell table:style-name="ce27" table:formula="of:=[.AJ61]/[.AJ38]" office:value-type="float" office:value="0.230319530525432" calcext:value-type="float">
            <text:p>0.230319530525432</text:p>
          </table:table-cell>
          <table:table-cell table:style-name="ce27" table:formula="of:=[.AK61]/[.AK38]" office:value-type="float" office:value="0.305089905317826" calcext:value-type="float">
            <text:p>0.305089905317826</text:p>
          </table:table-cell>
          <table:table-cell table:style-name="ce27" table:formula="of:=[.AL61]/[.AL38]" office:value-type="float" office:value="0.407600515983486" calcext:value-type="float">
            <text:p>0.407600515983486</text:p>
          </table:table-cell>
          <table:table-cell table:style-name="ce27" table:formula="of:=[.AM61]/[.AM38]" office:value-type="float" office:value="0.4183823421418" calcext:value-type="float">
            <text:p>0.4183823421418</text:p>
          </table:table-cell>
          <table:table-cell table:style-name="ce27" table:formula="of:=[.AN61]/[.AN38]" office:value-type="float" office:value="0.429787066500435" calcext:value-type="float">
            <text:p>0.429787066500435</text:p>
          </table:table-cell>
          <table:table-cell table:style-name="ce27" table:formula="of:=[.AO61]/[.AO38]" office:value-type="float" office:value="0.420005872023952" calcext:value-type="float">
            <text:p>0.420005872023952</text:p>
          </table:table-cell>
          <table:table-cell table:style-name="ce27" table:formula="of:=[.AP61]/[.AP38]" office:value-type="float" office:value="0.420608881475228" calcext:value-type="float">
            <text:p>0.420608881475228</text:p>
          </table:table-cell>
          <table:table-cell table:style-name="ce27" table:formula="of:=[.AQ61]/[.AQ38]" office:value-type="float" office:value="0.0702369319755298" calcext:value-type="float">
            <text:p>0.07023693197553</text:p>
          </table:table-cell>
          <table:table-cell table:style-name="ce27" table:formula="of:=[.AR61]/[.AR38]" office:value-type="float" office:value="0.131682574778556" calcext:value-type="float">
            <text:p>0.131682574778556</text:p>
          </table:table-cell>
          <table:table-cell table:style-name="ce27" table:formula="of:=[.AS61]/[.AS38]" office:value-type="float" office:value="0.228749856905752" calcext:value-type="float">
            <text:p>0.228749856905752</text:p>
          </table:table-cell>
          <table:table-cell table:style-name="ce27" table:formula="of:=[.AT61]/[.AT38]" office:value-type="float" office:value="0.306521912858742" calcext:value-type="float">
            <text:p>0.306521912858742</text:p>
          </table:table-cell>
          <table:table-cell table:style-name="ce27" table:formula="of:=[.AU61]/[.AU38]" office:value-type="float" office:value="0.410214013484004" calcext:value-type="float">
            <text:p>0.410214013484004</text:p>
          </table:table-cell>
          <table:table-cell table:style-name="ce27" table:formula="of:=[.AV61]/[.AV38]" office:value-type="float" office:value="0.412968135350103" calcext:value-type="float">
            <text:p>0.412968135350103</text:p>
          </table:table-cell>
          <table:table-cell table:style-name="ce27" table:formula="of:=[.AW61]/[.AW38]" office:value-type="float" office:value="0.425100869150106" calcext:value-type="float">
            <text:p>0.425100869150106</text:p>
          </table:table-cell>
          <table:table-cell table:style-name="ce27" table:formula="of:=[.AX61]/[.AX38]" office:value-type="float" office:value="0.41911380907017" calcext:value-type="float">
            <text:p>0.41911380907017</text:p>
          </table:table-cell>
          <table:table-cell table:style-name="ce27" table:formula="of:=[.AY61]/[.AY38]" office:value-type="float" office:value="0.416123498420665" calcext:value-type="float">
            <text:p>0.41612349842066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ex Y:Chr2</text:p>
          </table:table-cell>
          <table:table-cell/>
          <table:table-cell table:style-name="ce28" table:formula="of:=[.C61]/[.C39]" office:value-type="string" office:string-value="" calcext:value-type="error">
            <text:p>#DIV/0!</text:p>
          </table:table-cell>
          <table:table-cell table:style-name="ce28" table:formula="of:=[.D61]/[.D39]" office:value-type="float" office:value="0" calcext:value-type="float">
            <text:p>0</text:p>
          </table:table-cell>
          <table:table-cell table:style-name="ce28" table:formula="of:=[.E61]/[.E39]" office:value-type="float" office:value="0" calcext:value-type="float">
            <text:p>0</text:p>
          </table:table-cell>
          <table:table-cell table:style-name="ce28" table:formula="of:=[.F61]/[.F39]" office:value-type="float" office:value="0.188389228547827" calcext:value-type="float">
            <text:p>0.188389228547827</text:p>
          </table:table-cell>
          <table:table-cell table:style-name="ce28" table:formula="of:=[.G61]/[.G39]" office:value-type="float" office:value="0" calcext:value-type="float">
            <text:p>0</text:p>
          </table:table-cell>
          <table:table-cell table:style-name="ce28" table:formula="of:=[.H61]/[.H39]" office:value-type="float" office:value="0" calcext:value-type="float">
            <text:p>0</text:p>
          </table:table-cell>
          <table:table-cell table:style-name="ce28" table:formula="of:=[.I61]/[.I39]" office:value-type="float" office:value="0.206845481600853" calcext:value-type="float">
            <text:p>0.206845481600853</text:p>
          </table:table-cell>
          <table:table-cell table:style-name="ce28" table:formula="of:=[.J61]/[.J39]" office:value-type="string" office:string-value="" calcext:value-type="error">
            <text:p>#DIV/0!</text:p>
          </table:table-cell>
          <table:table-cell table:style-name="ce28" table:formula="of:=[.K61]/[.K39]" office:value-type="float" office:value="0" calcext:value-type="float">
            <text:p>0</text:p>
          </table:table-cell>
          <table:table-cell table:style-name="ce28" table:formula="of:=[.L61]/[.L39]" office:value-type="float" office:value="0.096242202461913" calcext:value-type="float">
            <text:p>0.096242202461913</text:p>
          </table:table-cell>
          <table:table-cell table:style-name="ce28" table:formula="of:=[.M61]/[.M39]" office:value-type="float" office:value="0.188211702318353" calcext:value-type="float">
            <text:p>0.188211702318353</text:p>
          </table:table-cell>
          <table:table-cell table:style-name="ce28" table:formula="of:=[.N61]/[.N39]" office:value-type="float" office:value="0.258942085374253" calcext:value-type="float">
            <text:p>0.258942085374253</text:p>
          </table:table-cell>
          <table:table-cell table:style-name="ce28" table:formula="of:=[.O61]/[.O39]" office:value-type="float" office:value="0.197245129570247" calcext:value-type="float">
            <text:p>0.197245129570247</text:p>
          </table:table-cell>
          <table:table-cell table:style-name="ce28" table:formula="of:=[.P61]/[.P39]" office:value-type="float" office:value="0.251248186231422" calcext:value-type="float">
            <text:p>0.251248186231422</text:p>
          </table:table-cell>
          <table:table-cell table:style-name="ce28" table:formula="of:=[.Q61]/[.Q39]" office:value-type="float" office:value="0.118419317357327" calcext:value-type="float">
            <text:p>0.118419317357327</text:p>
          </table:table-cell>
          <table:table-cell table:style-name="ce28" table:formula="of:=[.R61]/[.R39]" office:value-type="float" office:value="0.150858231555738" calcext:value-type="float">
            <text:p>0.150858231555738</text:p>
          </table:table-cell>
          <table:table-cell table:style-name="ce28" table:formula="of:=[.S61]/[.S39]" office:value-type="float" office:value="0.14050877220404" calcext:value-type="float">
            <text:p>0.14050877220404</text:p>
          </table:table-cell>
          <table:table-cell table:style-name="ce28" table:formula="of:=[.T61]/[.T39]" office:value-type="float" office:value="0.144985494571432" calcext:value-type="float">
            <text:p>0.144985494571432</text:p>
          </table:table-cell>
          <table:table-cell table:style-name="ce28" table:formula="of:=[.U61]/[.U39]" office:value-type="float" office:value="0.242985754056579" calcext:value-type="float">
            <text:p>0.242985754056579</text:p>
          </table:table-cell>
          <table:table-cell table:style-name="ce28" table:formula="of:=[.V61]/[.V39]" office:value-type="float" office:value="0.317168118753503" calcext:value-type="float">
            <text:p>0.317168118753503</text:p>
          </table:table-cell>
          <table:table-cell table:style-name="ce28" table:formula="of:=[.W61]/[.W39]" office:value-type="float" office:value="0.386776930083085" calcext:value-type="float">
            <text:p>0.386776930083085</text:p>
          </table:table-cell>
          <table:table-cell table:style-name="ce28" table:formula="of:=[.X61]/[.X39]" office:value-type="float" office:value="0.406217180136821" calcext:value-type="float">
            <text:p>0.406217180136821</text:p>
          </table:table-cell>
          <table:table-cell table:style-name="ce28" table:formula="of:=[.Y61]/[.Y39]" office:value-type="float" office:value="0.40804624213377" calcext:value-type="float">
            <text:p>0.40804624213377</text:p>
          </table:table-cell>
          <table:table-cell table:style-name="ce28" table:formula="of:=[.Z61]/[.Z39]" office:value-type="float" office:value="0.11789779283841" calcext:value-type="float">
            <text:p>0.11789779283841</text:p>
          </table:table-cell>
          <table:table-cell table:style-name="ce28" table:formula="of:=[.AA61]/[.AA39]" office:value-type="float" office:value="0.150489880652738" calcext:value-type="float">
            <text:p>0.150489880652738</text:p>
          </table:table-cell>
          <table:table-cell table:style-name="ce28" table:formula="of:=[.AB61]/[.AB39]" office:value-type="float" office:value="0.257217457378226" calcext:value-type="float">
            <text:p>0.257217457378226</text:p>
          </table:table-cell>
          <table:table-cell table:style-name="ce28" table:formula="of:=[.AC61]/[.AC39]" office:value-type="float" office:value="0.309481458028165" calcext:value-type="float">
            <text:p>0.309481458028165</text:p>
          </table:table-cell>
          <table:table-cell table:style-name="ce28" table:formula="of:=[.AD61]/[.AD39]" office:value-type="float" office:value="0.381916123163731" calcext:value-type="float">
            <text:p>0.381916123163731</text:p>
          </table:table-cell>
          <table:table-cell table:style-name="ce28" table:formula="of:=[.AE61]/[.AE39]" office:value-type="float" office:value="0.399913547911492" calcext:value-type="float">
            <text:p>0.399913547911492</text:p>
          </table:table-cell>
          <table:table-cell table:style-name="ce28" table:formula="of:=[.AF61]/[.AF39]" office:value-type="float" office:value="0.405142087741945" calcext:value-type="float">
            <text:p>0.405142087741945</text:p>
          </table:table-cell>
          <table:table-cell table:style-name="ce28" table:formula="of:=[.AG61]/[.AG39]" office:value-type="float" office:value="0.401113696709295" calcext:value-type="float">
            <text:p>0.401113696709295</text:p>
          </table:table-cell>
          <table:table-cell table:style-name="ce28" table:formula="of:=[.AH61]/[.AH39]" office:value-type="float" office:value="0.146547848079673" calcext:value-type="float">
            <text:p>0.146547848079673</text:p>
          </table:table-cell>
          <table:table-cell table:style-name="ce28" table:formula="of:=[.AI61]/[.AI39]" office:value-type="float" office:value="0.154250548415596" calcext:value-type="float">
            <text:p>0.154250548415596</text:p>
          </table:table-cell>
          <table:table-cell table:style-name="ce28" table:formula="of:=[.AJ61]/[.AJ39]" office:value-type="float" office:value="0.257100588219042" calcext:value-type="float">
            <text:p>0.257100588219042</text:p>
          </table:table-cell>
          <table:table-cell table:style-name="ce28" table:formula="of:=[.AK61]/[.AK39]" office:value-type="float" office:value="0.307362884342669" calcext:value-type="float">
            <text:p>0.307362884342669</text:p>
          </table:table-cell>
          <table:table-cell table:style-name="ce28" table:formula="of:=[.AL61]/[.AL39]" office:value-type="float" office:value="0.386659354473936" calcext:value-type="float">
            <text:p>0.386659354473936</text:p>
          </table:table-cell>
          <table:table-cell table:style-name="ce28" table:formula="of:=[.AM61]/[.AM39]" office:value-type="float" office:value="0.395187132688939" calcext:value-type="float">
            <text:p>0.395187132688939</text:p>
          </table:table-cell>
          <table:table-cell table:style-name="ce28" table:formula="of:=[.AN61]/[.AN39]" office:value-type="float" office:value="0.406103737183352" calcext:value-type="float">
            <text:p>0.406103737183352</text:p>
          </table:table-cell>
          <table:table-cell table:style-name="ce28" table:formula="of:=[.AO61]/[.AO39]" office:value-type="float" office:value="0.398509689242018" calcext:value-type="float">
            <text:p>0.398509689242018</text:p>
          </table:table-cell>
          <table:table-cell table:style-name="ce28" table:formula="of:=[.AP61]/[.AP39]" office:value-type="float" office:value="0.399473555669857" calcext:value-type="float">
            <text:p>0.399473555669857</text:p>
          </table:table-cell>
          <table:table-cell table:style-name="ce28" table:formula="of:=[.AQ61]/[.AQ39]" office:value-type="float" office:value="0.101825545113641" calcext:value-type="float">
            <text:p>0.101825545113641</text:p>
          </table:table-cell>
          <table:table-cell table:style-name="ce28" table:formula="of:=[.AR61]/[.AR39]" office:value-type="float" office:value="0.167414170967582" calcext:value-type="float">
            <text:p>0.167414170967582</text:p>
          </table:table-cell>
          <table:table-cell table:style-name="ce28" table:formula="of:=[.AS61]/[.AS39]" office:value-type="float" office:value="0.253117477200102" calcext:value-type="float">
            <text:p>0.253117477200102</text:p>
          </table:table-cell>
          <table:table-cell table:style-name="ce28" table:formula="of:=[.AT61]/[.AT39]" office:value-type="float" office:value="0.305655543574377" calcext:value-type="float">
            <text:p>0.305655543574377</text:p>
          </table:table-cell>
          <table:table-cell table:style-name="ce28" table:formula="of:=[.AU61]/[.AU39]" office:value-type="float" office:value="0.387504743828612" calcext:value-type="float">
            <text:p>0.387504743828612</text:p>
          </table:table-cell>
          <table:table-cell table:style-name="ce28" table:formula="of:=[.AV61]/[.AV39]" office:value-type="float" office:value="0.389395678895406" calcext:value-type="float">
            <text:p>0.389395678895406</text:p>
          </table:table-cell>
          <table:table-cell table:style-name="ce28" table:formula="of:=[.AW61]/[.AW39]" office:value-type="float" office:value="0.401252599539608" calcext:value-type="float">
            <text:p>0.401252599539608</text:p>
          </table:table-cell>
          <table:table-cell table:style-name="ce28" table:formula="of:=[.AX61]/[.AX39]" office:value-type="float" office:value="0.3974479895715" calcext:value-type="float">
            <text:p>0.3974479895715</text:p>
          </table:table-cell>
          <table:table-cell table:style-name="ce28" table:formula="of:=[.AY61]/[.AY39]" office:value-type="float" office:value="0.394550273499861" calcext:value-type="float">
            <text:p>0.39455027349986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ex X:Chr1</text:p>
          </table:table-cell>
          <table:table-cell/>
          <table:table-cell table:style-name="ce29" table:formula="of:=[.C60]/[.C38]" office:value-type="string" office:string-value="" calcext:value-type="error">
            <text:p>#DIV/0!</text:p>
          </table:table-cell>
          <table:table-cell table:style-name="ce29" table:formula="of:=[.D60]/[.D38]" office:value-type="float" office:value="0" calcext:value-type="float">
            <text:p>0</text:p>
          </table:table-cell>
          <table:table-cell table:style-name="ce29" table:formula="of:=[.E60]/[.E38]" office:value-type="float" office:value="0" calcext:value-type="float">
            <text:p>0</text:p>
          </table:table-cell>
          <table:table-cell table:style-name="ce29" table:formula="of:=[.F60]/[.F38]" office:value-type="float" office:value="0.571875612853498" calcext:value-type="float">
            <text:p>0.571875612853498</text:p>
          </table:table-cell>
          <table:table-cell table:style-name="ce29" table:formula="of:=[.G60]/[.G38]" office:value-type="string" office:string-value="" calcext:value-type="error">
            <text:p>#DIV/0!</text:p>
          </table:table-cell>
          <table:table-cell table:style-name="ce29" table:formula="of:=[.H60]/[.H38]" office:value-type="float" office:value="0.563102207729507" calcext:value-type="float">
            <text:p>0.563102207729507</text:p>
          </table:table-cell>
          <table:table-cell table:style-name="ce29" table:formula="of:=[.I60]/[.I38]" office:value-type="float" office:value="0.602058964239096" calcext:value-type="float">
            <text:p>0.602058964239096</text:p>
          </table:table-cell>
          <table:table-cell table:style-name="ce29" table:formula="of:=[.J60]/[.J38]" office:value-type="string" office:string-value="" calcext:value-type="error">
            <text:p>#DIV/0!</text:p>
          </table:table-cell>
          <table:table-cell table:style-name="ce29" table:formula="of:=[.K60]/[.K38]" office:value-type="float" office:value="0.319091251046721" calcext:value-type="float">
            <text:p>0.319091251046721</text:p>
          </table:table-cell>
          <table:table-cell table:style-name="ce29" table:formula="of:=[.L60]/[.L38]" office:value-type="float" office:value="0.575145838548003" calcext:value-type="float">
            <text:p>0.575145838548003</text:p>
          </table:table-cell>
          <table:table-cell table:style-name="ce29" table:formula="of:=[.M60]/[.M38]" office:value-type="float" office:value="0.296001835796012" calcext:value-type="float">
            <text:p>0.296001835796012</text:p>
          </table:table-cell>
          <table:table-cell table:style-name="ce29" table:formula="of:=[.N60]/[.N38]" office:value-type="float" office:value="0.37141632037951" calcext:value-type="float">
            <text:p>0.37141632037951</text:p>
          </table:table-cell>
          <table:table-cell table:style-name="ce29" table:formula="of:=[.O60]/[.O38]" office:value-type="float" office:value="0.326926730148882" calcext:value-type="float">
            <text:p>0.326926730148882</text:p>
          </table:table-cell>
          <table:table-cell table:style-name="ce29" table:formula="of:=[.P60]/[.P38]" office:value-type="float" office:value="0.37288463390398" calcext:value-type="float">
            <text:p>0.37288463390398</text:p>
          </table:table-cell>
          <table:table-cell table:style-name="ce29" table:formula="of:=[.Q60]/[.Q38]" office:value-type="float" office:value="0.474719853151223" calcext:value-type="float">
            <text:p>0.474719853151223</text:p>
          </table:table-cell>
          <table:table-cell table:style-name="ce29" table:formula="of:=[.R60]/[.R38]" office:value-type="float" office:value="0.366917090075306" calcext:value-type="float">
            <text:p>0.366917090075306</text:p>
          </table:table-cell>
          <table:table-cell table:style-name="ce29" table:formula="of:=[.S60]/[.S38]" office:value-type="float" office:value="0.486573108371415" calcext:value-type="float">
            <text:p>0.486573108371415</text:p>
          </table:table-cell>
          <table:table-cell table:style-name="ce29" table:formula="of:=[.T60]/[.T38]" office:value-type="float" office:value="0.612404321997255" calcext:value-type="float">
            <text:p>0.612404321997255</text:p>
          </table:table-cell>
          <table:table-cell table:style-name="ce29" table:formula="of:=[.U60]/[.U38]" office:value-type="float" office:value="0.386604277695902" calcext:value-type="float">
            <text:p>0.386604277695902</text:p>
          </table:table-cell>
          <table:table-cell table:style-name="ce29" table:formula="of:=[.V60]/[.V38]" office:value-type="float" office:value="0.450044242222761" calcext:value-type="float">
            <text:p>0.450044242222761</text:p>
          </table:table-cell>
          <table:table-cell table:style-name="ce29" table:formula="of:=[.W60]/[.W38]" office:value-type="float" office:value="0.508156824277842" calcext:value-type="float">
            <text:p>0.508156824277842</text:p>
          </table:table-cell>
          <table:table-cell table:style-name="ce29" table:formula="of:=[.X60]/[.X38]" office:value-type="float" office:value="0.511370961220083" calcext:value-type="float">
            <text:p>0.511370961220083</text:p>
          </table:table-cell>
          <table:table-cell table:style-name="ce29" table:formula="of:=[.Y60]/[.Y38]" office:value-type="float" office:value="0.510075573050214" calcext:value-type="float">
            <text:p>0.510075573050214</text:p>
          </table:table-cell>
          <table:table-cell table:style-name="ce29" table:formula="of:=[.Z60]/[.Z38]" office:value-type="float" office:value="0.506386617067974" calcext:value-type="float">
            <text:p>0.506386617067974</text:p>
          </table:table-cell>
          <table:table-cell table:style-name="ce29" table:formula="of:=[.AA60]/[.AA38]" office:value-type="float" office:value="0.357134527813985" calcext:value-type="float">
            <text:p>0.357134527813985</text:p>
          </table:table-cell>
          <table:table-cell table:style-name="ce29" table:formula="of:=[.AB60]/[.AB38]" office:value-type="float" office:value="0.388645162281594" calcext:value-type="float">
            <text:p>0.388645162281594</text:p>
          </table:table-cell>
          <table:table-cell table:style-name="ce29" table:formula="of:=[.AC60]/[.AC38]" office:value-type="float" office:value="0.455628789556518" calcext:value-type="float">
            <text:p>0.455628789556518</text:p>
          </table:table-cell>
          <table:table-cell table:style-name="ce29" table:formula="of:=[.AD60]/[.AD38]" office:value-type="float" office:value="0.509778691721082" calcext:value-type="float">
            <text:p>0.509778691721082</text:p>
          </table:table-cell>
          <table:table-cell table:style-name="ce29" table:formula="of:=[.AE60]/[.AE38]" office:value-type="float" office:value="0.511727082485919" calcext:value-type="float">
            <text:p>0.511727082485919</text:p>
          </table:table-cell>
          <table:table-cell table:style-name="ce29" table:formula="of:=[.AF60]/[.AF38]" office:value-type="float" office:value="0.510069527634826" calcext:value-type="float">
            <text:p>0.510069527634826</text:p>
          </table:table-cell>
          <table:table-cell table:style-name="ce29" table:formula="of:=[.AG60]/[.AG38]" office:value-type="float" office:value="0.509004527411279" calcext:value-type="float">
            <text:p>0.509004527411279</text:p>
          </table:table-cell>
          <table:table-cell table:style-name="ce29" table:formula="of:=[.AH60]/[.AH38]" office:value-type="float" office:value="0.460295596111979" calcext:value-type="float">
            <text:p>0.460295596111979</text:p>
          </table:table-cell>
          <table:table-cell table:style-name="ce29" table:formula="of:=[.AI60]/[.AI38]" office:value-type="float" office:value="0.367587539984389" calcext:value-type="float">
            <text:p>0.367587539984389</text:p>
          </table:table-cell>
          <table:table-cell table:style-name="ce29" table:formula="of:=[.AJ60]/[.AJ38]" office:value-type="float" office:value="0.395104465709552" calcext:value-type="float">
            <text:p>0.395104465709552</text:p>
          </table:table-cell>
          <table:table-cell table:style-name="ce29" table:formula="of:=[.AK60]/[.AK38]" office:value-type="float" office:value="0.456702433008787" calcext:value-type="float">
            <text:p>0.456702433008787</text:p>
          </table:table-cell>
          <table:table-cell table:style-name="ce29" table:formula="of:=[.AL60]/[.AL38]" office:value-type="float" office:value="0.51104055283694" calcext:value-type="float">
            <text:p>0.51104055283694</text:p>
          </table:table-cell>
          <table:table-cell table:style-name="ce29" table:formula="of:=[.AM60]/[.AM38]" office:value-type="float" office:value="0.511654912661733" calcext:value-type="float">
            <text:p>0.511654912661733</text:p>
          </table:table-cell>
          <table:table-cell table:style-name="ce29" table:formula="of:=[.AN60]/[.AN38]" office:value-type="float" office:value="0.51112273818877" calcext:value-type="float">
            <text:p>0.51112273818877</text:p>
          </table:table-cell>
          <table:table-cell table:style-name="ce29" table:formula="of:=[.AO60]/[.AO38]" office:value-type="float" office:value="0.509300660222472" calcext:value-type="float">
            <text:p>0.509300660222472</text:p>
          </table:table-cell>
          <table:table-cell table:style-name="ce29" table:formula="of:=[.AP60]/[.AP38]" office:value-type="float" office:value="0.509611896579925" calcext:value-type="float">
            <text:p>0.509611896579925</text:p>
          </table:table-cell>
          <table:table-cell table:style-name="ce29" table:formula="of:=[.AQ60]/[.AQ38]" office:value-type="float" office:value="0.375117363743118" calcext:value-type="float">
            <text:p>0.375117363743118</text:p>
          </table:table-cell>
          <table:table-cell table:style-name="ce29" table:formula="of:=[.AR60]/[.AR38]" office:value-type="float" office:value="0.398734572499133" calcext:value-type="float">
            <text:p>0.398734572499133</text:p>
          </table:table-cell>
          <table:table-cell table:style-name="ce29" table:formula="of:=[.AS60]/[.AS38]" office:value-type="float" office:value="0.404953855515193" calcext:value-type="float">
            <text:p>0.404953855515193</text:p>
          </table:table-cell>
          <table:table-cell table:style-name="ce29" table:formula="of:=[.AT60]/[.AT38]" office:value-type="float" office:value="0.460533908401674" calcext:value-type="float">
            <text:p>0.460533908401674</text:p>
          </table:table-cell>
          <table:table-cell table:style-name="ce29" table:formula="of:=[.AU60]/[.AU38]" office:value-type="float" office:value="0.512333786182391" calcext:value-type="float">
            <text:p>0.512333786182391</text:p>
          </table:table-cell>
          <table:table-cell table:style-name="ce29" table:formula="of:=[.AV60]/[.AV38]" office:value-type="float" office:value="0.511634811108495" calcext:value-type="float">
            <text:p>0.511634811108495</text:p>
          </table:table-cell>
          <table:table-cell table:style-name="ce29" table:formula="of:=[.AW60]/[.AW38]" office:value-type="float" office:value="0.510577025159599" calcext:value-type="float">
            <text:p>0.510577025159599</text:p>
          </table:table-cell>
          <table:table-cell table:style-name="ce29" table:formula="of:=[.AX60]/[.AX38]" office:value-type="float" office:value="0.50935064679836" calcext:value-type="float">
            <text:p>0.50935064679836</text:p>
          </table:table-cell>
          <table:table-cell table:style-name="ce29" table:formula="of:=[.AY60]/[.AY38]" office:value-type="float" office:value="0.509528207571464" calcext:value-type="float">
            <text:p>0.509528207571464</text:p>
          </table:table-cell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0" table:number-columns-repeated="49"/>
          <table:table-cell table:number-columns-repeated="973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35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4" table:number-rows-spanned="1">
            <text:p>Female Sample Reads Assignment</text:p>
          </table:table-cell>
          <table:covered-table-cell table:style-name="ce1"/>
          <table:covered-table-cell table:number-columns-repeated="22" table:style-name="ce25"/>
          <table:covered-table-cell table:style-name="ce5"/>
          <table:covered-table-cell table:number-columns-repeated="9" table:style-name="ce25"/>
          <table:table-cell table:style-name="ce25"/>
          <table:table-cell table:number-columns-repeated="989"/>
        </table:table-row>
        <table:table-row table:style-name="ro1">
          <table:table-cell table:style-name="ce20" office:value-type="string" calcext:value-type="string" table:number-columns-spanned="1" table:number-rows-spanned="2">
            <text:p>Chromosome Number</text:p>
          </table:table-cell>
          <table:table-cell table:style-name="ce20" office:value-type="string" calcext:value-type="string" table:number-columns-spanned="1" table:number-rows-spanned="2">
            <text:p>Chromosome Size (bp)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22" office:value-type="float" office:value="17" calcext:value-type="float">
            <text:p>17</text:p>
          </table:table-cell>
          <table:table-cell table:number-columns-repeated="3" table:style-name="ce22" office:value-type="float" office:value="19" calcext:value-type="float">
            <text:p>19</text:p>
          </table:table-cell>
          <table:table-cell table:number-columns-repeated="3" table:style-name="ce22" office:value-type="float" office:value="21" calcext:value-type="float">
            <text:p>21</text:p>
          </table:table-cell>
          <table:table-cell table:number-columns-repeated="3" table:style-name="ce22" office:value-type="float" office:value="23" calcext:value-type="float">
            <text:p>23</text:p>
          </table:table-cell>
          <table:table-cell table:number-columns-repeated="2"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27" calcext:value-type="float">
            <text:p>27</text:p>
          </table:table-cell>
          <table:table-cell table:number-columns-repeated="7" table:style-name="ce22" office:value-type="float" office:value="29" calcext:value-type="float">
            <text:p>29</text:p>
          </table:table-cell>
          <table:table-cell table:number-columns-repeated="8" table:style-name="ce22" office:value-type="float" office:value="31" calcext:value-type="float">
            <text:p>31</text:p>
          </table:table-cell>
          <table:table-cell table:number-columns-repeated="9" table:style-name="ce22" office:value-type="float" office:value="33" calcext:value-type="float">
            <text:p>33</text:p>
          </table:table-cell>
          <table:table-cell table:number-columns-repeated="9" table:style-name="ce22" office:value-type="float" office:value="35" calcext:value-type="float">
            <text:p>35</text:p>
          </table:table-cell>
          <table:table-cell table:number-columns-repeated="973"/>
        </table:table-row>
        <table:table-row table:style-name="ro1">
          <table:covered-table-cell table:number-columns-repeated="2" table:style-name="ce20"/>
          <table:table-cell table:number-columns-repeated="2"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973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2" office:value-type="float" office:value="248956422" calcext:value-type="float">
            <text:p>24895642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821" calcext:value-type="float">
            <text:p>8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667" calcext:value-type="float">
            <text:p>66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752" calcext:value-type="float">
            <text:p>752</text:p>
          </table:table-cell>
          <table:table-cell table:style-name="ce22" office:value-type="float" office:value="69089" calcext:value-type="float">
            <text:p>69089</text:p>
          </table:table-cell>
          <table:table-cell table:style-name="ce22" office:value-type="float" office:value="561535" calcext:value-type="float">
            <text:p>561535</text:p>
          </table:table-cell>
          <table:table-cell table:style-name="ce22" office:value-type="float" office:value="56206" calcext:value-type="float">
            <text:p>56206</text:p>
          </table:table-cell>
          <table:table-cell table:style-name="ce22" office:value-type="float" office:value="535721" calcext:value-type="float">
            <text:p>535721</text:p>
          </table:table-cell>
          <table:table-cell table:style-name="ce22" office:value-type="float" office:value="1460" calcext:value-type="float">
            <text:p>1460</text:p>
          </table:table-cell>
          <table:table-cell table:style-name="ce22" office:value-type="float" office:value="55424" calcext:value-type="float">
            <text:p>55424</text:p>
          </table:table-cell>
          <table:table-cell table:style-name="ce22" office:value-type="float" office:value="1674" calcext:value-type="float">
            <text:p>1674</text:p>
          </table:table-cell>
          <table:table-cell table:style-name="ce22" office:value-type="float" office:value="48294" calcext:value-type="float">
            <text:p>48294</text:p>
          </table:table-cell>
          <table:table-cell table:style-name="ce22" office:value-type="float" office:value="486163" calcext:value-type="float">
            <text:p>486163</text:p>
          </table:table-cell>
          <table:table-cell table:style-name="ce22" office:value-type="float" office:value="774217" calcext:value-type="float">
            <text:p>774217</text:p>
          </table:table-cell>
          <table:table-cell table:style-name="ce22" office:value-type="float" office:value="751905" calcext:value-type="float">
            <text:p>751905</text:p>
          </table:table-cell>
          <table:table-cell table:style-name="ce22" office:value-type="float" office:value="749930" calcext:value-type="float">
            <text:p>749930</text:p>
          </table:table-cell>
          <table:table-cell table:style-name="ce22" office:value-type="float" office:value="753527" calcext:value-type="float">
            <text:p>753527</text:p>
          </table:table-cell>
          <table:table-cell table:style-name="ce22" office:value-type="float" office:value="1580" calcext:value-type="float">
            <text:p>1580</text:p>
          </table:table-cell>
          <table:table-cell table:style-name="ce22" office:value-type="float" office:value="46932" calcext:value-type="float">
            <text:p>46932</text:p>
          </table:table-cell>
          <table:table-cell table:style-name="ce22" office:value-type="float" office:value="454143" calcext:value-type="float">
            <text:p>454143</text:p>
          </table:table-cell>
          <table:table-cell table:style-name="ce22" office:value-type="float" office:value="766112" calcext:value-type="float">
            <text:p>766112</text:p>
          </table:table-cell>
          <table:table-cell table:style-name="ce22" office:value-type="float" office:value="747750" calcext:value-type="float">
            <text:p>747750</text:p>
          </table:table-cell>
          <table:table-cell table:style-name="ce22" office:value-type="float" office:value="745875" calcext:value-type="float">
            <text:p>745875</text:p>
          </table:table-cell>
          <table:table-cell table:style-name="ce22" office:value-type="float" office:value="751240" calcext:value-type="float">
            <text:p>751240</text:p>
          </table:table-cell>
          <table:table-cell table:style-name="ce22" office:value-type="float" office:value="754853" calcext:value-type="float">
            <text:p>754853</text:p>
          </table:table-cell>
          <table:table-cell table:style-name="ce22" office:value-type="float" office:value="1608" calcext:value-type="float">
            <text:p>1608</text:p>
          </table:table-cell>
          <table:table-cell table:style-name="ce22" office:value-type="float" office:value="45831" calcext:value-type="float">
            <text:p>45831</text:p>
          </table:table-cell>
          <table:table-cell table:style-name="ce22" office:value-type="float" office:value="428050" calcext:value-type="float">
            <text:p>428050</text:p>
          </table:table-cell>
          <table:table-cell table:style-name="ce22" office:value-type="float" office:value="760002" calcext:value-type="float">
            <text:p>760002</text:p>
          </table:table-cell>
          <table:table-cell table:style-name="ce22" office:value-type="float" office:value="743546" calcext:value-type="float">
            <text:p>743546</text:p>
          </table:table-cell>
          <table:table-cell table:style-name="ce22" office:value-type="float" office:value="742992" calcext:value-type="float">
            <text:p>742992</text:p>
          </table:table-cell>
          <table:table-cell table:style-name="ce22" office:value-type="float" office:value="747671" calcext:value-type="float">
            <text:p>747671</text:p>
          </table:table-cell>
          <table:table-cell table:style-name="ce22" office:value-type="float" office:value="752747" calcext:value-type="float">
            <text:p>752747</text:p>
          </table:table-cell>
          <table:table-cell table:style-name="ce22" office:value-type="float" office:value="755779" calcext:value-type="float">
            <text:p>755779</text:p>
          </table:table-cell>
          <table:table-cell table:style-name="ce22" office:value-type="float" office:value="1741" calcext:value-type="float">
            <text:p>1741</text:p>
          </table:table-cell>
          <table:table-cell table:style-name="ce22" office:value-type="float" office:value="45410" calcext:value-type="float">
            <text:p>45410</text:p>
          </table:table-cell>
          <table:table-cell table:style-name="ce22" office:value-type="float" office:value="405861" calcext:value-type="float">
            <text:p>405861</text:p>
          </table:table-cell>
          <table:table-cell table:style-name="ce22" office:value-type="float" office:value="748911" calcext:value-type="float">
            <text:p>748911</text:p>
          </table:table-cell>
          <table:table-cell table:style-name="ce22" office:value-type="float" office:value="739062" calcext:value-type="float">
            <text:p>739062</text:p>
          </table:table-cell>
          <table:table-cell table:style-name="ce22" office:value-type="float" office:value="739459" calcext:value-type="float">
            <text:p>739459</text:p>
          </table:table-cell>
          <table:table-cell table:style-name="ce22" office:value-type="float" office:value="745258" calcext:value-type="float">
            <text:p>745258</text:p>
          </table:table-cell>
          <table:table-cell table:style-name="ce22" office:value-type="float" office:value="750607" calcext:value-type="float">
            <text:p>750607</text:p>
          </table:table-cell>
          <table:table-cell table:style-name="ce22" office:value-type="float" office:value="753794" calcext:value-type="float">
            <text:p>753794</text:p>
          </table:table-cell>
          <table:table-cell table:number-columns-repeated="973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2" office:value-type="float" office:value="242193529" calcext:value-type="float">
            <text:p>24219352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639" calcext:value-type="float">
            <text:p>63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569" calcext:value-type="float">
            <text:p>56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38" calcext:value-type="float">
            <text:p>738</text:p>
          </table:table-cell>
          <table:table-cell table:style-name="ce22" office:value-type="float" office:value="47456" calcext:value-type="float">
            <text:p>47456</text:p>
          </table:table-cell>
          <table:table-cell table:style-name="ce22" office:value-type="float" office:value="515673" calcext:value-type="float">
            <text:p>515673</text:p>
          </table:table-cell>
          <table:table-cell table:style-name="ce22" office:value-type="float" office:value="41460" calcext:value-type="float">
            <text:p>41460</text:p>
          </table:table-cell>
          <table:table-cell table:style-name="ce22" office:value-type="float" office:value="483185" calcext:value-type="float">
            <text:p>483185</text:p>
          </table:table-cell>
          <table:table-cell table:style-name="ce22" office:value-type="float" office:value="1214" calcext:value-type="float">
            <text:p>1214</text:p>
          </table:table-cell>
          <table:table-cell table:style-name="ce22" office:value-type="float" office:value="40937" calcext:value-type="float">
            <text:p>40937</text:p>
          </table:table-cell>
          <table:table-cell table:style-name="ce22" office:value-type="float" office:value="1256" calcext:value-type="float">
            <text:p>1256</text:p>
          </table:table-cell>
          <table:table-cell table:style-name="ce22" office:value-type="float" office:value="38255" calcext:value-type="float">
            <text:p>38255</text:p>
          </table:table-cell>
          <table:table-cell table:style-name="ce22" office:value-type="float" office:value="447547" calcext:value-type="float">
            <text:p>447547</text:p>
          </table:table-cell>
          <table:table-cell table:style-name="ce22" office:value-type="float" office:value="760608" calcext:value-type="float">
            <text:p>760608</text:p>
          </table:table-cell>
          <table:table-cell table:style-name="ce22" office:value-type="float" office:value="762486" calcext:value-type="float">
            <text:p>762486</text:p>
          </table:table-cell>
          <table:table-cell table:style-name="ce22" office:value-type="float" office:value="760183" calcext:value-type="float">
            <text:p>760183</text:p>
          </table:table-cell>
          <table:table-cell table:style-name="ce22" office:value-type="float" office:value="764884" calcext:value-type="float">
            <text:p>764884</text:p>
          </table:table-cell>
          <table:table-cell table:style-name="ce22" office:value-type="float" office:value="1051" calcext:value-type="float">
            <text:p>1051</text:p>
          </table:table-cell>
          <table:table-cell table:style-name="ce22" office:value-type="float" office:value="37652" calcext:value-type="float">
            <text:p>37652</text:p>
          </table:table-cell>
          <table:table-cell table:style-name="ce22" office:value-type="float" office:value="416356" calcext:value-type="float">
            <text:p>416356</text:p>
          </table:table-cell>
          <table:table-cell table:style-name="ce22" office:value-type="float" office:value="757359" calcext:value-type="float">
            <text:p>757359</text:p>
          </table:table-cell>
          <table:table-cell table:style-name="ce22" office:value-type="float" office:value="759262" calcext:value-type="float">
            <text:p>759262</text:p>
          </table:table-cell>
          <table:table-cell table:style-name="ce22" office:value-type="float" office:value="758155" calcext:value-type="float">
            <text:p>758155</text:p>
          </table:table-cell>
          <table:table-cell table:style-name="ce22" office:value-type="float" office:value="761781" calcext:value-type="float">
            <text:p>761781</text:p>
          </table:table-cell>
          <table:table-cell table:style-name="ce22" office:value-type="float" office:value="765140" calcext:value-type="float">
            <text:p>765140</text:p>
          </table:table-cell>
          <table:table-cell table:style-name="ce22" office:value-type="float" office:value="1160" calcext:value-type="float">
            <text:p>1160</text:p>
          </table:table-cell>
          <table:table-cell table:style-name="ce22" office:value-type="float" office:value="37530" calcext:value-type="float">
            <text:p>37530</text:p>
          </table:table-cell>
          <table:table-cell table:style-name="ce22" office:value-type="float" office:value="393103" calcext:value-type="float">
            <text:p>393103</text:p>
          </table:table-cell>
          <table:table-cell table:style-name="ce22" office:value-type="float" office:value="754209" calcext:value-type="float">
            <text:p>754209</text:p>
          </table:table-cell>
          <table:table-cell table:style-name="ce22" office:value-type="float" office:value="755585" calcext:value-type="float">
            <text:p>755585</text:p>
          </table:table-cell>
          <table:table-cell table:style-name="ce22" office:value-type="float" office:value="755807" calcext:value-type="float">
            <text:p>755807</text:p>
          </table:table-cell>
          <table:table-cell table:style-name="ce22" office:value-type="float" office:value="759946" calcext:value-type="float">
            <text:p>759946</text:p>
          </table:table-cell>
          <table:table-cell table:style-name="ce22" office:value-type="float" office:value="762303" calcext:value-type="float">
            <text:p>762303</text:p>
          </table:table-cell>
          <table:table-cell table:style-name="ce22" office:value-type="float" office:value="764748" calcext:value-type="float">
            <text:p>764748</text:p>
          </table:table-cell>
          <table:table-cell table:style-name="ce22" office:value-type="float" office:value="1244" calcext:value-type="float">
            <text:p>1244</text:p>
          </table:table-cell>
          <table:table-cell table:style-name="ce22" office:value-type="float" office:value="36997" calcext:value-type="float">
            <text:p>36997</text:p>
          </table:table-cell>
          <table:table-cell table:style-name="ce22" office:value-type="float" office:value="374911" calcext:value-type="float">
            <text:p>374911</text:p>
          </table:table-cell>
          <table:table-cell table:style-name="ce22" office:value-type="float" office:value="750048" calcext:value-type="float">
            <text:p>750048</text:p>
          </table:table-cell>
          <table:table-cell table:style-name="ce22" office:value-type="float" office:value="754032" calcext:value-type="float">
            <text:p>754032</text:p>
          </table:table-cell>
          <table:table-cell table:style-name="ce22" office:value-type="float" office:value="753467" calcext:value-type="float">
            <text:p>753467</text:p>
          </table:table-cell>
          <table:table-cell table:style-name="ce22" office:value-type="float" office:value="758008" calcext:value-type="float">
            <text:p>758008</text:p>
          </table:table-cell>
          <table:table-cell table:style-name="ce22" office:value-type="float" office:value="760461" calcext:value-type="float">
            <text:p>760461</text:p>
          </table:table-cell>
          <table:table-cell table:style-name="ce22" office:value-type="float" office:value="763362" calcext:value-type="float">
            <text:p>763362</text:p>
          </table:table-cell>
          <table:table-cell table:number-columns-repeated="973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2" office:value-type="float" office:value="198295559" calcext:value-type="float">
            <text:p>198295559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427" calcext:value-type="float">
            <text:p>4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21" calcext:value-type="float">
            <text:p>3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54" calcext:value-type="float">
            <text:p>454</text:p>
          </table:table-cell>
          <table:table-cell table:style-name="ce22" office:value-type="float" office:value="33926" calcext:value-type="float">
            <text:p>33926</text:p>
          </table:table-cell>
          <table:table-cell table:style-name="ce22" office:value-type="float" office:value="403859" calcext:value-type="float">
            <text:p>403859</text:p>
          </table:table-cell>
          <table:table-cell table:style-name="ce22" office:value-type="float" office:value="27883" calcext:value-type="float">
            <text:p>27883</text:p>
          </table:table-cell>
          <table:table-cell table:style-name="ce22" office:value-type="float" office:value="384054" calcext:value-type="float">
            <text:p>384054</text:p>
          </table:table-cell>
          <table:table-cell table:style-name="ce22" office:value-type="float" office:value="870" calcext:value-type="float">
            <text:p>870</text:p>
          </table:table-cell>
          <table:table-cell table:style-name="ce22" office:value-type="float" office:value="27370" calcext:value-type="float">
            <text:p>27370</text:p>
          </table:table-cell>
          <table:table-cell table:style-name="ce22" office:value-type="float" office:value="856" calcext:value-type="float">
            <text:p>856</text:p>
          </table:table-cell>
          <table:table-cell table:style-name="ce22" office:value-type="float" office:value="26898" calcext:value-type="float">
            <text:p>26898</text:p>
          </table:table-cell>
          <table:table-cell table:style-name="ce22" office:value-type="float" office:value="358411" calcext:value-type="float">
            <text:p>358411</text:p>
          </table:table-cell>
          <table:table-cell table:style-name="ce22" office:value-type="float" office:value="632608" calcext:value-type="float">
            <text:p>632608</text:p>
          </table:table-cell>
          <table:table-cell table:style-name="ce22" office:value-type="float" office:value="650578" calcext:value-type="float">
            <text:p>650578</text:p>
          </table:table-cell>
          <table:table-cell table:style-name="ce22" office:value-type="float" office:value="648957" calcext:value-type="float">
            <text:p>648957</text:p>
          </table:table-cell>
          <table:table-cell table:style-name="ce22" office:value-type="float" office:value="651221" calcext:value-type="float">
            <text:p>651221</text:p>
          </table:table-cell>
          <table:table-cell table:style-name="ce22" office:value-type="float" office:value="884" calcext:value-type="float">
            <text:p>884</text:p>
          </table:table-cell>
          <table:table-cell table:style-name="ce22" office:value-type="float" office:value="26362" calcext:value-type="float">
            <text:p>26362</text:p>
          </table:table-cell>
          <table:table-cell table:style-name="ce22" office:value-type="float" office:value="330514" calcext:value-type="float">
            <text:p>330514</text:p>
          </table:table-cell>
          <table:table-cell table:style-name="ce22" office:value-type="float" office:value="629457" calcext:value-type="float">
            <text:p>629457</text:p>
          </table:table-cell>
          <table:table-cell table:style-name="ce22" office:value-type="float" office:value="647515" calcext:value-type="float">
            <text:p>647515</text:p>
          </table:table-cell>
          <table:table-cell table:style-name="ce22" office:value-type="float" office:value="646868" calcext:value-type="float">
            <text:p>646868</text:p>
          </table:table-cell>
          <table:table-cell table:style-name="ce22" office:value-type="float" office:value="649570" calcext:value-type="float">
            <text:p>649570</text:p>
          </table:table-cell>
          <table:table-cell table:style-name="ce22" office:value-type="float" office:value="653175" calcext:value-type="float">
            <text:p>653175</text:p>
          </table:table-cell>
          <table:table-cell table:style-name="ce22" office:value-type="float" office:value="883" calcext:value-type="float">
            <text:p>883</text:p>
          </table:table-cell>
          <table:table-cell table:style-name="ce22" office:value-type="float" office:value="27454" calcext:value-type="float">
            <text:p>27454</text:p>
          </table:table-cell>
          <table:table-cell table:style-name="ce22" office:value-type="float" office:value="313035" calcext:value-type="float">
            <text:p>313035</text:p>
          </table:table-cell>
          <table:table-cell table:style-name="ce22" office:value-type="float" office:value="622283" calcext:value-type="float">
            <text:p>622283</text:p>
          </table:table-cell>
          <table:table-cell table:style-name="ce22" office:value-type="float" office:value="644436" calcext:value-type="float">
            <text:p>644436</text:p>
          </table:table-cell>
          <table:table-cell table:style-name="ce22" office:value-type="float" office:value="645022" calcext:value-type="float">
            <text:p>645022</text:p>
          </table:table-cell>
          <table:table-cell table:style-name="ce22" office:value-type="float" office:value="647376" calcext:value-type="float">
            <text:p>647376</text:p>
          </table:table-cell>
          <table:table-cell table:style-name="ce22" office:value-type="float" office:value="651171" calcext:value-type="float">
            <text:p>651171</text:p>
          </table:table-cell>
          <table:table-cell table:style-name="ce22" office:value-type="float" office:value="653429" calcext:value-type="float">
            <text:p>653429</text:p>
          </table:table-cell>
          <table:table-cell table:style-name="ce22" office:value-type="float" office:value="923" calcext:value-type="float">
            <text:p>923</text:p>
          </table:table-cell>
          <table:table-cell table:style-name="ce22" office:value-type="float" office:value="26455" calcext:value-type="float">
            <text:p>26455</text:p>
          </table:table-cell>
          <table:table-cell table:style-name="ce22" office:value-type="float" office:value="298169" calcext:value-type="float">
            <text:p>298169</text:p>
          </table:table-cell>
          <table:table-cell table:style-name="ce22" office:value-type="float" office:value="617340" calcext:value-type="float">
            <text:p>617340</text:p>
          </table:table-cell>
          <table:table-cell table:style-name="ce22" office:value-type="float" office:value="640008" calcext:value-type="float">
            <text:p>640008</text:p>
          </table:table-cell>
          <table:table-cell table:style-name="ce22" office:value-type="float" office:value="643560" calcext:value-type="float">
            <text:p>643560</text:p>
          </table:table-cell>
          <table:table-cell table:style-name="ce22" office:value-type="float" office:value="646237" calcext:value-type="float">
            <text:p>646237</text:p>
          </table:table-cell>
          <table:table-cell table:style-name="ce22" office:value-type="float" office:value="649886" calcext:value-type="float">
            <text:p>649886</text:p>
          </table:table-cell>
          <table:table-cell table:style-name="ce22" office:value-type="float" office:value="651220" calcext:value-type="float">
            <text:p>651220</text:p>
          </table:table-cell>
          <table:table-cell table:number-columns-repeated="973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2" office:value-type="float" office:value="190214555" calcext:value-type="float">
            <text:p>190214555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61" calcext:value-type="float">
            <text:p>36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41" calcext:value-type="float">
            <text:p>34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01" calcext:value-type="float">
            <text:p>401</text:p>
          </table:table-cell>
          <table:table-cell table:style-name="ce22" office:value-type="float" office:value="36076" calcext:value-type="float">
            <text:p>36076</text:p>
          </table:table-cell>
          <table:table-cell table:style-name="ce22" office:value-type="float" office:value="371187" calcext:value-type="float">
            <text:p>371187</text:p>
          </table:table-cell>
          <table:table-cell table:style-name="ce22" office:value-type="float" office:value="31850" calcext:value-type="float">
            <text:p>31850</text:p>
          </table:table-cell>
          <table:table-cell table:style-name="ce22" office:value-type="float" office:value="350396" calcext:value-type="float">
            <text:p>350396</text:p>
          </table:table-cell>
          <table:table-cell table:style-name="ce22" office:value-type="float" office:value="643" calcext:value-type="float">
            <text:p>643</text:p>
          </table:table-cell>
          <table:table-cell table:style-name="ce22" office:value-type="float" office:value="30764" calcext:value-type="float">
            <text:p>30764</text:p>
          </table:table-cell>
          <table:table-cell table:style-name="ce22" office:value-type="float" office:value="682" calcext:value-type="float">
            <text:p>682</text:p>
          </table:table-cell>
          <table:table-cell table:style-name="ce22" office:value-type="float" office:value="26669" calcext:value-type="float">
            <text:p>26669</text:p>
          </table:table-cell>
          <table:table-cell table:style-name="ce22" office:value-type="float" office:value="320827" calcext:value-type="float">
            <text:p>320827</text:p>
          </table:table-cell>
          <table:table-cell table:style-name="ce22" office:value-type="float" office:value="605633" calcext:value-type="float">
            <text:p>605633</text:p>
          </table:table-cell>
          <table:table-cell table:style-name="ce22" office:value-type="float" office:value="621411" calcext:value-type="float">
            <text:p>621411</text:p>
          </table:table-cell>
          <table:table-cell table:style-name="ce22" office:value-type="float" office:value="624499" calcext:value-type="float">
            <text:p>624499</text:p>
          </table:table-cell>
          <table:table-cell table:style-name="ce22" office:value-type="float" office:value="628280" calcext:value-type="float">
            <text:p>628280</text:p>
          </table:table-cell>
          <table:table-cell table:style-name="ce22" office:value-type="float" office:value="701" calcext:value-type="float">
            <text:p>701</text:p>
          </table:table-cell>
          <table:table-cell table:style-name="ce22" office:value-type="float" office:value="25826" calcext:value-type="float">
            <text:p>25826</text:p>
          </table:table-cell>
          <table:table-cell table:style-name="ce22" office:value-type="float" office:value="297495" calcext:value-type="float">
            <text:p>297495</text:p>
          </table:table-cell>
          <table:table-cell table:style-name="ce22" office:value-type="float" office:value="602788" calcext:value-type="float">
            <text:p>602788</text:p>
          </table:table-cell>
          <table:table-cell table:style-name="ce22" office:value-type="float" office:value="618914" calcext:value-type="float">
            <text:p>618914</text:p>
          </table:table-cell>
          <table:table-cell table:style-name="ce22" office:value-type="float" office:value="622517" calcext:value-type="float">
            <text:p>622517</text:p>
          </table:table-cell>
          <table:table-cell table:style-name="ce22" office:value-type="float" office:value="626679" calcext:value-type="float">
            <text:p>626679</text:p>
          </table:table-cell>
          <table:table-cell table:style-name="ce22" office:value-type="float" office:value="629231" calcext:value-type="float">
            <text:p>629231</text:p>
          </table:table-cell>
          <table:table-cell table:style-name="ce22" office:value-type="float" office:value="710" calcext:value-type="float">
            <text:p>710</text:p>
          </table:table-cell>
          <table:table-cell table:style-name="ce22" office:value-type="float" office:value="26273" calcext:value-type="float">
            <text:p>26273</text:p>
          </table:table-cell>
          <table:table-cell table:style-name="ce22" office:value-type="float" office:value="280506" calcext:value-type="float">
            <text:p>280506</text:p>
          </table:table-cell>
          <table:table-cell table:style-name="ce22" office:value-type="float" office:value="598318" calcext:value-type="float">
            <text:p>598318</text:p>
          </table:table-cell>
          <table:table-cell table:style-name="ce22" office:value-type="float" office:value="615075" calcext:value-type="float">
            <text:p>615075</text:p>
          </table:table-cell>
          <table:table-cell table:style-name="ce22" office:value-type="float" office:value="619946" calcext:value-type="float">
            <text:p>619946</text:p>
          </table:table-cell>
          <table:table-cell table:style-name="ce22" office:value-type="float" office:value="624343" calcext:value-type="float">
            <text:p>624343</text:p>
          </table:table-cell>
          <table:table-cell table:style-name="ce22" office:value-type="float" office:value="627625" calcext:value-type="float">
            <text:p>627625</text:p>
          </table:table-cell>
          <table:table-cell table:style-name="ce22" office:value-type="float" office:value="629849" calcext:value-type="float">
            <text:p>629849</text:p>
          </table:table-cell>
          <table:table-cell table:style-name="ce22" office:value-type="float" office:value="772" calcext:value-type="float">
            <text:p>772</text:p>
          </table:table-cell>
          <table:table-cell table:style-name="ce22" office:value-type="float" office:value="26585" calcext:value-type="float">
            <text:p>26585</text:p>
          </table:table-cell>
          <table:table-cell table:style-name="ce22" office:value-type="float" office:value="267241" calcext:value-type="float">
            <text:p>267241</text:p>
          </table:table-cell>
          <table:table-cell table:style-name="ce22" office:value-type="float" office:value="592293" calcext:value-type="float">
            <text:p>592293</text:p>
          </table:table-cell>
          <table:table-cell table:style-name="ce22" office:value-type="float" office:value="613220" calcext:value-type="float">
            <text:p>613220</text:p>
          </table:table-cell>
          <table:table-cell table:style-name="ce22" office:value-type="float" office:value="617628" calcext:value-type="float">
            <text:p>617628</text:p>
          </table:table-cell>
          <table:table-cell table:style-name="ce22" office:value-type="float" office:value="621566" calcext:value-type="float">
            <text:p>621566</text:p>
          </table:table-cell>
          <table:table-cell table:style-name="ce22" office:value-type="float" office:value="624446" calcext:value-type="float">
            <text:p>624446</text:p>
          </table:table-cell>
          <table:table-cell table:style-name="ce22" office:value-type="float" office:value="628405" calcext:value-type="float">
            <text:p>628405</text:p>
          </table:table-cell>
          <table:table-cell table:number-columns-repeated="973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2" office:value-type="float" office:value="181538259" calcext:value-type="float">
            <text:p>18153825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21" calcext:value-type="float">
            <text:p>4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35" calcext:value-type="float">
            <text:p>33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27" calcext:value-type="float">
            <text:p>427</text:p>
          </table:table-cell>
          <table:table-cell table:style-name="ce22" office:value-type="float" office:value="32001" calcext:value-type="float">
            <text:p>32001</text:p>
          </table:table-cell>
          <table:table-cell table:style-name="ce22" office:value-type="float" office:value="351843" calcext:value-type="float">
            <text:p>351843</text:p>
          </table:table-cell>
          <table:table-cell table:style-name="ce22" office:value-type="float" office:value="26635" calcext:value-type="float">
            <text:p>26635</text:p>
          </table:table-cell>
          <table:table-cell table:style-name="ce22" office:value-type="float" office:value="335557" calcext:value-type="float">
            <text:p>335557</text:p>
          </table:table-cell>
          <table:table-cell table:style-name="ce22" office:value-type="float" office:value="790" calcext:value-type="float">
            <text:p>790</text:p>
          </table:table-cell>
          <table:table-cell table:style-name="ce22" office:value-type="float" office:value="24672" calcext:value-type="float">
            <text:p>24672</text:p>
          </table:table-cell>
          <table:table-cell table:style-name="ce22" office:value-type="float" office:value="878" calcext:value-type="float">
            <text:p>878</text:p>
          </table:table-cell>
          <table:table-cell table:style-name="ce22" office:value-type="float" office:value="24637" calcext:value-type="float">
            <text:p>24637</text:p>
          </table:table-cell>
          <table:table-cell table:style-name="ce22" office:value-type="float" office:value="311399" calcext:value-type="float">
            <text:p>311399</text:p>
          </table:table-cell>
          <table:table-cell table:style-name="ce22" office:value-type="float" office:value="556741" calcext:value-type="float">
            <text:p>556741</text:p>
          </table:table-cell>
          <table:table-cell table:style-name="ce22" office:value-type="float" office:value="569678" calcext:value-type="float">
            <text:p>569678</text:p>
          </table:table-cell>
          <table:table-cell table:style-name="ce22" office:value-type="float" office:value="568805" calcext:value-type="float">
            <text:p>568805</text:p>
          </table:table-cell>
          <table:table-cell table:style-name="ce22" office:value-type="float" office:value="571625" calcext:value-type="float">
            <text:p>571625</text:p>
          </table:table-cell>
          <table:table-cell table:style-name="ce22" office:value-type="float" office:value="828" calcext:value-type="float">
            <text:p>828</text:p>
          </table:table-cell>
          <table:table-cell table:style-name="ce22" office:value-type="float" office:value="23934" calcext:value-type="float">
            <text:p>23934</text:p>
          </table:table-cell>
          <table:table-cell table:style-name="ce22" office:value-type="float" office:value="289855" calcext:value-type="float">
            <text:p>289855</text:p>
          </table:table-cell>
          <table:table-cell table:style-name="ce22" office:value-type="float" office:value="552837" calcext:value-type="float">
            <text:p>552837</text:p>
          </table:table-cell>
          <table:table-cell table:style-name="ce22" office:value-type="float" office:value="567709" calcext:value-type="float">
            <text:p>567709</text:p>
          </table:table-cell>
          <table:table-cell table:style-name="ce22" office:value-type="float" office:value="568031" calcext:value-type="float">
            <text:p>568031</text:p>
          </table:table-cell>
          <table:table-cell table:style-name="ce22" office:value-type="float" office:value="569771" calcext:value-type="float">
            <text:p>569771</text:p>
          </table:table-cell>
          <table:table-cell table:style-name="ce22" office:value-type="float" office:value="574261" calcext:value-type="float">
            <text:p>574261</text:p>
          </table:table-cell>
          <table:table-cell table:style-name="ce22" office:value-type="float" office:value="774" calcext:value-type="float">
            <text:p>774</text:p>
          </table:table-cell>
          <table:table-cell table:style-name="ce22" office:value-type="float" office:value="23714" calcext:value-type="float">
            <text:p>23714</text:p>
          </table:table-cell>
          <table:table-cell table:style-name="ce22" office:value-type="float" office:value="274083" calcext:value-type="float">
            <text:p>274083</text:p>
          </table:table-cell>
          <table:table-cell table:style-name="ce22" office:value-type="float" office:value="548943" calcext:value-type="float">
            <text:p>548943</text:p>
          </table:table-cell>
          <table:table-cell table:style-name="ce22" office:value-type="float" office:value="566113" calcext:value-type="float">
            <text:p>566113</text:p>
          </table:table-cell>
          <table:table-cell table:style-name="ce22" office:value-type="float" office:value="566476" calcext:value-type="float">
            <text:p>566476</text:p>
          </table:table-cell>
          <table:table-cell table:style-name="ce22" office:value-type="float" office:value="568163" calcext:value-type="float">
            <text:p>568163</text:p>
          </table:table-cell>
          <table:table-cell table:style-name="ce22" office:value-type="float" office:value="572954" calcext:value-type="float">
            <text:p>572954</text:p>
          </table:table-cell>
          <table:table-cell table:style-name="ce22" office:value-type="float" office:value="573905" calcext:value-type="float">
            <text:p>573905</text:p>
          </table:table-cell>
          <table:table-cell table:style-name="ce22" office:value-type="float" office:value="848" calcext:value-type="float">
            <text:p>848</text:p>
          </table:table-cell>
          <table:table-cell table:style-name="ce22" office:value-type="float" office:value="23437" calcext:value-type="float">
            <text:p>23437</text:p>
          </table:table-cell>
          <table:table-cell table:style-name="ce22" office:value-type="float" office:value="261580" calcext:value-type="float">
            <text:p>261580</text:p>
          </table:table-cell>
          <table:table-cell table:style-name="ce22" office:value-type="float" office:value="543469" calcext:value-type="float">
            <text:p>543469</text:p>
          </table:table-cell>
          <table:table-cell table:style-name="ce22" office:value-type="float" office:value="564299" calcext:value-type="float">
            <text:p>564299</text:p>
          </table:table-cell>
          <table:table-cell table:style-name="ce22" office:value-type="float" office:value="564519" calcext:value-type="float">
            <text:p>564519</text:p>
          </table:table-cell>
          <table:table-cell table:style-name="ce22" office:value-type="float" office:value="566857" calcext:value-type="float">
            <text:p>566857</text:p>
          </table:table-cell>
          <table:table-cell table:style-name="ce22" office:value-type="float" office:value="571500" calcext:value-type="float">
            <text:p>571500</text:p>
          </table:table-cell>
          <table:table-cell table:style-name="ce22" office:value-type="float" office:value="572363" calcext:value-type="float">
            <text:p>572363</text:p>
          </table:table-cell>
          <table:table-cell table:number-columns-repeated="973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2" office:value-type="float" office:value="170805979" calcext:value-type="float">
            <text:p>17080597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55" calcext:value-type="float">
            <text:p>45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69" calcext:value-type="float">
            <text:p>36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52" calcext:value-type="float">
            <text:p>452</text:p>
          </table:table-cell>
          <table:table-cell table:style-name="ce22" office:value-type="float" office:value="29887" calcext:value-type="float">
            <text:p>29887</text:p>
          </table:table-cell>
          <table:table-cell table:style-name="ce22" office:value-type="float" office:value="337963" calcext:value-type="float">
            <text:p>337963</text:p>
          </table:table-cell>
          <table:table-cell table:style-name="ce22" office:value-type="float" office:value="26378" calcext:value-type="float">
            <text:p>26378</text:p>
          </table:table-cell>
          <table:table-cell table:style-name="ce22" office:value-type="float" office:value="318571" calcext:value-type="float">
            <text:p>318571</text:p>
          </table:table-cell>
          <table:table-cell table:style-name="ce22" office:value-type="float" office:value="756" calcext:value-type="float">
            <text:p>756</text:p>
          </table:table-cell>
          <table:table-cell table:style-name="ce22" office:value-type="float" office:value="25077" calcext:value-type="float">
            <text:p>25077</text:p>
          </table:table-cell>
          <table:table-cell table:style-name="ce22" office:value-type="float" office:value="862" calcext:value-type="float">
            <text:p>862</text:p>
          </table:table-cell>
          <table:table-cell table:style-name="ce22" office:value-type="float" office:value="23773" calcext:value-type="float">
            <text:p>23773</text:p>
          </table:table-cell>
          <table:table-cell table:style-name="ce22" office:value-type="float" office:value="296633" calcext:value-type="float">
            <text:p>296633</text:p>
          </table:table-cell>
          <table:table-cell table:style-name="ce22" office:value-type="float" office:value="524304" calcext:value-type="float">
            <text:p>524304</text:p>
          </table:table-cell>
          <table:table-cell table:style-name="ce22" office:value-type="float" office:value="535401" calcext:value-type="float">
            <text:p>535401</text:p>
          </table:table-cell>
          <table:table-cell table:style-name="ce22" office:value-type="float" office:value="534558" calcext:value-type="float">
            <text:p>534558</text:p>
          </table:table-cell>
          <table:table-cell table:style-name="ce22" office:value-type="float" office:value="537037" calcext:value-type="float">
            <text:p>537037</text:p>
          </table:table-cell>
          <table:table-cell table:style-name="ce22" office:value-type="float" office:value="796" calcext:value-type="float">
            <text:p>796</text:p>
          </table:table-cell>
          <table:table-cell table:style-name="ce22" office:value-type="float" office:value="23416" calcext:value-type="float">
            <text:p>23416</text:p>
          </table:table-cell>
          <table:table-cell table:style-name="ce22" office:value-type="float" office:value="274396" calcext:value-type="float">
            <text:p>274396</text:p>
          </table:table-cell>
          <table:table-cell table:style-name="ce22" office:value-type="float" office:value="522778" calcext:value-type="float">
            <text:p>522778</text:p>
          </table:table-cell>
          <table:table-cell table:style-name="ce22" office:value-type="float" office:value="533296" calcext:value-type="float">
            <text:p>533296</text:p>
          </table:table-cell>
          <table:table-cell table:style-name="ce22" office:value-type="float" office:value="532913" calcext:value-type="float">
            <text:p>532913</text:p>
          </table:table-cell>
          <table:table-cell table:style-name="ce22" office:value-type="float" office:value="535875" calcext:value-type="float">
            <text:p>535875</text:p>
          </table:table-cell>
          <table:table-cell table:style-name="ce22" office:value-type="float" office:value="538067" calcext:value-type="float">
            <text:p>538067</text:p>
          </table:table-cell>
          <table:table-cell table:style-name="ce22" office:value-type="float" office:value="765" calcext:value-type="float">
            <text:p>765</text:p>
          </table:table-cell>
          <table:table-cell table:style-name="ce22" office:value-type="float" office:value="22915" calcext:value-type="float">
            <text:p>22915</text:p>
          </table:table-cell>
          <table:table-cell table:style-name="ce22" office:value-type="float" office:value="258887" calcext:value-type="float">
            <text:p>258887</text:p>
          </table:table-cell>
          <table:table-cell table:style-name="ce22" office:value-type="float" office:value="518096" calcext:value-type="float">
            <text:p>518096</text:p>
          </table:table-cell>
          <table:table-cell table:style-name="ce22" office:value-type="float" office:value="531719" calcext:value-type="float">
            <text:p>531719</text:p>
          </table:table-cell>
          <table:table-cell table:style-name="ce22" office:value-type="float" office:value="531550" calcext:value-type="float">
            <text:p>531550</text:p>
          </table:table-cell>
          <table:table-cell table:style-name="ce22" office:value-type="float" office:value="534343" calcext:value-type="float">
            <text:p>534343</text:p>
          </table:table-cell>
          <table:table-cell table:style-name="ce22" office:value-type="float" office:value="536901" calcext:value-type="float">
            <text:p>536901</text:p>
          </table:table-cell>
          <table:table-cell table:style-name="ce22" office:value-type="float" office:value="538898" calcext:value-type="float">
            <text:p>538898</text:p>
          </table:table-cell>
          <table:table-cell table:style-name="ce22" office:value-type="float" office:value="754" calcext:value-type="float">
            <text:p>754</text:p>
          </table:table-cell>
          <table:table-cell table:style-name="ce22" office:value-type="float" office:value="22244" calcext:value-type="float">
            <text:p>22244</text:p>
          </table:table-cell>
          <table:table-cell table:style-name="ce22" office:value-type="float" office:value="247138" calcext:value-type="float">
            <text:p>247138</text:p>
          </table:table-cell>
          <table:table-cell table:style-name="ce22" office:value-type="float" office:value="513657" calcext:value-type="float">
            <text:p>513657</text:p>
          </table:table-cell>
          <table:table-cell table:style-name="ce22" office:value-type="float" office:value="530140" calcext:value-type="float">
            <text:p>530140</text:p>
          </table:table-cell>
          <table:table-cell table:style-name="ce22" office:value-type="float" office:value="530104" calcext:value-type="float">
            <text:p>530104</text:p>
          </table:table-cell>
          <table:table-cell table:style-name="ce22" office:value-type="float" office:value="533077" calcext:value-type="float">
            <text:p>533077</text:p>
          </table:table-cell>
          <table:table-cell table:style-name="ce22" office:value-type="float" office:value="535836" calcext:value-type="float">
            <text:p>535836</text:p>
          </table:table-cell>
          <table:table-cell table:style-name="ce22" office:value-type="float" office:value="537893" calcext:value-type="float">
            <text:p>537893</text:p>
          </table:table-cell>
          <table:table-cell table:number-columns-repeated="973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2" office:value-type="float" office:value="159345973" calcext:value-type="float">
            <text:p>15934597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39" calcext:value-type="float">
            <text:p>43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79" calcext:value-type="float">
            <text:p>37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447" calcext:value-type="float">
            <text:p>447</text:p>
          </table:table-cell>
          <table:table-cell table:style-name="ce22" office:value-type="float" office:value="31470" calcext:value-type="float">
            <text:p>31470</text:p>
          </table:table-cell>
          <table:table-cell table:style-name="ce22" office:value-type="float" office:value="306041" calcext:value-type="float">
            <text:p>306041</text:p>
          </table:table-cell>
          <table:table-cell table:style-name="ce22" office:value-type="float" office:value="26002" calcext:value-type="float">
            <text:p>26002</text:p>
          </table:table-cell>
          <table:table-cell table:style-name="ce22" office:value-type="float" office:value="290947" calcext:value-type="float">
            <text:p>290947</text:p>
          </table:table-cell>
          <table:table-cell table:style-name="ce22" office:value-type="float" office:value="842" calcext:value-type="float">
            <text:p>842</text:p>
          </table:table-cell>
          <table:table-cell table:style-name="ce22" office:value-type="float" office:value="24695" calcext:value-type="float">
            <text:p>24695</text:p>
          </table:table-cell>
          <table:table-cell table:style-name="ce22" office:value-type="float" office:value="846" calcext:value-type="float">
            <text:p>846</text:p>
          </table:table-cell>
          <table:table-cell table:style-name="ce22" office:value-type="float" office:value="24399" calcext:value-type="float">
            <text:p>24399</text:p>
          </table:table-cell>
          <table:table-cell table:style-name="ce22" office:value-type="float" office:value="275721" calcext:value-type="float">
            <text:p>275721</text:p>
          </table:table-cell>
          <table:table-cell table:style-name="ce22" office:value-type="float" office:value="477947" calcext:value-type="float">
            <text:p>477947</text:p>
          </table:table-cell>
          <table:table-cell table:style-name="ce22" office:value-type="float" office:value="493179" calcext:value-type="float">
            <text:p>493179</text:p>
          </table:table-cell>
          <table:table-cell table:style-name="ce22" office:value-type="float" office:value="496528" calcext:value-type="float">
            <text:p>496528</text:p>
          </table:table-cell>
          <table:table-cell table:style-name="ce22" office:value-type="float" office:value="499240" calcext:value-type="float">
            <text:p>499240</text:p>
          </table:table-cell>
          <table:table-cell table:style-name="ce22" office:value-type="float" office:value="768" calcext:value-type="float">
            <text:p>768</text:p>
          </table:table-cell>
          <table:table-cell table:style-name="ce22" office:value-type="float" office:value="24071" calcext:value-type="float">
            <text:p>24071</text:p>
          </table:table-cell>
          <table:table-cell table:style-name="ce22" office:value-type="float" office:value="255919" calcext:value-type="float">
            <text:p>255919</text:p>
          </table:table-cell>
          <table:table-cell table:style-name="ce22" office:value-type="float" office:value="475336" calcext:value-type="float">
            <text:p>475336</text:p>
          </table:table-cell>
          <table:table-cell table:style-name="ce22" office:value-type="float" office:value="491246" calcext:value-type="float">
            <text:p>491246</text:p>
          </table:table-cell>
          <table:table-cell table:style-name="ce22" office:value-type="float" office:value="494655" calcext:value-type="float">
            <text:p>494655</text:p>
          </table:table-cell>
          <table:table-cell table:style-name="ce22" office:value-type="float" office:value="497873" calcext:value-type="float">
            <text:p>497873</text:p>
          </table:table-cell>
          <table:table-cell table:style-name="ce22" office:value-type="float" office:value="500855" calcext:value-type="float">
            <text:p>500855</text:p>
          </table:table-cell>
          <table:table-cell table:style-name="ce22" office:value-type="float" office:value="845" calcext:value-type="float">
            <text:p>845</text:p>
          </table:table-cell>
          <table:table-cell table:style-name="ce22" office:value-type="float" office:value="23842" calcext:value-type="float">
            <text:p>23842</text:p>
          </table:table-cell>
          <table:table-cell table:style-name="ce22" office:value-type="float" office:value="243527" calcext:value-type="float">
            <text:p>243527</text:p>
          </table:table-cell>
          <table:table-cell table:style-name="ce22" office:value-type="float" office:value="470666" calcext:value-type="float">
            <text:p>470666</text:p>
          </table:table-cell>
          <table:table-cell table:style-name="ce22" office:value-type="float" office:value="489442" calcext:value-type="float">
            <text:p>489442</text:p>
          </table:table-cell>
          <table:table-cell table:style-name="ce22" office:value-type="float" office:value="493219" calcext:value-type="float">
            <text:p>493219</text:p>
          </table:table-cell>
          <table:table-cell table:style-name="ce22" office:value-type="float" office:value="496540" calcext:value-type="float">
            <text:p>496540</text:p>
          </table:table-cell>
          <table:table-cell table:style-name="ce22" office:value-type="float" office:value="499548" calcext:value-type="float">
            <text:p>499548</text:p>
          </table:table-cell>
          <table:table-cell table:style-name="ce22" office:value-type="float" office:value="501523" calcext:value-type="float">
            <text:p>501523</text:p>
          </table:table-cell>
          <table:table-cell table:style-name="ce22" office:value-type="float" office:value="925" calcext:value-type="float">
            <text:p>925</text:p>
          </table:table-cell>
          <table:table-cell table:style-name="ce22" office:value-type="float" office:value="23738" calcext:value-type="float">
            <text:p>23738</text:p>
          </table:table-cell>
          <table:table-cell table:style-name="ce22" office:value-type="float" office:value="233286" calcext:value-type="float">
            <text:p>233286</text:p>
          </table:table-cell>
          <table:table-cell table:style-name="ce22" office:value-type="float" office:value="467225" calcext:value-type="float">
            <text:p>467225</text:p>
          </table:table-cell>
          <table:table-cell table:style-name="ce22" office:value-type="float" office:value="487562" calcext:value-type="float">
            <text:p>487562</text:p>
          </table:table-cell>
          <table:table-cell table:style-name="ce22" office:value-type="float" office:value="491738" calcext:value-type="float">
            <text:p>491738</text:p>
          </table:table-cell>
          <table:table-cell table:style-name="ce22" office:value-type="float" office:value="495181" calcext:value-type="float">
            <text:p>495181</text:p>
          </table:table-cell>
          <table:table-cell table:style-name="ce22" office:value-type="float" office:value="498234" calcext:value-type="float">
            <text:p>498234</text:p>
          </table:table-cell>
          <table:table-cell table:style-name="ce22" office:value-type="float" office:value="500285" calcext:value-type="float">
            <text:p>500285</text:p>
          </table:table-cell>
          <table:table-cell table:number-columns-repeated="973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2" office:value-type="float" office:value="145138636" calcext:value-type="float">
            <text:p>145138636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84" calcext:value-type="float">
            <text:p>28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54" calcext:value-type="float">
            <text:p>354</text:p>
          </table:table-cell>
          <table:table-cell table:style-name="ce22" office:value-type="float" office:value="24967" calcext:value-type="float">
            <text:p>24967</text:p>
          </table:table-cell>
          <table:table-cell table:style-name="ce22" office:value-type="float" office:value="285423" calcext:value-type="float">
            <text:p>285423</text:p>
          </table:table-cell>
          <table:table-cell table:style-name="ce22" office:value-type="float" office:value="22867" calcext:value-type="float">
            <text:p>22867</text:p>
          </table:table-cell>
          <table:table-cell table:style-name="ce22" office:value-type="float" office:value="272096" calcext:value-type="float">
            <text:p>272096</text:p>
          </table:table-cell>
          <table:table-cell table:style-name="ce22" office:value-type="float" office:value="660" calcext:value-type="float">
            <text:p>660</text:p>
          </table:table-cell>
          <table:table-cell table:style-name="ce22" office:value-type="float" office:value="21612" calcext:value-type="float">
            <text:p>21612</text:p>
          </table:table-cell>
          <table:table-cell table:style-name="ce22" office:value-type="float" office:value="716" calcext:value-type="float">
            <text:p>716</text:p>
          </table:table-cell>
          <table:table-cell table:style-name="ce22" office:value-type="float" office:value="21328" calcext:value-type="float">
            <text:p>21328</text:p>
          </table:table-cell>
          <table:table-cell table:style-name="ce22" office:value-type="float" office:value="253585" calcext:value-type="float">
            <text:p>253585</text:p>
          </table:table-cell>
          <table:table-cell table:style-name="ce22" office:value-type="float" office:value="445447" calcext:value-type="float">
            <text:p>445447</text:p>
          </table:table-cell>
          <table:table-cell table:style-name="ce22" office:value-type="float" office:value="456436" calcext:value-type="float">
            <text:p>456436</text:p>
          </table:table-cell>
          <table:table-cell table:style-name="ce22" office:value-type="float" office:value="456721" calcext:value-type="float">
            <text:p>456721</text:p>
          </table:table-cell>
          <table:table-cell table:style-name="ce22" office:value-type="float" office:value="458830" calcext:value-type="float">
            <text:p>458830</text:p>
          </table:table-cell>
          <table:table-cell table:style-name="ce22" office:value-type="float" office:value="821" calcext:value-type="float">
            <text:p>821</text:p>
          </table:table-cell>
          <table:table-cell table:style-name="ce22" office:value-type="float" office:value="20501" calcext:value-type="float">
            <text:p>20501</text:p>
          </table:table-cell>
          <table:table-cell table:style-name="ce22" office:value-type="float" office:value="236041" calcext:value-type="float">
            <text:p>236041</text:p>
          </table:table-cell>
          <table:table-cell table:style-name="ce22" office:value-type="float" office:value="443386" calcext:value-type="float">
            <text:p>443386</text:p>
          </table:table-cell>
          <table:table-cell table:style-name="ce22" office:value-type="float" office:value="455108" calcext:value-type="float">
            <text:p>455108</text:p>
          </table:table-cell>
          <table:table-cell table:style-name="ce22" office:value-type="float" office:value="455440" calcext:value-type="float">
            <text:p>455440</text:p>
          </table:table-cell>
          <table:table-cell table:style-name="ce22" office:value-type="float" office:value="457674" calcext:value-type="float">
            <text:p>457674</text:p>
          </table:table-cell>
          <table:table-cell table:style-name="ce22" office:value-type="float" office:value="459297" calcext:value-type="float">
            <text:p>459297</text:p>
          </table:table-cell>
          <table:table-cell table:style-name="ce22" office:value-type="float" office:value="780" calcext:value-type="float">
            <text:p>780</text:p>
          </table:table-cell>
          <table:table-cell table:style-name="ce22" office:value-type="float" office:value="20799" calcext:value-type="float">
            <text:p>20799</text:p>
          </table:table-cell>
          <table:table-cell table:style-name="ce22" office:value-type="float" office:value="224154" calcext:value-type="float">
            <text:p>224154</text:p>
          </table:table-cell>
          <table:table-cell table:style-name="ce22" office:value-type="float" office:value="439688" calcext:value-type="float">
            <text:p>439688</text:p>
          </table:table-cell>
          <table:table-cell table:style-name="ce22" office:value-type="float" office:value="454403" calcext:value-type="float">
            <text:p>454403</text:p>
          </table:table-cell>
          <table:table-cell table:style-name="ce22" office:value-type="float" office:value="454459" calcext:value-type="float">
            <text:p>454459</text:p>
          </table:table-cell>
          <table:table-cell table:style-name="ce22" office:value-type="float" office:value="456859" calcext:value-type="float">
            <text:p>456859</text:p>
          </table:table-cell>
          <table:table-cell table:style-name="ce22" office:value-type="float" office:value="458386" calcext:value-type="float">
            <text:p>458386</text:p>
          </table:table-cell>
          <table:table-cell table:style-name="ce22" office:value-type="float" office:value="460179" calcext:value-type="float">
            <text:p>460179</text:p>
          </table:table-cell>
          <table:table-cell table:style-name="ce22" office:value-type="float" office:value="738" calcext:value-type="float">
            <text:p>738</text:p>
          </table:table-cell>
          <table:table-cell table:style-name="ce22" office:value-type="float" office:value="20091" calcext:value-type="float">
            <text:p>20091</text:p>
          </table:table-cell>
          <table:table-cell table:style-name="ce22" office:value-type="float" office:value="213606" calcext:value-type="float">
            <text:p>213606</text:p>
          </table:table-cell>
          <table:table-cell table:style-name="ce22" office:value-type="float" office:value="435996" calcext:value-type="float">
            <text:p>435996</text:p>
          </table:table-cell>
          <table:table-cell table:style-name="ce22" office:value-type="float" office:value="452814" calcext:value-type="float">
            <text:p>452814</text:p>
          </table:table-cell>
          <table:table-cell table:style-name="ce22" office:value-type="float" office:value="453444" calcext:value-type="float">
            <text:p>453444</text:p>
          </table:table-cell>
          <table:table-cell table:style-name="ce22" office:value-type="float" office:value="455998" calcext:value-type="float">
            <text:p>455998</text:p>
          </table:table-cell>
          <table:table-cell table:style-name="ce22" office:value-type="float" office:value="457359" calcext:value-type="float">
            <text:p>457359</text:p>
          </table:table-cell>
          <table:table-cell table:style-name="ce22" office:value-type="float" office:value="459350" calcext:value-type="float">
            <text:p>459350</text:p>
          </table:table-cell>
          <table:table-cell table:number-columns-repeated="973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2" office:value-type="float" office:value="138394717" calcext:value-type="float">
            <text:p>138394717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32" calcext:value-type="float">
            <text:p>3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67" calcext:value-type="float">
            <text:p>26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53" calcext:value-type="float">
            <text:p>353</text:p>
          </table:table-cell>
          <table:table-cell table:style-name="ce22" office:value-type="float" office:value="21196" calcext:value-type="float">
            <text:p>21196</text:p>
          </table:table-cell>
          <table:table-cell table:style-name="ce22" office:value-type="float" office:value="227480" calcext:value-type="float">
            <text:p>227480</text:p>
          </table:table-cell>
          <table:table-cell table:style-name="ce22" office:value-type="float" office:value="18973" calcext:value-type="float">
            <text:p>18973</text:p>
          </table:table-cell>
          <table:table-cell table:style-name="ce22" office:value-type="float" office:value="216826" calcext:value-type="float">
            <text:p>216826</text:p>
          </table:table-cell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18703" calcext:value-type="float">
            <text:p>18703</text:p>
          </table:table-cell>
          <table:table-cell table:style-name="ce22" office:value-type="float" office:value="734" calcext:value-type="float">
            <text:p>734</text:p>
          </table:table-cell>
          <table:table-cell table:style-name="ce22" office:value-type="float" office:value="18575" calcext:value-type="float">
            <text:p>18575</text:p>
          </table:table-cell>
          <table:table-cell table:style-name="ce22" office:value-type="float" office:value="201887" calcext:value-type="float">
            <text:p>201887</text:p>
          </table:table-cell>
          <table:table-cell table:style-name="ce22" office:value-type="float" office:value="354674" calcext:value-type="float">
            <text:p>354674</text:p>
          </table:table-cell>
          <table:table-cell table:style-name="ce22" office:value-type="float" office:value="372108" calcext:value-type="float">
            <text:p>372108</text:p>
          </table:table-cell>
          <table:table-cell table:style-name="ce22" office:value-type="float" office:value="374614" calcext:value-type="float">
            <text:p>374614</text:p>
          </table:table-cell>
          <table:table-cell table:style-name="ce22" office:value-type="float" office:value="377936" calcext:value-type="float">
            <text:p>377936</text:p>
          </table:table-cell>
          <table:table-cell table:style-name="ce22" office:value-type="float" office:value="748" calcext:value-type="float">
            <text:p>748</text:p>
          </table:table-cell>
          <table:table-cell table:style-name="ce22" office:value-type="float" office:value="18553" calcext:value-type="float">
            <text:p>18553</text:p>
          </table:table-cell>
          <table:table-cell table:style-name="ce22" office:value-type="float" office:value="188703" calcext:value-type="float">
            <text:p>188703</text:p>
          </table:table-cell>
          <table:table-cell table:style-name="ce22" office:value-type="float" office:value="352696" calcext:value-type="float">
            <text:p>352696</text:p>
          </table:table-cell>
          <table:table-cell table:style-name="ce22" office:value-type="float" office:value="370401" calcext:value-type="float">
            <text:p>370401</text:p>
          </table:table-cell>
          <table:table-cell table:style-name="ce22" office:value-type="float" office:value="372803" calcext:value-type="float">
            <text:p>372803</text:p>
          </table:table-cell>
          <table:table-cell table:style-name="ce22" office:value-type="float" office:value="376688" calcext:value-type="float">
            <text:p>376688</text:p>
          </table:table-cell>
          <table:table-cell table:style-name="ce22" office:value-type="float" office:value="379409" calcext:value-type="float">
            <text:p>379409</text:p>
          </table:table-cell>
          <table:table-cell table:style-name="ce22" office:value-type="float" office:value="794" calcext:value-type="float">
            <text:p>794</text:p>
          </table:table-cell>
          <table:table-cell table:style-name="ce22" office:value-type="float" office:value="18051" calcext:value-type="float">
            <text:p>18051</text:p>
          </table:table-cell>
          <table:table-cell table:style-name="ce22" office:value-type="float" office:value="179172" calcext:value-type="float">
            <text:p>179172</text:p>
          </table:table-cell>
          <table:table-cell table:style-name="ce22" office:value-type="float" office:value="349478" calcext:value-type="float">
            <text:p>349478</text:p>
          </table:table-cell>
          <table:table-cell table:style-name="ce22" office:value-type="float" office:value="368292" calcext:value-type="float">
            <text:p>368292</text:p>
          </table:table-cell>
          <table:table-cell table:style-name="ce22" office:value-type="float" office:value="371416" calcext:value-type="float">
            <text:p>371416</text:p>
          </table:table-cell>
          <table:table-cell table:style-name="ce22" office:value-type="float" office:value="375412" calcext:value-type="float">
            <text:p>375412</text:p>
          </table:table-cell>
          <table:table-cell table:style-name="ce22" office:value-type="float" office:value="378128" calcext:value-type="float">
            <text:p>378128</text:p>
          </table:table-cell>
          <table:table-cell table:style-name="ce22" office:value-type="float" office:value="380793" calcext:value-type="float">
            <text:p>380793</text:p>
          </table:table-cell>
          <table:table-cell table:style-name="ce22" office:value-type="float" office:value="816" calcext:value-type="float">
            <text:p>816</text:p>
          </table:table-cell>
          <table:table-cell table:style-name="ce22" office:value-type="float" office:value="17701" calcext:value-type="float">
            <text:p>17701</text:p>
          </table:table-cell>
          <table:table-cell table:style-name="ce22" office:value-type="float" office:value="172342" calcext:value-type="float">
            <text:p>172342</text:p>
          </table:table-cell>
          <table:table-cell table:style-name="ce22" office:value-type="float" office:value="347081" calcext:value-type="float">
            <text:p>347081</text:p>
          </table:table-cell>
          <table:table-cell table:style-name="ce22" office:value-type="float" office:value="366815" calcext:value-type="float">
            <text:p>366815</text:p>
          </table:table-cell>
          <table:table-cell table:style-name="ce22" office:value-type="float" office:value="369933" calcext:value-type="float">
            <text:p>369933</text:p>
          </table:table-cell>
          <table:table-cell table:style-name="ce22" office:value-type="float" office:value="374034" calcext:value-type="float">
            <text:p>374034</text:p>
          </table:table-cell>
          <table:table-cell table:style-name="ce22" office:value-type="float" office:value="376949" calcext:value-type="float">
            <text:p>376949</text:p>
          </table:table-cell>
          <table:table-cell table:style-name="ce22" office:value-type="float" office:value="379547" calcext:value-type="float">
            <text:p>379547</text:p>
          </table:table-cell>
          <table:table-cell table:number-columns-repeated="973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2" office:value-type="float" office:value="133797422" calcext:value-type="float">
            <text:p>13379742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439" calcext:value-type="float">
            <text:p>43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91" calcext:value-type="float">
            <text:p>29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29" calcext:value-type="float">
            <text:p>429</text:p>
          </table:table-cell>
          <table:table-cell table:style-name="ce22" office:value-type="float" office:value="34092" calcext:value-type="float">
            <text:p>34092</text:p>
          </table:table-cell>
          <table:table-cell table:style-name="ce22" office:value-type="float" office:value="321108" calcext:value-type="float">
            <text:p>321108</text:p>
          </table:table-cell>
          <table:table-cell table:style-name="ce22" office:value-type="float" office:value="32739" calcext:value-type="float">
            <text:p>32739</text:p>
          </table:table-cell>
          <table:table-cell table:style-name="ce22" office:value-type="float" office:value="303140" calcext:value-type="float">
            <text:p>303140</text:p>
          </table:table-cell>
          <table:table-cell table:style-name="ce22" office:value-type="float" office:value="1088" calcext:value-type="float">
            <text:p>1088</text:p>
          </table:table-cell>
          <table:table-cell table:style-name="ce22" office:value-type="float" office:value="27855" calcext:value-type="float">
            <text:p>27855</text:p>
          </table:table-cell>
          <table:table-cell table:style-name="ce22" office:value-type="float" office:value="1117" calcext:value-type="float">
            <text:p>1117</text:p>
          </table:table-cell>
          <table:table-cell table:style-name="ce22" office:value-type="float" office:value="27241" calcext:value-type="float">
            <text:p>27241</text:p>
          </table:table-cell>
          <table:table-cell table:style-name="ce22" office:value-type="float" office:value="275555" calcext:value-type="float">
            <text:p>275555</text:p>
          </table:table-cell>
          <table:table-cell table:style-name="ce22" office:value-type="float" office:value="436442" calcext:value-type="float">
            <text:p>436442</text:p>
          </table:table-cell>
          <table:table-cell table:style-name="ce22" office:value-type="float" office:value="437047" calcext:value-type="float">
            <text:p>437047</text:p>
          </table:table-cell>
          <table:table-cell table:style-name="ce22" office:value-type="float" office:value="436376" calcext:value-type="float">
            <text:p>436376</text:p>
          </table:table-cell>
          <table:table-cell table:style-name="ce22" office:value-type="float" office:value="439910" calcext:value-type="float">
            <text:p>439910</text:p>
          </table:table-cell>
          <table:table-cell table:style-name="ce22" office:value-type="float" office:value="697" calcext:value-type="float">
            <text:p>697</text:p>
          </table:table-cell>
          <table:table-cell table:style-name="ce22" office:value-type="float" office:value="27007" calcext:value-type="float">
            <text:p>27007</text:p>
          </table:table-cell>
          <table:table-cell table:style-name="ce22" office:value-type="float" office:value="255862" calcext:value-type="float">
            <text:p>255862</text:p>
          </table:table-cell>
          <table:table-cell table:style-name="ce22" office:value-type="float" office:value="431433" calcext:value-type="float">
            <text:p>431433</text:p>
          </table:table-cell>
          <table:table-cell table:style-name="ce22" office:value-type="float" office:value="434988" calcext:value-type="float">
            <text:p>434988</text:p>
          </table:table-cell>
          <table:table-cell table:style-name="ce22" office:value-type="float" office:value="434829" calcext:value-type="float">
            <text:p>434829</text:p>
          </table:table-cell>
          <table:table-cell table:style-name="ce22" office:value-type="float" office:value="437914" calcext:value-type="float">
            <text:p>437914</text:p>
          </table:table-cell>
          <table:table-cell table:style-name="ce22" office:value-type="float" office:value="437477" calcext:value-type="float">
            <text:p>437477</text:p>
          </table:table-cell>
          <table:table-cell table:style-name="ce22" office:value-type="float" office:value="760" calcext:value-type="float">
            <text:p>760</text:p>
          </table:table-cell>
          <table:table-cell table:style-name="ce22" office:value-type="float" office:value="25836" calcext:value-type="float">
            <text:p>25836</text:p>
          </table:table-cell>
          <table:table-cell table:style-name="ce22" office:value-type="float" office:value="240486" calcext:value-type="float">
            <text:p>240486</text:p>
          </table:table-cell>
          <table:table-cell table:style-name="ce22" office:value-type="float" office:value="428544" calcext:value-type="float">
            <text:p>428544</text:p>
          </table:table-cell>
          <table:table-cell table:style-name="ce22" office:value-type="float" office:value="432367" calcext:value-type="float">
            <text:p>432367</text:p>
          </table:table-cell>
          <table:table-cell table:style-name="ce22" office:value-type="float" office:value="432991" calcext:value-type="float">
            <text:p>432991</text:p>
          </table:table-cell>
          <table:table-cell table:style-name="ce22" office:value-type="float" office:value="434724" calcext:value-type="float">
            <text:p>434724</text:p>
          </table:table-cell>
          <table:table-cell table:style-name="ce22" office:value-type="float" office:value="435969" calcext:value-type="float">
            <text:p>435969</text:p>
          </table:table-cell>
          <table:table-cell table:style-name="ce22" office:value-type="float" office:value="436330" calcext:value-type="float">
            <text:p>436330</text:p>
          </table:table-cell>
          <table:table-cell table:style-name="ce22" office:value-type="float" office:value="748" calcext:value-type="float">
            <text:p>748</text:p>
          </table:table-cell>
          <table:table-cell table:style-name="ce22" office:value-type="float" office:value="24819" calcext:value-type="float">
            <text:p>24819</text:p>
          </table:table-cell>
          <table:table-cell table:style-name="ce22" office:value-type="float" office:value="229883" calcext:value-type="float">
            <text:p>229883</text:p>
          </table:table-cell>
          <table:table-cell table:style-name="ce22" office:value-type="float" office:value="420867" calcext:value-type="float">
            <text:p>420867</text:p>
          </table:table-cell>
          <table:table-cell table:style-name="ce22" office:value-type="float" office:value="430348" calcext:value-type="float">
            <text:p>430348</text:p>
          </table:table-cell>
          <table:table-cell table:style-name="ce22" office:value-type="float" office:value="432452" calcext:value-type="float">
            <text:p>432452</text:p>
          </table:table-cell>
          <table:table-cell table:style-name="ce22" office:value-type="float" office:value="432977" calcext:value-type="float">
            <text:p>432977</text:p>
          </table:table-cell>
          <table:table-cell table:style-name="ce22" office:value-type="float" office:value="433096" calcext:value-type="float">
            <text:p>433096</text:p>
          </table:table-cell>
          <table:table-cell table:style-name="ce22" office:value-type="float" office:value="434335" calcext:value-type="float">
            <text:p>434335</text:p>
          </table:table-cell>
          <table:table-cell table:number-columns-repeated="973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135086622" calcext:value-type="float">
            <text:p>13508662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75" calcext:value-type="float">
            <text:p>37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33" calcext:value-type="float">
            <text:p>33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30557" calcext:value-type="float">
            <text:p>30557</text:p>
          </table:table-cell>
          <table:table-cell table:style-name="ce22" office:value-type="float" office:value="302898" calcext:value-type="float">
            <text:p>302898</text:p>
          </table:table-cell>
          <table:table-cell table:style-name="ce22" office:value-type="float" office:value="26989" calcext:value-type="float">
            <text:p>26989</text:p>
          </table:table-cell>
          <table:table-cell table:style-name="ce22" office:value-type="float" office:value="288358" calcext:value-type="float">
            <text:p>288358</text:p>
          </table:table-cell>
          <table:table-cell table:style-name="ce22" office:value-type="float" office:value="771" calcext:value-type="float">
            <text:p>771</text:p>
          </table:table-cell>
          <table:table-cell table:style-name="ce22" office:value-type="float" office:value="26216" calcext:value-type="float">
            <text:p>26216</text:p>
          </table:table-cell>
          <table:table-cell table:style-name="ce22" office:value-type="float" office:value="903" calcext:value-type="float">
            <text:p>903</text:p>
          </table:table-cell>
          <table:table-cell table:style-name="ce22" office:value-type="float" office:value="24093" calcext:value-type="float">
            <text:p>24093</text:p>
          </table:table-cell>
          <table:table-cell table:style-name="ce22" office:value-type="float" office:value="266595" calcext:value-type="float">
            <text:p>266595</text:p>
          </table:table-cell>
          <table:table-cell table:style-name="ce22" office:value-type="float" office:value="432961" calcext:value-type="float">
            <text:p>432961</text:p>
          </table:table-cell>
          <table:table-cell table:style-name="ce22" office:value-type="float" office:value="425091" calcext:value-type="float">
            <text:p>425091</text:p>
          </table:table-cell>
          <table:table-cell table:style-name="ce22" office:value-type="float" office:value="422811" calcext:value-type="float">
            <text:p>422811</text:p>
          </table:table-cell>
          <table:table-cell table:style-name="ce22" office:value-type="float" office:value="421926" calcext:value-type="float">
            <text:p>421926</text:p>
          </table:table-cell>
          <table:table-cell table:style-name="ce22" office:value-type="float" office:value="973" calcext:value-type="float">
            <text:p>973</text:p>
          </table:table-cell>
          <table:table-cell table:style-name="ce22" office:value-type="float" office:value="23853" calcext:value-type="float">
            <text:p>23853</text:p>
          </table:table-cell>
          <table:table-cell table:style-name="ce22" office:value-type="float" office:value="248964" calcext:value-type="float">
            <text:p>248964</text:p>
          </table:table-cell>
          <table:table-cell table:style-name="ce22" office:value-type="float" office:value="429678" calcext:value-type="float">
            <text:p>429678</text:p>
          </table:table-cell>
          <table:table-cell table:style-name="ce22" office:value-type="float" office:value="423209" calcext:value-type="float">
            <text:p>423209</text:p>
          </table:table-cell>
          <table:table-cell table:style-name="ce22" office:value-type="float" office:value="421443" calcext:value-type="float">
            <text:p>421443</text:p>
          </table:table-cell>
          <table:table-cell table:style-name="ce22" office:value-type="float" office:value="420955" calcext:value-type="float">
            <text:p>420955</text:p>
          </table:table-cell>
          <table:table-cell table:style-name="ce22" office:value-type="float" office:value="422462" calcext:value-type="float">
            <text:p>422462</text:p>
          </table:table-cell>
          <table:table-cell table:style-name="ce22" office:value-type="float" office:value="944" calcext:value-type="float">
            <text:p>944</text:p>
          </table:table-cell>
          <table:table-cell table:style-name="ce22" office:value-type="float" office:value="24655" calcext:value-type="float">
            <text:p>24655</text:p>
          </table:table-cell>
          <table:table-cell table:style-name="ce22" office:value-type="float" office:value="236340" calcext:value-type="float">
            <text:p>236340</text:p>
          </table:table-cell>
          <table:table-cell table:style-name="ce22" office:value-type="float" office:value="426135" calcext:value-type="float">
            <text:p>426135</text:p>
          </table:table-cell>
          <table:table-cell table:style-name="ce22" office:value-type="float" office:value="421579" calcext:value-type="float">
            <text:p>421579</text:p>
          </table:table-cell>
          <table:table-cell table:style-name="ce22" office:value-type="float" office:value="420108" calcext:value-type="float">
            <text:p>420108</text:p>
          </table:table-cell>
          <table:table-cell table:style-name="ce22" office:value-type="float" office:value="419822" calcext:value-type="float">
            <text:p>419822</text:p>
          </table:table-cell>
          <table:table-cell table:style-name="ce22" office:value-type="float" office:value="421521" calcext:value-type="float">
            <text:p>421521</text:p>
          </table:table-cell>
          <table:table-cell table:style-name="ce22" office:value-type="float" office:value="422788" calcext:value-type="float">
            <text:p>422788</text:p>
          </table:table-cell>
          <table:table-cell table:style-name="ce22" office:value-type="float" office:value="906" calcext:value-type="float">
            <text:p>906</text:p>
          </table:table-cell>
          <table:table-cell table:style-name="ce22" office:value-type="float" office:value="24674" calcext:value-type="float">
            <text:p>24674</text:p>
          </table:table-cell>
          <table:table-cell table:style-name="ce22" office:value-type="float" office:value="224079" calcext:value-type="float">
            <text:p>224079</text:p>
          </table:table-cell>
          <table:table-cell table:style-name="ce22" office:value-type="float" office:value="424290" calcext:value-type="float">
            <text:p>424290</text:p>
          </table:table-cell>
          <table:table-cell table:style-name="ce22" office:value-type="float" office:value="419788" calcext:value-type="float">
            <text:p>419788</text:p>
          </table:table-cell>
          <table:table-cell table:style-name="ce22" office:value-type="float" office:value="418902" calcext:value-type="float">
            <text:p>418902</text:p>
          </table:table-cell>
          <table:table-cell table:style-name="ce22" office:value-type="float" office:value="418814" calcext:value-type="float">
            <text:p>418814</text:p>
          </table:table-cell>
          <table:table-cell table:style-name="ce22" office:value-type="float" office:value="420597" calcext:value-type="float">
            <text:p>420597</text:p>
          </table:table-cell>
          <table:table-cell table:style-name="ce22" office:value-type="float" office:value="421926" calcext:value-type="float">
            <text:p>421926</text:p>
          </table:table-cell>
          <table:table-cell table:number-columns-repeated="973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2" office:value-type="float" office:value="133275309" calcext:value-type="float">
            <text:p>133275309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402" calcext:value-type="float">
            <text:p>40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92" calcext:value-type="float">
            <text:p>29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84" calcext:value-type="float">
            <text:p>384</text:p>
          </table:table-cell>
          <table:table-cell table:style-name="ce22" office:value-type="float" office:value="27868" calcext:value-type="float">
            <text:p>27868</text:p>
          </table:table-cell>
          <table:table-cell table:style-name="ce22" office:value-type="float" office:value="283587" calcext:value-type="float">
            <text:p>283587</text:p>
          </table:table-cell>
          <table:table-cell table:style-name="ce22" office:value-type="float" office:value="23241" calcext:value-type="float">
            <text:p>23241</text:p>
          </table:table-cell>
          <table:table-cell table:style-name="ce22" office:value-type="float" office:value="270765" calcext:value-type="float">
            <text:p>270765</text:p>
          </table:table-cell>
          <table:table-cell table:style-name="ce22" office:value-type="float" office:value="765" calcext:value-type="float">
            <text:p>765</text:p>
          </table:table-cell>
          <table:table-cell table:style-name="ce22" office:value-type="float" office:value="22033" calcext:value-type="float">
            <text:p>22033</text:p>
          </table:table-cell>
          <table:table-cell table:style-name="ce22" office:value-type="float" office:value="818" calcext:value-type="float">
            <text:p>818</text:p>
          </table:table-cell>
          <table:table-cell table:style-name="ce22" office:value-type="float" office:value="21576" calcext:value-type="float">
            <text:p>21576</text:p>
          </table:table-cell>
          <table:table-cell table:style-name="ce22" office:value-type="float" office:value="249101" calcext:value-type="float">
            <text:p>249101</text:p>
          </table:table-cell>
          <table:table-cell table:style-name="ce22" office:value-type="float" office:value="418346" calcext:value-type="float">
            <text:p>418346</text:p>
          </table:table-cell>
          <table:table-cell table:style-name="ce22" office:value-type="float" office:value="420417" calcext:value-type="float">
            <text:p>420417</text:p>
          </table:table-cell>
          <table:table-cell table:style-name="ce22" office:value-type="float" office:value="419166" calcext:value-type="float">
            <text:p>419166</text:p>
          </table:table-cell>
          <table:table-cell table:style-name="ce22" office:value-type="float" office:value="420387" calcext:value-type="float">
            <text:p>420387</text:p>
          </table:table-cell>
          <table:table-cell table:style-name="ce22" office:value-type="float" office:value="782" calcext:value-type="float">
            <text:p>782</text:p>
          </table:table-cell>
          <table:table-cell table:style-name="ce22" office:value-type="float" office:value="21252" calcext:value-type="float">
            <text:p>21252</text:p>
          </table:table-cell>
          <table:table-cell table:style-name="ce22" office:value-type="float" office:value="229491" calcext:value-type="float">
            <text:p>229491</text:p>
          </table:table-cell>
          <table:table-cell table:style-name="ce22" office:value-type="float" office:value="416622" calcext:value-type="float">
            <text:p>416622</text:p>
          </table:table-cell>
          <table:table-cell table:style-name="ce22" office:value-type="float" office:value="418125" calcext:value-type="float">
            <text:p>418125</text:p>
          </table:table-cell>
          <table:table-cell table:style-name="ce22" office:value-type="float" office:value="417705" calcext:value-type="float">
            <text:p>417705</text:p>
          </table:table-cell>
          <table:table-cell table:style-name="ce22" office:value-type="float" office:value="419308" calcext:value-type="float">
            <text:p>419308</text:p>
          </table:table-cell>
          <table:table-cell table:style-name="ce22" office:value-type="float" office:value="421002" calcext:value-type="float">
            <text:p>421002</text:p>
          </table:table-cell>
          <table:table-cell table:style-name="ce22" office:value-type="float" office:value="730" calcext:value-type="float">
            <text:p>730</text:p>
          </table:table-cell>
          <table:table-cell table:style-name="ce22" office:value-type="float" office:value="20450" calcext:value-type="float">
            <text:p>20450</text:p>
          </table:table-cell>
          <table:table-cell table:style-name="ce22" office:value-type="float" office:value="218099" calcext:value-type="float">
            <text:p>218099</text:p>
          </table:table-cell>
          <table:table-cell table:style-name="ce22" office:value-type="float" office:value="413797" calcext:value-type="float">
            <text:p>413797</text:p>
          </table:table-cell>
          <table:table-cell table:style-name="ce22" office:value-type="float" office:value="415895" calcext:value-type="float">
            <text:p>415895</text:p>
          </table:table-cell>
          <table:table-cell table:style-name="ce22" office:value-type="float" office:value="416203" calcext:value-type="float">
            <text:p>416203</text:p>
          </table:table-cell>
          <table:table-cell table:style-name="ce22" office:value-type="float" office:value="418270" calcext:value-type="float">
            <text:p>418270</text:p>
          </table:table-cell>
          <table:table-cell table:style-name="ce22" office:value-type="float" office:value="420044" calcext:value-type="float">
            <text:p>420044</text:p>
          </table:table-cell>
          <table:table-cell table:style-name="ce22" office:value-type="float" office:value="421290" calcext:value-type="float">
            <text:p>421290</text:p>
          </table:table-cell>
          <table:table-cell table:style-name="ce22" office:value-type="float" office:value="814" calcext:value-type="float">
            <text:p>814</text:p>
          </table:table-cell>
          <table:table-cell table:style-name="ce22" office:value-type="float" office:value="19792" calcext:value-type="float">
            <text:p>19792</text:p>
          </table:table-cell>
          <table:table-cell table:style-name="ce22" office:value-type="float" office:value="204758" calcext:value-type="float">
            <text:p>204758</text:p>
          </table:table-cell>
          <table:table-cell table:style-name="ce22" office:value-type="float" office:value="410215" calcext:value-type="float">
            <text:p>410215</text:p>
          </table:table-cell>
          <table:table-cell table:style-name="ce22" office:value-type="float" office:value="414620" calcext:value-type="float">
            <text:p>414620</text:p>
          </table:table-cell>
          <table:table-cell table:style-name="ce22" office:value-type="float" office:value="414788" calcext:value-type="float">
            <text:p>414788</text:p>
          </table:table-cell>
          <table:table-cell table:style-name="ce22" office:value-type="float" office:value="416991" calcext:value-type="float">
            <text:p>416991</text:p>
          </table:table-cell>
          <table:table-cell table:style-name="ce22" office:value-type="float" office:value="418988" calcext:value-type="float">
            <text:p>418988</text:p>
          </table:table-cell>
          <table:table-cell table:style-name="ce22" office:value-type="float" office:value="420381" calcext:value-type="float">
            <text:p>420381</text:p>
          </table:table-cell>
          <table:table-cell table:number-columns-repeated="973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114364328" calcext:value-type="float">
            <text:p>11436432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16575" calcext:value-type="float">
            <text:p>16575</text:p>
          </table:table-cell>
          <table:table-cell table:style-name="ce22" office:value-type="float" office:value="207401" calcext:value-type="float">
            <text:p>207401</text:p>
          </table:table-cell>
          <table:table-cell table:style-name="ce22" office:value-type="float" office:value="16581" calcext:value-type="float">
            <text:p>16581</text:p>
          </table:table-cell>
          <table:table-cell table:style-name="ce22" office:value-type="float" office:value="196880" calcext:value-type="float">
            <text:p>196880</text:p>
          </table:table-cell>
          <table:table-cell table:style-name="ce22" office:value-type="float" office:value="439" calcext:value-type="float">
            <text:p>439</text:p>
          </table:table-cell>
          <table:table-cell table:style-name="ce22" office:value-type="float" office:value="13920" calcext:value-type="float">
            <text:p>13920</text:p>
          </table:table-cell>
          <table:table-cell table:style-name="ce22" office:value-type="float" office:value="372" calcext:value-type="float">
            <text:p>372</text:p>
          </table:table-cell>
          <table:table-cell table:style-name="ce22" office:value-type="float" office:value="13284" calcext:value-type="float">
            <text:p>13284</text:p>
          </table:table-cell>
          <table:table-cell table:style-name="ce22" office:value-type="float" office:value="179227" calcext:value-type="float">
            <text:p>179227</text:p>
          </table:table-cell>
          <table:table-cell table:style-name="ce22" office:value-type="float" office:value="311950" calcext:value-type="float">
            <text:p>311950</text:p>
          </table:table-cell>
          <table:table-cell table:style-name="ce22" office:value-type="float" office:value="307824" calcext:value-type="float">
            <text:p>307824</text:p>
          </table:table-cell>
          <table:table-cell table:style-name="ce22" office:value-type="float" office:value="305419" calcext:value-type="float">
            <text:p>305419</text:p>
          </table:table-cell>
          <table:table-cell table:style-name="ce22" office:value-type="float" office:value="305612" calcext:value-type="float">
            <text:p>305612</text:p>
          </table:table-cell>
          <table:table-cell table:style-name="ce22" office:value-type="float" office:value="459" calcext:value-type="float">
            <text:p>459</text:p>
          </table:table-cell>
          <table:table-cell table:style-name="ce22" office:value-type="float" office:value="12877" calcext:value-type="float">
            <text:p>12877</text:p>
          </table:table-cell>
          <table:table-cell table:style-name="ce22" office:value-type="float" office:value="166346" calcext:value-type="float">
            <text:p>166346</text:p>
          </table:table-cell>
          <table:table-cell table:style-name="ce22" office:value-type="float" office:value="311254" calcext:value-type="float">
            <text:p>311254</text:p>
          </table:table-cell>
          <table:table-cell table:style-name="ce22" office:value-type="float" office:value="306787" calcext:value-type="float">
            <text:p>306787</text:p>
          </table:table-cell>
          <table:table-cell table:style-name="ce22" office:value-type="float" office:value="304603" calcext:value-type="float">
            <text:p>304603</text:p>
          </table:table-cell>
          <table:table-cell table:style-name="ce22" office:value-type="float" office:value="304918" calcext:value-type="float">
            <text:p>304918</text:p>
          </table:table-cell>
          <table:table-cell table:style-name="ce22" office:value-type="float" office:value="305846" calcext:value-type="float">
            <text:p>305846</text:p>
          </table:table-cell>
          <table:table-cell table:style-name="ce22" office:value-type="float" office:value="434" calcext:value-type="float">
            <text:p>434</text:p>
          </table:table-cell>
          <table:table-cell table:style-name="ce22" office:value-type="float" office:value="12578" calcext:value-type="float">
            <text:p>12578</text:p>
          </table:table-cell>
          <table:table-cell table:style-name="ce22" office:value-type="float" office:value="154276" calcext:value-type="float">
            <text:p>154276</text:p>
          </table:table-cell>
          <table:table-cell table:style-name="ce22" office:value-type="float" office:value="309246" calcext:value-type="float">
            <text:p>309246</text:p>
          </table:table-cell>
          <table:table-cell table:style-name="ce22" office:value-type="float" office:value="305934" calcext:value-type="float">
            <text:p>305934</text:p>
          </table:table-cell>
          <table:table-cell table:style-name="ce22" office:value-type="float" office:value="303768" calcext:value-type="float">
            <text:p>303768</text:p>
          </table:table-cell>
          <table:table-cell table:style-name="ce22" office:value-type="float" office:value="304346" calcext:value-type="float">
            <text:p>304346</text:p>
          </table:table-cell>
          <table:table-cell table:style-name="ce22" office:value-type="float" office:value="305247" calcext:value-type="float">
            <text:p>305247</text:p>
          </table:table-cell>
          <table:table-cell table:style-name="ce22" office:value-type="float" office:value="305936" calcext:value-type="float">
            <text:p>305936</text:p>
          </table:table-cell>
          <table:table-cell table:style-name="ce22" office:value-type="float" office:value="462" calcext:value-type="float">
            <text:p>462</text:p>
          </table:table-cell>
          <table:table-cell table:style-name="ce22" office:value-type="float" office:value="12405" calcext:value-type="float">
            <text:p>12405</text:p>
          </table:table-cell>
          <table:table-cell table:style-name="ce22" office:value-type="float" office:value="144700" calcext:value-type="float">
            <text:p>144700</text:p>
          </table:table-cell>
          <table:table-cell table:style-name="ce22" office:value-type="float" office:value="306743" calcext:value-type="float">
            <text:p>306743</text:p>
          </table:table-cell>
          <table:table-cell table:style-name="ce22" office:value-type="float" office:value="305046" calcext:value-type="float">
            <text:p>305046</text:p>
          </table:table-cell>
          <table:table-cell table:style-name="ce22" office:value-type="float" office:value="303002" calcext:value-type="float">
            <text:p>303002</text:p>
          </table:table-cell>
          <table:table-cell table:style-name="ce22" office:value-type="float" office:value="303732" calcext:value-type="float">
            <text:p>303732</text:p>
          </table:table-cell>
          <table:table-cell table:style-name="ce22" office:value-type="float" office:value="304720" calcext:value-type="float">
            <text:p>304720</text:p>
          </table:table-cell>
          <table:table-cell table:style-name="ce22" office:value-type="float" office:value="305436" calcext:value-type="float">
            <text:p>305436</text:p>
          </table:table-cell>
          <table:table-cell table:number-columns-repeated="973"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107043718" calcext:value-type="float">
            <text:p>107043718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office:value-type="float" office:value="19878" calcext:value-type="float">
            <text:p>19878</text:p>
          </table:table-cell>
          <table:table-cell table:style-name="ce22" office:value-type="float" office:value="189473" calcext:value-type="float">
            <text:p>189473</text:p>
          </table:table-cell>
          <table:table-cell table:style-name="ce22" office:value-type="float" office:value="20026" calcext:value-type="float">
            <text:p>20026</text:p>
          </table:table-cell>
          <table:table-cell table:style-name="ce22" office:value-type="float" office:value="182490" calcext:value-type="float">
            <text:p>182490</text:p>
          </table:table-cell>
          <table:table-cell table:style-name="ce22" office:value-type="float" office:value="501" calcext:value-type="float">
            <text:p>501</text:p>
          </table:table-cell>
          <table:table-cell table:style-name="ce22" office:value-type="float" office:value="18107" calcext:value-type="float">
            <text:p>18107</text:p>
          </table:table-cell>
          <table:table-cell table:style-name="ce22" office:value-type="float" office:value="518" calcext:value-type="float">
            <text:p>518</text:p>
          </table:table-cell>
          <table:table-cell table:style-name="ce22" office:value-type="float" office:value="17502" calcext:value-type="float">
            <text:p>17502</text:p>
          </table:table-cell>
          <table:table-cell table:style-name="ce22" office:value-type="float" office:value="167768" calcext:value-type="float">
            <text:p>167768</text:p>
          </table:table-cell>
          <table:table-cell table:style-name="ce22" office:value-type="float" office:value="292088" calcext:value-type="float">
            <text:p>292088</text:p>
          </table:table-cell>
          <table:table-cell table:style-name="ce22" office:value-type="float" office:value="290982" calcext:value-type="float">
            <text:p>290982</text:p>
          </table:table-cell>
          <table:table-cell table:style-name="ce22" office:value-type="float" office:value="292500" calcext:value-type="float">
            <text:p>292500</text:p>
          </table:table-cell>
          <table:table-cell table:style-name="ce22" office:value-type="float" office:value="292836" calcext:value-type="float">
            <text:p>292836</text:p>
          </table:table-cell>
          <table:table-cell table:style-name="ce22" office:value-type="float" office:value="523" calcext:value-type="float">
            <text:p>523</text:p>
          </table:table-cell>
          <table:table-cell table:style-name="ce22" office:value-type="float" office:value="16131" calcext:value-type="float">
            <text:p>16131</text:p>
          </table:table-cell>
          <table:table-cell table:style-name="ce22" office:value-type="float" office:value="160768" calcext:value-type="float">
            <text:p>160768</text:p>
          </table:table-cell>
          <table:table-cell table:style-name="ce22" office:value-type="float" office:value="289114" calcext:value-type="float">
            <text:p>289114</text:p>
          </table:table-cell>
          <table:table-cell table:style-name="ce22" office:value-type="float" office:value="289060" calcext:value-type="float">
            <text:p>289060</text:p>
          </table:table-cell>
          <table:table-cell table:style-name="ce22" office:value-type="float" office:value="290784" calcext:value-type="float">
            <text:p>290784</text:p>
          </table:table-cell>
          <table:table-cell table:style-name="ce22" office:value-type="float" office:value="291044" calcext:value-type="float">
            <text:p>291044</text:p>
          </table:table-cell>
          <table:table-cell table:style-name="ce22" office:value-type="float" office:value="292068" calcext:value-type="float">
            <text:p>292068</text:p>
          </table:table-cell>
          <table:table-cell table:style-name="ce22" office:value-type="float" office:value="574" calcext:value-type="float">
            <text:p>574</text:p>
          </table:table-cell>
          <table:table-cell table:style-name="ce22" office:value-type="float" office:value="16155" calcext:value-type="float">
            <text:p>16155</text:p>
          </table:table-cell>
          <table:table-cell table:style-name="ce22" office:value-type="float" office:value="150684" calcext:value-type="float">
            <text:p>150684</text:p>
          </table:table-cell>
          <table:table-cell table:style-name="ce22" office:value-type="float" office:value="285281" calcext:value-type="float">
            <text:p>285281</text:p>
          </table:table-cell>
          <table:table-cell table:style-name="ce22" office:value-type="float" office:value="287444" calcext:value-type="float">
            <text:p>287444</text:p>
          </table:table-cell>
          <table:table-cell table:style-name="ce22" office:value-type="float" office:value="289545" calcext:value-type="float">
            <text:p>289545</text:p>
          </table:table-cell>
          <table:table-cell table:style-name="ce22" office:value-type="float" office:value="289881" calcext:value-type="float">
            <text:p>289881</text:p>
          </table:table-cell>
          <table:table-cell table:style-name="ce22" office:value-type="float" office:value="291031" calcext:value-type="float">
            <text:p>291031</text:p>
          </table:table-cell>
          <table:table-cell table:style-name="ce22" office:value-type="float" office:value="292320" calcext:value-type="float">
            <text:p>292320</text:p>
          </table:table-cell>
          <table:table-cell table:style-name="ce22" office:value-type="float" office:value="575" calcext:value-type="float">
            <text:p>575</text:p>
          </table:table-cell>
          <table:table-cell table:style-name="ce22" office:value-type="float" office:value="16499" calcext:value-type="float">
            <text:p>16499</text:p>
          </table:table-cell>
          <table:table-cell table:style-name="ce22" office:value-type="float" office:value="143416" calcext:value-type="float">
            <text:p>143416</text:p>
          </table:table-cell>
          <table:table-cell table:style-name="ce22" office:value-type="float" office:value="281796" calcext:value-type="float">
            <text:p>281796</text:p>
          </table:table-cell>
          <table:table-cell table:style-name="ce22" office:value-type="float" office:value="286268" calcext:value-type="float">
            <text:p>286268</text:p>
          </table:table-cell>
          <table:table-cell table:style-name="ce22" office:value-type="float" office:value="287924" calcext:value-type="float">
            <text:p>287924</text:p>
          </table:table-cell>
          <table:table-cell table:style-name="ce22" office:value-type="float" office:value="288183" calcext:value-type="float">
            <text:p>288183</text:p>
          </table:table-cell>
          <table:table-cell table:style-name="ce22" office:value-type="float" office:value="289642" calcext:value-type="float">
            <text:p>289642</text:p>
          </table:table-cell>
          <table:table-cell table:style-name="ce22" office:value-type="float" office:value="290939" calcext:value-type="float">
            <text:p>290939</text:p>
          </table:table-cell>
          <table:table-cell table:number-columns-repeated="973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2" office:value-type="float" office:value="101991189" calcext:value-type="float">
            <text:p>10199118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26" calcext:value-type="float">
            <text:p>2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17678" calcext:value-type="float">
            <text:p>17678</text:p>
          </table:table-cell>
          <table:table-cell table:style-name="ce22" office:value-type="float" office:value="181508" calcext:value-type="float">
            <text:p>181508</text:p>
          </table:table-cell>
          <table:table-cell table:style-name="ce22" office:value-type="float" office:value="17655" calcext:value-type="float">
            <text:p>17655</text:p>
          </table:table-cell>
          <table:table-cell table:style-name="ce22" office:value-type="float" office:value="178494" calcext:value-type="float">
            <text:p>178494</text:p>
          </table:table-cell>
          <table:table-cell table:style-name="ce22" office:value-type="float" office:value="457" calcext:value-type="float">
            <text:p>457</text:p>
          </table:table-cell>
          <table:table-cell table:style-name="ce22" office:value-type="float" office:value="15362" calcext:value-type="float">
            <text:p>15362</text:p>
          </table:table-cell>
          <table:table-cell table:style-name="ce22" office:value-type="float" office:value="499" calcext:value-type="float">
            <text:p>499</text:p>
          </table:table-cell>
          <table:table-cell table:style-name="ce22" office:value-type="float" office:value="16529" calcext:value-type="float">
            <text:p>16529</text:p>
          </table:table-cell>
          <table:table-cell table:style-name="ce22" office:value-type="float" office:value="165852" calcext:value-type="float">
            <text:p>165852</text:p>
          </table:table-cell>
          <table:table-cell table:style-name="ce22" office:value-type="float" office:value="266484" calcext:value-type="float">
            <text:p>266484</text:p>
          </table:table-cell>
          <table:table-cell table:style-name="ce22" office:value-type="float" office:value="264205" calcext:value-type="float">
            <text:p>264205</text:p>
          </table:table-cell>
          <table:table-cell table:style-name="ce22" office:value-type="float" office:value="262684" calcext:value-type="float">
            <text:p>262684</text:p>
          </table:table-cell>
          <table:table-cell table:style-name="ce22" office:value-type="float" office:value="263973" calcext:value-type="float">
            <text:p>263973</text:p>
          </table:table-cell>
          <table:table-cell table:style-name="ce22" office:value-type="float" office:value="478" calcext:value-type="float">
            <text:p>478</text:p>
          </table:table-cell>
          <table:table-cell table:style-name="ce22" office:value-type="float" office:value="14288" calcext:value-type="float">
            <text:p>14288</text:p>
          </table:table-cell>
          <table:table-cell table:style-name="ce22" office:value-type="float" office:value="156458" calcext:value-type="float">
            <text:p>156458</text:p>
          </table:table-cell>
          <table:table-cell table:style-name="ce22" office:value-type="float" office:value="260915" calcext:value-type="float">
            <text:p>260915</text:p>
          </table:table-cell>
          <table:table-cell table:style-name="ce22" office:value-type="float" office:value="263126" calcext:value-type="float">
            <text:p>263126</text:p>
          </table:table-cell>
          <table:table-cell table:style-name="ce22" office:value-type="float" office:value="261864" calcext:value-type="float">
            <text:p>261864</text:p>
          </table:table-cell>
          <table:table-cell table:style-name="ce22" office:value-type="float" office:value="263208" calcext:value-type="float">
            <text:p>263208</text:p>
          </table:table-cell>
          <table:table-cell table:style-name="ce22" office:value-type="float" office:value="264452" calcext:value-type="float">
            <text:p>264452</text:p>
          </table:table-cell>
          <table:table-cell table:style-name="ce22" office:value-type="float" office:value="511" calcext:value-type="float">
            <text:p>511</text:p>
          </table:table-cell>
          <table:table-cell table:style-name="ce22" office:value-type="float" office:value="13965" calcext:value-type="float">
            <text:p>13965</text:p>
          </table:table-cell>
          <table:table-cell table:style-name="ce22" office:value-type="float" office:value="147144" calcext:value-type="float">
            <text:p>147144</text:p>
          </table:table-cell>
          <table:table-cell table:style-name="ce22" office:value-type="float" office:value="257718" calcext:value-type="float">
            <text:p>257718</text:p>
          </table:table-cell>
          <table:table-cell table:style-name="ce22" office:value-type="float" office:value="261631" calcext:value-type="float">
            <text:p>261631</text:p>
          </table:table-cell>
          <table:table-cell table:style-name="ce22" office:value-type="float" office:value="260839" calcext:value-type="float">
            <text:p>260839</text:p>
          </table:table-cell>
          <table:table-cell table:style-name="ce22" office:value-type="float" office:value="262440" calcext:value-type="float">
            <text:p>262440</text:p>
          </table:table-cell>
          <table:table-cell table:style-name="ce22" office:value-type="float" office:value="263808" calcext:value-type="float">
            <text:p>263808</text:p>
          </table:table-cell>
          <table:table-cell table:style-name="ce22" office:value-type="float" office:value="264683" calcext:value-type="float">
            <text:p>264683</text:p>
          </table:table-cell>
          <table:table-cell table:style-name="ce22" office:value-type="float" office:value="561" calcext:value-type="float">
            <text:p>561</text:p>
          </table:table-cell>
          <table:table-cell table:style-name="ce22" office:value-type="float" office:value="13749" calcext:value-type="float">
            <text:p>13749</text:p>
          </table:table-cell>
          <table:table-cell table:style-name="ce22" office:value-type="float" office:value="140637" calcext:value-type="float">
            <text:p>140637</text:p>
          </table:table-cell>
          <table:table-cell table:style-name="ce22" office:value-type="float" office:value="254150" calcext:value-type="float">
            <text:p>254150</text:p>
          </table:table-cell>
          <table:table-cell table:style-name="ce22" office:value-type="float" office:value="260431" calcext:value-type="float">
            <text:p>260431</text:p>
          </table:table-cell>
          <table:table-cell table:style-name="ce22" office:value-type="float" office:value="260045" calcext:value-type="float">
            <text:p>260045</text:p>
          </table:table-cell>
          <table:table-cell table:style-name="ce22" office:value-type="float" office:value="261658" calcext:value-type="float">
            <text:p>261658</text:p>
          </table:table-cell>
          <table:table-cell table:style-name="ce22" office:value-type="float" office:value="263266" calcext:value-type="float">
            <text:p>263266</text:p>
          </table:table-cell>
          <table:table-cell table:style-name="ce22" office:value-type="float" office:value="264047" calcext:value-type="float">
            <text:p>264047</text:p>
          </table:table-cell>
          <table:table-cell table:number-columns-repeated="973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2" office:value-type="float" office:value="90338345" calcext:value-type="float">
            <text:p>90338345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44" calcext:value-type="float">
            <text:p>34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498" calcext:value-type="float">
            <text:p>498</text:p>
          </table:table-cell>
          <table:table-cell table:style-name="ce22" office:value-type="float" office:value="23749" calcext:value-type="float">
            <text:p>23749</text:p>
          </table:table-cell>
          <table:table-cell table:style-name="ce22" office:value-type="float" office:value="193133" calcext:value-type="float">
            <text:p>193133</text:p>
          </table:table-cell>
          <table:table-cell table:style-name="ce22" office:value-type="float" office:value="22783" calcext:value-type="float">
            <text:p>22783</text:p>
          </table:table-cell>
          <table:table-cell table:style-name="ce22" office:value-type="float" office:value="184450" calcext:value-type="float">
            <text:p>184450</text:p>
          </table:table-cell>
          <table:table-cell table:style-name="ce22" office:value-type="float" office:value="834" calcext:value-type="float">
            <text:p>834</text:p>
          </table:table-cell>
          <table:table-cell table:style-name="ce22" office:value-type="float" office:value="20782" calcext:value-type="float">
            <text:p>20782</text:p>
          </table:table-cell>
          <table:table-cell table:style-name="ce22" office:value-type="float" office:value="804" calcext:value-type="float">
            <text:p>804</text:p>
          </table:table-cell>
          <table:table-cell table:style-name="ce22" office:value-type="float" office:value="19469" calcext:value-type="float">
            <text:p>19469</text:p>
          </table:table-cell>
          <table:table-cell table:style-name="ce22" office:value-type="float" office:value="173683" calcext:value-type="float">
            <text:p>173683</text:p>
          </table:table-cell>
          <table:table-cell table:style-name="ce22" office:value-type="float" office:value="263656" calcext:value-type="float">
            <text:p>263656</text:p>
          </table:table-cell>
          <table:table-cell table:style-name="ce22" office:value-type="float" office:value="272616" calcext:value-type="float">
            <text:p>272616</text:p>
          </table:table-cell>
          <table:table-cell table:style-name="ce22" office:value-type="float" office:value="270026" calcext:value-type="float">
            <text:p>270026</text:p>
          </table:table-cell>
          <table:table-cell table:style-name="ce22" office:value-type="float" office:value="271772" calcext:value-type="float">
            <text:p>271772</text:p>
          </table:table-cell>
          <table:table-cell table:style-name="ce22" office:value-type="float" office:value="773" calcext:value-type="float">
            <text:p>773</text:p>
          </table:table-cell>
          <table:table-cell table:style-name="ce22" office:value-type="float" office:value="18975" calcext:value-type="float">
            <text:p>18975</text:p>
          </table:table-cell>
          <table:table-cell table:style-name="ce22" office:value-type="float" office:value="164925" calcext:value-type="float">
            <text:p>164925</text:p>
          </table:table-cell>
          <table:table-cell table:style-name="ce22" office:value-type="float" office:value="261636" calcext:value-type="float">
            <text:p>261636</text:p>
          </table:table-cell>
          <table:table-cell table:style-name="ce22" office:value-type="float" office:value="271175" calcext:value-type="float">
            <text:p>271175</text:p>
          </table:table-cell>
          <table:table-cell table:style-name="ce22" office:value-type="float" office:value="268480" calcext:value-type="float">
            <text:p>268480</text:p>
          </table:table-cell>
          <table:table-cell table:style-name="ce22" office:value-type="float" office:value="270716" calcext:value-type="float">
            <text:p>270716</text:p>
          </table:table-cell>
          <table:table-cell table:style-name="ce22" office:value-type="float" office:value="272716" calcext:value-type="float">
            <text:p>272716</text:p>
          </table:table-cell>
          <table:table-cell table:style-name="ce22" office:value-type="float" office:value="679" calcext:value-type="float">
            <text:p>679</text:p>
          </table:table-cell>
          <table:table-cell table:style-name="ce22" office:value-type="float" office:value="18748" calcext:value-type="float">
            <text:p>18748</text:p>
          </table:table-cell>
          <table:table-cell table:style-name="ce22" office:value-type="float" office:value="156398" calcext:value-type="float">
            <text:p>156398</text:p>
          </table:table-cell>
          <table:table-cell table:style-name="ce22" office:value-type="float" office:value="257411" calcext:value-type="float">
            <text:p>257411</text:p>
          </table:table-cell>
          <table:table-cell table:style-name="ce22" office:value-type="float" office:value="269614" calcext:value-type="float">
            <text:p>269614</text:p>
          </table:table-cell>
          <table:table-cell table:style-name="ce22" office:value-type="float" office:value="267530" calcext:value-type="float">
            <text:p>267530</text:p>
          </table:table-cell>
          <table:table-cell table:style-name="ce22" office:value-type="float" office:value="269699" calcext:value-type="float">
            <text:p>269699</text:p>
          </table:table-cell>
          <table:table-cell table:style-name="ce22" office:value-type="float" office:value="272519" calcext:value-type="float">
            <text:p>272519</text:p>
          </table:table-cell>
          <table:table-cell table:style-name="ce22" office:value-type="float" office:value="273374" calcext:value-type="float">
            <text:p>273374</text:p>
          </table:table-cell>
          <table:table-cell table:style-name="ce22" office:value-type="float" office:value="824" calcext:value-type="float">
            <text:p>824</text:p>
          </table:table-cell>
          <table:table-cell table:style-name="ce22" office:value-type="float" office:value="20042" calcext:value-type="float">
            <text:p>20042</text:p>
          </table:table-cell>
          <table:table-cell table:style-name="ce22" office:value-type="float" office:value="150405" calcext:value-type="float">
            <text:p>150405</text:p>
          </table:table-cell>
          <table:table-cell table:style-name="ce22" office:value-type="float" office:value="255671" calcext:value-type="float">
            <text:p>255671</text:p>
          </table:table-cell>
          <table:table-cell table:style-name="ce22" office:value-type="float" office:value="268373" calcext:value-type="float">
            <text:p>268373</text:p>
          </table:table-cell>
          <table:table-cell table:style-name="ce22" office:value-type="float" office:value="266667" calcext:value-type="float">
            <text:p>266667</text:p>
          </table:table-cell>
          <table:table-cell table:style-name="ce22" office:value-type="float" office:value="268772" calcext:value-type="float">
            <text:p>268772</text:p>
          </table:table-cell>
          <table:table-cell table:style-name="ce22" office:value-type="float" office:value="270423" calcext:value-type="float">
            <text:p>270423</text:p>
          </table:table-cell>
          <table:table-cell table:style-name="ce22" office:value-type="float" office:value="273018" calcext:value-type="float">
            <text:p>273018</text:p>
          </table:table-cell>
          <table:table-cell table:number-columns-repeated="973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2" office:value-type="float" office:value="83257441" calcext:value-type="float">
            <text:p>8325744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81" calcext:value-type="float">
            <text:p>38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67" calcext:value-type="float">
            <text:p>36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87" calcext:value-type="float">
            <text:p>487</text:p>
          </table:table-cell>
          <table:table-cell table:style-name="ce22" office:value-type="float" office:value="27517" calcext:value-type="float">
            <text:p>27517</text:p>
          </table:table-cell>
          <table:table-cell table:style-name="ce22" office:value-type="float" office:value="183246" calcext:value-type="float">
            <text:p>183246</text:p>
          </table:table-cell>
          <table:table-cell table:style-name="ce22" office:value-type="float" office:value="24574" calcext:value-type="float">
            <text:p>24574</text:p>
          </table:table-cell>
          <table:table-cell table:style-name="ce22" office:value-type="float" office:value="175941" calcext:value-type="float">
            <text:p>175941</text:p>
          </table:table-cell>
          <table:table-cell table:style-name="ce22" office:value-type="float" office:value="759" calcext:value-type="float">
            <text:p>759</text:p>
          </table:table-cell>
          <table:table-cell table:style-name="ce22" office:value-type="float" office:value="24489" calcext:value-type="float">
            <text:p>24489</text:p>
          </table:table-cell>
          <table:table-cell table:style-name="ce22" office:value-type="float" office:value="1008" calcext:value-type="float">
            <text:p>1008</text:p>
          </table:table-cell>
          <table:table-cell table:style-name="ce22" office:value-type="float" office:value="23353" calcext:value-type="float">
            <text:p>23353</text:p>
          </table:table-cell>
          <table:table-cell table:style-name="ce22" office:value-type="float" office:value="164406" calcext:value-type="float">
            <text:p>164406</text:p>
          </table:table-cell>
          <table:table-cell table:style-name="ce22" office:value-type="float" office:value="258654" calcext:value-type="float">
            <text:p>258654</text:p>
          </table:table-cell>
          <table:table-cell table:style-name="ce22" office:value-type="float" office:value="266620" calcext:value-type="float">
            <text:p>266620</text:p>
          </table:table-cell>
          <table:table-cell table:style-name="ce22" office:value-type="float" office:value="273586" calcext:value-type="float">
            <text:p>273586</text:p>
          </table:table-cell>
          <table:table-cell table:style-name="ce22" office:value-type="float" office:value="274623" calcext:value-type="float">
            <text:p>274623</text:p>
          </table:table-cell>
          <table:table-cell table:style-name="ce22" office:value-type="float" office:value="877" calcext:value-type="float">
            <text:p>877</text:p>
          </table:table-cell>
          <table:table-cell table:style-name="ce22" office:value-type="float" office:value="22940" calcext:value-type="float">
            <text:p>22940</text:p>
          </table:table-cell>
          <table:table-cell table:style-name="ce22" office:value-type="float" office:value="157201" calcext:value-type="float">
            <text:p>157201</text:p>
          </table:table-cell>
          <table:table-cell table:style-name="ce22" office:value-type="float" office:value="253511" calcext:value-type="float">
            <text:p>253511</text:p>
          </table:table-cell>
          <table:table-cell table:style-name="ce22" office:value-type="float" office:value="265973" calcext:value-type="float">
            <text:p>265973</text:p>
          </table:table-cell>
          <table:table-cell table:style-name="ce22" office:value-type="float" office:value="271062" calcext:value-type="float">
            <text:p>271062</text:p>
          </table:table-cell>
          <table:table-cell table:style-name="ce22" office:value-type="float" office:value="273416" calcext:value-type="float">
            <text:p>273416</text:p>
          </table:table-cell>
          <table:table-cell table:style-name="ce22" office:value-type="float" office:value="275915" calcext:value-type="float">
            <text:p>275915</text:p>
          </table:table-cell>
          <table:table-cell table:style-name="ce22" office:value-type="float" office:value="859" calcext:value-type="float">
            <text:p>859</text:p>
          </table:table-cell>
          <table:table-cell table:style-name="ce22" office:value-type="float" office:value="21375" calcext:value-type="float">
            <text:p>21375</text:p>
          </table:table-cell>
          <table:table-cell table:style-name="ce22" office:value-type="float" office:value="149863" calcext:value-type="float">
            <text:p>149863</text:p>
          </table:table-cell>
          <table:table-cell table:style-name="ce22" office:value-type="float" office:value="252664" calcext:value-type="float">
            <text:p>252664</text:p>
          </table:table-cell>
          <table:table-cell table:style-name="ce22" office:value-type="float" office:value="261578" calcext:value-type="float">
            <text:p>261578</text:p>
          </table:table-cell>
          <table:table-cell table:style-name="ce22" office:value-type="float" office:value="269151" calcext:value-type="float">
            <text:p>269151</text:p>
          </table:table-cell>
          <table:table-cell table:style-name="ce22" office:value-type="float" office:value="269445" calcext:value-type="float">
            <text:p>269445</text:p>
          </table:table-cell>
          <table:table-cell table:style-name="ce22" office:value-type="float" office:value="274573" calcext:value-type="float">
            <text:p>274573</text:p>
          </table:table-cell>
          <table:table-cell table:style-name="ce22" office:value-type="float" office:value="275524" calcext:value-type="float">
            <text:p>275524</text:p>
          </table:table-cell>
          <table:table-cell table:style-name="ce22" office:value-type="float" office:value="832" calcext:value-type="float">
            <text:p>832</text:p>
          </table:table-cell>
          <table:table-cell table:style-name="ce22" office:value-type="float" office:value="21110" calcext:value-type="float">
            <text:p>21110</text:p>
          </table:table-cell>
          <table:table-cell table:style-name="ce22" office:value-type="float" office:value="143023" calcext:value-type="float">
            <text:p>143023</text:p>
          </table:table-cell>
          <table:table-cell table:style-name="ce22" office:value-type="float" office:value="248611" calcext:value-type="float">
            <text:p>248611</text:p>
          </table:table-cell>
          <table:table-cell table:style-name="ce22" office:value-type="float" office:value="259869" calcext:value-type="float">
            <text:p>259869</text:p>
          </table:table-cell>
          <table:table-cell table:style-name="ce22" office:value-type="float" office:value="264610" calcext:value-type="float">
            <text:p>264610</text:p>
          </table:table-cell>
          <table:table-cell table:style-name="ce22" office:value-type="float" office:value="268303" calcext:value-type="float">
            <text:p>268303</text:p>
          </table:table-cell>
          <table:table-cell table:style-name="ce22" office:value-type="float" office:value="272286" calcext:value-type="float">
            <text:p>272286</text:p>
          </table:table-cell>
          <table:table-cell table:style-name="ce22" office:value-type="float" office:value="274290" calcext:value-type="float">
            <text:p>274290</text:p>
          </table:table-cell>
          <table:table-cell table:number-columns-repeated="973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2" office:value-type="float" office:value="80373285" calcext:value-type="float">
            <text:p>80373285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15190" calcext:value-type="float">
            <text:p>15190</text:p>
          </table:table-cell>
          <table:table-cell table:style-name="ce22" office:value-type="float" office:value="163318" calcext:value-type="float">
            <text:p>163318</text:p>
          </table:table-cell>
          <table:table-cell table:style-name="ce22" office:value-type="float" office:value="13666" calcext:value-type="float">
            <text:p>13666</text:p>
          </table:table-cell>
          <table:table-cell table:style-name="ce22" office:value-type="float" office:value="156366" calcext:value-type="float">
            <text:p>156366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12232" calcext:value-type="float">
            <text:p>12232</text:p>
          </table:table-cell>
          <table:table-cell table:style-name="ce22" office:value-type="float" office:value="423" calcext:value-type="float">
            <text:p>423</text:p>
          </table:table-cell>
          <table:table-cell table:style-name="ce22" office:value-type="float" office:value="13671" calcext:value-type="float">
            <text:p>13671</text:p>
          </table:table-cell>
          <table:table-cell table:style-name="ce22" office:value-type="float" office:value="145955" calcext:value-type="float">
            <text:p>145955</text:p>
          </table:table-cell>
          <table:table-cell table:style-name="ce22" office:value-type="float" office:value="250395" calcext:value-type="float">
            <text:p>250395</text:p>
          </table:table-cell>
          <table:table-cell table:style-name="ce22" office:value-type="float" office:value="251835" calcext:value-type="float">
            <text:p>251835</text:p>
          </table:table-cell>
          <table:table-cell table:style-name="ce22" office:value-type="float" office:value="251733" calcext:value-type="float">
            <text:p>251733</text:p>
          </table:table-cell>
          <table:table-cell table:style-name="ce22" office:value-type="float" office:value="252850" calcext:value-type="float">
            <text:p>252850</text:p>
          </table:table-cell>
          <table:table-cell table:style-name="ce22" office:value-type="float" office:value="402" calcext:value-type="float">
            <text:p>402</text:p>
          </table:table-cell>
          <table:table-cell table:style-name="ce22" office:value-type="float" office:value="13676" calcext:value-type="float">
            <text:p>13676</text:p>
          </table:table-cell>
          <table:table-cell table:style-name="ce22" office:value-type="float" office:value="135082" calcext:value-type="float">
            <text:p>135082</text:p>
          </table:table-cell>
          <table:table-cell table:style-name="ce22" office:value-type="float" office:value="248814" calcext:value-type="float">
            <text:p>248814</text:p>
          </table:table-cell>
          <table:table-cell table:style-name="ce22" office:value-type="float" office:value="250853" calcext:value-type="float">
            <text:p>250853</text:p>
          </table:table-cell>
          <table:table-cell table:style-name="ce22" office:value-type="float" office:value="250756" calcext:value-type="float">
            <text:p>250756</text:p>
          </table:table-cell>
          <table:table-cell table:style-name="ce22" office:value-type="float" office:value="251997" calcext:value-type="float">
            <text:p>251997</text:p>
          </table:table-cell>
          <table:table-cell table:style-name="ce22" office:value-type="float" office:value="253059" calcext:value-type="float">
            <text:p>253059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13614" calcext:value-type="float">
            <text:p>13614</text:p>
          </table:table-cell>
          <table:table-cell table:style-name="ce22" office:value-type="float" office:value="127892" calcext:value-type="float">
            <text:p>127892</text:p>
          </table:table-cell>
          <table:table-cell table:style-name="ce22" office:value-type="float" office:value="249356" calcext:value-type="float">
            <text:p>249356</text:p>
          </table:table-cell>
          <table:table-cell table:style-name="ce22" office:value-type="float" office:value="249492" calcext:value-type="float">
            <text:p>249492</text:p>
          </table:table-cell>
          <table:table-cell table:style-name="ce22" office:value-type="float" office:value="250081" calcext:value-type="float">
            <text:p>250081</text:p>
          </table:table-cell>
          <table:table-cell table:style-name="ce22" office:value-type="float" office:value="251206" calcext:value-type="float">
            <text:p>251206</text:p>
          </table:table-cell>
          <table:table-cell table:style-name="ce22" office:value-type="float" office:value="252509" calcext:value-type="float">
            <text:p>252509</text:p>
          </table:table-cell>
          <table:table-cell table:style-name="ce22" office:value-type="float" office:value="253144" calcext:value-type="float">
            <text:p>253144</text:p>
          </table:table-cell>
          <table:table-cell table:style-name="ce22" office:value-type="float" office:value="365" calcext:value-type="float">
            <text:p>365</text:p>
          </table:table-cell>
          <table:table-cell table:style-name="ce22" office:value-type="float" office:value="13192" calcext:value-type="float">
            <text:p>13192</text:p>
          </table:table-cell>
          <table:table-cell table:style-name="ce22" office:value-type="float" office:value="120523" calcext:value-type="float">
            <text:p>120523</text:p>
          </table:table-cell>
          <table:table-cell table:style-name="ce22" office:value-type="float" office:value="244181" calcext:value-type="float">
            <text:p>244181</text:p>
          </table:table-cell>
          <table:table-cell table:style-name="ce22" office:value-type="float" office:value="248222" calcext:value-type="float">
            <text:p>248222</text:p>
          </table:table-cell>
          <table:table-cell table:style-name="ce22" office:value-type="float" office:value="249022" calcext:value-type="float">
            <text:p>249022</text:p>
          </table:table-cell>
          <table:table-cell table:style-name="ce22" office:value-type="float" office:value="250326" calcext:value-type="float">
            <text:p>250326</text:p>
          </table:table-cell>
          <table:table-cell table:style-name="ce22" office:value-type="float" office:value="251905" calcext:value-type="float">
            <text:p>251905</text:p>
          </table:table-cell>
          <table:table-cell table:style-name="ce22" office:value-type="float" office:value="252717" calcext:value-type="float">
            <text:p>252717</text:p>
          </table:table-cell>
          <table:table-cell table:number-columns-repeated="973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2" office:value-type="float" office:value="58617616" calcext:value-type="float">
            <text:p>586176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45" calcext:value-type="float">
            <text:p>44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427" calcext:value-type="float">
            <text:p>42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22" calcext:value-type="float">
            <text:p>522</text:p>
          </table:table-cell>
          <table:table-cell table:style-name="ce22" office:value-type="float" office:value="20472" calcext:value-type="float">
            <text:p>20472</text:p>
          </table:table-cell>
          <table:table-cell table:style-name="ce22" office:value-type="float" office:value="118908" calcext:value-type="float">
            <text:p>118908</text:p>
          </table:table-cell>
          <table:table-cell table:style-name="ce22" office:value-type="float" office:value="18981" calcext:value-type="float">
            <text:p>18981</text:p>
          </table:table-cell>
          <table:table-cell table:style-name="ce22" office:value-type="float" office:value="116512" calcext:value-type="float">
            <text:p>116512</text:p>
          </table:table-cell>
          <table:table-cell table:style-name="ce22" office:value-type="float" office:value="806" calcext:value-type="float">
            <text:p>806</text:p>
          </table:table-cell>
          <table:table-cell table:style-name="ce22" office:value-type="float" office:value="17963" calcext:value-type="float">
            <text:p>17963</text:p>
          </table:table-cell>
          <table:table-cell table:style-name="ce22" office:value-type="float" office:value="970" calcext:value-type="float">
            <text:p>970</text:p>
          </table:table-cell>
          <table:table-cell table:style-name="ce22" office:value-type="float" office:value="17134" calcext:value-type="float">
            <text:p>17134</text:p>
          </table:table-cell>
          <table:table-cell table:style-name="ce22" office:value-type="float" office:value="108207" calcext:value-type="float">
            <text:p>108207</text:p>
          </table:table-cell>
          <table:table-cell table:style-name="ce22" office:value-type="float" office:value="153338" calcext:value-type="float">
            <text:p>153338</text:p>
          </table:table-cell>
          <table:table-cell table:style-name="ce22" office:value-type="float" office:value="158905" calcext:value-type="float">
            <text:p>158905</text:p>
          </table:table-cell>
          <table:table-cell table:style-name="ce22" office:value-type="float" office:value="161448" calcext:value-type="float">
            <text:p>161448</text:p>
          </table:table-cell>
          <table:table-cell table:style-name="ce22" office:value-type="float" office:value="163487" calcext:value-type="float">
            <text:p>163487</text:p>
          </table:table-cell>
          <table:table-cell table:style-name="ce22" office:value-type="float" office:value="879" calcext:value-type="float">
            <text:p>879</text:p>
          </table:table-cell>
          <table:table-cell table:style-name="ce22" office:value-type="float" office:value="16854" calcext:value-type="float">
            <text:p>16854</text:p>
          </table:table-cell>
          <table:table-cell table:style-name="ce22" office:value-type="float" office:value="103717" calcext:value-type="float">
            <text:p>103717</text:p>
          </table:table-cell>
          <table:table-cell table:style-name="ce22" office:value-type="float" office:value="152584" calcext:value-type="float">
            <text:p>152584</text:p>
          </table:table-cell>
          <table:table-cell table:style-name="ce22" office:value-type="float" office:value="158016" calcext:value-type="float">
            <text:p>158016</text:p>
          </table:table-cell>
          <table:table-cell table:style-name="ce22" office:value-type="float" office:value="160500" calcext:value-type="float">
            <text:p>160500</text:p>
          </table:table-cell>
          <table:table-cell table:style-name="ce22" office:value-type="float" office:value="162777" calcext:value-type="float">
            <text:p>162777</text:p>
          </table:table-cell>
          <table:table-cell table:style-name="ce22" office:value-type="float" office:value="164226" calcext:value-type="float">
            <text:p>164226</text:p>
          </table:table-cell>
          <table:table-cell table:style-name="ce22" office:value-type="float" office:value="916" calcext:value-type="float">
            <text:p>916</text:p>
          </table:table-cell>
          <table:table-cell table:style-name="ce22" office:value-type="float" office:value="16862" calcext:value-type="float">
            <text:p>16862</text:p>
          </table:table-cell>
          <table:table-cell table:style-name="ce22" office:value-type="float" office:value="100265" calcext:value-type="float">
            <text:p>100265</text:p>
          </table:table-cell>
          <table:table-cell table:style-name="ce22" office:value-type="float" office:value="151352" calcext:value-type="float">
            <text:p>151352</text:p>
          </table:table-cell>
          <table:table-cell table:style-name="ce22" office:value-type="float" office:value="157137" calcext:value-type="float">
            <text:p>157137</text:p>
          </table:table-cell>
          <table:table-cell table:style-name="ce22" office:value-type="float" office:value="159751" calcext:value-type="float">
            <text:p>159751</text:p>
          </table:table-cell>
          <table:table-cell table:style-name="ce22" office:value-type="float" office:value="162017" calcext:value-type="float">
            <text:p>162017</text:p>
          </table:table-cell>
          <table:table-cell table:style-name="ce22" office:value-type="float" office:value="163605" calcext:value-type="float">
            <text:p>163605</text:p>
          </table:table-cell>
          <table:table-cell table:style-name="ce22" office:value-type="float" office:value="164668" calcext:value-type="float">
            <text:p>164668</text:p>
          </table:table-cell>
          <table:table-cell table:style-name="ce22" office:value-type="float" office:value="926" calcext:value-type="float">
            <text:p>926</text:p>
          </table:table-cell>
          <table:table-cell table:style-name="ce22" office:value-type="float" office:value="16543" calcext:value-type="float">
            <text:p>16543</text:p>
          </table:table-cell>
          <table:table-cell table:style-name="ce22" office:value-type="float" office:value="96973" calcext:value-type="float">
            <text:p>96973</text:p>
          </table:table-cell>
          <table:table-cell table:style-name="ce22" office:value-type="float" office:value="150045" calcext:value-type="float">
            <text:p>150045</text:p>
          </table:table-cell>
          <table:table-cell table:style-name="ce22" office:value-type="float" office:value="156408" calcext:value-type="float">
            <text:p>156408</text:p>
          </table:table-cell>
          <table:table-cell table:style-name="ce22" office:value-type="float" office:value="159085" calcext:value-type="float">
            <text:p>159085</text:p>
          </table:table-cell>
          <table:table-cell table:style-name="ce22" office:value-type="float" office:value="161402" calcext:value-type="float">
            <text:p>161402</text:p>
          </table:table-cell>
          <table:table-cell table:style-name="ce22" office:value-type="float" office:value="162925" calcext:value-type="float">
            <text:p>162925</text:p>
          </table:table-cell>
          <table:table-cell table:style-name="ce22" office:value-type="float" office:value="164025" calcext:value-type="float">
            <text:p>164025</text:p>
          </table:table-cell>
          <table:table-cell table:number-columns-repeated="973"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64444167" calcext:value-type="float">
            <text:p>64444167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72" calcext:value-type="float">
            <text:p>27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float" office:value="15305" calcext:value-type="float">
            <text:p>15305</text:p>
          </table:table-cell>
          <table:table-cell table:style-name="ce22" office:value-type="float" office:value="134420" calcext:value-type="float">
            <text:p>134420</text:p>
          </table:table-cell>
          <table:table-cell table:style-name="ce22" office:value-type="float" office:value="14343" calcext:value-type="float">
            <text:p>14343</text:p>
          </table:table-cell>
          <table:table-cell table:style-name="ce22" office:value-type="float" office:value="130489" calcext:value-type="float">
            <text:p>130489</text:p>
          </table:table-cell>
          <table:table-cell table:style-name="ce22" office:value-type="float" office:value="414" calcext:value-type="float">
            <text:p>414</text:p>
          </table:table-cell>
          <table:table-cell table:style-name="ce22" office:value-type="float" office:value="14222" calcext:value-type="float">
            <text:p>14222</text:p>
          </table:table-cell>
          <table:table-cell table:style-name="ce22" office:value-type="float" office:value="487" calcext:value-type="float">
            <text:p>487</text:p>
          </table:table-cell>
          <table:table-cell table:style-name="ce22" office:value-type="float" office:value="16332" calcext:value-type="float">
            <text:p>16332</text:p>
          </table:table-cell>
          <table:table-cell table:style-name="ce22" office:value-type="float" office:value="125476" calcext:value-type="float">
            <text:p>125476</text:p>
          </table:table-cell>
          <table:table-cell table:style-name="ce22" office:value-type="float" office:value="195166" calcext:value-type="float">
            <text:p>195166</text:p>
          </table:table-cell>
          <table:table-cell table:style-name="ce22" office:value-type="float" office:value="203291" calcext:value-type="float">
            <text:p>203291</text:p>
          </table:table-cell>
          <table:table-cell table:style-name="ce22" office:value-type="float" office:value="205877" calcext:value-type="float">
            <text:p>205877</text:p>
          </table:table-cell>
          <table:table-cell table:style-name="ce22" office:value-type="float" office:value="207205" calcext:value-type="float">
            <text:p>207205</text:p>
          </table:table-cell>
          <table:table-cell table:style-name="ce22" office:value-type="float" office:value="452" calcext:value-type="float">
            <text:p>452</text:p>
          </table:table-cell>
          <table:table-cell table:style-name="ce22" office:value-type="float" office:value="16738" calcext:value-type="float">
            <text:p>16738</text:p>
          </table:table-cell>
          <table:table-cell table:style-name="ce22" office:value-type="float" office:value="118610" calcext:value-type="float">
            <text:p>118610</text:p>
          </table:table-cell>
          <table:table-cell table:style-name="ce22" office:value-type="float" office:value="193980" calcext:value-type="float">
            <text:p>193980</text:p>
          </table:table-cell>
          <table:table-cell table:style-name="ce22" office:value-type="float" office:value="201834" calcext:value-type="float">
            <text:p>201834</text:p>
          </table:table-cell>
          <table:table-cell table:style-name="ce22" office:value-type="float" office:value="204272" calcext:value-type="float">
            <text:p>204272</text:p>
          </table:table-cell>
          <table:table-cell table:style-name="ce22" office:value-type="float" office:value="206514" calcext:value-type="float">
            <text:p>206514</text:p>
          </table:table-cell>
          <table:table-cell table:style-name="ce22" office:value-type="float" office:value="208406" calcext:value-type="float">
            <text:p>208406</text:p>
          </table:table-cell>
          <table:table-cell table:style-name="ce22" office:value-type="float" office:value="504" calcext:value-type="float">
            <text:p>504</text:p>
          </table:table-cell>
          <table:table-cell table:style-name="ce22" office:value-type="float" office:value="14570" calcext:value-type="float">
            <text:p>14570</text:p>
          </table:table-cell>
          <table:table-cell table:style-name="ce22" office:value-type="float" office:value="114417" calcext:value-type="float">
            <text:p>114417</text:p>
          </table:table-cell>
          <table:table-cell table:style-name="ce22" office:value-type="float" office:value="193151" calcext:value-type="float">
            <text:p>193151</text:p>
          </table:table-cell>
          <table:table-cell table:style-name="ce22" office:value-type="float" office:value="200455" calcext:value-type="float">
            <text:p>200455</text:p>
          </table:table-cell>
          <table:table-cell table:style-name="ce22" office:value-type="float" office:value="203815" calcext:value-type="float">
            <text:p>203815</text:p>
          </table:table-cell>
          <table:table-cell table:style-name="ce22" office:value-type="float" office:value="205543" calcext:value-type="float">
            <text:p>205543</text:p>
          </table:table-cell>
          <table:table-cell table:style-name="ce22" office:value-type="float" office:value="208398" calcext:value-type="float">
            <text:p>208398</text:p>
          </table:table-cell>
          <table:table-cell table:style-name="ce22" office:value-type="float" office:value="210844" calcext:value-type="float">
            <text:p>210844</text:p>
          </table:table-cell>
          <table:table-cell table:style-name="ce22" office:value-type="float" office:value="478" calcext:value-type="float">
            <text:p>478</text:p>
          </table:table-cell>
          <table:table-cell table:style-name="ce22" office:value-type="float" office:value="13903" calcext:value-type="float">
            <text:p>13903</text:p>
          </table:table-cell>
          <table:table-cell table:style-name="ce22" office:value-type="float" office:value="108131" calcext:value-type="float">
            <text:p>108131</text:p>
          </table:table-cell>
          <table:table-cell table:style-name="ce22" office:value-type="float" office:value="191029" calcext:value-type="float">
            <text:p>191029</text:p>
          </table:table-cell>
          <table:table-cell table:style-name="ce22" office:value-type="float" office:value="199539" calcext:value-type="float">
            <text:p>199539</text:p>
          </table:table-cell>
          <table:table-cell table:style-name="ce22" office:value-type="float" office:value="202355" calcext:value-type="float">
            <text:p>202355</text:p>
          </table:table-cell>
          <table:table-cell table:style-name="ce22" office:value-type="float" office:value="204715" calcext:value-type="float">
            <text:p>204715</text:p>
          </table:table-cell>
          <table:table-cell table:style-name="ce22" office:value-type="float" office:value="207239" calcext:value-type="float">
            <text:p>207239</text:p>
          </table:table-cell>
          <table:table-cell table:style-name="ce22" office:value-type="float" office:value="210038" calcext:value-type="float">
            <text:p>210038</text:p>
          </table:table-cell>
          <table:table-cell table:number-columns-repeated="973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2" office:value-type="float" office:value="46709983" calcext:value-type="float">
            <text:p>4670998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7917" calcext:value-type="float">
            <text:p>7917</text:p>
          </table:table-cell>
          <table:table-cell table:style-name="ce22" office:value-type="float" office:value="77417" calcext:value-type="float">
            <text:p>77417</text:p>
          </table:table-cell>
          <table:table-cell table:style-name="ce22" office:value-type="float" office:value="7001" calcext:value-type="float">
            <text:p>7001</text:p>
          </table:table-cell>
          <table:table-cell table:style-name="ce22" office:value-type="float" office:value="73771" calcext:value-type="float">
            <text:p>73771</text:p>
          </table:table-cell>
          <table:table-cell table:style-name="ce22" office:value-type="float" office:value="212" calcext:value-type="float">
            <text:p>212</text:p>
          </table:table-cell>
          <table:table-cell table:style-name="ce22" office:value-type="float" office:value="6962" calcext:value-type="float">
            <text:p>6962</text:p>
          </table:table-cell>
          <table:table-cell table:style-name="ce22" office:value-type="float" office:value="259" calcext:value-type="float">
            <text:p>259</text:p>
          </table:table-cell>
          <table:table-cell table:style-name="ce22" office:value-type="float" office:value="7009" calcext:value-type="float">
            <text:p>7009</text:p>
          </table:table-cell>
          <table:table-cell table:style-name="ce22" office:value-type="float" office:value="67580" calcext:value-type="float">
            <text:p>67580</text:p>
          </table:table-cell>
          <table:table-cell table:style-name="ce22" office:value-type="float" office:value="122879" calcext:value-type="float">
            <text:p>122879</text:p>
          </table:table-cell>
          <table:table-cell table:style-name="ce22" office:value-type="float" office:value="129395" calcext:value-type="float">
            <text:p>129395</text:p>
          </table:table-cell>
          <table:table-cell table:style-name="ce22" office:value-type="float" office:value="133130" calcext:value-type="float">
            <text:p>133130</text:p>
          </table:table-cell>
          <table:table-cell table:style-name="ce22" office:value-type="float" office:value="134321" calcext:value-type="float">
            <text:p>134321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6768" calcext:value-type="float">
            <text:p>6768</text:p>
          </table:table-cell>
          <table:table-cell table:style-name="ce22" office:value-type="float" office:value="62853" calcext:value-type="float">
            <text:p>62853</text:p>
          </table:table-cell>
          <table:table-cell table:style-name="ce22" office:value-type="float" office:value="121146" calcext:value-type="float">
            <text:p>121146</text:p>
          </table:table-cell>
          <table:table-cell table:style-name="ce22" office:value-type="float" office:value="129611" calcext:value-type="float">
            <text:p>129611</text:p>
          </table:table-cell>
          <table:table-cell table:style-name="ce22" office:value-type="float" office:value="132430" calcext:value-type="float">
            <text:p>132430</text:p>
          </table:table-cell>
          <table:table-cell table:style-name="ce22" office:value-type="float" office:value="133712" calcext:value-type="float">
            <text:p>133712</text:p>
          </table:table-cell>
          <table:table-cell table:style-name="ce22" office:value-type="float" office:value="136521" calcext:value-type="float">
            <text:p>136521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6476" calcext:value-type="float">
            <text:p>6476</text:p>
          </table:table-cell>
          <table:table-cell table:style-name="ce22" office:value-type="float" office:value="60053" calcext:value-type="float">
            <text:p>60053</text:p>
          </table:table-cell>
          <table:table-cell table:style-name="ce22" office:value-type="float" office:value="119953" calcext:value-type="float">
            <text:p>119953</text:p>
          </table:table-cell>
          <table:table-cell table:style-name="ce22" office:value-type="float" office:value="127969" calcext:value-type="float">
            <text:p>127969</text:p>
          </table:table-cell>
          <table:table-cell table:style-name="ce22" office:value-type="float" office:value="131526" calcext:value-type="float">
            <text:p>131526</text:p>
          </table:table-cell>
          <table:table-cell table:style-name="ce22" office:value-type="float" office:value="133831" calcext:value-type="float">
            <text:p>133831</text:p>
          </table:table-cell>
          <table:table-cell table:style-name="ce22" office:value-type="float" office:value="135322" calcext:value-type="float">
            <text:p>135322</text:p>
          </table:table-cell>
          <table:table-cell table:style-name="ce22" office:value-type="float" office:value="136938" calcext:value-type="float">
            <text:p>136938</text:p>
          </table:table-cell>
          <table:table-cell table:style-name="ce22" office:value-type="float" office:value="252" calcext:value-type="float">
            <text:p>252</text:p>
          </table:table-cell>
          <table:table-cell table:style-name="ce22" office:value-type="float" office:value="6424" calcext:value-type="float">
            <text:p>6424</text:p>
          </table:table-cell>
          <table:table-cell table:style-name="ce22" office:value-type="float" office:value="57470" calcext:value-type="float">
            <text:p>57470</text:p>
          </table:table-cell>
          <table:table-cell table:style-name="ce22" office:value-type="float" office:value="118215" calcext:value-type="float">
            <text:p>118215</text:p>
          </table:table-cell>
          <table:table-cell table:style-name="ce22" office:value-type="float" office:value="127106" calcext:value-type="float">
            <text:p>127106</text:p>
          </table:table-cell>
          <table:table-cell table:style-name="ce22" office:value-type="float" office:value="129752" calcext:value-type="float">
            <text:p>129752</text:p>
          </table:table-cell>
          <table:table-cell table:style-name="ce22" office:value-type="float" office:value="133014" calcext:value-type="float">
            <text:p>133014</text:p>
          </table:table-cell>
          <table:table-cell table:style-name="ce22" office:value-type="float" office:value="133783" calcext:value-type="float">
            <text:p>133783</text:p>
          </table:table-cell>
          <table:table-cell table:style-name="ce22" office:value-type="float" office:value="135889" calcext:value-type="float">
            <text:p>135889</text:p>
          </table:table-cell>
          <table:table-cell table:number-columns-repeated="973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2" office:value-type="float" office:value="50818468" calcext:value-type="float">
            <text:p>5081846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11034" calcext:value-type="float">
            <text:p>11034</text:p>
          </table:table-cell>
          <table:table-cell table:style-name="ce22" office:value-type="float" office:value="81442" calcext:value-type="float">
            <text:p>81442</text:p>
          </table:table-cell>
          <table:table-cell table:style-name="ce22" office:value-type="float" office:value="10301" calcext:value-type="float">
            <text:p>10301</text:p>
          </table:table-cell>
          <table:table-cell table:style-name="ce22" office:value-type="float" office:value="77541" calcext:value-type="float">
            <text:p>77541</text:p>
          </table:table-cell>
          <table:table-cell table:style-name="ce22" office:value-type="float" office:value="380" calcext:value-type="float">
            <text:p>380</text:p>
          </table:table-cell>
          <table:table-cell table:style-name="ce22" office:value-type="float" office:value="11455" calcext:value-type="float">
            <text:p>11455</text:p>
          </table:table-cell>
          <table:table-cell table:style-name="ce22" office:value-type="float" office:value="385" calcext:value-type="float">
            <text:p>385</text:p>
          </table:table-cell>
          <table:table-cell table:style-name="ce22" office:value-type="float" office:value="11343" calcext:value-type="float">
            <text:p>11343</text:p>
          </table:table-cell>
          <table:table-cell table:style-name="ce22" office:value-type="float" office:value="73888" calcext:value-type="float">
            <text:p>73888</text:p>
          </table:table-cell>
          <table:table-cell table:style-name="ce22" office:value-type="float" office:value="110799" calcext:value-type="float">
            <text:p>110799</text:p>
          </table:table-cell>
          <table:table-cell table:style-name="ce22" office:value-type="float" office:value="118841" calcext:value-type="float">
            <text:p>118841</text:p>
          </table:table-cell>
          <table:table-cell table:style-name="ce22" office:value-type="float" office:value="122181" calcext:value-type="float">
            <text:p>122181</text:p>
          </table:table-cell>
          <table:table-cell table:style-name="ce22" office:value-type="float" office:value="124594" calcext:value-type="float">
            <text:p>124594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float" office:value="11222" calcext:value-type="float">
            <text:p>11222</text:p>
          </table:table-cell>
          <table:table-cell table:style-name="ce22" office:value-type="float" office:value="70349" calcext:value-type="float">
            <text:p>70349</text:p>
          </table:table-cell>
          <table:table-cell table:style-name="ce22" office:value-type="float" office:value="110300" calcext:value-type="float">
            <text:p>110300</text:p>
          </table:table-cell>
          <table:table-cell table:style-name="ce22" office:value-type="float" office:value="118037" calcext:value-type="float">
            <text:p>118037</text:p>
          </table:table-cell>
          <table:table-cell table:style-name="ce22" office:value-type="float" office:value="120978" calcext:value-type="float">
            <text:p>120978</text:p>
          </table:table-cell>
          <table:table-cell table:style-name="ce22" office:value-type="float" office:value="124012" calcext:value-type="float">
            <text:p>124012</text:p>
          </table:table-cell>
          <table:table-cell table:style-name="ce22" office:value-type="float" office:value="124586" calcext:value-type="float">
            <text:p>124586</text:p>
          </table:table-cell>
          <table:table-cell table:style-name="ce22" office:value-type="float" office:value="462" calcext:value-type="float">
            <text:p>462</text:p>
          </table:table-cell>
          <table:table-cell table:style-name="ce22" office:value-type="float" office:value="11563" calcext:value-type="float">
            <text:p>11563</text:p>
          </table:table-cell>
          <table:table-cell table:style-name="ce22" office:value-type="float" office:value="69288" calcext:value-type="float">
            <text:p>69288</text:p>
          </table:table-cell>
          <table:table-cell table:style-name="ce22" office:value-type="float" office:value="109051" calcext:value-type="float">
            <text:p>109051</text:p>
          </table:table-cell>
          <table:table-cell table:style-name="ce22" office:value-type="float" office:value="117747" calcext:value-type="float">
            <text:p>117747</text:p>
          </table:table-cell>
          <table:table-cell table:style-name="ce22" office:value-type="float" office:value="120202" calcext:value-type="float">
            <text:p>120202</text:p>
          </table:table-cell>
          <table:table-cell table:style-name="ce22" office:value-type="float" office:value="122813" calcext:value-type="float">
            <text:p>122813</text:p>
          </table:table-cell>
          <table:table-cell table:style-name="ce22" office:value-type="float" office:value="124042" calcext:value-type="float">
            <text:p>124042</text:p>
          </table:table-cell>
          <table:table-cell table:style-name="ce22" office:value-type="float" office:value="125118" calcext:value-type="float">
            <text:p>125118</text:p>
          </table:table-cell>
          <table:table-cell table:style-name="ce22" office:value-type="float" office:value="520" calcext:value-type="float">
            <text:p>520</text:p>
          </table:table-cell>
          <table:table-cell table:style-name="ce22" office:value-type="float" office:value="13557" calcext:value-type="float">
            <text:p>13557</text:p>
          </table:table-cell>
          <table:table-cell table:style-name="ce22" office:value-type="float" office:value="68614" calcext:value-type="float">
            <text:p>68614</text:p>
          </table:table-cell>
          <table:table-cell table:style-name="ce22" office:value-type="float" office:value="109293" calcext:value-type="float">
            <text:p>109293</text:p>
          </table:table-cell>
          <table:table-cell table:style-name="ce22" office:value-type="float" office:value="116976" calcext:value-type="float">
            <text:p>116976</text:p>
          </table:table-cell>
          <table:table-cell table:style-name="ce22" office:value-type="float" office:value="119113" calcext:value-type="float">
            <text:p>119113</text:p>
          </table:table-cell>
          <table:table-cell table:style-name="ce22" office:value-type="float" office:value="122481" calcext:value-type="float">
            <text:p>122481</text:p>
          </table:table-cell>
          <table:table-cell table:style-name="ce22" office:value-type="float" office:value="122910" calcext:value-type="float">
            <text:p>122910</text:p>
          </table:table-cell>
          <table:table-cell table:style-name="ce22" office:value-type="float" office:value="124106" calcext:value-type="float">
            <text:p>124106</text:p>
          </table:table-cell>
          <table:table-cell table:number-columns-repeated="973"/>
        </table:table-row>
        <table:table-row table:style-name="ro1">
          <table:table-cell table:style-name="ce21" office:value-type="string" calcext:value-type="string">
            <text:p>X</text:p>
          </table:table-cell>
          <table:table-cell table:style-name="ce22" office:value-type="float" office:value="156040895" calcext:value-type="float">
            <text:p>156040895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24" calcext:value-type="float">
            <text:p>3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21309" calcext:value-type="float">
            <text:p>21309</text:p>
          </table:table-cell>
          <table:table-cell table:style-name="ce22" office:value-type="float" office:value="270692" calcext:value-type="float">
            <text:p>270692</text:p>
          </table:table-cell>
          <table:table-cell table:style-name="ce22" office:value-type="float" office:value="20171" calcext:value-type="float">
            <text:p>20171</text:p>
          </table:table-cell>
          <table:table-cell table:style-name="ce22" office:value-type="float" office:value="257885" calcext:value-type="float">
            <text:p>257885</text:p>
          </table:table-cell>
          <table:table-cell table:style-name="ce22" office:value-type="float" office:value="590" calcext:value-type="float">
            <text:p>590</text:p>
          </table:table-cell>
          <table:table-cell table:style-name="ce22" office:value-type="float" office:value="21055" calcext:value-type="float">
            <text:p>21055</text:p>
          </table:table-cell>
          <table:table-cell table:style-name="ce22" office:value-type="float" office:value="661" calcext:value-type="float">
            <text:p>661</text:p>
          </table:table-cell>
          <table:table-cell table:style-name="ce22" office:value-type="float" office:value="21073" calcext:value-type="float">
            <text:p>21073</text:p>
          </table:table-cell>
          <table:table-cell table:style-name="ce22" office:value-type="float" office:value="238847" calcext:value-type="float">
            <text:p>238847</text:p>
          </table:table-cell>
          <table:table-cell table:style-name="ce22" office:value-type="float" office:value="445313" calcext:value-type="float">
            <text:p>445313</text:p>
          </table:table-cell>
          <table:table-cell table:style-name="ce22" office:value-type="float" office:value="465511" calcext:value-type="float">
            <text:p>465511</text:p>
          </table:table-cell>
          <table:table-cell table:style-name="ce22" office:value-type="float" office:value="467379" calcext:value-type="float">
            <text:p>467379</text:p>
          </table:table-cell>
          <table:table-cell table:style-name="ce22" office:value-type="float" office:value="470351" calcext:value-type="float">
            <text:p>470351</text:p>
          </table:table-cell>
          <table:table-cell table:style-name="ce22" office:value-type="float" office:value="590" calcext:value-type="float">
            <text:p>590</text:p>
          </table:table-cell>
          <table:table-cell table:style-name="ce22" office:value-type="float" office:value="18509" calcext:value-type="float">
            <text:p>18509</text:p>
          </table:table-cell>
          <table:table-cell table:style-name="ce22" office:value-type="float" office:value="222558" calcext:value-type="float">
            <text:p>222558</text:p>
          </table:table-cell>
          <table:table-cell table:style-name="ce22" office:value-type="float" office:value="443305" calcext:value-type="float">
            <text:p>443305</text:p>
          </table:table-cell>
          <table:table-cell table:style-name="ce22" office:value-type="float" office:value="463554" calcext:value-type="float">
            <text:p>463554</text:p>
          </table:table-cell>
          <table:table-cell table:style-name="ce22" office:value-type="float" office:value="465908" calcext:value-type="float">
            <text:p>465908</text:p>
          </table:table-cell>
          <table:table-cell table:style-name="ce22" office:value-type="float" office:value="469079" calcext:value-type="float">
            <text:p>469079</text:p>
          </table:table-cell>
          <table:table-cell table:style-name="ce22" office:value-type="float" office:value="471834" calcext:value-type="float">
            <text:p>471834</text:p>
          </table:table-cell>
          <table:table-cell table:style-name="ce22" office:value-type="float" office:value="549" calcext:value-type="float">
            <text:p>549</text:p>
          </table:table-cell>
          <table:table-cell table:style-name="ce22" office:value-type="float" office:value="18467" calcext:value-type="float">
            <text:p>18467</text:p>
          </table:table-cell>
          <table:table-cell table:style-name="ce22" office:value-type="float" office:value="210398" calcext:value-type="float">
            <text:p>210398</text:p>
          </table:table-cell>
          <table:table-cell table:style-name="ce22" office:value-type="float" office:value="438483" calcext:value-type="float">
            <text:p>438483</text:p>
          </table:table-cell>
          <table:table-cell table:style-name="ce22" office:value-type="float" office:value="461682" calcext:value-type="float">
            <text:p>461682</text:p>
          </table:table-cell>
          <table:table-cell table:style-name="ce22" office:value-type="float" office:value="464312" calcext:value-type="float">
            <text:p>464312</text:p>
          </table:table-cell>
          <table:table-cell table:style-name="ce22" office:value-type="float" office:value="467801" calcext:value-type="float">
            <text:p>467801</text:p>
          </table:table-cell>
          <table:table-cell table:style-name="ce22" office:value-type="float" office:value="470744" calcext:value-type="float">
            <text:p>470744</text:p>
          </table:table-cell>
          <table:table-cell table:style-name="ce22" office:value-type="float" office:value="473027" calcext:value-type="float">
            <text:p>473027</text:p>
          </table:table-cell>
          <table:table-cell table:style-name="ce22" office:value-type="float" office:value="602" calcext:value-type="float">
            <text:p>602</text:p>
          </table:table-cell>
          <table:table-cell table:style-name="ce22" office:value-type="float" office:value="19465" calcext:value-type="float">
            <text:p>19465</text:p>
          </table:table-cell>
          <table:table-cell table:style-name="ce22" office:value-type="float" office:value="200526" calcext:value-type="float">
            <text:p>200526</text:p>
          </table:table-cell>
          <table:table-cell table:style-name="ce22" office:value-type="float" office:value="433717" calcext:value-type="float">
            <text:p>433717</text:p>
          </table:table-cell>
          <table:table-cell table:style-name="ce22" office:value-type="float" office:value="459919" calcext:value-type="float">
            <text:p>459919</text:p>
          </table:table-cell>
          <table:table-cell table:style-name="ce22" office:value-type="float" office:value="462601" calcext:value-type="float">
            <text:p>462601</text:p>
          </table:table-cell>
          <table:table-cell table:style-name="ce22" office:value-type="float" office:value="466339" calcext:value-type="float">
            <text:p>466339</text:p>
          </table:table-cell>
          <table:table-cell table:style-name="ce22" office:value-type="float" office:value="469373" calcext:value-type="float">
            <text:p>469373</text:p>
          </table:table-cell>
          <table:table-cell table:style-name="ce22" office:value-type="float" office:value="471762" calcext:value-type="float">
            <text:p>471762</text:p>
          </table:table-cell>
          <table:table-cell table:number-columns-repeated="973"/>
        </table:table-row>
        <table:table-row table:style-name="ro1">
          <table:table-cell table:style-name="ce21" office:value-type="string" calcext:value-type="string">
            <text:p>Y</text:p>
          </table:table-cell>
          <table:table-cell table:style-name="ce22" office:value-type="float" office:value="57227415" calcext:value-type="float">
            <text:p>57227415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87" calcext:value-type="float">
            <text:p>587</text:p>
          </table:table-cell>
          <table:table-cell table:style-name="ce22" office:value-type="float" office:value="4052" calcext:value-type="float">
            <text:p>4052</text:p>
          </table:table-cell>
          <table:table-cell table:style-name="ce22" office:value-type="float" office:value="627" calcext:value-type="float">
            <text:p>627</text:p>
          </table:table-cell>
          <table:table-cell table:style-name="ce22" office:value-type="float" office:value="3484" calcext:value-type="float">
            <text:p>348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31" calcext:value-type="float">
            <text:p>531</text:p>
          </table:table-cell>
          <table:table-cell table:style-name="ce22" office:value-type="float" office:value="3613" calcext:value-type="float">
            <text:p>3613</text:p>
          </table:table-cell>
          <table:table-cell table:style-name="ce22" office:value-type="float" office:value="8771" calcext:value-type="float">
            <text:p>8771</text:p>
          </table:table-cell>
          <table:table-cell table:style-name="ce22" office:value-type="float" office:value="15903" calcext:value-type="float">
            <text:p>15903</text:p>
          </table:table-cell>
          <table:table-cell table:style-name="ce22" office:value-type="float" office:value="17660" calcext:value-type="float">
            <text:p>17660</text:p>
          </table:table-cell>
          <table:table-cell table:style-name="ce22" office:value-type="float" office:value="18363" calcext:value-type="float">
            <text:p>1836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32" calcext:value-type="float">
            <text:p>532</text:p>
          </table:table-cell>
          <table:table-cell table:style-name="ce22" office:value-type="float" office:value="4667" calcext:value-type="float">
            <text:p>4667</text:p>
          </table:table-cell>
          <table:table-cell table:style-name="ce22" office:value-type="float" office:value="8540" calcext:value-type="float">
            <text:p>8540</text:p>
          </table:table-cell>
          <table:table-cell table:style-name="ce22" office:value-type="float" office:value="15037" calcext:value-type="float">
            <text:p>15037</text:p>
          </table:table-cell>
          <table:table-cell table:style-name="ce22" office:value-type="float" office:value="16058" calcext:value-type="float">
            <text:p>16058</text:p>
          </table:table-cell>
          <table:table-cell table:style-name="ce22" office:value-type="float" office:value="17312" calcext:value-type="float">
            <text:p>17312</text:p>
          </table:table-cell>
          <table:table-cell table:style-name="ce22" office:value-type="float" office:value="16130" calcext:value-type="float">
            <text:p>1613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471" calcext:value-type="float">
            <text:p>471</text:p>
          </table:table-cell>
          <table:table-cell table:style-name="ce22" office:value-type="float" office:value="3841" calcext:value-type="float">
            <text:p>3841</text:p>
          </table:table-cell>
          <table:table-cell table:style-name="ce22" office:value-type="float" office:value="7985" calcext:value-type="float">
            <text:p>7985</text:p>
          </table:table-cell>
          <table:table-cell table:style-name="ce22" office:value-type="float" office:value="15654" calcext:value-type="float">
            <text:p>15654</text:p>
          </table:table-cell>
          <table:table-cell table:style-name="ce22" office:value-type="float" office:value="14971" calcext:value-type="float">
            <text:p>14971</text:p>
          </table:table-cell>
          <table:table-cell table:style-name="ce22" office:value-type="float" office:value="17729" calcext:value-type="float">
            <text:p>17729</text:p>
          </table:table-cell>
          <table:table-cell table:style-name="ce22" office:value-type="float" office:value="15173" calcext:value-type="float">
            <text:p>15173</text:p>
          </table:table-cell>
          <table:table-cell table:style-name="ce22" office:value-type="float" office:value="15435" calcext:value-type="float">
            <text:p>1543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62" calcext:value-type="float">
            <text:p>562</text:p>
          </table:table-cell>
          <table:table-cell table:style-name="ce22" office:value-type="float" office:value="3246" calcext:value-type="float">
            <text:p>3246</text:p>
          </table:table-cell>
          <table:table-cell table:style-name="ce22" office:value-type="float" office:value="7965" calcext:value-type="float">
            <text:p>7965</text:p>
          </table:table-cell>
          <table:table-cell table:style-name="ce22" office:value-type="float" office:value="15772" calcext:value-type="float">
            <text:p>15772</text:p>
          </table:table-cell>
          <table:table-cell table:style-name="ce22" office:value-type="float" office:value="13771" calcext:value-type="float">
            <text:p>13771</text:p>
          </table:table-cell>
          <table:table-cell table:style-name="ce22" office:value-type="float" office:value="17090" calcext:value-type="float">
            <text:p>17090</text:p>
          </table:table-cell>
          <table:table-cell table:style-name="ce22" office:value-type="float" office:value="15037" calcext:value-type="float">
            <text:p>15037</text:p>
          </table:table-cell>
          <table:table-cell table:style-name="ce22" office:value-type="float" office:value="14588" calcext:value-type="float">
            <text:p>14588</text:p>
          </table:table-cell>
          <table:table-cell table:number-columns-repeated="973"/>
        </table:table-row>
        <table:table-row table:style-name="ro1">
          <table:table-cell table:style-name="ce22" office:value-type="string" calcext:value-type="string">
            <text:p>unassigned</text:p>
          </table:table-cell>
          <table:table-cell table:style-name="ce24" office:value-type="string" calcext:value-type="string">
            <text:p>N/A</text:p>
          </table:table-cell>
          <table:table-cell table:style-name="ce22" office:value-type="float" office:value="10000000" calcext:value-type="float">
            <text:p>10000000</text:p>
          </table:table-cell>
          <table:table-cell table:style-name="ce22" office:value-type="float" office:value="9999977" calcext:value-type="float">
            <text:p>9999977</text:p>
          </table:table-cell>
          <table:table-cell table:style-name="ce22" office:value-type="float" office:value="9999971" calcext:value-type="float">
            <text:p>9999971</text:p>
          </table:table-cell>
          <table:table-cell table:style-name="ce22" office:value-type="float" office:value="9991658" calcext:value-type="float">
            <text:p>9991658</text:p>
          </table:table-cell>
          <table:table-cell table:style-name="ce22" office:value-type="float" office:value="9999967" calcext:value-type="float">
            <text:p>9999967</text:p>
          </table:table-cell>
          <table:table-cell table:style-name="ce22" office:value-type="float" office:value="9999770" calcext:value-type="float">
            <text:p>9999770</text:p>
          </table:table-cell>
          <table:table-cell table:style-name="ce22" office:value-type="float" office:value="9992984" calcext:value-type="float">
            <text:p>9992984</text:p>
          </table:table-cell>
          <table:table-cell table:style-name="ce22" office:value-type="float" office:value="9999982" calcext:value-type="float">
            <text:p>9999982</text:p>
          </table:table-cell>
          <table:table-cell table:style-name="ce22" office:value-type="float" office:value="9999825" calcext:value-type="float">
            <text:p>9999825</text:p>
          </table:table-cell>
          <table:table-cell table:style-name="ce22" office:value-type="float" office:value="9990972" calcext:value-type="float">
            <text:p>9990972</text:p>
          </table:table-cell>
          <table:table-cell table:style-name="ce22" office:value-type="float" office:value="9384204" calcext:value-type="float">
            <text:p>9384204</text:p>
          </table:table-cell>
          <table:table-cell table:style-name="ce22" office:value-type="float" office:value="3926393" calcext:value-type="float">
            <text:p>3926393</text:p>
          </table:table-cell>
          <table:table-cell table:style-name="ce22" office:value-type="float" office:value="9452068" calcext:value-type="float">
            <text:p>9452068</text:p>
          </table:table-cell>
          <table:table-cell table:style-name="ce22" office:value-type="float" office:value="4216081" calcext:value-type="float">
            <text:p>4216081</text:p>
          </table:table-cell>
          <table:table-cell table:style-name="ce22" office:value-type="float" office:value="9983672" calcext:value-type="float">
            <text:p>9983672</text:p>
          </table:table-cell>
          <table:table-cell table:style-name="ce22" office:value-type="float" office:value="9477533" calcext:value-type="float">
            <text:p>9477533</text:p>
          </table:table-cell>
          <table:table-cell table:style-name="ce22" office:value-type="float" office:value="9982262" calcext:value-type="float">
            <text:p>9982262</text:p>
          </table:table-cell>
          <table:table-cell table:style-name="ce22" office:value-type="float" office:value="9497032" calcext:value-type="float">
            <text:p>9497032</text:p>
          </table:table-cell>
          <table:table-cell table:style-name="ce22" office:value-type="float" office:value="4642074" calcext:value-type="float">
            <text:p>4642074</text:p>
          </table:table-cell>
          <table:table-cell table:style-name="ce22" office:value-type="float" office:value="900579" calcext:value-type="float">
            <text:p>900579</text:p>
          </table:table-cell>
          <table:table-cell table:style-name="ce22" office:value-type="float" office:value="758335" calcext:value-type="float">
            <text:p>758335</text:p>
          </table:table-cell>
          <table:table-cell table:style-name="ce22" office:value-type="float" office:value="743229" calcext:value-type="float">
            <text:p>743229</text:p>
          </table:table-cell>
          <table:table-cell table:style-name="ce22" office:value-type="float" office:value="695210" calcext:value-type="float">
            <text:p>695210</text:p>
          </table:table-cell>
          <table:table-cell table:style-name="ce22" office:value-type="float" office:value="9983259" calcext:value-type="float">
            <text:p>9983259</text:p>
          </table:table-cell>
          <table:table-cell table:style-name="ce22" office:value-type="float" office:value="9511131" calcext:value-type="float">
            <text:p>9511131</text:p>
          </table:table-cell>
          <table:table-cell table:style-name="ce22" office:value-type="float" office:value="4998727" calcext:value-type="float">
            <text:p>4998727</text:p>
          </table:table-cell>
          <table:table-cell table:style-name="ce22" office:value-type="float" office:value="964419" calcext:value-type="float">
            <text:p>964419</text:p>
          </table:table-cell>
          <table:table-cell table:style-name="ce22" office:value-type="float" office:value="799414" calcext:value-type="float">
            <text:p>799414</text:p>
          </table:table-cell>
          <table:table-cell table:style-name="ce22" office:value-type="float" office:value="781071" calcext:value-type="float">
            <text:p>781071</text:p>
          </table:table-cell>
          <table:table-cell table:style-name="ce22" office:value-type="float" office:value="725967" calcext:value-type="float">
            <text:p>725967</text:p>
          </table:table-cell>
          <table:table-cell table:style-name="ce22" office:value-type="float" office:value="679012" calcext:value-type="float">
            <text:p>679012</text:p>
          </table:table-cell>
          <table:table-cell table:style-name="ce22" office:value-type="float" office:value="9983135" calcext:value-type="float">
            <text:p>9983135</text:p>
          </table:table-cell>
          <table:table-cell table:style-name="ce22" office:value-type="float" office:value="9517806" calcext:value-type="float">
            <text:p>9517806</text:p>
          </table:table-cell>
          <table:table-cell table:style-name="ce22" office:value-type="float" office:value="5266039" calcext:value-type="float">
            <text:p>5266039</text:p>
          </table:table-cell>
          <table:table-cell table:style-name="ce22" office:value-type="float" office:value="1038190" calcext:value-type="float">
            <text:p>1038190</text:p>
          </table:table-cell>
          <table:table-cell table:style-name="ce22" office:value-type="float" office:value="845211" calcext:value-type="float">
            <text:p>845211</text:p>
          </table:table-cell>
          <table:table-cell table:style-name="ce22" office:value-type="float" office:value="814320" calcext:value-type="float">
            <text:p>814320</text:p>
          </table:table-cell>
          <table:table-cell table:style-name="ce22" office:value-type="float" office:value="759780" calcext:value-type="float">
            <text:p>759780</text:p>
          </table:table-cell>
          <table:table-cell table:style-name="ce22" office:value-type="float" office:value="705732" calcext:value-type="float">
            <text:p>705732</text:p>
          </table:table-cell>
          <table:table-cell table:style-name="ce22" office:value-type="float" office:value="669478" calcext:value-type="float">
            <text:p>669478</text:p>
          </table:table-cell>
          <table:table-cell table:style-name="ce22" office:value-type="float" office:value="9982358" calcext:value-type="float">
            <text:p>9982358</text:p>
          </table:table-cell>
          <table:table-cell table:style-name="ce22" office:value-type="float" office:value="9520606" calcext:value-type="float">
            <text:p>9520606</text:p>
          </table:table-cell>
          <table:table-cell table:style-name="ce22" office:value-type="float" office:value="5489482" calcext:value-type="float">
            <text:p>5489482</text:p>
          </table:table-cell>
          <table:table-cell table:style-name="ce22" office:value-type="float" office:value="1127192" calcext:value-type="float">
            <text:p>1127192</text:p>
          </table:table-cell>
          <table:table-cell table:style-name="ce22" office:value-type="float" office:value="883363" calcext:value-type="float">
            <text:p>883363</text:p>
          </table:table-cell>
          <table:table-cell table:style-name="ce22" office:value-type="float" office:value="852059" calcext:value-type="float">
            <text:p>852059</text:p>
          </table:table-cell>
          <table:table-cell table:style-name="ce22" office:value-type="float" office:value="788987" calcext:value-type="float">
            <text:p>788987</text:p>
          </table:table-cell>
          <table:table-cell table:style-name="ce22" office:value-type="float" office:value="738532" calcext:value-type="float">
            <text:p>738532</text:p>
          </table:table-cell>
          <table:table-cell table:style-name="ce22" office:value-type="float" office:value="696284" calcext:value-type="float">
            <text:p>696284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4" table:number-columns-repeated="30"/>
          <table:table-cell table:number-columns-repeated="989"/>
        </table:table-row>
        <table:table-row table:style-name="ro1" table:number-rows-repeated="2">
          <table:table-cell table:number-columns-repeated="3"/>
          <table:table-cell table:style-name="ce14" table:number-columns-repeated="5"/>
          <table:table-cell table:number-columns-repeated="4"/>
          <table:table-cell table:style-name="ce14" table:number-columns-repeated="23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34" table:number-rows-spanned="1">
            <text:p>Female Sample Length Normalized Reads Assignment</text:p>
          </table:table-cell>
          <table:covered-table-cell table:style-name="ce1"/>
          <table:covered-table-cell table:number-columns-repeated="22" table:style-name="ce25"/>
          <table:covered-table-cell table:style-name="ce5"/>
          <table:covered-table-cell table:number-columns-repeated="9" table:style-name="ce25"/>
          <table:table-cell table:style-name="ce25"/>
          <table:table-cell table:number-columns-repeated="989"/>
        </table:table-row>
        <table:table-row table:style-name="ro1">
          <table:table-cell table:style-name="ce20" office:value-type="string" calcext:value-type="string" table:number-columns-spanned="1" table:number-rows-spanned="2">
            <text:p>Chromosome Number</text:p>
          </table:table-cell>
          <table:table-cell table:style-name="ce20" office:value-type="string" calcext:value-type="string" table:number-columns-spanned="1" table:number-rows-spanned="2">
            <text:p>Chromosome Size (bp)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22" office:value-type="float" office:value="17" calcext:value-type="float">
            <text:p>17</text:p>
          </table:table-cell>
          <table:table-cell table:number-columns-repeated="3" table:style-name="ce22" office:value-type="float" office:value="19" calcext:value-type="float">
            <text:p>19</text:p>
          </table:table-cell>
          <table:table-cell table:number-columns-repeated="3" table:style-name="ce22" office:value-type="float" office:value="21" calcext:value-type="float">
            <text:p>21</text:p>
          </table:table-cell>
          <table:table-cell table:number-columns-repeated="3" table:style-name="ce22" office:value-type="float" office:value="23" calcext:value-type="float">
            <text:p>23</text:p>
          </table:table-cell>
          <table:table-cell table:number-columns-repeated="2"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27" calcext:value-type="float">
            <text:p>27</text:p>
          </table:table-cell>
          <table:table-cell table:number-columns-repeated="7" table:style-name="ce22" office:value-type="float" office:value="29" calcext:value-type="float">
            <text:p>29</text:p>
          </table:table-cell>
          <table:table-cell table:number-columns-repeated="8" table:style-name="ce22" office:value-type="float" office:value="31" calcext:value-type="float">
            <text:p>31</text:p>
          </table:table-cell>
          <table:table-cell table:number-columns-repeated="9" table:style-name="ce22" office:value-type="float" office:value="33" calcext:value-type="float">
            <text:p>33</text:p>
          </table:table-cell>
          <table:table-cell table:number-columns-repeated="9" table:style-name="ce22" office:value-type="float" office:value="35" calcext:value-type="float">
            <text:p>35</text:p>
          </table:table-cell>
          <table:table-cell table:number-columns-repeated="973"/>
        </table:table-row>
        <table:table-row table:style-name="ro1">
          <table:covered-table-cell table:number-columns-repeated="2" table:style-name="ce20"/>
          <table:table-cell table:number-columns-repeated="2"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973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2" office:value-type="float" office:value="248956422" calcext:value-type="float">
            <text:p>248956422</text:p>
          </table:table-cell>
          <table:table-cell table:style-name="ce22" table:formula="of:=[.C280]/[.$B280]" office:value-type="float" office:value="0" calcext:value-type="float">
            <text:p>0</text:p>
          </table:table-cell>
          <table:table-cell table:style-name="ce22" table:formula="of:=[.D280]/[.$B280]" office:value-type="float" office:value="0.00000000803353447937969" calcext:value-type="float">
            <text:p>8.03353447937969E-09</text:p>
          </table:table-cell>
          <table:table-cell table:style-name="ce22" table:formula="of:=[.E280]/[.$B280]" office:value-type="float" office:value="0.00000000803353447937969" calcext:value-type="float">
            <text:p>8.03353447937969E-09</text:p>
          </table:table-cell>
          <table:table-cell table:style-name="ce22" table:formula="of:=[.F280]/[.$B280]" office:value-type="float" office:value="0.00000329776590378536" calcext:value-type="float">
            <text:p>3.29776590378536E-06</text:p>
          </table:table-cell>
          <table:table-cell table:style-name="ce22" table:formula="of:=[.G280]/[.$B280]" office:value-type="float" office:value="0.00000000803353447937969" calcext:value-type="float">
            <text:p>8.03353447937969E-09</text:p>
          </table:table-cell>
          <table:table-cell table:style-name="ce22" table:formula="of:=[.H280]/[.$B280]" office:value-type="float" office:value="0.0000000843521120334867" calcext:value-type="float">
            <text:p>8.43521120334867E-08</text:p>
          </table:table-cell>
          <table:table-cell table:style-name="ce22" table:formula="of:=[.I280]/[.$B280]" office:value-type="float" office:value="0.00000267918374887313" calcext:value-type="float">
            <text:p>2.67918374887313E-06</text:p>
          </table:table-cell>
          <table:table-cell table:style-name="ce22" table:formula="of:=[.J280]/[.$B280]" office:value-type="float" office:value="0.00000000401676723968984" calcext:value-type="float">
            <text:p>4.01676723968984E-09</text:p>
          </table:table-cell>
          <table:table-cell table:style-name="ce22" table:formula="of:=[.K280]/[.$B280]" office:value-type="float" office:value="0.0000000602515085953477" calcext:value-type="float">
            <text:p>6.02515085953477E-08</text:p>
          </table:table-cell>
          <table:table-cell table:style-name="ce22" table:formula="of:=[.L280]/[.$B280]" office:value-type="float" office:value="0.00000302060896424676" calcext:value-type="float">
            <text:p>3.02060896424676E-06</text:p>
          </table:table-cell>
          <table:table-cell table:style-name="ce22" table:formula="of:=[.M280]/[.$B280]" office:value-type="float" office:value="0.000277514431822932" calcext:value-type="float">
            <text:p>0.000277514431823</text:p>
          </table:table-cell>
          <table:table-cell table:style-name="ce22" table:formula="of:=[.N280]/[.$B280]" office:value-type="float" office:value="0.00225555539193924" calcext:value-type="float">
            <text:p>0.002255555391939</text:p>
          </table:table-cell>
          <table:table-cell table:style-name="ce22" table:formula="of:=[.O280]/[.$B280]" office:value-type="float" office:value="0.000225766419474007" calcext:value-type="float">
            <text:p>0.000225766419474</text:p>
          </table:table-cell>
          <table:table-cell table:style-name="ce22" table:formula="of:=[.P280]/[.$B280]" office:value-type="float" office:value="0.00215186656241388" calcext:value-type="float">
            <text:p>0.002151866562414</text:p>
          </table:table-cell>
          <table:table-cell table:style-name="ce22" table:formula="of:=[.Q280]/[.$B280]" office:value-type="float" office:value="0.00000586448016994717" calcext:value-type="float">
            <text:p>5.86448016994717E-06</text:p>
          </table:table-cell>
          <table:table-cell table:style-name="ce22" table:formula="of:=[.R280]/[.$B280]" office:value-type="float" office:value="0.00022262530749257" calcext:value-type="float">
            <text:p>0.000222625307493</text:p>
          </table:table-cell>
          <table:table-cell table:style-name="ce22" table:formula="of:=[.S280]/[.$B280]" office:value-type="float" office:value="0.0000067240683592408" calcext:value-type="float">
            <text:p>6.7240683592408E-06</text:p>
          </table:table-cell>
          <table:table-cell table:style-name="ce22" table:formula="of:=[.T280]/[.$B280]" office:value-type="float" office:value="0.000193985757073581" calcext:value-type="float">
            <text:p>0.000193985757074</text:p>
          </table:table-cell>
          <table:table-cell table:style-name="ce22" table:formula="of:=[.U280]/[.$B280]" office:value-type="float" office:value="0.00195280361154933" calcext:value-type="float">
            <text:p>0.001952803611549</text:p>
          </table:table-cell>
          <table:table-cell table:style-name="ce22" table:formula="of:=[.V280]/[.$B280]" office:value-type="float" office:value="0.00310984948201095" calcext:value-type="float">
            <text:p>0.003109849482011</text:p>
          </table:table-cell>
          <table:table-cell table:style-name="ce22" table:formula="of:=[.W280]/[.$B280]" office:value-type="float" office:value="0.00302022737135899" calcext:value-type="float">
            <text:p>0.003020227371359</text:p>
          </table:table-cell>
          <table:table-cell table:style-name="ce22" table:formula="of:=[.X280]/[.$B280]" office:value-type="float" office:value="0.0030122942560606" calcext:value-type="float">
            <text:p>0.003012294256061</text:p>
          </table:table-cell>
          <table:table-cell table:style-name="ce22" table:formula="of:=[.Y280]/[.$B280]" office:value-type="float" office:value="0.00302674256782177" calcext:value-type="float">
            <text:p>0.003026742567822</text:p>
          </table:table-cell>
          <table:table-cell table:style-name="ce22" table:formula="of:=[.Z280]/[.$B280]" office:value-type="float" office:value="0.00000634649223870995" calcext:value-type="float">
            <text:p>6.34649223870995E-06</text:p>
          </table:table-cell>
          <table:table-cell table:style-name="ce22" table:formula="of:=[.AA280]/[.$B280]" office:value-type="float" office:value="0.000188514920093124" calcext:value-type="float">
            <text:p>0.000188514920093</text:p>
          </table:table-cell>
          <table:table-cell table:style-name="ce22" table:formula="of:=[.AB280]/[.$B280]" office:value-type="float" office:value="0.00182418672453447" calcext:value-type="float">
            <text:p>0.001824186724534</text:p>
          </table:table-cell>
          <table:table-cell table:style-name="ce22" table:formula="of:=[.AC280]/[.$B280]" office:value-type="float" office:value="0.00307729358353327" calcext:value-type="float">
            <text:p>0.003077293583533</text:p>
          </table:table-cell>
          <table:table-cell table:style-name="ce22" table:formula="of:=[.AD280]/[.$B280]" office:value-type="float" office:value="0.00300353770347808" calcext:value-type="float">
            <text:p>0.003003537703478</text:p>
          </table:table-cell>
          <table:table-cell table:style-name="ce22" table:formula="of:=[.AE280]/[.$B280]" office:value-type="float" office:value="0.00299600626490366" calcext:value-type="float">
            <text:p>0.002996006264904</text:p>
          </table:table-cell>
          <table:table-cell table:style-name="ce22" table:formula="of:=[.AF280]/[.$B280]" office:value-type="float" office:value="0.0030175562211446" calcext:value-type="float">
            <text:p>0.003017556221145</text:p>
          </table:table-cell>
          <table:table-cell table:style-name="ce22" table:formula="of:=[.AG280]/[.$B280]" office:value-type="float" office:value="0.0030320688011816" calcext:value-type="float">
            <text:p>0.003032068801182</text:p>
          </table:table-cell>
          <table:table-cell table:style-name="ce22" table:formula="of:=[.AH280]/[.$B280]" office:value-type="float" office:value="0.00000645896172142127" calcext:value-type="float">
            <text:p>6.45896172142127E-06</text:p>
          </table:table-cell>
          <table:table-cell table:style-name="ce22" table:formula="of:=[.AI280]/[.$B280]" office:value-type="float" office:value="0.000184092459362225" calcext:value-type="float">
            <text:p>0.000184092459362</text:p>
          </table:table-cell>
          <table:table-cell table:style-name="ce22" table:formula="of:=[.AJ280]/[.$B280]" office:value-type="float" office:value="0.00171937721694924" calcext:value-type="float">
            <text:p>0.001719377216949</text:p>
          </table:table-cell>
          <table:table-cell table:style-name="ce22" table:formula="of:=[.AK280]/[.$B280]" office:value-type="float" office:value="0.00305275113569876" calcext:value-type="float">
            <text:p>0.003052751135699</text:p>
          </table:table-cell>
          <table:table-cell table:style-name="ce22" table:formula="of:=[.AL280]/[.$B280]" office:value-type="float" office:value="0.00298665121400242" calcext:value-type="float">
            <text:p>0.002986651214002</text:p>
          </table:table-cell>
          <table:table-cell table:style-name="ce22" table:formula="of:=[.AM280]/[.$B280]" office:value-type="float" office:value="0.00298442592495164" calcext:value-type="float">
            <text:p>0.002984425924952</text:p>
          </table:table-cell>
          <table:table-cell table:style-name="ce22" table:formula="of:=[.AN280]/[.$B280]" office:value-type="float" office:value="0.00300322037886615" calcext:value-type="float">
            <text:p>0.003003220378866</text:p>
          </table:table-cell>
          <table:table-cell table:style-name="ce22" table:formula="of:=[.AO280]/[.$B280]" office:value-type="float" office:value="0.00302360948937481" calcext:value-type="float">
            <text:p>0.003023609489375</text:p>
          </table:table-cell>
          <table:table-cell table:style-name="ce22" table:formula="of:=[.AP280]/[.$B280]" office:value-type="float" office:value="0.00303578832764555" calcext:value-type="float">
            <text:p>0.003035788327646</text:p>
          </table:table-cell>
          <table:table-cell table:style-name="ce22" table:formula="of:=[.AQ280]/[.$B280]" office:value-type="float" office:value="0.00000699319176430002" calcext:value-type="float">
            <text:p>6.99319176430002E-06</text:p>
          </table:table-cell>
          <table:table-cell table:style-name="ce22" table:formula="of:=[.AR280]/[.$B280]" office:value-type="float" office:value="0.000182401400354316" calcext:value-type="float">
            <text:p>0.000182401400354</text:p>
          </table:table-cell>
          <table:table-cell table:style-name="ce22" table:formula="of:=[.AS280]/[.$B280]" office:value-type="float" office:value="0.00163024916866776" calcext:value-type="float">
            <text:p>0.001630249168668</text:p>
          </table:table-cell>
          <table:table-cell table:style-name="ce22" table:formula="of:=[.AT280]/[.$B280]" office:value-type="float" office:value="0.00300820117024336" calcext:value-type="float">
            <text:p>0.003008201170243</text:p>
          </table:table-cell>
          <table:table-cell table:style-name="ce22" table:formula="of:=[.AU280]/[.$B280]" office:value-type="float" office:value="0.00296864002969966" calcext:value-type="float">
            <text:p>0.0029686400297</text:p>
          </table:table-cell>
          <table:table-cell table:style-name="ce22" table:formula="of:=[.AV280]/[.$B280]" office:value-type="float" office:value="0.00297023468629381" calcext:value-type="float">
            <text:p>0.002970234686294</text:p>
          </table:table-cell>
          <table:table-cell table:style-name="ce22" table:formula="of:=[.AW280]/[.$B280]" office:value-type="float" office:value="0.00299352791951677" calcext:value-type="float">
            <text:p>0.002993527919517</text:p>
          </table:table-cell>
          <table:table-cell table:style-name="ce22" table:formula="of:=[.AX280]/[.$B280]" office:value-type="float" office:value="0.00301501360748187" calcext:value-type="float">
            <text:p>0.003015013607482</text:p>
          </table:table-cell>
          <table:table-cell table:style-name="ce22" table:formula="of:=[.AY280]/[.$B280]" office:value-type="float" office:value="0.00302781504467477" calcext:value-type="float">
            <text:p>0.003027815044675</text:p>
          </table:table-cell>
          <table:table-cell table:number-columns-repeated="973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2" office:value-type="float" office:value="242193529" calcext:value-type="float">
            <text:p>242193529</text:p>
          </table:table-cell>
          <table:table-cell table:style-name="ce22" table:formula="of:=[.C281]/[.$B281]" office:value-type="float" office:value="0" calcext:value-type="float">
            <text:p>0</text:p>
          </table:table-cell>
          <table:table-cell table:style-name="ce22" table:formula="of:=[.D281]/[.$B281]" office:value-type="float" office:value="0.0000000165157178910424" calcext:value-type="float">
            <text:p>1.65157178910424E-08</text:p>
          </table:table-cell>
          <table:table-cell table:style-name="ce22" table:formula="of:=[.E281]/[.$B281]" office:value-type="float" office:value="0.0000000165157178910424" calcext:value-type="float">
            <text:p>1.65157178910424E-08</text:p>
          </table:table-cell>
          <table:table-cell table:style-name="ce22" table:formula="of:=[.F281]/[.$B281]" office:value-type="float" office:value="0.00000263838593309403" calcext:value-type="float">
            <text:p>2.63838593309403E-06</text:p>
          </table:table-cell>
          <table:table-cell table:style-name="ce22" table:formula="of:=[.G281]/[.$B281]" office:value-type="float" office:value="0.000000020644647363803" calcext:value-type="float">
            <text:p>2.0644647363803E-08</text:p>
          </table:table-cell>
          <table:table-cell table:style-name="ce22" table:formula="of:=[.H281]/[.$B281]" office:value-type="float" office:value="0.0000000371603652548454" calcext:value-type="float">
            <text:p>3.71603652548454E-08</text:p>
          </table:table-cell>
          <table:table-cell table:style-name="ce22" table:formula="of:=[.I281]/[.$B281]" office:value-type="float" office:value="0.00000234936087000078" calcext:value-type="float">
            <text:p>2.34936087000078E-06</text:p>
          </table:table-cell>
          <table:table-cell table:style-name="ce22" table:formula="of:=[.J281]/[.$B281]" office:value-type="float" office:value="0" calcext:value-type="float">
            <text:p>0</text:p>
          </table:table-cell>
          <table:table-cell table:style-name="ce22" table:formula="of:=[.K281]/[.$B281]" office:value-type="float" office:value="0.0000000660628715641697" calcext:value-type="float">
            <text:p>6.60628715641697E-08</text:p>
          </table:table-cell>
          <table:table-cell table:style-name="ce22" table:formula="of:=[.L281]/[.$B281]" office:value-type="float" office:value="0.00000304714995089733" calcext:value-type="float">
            <text:p>3.04714995089733E-06</text:p>
          </table:table-cell>
          <table:table-cell table:style-name="ce22" table:formula="of:=[.M281]/[.$B281]" office:value-type="float" office:value="0.000195942477059327" calcext:value-type="float">
            <text:p>0.000195942477059</text:p>
          </table:table-cell>
          <table:table-cell table:style-name="ce22" table:formula="of:=[.N281]/[.$B281]" office:value-type="float" office:value="0.00212917744800688" calcext:value-type="float">
            <text:p>0.002129177448007</text:p>
          </table:table-cell>
          <table:table-cell table:style-name="ce22" table:formula="of:=[.O281]/[.$B281]" office:value-type="float" office:value="0.000171185415940655" calcext:value-type="float">
            <text:p>0.000171185415941</text:p>
          </table:table-cell>
          <table:table-cell table:style-name="ce22" table:formula="of:=[.P281]/[.$B281]" office:value-type="float" office:value="0.00199503678729583" calcext:value-type="float">
            <text:p>0.001995036787296</text:p>
          </table:table-cell>
          <table:table-cell table:style-name="ce22" table:formula="of:=[.Q281]/[.$B281]" office:value-type="float" office:value="0.00000501252037993137" calcext:value-type="float">
            <text:p>5.01252037993137E-06</text:p>
          </table:table-cell>
          <table:table-cell table:style-name="ce22" table:formula="of:=[.R281]/[.$B281]" office:value-type="float" office:value="0.000169025985826401" calcext:value-type="float">
            <text:p>0.000169025985826</text:p>
          </table:table-cell>
          <table:table-cell table:style-name="ce22" table:formula="of:=[.S281]/[.$B281]" office:value-type="float" office:value="0.00000518593541778732" calcext:value-type="float">
            <text:p>5.18593541778732E-06</text:p>
          </table:table-cell>
          <table:table-cell table:style-name="ce22" table:formula="of:=[.T281]/[.$B281]" office:value-type="float" office:value="0.000157952196980457" calcext:value-type="float">
            <text:p>0.00015795219698</text:p>
          </table:table-cell>
          <table:table-cell table:style-name="ce22" table:formula="of:=[.U281]/[.$B281]" office:value-type="float" office:value="0.00184788999874559" calcext:value-type="float">
            <text:p>0.001847889998746</text:p>
          </table:table-cell>
          <table:table-cell table:style-name="ce22" table:formula="of:=[.V281]/[.$B281]" office:value-type="float" office:value="0.0031404967884175" calcext:value-type="float">
            <text:p>0.003140496788418</text:p>
          </table:table-cell>
          <table:table-cell table:style-name="ce22" table:formula="of:=[.W281]/[.$B281]" office:value-type="float" office:value="0.00314825091796734" calcext:value-type="float">
            <text:p>0.003148250917967</text:p>
          </table:table-cell>
          <table:table-cell table:style-name="ce22" table:formula="of:=[.X281]/[.$B281]" office:value-type="float" office:value="0.00313874199339157" calcext:value-type="float">
            <text:p>0.003138741993392</text:p>
          </table:table-cell>
          <table:table-cell table:style-name="ce22" table:formula="of:=[.Y281]/[.$B281]" office:value-type="float" office:value="0.00315815209084302" calcext:value-type="float">
            <text:p>0.003158152090843</text:p>
          </table:table-cell>
          <table:table-cell table:style-name="ce22" table:formula="of:=[.Z281]/[.$B281]" office:value-type="float" office:value="0.0000043395048758714" calcext:value-type="float">
            <text:p>4.3395048758714E-06</text:p>
          </table:table-cell>
          <table:table-cell table:style-name="ce22" table:formula="of:=[.AA281]/[.$B281]" office:value-type="float" office:value="0.000155462452508382" calcext:value-type="float">
            <text:p>0.000155462452508</text:p>
          </table:table-cell>
          <table:table-cell table:style-name="ce22" table:formula="of:=[.AB281]/[.$B281]" office:value-type="float" office:value="0.00171910455956071" calcext:value-type="float">
            <text:p>0.001719104559561</text:p>
          </table:table-cell>
          <table:table-cell table:style-name="ce22" table:formula="of:=[.AC281]/[.$B281]" office:value-type="float" office:value="0.0031270818965605" calcext:value-type="float">
            <text:p>0.003127081896561</text:p>
          </table:table-cell>
          <table:table-cell table:style-name="ce22" table:formula="of:=[.AD281]/[.$B281]" office:value-type="float" office:value="0.00313493924934716" calcext:value-type="float">
            <text:p>0.003134939249347</text:p>
          </table:table-cell>
          <table:table-cell table:style-name="ce22" table:formula="of:=[.AE281]/[.$B281]" office:value-type="float" office:value="0.00313036852442082" calcext:value-type="float">
            <text:p>0.003130368524421</text:p>
          </table:table-cell>
          <table:table-cell table:style-name="ce22" table:formula="of:=[.AF281]/[.$B281]" office:value-type="float" office:value="0.00314534002268905" calcext:value-type="float">
            <text:p>0.003145340022689</text:p>
          </table:table-cell>
          <table:table-cell table:style-name="ce22" table:formula="of:=[.AG281]/[.$B281]" office:value-type="float" office:value="0.00315920909678805" calcext:value-type="float">
            <text:p>0.003159209096788</text:p>
          </table:table-cell>
          <table:table-cell table:style-name="ce22" table:formula="of:=[.AH281]/[.$B281]" office:value-type="float" office:value="0.0000047895581884023" calcext:value-type="float">
            <text:p>4.7895581884023E-06</text:p>
          </table:table-cell>
          <table:table-cell table:style-name="ce22" table:formula="of:=[.AI281]/[.$B281]" office:value-type="float" office:value="0.000154958723112705" calcext:value-type="float">
            <text:p>0.000154958723113</text:p>
          </table:table-cell>
          <table:table-cell table:style-name="ce22" table:formula="of:=[.AJ281]/[.$B281]" office:value-type="float" office:value="0.00162309456253061" calcext:value-type="float">
            <text:p>0.001623094562531</text:p>
          </table:table-cell>
          <table:table-cell table:style-name="ce22" table:formula="of:=[.AK281]/[.$B281]" office:value-type="float" office:value="0.0031140757687213" calcext:value-type="float">
            <text:p>0.003114075768721</text:p>
          </table:table-cell>
          <table:table-cell table:style-name="ce22" table:formula="of:=[.AL281]/[.$B281]" office:value-type="float" office:value="0.00311975717567582" calcext:value-type="float">
            <text:p>0.003119757175676</text:p>
          </table:table-cell>
          <table:table-cell table:style-name="ce22" table:formula="of:=[.AM281]/[.$B281]" office:value-type="float" office:value="0.00312067379801877" calcext:value-type="float">
            <text:p>0.003120673798019</text:p>
          </table:table-cell>
          <table:table-cell table:style-name="ce22" table:formula="of:=[.AN281]/[.$B281]" office:value-type="float" office:value="0.00313776343710653" calcext:value-type="float">
            <text:p>0.003137763437107</text:p>
          </table:table-cell>
          <table:table-cell table:style-name="ce22" table:formula="of:=[.AO281]/[.$B281]" office:value-type="float" office:value="0.00314749532387383" calcext:value-type="float">
            <text:p>0.003147495323874</text:p>
          </table:table-cell>
          <table:table-cell table:style-name="ce22" table:formula="of:=[.AP281]/[.$B281]" office:value-type="float" office:value="0.00315759055643473" calcext:value-type="float">
            <text:p>0.003157590556435</text:p>
          </table:table-cell>
          <table:table-cell table:style-name="ce22" table:formula="of:=[.AQ281]/[.$B281]" office:value-type="float" office:value="0.00000513638826411419" calcext:value-type="float">
            <text:p>5.13638826411419E-06</text:p>
          </table:table-cell>
          <table:table-cell table:style-name="ce22" table:formula="of:=[.AR281]/[.$B281]" office:value-type="float" office:value="0.000152758003703724" calcext:value-type="float">
            <text:p>0.000152758003704</text:p>
          </table:table-cell>
          <table:table-cell table:style-name="ce22" table:formula="of:=[.AS281]/[.$B281]" office:value-type="float" office:value="0.00154798107756215" calcext:value-type="float">
            <text:p>0.001547981077562</text:p>
          </table:table-cell>
          <table:table-cell table:style-name="ce22" table:formula="of:=[.AT281]/[.$B281]" office:value-type="float" office:value="0.00309689529318515" calcext:value-type="float">
            <text:p>0.003096895293185</text:p>
          </table:table-cell>
          <table:table-cell table:style-name="ce22" table:formula="of:=[.AU281]/[.$B281]" office:value-type="float" office:value="0.00311334494820462" calcext:value-type="float">
            <text:p>0.003113344948205</text:p>
          </table:table-cell>
          <table:table-cell table:style-name="ce22" table:formula="of:=[.AV281]/[.$B281]" office:value-type="float" office:value="0.00311101210305251" calcext:value-type="float">
            <text:p>0.003111012103053</text:p>
          </table:table-cell>
          <table:table-cell table:style-name="ce22" table:formula="of:=[.AW281]/[.$B281]" office:value-type="float" office:value="0.00312976157178832" calcext:value-type="float">
            <text:p>0.003129761571788</text:p>
          </table:table-cell>
          <table:table-cell table:style-name="ce22" table:formula="of:=[.AX281]/[.$B281]" office:value-type="float" office:value="0.003139889835785" calcext:value-type="float">
            <text:p>0.003139889835785</text:p>
          </table:table-cell>
          <table:table-cell table:style-name="ce22" table:formula="of:=[.AY281]/[.$B281]" office:value-type="float" office:value="0.00315186786018548" calcext:value-type="float">
            <text:p>0.003151867860185</text:p>
          </table:table-cell>
          <table:table-cell table:number-columns-repeated="973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2" office:value-type="float" office:value="198295559" calcext:value-type="float">
            <text:p>198295559</text:p>
          </table:table-cell>
          <table:table-cell table:style-name="ce22" table:formula="of:=[.C282]/[.$B282]" office:value-type="float" office:value="0" calcext:value-type="float">
            <text:p>0</text:p>
          </table:table-cell>
          <table:table-cell table:style-name="ce22" table:formula="of:=[.D282]/[.$B282]" office:value-type="float" office:value="0" calcext:value-type="float">
            <text:p>0</text:p>
          </table:table-cell>
          <table:table-cell table:style-name="ce22" table:formula="of:=[.E282]/[.$B282]" office:value-type="float" office:value="0" calcext:value-type="float">
            <text:p>0</text:p>
          </table:table-cell>
          <table:table-cell table:style-name="ce22" table:formula="of:=[.F282]/[.$B282]" office:value-type="float" office:value="0.00000215335130122607" calcext:value-type="float">
            <text:p>2.15335130122607E-06</text:p>
          </table:table-cell>
          <table:table-cell table:style-name="ce22" table:formula="of:=[.G282]/[.$B282]" office:value-type="float" office:value="0" calcext:value-type="float">
            <text:p>0</text:p>
          </table:table-cell>
          <table:table-cell table:style-name="ce22" table:formula="of:=[.H282]/[.$B282]" office:value-type="float" office:value="0.0000000655587047211683" calcext:value-type="float">
            <text:p>6.55587047211683E-08</text:p>
          </table:table-cell>
          <table:table-cell table:style-name="ce22" table:formula="of:=[.I282]/[.$B282]" office:value-type="float" office:value="0.00000161879570888423" calcext:value-type="float">
            <text:p>1.61879570888423E-06</text:p>
          </table:table-cell>
          <table:table-cell table:style-name="ce22" table:formula="of:=[.J282]/[.$B282]" office:value-type="float" office:value="0" calcext:value-type="float">
            <text:p>0</text:p>
          </table:table-cell>
          <table:table-cell table:style-name="ce22" table:formula="of:=[.K282]/[.$B282]" office:value-type="float" office:value="0.0000000100859545724874" calcext:value-type="float">
            <text:p>1.00859545724874E-08</text:p>
          </table:table-cell>
          <table:table-cell table:style-name="ce22" table:formula="of:=[.L282]/[.$B282]" office:value-type="float" office:value="0.00000228951168795465" calcext:value-type="float">
            <text:p>2.28951168795465E-06</text:p>
          </table:table-cell>
          <table:table-cell table:style-name="ce22" table:formula="of:=[.M282]/[.$B282]" office:value-type="float" office:value="0.000171088047413104" calcext:value-type="float">
            <text:p>0.000171088047413</text:p>
          </table:table-cell>
          <table:table-cell table:style-name="ce22" table:formula="of:=[.N282]/[.$B282]" office:value-type="float" office:value="0.0020366517638451" calcext:value-type="float">
            <text:p>0.002036651763845</text:p>
          </table:table-cell>
          <table:table-cell table:style-name="ce22" table:formula="of:=[.O282]/[.$B282]" office:value-type="float" office:value="0.000140613335672333" calcext:value-type="float">
            <text:p>0.000140613335672</text:p>
          </table:table-cell>
          <table:table-cell table:style-name="ce22" table:formula="of:=[.P282]/[.$B282]" office:value-type="float" office:value="0.00193677559869104" calcext:value-type="float">
            <text:p>0.001936775598691</text:p>
          </table:table-cell>
          <table:table-cell table:style-name="ce22" table:formula="of:=[.Q282]/[.$B282]" office:value-type="float" office:value="0.00000438739023903203" calcext:value-type="float">
            <text:p>4.38739023903203E-06</text:p>
          </table:table-cell>
          <table:table-cell table:style-name="ce22" table:formula="of:=[.R282]/[.$B282]" office:value-type="float" office:value="0.00013802628832449" calcext:value-type="float">
            <text:p>0.000138026288324</text:p>
          </table:table-cell>
          <table:table-cell table:style-name="ce22" table:formula="of:=[.S282]/[.$B282]" office:value-type="float" office:value="0.00000431678855702462" calcext:value-type="float">
            <text:p>4.31678855702462E-06</text:p>
          </table:table-cell>
          <table:table-cell table:style-name="ce22" table:formula="of:=[.T282]/[.$B282]" office:value-type="float" office:value="0.000135646003045383" calcext:value-type="float">
            <text:p>0.000135646003045</text:p>
          </table:table-cell>
          <table:table-cell table:style-name="ce22" table:formula="of:=[.U282]/[.$B282]" office:value-type="float" office:value="0.0018074585321399" calcext:value-type="float">
            <text:p>0.00180745853214</text:p>
          </table:table-cell>
          <table:table-cell table:style-name="ce22" table:formula="of:=[.V282]/[.$B282]" office:value-type="float" office:value="0.00319022777509606" calcext:value-type="float">
            <text:p>0.003190227775096</text:p>
          </table:table-cell>
          <table:table-cell table:style-name="ce22" table:formula="of:=[.W282]/[.$B282]" office:value-type="float" office:value="0.00328085007692986" calcext:value-type="float">
            <text:p>0.00328085007693</text:p>
          </table:table-cell>
          <table:table-cell table:style-name="ce22" table:formula="of:=[.X282]/[.$B282]" office:value-type="float" office:value="0.00327267541074886" calcext:value-type="float">
            <text:p>0.003272675410749</text:p>
          </table:table-cell>
          <table:table-cell table:style-name="ce22" table:formula="of:=[.Y282]/[.$B282]" office:value-type="float" office:value="0.00328409271132492" calcext:value-type="float">
            <text:p>0.003284092711325</text:p>
          </table:table-cell>
          <table:table-cell table:style-name="ce22" table:formula="of:=[.Z282]/[.$B282]" office:value-type="float" office:value="0.00000445799192103944" calcext:value-type="float">
            <text:p>4.45799192103944E-06</text:p>
          </table:table-cell>
          <table:table-cell table:style-name="ce22" table:formula="of:=[.AA282]/[.$B282]" office:value-type="float" office:value="0.000132942967219957" calcext:value-type="float">
            <text:p>0.00013294296722</text:p>
          </table:table-cell>
          <table:table-cell table:style-name="ce22" table:formula="of:=[.AB282]/[.$B282]" office:value-type="float" office:value="0.00166677459478555" calcext:value-type="float">
            <text:p>0.001666774594786</text:p>
          </table:table-cell>
          <table:table-cell table:style-name="ce22" table:formula="of:=[.AC282]/[.$B282]" office:value-type="float" office:value="0.00317433735366711" calcext:value-type="float">
            <text:p>0.003174337353667</text:p>
          </table:table-cell>
          <table:table-cell table:style-name="ce22" table:formula="of:=[.AD282]/[.$B282]" office:value-type="float" office:value="0.0032654034375021" calcext:value-type="float">
            <text:p>0.003265403437502</text:p>
          </table:table-cell>
          <table:table-cell table:style-name="ce22" table:formula="of:=[.AE282]/[.$B282]" office:value-type="float" office:value="0.0032621406311979" calcext:value-type="float">
            <text:p>0.003262140631198</text:p>
          </table:table-cell>
          <table:table-cell table:style-name="ce22" table:formula="of:=[.AF282]/[.$B282]" office:value-type="float" office:value="0.00327576675582533" calcext:value-type="float">
            <text:p>0.003275766755825</text:p>
          </table:table-cell>
          <table:table-cell table:style-name="ce22" table:formula="of:=[.AG282]/[.$B282]" office:value-type="float" office:value="0.00329394668894224" calcext:value-type="float">
            <text:p>0.003293946688942</text:p>
          </table:table-cell>
          <table:table-cell table:style-name="ce22" table:formula="of:=[.AH282]/[.$B282]" office:value-type="float" office:value="0.0000044529489437532" calcext:value-type="float">
            <text:p>4.4529489437532E-06</text:p>
          </table:table-cell>
          <table:table-cell table:style-name="ce22" table:formula="of:=[.AI282]/[.$B282]" office:value-type="float" office:value="0.000138449898416535" calcext:value-type="float">
            <text:p>0.000138449898417</text:p>
          </table:table-cell>
          <table:table-cell table:style-name="ce22" table:formula="of:=[.AJ282]/[.$B282]" office:value-type="float" office:value="0.0015786283947993" calcext:value-type="float">
            <text:p>0.001578628394799</text:p>
          </table:table-cell>
          <table:table-cell table:style-name="ce22" table:formula="of:=[.AK282]/[.$B282]" office:value-type="float" office:value="0.0031381590346156" calcext:value-type="float">
            <text:p>0.003138159034616</text:p>
          </table:table-cell>
          <table:table-cell table:style-name="ce22" table:formula="of:=[.AL282]/[.$B282]" office:value-type="float" office:value="0.00324987611043775" calcext:value-type="float">
            <text:p>0.003249876110438</text:p>
          </table:table-cell>
          <table:table-cell table:style-name="ce22" table:formula="of:=[.AM282]/[.$B282]" office:value-type="float" office:value="0.00325283129512749" calcext:value-type="float">
            <text:p>0.003252831295128</text:p>
          </table:table-cell>
          <table:table-cell table:style-name="ce22" table:formula="of:=[.AN282]/[.$B282]" office:value-type="float" office:value="0.00326470246365931" calcext:value-type="float">
            <text:p>0.003264702463659</text:p>
          </table:table-cell>
          <table:table-cell table:style-name="ce22" table:formula="of:=[.AO282]/[.$B282]" office:value-type="float" office:value="0.0032838405624606" calcext:value-type="float">
            <text:p>0.003283840562461</text:p>
          </table:table-cell>
          <table:table-cell table:style-name="ce22" table:formula="of:=[.AP282]/[.$B282]" office:value-type="float" office:value="0.00329522760517294" calcext:value-type="float">
            <text:p>0.003295227605173</text:p>
          </table:table-cell>
          <table:table-cell table:style-name="ce22" table:formula="of:=[.AQ282]/[.$B282]" office:value-type="float" office:value="0.00000465466803520295" calcext:value-type="float">
            <text:p>4.65466803520295E-06</text:p>
          </table:table-cell>
          <table:table-cell table:style-name="ce22" table:formula="of:=[.AR282]/[.$B282]" office:value-type="float" office:value="0.000133411964107577" calcext:value-type="float">
            <text:p>0.000133411964108</text:p>
          </table:table-cell>
          <table:table-cell table:style-name="ce22" table:formula="of:=[.AS282]/[.$B282]" office:value-type="float" office:value="0.001503659494462" calcext:value-type="float">
            <text:p>0.001503659494462</text:p>
          </table:table-cell>
          <table:table-cell table:style-name="ce22" table:formula="of:=[.AT282]/[.$B282]" office:value-type="float" office:value="0.00311323159788969" calcext:value-type="float">
            <text:p>0.00311323159789</text:p>
          </table:table-cell>
          <table:table-cell table:style-name="ce22" table:formula="of:=[.AU282]/[.$B282]" office:value-type="float" office:value="0.00322754580701427" calcext:value-type="float">
            <text:p>0.003227545807014</text:p>
          </table:table-cell>
          <table:table-cell table:style-name="ce22" table:formula="of:=[.AV282]/[.$B282]" office:value-type="float" office:value="0.003245458462335" calcext:value-type="float">
            <text:p>0.003245458462335</text:p>
          </table:table-cell>
          <table:table-cell table:style-name="ce22" table:formula="of:=[.AW282]/[.$B282]" office:value-type="float" office:value="0.00325895851253028" calcext:value-type="float">
            <text:p>0.00325895851253</text:p>
          </table:table-cell>
          <table:table-cell table:style-name="ce22" table:formula="of:=[.AX282]/[.$B282]" office:value-type="float" office:value="0.00327736033664778" calcext:value-type="float">
            <text:p>0.003277360336648</text:p>
          </table:table-cell>
          <table:table-cell table:style-name="ce22" table:formula="of:=[.AY282]/[.$B282]" office:value-type="float" office:value="0.00328408766834763" calcext:value-type="float">
            <text:p>0.003284087668348</text:p>
          </table:table-cell>
          <table:table-cell table:number-columns-repeated="973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2" office:value-type="float" office:value="190214555" calcext:value-type="float">
            <text:p>190214555</text:p>
          </table:table-cell>
          <table:table-cell table:style-name="ce22" table:formula="of:=[.C283]/[.$B283]" office:value-type="float" office:value="0" calcext:value-type="float">
            <text:p>0</text:p>
          </table:table-cell>
          <table:table-cell table:style-name="ce22" table:formula="of:=[.D283]/[.$B283]" office:value-type="float" office:value="0" calcext:value-type="float">
            <text:p>0</text:p>
          </table:table-cell>
          <table:table-cell table:style-name="ce22" table:formula="of:=[.E283]/[.$B283]" office:value-type="float" office:value="0" calcext:value-type="float">
            <text:p>0</text:p>
          </table:table-cell>
          <table:table-cell table:style-name="ce22" table:formula="of:=[.F283]/[.$B283]" office:value-type="float" office:value="0.00000189785687010124" calcext:value-type="float">
            <text:p>1.89785687010124E-06</text:p>
          </table:table-cell>
          <table:table-cell table:style-name="ce22" table:formula="of:=[.G283]/[.$B283]" office:value-type="float" office:value="0" calcext:value-type="float">
            <text:p>0</text:p>
          </table:table-cell>
          <table:table-cell table:style-name="ce22" table:formula="of:=[.H283]/[.$B283]" office:value-type="float" office:value="0.0000000368005487277249" calcext:value-type="float">
            <text:p>3.68005487277249E-08</text:p>
          </table:table-cell>
          <table:table-cell table:style-name="ce22" table:formula="of:=[.I283]/[.$B283]" office:value-type="float" office:value="0.00000179271244516488" calcext:value-type="float">
            <text:p>1.79271244516488E-06</text:p>
          </table:table-cell>
          <table:table-cell table:style-name="ce22" table:formula="of:=[.J283]/[.$B283]" office:value-type="float" office:value="0" calcext:value-type="float">
            <text:p>0</text:p>
          </table:table-cell>
          <table:table-cell table:style-name="ce22" table:formula="of:=[.K283]/[.$B283]" office:value-type="float" office:value="0.0000000105144424936357" calcext:value-type="float">
            <text:p>1.05144424936357E-08</text:p>
          </table:table-cell>
          <table:table-cell table:style-name="ce22" table:formula="of:=[.L283]/[.$B283]" office:value-type="float" office:value="0.00000210814571997395" calcext:value-type="float">
            <text:p>2.10814571997395E-06</text:p>
          </table:table-cell>
          <table:table-cell table:style-name="ce22" table:formula="of:=[.M283]/[.$B283]" office:value-type="float" office:value="0.0001896595137002" calcext:value-type="float">
            <text:p>0.0001896595137</text:p>
          </table:table-cell>
          <table:table-cell table:style-name="ce22" table:formula="of:=[.N283]/[.$B283]" office:value-type="float" office:value="0.00195141218294257" calcext:value-type="float">
            <text:p>0.001951412182943</text:p>
          </table:table-cell>
          <table:table-cell table:style-name="ce22" table:formula="of:=[.O283]/[.$B283]" office:value-type="float" office:value="0.000167442496711148" calcext:value-type="float">
            <text:p>0.000167442496711</text:p>
          </table:table-cell>
          <table:table-cell table:style-name="ce22" table:formula="of:=[.P283]/[.$B283]" office:value-type="float" office:value="0.00184210929599998" calcext:value-type="float">
            <text:p>0.001842109296</text:p>
          </table:table-cell>
          <table:table-cell table:style-name="ce22" table:formula="of:=[.Q283]/[.$B283]" office:value-type="float" office:value="0.00000338039326170387" calcext:value-type="float">
            <text:p>3.38039326170387E-06</text:p>
          </table:table-cell>
          <table:table-cell table:style-name="ce22" table:formula="of:=[.R283]/[.$B283]" office:value-type="float" office:value="0.000161733154437104" calcext:value-type="float">
            <text:p>0.000161733154437</text:p>
          </table:table-cell>
          <table:table-cell table:style-name="ce22" table:formula="of:=[.S283]/[.$B283]" office:value-type="float" office:value="0.00000358542489032976" calcext:value-type="float">
            <text:p>3.58542489032976E-06</text:p>
          </table:table-cell>
          <table:table-cell table:style-name="ce22" table:formula="of:=[.T283]/[.$B283]" office:value-type="float" office:value="0.000140204833431385" calcext:value-type="float">
            <text:p>0.000140204833431</text:p>
          </table:table-cell>
          <table:table-cell table:style-name="ce22" table:formula="of:=[.U283]/[.$B283]" office:value-type="float" office:value="0.00168665852095283" calcext:value-type="float">
            <text:p>0.001686658520953</text:p>
          </table:table-cell>
          <table:table-cell table:style-name="ce22" table:formula="of:=[.V283]/[.$B283]" office:value-type="float" office:value="0.00318394667537403" calcext:value-type="float">
            <text:p>0.003183946675374</text:p>
          </table:table-cell>
          <table:table-cell table:style-name="ce22" table:formula="of:=[.W283]/[.$B283]" office:value-type="float" office:value="0.00326689511220632" calcext:value-type="float">
            <text:p>0.003266895112206</text:p>
          </table:table-cell>
          <table:table-cell table:style-name="ce22" table:formula="of:=[.X283]/[.$B283]" office:value-type="float" office:value="0.00328312941141649" calcext:value-type="float">
            <text:p>0.003283129411417</text:p>
          </table:table-cell>
          <table:table-cell table:style-name="ce22" table:formula="of:=[.Y283]/[.$B283]" office:value-type="float" office:value="0.00330300696495071" calcext:value-type="float">
            <text:p>0.003303006964951</text:p>
          </table:table-cell>
          <table:table-cell table:style-name="ce22" table:formula="of:=[.Z283]/[.$B283]" office:value-type="float" office:value="0.0000036853120940193" calcext:value-type="float">
            <text:p>3.6853120940193E-06</text:p>
          </table:table-cell>
          <table:table-cell table:style-name="ce22" table:formula="of:=[.AA283]/[.$B283]" office:value-type="float" office:value="0.000135772995920317" calcext:value-type="float">
            <text:p>0.00013577299592</text:p>
          </table:table-cell>
          <table:table-cell table:style-name="ce22" table:formula="of:=[.AB283]/[.$B283]" office:value-type="float" office:value="0.00156399703482207" calcext:value-type="float">
            <text:p>0.001563997034822</text:p>
          </table:table-cell>
          <table:table-cell table:style-name="ce22" table:formula="of:=[.AC283]/[.$B283]" office:value-type="float" office:value="0.00316898988092683" calcext:value-type="float">
            <text:p>0.003168989880927</text:p>
          </table:table-cell>
          <table:table-cell table:style-name="ce22" table:formula="of:=[.AD283]/[.$B283]" office:value-type="float" office:value="0.00325376783075301" calcext:value-type="float">
            <text:p>0.003253767830753</text:p>
          </table:table-cell>
          <table:table-cell table:style-name="ce22" table:formula="of:=[.AE283]/[.$B283]" office:value-type="float" office:value="0.0032727095989053" calcext:value-type="float">
            <text:p>0.003272709598905</text:p>
          </table:table-cell>
          <table:table-cell table:style-name="ce22" table:formula="of:=[.AF283]/[.$B283]" office:value-type="float" office:value="0.00329459015373455" calcext:value-type="float">
            <text:p>0.003294590153735</text:p>
          </table:table-cell>
          <table:table-cell table:style-name="ce22" table:formula="of:=[.AG283]/[.$B283]" office:value-type="float" office:value="0.00330800658235643" calcext:value-type="float">
            <text:p>0.003308006582356</text:p>
          </table:table-cell>
          <table:table-cell table:style-name="ce22" table:formula="of:=[.AH283]/[.$B283]" office:value-type="float" office:value="0.00000373262708524066" calcext:value-type="float">
            <text:p>3.73262708524066E-06</text:p>
          </table:table-cell>
          <table:table-cell table:style-name="ce22" table:formula="of:=[.AI283]/[.$B283]" office:value-type="float" office:value="0.000138122973817645" calcext:value-type="float">
            <text:p>0.000138122973818</text:p>
          </table:table-cell>
          <table:table-cell table:style-name="ce22" table:formula="of:=[.AJ283]/[.$B283]" office:value-type="float" office:value="0.00147468210305988" calcext:value-type="float">
            <text:p>0.00147468210306</text:p>
          </table:table-cell>
          <table:table-cell table:style-name="ce22" table:formula="of:=[.AK283]/[.$B283]" office:value-type="float" office:value="0.00314549010195355" calcext:value-type="float">
            <text:p>0.003145490101954</text:p>
          </table:table-cell>
          <table:table-cell table:style-name="ce22" table:formula="of:=[.AL283]/[.$B283]" office:value-type="float" office:value="0.00323358535838648" calcext:value-type="float">
            <text:p>0.003233585358386</text:p>
          </table:table-cell>
          <table:table-cell table:style-name="ce22" table:formula="of:=[.AM283]/[.$B283]" office:value-type="float" office:value="0.00325919328307973" calcext:value-type="float">
            <text:p>0.00325919328308</text:p>
          </table:table-cell>
          <table:table-cell table:style-name="ce22" table:formula="of:=[.AN283]/[.$B283]" office:value-type="float" office:value="0.00328230928490199" calcext:value-type="float">
            <text:p>0.003282309284902</text:p>
          </table:table-cell>
          <table:table-cell table:style-name="ce22" table:formula="of:=[.AO283]/[.$B283]" office:value-type="float" office:value="0.00329956348503404" calcext:value-type="float">
            <text:p>0.003299563485034</text:p>
          </table:table-cell>
          <table:table-cell table:style-name="ce22" table:formula="of:=[.AP283]/[.$B283]" office:value-type="float" office:value="0.00331125554508697" calcext:value-type="float">
            <text:p>0.003311255545087</text:p>
          </table:table-cell>
          <table:table-cell table:style-name="ce22" table:formula="of:=[.AQ283]/[.$B283]" office:value-type="float" office:value="0.00000405857480254337" calcext:value-type="float">
            <text:p>4.05857480254337E-06</text:p>
          </table:table-cell>
          <table:table-cell table:style-name="ce22" table:formula="of:=[.AR283]/[.$B283]" office:value-type="float" office:value="0.000139763226846652" calcext:value-type="float">
            <text:p>0.000139763226847</text:p>
          </table:table-cell>
          <table:table-cell table:style-name="ce22" table:formula="of:=[.AS283]/[.$B283]" office:value-type="float" office:value="0.00140494506322085" calcext:value-type="float">
            <text:p>0.001404945063221</text:p>
          </table:table-cell>
          <table:table-cell table:style-name="ce22" table:formula="of:=[.AT283]/[.$B283]" office:value-type="float" office:value="0.00311381534394148" calcext:value-type="float">
            <text:p>0.003113815343941</text:p>
          </table:table-cell>
          <table:table-cell table:style-name="ce22" table:formula="of:=[.AU283]/[.$B283]" office:value-type="float" office:value="0.00322383321297363" calcext:value-type="float">
            <text:p>0.003223833212974</text:p>
          </table:table-cell>
          <table:table-cell table:style-name="ce22" table:formula="of:=[.AV283]/[.$B283]" office:value-type="float" office:value="0.00324700704422961" calcext:value-type="float">
            <text:p>0.00324700704423</text:p>
          </table:table-cell>
          <table:table-cell table:style-name="ce22" table:formula="of:=[.AW283]/[.$B283]" office:value-type="float" office:value="0.00326770998149958" calcext:value-type="float">
            <text:p>0.0032677099815</text:p>
          </table:table-cell>
          <table:table-cell table:style-name="ce22" table:formula="of:=[.AX283]/[.$B283]" office:value-type="float" office:value="0.00328285077869041" calcext:value-type="float">
            <text:p>0.00328285077869</text:p>
          </table:table-cell>
          <table:table-cell table:style-name="ce22" table:formula="of:=[.AY283]/[.$B283]" office:value-type="float" office:value="0.00330366411760656" calcext:value-type="float">
            <text:p>0.003303664117607</text:p>
          </table:table-cell>
          <table:table-cell table:number-columns-repeated="973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2" office:value-type="float" office:value="181538259" calcext:value-type="float">
            <text:p>181538259</text:p>
          </table:table-cell>
          <table:table-cell table:style-name="ce22" table:formula="of:=[.C284]/[.$B284]" office:value-type="float" office:value="0" calcext:value-type="float">
            <text:p>0</text:p>
          </table:table-cell>
          <table:table-cell table:style-name="ce22" table:formula="of:=[.D284]/[.$B284]" office:value-type="float" office:value="0" calcext:value-type="float">
            <text:p>0</text:p>
          </table:table-cell>
          <table:table-cell table:style-name="ce22" table:formula="of:=[.E284]/[.$B284]" office:value-type="float" office:value="0.0000000110169614439235" calcext:value-type="float">
            <text:p>1.10169614439235E-08</text:p>
          </table:table-cell>
          <table:table-cell table:style-name="ce22" table:formula="of:=[.F284]/[.$B284]" office:value-type="float" office:value="0.0000023190703839459" calcext:value-type="float">
            <text:p>2.3190703839459E-06</text:p>
          </table:table-cell>
          <table:table-cell table:style-name="ce22" table:formula="of:=[.G284]/[.$B284]" office:value-type="float" office:value="0" calcext:value-type="float">
            <text:p>0</text:p>
          </table:table-cell>
          <table:table-cell table:style-name="ce22" table:formula="of:=[.H284]/[.$B284]" office:value-type="float" office:value="0.0000000605932879415793" calcext:value-type="float">
            <text:p>6.05932879415793E-08</text:p>
          </table:table-cell>
          <table:table-cell table:style-name="ce22" table:formula="of:=[.I284]/[.$B284]" office:value-type="float" office:value="0.00000184534104185719" calcext:value-type="float">
            <text:p>1.84534104185719E-06</text:p>
          </table:table-cell>
          <table:table-cell table:style-name="ce22" table:formula="of:=[.J284]/[.$B284]" office:value-type="float" office:value="0" calcext:value-type="float">
            <text:p>0</text:p>
          </table:table-cell>
          <table:table-cell table:style-name="ce22" table:formula="of:=[.K284]/[.$B284]" office:value-type="float" office:value="0.0000000165254421658853" calcext:value-type="float">
            <text:p>1.65254421658853E-08</text:p>
          </table:table-cell>
          <table:table-cell table:style-name="ce22" table:formula="of:=[.L284]/[.$B284]" office:value-type="float" office:value="0.00000235212126827767" calcext:value-type="float">
            <text:p>2.35212126827767E-06</text:p>
          </table:table-cell>
          <table:table-cell table:style-name="ce22" table:formula="of:=[.M284]/[.$B284]" office:value-type="float" office:value="0.000176276891583498" calcext:value-type="float">
            <text:p>0.000176276891583</text:p>
          </table:table-cell>
          <table:table-cell table:style-name="ce22" table:formula="of:=[.N284]/[.$B284]" office:value-type="float" office:value="0.00193812038265719" calcext:value-type="float">
            <text:p>0.001938120382657</text:p>
          </table:table-cell>
          <table:table-cell table:style-name="ce22" table:formula="of:=[.O284]/[.$B284]" office:value-type="float" office:value="0.000146718384029451" calcext:value-type="float">
            <text:p>0.000146718384029</text:p>
          </table:table-cell>
          <table:table-cell table:style-name="ce22" table:formula="of:=[.P284]/[.$B284]" office:value-type="float" office:value="0.00184840926561932" calcext:value-type="float">
            <text:p>0.001848409265619</text:p>
          </table:table-cell>
          <table:table-cell table:style-name="ce22" table:formula="of:=[.Q284]/[.$B284]" office:value-type="float" office:value="0.00000435169977034979" calcext:value-type="float">
            <text:p>4.35169977034979E-06</text:p>
          </table:table-cell>
          <table:table-cell table:style-name="ce22" table:formula="of:=[.R284]/[.$B284]" office:value-type="float" office:value="0.00013590523637224" calcext:value-type="float">
            <text:p>0.000135905236372</text:p>
          </table:table-cell>
          <table:table-cell table:style-name="ce22" table:formula="of:=[.S284]/[.$B284]" office:value-type="float" office:value="0.00000483644607388242" calcext:value-type="float">
            <text:p>4.83644607388242E-06</text:p>
          </table:table-cell>
          <table:table-cell table:style-name="ce22" table:formula="of:=[.T284]/[.$B284]" office:value-type="float" office:value="0.000135712439546972" calcext:value-type="float">
            <text:p>0.000135712439547</text:p>
          </table:table-cell>
          <table:table-cell table:style-name="ce22" table:formula="of:=[.U284]/[.$B284]" office:value-type="float" office:value="0.00171533538833817" calcext:value-type="float">
            <text:p>0.001715335388338</text:p>
          </table:table-cell>
          <table:table-cell table:style-name="ce22" table:formula="of:=[.V284]/[.$B284]" office:value-type="float" office:value="0.00306679706562571" calcext:value-type="float">
            <text:p>0.003066797065626</text:p>
          </table:table-cell>
          <table:table-cell table:style-name="ce22" table:formula="of:=[.W284]/[.$B284]" office:value-type="float" office:value="0.00313806028072573" calcext:value-type="float">
            <text:p>0.003138060280726</text:p>
          </table:table-cell>
          <table:table-cell table:style-name="ce22" table:formula="of:=[.X284]/[.$B284]" office:value-type="float" office:value="0.00313325137705546" calcext:value-type="float">
            <text:p>0.003133251377055</text:p>
          </table:table-cell>
          <table:table-cell table:style-name="ce22" table:formula="of:=[.Y284]/[.$B284]" office:value-type="float" office:value="0.00314878529269139" calcext:value-type="float">
            <text:p>0.003148785292691</text:p>
          </table:table-cell>
          <table:table-cell table:style-name="ce22" table:formula="of:=[.Z284]/[.$B284]" office:value-type="float" office:value="0.00000456102203778433" calcext:value-type="float">
            <text:p>4.56102203778433E-06</text:p>
          </table:table-cell>
          <table:table-cell table:style-name="ce22" table:formula="of:=[.AA284]/[.$B284]" office:value-type="float" office:value="0.000131839977599433" calcext:value-type="float">
            <text:p>0.000131839977599</text:p>
          </table:table-cell>
          <table:table-cell table:style-name="ce22" table:formula="of:=[.AB284]/[.$B284]" office:value-type="float" office:value="0.00159666067966422" calcext:value-type="float">
            <text:p>0.001596660679664</text:p>
          </table:table-cell>
          <table:table-cell table:style-name="ce22" table:formula="of:=[.AC284]/[.$B284]" office:value-type="float" office:value="0.00304529195688717" calcext:value-type="float">
            <text:p>0.003045291956887</text:p>
          </table:table-cell>
          <table:table-cell table:style-name="ce22" table:formula="of:=[.AD284]/[.$B284]" office:value-type="float" office:value="0.00312721408218419" calcext:value-type="float">
            <text:p>0.003127214082184</text:p>
          </table:table-cell>
          <table:table-cell table:style-name="ce22" table:formula="of:=[.AE284]/[.$B284]" office:value-type="float" office:value="0.00312898781297666" calcext:value-type="float">
            <text:p>0.003128987812977</text:p>
          </table:table-cell>
          <table:table-cell table:style-name="ce22" table:formula="of:=[.AF284]/[.$B284]" office:value-type="float" office:value="0.00313857256943287" calcext:value-type="float">
            <text:p>0.003138572569433</text:p>
          </table:table-cell>
          <table:table-cell table:style-name="ce22" table:formula="of:=[.AG284]/[.$B284]" office:value-type="float" office:value="0.00316330564787448" calcext:value-type="float">
            <text:p>0.003163305647874</text:p>
          </table:table-cell>
          <table:table-cell table:style-name="ce22" table:formula="of:=[.AH284]/[.$B284]" office:value-type="float" office:value="0.0000042635640787984" calcext:value-type="float">
            <text:p>4.2635640787984E-06</text:p>
          </table:table-cell>
          <table:table-cell table:style-name="ce22" table:formula="of:=[.AI284]/[.$B284]" office:value-type="float" office:value="0.000130628111840601" calcext:value-type="float">
            <text:p>0.000130628111841</text:p>
          </table:table-cell>
          <table:table-cell table:style-name="ce22" table:formula="of:=[.AJ284]/[.$B284]" office:value-type="float" office:value="0.00150978092171744" calcext:value-type="float">
            <text:p>0.001509780921717</text:p>
          </table:table-cell>
          <table:table-cell table:style-name="ce22" table:formula="of:=[.AK284]/[.$B284]" office:value-type="float" office:value="0.00302384193295585" calcext:value-type="float">
            <text:p>0.003023841932956</text:p>
          </table:table-cell>
          <table:table-cell table:style-name="ce22" table:formula="of:=[.AL284]/[.$B284]" office:value-type="float" office:value="0.00311842254695193" calcext:value-type="float">
            <text:p>0.003118422546952</text:p>
          </table:table-cell>
          <table:table-cell table:style-name="ce22" table:formula="of:=[.AM284]/[.$B284]" office:value-type="float" office:value="0.00312042212545401" calcext:value-type="float">
            <text:p>0.003120422125454</text:p>
          </table:table-cell>
          <table:table-cell table:style-name="ce22" table:formula="of:=[.AN284]/[.$B284]" office:value-type="float" office:value="0.00312971493243196" calcext:value-type="float">
            <text:p>0.003129714932432</text:p>
          </table:table-cell>
          <table:table-cell table:style-name="ce22" table:formula="of:=[.AO284]/[.$B284]" office:value-type="float" office:value="0.00315610606357087" calcext:value-type="float">
            <text:p>0.003156106063571</text:p>
          </table:table-cell>
          <table:table-cell table:style-name="ce22" table:formula="of:=[.AP284]/[.$B284]" office:value-type="float" office:value="0.00316134462873746" calcext:value-type="float">
            <text:p>0.003161344628737</text:p>
          </table:table-cell>
          <table:table-cell table:style-name="ce22" table:formula="of:=[.AQ284]/[.$B284]" office:value-type="float" office:value="0.00000467119165222357" calcext:value-type="float">
            <text:p>4.67119165222357E-06</text:p>
          </table:table-cell>
          <table:table-cell table:style-name="ce22" table:formula="of:=[.AR284]/[.$B284]" office:value-type="float" office:value="0.000129102262680618" calcext:value-type="float">
            <text:p>0.000129102262681</text:p>
          </table:table-cell>
          <table:table-cell table:style-name="ce22" table:formula="of:=[.AS284]/[.$B284]" office:value-type="float" office:value="0.00144090838725076" calcext:value-type="float">
            <text:p>0.001440908387251</text:p>
          </table:table-cell>
          <table:table-cell table:style-name="ce22" table:formula="of:=[.AT284]/[.$B284]" office:value-type="float" office:value="0.00299368850948383" calcext:value-type="float">
            <text:p>0.002993688509484</text:p>
          </table:table-cell>
          <table:table-cell table:style-name="ce22" table:formula="of:=[.AU284]/[.$B284]" office:value-type="float" office:value="0.0031084301629223" calcext:value-type="float">
            <text:p>0.003108430162922</text:p>
          </table:table-cell>
          <table:table-cell table:style-name="ce22" table:formula="of:=[.AV284]/[.$B284]" office:value-type="float" office:value="0.00310964202868113" calcext:value-type="float">
            <text:p>0.003109642028681</text:p>
          </table:table-cell>
          <table:table-cell table:style-name="ce22" table:formula="of:=[.AW284]/[.$B284]" office:value-type="float" office:value="0.00312252085660907" calcext:value-type="float">
            <text:p>0.003122520856609</text:p>
          </table:table-cell>
          <table:table-cell table:style-name="ce22" table:formula="of:=[.AX284]/[.$B284]" office:value-type="float" office:value="0.00314809673260114" calcext:value-type="float">
            <text:p>0.003148096732601</text:p>
          </table:table-cell>
          <table:table-cell table:style-name="ce22" table:formula="of:=[.AY284]/[.$B284]" office:value-type="float" office:value="0.0031528505514642" calcext:value-type="float">
            <text:p>0.003152850551464</text:p>
          </table:table-cell>
          <table:table-cell table:number-columns-repeated="973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2" office:value-type="float" office:value="170805979" calcext:value-type="float">
            <text:p>170805979</text:p>
          </table:table-cell>
          <table:table-cell table:style-name="ce22" table:formula="of:=[.C285]/[.$B285]" office:value-type="float" office:value="0" calcext:value-type="float">
            <text:p>0</text:p>
          </table:table-cell>
          <table:table-cell table:style-name="ce22" table:formula="of:=[.D285]/[.$B285]" office:value-type="float" office:value="0.0000000117091919832619" calcext:value-type="float">
            <text:p>1.17091919832619E-08</text:p>
          </table:table-cell>
          <table:table-cell table:style-name="ce22" table:formula="of:=[.E285]/[.$B285]" office:value-type="float" office:value="0" calcext:value-type="float">
            <text:p>0</text:p>
          </table:table-cell>
          <table:table-cell table:style-name="ce22" table:formula="of:=[.F285]/[.$B285]" office:value-type="float" office:value="0.00000266384117619208" calcext:value-type="float">
            <text:p>2.66384117619208E-06</text:p>
          </table:table-cell>
          <table:table-cell table:style-name="ce22" table:formula="of:=[.G285]/[.$B285]" office:value-type="float" office:value="0" calcext:value-type="float">
            <text:p>0</text:p>
          </table:table-cell>
          <table:table-cell table:style-name="ce22" table:formula="of:=[.H285]/[.$B285]" office:value-type="float" office:value="0.0000000526913639246785" calcext:value-type="float">
            <text:p>5.26913639246785E-08</text:p>
          </table:table-cell>
          <table:table-cell table:style-name="ce22" table:formula="of:=[.I285]/[.$B285]" office:value-type="float" office:value="0.00000216034592091182" calcext:value-type="float">
            <text:p>2.16034592091182E-06</text:p>
          </table:table-cell>
          <table:table-cell table:style-name="ce22" table:formula="of:=[.J285]/[.$B285]" office:value-type="float" office:value="0.00000000585459599163095" calcext:value-type="float">
            <text:p>5.85459599163095E-09</text:p>
          </table:table-cell>
          <table:table-cell table:style-name="ce22" table:formula="of:=[.K285]/[.$B285]" office:value-type="float" office:value="0.0000000409821719414166" calcext:value-type="float">
            <text:p>4.09821719414166E-08</text:p>
          </table:table-cell>
          <table:table-cell table:style-name="ce22" table:formula="of:=[.L285]/[.$B285]" office:value-type="float" office:value="0.00000264627738821719" calcext:value-type="float">
            <text:p>2.64627738821719E-06</text:p>
          </table:table-cell>
          <table:table-cell table:style-name="ce22" table:formula="of:=[.M285]/[.$B285]" office:value-type="float" office:value="0.000174976310401874" calcext:value-type="float">
            <text:p>0.000174976310402</text:p>
          </table:table-cell>
          <table:table-cell table:style-name="ce22" table:formula="of:=[.N285]/[.$B285]" office:value-type="float" office:value="0.00197863682511957" calcext:value-type="float">
            <text:p>0.00197863682512</text:p>
          </table:table-cell>
          <table:table-cell table:style-name="ce22" table:formula="of:=[.O285]/[.$B285]" office:value-type="float" office:value="0.000154432533067241" calcext:value-type="float">
            <text:p>0.000154432533067</text:p>
          </table:table-cell>
          <table:table-cell table:style-name="ce22" table:formula="of:=[.P285]/[.$B285]" office:value-type="float" office:value="0.00186510449964986" calcext:value-type="float">
            <text:p>0.00186510449965</text:p>
          </table:table-cell>
          <table:table-cell table:style-name="ce22" table:formula="of:=[.Q285]/[.$B285]" office:value-type="float" office:value="0.000004426074569673" calcext:value-type="float">
            <text:p>4.426074569673E-06</text:p>
          </table:table-cell>
          <table:table-cell table:style-name="ce22" table:formula="of:=[.R285]/[.$B285]" office:value-type="float" office:value="0.000146815703682129" calcext:value-type="float">
            <text:p>0.000146815703682</text:p>
          </table:table-cell>
          <table:table-cell table:style-name="ce22" table:formula="of:=[.S285]/[.$B285]" office:value-type="float" office:value="0.00000504666174478588" calcext:value-type="float">
            <text:p>5.04666174478588E-06</text:p>
          </table:table-cell>
          <table:table-cell table:style-name="ce22" table:formula="of:=[.T285]/[.$B285]" office:value-type="float" office:value="0.000139181310509043" calcext:value-type="float">
            <text:p>0.000139181310509</text:p>
          </table:table-cell>
          <table:table-cell table:style-name="ce22" table:formula="of:=[.U285]/[.$B285]" office:value-type="float" office:value="0.00173666637278546" calcext:value-type="float">
            <text:p>0.001736666372785</text:p>
          </table:table-cell>
          <table:table-cell table:style-name="ce22" table:formula="of:=[.V285]/[.$B285]" office:value-type="float" office:value="0.00306958809679607" calcext:value-type="float">
            <text:p>0.003069588096796</text:p>
          </table:table-cell>
          <table:table-cell table:style-name="ce22" table:formula="of:=[.W285]/[.$B285]" office:value-type="float" office:value="0.0031345565485152" calcext:value-type="float">
            <text:p>0.003134556548515</text:p>
          </table:table-cell>
          <table:table-cell table:style-name="ce22" table:formula="of:=[.X285]/[.$B285]" office:value-type="float" office:value="0.00312962112409426" calcext:value-type="float">
            <text:p>0.003129621124094</text:p>
          </table:table-cell>
          <table:table-cell table:style-name="ce22" table:formula="of:=[.Y285]/[.$B285]" office:value-type="float" office:value="0.00314413466755751" calcext:value-type="float">
            <text:p>0.003144134667558</text:p>
          </table:table-cell>
          <table:table-cell table:style-name="ce22" table:formula="of:=[.Z285]/[.$B285]" office:value-type="float" office:value="0.00000466025840933824" calcext:value-type="float">
            <text:p>4.66025840933824E-06</text:p>
          </table:table-cell>
          <table:table-cell table:style-name="ce22" table:formula="of:=[.AA285]/[.$B285]" office:value-type="float" office:value="0.00013709121974003" calcext:value-type="float">
            <text:p>0.00013709121974</text:p>
          </table:table-cell>
          <table:table-cell table:style-name="ce22" table:formula="of:=[.AB285]/[.$B285]" office:value-type="float" office:value="0.00160647772171957" calcext:value-type="float">
            <text:p>0.00160647772172</text:p>
          </table:table-cell>
          <table:table-cell table:style-name="ce22" table:formula="of:=[.AC285]/[.$B285]" office:value-type="float" office:value="0.00306065398331284" calcext:value-type="float">
            <text:p>0.003060653983313</text:p>
          </table:table-cell>
          <table:table-cell table:style-name="ce22" table:formula="of:=[.AD285]/[.$B285]" office:value-type="float" office:value="0.00312223262395282" calcext:value-type="float">
            <text:p>0.003122232623953</text:p>
          </table:table-cell>
          <table:table-cell table:style-name="ce22" table:formula="of:=[.AE285]/[.$B285]" office:value-type="float" office:value="0.00311999031368802" calcext:value-type="float">
            <text:p>0.003119990313688</text:p>
          </table:table-cell>
          <table:table-cell table:style-name="ce22" table:formula="of:=[.AF285]/[.$B285]" office:value-type="float" office:value="0.00313733162701523" calcext:value-type="float">
            <text:p>0.003137331627015</text:p>
          </table:table-cell>
          <table:table-cell table:style-name="ce22" table:formula="of:=[.AG285]/[.$B285]" office:value-type="float" office:value="0.00315016490142889" calcext:value-type="float">
            <text:p>0.003150164901429</text:p>
          </table:table-cell>
          <table:table-cell table:style-name="ce22" table:formula="of:=[.AH285]/[.$B285]" office:value-type="float" office:value="0.00000447876593359768" calcext:value-type="float">
            <text:p>4.47876593359768E-06</text:p>
          </table:table-cell>
          <table:table-cell table:style-name="ce22" table:formula="of:=[.AI285]/[.$B285]" office:value-type="float" office:value="0.000134158067148223" calcext:value-type="float">
            <text:p>0.000134158067148</text:p>
          </table:table-cell>
          <table:table-cell table:style-name="ce22" table:formula="of:=[.AJ285]/[.$B285]" office:value-type="float" office:value="0.00151567879248536" calcext:value-type="float">
            <text:p>0.001515678792485</text:p>
          </table:table-cell>
          <table:table-cell table:style-name="ce22" table:formula="of:=[.AK285]/[.$B285]" office:value-type="float" office:value="0.00303324276488003" calcext:value-type="float">
            <text:p>0.00303324276488</text:p>
          </table:table-cell>
          <table:table-cell table:style-name="ce22" table:formula="of:=[.AL285]/[.$B285]" office:value-type="float" office:value="0.00311299992607402" calcext:value-type="float">
            <text:p>0.003112999926074</text:p>
          </table:table-cell>
          <table:table-cell table:style-name="ce22" table:formula="of:=[.AM285]/[.$B285]" office:value-type="float" office:value="0.00311201049935143" calcext:value-type="float">
            <text:p>0.003112010499351</text:p>
          </table:table-cell>
          <table:table-cell table:style-name="ce22" table:formula="of:=[.AN285]/[.$B285]" office:value-type="float" office:value="0.00312836238595606" calcext:value-type="float">
            <text:p>0.003128362385956</text:p>
          </table:table-cell>
          <table:table-cell table:style-name="ce22" table:formula="of:=[.AO285]/[.$B285]" office:value-type="float" office:value="0.00314333844250265" calcext:value-type="float">
            <text:p>0.003143338442503</text:p>
          </table:table-cell>
          <table:table-cell table:style-name="ce22" table:formula="of:=[.AP285]/[.$B285]" office:value-type="float" office:value="0.00315503007069793" calcext:value-type="float">
            <text:p>0.003155030070698</text:p>
          </table:table-cell>
          <table:table-cell table:style-name="ce22" table:formula="of:=[.AQ285]/[.$B285]" office:value-type="float" office:value="0.00000441436537768974" calcext:value-type="float">
            <text:p>4.41436537768974E-06</text:p>
          </table:table-cell>
          <table:table-cell table:style-name="ce22" table:formula="of:=[.AR285]/[.$B285]" office:value-type="float" office:value="0.000130229633237839" calcext:value-type="float">
            <text:p>0.000130229633238</text:p>
          </table:table-cell>
          <table:table-cell table:style-name="ce22" table:formula="of:=[.AS285]/[.$B285]" office:value-type="float" office:value="0.00144689314417969" calcext:value-type="float">
            <text:p>0.00144689314418</text:p>
          </table:table-cell>
          <table:table-cell table:style-name="ce22" table:formula="of:=[.AT285]/[.$B285]" office:value-type="float" office:value="0.00300725421327318" calcext:value-type="float">
            <text:p>0.003007254213273</text:p>
          </table:table-cell>
          <table:table-cell table:style-name="ce22" table:formula="of:=[.AU285]/[.$B285]" office:value-type="float" office:value="0.00310375551900323" calcext:value-type="float">
            <text:p>0.003103755519003</text:p>
          </table:table-cell>
          <table:table-cell table:style-name="ce22" table:formula="of:=[.AV285]/[.$B285]" office:value-type="float" office:value="0.00310354475354753" calcext:value-type="float">
            <text:p>0.003103544753548</text:p>
          </table:table-cell>
          <table:table-cell table:style-name="ce22" table:formula="of:=[.AW285]/[.$B285]" office:value-type="float" office:value="0.00312095046743065" calcext:value-type="float">
            <text:p>0.003120950467431</text:p>
          </table:table-cell>
          <table:table-cell table:style-name="ce22" table:formula="of:=[.AX285]/[.$B285]" office:value-type="float" office:value="0.00313710329777156" calcext:value-type="float">
            <text:p>0.003137103297772</text:p>
          </table:table-cell>
          <table:table-cell table:style-name="ce22" table:formula="of:=[.AY285]/[.$B285]" office:value-type="float" office:value="0.00314914620172635" calcext:value-type="float">
            <text:p>0.003149146201726</text:p>
          </table:table-cell>
          <table:table-cell table:number-columns-repeated="973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2" office:value-type="float" office:value="159345973" calcext:value-type="float">
            <text:p>159345973</text:p>
          </table:table-cell>
          <table:table-cell table:style-name="ce22" table:formula="of:=[.C286]/[.$B286]" office:value-type="float" office:value="0" calcext:value-type="float">
            <text:p>0</text:p>
          </table:table-cell>
          <table:table-cell table:style-name="ce22" table:formula="of:=[.D286]/[.$B286]" office:value-type="float" office:value="0.0000000376539167387682" calcext:value-type="float">
            <text:p>3.76539167387682E-08</text:p>
          </table:table-cell>
          <table:table-cell table:style-name="ce22" table:formula="of:=[.E286]/[.$B286]" office:value-type="float" office:value="0.0000000313782639489735" calcext:value-type="float">
            <text:p>3.13782639489735E-08</text:p>
          </table:table-cell>
          <table:table-cell table:style-name="ce22" table:formula="of:=[.F286]/[.$B286]" office:value-type="float" office:value="0.00000275501157471987" calcext:value-type="float">
            <text:p>2.75501157471987E-06</text:p>
          </table:table-cell>
          <table:table-cell table:style-name="ce22" table:formula="of:=[.G286]/[.$B286]" office:value-type="float" office:value="0" calcext:value-type="float">
            <text:p>0</text:p>
          </table:table-cell>
          <table:table-cell table:style-name="ce22" table:formula="of:=[.H286]/[.$B286]" office:value-type="float" office:value="0.0000000753078334775363" calcext:value-type="float">
            <text:p>7.53078334775363E-08</text:p>
          </table:table-cell>
          <table:table-cell table:style-name="ce22" table:formula="of:=[.I286]/[.$B286]" office:value-type="float" office:value="0.00000237847240733219" calcext:value-type="float">
            <text:p>2.37847240733219E-06</text:p>
          </table:table-cell>
          <table:table-cell table:style-name="ce22" table:formula="of:=[.J286]/[.$B286]" office:value-type="float" office:value="0" calcext:value-type="float">
            <text:p>0</text:p>
          </table:table-cell>
          <table:table-cell table:style-name="ce22" table:formula="of:=[.K286]/[.$B286]" office:value-type="float" office:value="0.0000000941347918469204" calcext:value-type="float">
            <text:p>9.41347918469204E-08</text:p>
          </table:table-cell>
          <table:table-cell table:style-name="ce22" table:formula="of:=[.L286]/[.$B286]" office:value-type="float" office:value="0.00000280521679703823" calcext:value-type="float">
            <text:p>2.80521679703823E-06</text:p>
          </table:table-cell>
          <table:table-cell table:style-name="ce22" table:formula="of:=[.M286]/[.$B286]" office:value-type="float" office:value="0.000197494793294839" calcext:value-type="float">
            <text:p>0.000197494793295</text:p>
          </table:table-cell>
          <table:table-cell table:style-name="ce22" table:formula="of:=[.N286]/[.$B286]" office:value-type="float" office:value="0.00192060705544156" calcext:value-type="float">
            <text:p>0.001920607055442</text:p>
          </table:table-cell>
          <table:table-cell table:style-name="ce22" table:formula="of:=[.O286]/[.$B286]" office:value-type="float" office:value="0.000163179523840242" calcext:value-type="float">
            <text:p>0.00016317952384</text:p>
          </table:table-cell>
          <table:table-cell table:style-name="ce22" table:formula="of:=[.P286]/[.$B286]" office:value-type="float" office:value="0.0018258823522324" calcext:value-type="float">
            <text:p>0.001825882352232</text:p>
          </table:table-cell>
          <table:table-cell table:style-name="ce22" table:formula="of:=[.Q286]/[.$B286]" office:value-type="float" office:value="0.00000528409964900713" calcext:value-type="float">
            <text:p>5.28409964900713E-06</text:p>
          </table:table-cell>
          <table:table-cell table:style-name="ce22" table:formula="of:=[.R286]/[.$B286]" office:value-type="float" office:value="0.00015497724564398" calcext:value-type="float">
            <text:p>0.000154977245644</text:p>
          </table:table-cell>
          <table:table-cell table:style-name="ce22" table:formula="of:=[.S286]/[.$B286]" office:value-type="float" office:value="0.00000530920226016631" calcext:value-type="float">
            <text:p>5.30920226016631E-06</text:p>
          </table:table-cell>
          <table:table-cell table:style-name="ce22" table:formula="of:=[.T286]/[.$B286]" office:value-type="float" office:value="0.000153119652418201" calcext:value-type="float">
            <text:p>0.000153119652418</text:p>
          </table:table-cell>
          <table:table-cell table:style-name="ce22" table:formula="of:=[.U286]/[.$B286]" office:value-type="float" office:value="0.00173032926285498" calcext:value-type="float">
            <text:p>0.001730329262855</text:p>
          </table:table-cell>
          <table:table-cell table:style-name="ce22" table:formula="of:=[.V286]/[.$B286]" office:value-type="float" office:value="0.002999429423924" calcext:value-type="float">
            <text:p>0.002999429423924</text:p>
          </table:table-cell>
          <table:table-cell table:style-name="ce22" table:formula="of:=[.W286]/[.$B286]" office:value-type="float" office:value="0.00309502016721816" calcext:value-type="float">
            <text:p>0.003095020167218</text:p>
          </table:table-cell>
          <table:table-cell table:style-name="ce22" table:formula="of:=[.X286]/[.$B286]" office:value-type="float" office:value="0.00311603732841118" calcext:value-type="float">
            <text:p>0.003116037328411</text:p>
          </table:table-cell>
          <table:table-cell table:style-name="ce22" table:formula="of:=[.Y286]/[.$B286]" office:value-type="float" office:value="0.0031330568987771" calcext:value-type="float">
            <text:p>0.003133056898777</text:p>
          </table:table-cell>
          <table:table-cell table:style-name="ce22" table:formula="of:=[.Z286]/[.$B286]" office:value-type="float" office:value="0.00000481970134256233" calcext:value-type="float">
            <text:p>4.81970134256233E-06</text:p>
          </table:table-cell>
          <table:table-cell table:style-name="ce22" table:formula="of:=[.AA286]/[.$B286]" office:value-type="float" office:value="0.000151061238303148" calcext:value-type="float">
            <text:p>0.000151061238303</text:p>
          </table:table-cell>
          <table:table-cell table:style-name="ce22" table:formula="of:=[.AB286]/[.$B286]" office:value-type="float" office:value="0.00160605878631147" calcext:value-type="float">
            <text:p>0.001606058786311</text:p>
          </table:table-cell>
          <table:table-cell table:style-name="ce22" table:formula="of:=[.AC286]/[.$B286]" office:value-type="float" office:value="0.00298304369448985" calcext:value-type="float">
            <text:p>0.00298304369449</text:p>
          </table:table-cell>
          <table:table-cell table:style-name="ce22" table:formula="of:=[.AD286]/[.$B286]" office:value-type="float" office:value="0.00308288933037548" calcext:value-type="float">
            <text:p>0.003082889330375</text:p>
          </table:table-cell>
          <table:table-cell table:style-name="ce22" table:formula="of:=[.AE286]/[.$B286]" office:value-type="float" office:value="0.00310428303073589" calcext:value-type="float">
            <text:p>0.003104283030736</text:p>
          </table:table-cell>
          <table:table-cell table:style-name="ce22" table:formula="of:=[.AF286]/[.$B286]" office:value-type="float" office:value="0.00312447808141345" calcext:value-type="float">
            <text:p>0.003124478081413</text:p>
          </table:table-cell>
          <table:table-cell table:style-name="ce22" table:formula="of:=[.AG286]/[.$B286]" office:value-type="float" office:value="0.00314319207803262" calcext:value-type="float">
            <text:p>0.003143192078033</text:p>
          </table:table-cell>
          <table:table-cell table:style-name="ce22" table:formula="of:=[.AH286]/[.$B286]" office:value-type="float" office:value="0.00000530292660737652" calcext:value-type="float">
            <text:p>5.30292660737652E-06</text:p>
          </table:table-cell>
          <table:table-cell table:style-name="ce22" table:formula="of:=[.AI286]/[.$B286]" office:value-type="float" office:value="0.000149624113814285" calcext:value-type="float">
            <text:p>0.000149624113814</text:p>
          </table:table-cell>
          <table:table-cell table:style-name="ce22" table:formula="of:=[.AJ286]/[.$B286]" office:value-type="float" office:value="0.00152829089694033" calcext:value-type="float">
            <text:p>0.00152829089694</text:p>
          </table:table-cell>
          <table:table-cell table:style-name="ce22" table:formula="of:=[.AK286]/[.$B286]" office:value-type="float" office:value="0.00295373639596151" calcext:value-type="float">
            <text:p>0.002953736395962</text:p>
          </table:table-cell>
          <table:table-cell table:style-name="ce22" table:formula="of:=[.AL286]/[.$B286]" office:value-type="float" office:value="0.00307156805274269" calcext:value-type="float">
            <text:p>0.003071568052743</text:p>
          </table:table-cell>
          <table:table-cell table:style-name="ce22" table:formula="of:=[.AM286]/[.$B286]" office:value-type="float" office:value="0.00309527119332975" calcext:value-type="float">
            <text:p>0.00309527119333</text:p>
          </table:table-cell>
          <table:table-cell table:style-name="ce22" table:formula="of:=[.AN286]/[.$B286]" office:value-type="float" office:value="0.00311611263624466" calcext:value-type="float">
            <text:p>0.003116112636245</text:p>
          </table:table-cell>
          <table:table-cell table:style-name="ce22" table:formula="of:=[.AO286]/[.$B286]" office:value-type="float" office:value="0.00313498979983636" calcext:value-type="float">
            <text:p>0.003134989799836</text:p>
          </table:table-cell>
          <table:table-cell table:style-name="ce22" table:formula="of:=[.AP286]/[.$B286]" office:value-type="float" office:value="0.0031473842140962" calcext:value-type="float">
            <text:p>0.003147384214096</text:p>
          </table:table-cell>
          <table:table-cell table:style-name="ce22" table:formula="of:=[.AQ286]/[.$B286]" office:value-type="float" office:value="0.00000580497883056009" calcext:value-type="float">
            <text:p>5.80497883056009E-06</text:p>
          </table:table-cell>
          <table:table-cell table:style-name="ce22" table:formula="of:=[.AR286]/[.$B286]" office:value-type="float" office:value="0.000148971445924146" calcext:value-type="float">
            <text:p>0.000148971445924</text:p>
          </table:table-cell>
          <table:table-cell table:style-name="ce22" table:formula="of:=[.AS286]/[.$B286]" office:value-type="float" office:value="0.00146402193672005" calcext:value-type="float">
            <text:p>0.00146402193672</text:p>
          </table:table-cell>
          <table:table-cell table:style-name="ce22" table:formula="of:=[.AT286]/[.$B286]" office:value-type="float" office:value="0.00293214187471183" calcext:value-type="float">
            <text:p>0.002932141874712</text:p>
          </table:table-cell>
          <table:table-cell table:style-name="ce22" table:formula="of:=[.AU286]/[.$B286]" office:value-type="float" office:value="0.00305976982549788" calcext:value-type="float">
            <text:p>0.003059769825498</text:p>
          </table:table-cell>
          <table:table-cell table:style-name="ce22" table:formula="of:=[.AV286]/[.$B286]" office:value-type="float" office:value="0.00308597695154806" calcext:value-type="float">
            <text:p>0.003085976951548</text:p>
          </table:table-cell>
          <table:table-cell table:style-name="ce22" table:formula="of:=[.AW286]/[.$B286]" office:value-type="float" office:value="0.00310758402410333" calcext:value-type="float">
            <text:p>0.003107584024103</text:p>
          </table:table-cell>
          <table:table-cell table:style-name="ce22" table:formula="of:=[.AX286]/[.$B286]" office:value-type="float" office:value="0.00312674359207057" calcext:value-type="float">
            <text:p>0.003126743592071</text:p>
          </table:table-cell>
          <table:table-cell table:style-name="ce22" table:formula="of:=[.AY286]/[.$B286]" office:value-type="float" office:value="0.00313961495594244" calcext:value-type="float">
            <text:p>0.003139614955942</text:p>
          </table:table-cell>
          <table:table-cell table:number-columns-repeated="973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2" office:value-type="float" office:value="145138636" calcext:value-type="float">
            <text:p>145138636</text:p>
          </table:table-cell>
          <table:table-cell table:style-name="ce22" table:formula="of:=[.C287]/[.$B287]" office:value-type="float" office:value="0" calcext:value-type="float">
            <text:p>0</text:p>
          </table:table-cell>
          <table:table-cell table:style-name="ce22" table:formula="of:=[.D287]/[.$B287]" office:value-type="float" office:value="0" calcext:value-type="float">
            <text:p>0</text:p>
          </table:table-cell>
          <table:table-cell table:style-name="ce22" table:formula="of:=[.E287]/[.$B287]" office:value-type="float" office:value="0" calcext:value-type="float">
            <text:p>0</text:p>
          </table:table-cell>
          <table:table-cell table:style-name="ce22" table:formula="of:=[.F287]/[.$B287]" office:value-type="float" office:value="0.00000195674982090916" calcext:value-type="float">
            <text:p>1.95674982090916E-06</text:p>
          </table:table-cell>
          <table:table-cell table:style-name="ce22" table:formula="of:=[.G287]/[.$B287]" office:value-type="float" office:value="0.00000000688996415813085" calcext:value-type="float">
            <text:p>6.88996415813085E-09</text:p>
          </table:table-cell>
          <table:table-cell table:style-name="ce22" table:formula="of:=[.H287]/[.$B287]" office:value-type="float" office:value="0.0000000137799283162617" calcext:value-type="float">
            <text:p>1.37799283162617E-08</text:p>
          </table:table-cell>
          <table:table-cell table:style-name="ce22" table:formula="of:=[.I287]/[.$B287]" office:value-type="float" office:value="0.00000135043297499365" calcext:value-type="float">
            <text:p>1.35043297499365E-06</text:p>
          </table:table-cell>
          <table:table-cell table:style-name="ce22" table:formula="of:=[.J287]/[.$B287]" office:value-type="float" office:value="0.000000048229749106916" calcext:value-type="float">
            <text:p>4.8229749106916E-08</text:p>
          </table:table-cell>
          <table:table-cell table:style-name="ce22" table:formula="of:=[.K287]/[.$B287]" office:value-type="float" office:value="0.0000000895695340557011" calcext:value-type="float">
            <text:p>8.95695340557011E-08</text:p>
          </table:table-cell>
          <table:table-cell table:style-name="ce22" table:formula="of:=[.L287]/[.$B287]" office:value-type="float" office:value="0.00000243904731197832" calcext:value-type="float">
            <text:p>2.43904731197832E-06</text:p>
          </table:table-cell>
          <table:table-cell table:style-name="ce22" table:formula="of:=[.M287]/[.$B287]" office:value-type="float" office:value="0.000172021735136053" calcext:value-type="float">
            <text:p>0.000172021735136</text:p>
          </table:table-cell>
          <table:table-cell table:style-name="ce22" table:formula="of:=[.N287]/[.$B287]" office:value-type="float" office:value="0.00196655423990618" calcext:value-type="float">
            <text:p>0.001966554239906</text:p>
          </table:table-cell>
          <table:table-cell table:style-name="ce22" table:formula="of:=[.O287]/[.$B287]" office:value-type="float" office:value="0.000157552810403978" calcext:value-type="float">
            <text:p>0.000157552810404</text:p>
          </table:table-cell>
          <table:table-cell table:style-name="ce22" table:formula="of:=[.P287]/[.$B287]" office:value-type="float" office:value="0.00187473168757077" calcext:value-type="float">
            <text:p>0.001874731687571</text:p>
          </table:table-cell>
          <table:table-cell table:style-name="ce22" table:formula="of:=[.Q287]/[.$B287]" office:value-type="float" office:value="0.00000454737634436636" calcext:value-type="float">
            <text:p>4.54737634436636E-06</text:p>
          </table:table-cell>
          <table:table-cell table:style-name="ce22" table:formula="of:=[.R287]/[.$B287]" office:value-type="float" office:value="0.000148905905385524" calcext:value-type="float">
            <text:p>0.000148905905386</text:p>
          </table:table-cell>
          <table:table-cell table:style-name="ce22" table:formula="of:=[.S287]/[.$B287]" office:value-type="float" office:value="0.00000493321433722169" calcext:value-type="float">
            <text:p>4.93321433722169E-06</text:p>
          </table:table-cell>
          <table:table-cell table:style-name="ce22" table:formula="of:=[.T287]/[.$B287]" office:value-type="float" office:value="0.000146949155564615" calcext:value-type="float">
            <text:p>0.000146949155565</text:p>
          </table:table-cell>
          <table:table-cell table:style-name="ce22" table:formula="of:=[.U287]/[.$B287]" office:value-type="float" office:value="0.00174719156103961" calcext:value-type="float">
            <text:p>0.00174719156104</text:p>
          </table:table-cell>
          <table:table-cell table:style-name="ce22" table:formula="of:=[.V287]/[.$B287]" office:value-type="float" office:value="0.00306911386434691" calcext:value-type="float">
            <text:p>0.003069113864347</text:p>
          </table:table-cell>
          <table:table-cell table:style-name="ce22" table:formula="of:=[.W287]/[.$B287]" office:value-type="float" office:value="0.00314482768048061" calcext:value-type="float">
            <text:p>0.003144827680481</text:p>
          </table:table-cell>
          <table:table-cell table:style-name="ce22" table:formula="of:=[.X287]/[.$B287]" office:value-type="float" office:value="0.00314679132026568" calcext:value-type="float">
            <text:p>0.003146791320266</text:p>
          </table:table-cell>
          <table:table-cell table:style-name="ce22" table:formula="of:=[.Y287]/[.$B287]" office:value-type="float" office:value="0.00316132225467518" calcext:value-type="float">
            <text:p>0.003161322254675</text:p>
          </table:table-cell>
          <table:table-cell table:style-name="ce22" table:formula="of:=[.Z287]/[.$B287]" office:value-type="float" office:value="0.00000565666057382543" calcext:value-type="float">
            <text:p>5.65666057382543E-06</text:p>
          </table:table-cell>
          <table:table-cell table:style-name="ce22" table:formula="of:=[.AA287]/[.$B287]" office:value-type="float" office:value="0.000141251155205841" calcext:value-type="float">
            <text:p>0.000141251155206</text:p>
          </table:table-cell>
          <table:table-cell table:style-name="ce22" table:formula="of:=[.AB287]/[.$B287]" office:value-type="float" office:value="0.00162631402984936" calcext:value-type="float">
            <text:p>0.001626314029849</text:p>
          </table:table-cell>
          <table:table-cell table:style-name="ce22" table:formula="of:=[.AC287]/[.$B287]" office:value-type="float" office:value="0.00305491364821701" calcext:value-type="float">
            <text:p>0.003054913648217</text:p>
          </table:table-cell>
          <table:table-cell table:style-name="ce22" table:formula="of:=[.AD287]/[.$B287]" office:value-type="float" office:value="0.00313567780807861" calcext:value-type="float">
            <text:p>0.003135677808079</text:p>
          </table:table-cell>
          <table:table-cell table:style-name="ce22" table:formula="of:=[.AE287]/[.$B287]" office:value-type="float" office:value="0.00313796527617911" calcext:value-type="float">
            <text:p>0.003137965276179</text:p>
          </table:table-cell>
          <table:table-cell table:style-name="ce22" table:formula="of:=[.AF287]/[.$B287]" office:value-type="float" office:value="0.00315335745610838" calcext:value-type="float">
            <text:p>0.003153357456108</text:p>
          </table:table-cell>
          <table:table-cell table:style-name="ce22" table:formula="of:=[.AG287]/[.$B287]" office:value-type="float" office:value="0.00316453986793703" calcext:value-type="float">
            <text:p>0.003164539867937</text:p>
          </table:table-cell>
          <table:table-cell table:style-name="ce22" table:formula="of:=[.AH287]/[.$B287]" office:value-type="float" office:value="0.00000537417204334206" calcext:value-type="float">
            <text:p>5.37417204334206E-06</text:p>
          </table:table-cell>
          <table:table-cell table:style-name="ce22" table:formula="of:=[.AI287]/[.$B287]" office:value-type="float" office:value="0.000143304364524964" calcext:value-type="float">
            <text:p>0.000143304364525</text:p>
          </table:table-cell>
          <table:table-cell table:style-name="ce22" table:formula="of:=[.AJ287]/[.$B287]" office:value-type="float" office:value="0.00154441302590166" calcext:value-type="float">
            <text:p>0.001544413025902</text:p>
          </table:table-cell>
          <table:table-cell table:style-name="ce22" table:formula="of:=[.AK287]/[.$B287]" office:value-type="float" office:value="0.00302943456076024" calcext:value-type="float">
            <text:p>0.00302943456076</text:p>
          </table:table-cell>
          <table:table-cell table:style-name="ce22" table:formula="of:=[.AL287]/[.$B287]" office:value-type="float" office:value="0.00313082038334713" calcext:value-type="float">
            <text:p>0.003130820383347</text:p>
          </table:table-cell>
          <table:table-cell table:style-name="ce22" table:formula="of:=[.AM287]/[.$B287]" office:value-type="float" office:value="0.00313120622133999" calcext:value-type="float">
            <text:p>0.00313120622134</text:p>
          </table:table-cell>
          <table:table-cell table:style-name="ce22" table:formula="of:=[.AN287]/[.$B287]" office:value-type="float" office:value="0.0031477421353195" calcext:value-type="float">
            <text:p>0.00314774213532</text:p>
          </table:table-cell>
          <table:table-cell table:style-name="ce22" table:formula="of:=[.AO287]/[.$B287]" office:value-type="float" office:value="0.00315826311058897" calcext:value-type="float">
            <text:p>0.003158263110589</text:p>
          </table:table-cell>
          <table:table-cell table:style-name="ce22" table:formula="of:=[.AP287]/[.$B287]" office:value-type="float" office:value="0.0031706168163245" calcext:value-type="float">
            <text:p>0.003170616816325</text:p>
          </table:table-cell>
          <table:table-cell table:style-name="ce22" table:formula="of:=[.AQ287]/[.$B287]" office:value-type="float" office:value="0.00000508479354870057" calcext:value-type="float">
            <text:p>5.08479354870057E-06</text:p>
          </table:table-cell>
          <table:table-cell table:style-name="ce22" table:formula="of:=[.AR287]/[.$B287]" office:value-type="float" office:value="0.000138426269901007" calcext:value-type="float">
            <text:p>0.000138426269901</text:p>
          </table:table-cell>
          <table:table-cell table:style-name="ce22" table:formula="of:=[.AS287]/[.$B287]" office:value-type="float" office:value="0.0014717376839617" calcext:value-type="float">
            <text:p>0.001471737683962</text:p>
          </table:table-cell>
          <table:table-cell table:style-name="ce22" table:formula="of:=[.AT287]/[.$B287]" office:value-type="float" office:value="0.00300399681308842" calcext:value-type="float">
            <text:p>0.003003996813088</text:p>
          </table:table-cell>
          <table:table-cell table:style-name="ce22" table:formula="of:=[.AU287]/[.$B287]" office:value-type="float" office:value="0.00311987223029986" calcext:value-type="float">
            <text:p>0.0031198722303</text:p>
          </table:table-cell>
          <table:table-cell table:style-name="ce22" table:formula="of:=[.AV287]/[.$B287]" office:value-type="float" office:value="0.00312421290771949" calcext:value-type="float">
            <text:p>0.003124212907719</text:p>
          </table:table-cell>
          <table:table-cell table:style-name="ce22" table:formula="of:=[.AW287]/[.$B287]" office:value-type="float" office:value="0.00314180987617935" calcext:value-type="float">
            <text:p>0.003141809876179</text:p>
          </table:table-cell>
          <table:table-cell table:style-name="ce22" table:formula="of:=[.AX287]/[.$B287]" office:value-type="float" office:value="0.00315118711739857" calcext:value-type="float">
            <text:p>0.003151187117399</text:p>
          </table:table-cell>
          <table:table-cell table:style-name="ce22" table:formula="of:=[.AY287]/[.$B287]" office:value-type="float" office:value="0.00316490503603741" calcext:value-type="float">
            <text:p>0.003164905036037</text:p>
          </table:table-cell>
          <table:table-cell table:number-columns-repeated="973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2" office:value-type="float" office:value="138394717" calcext:value-type="float">
            <text:p>138394717</text:p>
          </table:table-cell>
          <table:table-cell table:style-name="ce22" table:formula="of:=[.C288]/[.$B288]" office:value-type="float" office:value="0" calcext:value-type="float">
            <text:p>0</text:p>
          </table:table-cell>
          <table:table-cell table:style-name="ce22" table:formula="of:=[.D288]/[.$B288]" office:value-type="float" office:value="0" calcext:value-type="float">
            <text:p>0</text:p>
          </table:table-cell>
          <table:table-cell table:style-name="ce22" table:formula="of:=[.E288]/[.$B288]" office:value-type="float" office:value="0" calcext:value-type="float">
            <text:p>0</text:p>
          </table:table-cell>
          <table:table-cell table:style-name="ce22" table:formula="of:=[.F288]/[.$B288]" office:value-type="float" office:value="0.00000239893550271865" calcext:value-type="float">
            <text:p>2.39893550271865E-06</text:p>
          </table:table-cell>
          <table:table-cell table:style-name="ce22" table:formula="of:=[.G288]/[.$B288]" office:value-type="float" office:value="0" calcext:value-type="float">
            <text:p>0</text:p>
          </table:table-cell>
          <table:table-cell table:style-name="ce22" table:formula="of:=[.H288]/[.$B288]" office:value-type="float" office:value="0.0000000361285467276905" calcext:value-type="float">
            <text:p>3.61285467276905E-08</text:p>
          </table:table-cell>
          <table:table-cell table:style-name="ce22" table:formula="of:=[.I288]/[.$B288]" office:value-type="float" office:value="0.00000192926439525867" calcext:value-type="float">
            <text:p>1.92926439525867E-06</text:p>
          </table:table-cell>
          <table:table-cell table:style-name="ce22" table:formula="of:=[.J288]/[.$B288]" office:value-type="float" office:value="0" calcext:value-type="float">
            <text:p>0</text:p>
          </table:table-cell>
          <table:table-cell table:style-name="ce22" table:formula="of:=[.K288]/[.$B288]" office:value-type="float" office:value="0.0000000794828028009191" calcext:value-type="float">
            <text:p>7.94828028009191E-08</text:p>
          </table:table-cell>
          <table:table-cell table:style-name="ce22" table:formula="of:=[.L288]/[.$B288]" office:value-type="float" office:value="0.00000255067539897495" calcext:value-type="float">
            <text:p>2.55067539897495E-06</text:p>
          </table:table-cell>
          <table:table-cell table:style-name="ce22" table:formula="of:=[.M288]/[.$B288]" office:value-type="float" office:value="0.000153156135288025" calcext:value-type="float">
            <text:p>0.000153156135288</text:p>
          </table:table-cell>
          <table:table-cell table:style-name="ce22" table:formula="of:=[.N288]/[.$B288]" office:value-type="float" office:value="0.00164370436192301" calcext:value-type="float">
            <text:p>0.001643704361923</text:p>
          </table:table-cell>
          <table:table-cell table:style-name="ce22" table:formula="of:=[.O288]/[.$B288]" office:value-type="float" office:value="0.000137093383412894" calcext:value-type="float">
            <text:p>0.000137093383413</text:p>
          </table:table-cell>
          <table:table-cell table:style-name="ce22" table:formula="of:=[.P288]/[.$B288]" office:value-type="float" office:value="0.00156672165455564" calcext:value-type="float">
            <text:p>0.001566721654556</text:p>
          </table:table-cell>
          <table:table-cell table:style-name="ce22" table:formula="of:=[.Q288]/[.$B288]" office:value-type="float" office:value="0.00000498573944842129" calcext:value-type="float">
            <text:p>4.98573944842129E-06</text:p>
          </table:table-cell>
          <table:table-cell table:style-name="ce22" table:formula="of:=[.R288]/[.$B288]" office:value-type="float" office:value="0.000135142441889599" calcext:value-type="float">
            <text:p>0.00013514244189</text:p>
          </table:table-cell>
          <table:table-cell table:style-name="ce22" table:formula="of:=[.S288]/[.$B288]" office:value-type="float" office:value="0.00000530367065962496" calcext:value-type="float">
            <text:p>5.30367065962496E-06</text:p>
          </table:table-cell>
          <table:table-cell table:style-name="ce22" table:formula="of:=[.T288]/[.$B288]" office:value-type="float" office:value="0.00013421755109337" calcext:value-type="float">
            <text:p>0.000134217551093</text:p>
          </table:table-cell>
          <table:table-cell table:style-name="ce22" table:formula="of:=[.U288]/[.$B288]" office:value-type="float" office:value="0.00145877678264265" calcext:value-type="float">
            <text:p>0.001458776782643</text:p>
          </table:table-cell>
          <table:table-cell table:style-name="ce22" table:formula="of:=[.V288]/[.$B288]" office:value-type="float" office:value="0.00256277123641938" calcext:value-type="float">
            <text:p>0.002562771236419</text:p>
          </table:table-cell>
          <table:table-cell table:style-name="ce22" table:formula="of:=[.W288]/[.$B288]" office:value-type="float" office:value="0.00268874425314949" calcext:value-type="float">
            <text:p>0.002688744253149</text:p>
          </table:table-cell>
          <table:table-cell table:style-name="ce22" table:formula="of:=[.X288]/[.$B288]" office:value-type="float" office:value="0.00270685188076941" calcext:value-type="float">
            <text:p>0.002706851880769</text:p>
          </table:table-cell>
          <table:table-cell table:style-name="ce22" table:formula="of:=[.Y288]/[.$B288]" office:value-type="float" office:value="0.00273085568721529" calcext:value-type="float">
            <text:p>0.002730855687215</text:p>
          </table:table-cell>
          <table:table-cell table:style-name="ce22" table:formula="of:=[.Z288]/[.$B288]" office:value-type="float" office:value="0.0000054048305904625" calcext:value-type="float">
            <text:p>5.4048305904625E-06</text:p>
          </table:table-cell>
          <table:table-cell table:style-name="ce22" table:formula="of:=[.AA288]/[.$B288]" office:value-type="float" office:value="0.000134058585487768" calcext:value-type="float">
            <text:p>0.000134058585488</text:p>
          </table:table-cell>
          <table:table-cell table:style-name="ce22" table:formula="of:=[.AB288]/[.$B288]" office:value-type="float" office:value="0.00136351303063108" calcext:value-type="float">
            <text:p>0.001363513030631</text:p>
          </table:table-cell>
          <table:table-cell table:style-name="ce22" table:formula="of:=[.AC288]/[.$B288]" office:value-type="float" office:value="0.0025484787833339" calcext:value-type="float">
            <text:p>0.002548478783334</text:p>
          </table:table-cell>
          <table:table-cell table:style-name="ce22" table:formula="of:=[.AD288]/[.$B288]" office:value-type="float" office:value="0.00267640996729666" calcext:value-type="float">
            <text:p>0.002676409967297</text:p>
          </table:table-cell>
          <table:table-cell table:style-name="ce22" table:formula="of:=[.AE288]/[.$B288]" office:value-type="float" office:value="0.00269376612114464" calcext:value-type="float">
            <text:p>0.002693766121145</text:p>
          </table:table-cell>
          <table:table-cell table:style-name="ce22" table:formula="of:=[.AF288]/[.$B288]" office:value-type="float" office:value="0.00272183800195205" calcext:value-type="float">
            <text:p>0.002721838001952</text:p>
          </table:table-cell>
          <table:table-cell table:style-name="ce22" table:formula="of:=[.AG288]/[.$B288]" office:value-type="float" office:value="0.00274149915708126" calcext:value-type="float">
            <text:p>0.002741499157081</text:p>
          </table:table-cell>
          <table:table-cell table:style-name="ce22" table:formula="of:=[.AH288]/[.$B288]" office:value-type="float" office:value="0.00000573721322035725" calcext:value-type="float">
            <text:p>5.73721322035725E-06</text:p>
          </table:table-cell>
          <table:table-cell table:style-name="ce22" table:formula="of:=[.AI288]/[.$B288]" office:value-type="float" office:value="0.000130431279396308" calcext:value-type="float">
            <text:p>0.000130431279396</text:p>
          </table:table-cell>
          <table:table-cell table:style-name="ce22" table:formula="of:=[.AJ288]/[.$B288]" office:value-type="float" office:value="0.00129464479485875" calcext:value-type="float">
            <text:p>0.001294644794859</text:p>
          </table:table-cell>
          <table:table-cell table:style-name="ce22" table:formula="of:=[.AK288]/[.$B288]" office:value-type="float" office:value="0.00252522645065996" calcext:value-type="float">
            <text:p>0.00252522645066</text:p>
          </table:table-cell>
          <table:table-cell table:style-name="ce22" table:formula="of:=[.AL288]/[.$B288]" office:value-type="float" office:value="0.00266117094628692" calcext:value-type="float">
            <text:p>0.002661170946287</text:p>
          </table:table-cell>
          <table:table-cell table:style-name="ce22" table:formula="of:=[.AM288]/[.$B288]" office:value-type="float" office:value="0.00268374406228238" calcext:value-type="float">
            <text:p>0.002683744062282</text:p>
          </table:table-cell>
          <table:table-cell table:style-name="ce22" table:formula="of:=[.AN288]/[.$B288]" office:value-type="float" office:value="0.00271261799682715" calcext:value-type="float">
            <text:p>0.002712617996827</text:p>
          </table:table-cell>
          <table:table-cell table:style-name="ce22" table:formula="of:=[.AO288]/[.$B288]" office:value-type="float" office:value="0.00273224302340963" calcext:value-type="float">
            <text:p>0.00273224302341</text:p>
          </table:table-cell>
          <table:table-cell table:style-name="ce22" table:formula="of:=[.AP288]/[.$B288]" office:value-type="float" office:value="0.00275149953881549" calcext:value-type="float">
            <text:p>0.002751499538815</text:p>
          </table:table-cell>
          <table:table-cell table:style-name="ce22" table:formula="of:=[.AQ288]/[.$B288]" office:value-type="float" office:value="0.00000589617882595909" calcext:value-type="float">
            <text:p>5.89617882595909E-06</text:p>
          </table:table-cell>
          <table:table-cell table:style-name="ce22" table:formula="of:=[.AR288]/[.$B288]" office:value-type="float" office:value="0.00012790228112537" calcext:value-type="float">
            <text:p>0.000127902281125</text:p>
          </table:table-cell>
          <table:table-cell table:style-name="ce22" table:formula="of:=[.AS288]/[.$B288]" office:value-type="float" office:value="0.00124529320002873" calcext:value-type="float">
            <text:p>0.001245293200029</text:p>
          </table:table-cell>
          <table:table-cell table:style-name="ce22" table:formula="of:=[.AT288]/[.$B288]" office:value-type="float" office:value="0.00250790642535871" calcext:value-type="float">
            <text:p>0.002507906425359</text:p>
          </table:table-cell>
          <table:table-cell table:style-name="ce22" table:formula="of:=[.AU288]/[.$B288]" office:value-type="float" office:value="0.00265049857358356" calcext:value-type="float">
            <text:p>0.002650498573584</text:p>
          </table:table-cell>
          <table:table-cell table:style-name="ce22" table:formula="of:=[.AV288]/[.$B288]" office:value-type="float" office:value="0.00267302833532294" calcext:value-type="float">
            <text:p>0.002673028335323</text:p>
          </table:table-cell>
          <table:table-cell table:style-name="ce22" table:formula="of:=[.AW288]/[.$B288]" office:value-type="float" office:value="0.002702660969349" calcext:value-type="float">
            <text:p>0.002702660969349</text:p>
          </table:table-cell>
          <table:table-cell table:style-name="ce22" table:formula="of:=[.AX288]/[.$B288]" office:value-type="float" office:value="0.00272372391209124" calcext:value-type="float">
            <text:p>0.002723723912091</text:p>
          </table:table-cell>
          <table:table-cell table:style-name="ce22" table:formula="of:=[.AY288]/[.$B288]" office:value-type="float" office:value="0.00274249630497095" calcext:value-type="float">
            <text:p>0.002742496304971</text:p>
          </table:table-cell>
          <table:table-cell table:number-columns-repeated="973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2" office:value-type="float" office:value="133797422" calcext:value-type="float">
            <text:p>133797422</text:p>
          </table:table-cell>
          <table:table-cell table:style-name="ce22" table:formula="of:=[.C289]/[.$B289]" office:value-type="float" office:value="0" calcext:value-type="float">
            <text:p>0</text:p>
          </table:table-cell>
          <table:table-cell table:style-name="ce22" table:formula="of:=[.D289]/[.$B289]" office:value-type="float" office:value="0" calcext:value-type="float">
            <text:p>0</text:p>
          </table:table-cell>
          <table:table-cell table:style-name="ce22" table:formula="of:=[.E289]/[.$B289]" office:value-type="float" office:value="0" calcext:value-type="float">
            <text:p>0</text:p>
          </table:table-cell>
          <table:table-cell table:style-name="ce22" table:formula="of:=[.F289]/[.$B289]" office:value-type="float" office:value="0.00000328107966086222" calcext:value-type="float">
            <text:p>3.28107966086222E-06</text:p>
          </table:table-cell>
          <table:table-cell table:style-name="ce22" table:formula="of:=[.G289]/[.$B289]" office:value-type="float" office:value="0.00000000747398556005063" calcext:value-type="float">
            <text:p>7.47398556005063E-09</text:p>
          </table:table-cell>
          <table:table-cell table:style-name="ce22" table:formula="of:=[.H289]/[.$B289]" office:value-type="float" office:value="0.0000000448439133603038" calcext:value-type="float">
            <text:p>4.48439133603038E-08</text:p>
          </table:table-cell>
          <table:table-cell table:style-name="ce22" table:formula="of:=[.I289]/[.$B289]" office:value-type="float" office:value="0.00000217492979797473" calcext:value-type="float">
            <text:p>2.17492979797473E-06</text:p>
          </table:table-cell>
          <table:table-cell table:style-name="ce22" table:formula="of:=[.J289]/[.$B289]" office:value-type="float" office:value="0.00000000747398556005063" calcext:value-type="float">
            <text:p>7.47398556005063E-09</text:p>
          </table:table-cell>
          <table:table-cell table:style-name="ce22" table:formula="of:=[.K289]/[.$B289]" office:value-type="float" office:value="0.000000149479711201013" calcext:value-type="float">
            <text:p>1.49479711201013E-07</text:p>
          </table:table-cell>
          <table:table-cell table:style-name="ce22" table:formula="of:=[.L289]/[.$B289]" office:value-type="float" office:value="0.00000320633980526172" calcext:value-type="float">
            <text:p>3.20633980526172E-06</text:p>
          </table:table-cell>
          <table:table-cell table:style-name="ce22" table:formula="of:=[.M289]/[.$B289]" office:value-type="float" office:value="0.000254803115713246" calcext:value-type="float">
            <text:p>0.000254803115713</text:p>
          </table:table-cell>
          <table:table-cell table:style-name="ce22" table:formula="of:=[.N289]/[.$B289]" office:value-type="float" office:value="0.00239995655521674" calcext:value-type="float">
            <text:p>0.002399956555217</text:p>
          </table:table-cell>
          <table:table-cell table:style-name="ce22" table:formula="of:=[.O289]/[.$B289]" office:value-type="float" office:value="0.000244690813250497" calcext:value-type="float">
            <text:p>0.00024469081325</text:p>
          </table:table-cell>
          <table:table-cell table:style-name="ce22" table:formula="of:=[.P289]/[.$B289]" office:value-type="float" office:value="0.00226566398267375" calcext:value-type="float">
            <text:p>0.002265663982674</text:p>
          </table:table-cell>
          <table:table-cell table:style-name="ce22" table:formula="of:=[.Q289]/[.$B289]" office:value-type="float" office:value="0.00000813169628933508" calcext:value-type="float">
            <text:p>8.13169628933508E-06</text:p>
          </table:table-cell>
          <table:table-cell table:style-name="ce22" table:formula="of:=[.R289]/[.$B289]" office:value-type="float" office:value="0.00020818786777521" calcext:value-type="float">
            <text:p>0.000208187867775</text:p>
          </table:table-cell>
          <table:table-cell table:style-name="ce22" table:formula="of:=[.S289]/[.$B289]" office:value-type="float" office:value="0.00000834844187057655" calcext:value-type="float">
            <text:p>8.34844187057655E-06</text:p>
          </table:table-cell>
          <table:table-cell table:style-name="ce22" table:formula="of:=[.T289]/[.$B289]" office:value-type="float" office:value="0.000203598840641339" calcext:value-type="float">
            <text:p>0.000203598840641</text:p>
          </table:table-cell>
          <table:table-cell table:style-name="ce22" table:formula="of:=[.U289]/[.$B289]" office:value-type="float" office:value="0.00205949409099975" calcext:value-type="float">
            <text:p>0.002059494091</text:p>
          </table:table-cell>
          <table:table-cell table:style-name="ce22" table:formula="of:=[.V289]/[.$B289]" office:value-type="float" office:value="0.00326196120579962" calcext:value-type="float">
            <text:p>0.0032619612058</text:p>
          </table:table-cell>
          <table:table-cell table:style-name="ce22" table:formula="of:=[.W289]/[.$B289]" office:value-type="float" office:value="0.00326648296706345" calcext:value-type="float">
            <text:p>0.003266482967063</text:p>
          </table:table-cell>
          <table:table-cell table:style-name="ce22" table:formula="of:=[.X289]/[.$B289]" office:value-type="float" office:value="0.00326146792275265" calcext:value-type="float">
            <text:p>0.003261467922753</text:p>
          </table:table-cell>
          <table:table-cell table:style-name="ce22" table:formula="of:=[.Y289]/[.$B289]" office:value-type="float" office:value="0.00328788098772187" calcext:value-type="float">
            <text:p>0.003287880987722</text:p>
          </table:table-cell>
          <table:table-cell table:style-name="ce22" table:formula="of:=[.Z289]/[.$B289]" office:value-type="float" office:value="0.00000520936793535529" calcext:value-type="float">
            <text:p>5.20936793535529E-06</text:p>
          </table:table-cell>
          <table:table-cell table:style-name="ce22" table:formula="of:=[.AA289]/[.$B289]" office:value-type="float" office:value="0.000201849928020287" calcext:value-type="float">
            <text:p>0.00020184992802</text:p>
          </table:table-cell>
          <table:table-cell table:style-name="ce22" table:formula="of:=[.AB289]/[.$B289]" office:value-type="float" office:value="0.00191230889336567" calcext:value-type="float">
            <text:p>0.001912308893366</text:p>
          </table:table-cell>
          <table:table-cell table:style-name="ce22" table:formula="of:=[.AC289]/[.$B289]" office:value-type="float" office:value="0.00322452401212932" calcext:value-type="float">
            <text:p>0.003224524012129</text:p>
          </table:table-cell>
          <table:table-cell table:style-name="ce22" table:formula="of:=[.AD289]/[.$B289]" office:value-type="float" office:value="0.0032510940307953" calcext:value-type="float">
            <text:p>0.003251094030795</text:p>
          </table:table-cell>
          <table:table-cell table:style-name="ce22" table:formula="of:=[.AE289]/[.$B289]" office:value-type="float" office:value="0.00324990566709125" calcext:value-type="float">
            <text:p>0.003249905667091</text:p>
          </table:table-cell>
          <table:table-cell table:style-name="ce22" table:formula="of:=[.AF289]/[.$B289]" office:value-type="float" office:value="0.00327296291254401" calcext:value-type="float">
            <text:p>0.003272962912544</text:p>
          </table:table-cell>
          <table:table-cell table:style-name="ce22" table:formula="of:=[.AG289]/[.$B289]" office:value-type="float" office:value="0.00326969678085427" calcext:value-type="float">
            <text:p>0.003269696780854</text:p>
          </table:table-cell>
          <table:table-cell table:style-name="ce22" table:formula="of:=[.AH289]/[.$B289]" office:value-type="float" office:value="0.00000568022902563848" calcext:value-type="float">
            <text:p>5.68022902563848E-06</text:p>
          </table:table-cell>
          <table:table-cell table:style-name="ce22" table:formula="of:=[.AI289]/[.$B289]" office:value-type="float" office:value="0.000193097890929468" calcext:value-type="float">
            <text:p>0.000193097890929</text:p>
          </table:table-cell>
          <table:table-cell table:style-name="ce22" table:formula="of:=[.AJ289]/[.$B289]" office:value-type="float" office:value="0.00179738889139433" calcext:value-type="float">
            <text:p>0.001797388891394</text:p>
          </table:table-cell>
          <table:table-cell table:style-name="ce22" table:formula="of:=[.AK289]/[.$B289]" office:value-type="float" office:value="0.00320293166784634" calcext:value-type="float">
            <text:p>0.003202931667846</text:p>
          </table:table-cell>
          <table:table-cell table:style-name="ce22" table:formula="of:=[.AL289]/[.$B289]" office:value-type="float" office:value="0.00323150471464241" calcext:value-type="float">
            <text:p>0.003231504714642</text:p>
          </table:table-cell>
          <table:table-cell table:style-name="ce22" table:formula="of:=[.AM289]/[.$B289]" office:value-type="float" office:value="0.00323616848163188" calcext:value-type="float">
            <text:p>0.003236168481632</text:p>
          </table:table-cell>
          <table:table-cell table:style-name="ce22" table:formula="of:=[.AN289]/[.$B289]" office:value-type="float" office:value="0.00324912089860745" calcext:value-type="float">
            <text:p>0.003249120898607</text:p>
          </table:table-cell>
          <table:table-cell table:style-name="ce22" table:formula="of:=[.AO289]/[.$B289]" office:value-type="float" office:value="0.00325842601062971" calcext:value-type="float">
            <text:p>0.00325842601063</text:p>
          </table:table-cell>
          <table:table-cell table:style-name="ce22" table:formula="of:=[.AP289]/[.$B289]" office:value-type="float" office:value="0.00326112411941689" calcext:value-type="float">
            <text:p>0.003261124119417</text:p>
          </table:table-cell>
          <table:table-cell table:style-name="ce22" table:formula="of:=[.AQ289]/[.$B289]" office:value-type="float" office:value="0.00000559054119891787" calcext:value-type="float">
            <text:p>5.59054119891787E-06</text:p>
          </table:table-cell>
          <table:table-cell table:style-name="ce22" table:formula="of:=[.AR289]/[.$B289]" office:value-type="float" office:value="0.000185496847614896" calcext:value-type="float">
            <text:p>0.000185496847615</text:p>
          </table:table-cell>
          <table:table-cell table:style-name="ce22" table:formula="of:=[.AS289]/[.$B289]" office:value-type="float" office:value="0.00171814222250112" calcext:value-type="float">
            <text:p>0.001718142222501</text:p>
          </table:table-cell>
          <table:table-cell table:style-name="ce22" table:formula="of:=[.AT289]/[.$B289]" office:value-type="float" office:value="0.00314555388070183" calcext:value-type="float">
            <text:p>0.003145553880702</text:p>
          </table:table-cell>
          <table:table-cell table:style-name="ce22" table:formula="of:=[.AU289]/[.$B289]" office:value-type="float" office:value="0.00321641473779667" calcext:value-type="float">
            <text:p>0.003216414737797</text:p>
          </table:table-cell>
          <table:table-cell table:style-name="ce22" table:formula="of:=[.AV289]/[.$B289]" office:value-type="float" office:value="0.00323214000341501" calcext:value-type="float">
            <text:p>0.003232140003415</text:p>
          </table:table-cell>
          <table:table-cell table:style-name="ce22" table:formula="of:=[.AW289]/[.$B289]" office:value-type="float" office:value="0.00323606384583404" calcext:value-type="float">
            <text:p>0.003236063845834</text:p>
          </table:table-cell>
          <table:table-cell table:style-name="ce22" table:formula="of:=[.AX289]/[.$B289]" office:value-type="float" office:value="0.00323695325011569" calcext:value-type="float">
            <text:p>0.003236953250116</text:p>
          </table:table-cell>
          <table:table-cell table:style-name="ce22" table:formula="of:=[.AY289]/[.$B289]" office:value-type="float" office:value="0.00324621351822459" calcext:value-type="float">
            <text:p>0.003246213518225</text:p>
          </table:table-cell>
          <table:table-cell table:number-columns-repeated="973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22" office:value-type="float" office:value="135086622" calcext:value-type="float">
            <text:p>135086622</text:p>
          </table:table-cell>
          <table:table-cell table:style-name="ce22" table:formula="of:=[.C290]/[.$B290]" office:value-type="float" office:value="0" calcext:value-type="float">
            <text:p>0</text:p>
          </table:table-cell>
          <table:table-cell table:style-name="ce22" table:formula="of:=[.D290]/[.$B290]" office:value-type="float" office:value="0" calcext:value-type="float">
            <text:p>0</text:p>
          </table:table-cell>
          <table:table-cell table:style-name="ce22" table:formula="of:=[.E290]/[.$B290]" office:value-type="float" office:value="0.0000000444159451999621" calcext:value-type="float">
            <text:p>4.44159451999621E-08</text:p>
          </table:table-cell>
          <table:table-cell table:style-name="ce22" table:formula="of:=[.F290]/[.$B290]" office:value-type="float" office:value="0.00000277599657499763" calcext:value-type="float">
            <text:p>2.77599657499763E-06</text:p>
          </table:table-cell>
          <table:table-cell table:style-name="ce22" table:formula="of:=[.G290]/[.$B290]" office:value-type="float" office:value="0.0000000518186027332892" calcext:value-type="float">
            <text:p>5.18186027332892E-08</text:p>
          </table:table-cell>
          <table:table-cell table:style-name="ce22" table:formula="of:=[.H290]/[.$B290]" office:value-type="float" office:value="0.0000000888318903999243" calcext:value-type="float">
            <text:p>8.88318903999243E-08</text:p>
          </table:table-cell>
          <table:table-cell table:style-name="ce22" table:formula="of:=[.I290]/[.$B290]" office:value-type="float" office:value="0.0000024650849585979" calcext:value-type="float">
            <text:p>2.4650849585979E-06</text:p>
          </table:table-cell>
          <table:table-cell table:style-name="ce22" table:formula="of:=[.J290]/[.$B290]" office:value-type="float" office:value="0.0000000370132876666351" calcext:value-type="float">
            <text:p>3.70132876666351E-08</text:p>
          </table:table-cell>
          <table:table-cell table:style-name="ce22" table:formula="of:=[.K290]/[.$B290]" office:value-type="float" office:value="0.0000000888318903999243" calcext:value-type="float">
            <text:p>8.88318903999243E-08</text:p>
          </table:table-cell>
          <table:table-cell table:style-name="ce22" table:formula="of:=[.L290]/[.$B290]" office:value-type="float" office:value="0.0000037531473693968" calcext:value-type="float">
            <text:p>3.7531473693968E-06</text:p>
          </table:table-cell>
          <table:table-cell table:style-name="ce22" table:formula="of:=[.M290]/[.$B290]" office:value-type="float" office:value="0.000226203006245874" calcext:value-type="float">
            <text:p>0.000226203006246</text:p>
          </table:table-cell>
          <table:table-cell table:style-name="ce22" table:formula="of:=[.N290]/[.$B290]" office:value-type="float" office:value="0.00224225016152969" calcext:value-type="float">
            <text:p>0.00224225016153</text:p>
          </table:table-cell>
          <table:table-cell table:style-name="ce22" table:formula="of:=[.O290]/[.$B290]" office:value-type="float" office:value="0.000199790324166963" calcext:value-type="float">
            <text:p>0.000199790324167</text:p>
          </table:table-cell>
          <table:table-cell table:style-name="ce22" table:formula="of:=[.P290]/[.$B290]" office:value-type="float" office:value="0.00213461552099511" calcext:value-type="float">
            <text:p>0.002134615520995</text:p>
          </table:table-cell>
          <table:table-cell table:style-name="ce22" table:formula="of:=[.Q290]/[.$B290]" office:value-type="float" office:value="0.00000570744895819514" calcext:value-type="float">
            <text:p>5.70744895819514E-06</text:p>
          </table:table-cell>
          <table:table-cell table:style-name="ce22" table:formula="of:=[.R290]/[.$B290]" office:value-type="float" office:value="0.000194068069893701" calcext:value-type="float">
            <text:p>0.000194068069894</text:p>
          </table:table-cell>
          <table:table-cell table:style-name="ce22" table:formula="of:=[.S290]/[.$B290]" office:value-type="float" office:value="0.0000066845997525943" calcext:value-type="float">
            <text:p>6.6845997525943E-06</text:p>
          </table:table-cell>
          <table:table-cell table:style-name="ce22" table:formula="of:=[.T290]/[.$B290]" office:value-type="float" office:value="0.000178352227950448" calcext:value-type="float">
            <text:p>0.00017835222795</text:p>
          </table:table-cell>
          <table:table-cell table:style-name="ce22" table:formula="of:=[.U290]/[.$B290]" office:value-type="float" office:value="0.00197351148509732" calcext:value-type="float">
            <text:p>0.001973511485097</text:p>
          </table:table-cell>
          <table:table-cell table:style-name="ce22" table:formula="of:=[.V290]/[.$B290]" office:value-type="float" office:value="0.0032050620082868" calcext:value-type="float">
            <text:p>0.003205062008287</text:p>
          </table:table-cell>
          <table:table-cell table:style-name="ce22" table:formula="of:=[.W290]/[.$B290]" office:value-type="float" office:value="0.00314680309349952" calcext:value-type="float">
            <text:p>0.0031468030935</text:p>
          </table:table-cell>
          <table:table-cell table:style-name="ce22" table:formula="of:=[.X290]/[.$B290]" office:value-type="float" office:value="0.00312992503432353" calcext:value-type="float">
            <text:p>0.003129925034324</text:p>
          </table:table-cell>
          <table:table-cell table:style-name="ce22" table:formula="of:=[.Y290]/[.$B290]" office:value-type="float" office:value="0.00312337368240654" calcext:value-type="float">
            <text:p>0.003123373682407</text:p>
          </table:table-cell>
          <table:table-cell table:style-name="ce22" table:formula="of:=[.Z290]/[.$B290]" office:value-type="float" office:value="0.00000720278577992719" calcext:value-type="float">
            <text:p>7.20278577992719E-06</text:p>
          </table:table-cell>
          <table:table-cell table:style-name="ce22" table:formula="of:=[.AA290]/[.$B290]" office:value-type="float" office:value="0.000176575590142449" calcext:value-type="float">
            <text:p>0.000176575590142</text:p>
          </table:table-cell>
          <table:table-cell table:style-name="ce22" table:formula="of:=[.AB290]/[.$B290]" office:value-type="float" office:value="0.00184299523012723" calcext:value-type="float">
            <text:p>0.001842995230127</text:p>
          </table:table-cell>
          <table:table-cell table:style-name="ce22" table:formula="of:=[.AC290]/[.$B290]" office:value-type="float" office:value="0.00318075908360489" calcext:value-type="float">
            <text:p>0.003180759083605</text:p>
          </table:table-cell>
          <table:table-cell table:style-name="ce22" table:formula="of:=[.AD290]/[.$B290]" office:value-type="float" office:value="0.0031328712920218" calcext:value-type="float">
            <text:p>0.003132871292022</text:p>
          </table:table-cell>
          <table:table-cell table:style-name="ce22" table:formula="of:=[.AE290]/[.$B290]" office:value-type="float" office:value="0.00311979819881794" calcext:value-type="float">
            <text:p>0.003119798198818</text:p>
          </table:table-cell>
          <table:table-cell table:style-name="ce22" table:formula="of:=[.AF290]/[.$B290]" office:value-type="float" office:value="0.00311618570194168" calcext:value-type="float">
            <text:p>0.003116185701942</text:p>
          </table:table-cell>
          <table:table-cell table:style-name="ce22" table:formula="of:=[.AG290]/[.$B290]" office:value-type="float" office:value="0.0031273415068444" calcext:value-type="float">
            <text:p>0.003127341506844</text:p>
          </table:table-cell>
          <table:table-cell table:style-name="ce22" table:formula="of:=[.AH290]/[.$B290]" office:value-type="float" office:value="0.00000698810871146071" calcext:value-type="float">
            <text:p>6.98810871146071E-06</text:p>
          </table:table-cell>
          <table:table-cell table:style-name="ce22" table:formula="of:=[.AI290]/[.$B290]" office:value-type="float" office:value="0.000182512521484178" calcext:value-type="float">
            <text:p>0.000182512521484</text:p>
          </table:table-cell>
          <table:table-cell table:style-name="ce22" table:formula="of:=[.AJ290]/[.$B290]" office:value-type="float" office:value="0.00174954408142651" calcext:value-type="float">
            <text:p>0.001749544081427</text:p>
          </table:table-cell>
          <table:table-cell table:style-name="ce22" table:formula="of:=[.AK290]/[.$B290]" office:value-type="float" office:value="0.00315453146796431" calcext:value-type="float">
            <text:p>0.003154531467964</text:p>
          </table:table-cell>
          <table:table-cell table:style-name="ce22" table:formula="of:=[.AL290]/[.$B290]" office:value-type="float" office:value="0.00312080496024247" calcext:value-type="float">
            <text:p>0.003120804960242</text:p>
          </table:table-cell>
          <table:table-cell table:style-name="ce22" table:formula="of:=[.AM290]/[.$B290]" office:value-type="float" office:value="0.00310991565101095" calcext:value-type="float">
            <text:p>0.003109915651011</text:p>
          </table:table-cell>
          <table:table-cell table:style-name="ce22" table:formula="of:=[.AN290]/[.$B290]" office:value-type="float" office:value="0.00310779849095642" calcext:value-type="float">
            <text:p>0.003107798490956</text:p>
          </table:table-cell>
          <table:table-cell table:style-name="ce22" table:formula="of:=[.AO290]/[.$B290]" office:value-type="float" office:value="0.00312037560610554" calcext:value-type="float">
            <text:p>0.003120375606106</text:p>
          </table:table-cell>
          <table:table-cell table:style-name="ce22" table:formula="of:=[.AP290]/[.$B290]" office:value-type="float" office:value="0.00312975477320027" calcext:value-type="float">
            <text:p>0.0031297547732</text:p>
          </table:table-cell>
          <table:table-cell table:style-name="ce22" table:formula="of:=[.AQ290]/[.$B290]" office:value-type="float" office:value="0.00000670680772519428" calcext:value-type="float">
            <text:p>6.70680772519428E-06</text:p>
          </table:table-cell>
          <table:table-cell table:style-name="ce22" table:formula="of:=[.AR290]/[.$B290]" office:value-type="float" office:value="0.000182653171977311" calcext:value-type="float">
            <text:p>0.000182653171977</text:p>
          </table:table-cell>
          <table:table-cell table:style-name="ce22" table:formula="of:=[.AS290]/[.$B290]" office:value-type="float" office:value="0.00165878009741039" calcext:value-type="float">
            <text:p>0.00165878009741</text:p>
          </table:table-cell>
          <table:table-cell table:style-name="ce22" table:formula="of:=[.AT290]/[.$B290]" office:value-type="float" office:value="0.00314087356481532" calcext:value-type="float">
            <text:p>0.003140873564815</text:p>
          </table:table-cell>
          <table:table-cell table:style-name="ce22" table:formula="of:=[.AU290]/[.$B290]" office:value-type="float" office:value="0.00310754680060028" calcext:value-type="float">
            <text:p>0.0031075468006</text:p>
          </table:table-cell>
          <table:table-cell table:style-name="ce22" table:formula="of:=[.AV290]/[.$B290]" office:value-type="float" office:value="0.00310098804602576" calcext:value-type="float">
            <text:p>0.003100988046026</text:p>
          </table:table-cell>
          <table:table-cell table:style-name="ce22" table:formula="of:=[.AW290]/[.$B290]" office:value-type="float" office:value="0.00310033661216282" calcext:value-type="float">
            <text:p>0.003100336612163</text:p>
          </table:table-cell>
          <table:table-cell table:style-name="ce22" table:formula="of:=[.AX290]/[.$B290]" office:value-type="float" office:value="0.00311353555054475" calcext:value-type="float">
            <text:p>0.003113535550545</text:p>
          </table:table-cell>
          <table:table-cell table:style-name="ce22" table:formula="of:=[.AY290]/[.$B290]" office:value-type="float" office:value="0.00312337368240654" calcext:value-type="float">
            <text:p>0.003123373682407</text:p>
          </table:table-cell>
          <table:table-cell table:number-columns-repeated="973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2" office:value-type="float" office:value="133275309" calcext:value-type="float">
            <text:p>133275309</text:p>
          </table:table-cell>
          <table:table-cell table:style-name="ce22" table:formula="of:=[.C291]/[.$B291]" office:value-type="float" office:value="0" calcext:value-type="float">
            <text:p>0</text:p>
          </table:table-cell>
          <table:table-cell table:style-name="ce22" table:formula="of:=[.D291]/[.$B291]" office:value-type="float" office:value="0" calcext:value-type="float">
            <text:p>0</text:p>
          </table:table-cell>
          <table:table-cell table:style-name="ce22" table:formula="of:=[.E291]/[.$B291]" office:value-type="float" office:value="0" calcext:value-type="float">
            <text:p>0</text:p>
          </table:table-cell>
          <table:table-cell table:style-name="ce22" table:formula="of:=[.F291]/[.$B291]" office:value-type="float" office:value="0.00000301631264647828" calcext:value-type="float">
            <text:p>3.01631264647828E-06</text:p>
          </table:table-cell>
          <table:table-cell table:style-name="ce22" table:formula="of:=[.G291]/[.$B291]" office:value-type="float" office:value="0" calcext:value-type="float">
            <text:p>0</text:p>
          </table:table-cell>
          <table:table-cell table:style-name="ce22" table:formula="of:=[.H291]/[.$B291]" office:value-type="float" office:value="0.000000142562040505192" calcext:value-type="float">
            <text:p>1.42562040505192E-07</text:p>
          </table:table-cell>
          <table:table-cell table:style-name="ce22" table:formula="of:=[.I291]/[.$B291]" office:value-type="float" office:value="0.00000219095346460611" calcext:value-type="float">
            <text:p>2.19095346460611E-06</text:p>
          </table:table-cell>
          <table:table-cell table:style-name="ce22" table:formula="of:=[.J291]/[.$B291]" office:value-type="float" office:value="0.0000000150065305794939" calcext:value-type="float">
            <text:p>1.50065305794939E-08</text:p>
          </table:table-cell>
          <table:table-cell table:style-name="ce22" table:formula="of:=[.K291]/[.$B291]" office:value-type="float" office:value="0.0000000300130611589878" calcext:value-type="float">
            <text:p>3.00130611589878E-08</text:p>
          </table:table-cell>
          <table:table-cell table:style-name="ce22" table:formula="of:=[.L291]/[.$B291]" office:value-type="float" office:value="0.00000288125387126283" calcext:value-type="float">
            <text:p>2.88125387126283E-06</text:p>
          </table:table-cell>
          <table:table-cell table:style-name="ce22" table:formula="of:=[.M291]/[.$B291]" office:value-type="float" office:value="0.000209100997094668" calcext:value-type="float">
            <text:p>0.000209100997095</text:p>
          </table:table-cell>
          <table:table-cell table:style-name="ce22" table:formula="of:=[.N291]/[.$B291]" office:value-type="float" office:value="0.00212782849372347" calcext:value-type="float">
            <text:p>0.002127828493723</text:p>
          </table:table-cell>
          <table:table-cell table:style-name="ce22" table:formula="of:=[.O291]/[.$B291]" office:value-type="float" office:value="0.000174383388599009" calcext:value-type="float">
            <text:p>0.000174383388599</text:p>
          </table:table-cell>
          <table:table-cell table:style-name="ce22" table:formula="of:=[.P291]/[.$B291]" office:value-type="float" office:value="0.00203162162617833" calcext:value-type="float">
            <text:p>0.002031621626178</text:p>
          </table:table-cell>
          <table:table-cell table:style-name="ce22" table:formula="of:=[.Q291]/[.$B291]" office:value-type="float" office:value="0.00000573999794665642" calcext:value-type="float">
            <text:p>5.73999794665642E-06</text:p>
          </table:table-cell>
          <table:table-cell table:style-name="ce22" table:formula="of:=[.R291]/[.$B291]" office:value-type="float" office:value="0.000165319444128995" calcext:value-type="float">
            <text:p>0.000165319444129</text:p>
          </table:table-cell>
          <table:table-cell table:style-name="ce22" table:formula="of:=[.S291]/[.$B291]" office:value-type="float" office:value="0.00000613767100701301" calcext:value-type="float">
            <text:p>6.13767100701301E-06</text:p>
          </table:table-cell>
          <table:table-cell table:style-name="ce22" table:formula="of:=[.T291]/[.$B291]" office:value-type="float" office:value="0.00016189045189158" calcext:value-type="float">
            <text:p>0.000161890451892</text:p>
          </table:table-cell>
          <table:table-cell table:style-name="ce22" table:formula="of:=[.U291]/[.$B291]" office:value-type="float" office:value="0.00186907088694126" calcext:value-type="float">
            <text:p>0.001869070886941</text:p>
          </table:table-cell>
          <table:table-cell table:style-name="ce22" table:formula="of:=[.V291]/[.$B291]" office:value-type="float" office:value="0.00313896102090448" calcext:value-type="float">
            <text:p>0.003138961020904</text:p>
          </table:table-cell>
          <table:table-cell table:style-name="ce22" table:formula="of:=[.W291]/[.$B291]" office:value-type="float" office:value="0.00315450028331955" calcext:value-type="float">
            <text:p>0.00315450028332</text:p>
          </table:table-cell>
          <table:table-cell table:style-name="ce22" table:formula="of:=[.X291]/[.$B291]" office:value-type="float" office:value="0.00314511369844207" calcext:value-type="float">
            <text:p>0.003145113698442</text:p>
          </table:table-cell>
          <table:table-cell table:style-name="ce22" table:formula="of:=[.Y291]/[.$B291]" office:value-type="float" office:value="0.00315427518536085" calcext:value-type="float">
            <text:p>0.003154275185361</text:p>
          </table:table-cell>
          <table:table-cell table:style-name="ce22" table:formula="of:=[.Z291]/[.$B291]" office:value-type="float" office:value="0.00000586755345658212" calcext:value-type="float">
            <text:p>5.86755345658212E-06</text:p>
          </table:table-cell>
          <table:table-cell table:style-name="ce22" table:formula="of:=[.AA291]/[.$B291]" office:value-type="float" office:value="0.000159459393937702" calcext:value-type="float">
            <text:p>0.000159459393938</text:p>
          </table:table-cell>
          <table:table-cell table:style-name="ce22" table:formula="of:=[.AB291]/[.$B291]" office:value-type="float" office:value="0.00172193185460932" calcext:value-type="float">
            <text:p>0.001721931854609</text:p>
          </table:table-cell>
          <table:table-cell table:style-name="ce22" table:formula="of:=[.AC291]/[.$B291]" office:value-type="float" office:value="0.00312602539154496" calcext:value-type="float">
            <text:p>0.003126025391545</text:p>
          </table:table-cell>
          <table:table-cell table:style-name="ce22" table:formula="of:=[.AD291]/[.$B291]" office:value-type="float" office:value="0.00313730279927545" calcext:value-type="float">
            <text:p>0.003137302799275</text:p>
          </table:table-cell>
          <table:table-cell table:style-name="ce22" table:formula="of:=[.AE291]/[.$B291]" office:value-type="float" office:value="0.00313415142785375" calcext:value-type="float">
            <text:p>0.003134151427854</text:p>
          </table:table-cell>
          <table:table-cell table:style-name="ce22" table:formula="of:=[.AF291]/[.$B291]" office:value-type="float" office:value="0.00314617916211322" calcext:value-type="float">
            <text:p>0.003146179162113</text:p>
          </table:table-cell>
          <table:table-cell table:style-name="ce22" table:formula="of:=[.AG291]/[.$B291]" office:value-type="float" office:value="0.00315888969351405" calcext:value-type="float">
            <text:p>0.003158889693514</text:p>
          </table:table-cell>
          <table:table-cell table:style-name="ce22" table:formula="of:=[.AH291]/[.$B291]" office:value-type="float" office:value="0.00000547738366151528" calcext:value-type="float">
            <text:p>5.47738366151528E-06</text:p>
          </table:table-cell>
          <table:table-cell table:style-name="ce22" table:formula="of:=[.AI291]/[.$B291]" office:value-type="float" office:value="0.000153441775175325" calcext:value-type="float">
            <text:p>0.000153441775175</text:p>
          </table:table-cell>
          <table:table-cell table:style-name="ce22" table:formula="of:=[.AJ291]/[.$B291]" office:value-type="float" office:value="0.00163645465642852" calcext:value-type="float">
            <text:p>0.001636454656429</text:p>
          </table:table-cell>
          <table:table-cell table:style-name="ce22" table:formula="of:=[.AK291]/[.$B291]" office:value-type="float" office:value="0.00310482866710142" calcext:value-type="float">
            <text:p>0.003104828667101</text:p>
          </table:table-cell>
          <table:table-cell table:style-name="ce22" table:formula="of:=[.AL291]/[.$B291]" office:value-type="float" office:value="0.00312057051767931" calcext:value-type="float">
            <text:p>0.003120570517679</text:p>
          </table:table-cell>
          <table:table-cell table:style-name="ce22" table:formula="of:=[.AM291]/[.$B291]" office:value-type="float" office:value="0.00312288152338855" calcext:value-type="float">
            <text:p>0.003122881523389</text:p>
          </table:table-cell>
          <table:table-cell table:style-name="ce22" table:formula="of:=[.AN291]/[.$B291]" office:value-type="float" office:value="0.00313839077274246" calcext:value-type="float">
            <text:p>0.003138390772742</text:p>
          </table:table-cell>
          <table:table-cell table:style-name="ce22" table:formula="of:=[.AO291]/[.$B291]" office:value-type="float" office:value="0.00315170156536647" calcext:value-type="float">
            <text:p>0.003151701565366</text:p>
          </table:table-cell>
          <table:table-cell table:style-name="ce22" table:formula="of:=[.AP291]/[.$B291]" office:value-type="float" office:value="0.00316105063391749" calcext:value-type="float">
            <text:p>0.003161050633918</text:p>
          </table:table-cell>
          <table:table-cell table:style-name="ce22" table:formula="of:=[.AQ291]/[.$B291]" office:value-type="float" office:value="0.00000610765794585402" calcext:value-type="float">
            <text:p>6.10765794585402E-06</text:p>
          </table:table-cell>
          <table:table-cell table:style-name="ce22" table:formula="of:=[.AR291]/[.$B291]" office:value-type="float" office:value="0.000148504626614672" calcext:value-type="float">
            <text:p>0.000148504626615</text:p>
          </table:table-cell>
          <table:table-cell table:style-name="ce22" table:formula="of:=[.AS291]/[.$B291]" office:value-type="float" office:value="0.00153635359419801" calcext:value-type="float">
            <text:p>0.001536353594198</text:p>
          </table:table-cell>
          <table:table-cell table:style-name="ce22" table:formula="of:=[.AT291]/[.$B291]" office:value-type="float" office:value="0.00307795197083355" calcext:value-type="float">
            <text:p>0.003077951970834</text:p>
          </table:table-cell>
          <table:table-cell table:style-name="ce22" table:formula="of:=[.AU291]/[.$B291]" office:value-type="float" office:value="0.00311100385443488" calcext:value-type="float">
            <text:p>0.003111003854435</text:p>
          </table:table-cell>
          <table:table-cell table:style-name="ce22" table:formula="of:=[.AV291]/[.$B291]" office:value-type="float" office:value="0.00311226440300356" calcext:value-type="float">
            <text:p>0.003112264403004</text:p>
          </table:table-cell>
          <table:table-cell table:style-name="ce22" table:formula="of:=[.AW291]/[.$B291]" office:value-type="float" office:value="0.00312879409643687" calcext:value-type="float">
            <text:p>0.003128794096437</text:p>
          </table:table-cell>
          <table:table-cell table:style-name="ce22" table:formula="of:=[.AX291]/[.$B291]" office:value-type="float" office:value="0.0031437781172205" calcext:value-type="float">
            <text:p>0.003143778117221</text:p>
          </table:table-cell>
          <table:table-cell table:style-name="ce22" table:formula="of:=[.AY291]/[.$B291]" office:value-type="float" office:value="0.00315423016576911" calcext:value-type="float">
            <text:p>0.003154230165769</text:p>
          </table:table-cell>
          <table:table-cell table:number-columns-repeated="973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114364328" calcext:value-type="float">
            <text:p>114364328</text:p>
          </table:table-cell>
          <table:table-cell table:style-name="ce22" table:formula="of:=[.C292]/[.$B292]" office:value-type="float" office:value="0" calcext:value-type="float">
            <text:p>0</text:p>
          </table:table-cell>
          <table:table-cell table:style-name="ce22" table:formula="of:=[.D292]/[.$B292]" office:value-type="float" office:value="0" calcext:value-type="float">
            <text:p>0</text:p>
          </table:table-cell>
          <table:table-cell table:style-name="ce22" table:formula="of:=[.E292]/[.$B292]" office:value-type="float" office:value="0.000000043719926374245" calcext:value-type="float">
            <text:p>4.3719926374245E-08</text:p>
          </table:table-cell>
          <table:table-cell table:style-name="ce22" table:formula="of:=[.F292]/[.$B292]" office:value-type="float" office:value="0.00000146024554089978" calcext:value-type="float">
            <text:p>1.46024554089978E-06</text:p>
          </table:table-cell>
          <table:table-cell table:style-name="ce22" table:formula="of:=[.G292]/[.$B292]" office:value-type="float" office:value="0.0000000699518821987919" calcext:value-type="float">
            <text:p>6.99518821987919E-08</text:p>
          </table:table-cell>
          <table:table-cell table:style-name="ce22" table:formula="of:=[.H292]/[.$B292]" office:value-type="float" office:value="0.000000113671808573037" calcext:value-type="float">
            <text:p>1.13671808573037E-07</text:p>
          </table:table-cell>
          <table:table-cell table:style-name="ce22" table:formula="of:=[.I292]/[.$B292]" office:value-type="float" office:value="0.00000148647749672433" calcext:value-type="float">
            <text:p>1.48647749672433E-06</text:p>
          </table:table-cell>
          <table:table-cell table:style-name="ce22" table:formula="of:=[.J292]/[.$B292]" office:value-type="float" office:value="0" calcext:value-type="float">
            <text:p>0</text:p>
          </table:table-cell>
          <table:table-cell table:style-name="ce22" table:formula="of:=[.K292]/[.$B292]" office:value-type="float" office:value="0.000000026231955824547" calcext:value-type="float">
            <text:p>2.6231955824547E-08</text:p>
          </table:table-cell>
          <table:table-cell table:style-name="ce22" table:formula="of:=[.L292]/[.$B292]" office:value-type="float" office:value="0.00000187995683409253" calcext:value-type="float">
            <text:p>1.87995683409253E-06</text:p>
          </table:table-cell>
          <table:table-cell table:style-name="ce22" table:formula="of:=[.M292]/[.$B292]" office:value-type="float" office:value="0.000144931555930622" calcext:value-type="float">
            <text:p>0.000144931555931</text:p>
          </table:table-cell>
          <table:table-cell table:style-name="ce22" table:formula="of:=[.N292]/[.$B292]" office:value-type="float" office:value="0.00181351128998896" calcext:value-type="float">
            <text:p>0.001813511289989</text:p>
          </table:table-cell>
          <table:table-cell table:style-name="ce22" table:formula="of:=[.O292]/[.$B292]" office:value-type="float" office:value="0.000144984019842271" calcext:value-type="float">
            <text:p>0.000144984019842</text:p>
          </table:table-cell>
          <table:table-cell table:style-name="ce22" table:formula="of:=[.P292]/[.$B292]" office:value-type="float" office:value="0.00172151582091227" calcext:value-type="float">
            <text:p>0.001721515820912</text:p>
          </table:table-cell>
          <table:table-cell table:style-name="ce22" table:formula="of:=[.Q292]/[.$B292]" office:value-type="float" office:value="0.00000383860953565871" calcext:value-type="float">
            <text:p>3.83860953565871E-06</text:p>
          </table:table-cell>
          <table:table-cell table:style-name="ce22" table:formula="of:=[.R292]/[.$B292]" office:value-type="float" office:value="0.000121716275025898" calcext:value-type="float">
            <text:p>0.000121716275026</text:p>
          </table:table-cell>
          <table:table-cell table:style-name="ce22" table:formula="of:=[.S292]/[.$B292]" office:value-type="float" office:value="0.00000325276252224382" calcext:value-type="float">
            <text:p>3.25276252224382E-06</text:p>
          </table:table-cell>
          <table:table-cell table:style-name="ce22" table:formula="of:=[.T292]/[.$B292]" office:value-type="float" office:value="0.000116155100391094" calcext:value-type="float">
            <text:p>0.000116155100391</text:p>
          </table:table-cell>
          <table:table-cell table:style-name="ce22" table:formula="of:=[.U292]/[.$B292]" office:value-type="float" office:value="0.00156715824885536" calcext:value-type="float">
            <text:p>0.001567158248855</text:p>
          </table:table-cell>
          <table:table-cell table:style-name="ce22" table:formula="of:=[.V292]/[.$B292]" office:value-type="float" office:value="0.00272768620648914" calcext:value-type="float">
            <text:p>0.002727686206489</text:p>
          </table:table-cell>
          <table:table-cell table:style-name="ce22" table:formula="of:=[.W292]/[.$B292]" office:value-type="float" office:value="0.00269160852324512" calcext:value-type="float">
            <text:p>0.002691608523245</text:p>
          </table:table-cell>
          <table:table-cell table:style-name="ce22" table:formula="of:=[.X292]/[.$B292]" office:value-type="float" office:value="0.0026705792386591" calcext:value-type="float">
            <text:p>0.002670579238659</text:p>
          </table:table-cell>
          <table:table-cell table:style-name="ce22" table:formula="of:=[.Y292]/[.$B292]" office:value-type="float" office:value="0.00267226682781715" calcext:value-type="float">
            <text:p>0.002672266827817</text:p>
          </table:table-cell>
          <table:table-cell table:style-name="ce22" table:formula="of:=[.Z292]/[.$B292]" office:value-type="float" office:value="0.00000401348924115569" calcext:value-type="float">
            <text:p>4.01348924115569E-06</text:p>
          </table:table-cell>
          <table:table-cell table:style-name="ce22" table:formula="of:=[.AA292]/[.$B292]" office:value-type="float" office:value="0.00011259629838423" calcext:value-type="float">
            <text:p>0.000112596298384</text:p>
          </table:table-cell>
          <table:table-cell table:style-name="ce22" table:formula="of:=[.AB292]/[.$B292]" office:value-type="float" office:value="0.00145452697453003" calcext:value-type="float">
            <text:p>0.00145452697453</text:p>
          </table:table-cell>
          <table:table-cell table:style-name="ce22" table:formula="of:=[.AC292]/[.$B292]" office:value-type="float" office:value="0.00272160039273785" calcext:value-type="float">
            <text:p>0.002721600392738</text:p>
          </table:table-cell>
          <table:table-cell table:style-name="ce22" table:formula="of:=[.AD292]/[.$B292]" office:value-type="float" office:value="0.0026825410105151" calcext:value-type="float">
            <text:p>0.002682541010515</text:p>
          </table:table-cell>
          <table:table-cell table:style-name="ce22" table:formula="of:=[.AE292]/[.$B292]" office:value-type="float" office:value="0.00266344414667483" calcext:value-type="float">
            <text:p>0.002663444146675</text:p>
          </table:table-cell>
          <table:table-cell table:style-name="ce22" table:formula="of:=[.AF292]/[.$B292]" office:value-type="float" office:value="0.0026661985020364" calcext:value-type="float">
            <text:p>0.002666198502036</text:p>
          </table:table-cell>
          <table:table-cell table:style-name="ce22" table:formula="of:=[.AG292]/[.$B292]" office:value-type="float" office:value="0.00267431292037146" calcext:value-type="float">
            <text:p>0.002674312920371</text:p>
          </table:table-cell>
          <table:table-cell table:style-name="ce22" table:formula="of:=[.AH292]/[.$B292]" office:value-type="float" office:value="0.00000379488960928446" calcext:value-type="float">
            <text:p>3.79488960928446E-06</text:p>
          </table:table-cell>
          <table:table-cell table:style-name="ce22" table:formula="of:=[.AI292]/[.$B292]" office:value-type="float" office:value="0.000109981846787051" calcext:value-type="float">
            <text:p>0.000109981846787</text:p>
          </table:table-cell>
          <table:table-cell table:style-name="ce22" table:formula="of:=[.AJ292]/[.$B292]" office:value-type="float" office:value="0.0013489870722626" calcext:value-type="float">
            <text:p>0.001348987072263</text:p>
          </table:table-cell>
          <table:table-cell table:style-name="ce22" table:formula="of:=[.AK292]/[.$B292]" office:value-type="float" office:value="0.00270404247030595" calcext:value-type="float">
            <text:p>0.002704042470306</text:p>
          </table:table-cell>
          <table:table-cell table:style-name="ce22" table:formula="of:=[.AL292]/[.$B292]" office:value-type="float" office:value="0.00267508239107565" calcext:value-type="float">
            <text:p>0.002675082391076</text:p>
          </table:table-cell>
          <table:table-cell table:style-name="ce22" table:formula="of:=[.AM292]/[.$B292]" office:value-type="float" office:value="0.00265614291897033" calcext:value-type="float">
            <text:p>0.00265614291897</text:p>
          </table:table-cell>
          <table:table-cell table:style-name="ce22" table:formula="of:=[.AN292]/[.$B292]" office:value-type="float" office:value="0.00266119694245919" calcext:value-type="float">
            <text:p>0.002661196942459</text:p>
          </table:table-cell>
          <table:table-cell table:style-name="ce22" table:formula="of:=[.AO292]/[.$B292]" office:value-type="float" office:value="0.00266907527319183" calcext:value-type="float">
            <text:p>0.002669075273192</text:p>
          </table:table-cell>
          <table:table-cell table:style-name="ce22" table:formula="of:=[.AP292]/[.$B292]" office:value-type="float" office:value="0.0026750998790462" calcext:value-type="float">
            <text:p>0.002675099879046</text:p>
          </table:table-cell>
          <table:table-cell table:style-name="ce22" table:formula="of:=[.AQ292]/[.$B292]" office:value-type="float" office:value="0.00000403972119698023" calcext:value-type="float">
            <text:p>4.03972119698023E-06</text:p>
          </table:table-cell>
          <table:table-cell table:style-name="ce22" table:formula="of:=[.AR292]/[.$B292]" office:value-type="float" office:value="0.000108469137334502" calcext:value-type="float">
            <text:p>0.000108469137335</text:p>
          </table:table-cell>
          <table:table-cell table:style-name="ce22" table:formula="of:=[.AS292]/[.$B292]" office:value-type="float" office:value="0.00126525466927065" calcext:value-type="float">
            <text:p>0.001265254669271</text:p>
          </table:table-cell>
          <table:table-cell table:style-name="ce22" table:formula="of:=[.AT292]/[.$B292]" office:value-type="float" office:value="0.002682156275163" calcext:value-type="float">
            <text:p>0.002682156275163</text:p>
          </table:table-cell>
          <table:table-cell table:style-name="ce22" table:formula="of:=[.AU292]/[.$B292]" office:value-type="float" office:value="0.00266731773215158" calcext:value-type="float">
            <text:p>0.002667317732152</text:p>
          </table:table-cell>
          <table:table-cell table:style-name="ce22" table:formula="of:=[.AV292]/[.$B292]" office:value-type="float" office:value="0.00264944502624979" calcext:value-type="float">
            <text:p>0.00264944502625</text:p>
          </table:table-cell>
          <table:table-cell table:style-name="ce22" table:formula="of:=[.AW292]/[.$B292]" office:value-type="float" office:value="0.00265582813550043" calcext:value-type="float">
            <text:p>0.0026558281355</text:p>
          </table:table-cell>
          <table:table-cell table:style-name="ce22" table:formula="of:=[.AX292]/[.$B292]" office:value-type="float" office:value="0.00266446719295198" calcext:value-type="float">
            <text:p>0.002664467192952</text:p>
          </table:table-cell>
          <table:table-cell table:style-name="ce22" table:formula="of:=[.AY292]/[.$B292]" office:value-type="float" office:value="0.00267072788640878" calcext:value-type="float">
            <text:p>0.002670727886409</text:p>
          </table:table-cell>
          <table:table-cell table:number-columns-repeated="973"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107043718" calcext:value-type="float">
            <text:p>107043718</text:p>
          </table:table-cell>
          <table:table-cell table:style-name="ce22" table:formula="of:=[.C293]/[.$B293]" office:value-type="float" office:value="0" calcext:value-type="float">
            <text:p>0</text:p>
          </table:table-cell>
          <table:table-cell table:style-name="ce22" table:formula="of:=[.D293]/[.$B293]" office:value-type="float" office:value="0" calcext:value-type="float">
            <text:p>0</text:p>
          </table:table-cell>
          <table:table-cell table:style-name="ce22" table:formula="of:=[.E293]/[.$B293]" office:value-type="float" office:value="0" calcext:value-type="float">
            <text:p>0</text:p>
          </table:table-cell>
          <table:table-cell table:style-name="ce22" table:formula="of:=[.F293]/[.$B293]" office:value-type="float" office:value="0.00000201786712976468" calcext:value-type="float">
            <text:p>2.01786712976468E-06</text:p>
          </table:table-cell>
          <table:table-cell table:style-name="ce22" table:formula="of:=[.G293]/[.$B293]" office:value-type="float" office:value="0" calcext:value-type="float">
            <text:p>0</text:p>
          </table:table-cell>
          <table:table-cell table:style-name="ce22" table:formula="of:=[.H293]/[.$B293]" office:value-type="float" office:value="0.0000000747358196209141" calcext:value-type="float">
            <text:p>7.47358196209141E-08</text:p>
          </table:table-cell>
          <table:table-cell table:style-name="ce22" table:formula="of:=[.I293]/[.$B293]" office:value-type="float" office:value="0.0000018964214228807" calcext:value-type="float">
            <text:p>1.8964214228807E-06</text:p>
          </table:table-cell>
          <table:table-cell table:style-name="ce22" table:formula="of:=[.J293]/[.$B293]" office:value-type="float" office:value="0" calcext:value-type="float">
            <text:p>0</text:p>
          </table:table-cell>
          <table:table-cell table:style-name="ce22" table:formula="of:=[.K293]/[.$B293]" office:value-type="float" office:value="0.0000000373679098104571" calcext:value-type="float">
            <text:p>3.73679098104571E-08</text:p>
          </table:table-cell>
          <table:table-cell table:style-name="ce22" table:formula="of:=[.L293]/[.$B293]" office:value-type="float" office:value="0.00000231681040824834" calcext:value-type="float">
            <text:p>2.31681040824834E-06</text:p>
          </table:table-cell>
          <table:table-cell table:style-name="ce22" table:formula="of:=[.M293]/[.$B293]" office:value-type="float" office:value="0.000185699827803066" calcext:value-type="float">
            <text:p>0.000185699827803</text:p>
          </table:table-cell>
          <table:table-cell table:style-name="ce22" table:formula="of:=[.N293]/[.$B293]" office:value-type="float" office:value="0.00177005249387918" calcext:value-type="float">
            <text:p>0.001770052493879</text:p>
          </table:table-cell>
          <table:table-cell table:style-name="ce22" table:formula="of:=[.O293]/[.$B293]" office:value-type="float" office:value="0.000187082440466053" calcext:value-type="float">
            <text:p>0.000187082440466</text:p>
          </table:table-cell>
          <table:table-cell table:style-name="ce22" table:formula="of:=[.P293]/[.$B293]" office:value-type="float" office:value="0.00170481746532758" calcext:value-type="float">
            <text:p>0.001704817465328</text:p>
          </table:table-cell>
          <table:table-cell table:style-name="ce22" table:formula="of:=[.Q293]/[.$B293]" office:value-type="float" office:value="0.00000468033070375975" calcext:value-type="float">
            <text:p>4.68033070375975E-06</text:p>
          </table:table-cell>
          <table:table-cell table:style-name="ce22" table:formula="of:=[.R293]/[.$B293]" office:value-type="float" office:value="0.000169155185734487" calcext:value-type="float">
            <text:p>0.000169155185734</text:p>
          </table:table-cell>
          <table:table-cell table:style-name="ce22" table:formula="of:=[.S293]/[.$B293]" office:value-type="float" office:value="0.00000483914432045419" calcext:value-type="float">
            <text:p>4.83914432045419E-06</text:p>
          </table:table-cell>
          <table:table-cell table:style-name="ce22" table:formula="of:=[.T293]/[.$B293]" office:value-type="float" office:value="0.000163503289375655" calcext:value-type="float">
            <text:p>0.000163503289376</text:p>
          </table:table-cell>
          <table:table-cell table:style-name="ce22" table:formula="of:=[.U293]/[.$B293]" office:value-type="float" office:value="0.00156728487327019" calcext:value-type="float">
            <text:p>0.00156728487327</text:p>
          </table:table-cell>
          <table:table-cell table:style-name="ce22" table:formula="of:=[.V293]/[.$B293]" office:value-type="float" office:value="0.0027286795101792" calcext:value-type="float">
            <text:p>0.002728679510179</text:p>
          </table:table-cell>
          <table:table-cell table:style-name="ce22" table:formula="of:=[.W293]/[.$B293]" office:value-type="float" office:value="0.0027183472831166" calcext:value-type="float">
            <text:p>0.002718347283117</text:p>
          </table:table-cell>
          <table:table-cell table:style-name="ce22" table:formula="of:=[.X293]/[.$B293]" office:value-type="float" office:value="0.00273252840488967" calcext:value-type="float">
            <text:p>0.00273252840489</text:p>
          </table:table-cell>
          <table:table-cell table:style-name="ce22" table:formula="of:=[.Y293]/[.$B293]" office:value-type="float" office:value="0.00273566730931375" calcext:value-type="float">
            <text:p>0.002735667309314</text:p>
          </table:table-cell>
          <table:table-cell table:style-name="ce22" table:formula="of:=[.Z293]/[.$B293]" office:value-type="float" office:value="0.00000488585420771726" calcext:value-type="float">
            <text:p>4.88585420771726E-06</text:p>
          </table:table-cell>
          <table:table-cell table:style-name="ce22" table:formula="of:=[.AA293]/[.$B293]" office:value-type="float" office:value="0.000150695438288121" calcext:value-type="float">
            <text:p>0.000150695438288</text:p>
          </table:table-cell>
          <table:table-cell table:style-name="ce22" table:formula="of:=[.AB293]/[.$B293]" office:value-type="float" office:value="0.00150189103110189" calcext:value-type="float">
            <text:p>0.001501891031102</text:p>
          </table:table-cell>
          <table:table-cell table:style-name="ce22" table:formula="of:=[.AC293]/[.$B293]" office:value-type="float" office:value="0.00270089646923512" calcext:value-type="float">
            <text:p>0.002700896469235</text:p>
          </table:table-cell>
          <table:table-cell table:style-name="ce22" table:formula="of:=[.AD293]/[.$B293]" office:value-type="float" office:value="0.00270039200245268" calcext:value-type="float">
            <text:p>0.002700392002453</text:p>
          </table:table-cell>
          <table:table-cell table:style-name="ce22" table:formula="of:=[.AE293]/[.$B293]" office:value-type="float" office:value="0.00271649757158099" calcext:value-type="float">
            <text:p>0.002716497571581</text:p>
          </table:table-cell>
          <table:table-cell table:style-name="ce22" table:formula="of:=[.AF293]/[.$B293]" office:value-type="float" office:value="0.00271892648571867" calcext:value-type="float">
            <text:p>0.002718926485719</text:p>
          </table:table-cell>
          <table:table-cell table:style-name="ce22" table:formula="of:=[.AG293]/[.$B293]" office:value-type="float" office:value="0.00272849267063014" calcext:value-type="float">
            <text:p>0.00272849267063</text:p>
          </table:table-cell>
          <table:table-cell table:style-name="ce22" table:formula="of:=[.AH293]/[.$B293]" office:value-type="float" office:value="0.00000536229505780059" calcext:value-type="float">
            <text:p>5.36229505780059E-06</text:p>
          </table:table-cell>
          <table:table-cell table:style-name="ce22" table:formula="of:=[.AI293]/[.$B293]" office:value-type="float" office:value="0.000150919645746983" calcext:value-type="float">
            <text:p>0.000150919645747</text:p>
          </table:table-cell>
          <table:table-cell table:style-name="ce22" table:formula="of:=[.AJ293]/[.$B293]" office:value-type="float" office:value="0.00140768653046973" calcext:value-type="float">
            <text:p>0.00140768653047</text:p>
          </table:table-cell>
          <table:table-cell table:style-name="ce22" table:formula="of:=[.AK293]/[.$B293]" office:value-type="float" office:value="0.00266508866965925" calcext:value-type="float">
            <text:p>0.002665088669659</text:p>
          </table:table-cell>
          <table:table-cell table:style-name="ce22" table:formula="of:=[.AL293]/[.$B293]" office:value-type="float" office:value="0.00268529536688926" calcext:value-type="float">
            <text:p>0.002685295366889</text:p>
          </table:table-cell>
          <table:table-cell table:style-name="ce22" table:formula="of:=[.AM293]/[.$B293]" office:value-type="float" office:value="0.0027049228615172" calcext:value-type="float">
            <text:p>0.002704922861517</text:p>
          </table:table-cell>
          <table:table-cell table:style-name="ce22" table:formula="of:=[.AN293]/[.$B293]" office:value-type="float" office:value="0.00270806176594128" calcext:value-type="float">
            <text:p>0.002708061765941</text:p>
          </table:table-cell>
          <table:table-cell table:style-name="ce22" table:formula="of:=[.AO293]/[.$B293]" office:value-type="float" office:value="0.00271880504001178" calcext:value-type="float">
            <text:p>0.002718805040012</text:p>
          </table:table-cell>
          <table:table-cell table:style-name="ce22" table:formula="of:=[.AP293]/[.$B293]" office:value-type="float" office:value="0.0027308468489482" calcext:value-type="float">
            <text:p>0.002730846848948</text:p>
          </table:table-cell>
          <table:table-cell table:style-name="ce22" table:formula="of:=[.AQ293]/[.$B293]" office:value-type="float" office:value="0.0000053716370352532" calcext:value-type="float">
            <text:p>5.3716370352532E-06</text:p>
          </table:table-cell>
          <table:table-cell table:style-name="ce22" table:formula="of:=[.AR293]/[.$B293]" office:value-type="float" office:value="0.000154133285990683" calcext:value-type="float">
            <text:p>0.000154133285991</text:p>
          </table:table-cell>
          <table:table-cell table:style-name="ce22" table:formula="of:=[.AS293]/[.$B293]" office:value-type="float" office:value="0.00133978903834413" calcext:value-type="float">
            <text:p>0.001339789038344</text:p>
          </table:table-cell>
          <table:table-cell table:style-name="ce22" table:formula="of:=[.AT293]/[.$B293]" office:value-type="float" office:value="0.00263253187823689" calcext:value-type="float">
            <text:p>0.002632531878237</text:p>
          </table:table-cell>
          <table:table-cell table:style-name="ce22" table:formula="of:=[.AU293]/[.$B293]" office:value-type="float" office:value="0.00267430920140498" calcext:value-type="float">
            <text:p>0.002674309201405</text:p>
          </table:table-cell>
          <table:table-cell table:style-name="ce22" table:formula="of:=[.AV293]/[.$B293]" office:value-type="float" office:value="0.00268977951606651" calcext:value-type="float">
            <text:p>0.002689779516067</text:p>
          </table:table-cell>
          <table:table-cell table:style-name="ce22" table:formula="of:=[.AW293]/[.$B293]" office:value-type="float" office:value="0.00269219908822674" calcext:value-type="float">
            <text:p>0.002692199088227</text:p>
          </table:table-cell>
          <table:table-cell table:style-name="ce22" table:formula="of:=[.AX293]/[.$B293]" office:value-type="float" office:value="0.0027058290333301" calcext:value-type="float">
            <text:p>0.00270582903333</text:p>
          </table:table-cell>
          <table:table-cell table:style-name="ce22" table:formula="of:=[.AY293]/[.$B293]" office:value-type="float" office:value="0.00271794557808614" calcext:value-type="float">
            <text:p>0.002717945578086</text:p>
          </table:table-cell>
          <table:table-cell table:number-columns-repeated="973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22" office:value-type="float" office:value="101991189" calcext:value-type="float">
            <text:p>101991189</text:p>
          </table:table-cell>
          <table:table-cell table:style-name="ce22" table:formula="of:=[.C294]/[.$B294]" office:value-type="float" office:value="0" calcext:value-type="float">
            <text:p>0</text:p>
          </table:table-cell>
          <table:table-cell table:style-name="ce22" table:formula="of:=[.D294]/[.$B294]" office:value-type="float" office:value="0.0000000392190741104116" calcext:value-type="float">
            <text:p>3.92190741104116E-08</text:p>
          </table:table-cell>
          <table:table-cell table:style-name="ce22" table:formula="of:=[.E294]/[.$B294]" office:value-type="float" office:value="0.0000000294143055828087" calcext:value-type="float">
            <text:p>2.94143055828087E-08</text:p>
          </table:table-cell>
          <table:table-cell table:style-name="ce22" table:formula="of:=[.F294]/[.$B294]" office:value-type="float" office:value="0.00000254923981717676" calcext:value-type="float">
            <text:p>2.54923981717676E-06</text:p>
          </table:table-cell>
          <table:table-cell table:style-name="ce22" table:formula="of:=[.G294]/[.$B294]" office:value-type="float" office:value="0.00000000980476852760291" calcext:value-type="float">
            <text:p>9.80476852760291E-09</text:p>
          </table:table-cell>
          <table:table-cell table:style-name="ce22" table:formula="of:=[.H294]/[.$B294]" office:value-type="float" office:value="0.000000156876296441647" calcext:value-type="float">
            <text:p>1.56876296441647E-07</text:p>
          </table:table-cell>
          <table:table-cell table:style-name="ce22" table:formula="of:=[.I294]/[.$B294]" office:value-type="float" office:value="0.00000221587768723826" calcext:value-type="float">
            <text:p>2.21587768723826E-06</text:p>
          </table:table-cell>
          <table:table-cell table:style-name="ce22" table:formula="of:=[.J294]/[.$B294]" office:value-type="float" office:value="0" calcext:value-type="float">
            <text:p>0</text:p>
          </table:table-cell>
          <table:table-cell table:style-name="ce22" table:formula="of:=[.K294]/[.$B294]" office:value-type="float" office:value="0.0000000686333796932204" calcext:value-type="float">
            <text:p>6.86333796932204E-08</text:p>
          </table:table-cell>
          <table:table-cell table:style-name="ce22" table:formula="of:=[.L294]/[.$B294]" office:value-type="float" office:value="0.00000258845889128717" calcext:value-type="float">
            <text:p>2.58845889128717E-06</text:p>
          </table:table-cell>
          <table:table-cell table:style-name="ce22" table:formula="of:=[.M294]/[.$B294]" office:value-type="float" office:value="0.000173328698030964" calcext:value-type="float">
            <text:p>0.000173328698031</text:p>
          </table:table-cell>
          <table:table-cell table:style-name="ce22" table:formula="of:=[.N294]/[.$B294]" office:value-type="float" office:value="0.00177964392590815" calcext:value-type="float">
            <text:p>0.001779643925908</text:p>
          </table:table-cell>
          <table:table-cell table:style-name="ce22" table:formula="of:=[.O294]/[.$B294]" office:value-type="float" office:value="0.000173103188354829" calcext:value-type="float">
            <text:p>0.000173103188355</text:p>
          </table:table-cell>
          <table:table-cell table:style-name="ce22" table:formula="of:=[.P294]/[.$B294]" office:value-type="float" office:value="0.00175009235356595" calcext:value-type="float">
            <text:p>0.001750092353566</text:p>
          </table:table-cell>
          <table:table-cell table:style-name="ce22" table:formula="of:=[.Q294]/[.$B294]" office:value-type="float" office:value="0.00000448077921711453" calcext:value-type="float">
            <text:p>4.48077921711453E-06</text:p>
          </table:table-cell>
          <table:table-cell table:style-name="ce22" table:formula="of:=[.R294]/[.$B294]" office:value-type="float" office:value="0.000150620854121036" calcext:value-type="float">
            <text:p>0.000150620854121</text:p>
          </table:table-cell>
          <table:table-cell table:style-name="ce22" table:formula="of:=[.S294]/[.$B294]" office:value-type="float" office:value="0.00000489257949527385" calcext:value-type="float">
            <text:p>4.89257949527385E-06</text:p>
          </table:table-cell>
          <table:table-cell table:style-name="ce22" table:formula="of:=[.T294]/[.$B294]" office:value-type="float" office:value="0.000162063018992748" calcext:value-type="float">
            <text:p>0.000162063018993</text:p>
          </table:table-cell>
          <table:table-cell table:style-name="ce22" table:formula="of:=[.U294]/[.$B294]" office:value-type="float" office:value="0.00162614046984" calcext:value-type="float">
            <text:p>0.00162614046984</text:p>
          </table:table-cell>
          <table:table-cell table:style-name="ce22" table:formula="of:=[.V294]/[.$B294]" office:value-type="float" office:value="0.00261281393630973" calcext:value-type="float">
            <text:p>0.00261281393631</text:p>
          </table:table-cell>
          <table:table-cell table:style-name="ce22" table:formula="of:=[.W294]/[.$B294]" office:value-type="float" office:value="0.00259046886883533" calcext:value-type="float">
            <text:p>0.002590468868835</text:p>
          </table:table-cell>
          <table:table-cell table:style-name="ce22" table:formula="of:=[.X294]/[.$B294]" office:value-type="float" office:value="0.00257555581590484" calcext:value-type="float">
            <text:p>0.002575555815905</text:p>
          </table:table-cell>
          <table:table-cell table:style-name="ce22" table:formula="of:=[.Y294]/[.$B294]" office:value-type="float" office:value="0.00258819416253692" calcext:value-type="float">
            <text:p>0.002588194162537</text:p>
          </table:table-cell>
          <table:table-cell table:style-name="ce22" table:formula="of:=[.Z294]/[.$B294]" office:value-type="float" office:value="0.00000468667935619419" calcext:value-type="float">
            <text:p>4.68667935619419E-06</text:p>
          </table:table-cell>
          <table:table-cell table:style-name="ce22" table:formula="of:=[.AA294]/[.$B294]" office:value-type="float" office:value="0.00014009053272239" calcext:value-type="float">
            <text:p>0.000140090532722</text:p>
          </table:table-cell>
          <table:table-cell table:style-name="ce22" table:formula="of:=[.AB294]/[.$B294]" office:value-type="float" office:value="0.0015340344742917" calcext:value-type="float">
            <text:p>0.001534034474292</text:p>
          </table:table-cell>
          <table:table-cell table:style-name="ce22" table:formula="of:=[.AC294]/[.$B294]" office:value-type="float" office:value="0.00255821118037951" calcext:value-type="float">
            <text:p>0.00255821118038</text:p>
          </table:table-cell>
          <table:table-cell table:style-name="ce22" table:formula="of:=[.AD294]/[.$B294]" office:value-type="float" office:value="0.00257988952359404" calcext:value-type="float">
            <text:p>0.002579889523594</text:p>
          </table:table-cell>
          <table:table-cell table:style-name="ce22" table:formula="of:=[.AE294]/[.$B294]" office:value-type="float" office:value="0.00256751590571221" calcext:value-type="float">
            <text:p>0.002567515905712</text:p>
          </table:table-cell>
          <table:table-cell table:style-name="ce22" table:formula="of:=[.AF294]/[.$B294]" office:value-type="float" office:value="0.00258069351461331" calcext:value-type="float">
            <text:p>0.002580693514613</text:p>
          </table:table-cell>
          <table:table-cell table:style-name="ce22" table:formula="of:=[.AG294]/[.$B294]" office:value-type="float" office:value="0.00259289064666164" calcext:value-type="float">
            <text:p>0.002592890646662</text:p>
          </table:table-cell>
          <table:table-cell table:style-name="ce22" table:formula="of:=[.AH294]/[.$B294]" office:value-type="float" office:value="0.00000501023671760509" calcext:value-type="float">
            <text:p>5.01023671760509E-06</text:p>
          </table:table-cell>
          <table:table-cell table:style-name="ce22" table:formula="of:=[.AI294]/[.$B294]" office:value-type="float" office:value="0.000136923592487975" calcext:value-type="float">
            <text:p>0.000136923592488</text:p>
          </table:table-cell>
          <table:table-cell table:style-name="ce22" table:formula="of:=[.AJ294]/[.$B294]" office:value-type="float" office:value="0.0014427128602256" calcext:value-type="float">
            <text:p>0.001442712860226</text:p>
          </table:table-cell>
          <table:table-cell table:style-name="ce22" table:formula="of:=[.AK294]/[.$B294]" office:value-type="float" office:value="0.00252686533539677" calcext:value-type="float">
            <text:p>0.002526865335397</text:p>
          </table:table-cell>
          <table:table-cell table:style-name="ce22" table:formula="of:=[.AL294]/[.$B294]" office:value-type="float" office:value="0.00256523139464528" calcext:value-type="float">
            <text:p>0.002565231394645</text:p>
          </table:table-cell>
          <table:table-cell table:style-name="ce22" table:formula="of:=[.AM294]/[.$B294]" office:value-type="float" office:value="0.00255746601797142" calcext:value-type="float">
            <text:p>0.002557466017971</text:p>
          </table:table-cell>
          <table:table-cell table:style-name="ce22" table:formula="of:=[.AN294]/[.$B294]" office:value-type="float" office:value="0.00257316345238411" calcext:value-type="float">
            <text:p>0.002573163452384</text:p>
          </table:table-cell>
          <table:table-cell table:style-name="ce22" table:formula="of:=[.AO294]/[.$B294]" office:value-type="float" office:value="0.00258657637572987" calcext:value-type="float">
            <text:p>0.00258657637573</text:p>
          </table:table-cell>
          <table:table-cell table:style-name="ce22" table:formula="of:=[.AP294]/[.$B294]" office:value-type="float" office:value="0.00259515554819152" calcext:value-type="float">
            <text:p>0.002595155548192</text:p>
          </table:table-cell>
          <table:table-cell table:style-name="ce22" table:formula="of:=[.AQ294]/[.$B294]" office:value-type="float" office:value="0.00000550047514398523" calcext:value-type="float">
            <text:p>5.50047514398523E-06</text:p>
          </table:table-cell>
          <table:table-cell table:style-name="ce22" table:formula="of:=[.AR294]/[.$B294]" office:value-type="float" office:value="0.000134805762486012" calcext:value-type="float">
            <text:p>0.000134805762486</text:p>
          </table:table-cell>
          <table:table-cell table:style-name="ce22" table:formula="of:=[.AS294]/[.$B294]" office:value-type="float" office:value="0.00137891323141649" calcext:value-type="float">
            <text:p>0.001378913231416</text:p>
          </table:table-cell>
          <table:table-cell table:style-name="ce22" table:formula="of:=[.AT294]/[.$B294]" office:value-type="float" office:value="0.00249188192129028" calcext:value-type="float">
            <text:p>0.00249188192129</text:p>
          </table:table-cell>
          <table:table-cell table:style-name="ce22" table:formula="of:=[.AU294]/[.$B294]" office:value-type="float" office:value="0.00255346567241215" calcext:value-type="float">
            <text:p>0.002553465672412</text:p>
          </table:table-cell>
          <table:table-cell table:style-name="ce22" table:formula="of:=[.AV294]/[.$B294]" office:value-type="float" office:value="0.0025496810317605" calcext:value-type="float">
            <text:p>0.002549681031761</text:p>
          </table:table-cell>
          <table:table-cell table:style-name="ce22" table:formula="of:=[.AW294]/[.$B294]" office:value-type="float" office:value="0.00256549612339552" calcext:value-type="float">
            <text:p>0.002565496123396</text:p>
          </table:table-cell>
          <table:table-cell table:style-name="ce22" table:formula="of:=[.AX294]/[.$B294]" office:value-type="float" office:value="0.00258126219118791" calcext:value-type="float">
            <text:p>0.002581262191188</text:p>
          </table:table-cell>
          <table:table-cell table:style-name="ce22" table:formula="of:=[.AY294]/[.$B294]" office:value-type="float" office:value="0.00258891971540797" calcext:value-type="float">
            <text:p>0.002588919715408</text:p>
          </table:table-cell>
          <table:table-cell table:number-columns-repeated="973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2" office:value-type="float" office:value="90338345" calcext:value-type="float">
            <text:p>90338345</text:p>
          </table:table-cell>
          <table:table-cell table:style-name="ce22" table:formula="of:=[.C295]/[.$B295]" office:value-type="float" office:value="0" calcext:value-type="float">
            <text:p>0</text:p>
          </table:table-cell>
          <table:table-cell table:style-name="ce22" table:formula="of:=[.D295]/[.$B295]" office:value-type="float" office:value="0" calcext:value-type="float">
            <text:p>0</text:p>
          </table:table-cell>
          <table:table-cell table:style-name="ce22" table:formula="of:=[.E295]/[.$B295]" office:value-type="float" office:value="0" calcext:value-type="float">
            <text:p>0</text:p>
          </table:table-cell>
          <table:table-cell table:style-name="ce22" table:formula="of:=[.F295]/[.$B295]" office:value-type="float" office:value="0.00000416213070983313" calcext:value-type="float">
            <text:p>4.16213070983313E-06</text:p>
          </table:table-cell>
          <table:table-cell table:style-name="ce22" table:formula="of:=[.G295]/[.$B295]" office:value-type="float" office:value="0.0000000442779862748205" calcext:value-type="float">
            <text:p>4.42779862748205E-08</text:p>
          </table:table-cell>
          <table:table-cell table:style-name="ce22" table:formula="of:=[.H295]/[.$B295]" office:value-type="float" office:value="0.0000000996254691183461" calcext:value-type="float">
            <text:p>9.96254691183461E-08</text:p>
          </table:table-cell>
          <table:table-cell table:style-name="ce22" table:formula="of:=[.I295]/[.$B295]" office:value-type="float" office:value="0.00000380790681963456" calcext:value-type="float">
            <text:p>3.80790681963456E-06</text:p>
          </table:table-cell>
          <table:table-cell table:style-name="ce22" table:formula="of:=[.J295]/[.$B295]" office:value-type="float" office:value="0" calcext:value-type="float">
            <text:p>0</text:p>
          </table:table-cell>
          <table:table-cell table:style-name="ce22" table:formula="of:=[.K295]/[.$B295]" office:value-type="float" office:value="0.000000166042448530577" calcext:value-type="float">
            <text:p>1.66042448530577E-07</text:p>
          </table:table-cell>
          <table:table-cell table:style-name="ce22" table:formula="of:=[.L295]/[.$B295]" office:value-type="float" office:value="0.00000551260929121515" calcext:value-type="float">
            <text:p>5.51260929121515E-06</text:p>
          </table:table-cell>
          <table:table-cell table:style-name="ce22" table:formula="of:=[.M295]/[.$B295]" office:value-type="float" office:value="0.000262889474010178" calcext:value-type="float">
            <text:p>0.00026288947401</text:p>
          </table:table-cell>
          <table:table-cell table:style-name="ce22" table:formula="of:=[.N295]/[.$B295]" office:value-type="float" office:value="0.00213788508080373" calcext:value-type="float">
            <text:p>0.002137885080804</text:p>
          </table:table-cell>
          <table:table-cell table:style-name="ce22" table:formula="of:=[.O295]/[.$B295]" office:value-type="float" office:value="0.000252196340324809" calcext:value-type="float">
            <text:p>0.000252196340325</text:p>
          </table:table-cell>
          <table:table-cell table:style-name="ce22" table:formula="of:=[.P295]/[.$B295]" office:value-type="float" office:value="0.00204176864209766" calcext:value-type="float">
            <text:p>0.002041768642098</text:p>
          </table:table-cell>
          <table:table-cell table:style-name="ce22" table:formula="of:=[.Q295]/[.$B295]" office:value-type="float" office:value="0.00000923196013830008" calcext:value-type="float">
            <text:p>9.23196013830008E-06</text:p>
          </table:table-cell>
          <table:table-cell table:style-name="ce22" table:formula="of:=[.R295]/[.$B295]" office:value-type="float" office:value="0.00023004627769083" calcext:value-type="float">
            <text:p>0.000230046277691</text:p>
          </table:table-cell>
          <table:table-cell table:style-name="ce22" table:formula="of:=[.S295]/[.$B295]" office:value-type="float" office:value="0.00000889987524123892" calcext:value-type="float">
            <text:p>8.89987524123892E-06</text:p>
          </table:table-cell>
          <table:table-cell table:style-name="ce22" table:formula="of:=[.T295]/[.$B295]" office:value-type="float" office:value="0.00021551202869612" calcext:value-type="float">
            <text:p>0.000215512028696</text:p>
          </table:table-cell>
          <table:table-cell table:style-name="ce22" table:formula="of:=[.U295]/[.$B295]" office:value-type="float" office:value="0.00192258337254241" calcext:value-type="float">
            <text:p>0.001922583372542</text:p>
          </table:table-cell>
          <table:table-cell table:style-name="ce22" table:formula="of:=[.V295]/[.$B295]" office:value-type="float" office:value="0.00291853918731852" calcext:value-type="float">
            <text:p>0.002918539187319</text:p>
          </table:table-cell>
          <table:table-cell table:style-name="ce22" table:formula="of:=[.W295]/[.$B295]" office:value-type="float" office:value="0.00301772187657412" calcext:value-type="float">
            <text:p>0.003017721876574</text:p>
          </table:table-cell>
          <table:table-cell table:style-name="ce22" table:formula="of:=[.X295]/[.$B295]" office:value-type="float" office:value="0.00298905188046117" calcext:value-type="float">
            <text:p>0.002989051880461</text:p>
          </table:table-cell>
          <table:table-cell table:style-name="ce22" table:formula="of:=[.Y295]/[.$B295]" office:value-type="float" office:value="0.00300837922147013" calcext:value-type="float">
            <text:p>0.00300837922147</text:p>
          </table:table-cell>
          <table:table-cell table:style-name="ce22" table:formula="of:=[.Z295]/[.$B295]" office:value-type="float" office:value="0.00000855672084760906" calcext:value-type="float">
            <text:p>8.55672084760906E-06</text:p>
          </table:table-cell>
          <table:table-cell table:style-name="ce22" table:formula="of:=[.AA295]/[.$B295]" office:value-type="float" office:value="0.00021004369739118" calcext:value-type="float">
            <text:p>0.000210043697391</text:p>
          </table:table-cell>
          <table:table-cell table:style-name="ce22" table:formula="of:=[.AB295]/[.$B295]" office:value-type="float" office:value="0.00182563672159369" calcext:value-type="float">
            <text:p>0.001825636721594</text:p>
          </table:table-cell>
          <table:table-cell table:style-name="ce22" table:formula="of:=[.AC295]/[.$B295]" office:value-type="float" office:value="0.00289617880424973" calcext:value-type="float">
            <text:p>0.00289617880425</text:p>
          </table:table-cell>
          <table:table-cell table:style-name="ce22" table:formula="of:=[.AD295]/[.$B295]" office:value-type="float" office:value="0.00300177073201861" calcext:value-type="float">
            <text:p>0.003001770732019</text:p>
          </table:table-cell>
          <table:table-cell table:style-name="ce22" table:formula="of:=[.AE295]/[.$B295]" office:value-type="float" office:value="0.00297193843876595" calcext:value-type="float">
            <text:p>0.002971938438766</text:p>
          </table:table-cell>
          <table:table-cell table:style-name="ce22" table:formula="of:=[.AF295]/[.$B295]" office:value-type="float" office:value="0.00299668983309358" calcext:value-type="float">
            <text:p>0.002996689833094</text:p>
          </table:table-cell>
          <table:table-cell table:style-name="ce22" table:formula="of:=[.AG295]/[.$B295]" office:value-type="float" office:value="0.00301882882623099" calcext:value-type="float">
            <text:p>0.003018828826231</text:p>
          </table:table-cell>
          <table:table-cell table:style-name="ce22" table:formula="of:=[.AH295]/[.$B295]" office:value-type="float" office:value="0.00000751618817015078" calcext:value-type="float">
            <text:p>7.51618817015078E-06</text:p>
          </table:table-cell>
          <table:table-cell table:style-name="ce22" table:formula="of:=[.AI295]/[.$B295]" office:value-type="float" office:value="0.000207530921670084" calcext:value-type="float">
            <text:p>0.00020753092167</text:p>
          </table:table-cell>
          <table:table-cell table:style-name="ce22" table:formula="of:=[.AJ295]/[.$B295]" office:value-type="float" office:value="0.00173124712435234" calcext:value-type="float">
            <text:p>0.001731247124352</text:p>
          </table:table-cell>
          <table:table-cell table:style-name="ce22" table:formula="of:=[.AK295]/[.$B295]" office:value-type="float" office:value="0.00284941018124696" calcext:value-type="float">
            <text:p>0.002849410181247</text:p>
          </table:table-cell>
          <table:table-cell table:style-name="ce22" table:formula="of:=[.AL295]/[.$B295]" office:value-type="float" office:value="0.00298449124787486" calcext:value-type="float">
            <text:p>0.002984491247875</text:p>
          </table:table-cell>
          <table:table-cell table:style-name="ce22" table:formula="of:=[.AM295]/[.$B295]" office:value-type="float" office:value="0.00296142241702568" calcext:value-type="float">
            <text:p>0.002961422417026</text:p>
          </table:table-cell>
          <table:table-cell table:style-name="ce22" table:formula="of:=[.AN295]/[.$B295]" office:value-type="float" office:value="0.0029854321550832" calcext:value-type="float">
            <text:p>0.002985432155083</text:p>
          </table:table-cell>
          <table:table-cell table:style-name="ce22" table:formula="of:=[.AO295]/[.$B295]" office:value-type="float" office:value="0.00301664813540695" calcext:value-type="float">
            <text:p>0.003016648135407</text:p>
          </table:table-cell>
          <table:table-cell table:style-name="ce22" table:formula="of:=[.AP295]/[.$B295]" office:value-type="float" office:value="0.0030261125549732" calcext:value-type="float">
            <text:p>0.003026112554973</text:p>
          </table:table-cell>
          <table:table-cell table:style-name="ce22" table:formula="of:=[.AQ295]/[.$B295]" office:value-type="float" office:value="0.00000912126517261303" calcext:value-type="float">
            <text:p>9.12126517261303E-06</text:p>
          </table:table-cell>
          <table:table-cell table:style-name="ce22" table:formula="of:=[.AR295]/[.$B295]" office:value-type="float" office:value="0.000221854850229988" calcext:value-type="float">
            <text:p>0.00022185485023</text:p>
          </table:table-cell>
          <table:table-cell table:style-name="ce22" table:formula="of:=[.AS295]/[.$B295]" office:value-type="float" office:value="0.00166490763141609" calcext:value-type="float">
            <text:p>0.001664907631416</text:p>
          </table:table-cell>
          <table:table-cell table:style-name="ce22" table:formula="of:=[.AT295]/[.$B295]" office:value-type="float" office:value="0.00283014925721741" calcext:value-type="float">
            <text:p>0.002830149257217</text:p>
          </table:table-cell>
          <table:table-cell table:style-name="ce22" table:formula="of:=[.AU295]/[.$B295]" office:value-type="float" office:value="0.0029707540026331" calcext:value-type="float">
            <text:p>0.002970754002633</text:p>
          </table:table-cell>
          <table:table-cell table:style-name="ce22" table:formula="of:=[.AV295]/[.$B295]" office:value-type="float" office:value="0.00295186944148689" calcext:value-type="float">
            <text:p>0.002951869441487</text:p>
          </table:table-cell>
          <table:table-cell table:style-name="ce22" table:formula="of:=[.AW295]/[.$B295]" office:value-type="float" office:value="0.00297517073176401" calcext:value-type="float">
            <text:p>0.002975170731764</text:p>
          </table:table-cell>
          <table:table-cell table:style-name="ce22" table:formula="of:=[.AX295]/[.$B295]" office:value-type="float" office:value="0.00299344647059895" calcext:value-type="float">
            <text:p>0.002993446470599</text:p>
          </table:table-cell>
          <table:table-cell table:style-name="ce22" table:formula="of:=[.AY295]/[.$B295]" office:value-type="float" office:value="0.00302217181419474" calcext:value-type="float">
            <text:p>0.003022171814195</text:p>
          </table:table-cell>
          <table:table-cell table:number-columns-repeated="973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2" office:value-type="float" office:value="83257441" calcext:value-type="float">
            <text:p>83257441</text:p>
          </table:table-cell>
          <table:table-cell table:style-name="ce22" table:formula="of:=[.C296]/[.$B296]" office:value-type="float" office:value="0" calcext:value-type="float">
            <text:p>0</text:p>
          </table:table-cell>
          <table:table-cell table:style-name="ce22" table:formula="of:=[.D296]/[.$B296]" office:value-type="float" office:value="0" calcext:value-type="float">
            <text:p>0</text:p>
          </table:table-cell>
          <table:table-cell table:style-name="ce22" table:formula="of:=[.E296]/[.$B296]" office:value-type="float" office:value="0" calcext:value-type="float">
            <text:p>0</text:p>
          </table:table-cell>
          <table:table-cell table:style-name="ce22" table:formula="of:=[.F296]/[.$B296]" office:value-type="float" office:value="0.00000457616755239931" calcext:value-type="float">
            <text:p>4.57616755239931E-06</text:p>
          </table:table-cell>
          <table:table-cell table:style-name="ce22" table:formula="of:=[.G296]/[.$B296]" office:value-type="float" office:value="0" calcext:value-type="float">
            <text:p>0</text:p>
          </table:table-cell>
          <table:table-cell table:style-name="ce22" table:formula="of:=[.H296]/[.$B296]" office:value-type="float" office:value="0.000000156142199950633" calcext:value-type="float">
            <text:p>1.56142199950633E-07</text:p>
          </table:table-cell>
          <table:table-cell table:style-name="ce22" table:formula="of:=[.I296]/[.$B296]" office:value-type="float" office:value="0.00000440801441399094" calcext:value-type="float">
            <text:p>4.40801441399094E-06</text:p>
          </table:table-cell>
          <table:table-cell table:style-name="ce22" table:formula="of:=[.J296]/[.$B296]" office:value-type="float" office:value="0" calcext:value-type="float">
            <text:p>0</text:p>
          </table:table-cell>
          <table:table-cell table:style-name="ce22" table:formula="of:=[.K296]/[.$B296]" office:value-type="float" office:value="0.0000000840765692041868" calcext:value-type="float">
            <text:p>8.40765692041868E-08</text:p>
          </table:table-cell>
          <table:table-cell table:style-name="ce22" table:formula="of:=[.L296]/[.$B296]" office:value-type="float" office:value="0.00000584932702891985" calcext:value-type="float">
            <text:p>5.84932702891985E-06</text:p>
          </table:table-cell>
          <table:table-cell table:style-name="ce22" table:formula="of:=[.M296]/[.$B296]" office:value-type="float" office:value="0.000330504993541658" calcext:value-type="float">
            <text:p>0.000330504993542</text:p>
          </table:table-cell>
          <table:table-cell table:style-name="ce22" table:formula="of:=[.N296]/[.$B296]" office:value-type="float" office:value="0.0022009564286272" calcext:value-type="float">
            <text:p>0.002200956428627</text:p>
          </table:table-cell>
          <table:table-cell table:style-name="ce22" table:formula="of:=[.O296]/[.$B296]" office:value-type="float" office:value="0.000295156801660527" calcext:value-type="float">
            <text:p>0.000295156801661</text:p>
          </table:table-cell>
          <table:table-cell table:style-name="ce22" table:formula="of:=[.P296]/[.$B296]" office:value-type="float" office:value="0.0021132165231934" calcext:value-type="float">
            <text:p>0.002113216523193</text:p>
          </table:table-cell>
          <table:table-cell table:style-name="ce22" table:formula="of:=[.Q296]/[.$B296]" office:value-type="float" office:value="0.0000091163022894254" calcext:value-type="float">
            <text:p>9.1163022894254E-06</text:p>
          </table:table-cell>
          <table:table-cell table:style-name="ce22" table:formula="of:=[.R296]/[.$B296]" office:value-type="float" office:value="0.000294135871891619" calcext:value-type="float">
            <text:p>0.000294135871892</text:p>
          </table:table-cell>
          <table:table-cell table:style-name="ce22" table:formula="of:=[.S296]/[.$B296]" office:value-type="float" office:value="0.0000121070259654029" calcext:value-type="float">
            <text:p>1.21070259654029E-05</text:p>
          </table:table-cell>
          <table:table-cell table:style-name="ce22" table:formula="of:=[.T296]/[.$B296]" office:value-type="float" office:value="0.000280491445803625" calcext:value-type="float">
            <text:p>0.000280491445804</text:p>
          </table:table-cell>
          <table:table-cell table:style-name="ce22" table:formula="of:=[.U296]/[.$B296]" office:value-type="float" office:value="0.00197467034808336" calcext:value-type="float">
            <text:p>0.001974670348083</text:p>
          </table:table-cell>
          <table:table-cell table:style-name="ce22" table:formula="of:=[.V296]/[.$B296]" office:value-type="float" office:value="0.00310667727584853" calcext:value-type="float">
            <text:p>0.003106677275849</text:p>
          </table:table-cell>
          <table:table-cell table:style-name="ce22" table:formula="of:=[.W296]/[.$B296]" office:value-type="float" office:value="0.0032023564116029" calcext:value-type="float">
            <text:p>0.003202356411603</text:p>
          </table:table-cell>
          <table:table-cell table:style-name="ce22" table:formula="of:=[.X296]/[.$B296]" office:value-type="float" office:value="0.00328602460889952" calcext:value-type="float">
            <text:p>0.0032860246089</text:p>
          </table:table-cell>
          <table:table-cell table:style-name="ce22" table:formula="of:=[.Y296]/[.$B296]" office:value-type="float" office:value="0.0032984799520802" calcext:value-type="float">
            <text:p>0.00329847995208</text:p>
          </table:table-cell>
          <table:table-cell table:style-name="ce22" table:formula="of:=[.Z296]/[.$B296]" office:value-type="float" office:value="0.0000105335930274388" calcext:value-type="float">
            <text:p>1.05335930274388E-05</text:p>
          </table:table-cell>
          <table:table-cell table:style-name="ce22" table:formula="of:=[.AA296]/[.$B296]" office:value-type="float" office:value="0.000275530928220578" calcext:value-type="float">
            <text:p>0.000275530928221</text:p>
          </table:table-cell>
          <table:table-cell table:style-name="ce22" table:formula="of:=[.AB296]/[.$B296]" office:value-type="float" office:value="0.00188813153649534" calcext:value-type="float">
            <text:p>0.001888131536495</text:p>
          </table:table-cell>
          <table:table-cell table:style-name="ce22" table:formula="of:=[.AC296]/[.$B296]" office:value-type="float" office:value="0.00304490501936037" calcext:value-type="float">
            <text:p>0.00304490501936</text:p>
          </table:table-cell>
          <table:table-cell table:style-name="ce22" table:formula="of:=[.AD296]/[.$B296]" office:value-type="float" office:value="0.00319458533442074" calcext:value-type="float">
            <text:p>0.003194585334421</text:p>
          </table:table-cell>
          <table:table-cell table:style-name="ce22" table:formula="of:=[.AE296]/[.$B296]" office:value-type="float" office:value="0.00325570900023218" calcext:value-type="float">
            <text:p>0.003255709000232</text:p>
          </table:table-cell>
          <table:table-cell table:style-name="ce22" table:formula="of:=[.AF296]/[.$B296]" office:value-type="float" office:value="0.00328398274936171" calcext:value-type="float">
            <text:p>0.003283982749362</text:p>
          </table:table-cell>
          <table:table-cell table:style-name="ce22" table:formula="of:=[.AG296]/[.$B296]" office:value-type="float" office:value="0.0033139980845676" calcext:value-type="float">
            <text:p>0.003313998084568</text:p>
          </table:table-cell>
          <table:table-cell table:style-name="ce22" table:formula="of:=[.AH296]/[.$B296]" office:value-type="float" office:value="0.0000103173961351995" calcext:value-type="float">
            <text:p>1.03173961351995E-05</text:p>
          </table:table-cell>
          <table:table-cell table:style-name="ce22" table:formula="of:=[.AI296]/[.$B296]" office:value-type="float" office:value="0.000256733809534213" calcext:value-type="float">
            <text:p>0.000256733809534</text:p>
          </table:table-cell>
          <table:table-cell table:style-name="ce22" table:formula="of:=[.AJ296]/[.$B296]" office:value-type="float" office:value="0.00179999527009244" calcext:value-type="float">
            <text:p>0.001799995270092</text:p>
          </table:table-cell>
          <table:table-cell table:style-name="ce22" table:formula="of:=[.AK296]/[.$B296]" office:value-type="float" office:value="0.00303473175448666" calcext:value-type="float">
            <text:p>0.003034731754487</text:p>
          </table:table-cell>
          <table:table-cell table:style-name="ce22" table:formula="of:=[.AL296]/[.$B296]" office:value-type="float" office:value="0.00314179725989897" calcext:value-type="float">
            <text:p>0.003141797259899</text:p>
          </table:table-cell>
          <table:table-cell table:style-name="ce22" table:formula="of:=[.AM296]/[.$B296]" office:value-type="float" office:value="0.00323275609683944" calcext:value-type="float">
            <text:p>0.003232756096839</text:p>
          </table:table-cell>
          <table:table-cell table:style-name="ce22" table:formula="of:=[.AN296]/[.$B296]" office:value-type="float" office:value="0.00323628731274602" calcext:value-type="float">
            <text:p>0.003236287312746</text:p>
          </table:table-cell>
          <table:table-cell table:style-name="ce22" table:formula="of:=[.AO296]/[.$B296]" office:value-type="float" office:value="0.00329787940515731" calcext:value-type="float">
            <text:p>0.003297879405157</text:p>
          </table:table-cell>
          <table:table-cell table:style-name="ce22" table:formula="of:=[.AP296]/[.$B296]" office:value-type="float" office:value="0.00330930180763062" calcext:value-type="float">
            <text:p>0.003309301807631</text:p>
          </table:table-cell>
          <table:table-cell table:style-name="ce22" table:formula="of:=[.AQ296]/[.$B296]" office:value-type="float" office:value="0.00000999310079684049" calcext:value-type="float">
            <text:p>9.99310079684049E-06</text:p>
          </table:table-cell>
          <table:table-cell table:style-name="ce22" table:formula="of:=[.AR296]/[.$B296]" office:value-type="float" office:value="0.000253550910842912" calcext:value-type="float">
            <text:p>0.000253550910843</text:p>
          </table:table-cell>
          <table:table-cell table:style-name="ce22" table:formula="of:=[.AS296]/[.$B296]" office:value-type="float" office:value="0.00171784045104149" calcext:value-type="float">
            <text:p>0.001717840451041</text:p>
          </table:table-cell>
          <table:table-cell table:style-name="ce22" table:formula="of:=[.AT296]/[.$B296]" office:value-type="float" office:value="0.00298605142091744" calcext:value-type="float">
            <text:p>0.002986051420917</text:p>
          </table:table-cell>
          <table:table-cell table:style-name="ce22" table:formula="of:=[.AU296]/[.$B296]" office:value-type="float" office:value="0.00312127056607469" calcext:value-type="float">
            <text:p>0.003121270566075</text:p>
          </table:table-cell>
          <table:table-cell table:style-name="ce22" table:formula="of:=[.AV296]/[.$B296]" office:value-type="float" office:value="0.00317821442530284" calcext:value-type="float">
            <text:p>0.003178214425303</text:p>
          </table:table-cell>
          <table:table-cell table:style-name="ce22" table:formula="of:=[.AW296]/[.$B296]" office:value-type="float" office:value="0.00322257082102728" calcext:value-type="float">
            <text:p>0.003222570821027</text:p>
          </table:table-cell>
          <table:table-cell table:style-name="ce22" table:formula="of:=[.AX296]/[.$B296]" office:value-type="float" office:value="0.00327041038890446" calcext:value-type="float">
            <text:p>0.003270410388904</text:p>
          </table:table-cell>
          <table:table-cell table:style-name="ce22" table:formula="of:=[.AY296]/[.$B296]" office:value-type="float" office:value="0.00329448030957377" calcext:value-type="float">
            <text:p>0.003294480309574</text:p>
          </table:table-cell>
          <table:table-cell table:number-columns-repeated="973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2" office:value-type="float" office:value="80373285" calcext:value-type="float">
            <text:p>80373285</text:p>
          </table:table-cell>
          <table:table-cell table:style-name="ce22" table:formula="of:=[.C297]/[.$B297]" office:value-type="float" office:value="0" calcext:value-type="float">
            <text:p>0</text:p>
          </table:table-cell>
          <table:table-cell table:style-name="ce22" table:formula="of:=[.D297]/[.$B297]" office:value-type="float" office:value="0" calcext:value-type="float">
            <text:p>0</text:p>
          </table:table-cell>
          <table:table-cell table:style-name="ce22" table:formula="of:=[.E297]/[.$B297]" office:value-type="float" office:value="0" calcext:value-type="float">
            <text:p>0</text:p>
          </table:table-cell>
          <table:table-cell table:style-name="ce22" table:formula="of:=[.F297]/[.$B297]" office:value-type="float" office:value="0.00000251327291151531" calcext:value-type="float">
            <text:p>2.51327291151531E-06</text:p>
          </table:table-cell>
          <table:table-cell table:style-name="ce22" table:formula="of:=[.G297]/[.$B297]" office:value-type="float" office:value="0.0000000248838902130229" calcext:value-type="float">
            <text:p>2.48838902130229E-08</text:p>
          </table:table-cell>
          <table:table-cell table:style-name="ce22" table:formula="of:=[.H297]/[.$B297]" office:value-type="float" office:value="0.0000000746516706390687" calcext:value-type="float">
            <text:p>7.46516706390687E-08</text:p>
          </table:table-cell>
          <table:table-cell table:style-name="ce22" table:formula="of:=[.I297]/[.$B297]" office:value-type="float" office:value="0.00000189117565618974" calcext:value-type="float">
            <text:p>1.89117565618974E-06</text:p>
          </table:table-cell>
          <table:table-cell table:style-name="ce22" table:formula="of:=[.J297]/[.$B297]" office:value-type="float" office:value="0" calcext:value-type="float">
            <text:p>0</text:p>
          </table:table-cell>
          <table:table-cell table:style-name="ce22" table:formula="of:=[.K297]/[.$B297]" office:value-type="float" office:value="0.0000000373258353195343" calcext:value-type="float">
            <text:p>3.73258353195343E-08</text:p>
          </table:table-cell>
          <table:table-cell table:style-name="ce22" table:formula="of:=[.L297]/[.$B297]" office:value-type="float" office:value="0.00000291141515492368" calcext:value-type="float">
            <text:p>2.91141515492368E-06</text:p>
          </table:table-cell>
          <table:table-cell table:style-name="ce22" table:formula="of:=[.M297]/[.$B297]" office:value-type="float" office:value="0.000188993146167909" calcext:value-type="float">
            <text:p>0.000188993146168</text:p>
          </table:table-cell>
          <table:table-cell table:style-name="ce22" table:formula="of:=[.N297]/[.$B297]" office:value-type="float" office:value="0.00203199359090524" calcext:value-type="float">
            <text:p>0.002031993590905</text:p>
          </table:table-cell>
          <table:table-cell table:style-name="ce22" table:formula="of:=[.O297]/[.$B297]" office:value-type="float" office:value="0.000170031621825585" calcext:value-type="float">
            <text:p>0.000170031621826</text:p>
          </table:table-cell>
          <table:table-cell table:style-name="ce22" table:formula="of:=[.P297]/[.$B297]" office:value-type="float" office:value="0.00194549718852477" calcext:value-type="float">
            <text:p>0.001945497188525</text:p>
          </table:table-cell>
          <table:table-cell table:style-name="ce22" table:formula="of:=[.Q297]/[.$B297]" office:value-type="float" office:value="0.00000460351968940924" calcext:value-type="float">
            <text:p>4.60351968940924E-06</text:p>
          </table:table-cell>
          <table:table-cell table:style-name="ce22" table:formula="of:=[.R297]/[.$B297]" office:value-type="float" office:value="0.000152189872542848" calcext:value-type="float">
            <text:p>0.000152189872543</text:p>
          </table:table-cell>
          <table:table-cell table:style-name="ce22" table:formula="of:=[.S297]/[.$B297]" office:value-type="float" office:value="0.00000526294278005434" calcext:value-type="float">
            <text:p>5.26294278005434E-06</text:p>
          </table:table-cell>
          <table:table-cell table:style-name="ce22" table:formula="of:=[.T297]/[.$B297]" office:value-type="float" office:value="0.000170093831551118" calcext:value-type="float">
            <text:p>0.000170093831551</text:p>
          </table:table-cell>
          <table:table-cell table:style-name="ce22" table:formula="of:=[.U297]/[.$B297]" office:value-type="float" office:value="0.00181596409802088" calcext:value-type="float">
            <text:p>0.001815964098021</text:p>
          </table:table-cell>
          <table:table-cell table:style-name="ce22" table:formula="of:=[.V297]/[.$B297]" office:value-type="float" office:value="0.00311540084494493" calcext:value-type="float">
            <text:p>0.003115400844945</text:p>
          </table:table-cell>
          <table:table-cell table:style-name="ce22" table:formula="of:=[.W297]/[.$B297]" office:value-type="float" office:value="0.00313331724589831" calcext:value-type="float">
            <text:p>0.003133317245898</text:p>
          </table:table-cell>
          <table:table-cell table:style-name="ce22" table:formula="of:=[.X297]/[.$B297]" office:value-type="float" office:value="0.00313204816749745" calcext:value-type="float">
            <text:p>0.003132048167497</text:p>
          </table:table-cell>
          <table:table-cell table:style-name="ce22" table:formula="of:=[.Y297]/[.$B297]" office:value-type="float" office:value="0.00314594582018142" calcext:value-type="float">
            <text:p>0.003145945820181</text:p>
          </table:table-cell>
          <table:table-cell table:style-name="ce22" table:formula="of:=[.Z297]/[.$B297]" office:value-type="float" office:value="0.0000050016619328176" calcext:value-type="float">
            <text:p>5.0016619328176E-06</text:p>
          </table:table-cell>
          <table:table-cell table:style-name="ce22" table:formula="of:=[.AA297]/[.$B297]" office:value-type="float" office:value="0.000170156041276651" calcext:value-type="float">
            <text:p>0.000170156041277</text:p>
          </table:table-cell>
          <table:table-cell table:style-name="ce22" table:formula="of:=[.AB297]/[.$B297]" office:value-type="float" office:value="0.00168068282887778" calcext:value-type="float">
            <text:p>0.001680682828878</text:p>
          </table:table-cell>
          <table:table-cell table:style-name="ce22" table:formula="of:=[.AC297]/[.$B297]" office:value-type="float" office:value="0.00309573012973154" calcext:value-type="float">
            <text:p>0.003095730129732</text:p>
          </table:table-cell>
          <table:table-cell table:style-name="ce22" table:formula="of:=[.AD297]/[.$B297]" office:value-type="float" office:value="0.00312109925580372" calcext:value-type="float">
            <text:p>0.003121099255804</text:p>
          </table:table-cell>
          <table:table-cell table:style-name="ce22" table:formula="of:=[.AE297]/[.$B297]" office:value-type="float" office:value="0.00311989238712838" calcext:value-type="float">
            <text:p>0.003119892387128</text:p>
          </table:table-cell>
          <table:table-cell table:style-name="ce22" table:formula="of:=[.AF297]/[.$B297]" office:value-type="float" office:value="0.00313533284100557" calcext:value-type="float">
            <text:p>0.003135332841006</text:p>
          </table:table-cell>
          <table:table-cell table:style-name="ce22" table:formula="of:=[.AG297]/[.$B297]" office:value-type="float" office:value="0.00314854618670868" calcext:value-type="float">
            <text:p>0.003148546186709</text:p>
          </table:table-cell>
          <table:table-cell table:style-name="ce22" table:formula="of:=[.AH297]/[.$B297]" office:value-type="float" office:value="0.00000457863579919621" calcext:value-type="float">
            <text:p>4.57863579919621E-06</text:p>
          </table:table-cell>
          <table:table-cell table:style-name="ce22" table:formula="of:=[.AI297]/[.$B297]" office:value-type="float" office:value="0.000169384640680047" calcext:value-type="float">
            <text:p>0.00016938464068</text:p>
          </table:table-cell>
          <table:table-cell table:style-name="ce22" table:formula="of:=[.AJ297]/[.$B297]" office:value-type="float" office:value="0.00159122524356196" calcext:value-type="float">
            <text:p>0.001591225243562</text:p>
          </table:table-cell>
          <table:table-cell table:style-name="ce22" table:formula="of:=[.AK297]/[.$B297]" office:value-type="float" office:value="0.00310247366397927" calcext:value-type="float">
            <text:p>0.003102473663979</text:p>
          </table:table-cell>
          <table:table-cell table:style-name="ce22" table:formula="of:=[.AL297]/[.$B297]" office:value-type="float" office:value="0.00310416576851375" calcext:value-type="float">
            <text:p>0.003104165768514</text:p>
          </table:table-cell>
          <table:table-cell table:style-name="ce22" table:formula="of:=[.AM297]/[.$B297]" office:value-type="float" office:value="0.00311149407418149" calcext:value-type="float">
            <text:p>0.003111494074181</text:p>
          </table:table-cell>
          <table:table-cell table:style-name="ce22" table:formula="of:=[.AN297]/[.$B297]" office:value-type="float" office:value="0.00312549126242631" calcext:value-type="float">
            <text:p>0.003125491262426</text:p>
          </table:table-cell>
          <table:table-cell table:style-name="ce22" table:formula="of:=[.AO297]/[.$B297]" office:value-type="float" office:value="0.0031417031169001" calcext:value-type="float">
            <text:p>0.0031417031169</text:p>
          </table:table-cell>
          <table:table-cell table:style-name="ce22" table:formula="of:=[.AP297]/[.$B297]" office:value-type="float" office:value="0.00314960375204273" calcext:value-type="float">
            <text:p>0.003149603752043</text:p>
          </table:table-cell>
          <table:table-cell table:style-name="ce22" table:formula="of:=[.AQ297]/[.$B297]" office:value-type="float" office:value="0.00000454130996387668" calcext:value-type="float">
            <text:p>4.54130996387668E-06</text:p>
          </table:table-cell>
          <table:table-cell table:style-name="ce22" table:formula="of:=[.AR297]/[.$B297]" office:value-type="float" office:value="0.000164134139845099" calcext:value-type="float">
            <text:p>0.000164134139845</text:p>
          </table:table-cell>
          <table:table-cell table:style-name="ce22" table:formula="of:=[.AS297]/[.$B297]" office:value-type="float" office:value="0.00149954055007208" calcext:value-type="float">
            <text:p>0.001499540550072</text:p>
          </table:table-cell>
          <table:table-cell table:style-name="ce22" table:formula="of:=[.AT297]/[.$B297]" office:value-type="float" office:value="0.00303808659805307" calcext:value-type="float">
            <text:p>0.003038086598053</text:p>
          </table:table-cell>
          <table:table-cell table:style-name="ce22" table:formula="of:=[.AU297]/[.$B297]" office:value-type="float" office:value="0.00308836449822848" calcext:value-type="float">
            <text:p>0.003088364498228</text:p>
          </table:table-cell>
          <table:table-cell table:style-name="ce22" table:formula="of:=[.AV297]/[.$B297]" office:value-type="float" office:value="0.00309831805431369" calcext:value-type="float">
            <text:p>0.003098318054314</text:p>
          </table:table-cell>
          <table:table-cell table:style-name="ce22" table:formula="of:=[.AW297]/[.$B297]" office:value-type="float" office:value="0.00311454235073258" calcext:value-type="float">
            <text:p>0.003114542350733</text:p>
          </table:table-cell>
          <table:table-cell table:style-name="ce22" table:formula="of:=[.AX297]/[.$B297]" office:value-type="float" office:value="0.00313418818205577" calcext:value-type="float">
            <text:p>0.003134188182056</text:p>
          </table:table-cell>
          <table:table-cell table:style-name="ce22" table:formula="of:=[.AY297]/[.$B297]" office:value-type="float" office:value="0.00314429104148225" calcext:value-type="float">
            <text:p>0.003144291041482</text:p>
          </table:table-cell>
          <table:table-cell table:number-columns-repeated="973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2" office:value-type="float" office:value="58617616" calcext:value-type="float">
            <text:p>58617616</text:p>
          </table:table-cell>
          <table:table-cell table:style-name="ce22" table:formula="of:=[.C298]/[.$B298]" office:value-type="float" office:value="0" calcext:value-type="float">
            <text:p>0</text:p>
          </table:table-cell>
          <table:table-cell table:style-name="ce22" table:formula="of:=[.D298]/[.$B298]" office:value-type="float" office:value="0.0000000682388720824129" calcext:value-type="float">
            <text:p>6.82388720824129E-08</text:p>
          </table:table-cell>
          <table:table-cell table:style-name="ce22" table:formula="of:=[.E298]/[.$B298]" office:value-type="float" office:value="0.0000000170597180206032" calcext:value-type="float">
            <text:p>1.70597180206032E-08</text:p>
          </table:table-cell>
          <table:table-cell table:style-name="ce22" table:formula="of:=[.F298]/[.$B298]" office:value-type="float" office:value="0.00000759157451916844" calcext:value-type="float">
            <text:p>7.59157451916844E-06</text:p>
          </table:table-cell>
          <table:table-cell table:style-name="ce22" table:formula="of:=[.G298]/[.$B298]" office:value-type="float" office:value="0.0000000341194360412065" calcext:value-type="float">
            <text:p>3.41194360412065E-08</text:p>
          </table:table-cell>
          <table:table-cell table:style-name="ce22" table:formula="of:=[.H298]/[.$B298]" office:value-type="float" office:value="0.000000290015206350255" calcext:value-type="float">
            <text:p>2.90015206350255E-07</text:p>
          </table:table-cell>
          <table:table-cell table:style-name="ce22" table:formula="of:=[.I298]/[.$B298]" office:value-type="float" office:value="0.00000728449959479758" calcext:value-type="float">
            <text:p>7.28449959479758E-06</text:p>
          </table:table-cell>
          <table:table-cell table:style-name="ce22" table:formula="of:=[.J298]/[.$B298]" office:value-type="float" office:value="0.0000000170597180206032" calcext:value-type="float">
            <text:p>1.70597180206032E-08</text:p>
          </table:table-cell>
          <table:table-cell table:style-name="ce22" table:formula="of:=[.K298]/[.$B298]" office:value-type="float" office:value="0.0000000682388720824129" calcext:value-type="float">
            <text:p>6.82388720824129E-08</text:p>
          </table:table-cell>
          <table:table-cell table:style-name="ce22" table:formula="of:=[.L298]/[.$B298]" office:value-type="float" office:value="0.00000890517280675489" calcext:value-type="float">
            <text:p>8.90517280675489E-06</text:p>
          </table:table-cell>
          <table:table-cell table:style-name="ce22" table:formula="of:=[.M298]/[.$B298]" office:value-type="float" office:value="0.000349246547317789" calcext:value-type="float">
            <text:p>0.000349246547318</text:p>
          </table:table-cell>
          <table:table-cell table:style-name="ce22" table:formula="of:=[.N298]/[.$B298]" office:value-type="float" office:value="0.00202853695039389" calcext:value-type="float">
            <text:p>0.002028536950394</text:p>
          </table:table-cell>
          <table:table-cell table:style-name="ce22" table:formula="of:=[.O298]/[.$B298]" office:value-type="float" office:value="0.00032381050774907" calcext:value-type="float">
            <text:p>0.000323810507749</text:p>
          </table:table-cell>
          <table:table-cell table:style-name="ce22" table:formula="of:=[.P298]/[.$B298]" office:value-type="float" office:value="0.00198766186601652" calcext:value-type="float">
            <text:p>0.001987661866017</text:p>
          </table:table-cell>
          <table:table-cell table:style-name="ce22" table:formula="of:=[.Q298]/[.$B298]" office:value-type="float" office:value="0.0000137501327246062" calcext:value-type="float">
            <text:p>1.37501327246062E-05</text:p>
          </table:table-cell>
          <table:table-cell table:style-name="ce22" table:formula="of:=[.R298]/[.$B298]" office:value-type="float" office:value="0.000306443714804096" calcext:value-type="float">
            <text:p>0.000306443714804</text:p>
          </table:table-cell>
          <table:table-cell table:style-name="ce22" table:formula="of:=[.S298]/[.$B298]" office:value-type="float" office:value="0.0000165479264799851" calcext:value-type="float">
            <text:p>1.65479264799851E-05</text:p>
          </table:table-cell>
          <table:table-cell table:style-name="ce22" table:formula="of:=[.T298]/[.$B298]" office:value-type="float" office:value="0.000292301208565016" calcext:value-type="float">
            <text:p>0.000292301208565</text:p>
          </table:table-cell>
          <table:table-cell table:style-name="ce22" table:formula="of:=[.U298]/[.$B298]" office:value-type="float" office:value="0.00184598090785541" calcext:value-type="float">
            <text:p>0.001845980907855</text:p>
          </table:table-cell>
          <table:table-cell table:style-name="ce22" table:formula="of:=[.V298]/[.$B298]" office:value-type="float" office:value="0.00261590304184326" calcext:value-type="float">
            <text:p>0.002615903041843</text:p>
          </table:table-cell>
          <table:table-cell table:style-name="ce22" table:formula="of:=[.W298]/[.$B298]" office:value-type="float" office:value="0.00271087449206396" calcext:value-type="float">
            <text:p>0.002710874492064</text:p>
          </table:table-cell>
          <table:table-cell table:style-name="ce22" table:formula="of:=[.X298]/[.$B298]" office:value-type="float" office:value="0.00275425735499035" calcext:value-type="float">
            <text:p>0.00275425735499</text:p>
          </table:table-cell>
          <table:table-cell table:style-name="ce22" table:formula="of:=[.Y298]/[.$B298]" office:value-type="float" office:value="0.00278904212003436" calcext:value-type="float">
            <text:p>0.002789042120034</text:p>
          </table:table-cell>
          <table:table-cell table:style-name="ce22" table:formula="of:=[.Z298]/[.$B298]" office:value-type="float" office:value="0.0000149954921401102" calcext:value-type="float">
            <text:p>1.49954921401102E-05</text:p>
          </table:table-cell>
          <table:table-cell table:style-name="ce22" table:formula="of:=[.AA298]/[.$B298]" office:value-type="float" office:value="0.000287524487519247" calcext:value-type="float">
            <text:p>0.000287524487519</text:p>
          </table:table-cell>
          <table:table-cell table:style-name="ce22" table:formula="of:=[.AB298]/[.$B298]" office:value-type="float" office:value="0.0017693827739429" calcext:value-type="float">
            <text:p>0.001769382773943</text:p>
          </table:table-cell>
          <table:table-cell table:style-name="ce22" table:formula="of:=[.AC298]/[.$B298]" office:value-type="float" office:value="0.00260304001445572" calcext:value-type="float">
            <text:p>0.002603040014456</text:p>
          </table:table-cell>
          <table:table-cell table:style-name="ce22" table:formula="of:=[.AD298]/[.$B298]" office:value-type="float" office:value="0.00269570840274364" calcext:value-type="float">
            <text:p>0.002695708402744</text:p>
          </table:table-cell>
          <table:table-cell table:style-name="ce22" table:formula="of:=[.AE298]/[.$B298]" office:value-type="float" office:value="0.00273808474230682" calcext:value-type="float">
            <text:p>0.002738084742307</text:p>
          </table:table-cell>
          <table:table-cell table:style-name="ce22" table:formula="of:=[.AF298]/[.$B298]" office:value-type="float" office:value="0.00277692972023973" calcext:value-type="float">
            <text:p>0.00277692972024</text:p>
          </table:table-cell>
          <table:table-cell table:style-name="ce22" table:formula="of:=[.AG298]/[.$B298]" office:value-type="float" office:value="0.00280164925165158" calcext:value-type="float">
            <text:p>0.002801649251652</text:p>
          </table:table-cell>
          <table:table-cell table:style-name="ce22" table:formula="of:=[.AH298]/[.$B298]" office:value-type="float" office:value="0.0000156267017068726" calcext:value-type="float">
            <text:p>1.56267017068726E-05</text:p>
          </table:table-cell>
          <table:table-cell table:style-name="ce22" table:formula="of:=[.AI298]/[.$B298]" office:value-type="float" office:value="0.000287660965263412" calcext:value-type="float">
            <text:p>0.000287660965263</text:p>
          </table:table-cell>
          <table:table-cell table:style-name="ce22" table:formula="of:=[.AJ298]/[.$B298]" office:value-type="float" office:value="0.00171049262733578" calcext:value-type="float">
            <text:p>0.001710492627336</text:p>
          </table:table-cell>
          <table:table-cell table:style-name="ce22" table:formula="of:=[.AK298]/[.$B298]" office:value-type="float" office:value="0.00258202244185434" calcext:value-type="float">
            <text:p>0.002582022441854</text:p>
          </table:table-cell>
          <table:table-cell table:style-name="ce22" table:formula="of:=[.AL298]/[.$B298]" office:value-type="float" office:value="0.00268071291060353" calcext:value-type="float">
            <text:p>0.002680712910604</text:p>
          </table:table-cell>
          <table:table-cell table:style-name="ce22" table:formula="of:=[.AM298]/[.$B298]" office:value-type="float" office:value="0.00272530701350939" calcext:value-type="float">
            <text:p>0.002725307013509</text:p>
          </table:table-cell>
          <table:table-cell table:style-name="ce22" table:formula="of:=[.AN298]/[.$B298]" office:value-type="float" office:value="0.00276396433454407" calcext:value-type="float">
            <text:p>0.002763964334544</text:p>
          </table:table-cell>
          <table:table-cell table:style-name="ce22" table:formula="of:=[.AO298]/[.$B298]" office:value-type="float" office:value="0.00279105516676079" calcext:value-type="float">
            <text:p>0.002791055166761</text:p>
          </table:table-cell>
          <table:table-cell table:style-name="ce22" table:formula="of:=[.AP298]/[.$B298]" office:value-type="float" office:value="0.00280918964701669" calcext:value-type="float">
            <text:p>0.002809189647017</text:p>
          </table:table-cell>
          <table:table-cell table:style-name="ce22" table:formula="of:=[.AQ298]/[.$B298]" office:value-type="float" office:value="0.0000157972988870786" calcext:value-type="float">
            <text:p>1.57972988870786E-05</text:p>
          </table:table-cell>
          <table:table-cell table:style-name="ce22" table:formula="of:=[.AR298]/[.$B298]" office:value-type="float" office:value="0.000282218915214839" calcext:value-type="float">
            <text:p>0.000282218915215</text:p>
          </table:table-cell>
          <table:table-cell table:style-name="ce22" table:formula="of:=[.AS298]/[.$B298]" office:value-type="float" office:value="0.00165433203561196" calcext:value-type="float">
            <text:p>0.001654332035612</text:p>
          </table:table-cell>
          <table:table-cell table:style-name="ce22" table:formula="of:=[.AT298]/[.$B298]" office:value-type="float" office:value="0.00255972539040141" calcext:value-type="float">
            <text:p>0.002559725390401</text:p>
          </table:table-cell>
          <table:table-cell table:style-name="ce22" table:formula="of:=[.AU298]/[.$B298]" office:value-type="float" office:value="0.00266827637616651" calcext:value-type="float">
            <text:p>0.002668276376167</text:p>
          </table:table-cell>
          <table:table-cell table:style-name="ce22" table:formula="of:=[.AV298]/[.$B298]" office:value-type="float" office:value="0.00271394524130766" calcext:value-type="float">
            <text:p>0.002713945241308</text:p>
          </table:table-cell>
          <table:table-cell table:style-name="ce22" table:formula="of:=[.AW298]/[.$B298]" office:value-type="float" office:value="0.0027534726079614" calcext:value-type="float">
            <text:p>0.002753472607961</text:p>
          </table:table-cell>
          <table:table-cell table:style-name="ce22" table:formula="of:=[.AX298]/[.$B298]" office:value-type="float" office:value="0.00277945455850678" calcext:value-type="float">
            <text:p>0.002779454558507</text:p>
          </table:table-cell>
          <table:table-cell table:style-name="ce22" table:formula="of:=[.AY298]/[.$B298]" office:value-type="float" office:value="0.00279822024832944" calcext:value-type="float">
            <text:p>0.002798220248329</text:p>
          </table:table-cell>
          <table:table-cell table:number-columns-repeated="973"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64444167" calcext:value-type="float">
            <text:p>64444167</text:p>
          </table:table-cell>
          <table:table-cell table:style-name="ce22" table:formula="of:=[.C299]/[.$B299]" office:value-type="float" office:value="0" calcext:value-type="float">
            <text:p>0</text:p>
          </table:table-cell>
          <table:table-cell table:style-name="ce22" table:formula="of:=[.D299]/[.$B299]" office:value-type="float" office:value="0" calcext:value-type="float">
            <text:p>0</text:p>
          </table:table-cell>
          <table:table-cell table:style-name="ce22" table:formula="of:=[.E299]/[.$B299]" office:value-type="float" office:value="0" calcext:value-type="float">
            <text:p>0</text:p>
          </table:table-cell>
          <table:table-cell table:style-name="ce22" table:formula="of:=[.F299]/[.$B299]" office:value-type="float" office:value="0.00000422070782604731" calcext:value-type="float">
            <text:p>4.22070782604731E-06</text:p>
          </table:table-cell>
          <table:table-cell table:style-name="ce22" table:formula="of:=[.G299]/[.$B299]" office:value-type="float" office:value="0" calcext:value-type="float">
            <text:p>0</text:p>
          </table:table-cell>
          <table:table-cell table:style-name="ce22" table:formula="of:=[.H299]/[.$B299]" office:value-type="float" office:value="0" calcext:value-type="float">
            <text:p>0</text:p>
          </table:table-cell>
          <table:table-cell table:style-name="ce22" table:formula="of:=[.I299]/[.$B299]" office:value-type="float" office:value="0.00000304139240406351" calcext:value-type="float">
            <text:p>3.04139240406351E-06</text:p>
          </table:table-cell>
          <table:table-cell table:style-name="ce22" table:formula="of:=[.J299]/[.$B299]" office:value-type="float" office:value="0" calcext:value-type="float">
            <text:p>0</text:p>
          </table:table-cell>
          <table:table-cell table:style-name="ce22" table:formula="of:=[.K299]/[.$B299]" office:value-type="float" office:value="0.0000000310346163679949" calcext:value-type="float">
            <text:p>3.10346163679949E-08</text:p>
          </table:table-cell>
          <table:table-cell table:style-name="ce22" table:formula="of:=[.L299]/[.$B299]" office:value-type="float" office:value="0.00000463967514701525" calcext:value-type="float">
            <text:p>4.63967514701525E-06</text:p>
          </table:table-cell>
          <table:table-cell table:style-name="ce22" table:formula="of:=[.M299]/[.$B299]" office:value-type="float" office:value="0.000237492401756081" calcext:value-type="float">
            <text:p>0.000237492401756</text:p>
          </table:table-cell>
          <table:table-cell table:style-name="ce22" table:formula="of:=[.N299]/[.$B299]" office:value-type="float" office:value="0.00208583656609294" calcext:value-type="float">
            <text:p>0.002085836566093</text:p>
          </table:table-cell>
          <table:table-cell table:style-name="ce22" table:formula="of:=[.O299]/[.$B299]" office:value-type="float" office:value="0.000222564751283076" calcext:value-type="float">
            <text:p>0.000222564751283</text:p>
          </table:table-cell>
          <table:table-cell table:style-name="ce22" table:formula="of:=[.P299]/[.$B299]" office:value-type="float" office:value="0.00202483802762165" calcext:value-type="float">
            <text:p>0.002024838027622</text:p>
          </table:table-cell>
          <table:table-cell table:style-name="ce22" table:formula="of:=[.Q299]/[.$B299]" office:value-type="float" office:value="0.00000642416558817496" calcext:value-type="float">
            <text:p>6.42416558817496E-06</text:p>
          </table:table-cell>
          <table:table-cell table:style-name="ce22" table:formula="of:=[.R299]/[.$B299]" office:value-type="float" office:value="0.000220687156992812" calcext:value-type="float">
            <text:p>0.000220687156993</text:p>
          </table:table-cell>
          <table:table-cell table:style-name="ce22" table:formula="of:=[.S299]/[.$B299]" office:value-type="float" office:value="0.00000755692908560677" calcext:value-type="float">
            <text:p>7.55692908560677E-06</text:p>
          </table:table-cell>
          <table:table-cell table:style-name="ce22" table:formula="of:=[.T299]/[.$B299]" office:value-type="float" office:value="0.000253428677261047" calcext:value-type="float">
            <text:p>0.000253428677261</text:p>
          </table:table-cell>
          <table:table-cell table:style-name="ce22" table:formula="of:=[.U299]/[.$B299]" office:value-type="float" office:value="0.00194704976169527" calcext:value-type="float">
            <text:p>0.001947049761695</text:p>
          </table:table-cell>
          <table:table-cell table:style-name="ce22" table:formula="of:=[.V299]/[.$B299]" office:value-type="float" office:value="0.00302845096903805" calcext:value-type="float">
            <text:p>0.003028450969038</text:p>
          </table:table-cell>
          <table:table-cell table:style-name="ce22" table:formula="of:=[.W299]/[.$B299]" office:value-type="float" office:value="0.00315452909803303" calcext:value-type="float">
            <text:p>0.003154529098033</text:p>
          </table:table-cell>
          <table:table-cell table:style-name="ce22" table:formula="of:=[.X299]/[.$B299]" office:value-type="float" office:value="0.00319465685699685" calcext:value-type="float">
            <text:p>0.003194656856997</text:p>
          </table:table-cell>
          <table:table-cell table:style-name="ce22" table:formula="of:=[.Y299]/[.$B299]" office:value-type="float" office:value="0.0032152638422652" calcext:value-type="float">
            <text:p>0.003215263842265</text:p>
          </table:table-cell>
          <table:table-cell table:style-name="ce22" table:formula="of:=[.Z299]/[.$B299]" office:value-type="float" office:value="0.00000701382329916686" calcext:value-type="float">
            <text:p>7.01382329916686E-06</text:p>
          </table:table-cell>
          <table:table-cell table:style-name="ce22" table:formula="of:=[.AA299]/[.$B299]" office:value-type="float" office:value="0.00025972870438375" calcext:value-type="float">
            <text:p>0.000259728704384</text:p>
          </table:table-cell>
          <table:table-cell table:style-name="ce22" table:formula="of:=[.AB299]/[.$B299]" office:value-type="float" office:value="0.00184050792370394" calcext:value-type="float">
            <text:p>0.001840507923704</text:p>
          </table:table-cell>
          <table:table-cell table:style-name="ce22" table:formula="of:=[.AC299]/[.$B299]" office:value-type="float" office:value="0.00301004744153183" calcext:value-type="float">
            <text:p>0.003010047441532</text:p>
          </table:table-cell>
          <table:table-cell table:style-name="ce22" table:formula="of:=[.AD299]/[.$B299]" office:value-type="float" office:value="0.00313192038000895" calcext:value-type="float">
            <text:p>0.003131920380009</text:p>
          </table:table-cell>
          <table:table-cell table:style-name="ce22" table:formula="of:=[.AE299]/[.$B299]" office:value-type="float" office:value="0.00316975157736153" calcext:value-type="float">
            <text:p>0.003169751577362</text:p>
          </table:table-cell>
          <table:table-cell table:style-name="ce22" table:formula="of:=[.AF299]/[.$B299]" office:value-type="float" office:value="0.00320454138231005" calcext:value-type="float">
            <text:p>0.00320454138231</text:p>
          </table:table-cell>
          <table:table-cell table:style-name="ce22" table:formula="of:=[.AG299]/[.$B299]" office:value-type="float" office:value="0.00323390012939418" calcext:value-type="float">
            <text:p>0.003233900129394</text:p>
          </table:table-cell>
          <table:table-cell table:style-name="ce22" table:formula="of:=[.AH299]/[.$B299]" office:value-type="float" office:value="0.00000782072332473473" calcext:value-type="float">
            <text:p>7.82072332473473E-06</text:p>
          </table:table-cell>
          <table:table-cell table:style-name="ce22" table:formula="of:=[.AI299]/[.$B299]" office:value-type="float" office:value="0.000226087180240843" calcext:value-type="float">
            <text:p>0.000226087180241</text:p>
          </table:table-cell>
          <table:table-cell table:style-name="ce22" table:formula="of:=[.AJ299]/[.$B299]" office:value-type="float" office:value="0.00177544385048844" calcext:value-type="float">
            <text:p>0.001775443850488</text:p>
          </table:table-cell>
          <table:table-cell table:style-name="ce22" table:formula="of:=[.AK299]/[.$B299]" office:value-type="float" office:value="0.0029971835930473" calcext:value-type="float">
            <text:p>0.002997183593047</text:p>
          </table:table-cell>
          <table:table-cell table:style-name="ce22" table:formula="of:=[.AL299]/[.$B299]" office:value-type="float" office:value="0.00311052201202321" calcext:value-type="float">
            <text:p>0.003110522012023</text:p>
          </table:table-cell>
          <table:table-cell table:style-name="ce22" table:formula="of:=[.AM299]/[.$B299]" office:value-type="float" office:value="0.00316266016752145" calcext:value-type="float">
            <text:p>0.003162660167521</text:p>
          </table:table-cell>
          <table:table-cell table:style-name="ce22" table:formula="of:=[.AN299]/[.$B299]" office:value-type="float" office:value="0.00318947407606339" calcext:value-type="float">
            <text:p>0.003189474076063</text:p>
          </table:table-cell>
          <table:table-cell table:style-name="ce22" table:formula="of:=[.AO299]/[.$B299]" office:value-type="float" office:value="0.00323377599092871" calcext:value-type="float">
            <text:p>0.003233775990929</text:p>
          </table:table-cell>
          <table:table-cell table:style-name="ce22" table:formula="of:=[.AP299]/[.$B299]" office:value-type="float" office:value="0.00327173132674676" calcext:value-type="float">
            <text:p>0.003271731326747</text:p>
          </table:table-cell>
          <table:table-cell table:style-name="ce22" table:formula="of:=[.AQ299]/[.$B299]" office:value-type="float" office:value="0.00000741727331195079" calcext:value-type="float">
            <text:p>7.41727331195079E-06</text:p>
          </table:table-cell>
          <table:table-cell table:style-name="ce22" table:formula="of:=[.AR299]/[.$B299]" office:value-type="float" office:value="0.000215737135682117" calcext:value-type="float">
            <text:p>0.000215737135682</text:p>
          </table:table-cell>
          <table:table-cell table:style-name="ce22" table:formula="of:=[.AS299]/[.$B299]" office:value-type="float" office:value="0.00167790205124383" calcext:value-type="float">
            <text:p>0.001677902051244</text:p>
          </table:table-cell>
          <table:table-cell table:style-name="ce22" table:formula="of:=[.AT299]/[.$B299]" office:value-type="float" office:value="0.00296425586508085" calcext:value-type="float">
            <text:p>0.002964255865081</text:p>
          </table:table-cell>
          <table:table-cell table:style-name="ce22" table:formula="of:=[.AU299]/[.$B299]" office:value-type="float" office:value="0.00309630815772667" calcext:value-type="float">
            <text:p>0.003096308157727</text:p>
          </table:table-cell>
          <table:table-cell table:style-name="ce22" table:formula="of:=[.AV299]/[.$B299]" office:value-type="float" office:value="0.00314000489757281" calcext:value-type="float">
            <text:p>0.003140004897573</text:p>
          </table:table-cell>
          <table:table-cell table:style-name="ce22" table:formula="of:=[.AW299]/[.$B299]" office:value-type="float" office:value="0.00317662574488704" calcext:value-type="float">
            <text:p>0.003176625744887</text:p>
          </table:table-cell>
          <table:table-cell table:style-name="ce22" table:formula="of:=[.AX299]/[.$B299]" office:value-type="float" office:value="0.00321579143074345" calcext:value-type="float">
            <text:p>0.003215791430743</text:p>
          </table:table-cell>
          <table:table-cell table:style-name="ce22" table:formula="of:=[.AY299]/[.$B299]" office:value-type="float" office:value="0.00325922437635046" calcext:value-type="float">
            <text:p>0.00325922437635</text:p>
          </table:table-cell>
          <table:table-cell table:number-columns-repeated="973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2" office:value-type="float" office:value="46709983" calcext:value-type="float">
            <text:p>46709983</text:p>
          </table:table-cell>
          <table:table-cell table:style-name="ce22" table:formula="of:=[.C300]/[.$B300]" office:value-type="float" office:value="0" calcext:value-type="float">
            <text:p>0</text:p>
          </table:table-cell>
          <table:table-cell table:style-name="ce22" table:formula="of:=[.D300]/[.$B300]" office:value-type="float" office:value="0" calcext:value-type="float">
            <text:p>0</text:p>
          </table:table-cell>
          <table:table-cell table:style-name="ce22" table:formula="of:=[.E300]/[.$B300]" office:value-type="float" office:value="0" calcext:value-type="float">
            <text:p>0</text:p>
          </table:table-cell>
          <table:table-cell table:style-name="ce22" table:formula="of:=[.F300]/[.$B300]" office:value-type="float" office:value="0.00000201241777373372" calcext:value-type="float">
            <text:p>2.01241777373372E-06</text:p>
          </table:table-cell>
          <table:table-cell table:style-name="ce22" table:formula="of:=[.G300]/[.$B300]" office:value-type="float" office:value="0" calcext:value-type="float">
            <text:p>0</text:p>
          </table:table-cell>
          <table:table-cell table:style-name="ce22" table:formula="of:=[.H300]/[.$B300]" office:value-type="float" office:value="0" calcext:value-type="float">
            <text:p>0</text:p>
          </table:table-cell>
          <table:table-cell table:style-name="ce22" table:formula="of:=[.I300]/[.$B300]" office:value-type="float" office:value="0.00000229073087010115" calcext:value-type="float">
            <text:p>2.29073087010115E-06</text:p>
          </table:table-cell>
          <table:table-cell table:style-name="ce22" table:formula="of:=[.J300]/[.$B300]" office:value-type="float" office:value="0" calcext:value-type="float">
            <text:p>0</text:p>
          </table:table-cell>
          <table:table-cell table:style-name="ce22" table:formula="of:=[.K300]/[.$B300]" office:value-type="float" office:value="0.000000128452198323429" calcext:value-type="float">
            <text:p>1.28452198323429E-07</text:p>
          </table:table-cell>
          <table:table-cell table:style-name="ce22" table:formula="of:=[.L300]/[.$B300]" office:value-type="float" office:value="0.00000237636566898344" calcext:value-type="float">
            <text:p>2.37636566898344E-06</text:p>
          </table:table-cell>
          <table:table-cell table:style-name="ce22" table:formula="of:=[.M300]/[.$B300]" office:value-type="float" office:value="0.000169492675687765" calcext:value-type="float">
            <text:p>0.000169492675688</text:p>
          </table:table-cell>
          <table:table-cell table:style-name="ce22" table:formula="of:=[.N300]/[.$B300]" office:value-type="float" office:value="0.00165739730626748" calcext:value-type="float">
            <text:p>0.001657397306267</text:p>
          </table:table-cell>
          <table:table-cell table:style-name="ce22" table:formula="of:=[.O300]/[.$B300]" office:value-type="float" office:value="0.000149882306743721" calcext:value-type="float">
            <text:p>0.000149882306744</text:p>
          </table:table-cell>
          <table:table-cell table:style-name="ce22" table:formula="of:=[.P300]/[.$B300]" office:value-type="float" office:value="0.00157934118708628" calcext:value-type="float">
            <text:p>0.001579341187086</text:p>
          </table:table-cell>
          <table:table-cell table:style-name="ce22" table:formula="of:=[.Q300]/[.$B300]" office:value-type="float" office:value="0.00000453864434076116" calcext:value-type="float">
            <text:p>4.53864434076116E-06</text:p>
          </table:table-cell>
          <table:table-cell table:style-name="ce22" table:formula="of:=[.R300]/[.$B300]" office:value-type="float" office:value="0.000149047367454619" calcext:value-type="float">
            <text:p>0.000149047367455</text:p>
          </table:table-cell>
          <table:table-cell table:style-name="ce22" table:formula="of:=[.S300]/[.$B300]" office:value-type="float" office:value="0.00000554485322762802" calcext:value-type="float">
            <text:p>5.54485322762802E-06</text:p>
          </table:table-cell>
          <table:table-cell table:style-name="ce22" table:formula="of:=[.T300]/[.$B300]" office:value-type="float" office:value="0.000150053576341486" calcext:value-type="float">
            <text:p>0.000150053576341</text:p>
          </table:table-cell>
          <table:table-cell table:style-name="ce22" table:formula="of:=[.U300]/[.$B300]" office:value-type="float" office:value="0.00144679992711622" calcext:value-type="float">
            <text:p>0.001446799927116</text:p>
          </table:table-cell>
          <table:table-cell table:style-name="ce22" table:formula="of:=[.V300]/[.$B300]" office:value-type="float" office:value="0.00263067961296411" calcext:value-type="float">
            <text:p>0.002630679612964</text:p>
          </table:table-cell>
          <table:table-cell table:style-name="ce22" table:formula="of:=[.W300]/[.$B300]" office:value-type="float" office:value="0.00277017870034335" calcext:value-type="float">
            <text:p>0.002770178700343</text:p>
          </table:table-cell>
          <table:table-cell table:style-name="ce22" table:formula="of:=[.X300]/[.$B300]" office:value-type="float" office:value="0.00285014019379969" calcext:value-type="float">
            <text:p>0.0028501401938</text:p>
          </table:table-cell>
          <table:table-cell table:style-name="ce22" table:formula="of:=[.Y300]/[.$B300]" office:value-type="float" office:value="0.00287563795516689" calcext:value-type="float">
            <text:p>0.002875637955167</text:p>
          </table:table-cell>
          <table:table-cell table:style-name="ce22" table:formula="of:=[.Z300]/[.$B300]" office:value-type="float" office:value="0.00000417469644551144" calcext:value-type="float">
            <text:p>4.17469644551144E-06</text:p>
          </table:table-cell>
          <table:table-cell table:style-name="ce22" table:formula="of:=[.AA300]/[.$B300]" office:value-type="float" office:value="0.000144894079708828" calcext:value-type="float">
            <text:p>0.000144894079709</text:p>
          </table:table-cell>
          <table:table-cell table:style-name="ce22" table:formula="of:=[.AB300]/[.$B300]" office:value-type="float" office:value="0.00134560100353708" calcext:value-type="float">
            <text:p>0.001345601003537</text:p>
          </table:table-cell>
          <table:table-cell table:style-name="ce22" table:formula="of:=[.AC300]/[.$B300]" office:value-type="float" office:value="0.00259357833634836" calcext:value-type="float">
            <text:p>0.002593578336348</text:p>
          </table:table-cell>
          <table:table-cell table:style-name="ce22" table:formula="of:=[.AD300]/[.$B300]" office:value-type="float" office:value="0.00277480297948299" calcext:value-type="float">
            <text:p>0.002774802979483</text:p>
          </table:table-cell>
          <table:table-cell table:style-name="ce22" table:formula="of:=[.AE300]/[.$B300]" office:value-type="float" office:value="0.00283515410399528" calcext:value-type="float">
            <text:p>0.002835154103995</text:p>
          </table:table-cell>
          <table:table-cell table:style-name="ce22" table:formula="of:=[.AF300]/[.$B300]" office:value-type="float" office:value="0.00286260005703706" calcext:value-type="float">
            <text:p>0.002862600057037</text:p>
          </table:table-cell>
          <table:table-cell table:style-name="ce22" table:formula="of:=[.AG300]/[.$B300]" office:value-type="float" office:value="0.00292273709455214" calcext:value-type="float">
            <text:p>0.002922737094552</text:p>
          </table:table-cell>
          <table:table-cell table:style-name="ce22" table:formula="of:=[.AH300]/[.$B300]" office:value-type="float" office:value="0.00000518090533237831" calcext:value-type="float">
            <text:p>5.18090533237831E-06</text:p>
          </table:table-cell>
          <table:table-cell table:style-name="ce22" table:formula="of:=[.AI300]/[.$B300]" office:value-type="float" office:value="0.000138642739390421" calcext:value-type="float">
            <text:p>0.00013864273939</text:p>
          </table:table-cell>
          <table:table-cell table:style-name="ce22" table:formula="of:=[.AJ300]/[.$B300]" office:value-type="float" office:value="0.00128565664431948" calcext:value-type="float">
            <text:p>0.001285656644319</text:p>
          </table:table-cell>
          <table:table-cell table:style-name="ce22" table:formula="of:=[.AK300]/[.$B300]" office:value-type="float" office:value="0.00256803775758171" calcext:value-type="float">
            <text:p>0.002568037757582</text:p>
          </table:table-cell>
          <table:table-cell table:style-name="ce22" table:formula="of:=[.AL300]/[.$B300]" office:value-type="float" office:value="0.00273964989454182" calcext:value-type="float">
            <text:p>0.002739649894542</text:p>
          </table:table-cell>
          <table:table-cell table:style-name="ce22" table:formula="of:=[.AM300]/[.$B300]" office:value-type="float" office:value="0.00281580063944789" calcext:value-type="float">
            <text:p>0.002815800639448</text:p>
          </table:table-cell>
          <table:table-cell table:style-name="ce22" table:formula="of:=[.AN300]/[.$B300]" office:value-type="float" office:value="0.00286514769230381" calcext:value-type="float">
            <text:p>0.002865147692304</text:p>
          </table:table-cell>
          <table:table-cell table:style-name="ce22" table:formula="of:=[.AO300]/[.$B300]" office:value-type="float" office:value="0.00289706806358718" calcext:value-type="float">
            <text:p>0.002897068063587</text:p>
          </table:table-cell>
          <table:table-cell table:style-name="ce22" table:formula="of:=[.AP300]/[.$B300]" office:value-type="float" office:value="0.00293166452233562" calcext:value-type="float">
            <text:p>0.002931664522336</text:p>
          </table:table-cell>
          <table:table-cell table:style-name="ce22" table:formula="of:=[.AQ300]/[.$B300]" office:value-type="float" office:value="0.00000539499232958402" calcext:value-type="float">
            <text:p>5.39499232958402E-06</text:p>
          </table:table-cell>
          <table:table-cell table:style-name="ce22" table:formula="of:=[.AR300]/[.$B300]" office:value-type="float" office:value="0.000137529487004951" calcext:value-type="float">
            <text:p>0.000137529487005</text:p>
          </table:table-cell>
          <table:table-cell table:style-name="ce22" table:formula="of:=[.AS300]/[.$B300]" office:value-type="float" office:value="0.00123035797294124" calcext:value-type="float">
            <text:p>0.001230357972941</text:p>
          </table:table-cell>
          <table:table-cell table:style-name="ce22" table:formula="of:=[.AT300]/[.$B300]" office:value-type="float" office:value="0.00253082943746736" calcext:value-type="float">
            <text:p>0.002530829437467</text:p>
          </table:table-cell>
          <table:table-cell table:style-name="ce22" table:formula="of:=[.AU300]/[.$B300]" office:value-type="float" office:value="0.00272117418668296" calcext:value-type="float">
            <text:p>0.002721174186683</text:p>
          </table:table-cell>
          <table:table-cell table:style-name="ce22" table:formula="of:=[.AV300]/[.$B300]" office:value-type="float" office:value="0.00277782160614359" calcext:value-type="float">
            <text:p>0.002777821606144</text:p>
          </table:table-cell>
          <table:table-cell table:style-name="ce22" table:formula="of:=[.AW300]/[.$B300]" office:value-type="float" office:value="0.0028476567846321" calcext:value-type="float">
            <text:p>0.002847656784632</text:p>
          </table:table-cell>
          <table:table-cell table:style-name="ce22" table:formula="of:=[.AX300]/[.$B300]" office:value-type="float" office:value="0.00286412007471722" calcext:value-type="float">
            <text:p>0.002864120074717</text:p>
          </table:table-cell>
          <table:table-cell table:style-name="ce22" table:formula="of:=[.AY300]/[.$B300]" office:value-type="float" office:value="0.00290920679632874" calcext:value-type="float">
            <text:p>0.002909206796329</text:p>
          </table:table-cell>
          <table:table-cell table:number-columns-repeated="973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2" office:value-type="float" office:value="50818468" calcext:value-type="float">
            <text:p>50818468</text:p>
          </table:table-cell>
          <table:table-cell table:style-name="ce22" table:formula="of:=[.C301]/[.$B301]" office:value-type="float" office:value="0" calcext:value-type="float">
            <text:p>0</text:p>
          </table:table-cell>
          <table:table-cell table:style-name="ce22" table:formula="of:=[.D301]/[.$B301]" office:value-type="float" office:value="0.0000000196778856064689" calcext:value-type="float">
            <text:p>1.96778856064689E-08</text:p>
          </table:table-cell>
          <table:table-cell table:style-name="ce22" table:formula="of:=[.E301]/[.$B301]" office:value-type="float" office:value="0.0000000196778856064689" calcext:value-type="float">
            <text:p>1.96778856064689E-08</text:p>
          </table:table-cell>
          <table:table-cell table:style-name="ce22" table:formula="of:=[.F301]/[.$B301]" office:value-type="float" office:value="0.00000377815403644203" calcext:value-type="float">
            <text:p>3.77815403644203E-06</text:p>
          </table:table-cell>
          <table:table-cell table:style-name="ce22" table:formula="of:=[.G301]/[.$B301]" office:value-type="float" office:value="0" calcext:value-type="float">
            <text:p>0</text:p>
          </table:table-cell>
          <table:table-cell table:style-name="ce22" table:formula="of:=[.H301]/[.$B301]" office:value-type="float" office:value="0.000000157423084851751" calcext:value-type="float">
            <text:p>1.57423084851751E-07</text:p>
          </table:table-cell>
          <table:table-cell table:style-name="ce22" table:formula="of:=[.I301]/[.$B301]" office:value-type="float" office:value="0.0000035420194091644" calcext:value-type="float">
            <text:p>3.5420194091644E-06</text:p>
          </table:table-cell>
          <table:table-cell table:style-name="ce22" table:formula="of:=[.J301]/[.$B301]" office:value-type="float" office:value="0" calcext:value-type="float">
            <text:p>0</text:p>
          </table:table-cell>
          <table:table-cell table:style-name="ce22" table:formula="of:=[.K301]/[.$B301]" office:value-type="float" office:value="0.0000000393557712129378" calcext:value-type="float">
            <text:p>3.93557712129378E-08</text:p>
          </table:table-cell>
          <table:table-cell table:style-name="ce22" table:formula="of:=[.L301]/[.$B301]" office:value-type="float" office:value="0.00000375847615083556" calcext:value-type="float">
            <text:p>3.75847615083556E-06</text:p>
          </table:table-cell>
          <table:table-cell table:style-name="ce22" table:formula="of:=[.M301]/[.$B301]" office:value-type="float" office:value="0.000217125789781778" calcext:value-type="float">
            <text:p>0.000217125789782</text:p>
          </table:table-cell>
          <table:table-cell table:style-name="ce22" table:formula="of:=[.N301]/[.$B301]" office:value-type="float" office:value="0.00160260635956204" calcext:value-type="float">
            <text:p>0.001602606359562</text:p>
          </table:table-cell>
          <table:table-cell table:style-name="ce22" table:formula="of:=[.O301]/[.$B301]" office:value-type="float" office:value="0.000202701899632236" calcext:value-type="float">
            <text:p>0.000202701899632</text:p>
          </table:table-cell>
          <table:table-cell table:style-name="ce22" table:formula="of:=[.P301]/[.$B301]" office:value-type="float" office:value="0.0015258429278112" calcext:value-type="float">
            <text:p>0.001525842927811</text:p>
          </table:table-cell>
          <table:table-cell table:style-name="ce22" table:formula="of:=[.Q301]/[.$B301]" office:value-type="float" office:value="0.00000747759653045818" calcext:value-type="float">
            <text:p>7.47759653045818E-06</text:p>
          </table:table-cell>
          <table:table-cell table:style-name="ce22" table:formula="of:=[.R301]/[.$B301]" office:value-type="float" office:value="0.000225410179622101" calcext:value-type="float">
            <text:p>0.000225410179622</text:p>
          </table:table-cell>
          <table:table-cell table:style-name="ce22" table:formula="of:=[.S301]/[.$B301]" office:value-type="float" office:value="0.00000757598595849052" calcext:value-type="float">
            <text:p>7.57598595849052E-06</text:p>
          </table:table-cell>
          <table:table-cell table:style-name="ce22" table:formula="of:=[.T301]/[.$B301]" office:value-type="float" office:value="0.000223206256434177" calcext:value-type="float">
            <text:p>0.000223206256434</text:p>
          </table:table-cell>
          <table:table-cell table:style-name="ce22" table:formula="of:=[.U301]/[.$B301]" office:value-type="float" office:value="0.00145395961169077" calcext:value-type="float">
            <text:p>0.001453959611691</text:p>
          </table:table-cell>
          <table:table-cell table:style-name="ce22" table:formula="of:=[.V301]/[.$B301]" office:value-type="float" office:value="0.00218029004731115" calcext:value-type="float">
            <text:p>0.002180290047311</text:p>
          </table:table-cell>
          <table:table-cell table:style-name="ce22" table:formula="of:=[.W301]/[.$B301]" office:value-type="float" office:value="0.00233853960335837" calcext:value-type="float">
            <text:p>0.002338539603358</text:p>
          </table:table-cell>
          <table:table-cell table:style-name="ce22" table:formula="of:=[.X301]/[.$B301]" office:value-type="float" office:value="0.00240426374128398" calcext:value-type="float">
            <text:p>0.002404263741284</text:p>
          </table:table-cell>
          <table:table-cell table:style-name="ce22" table:formula="of:=[.Y301]/[.$B301]" office:value-type="float" office:value="0.00245174647925238" calcext:value-type="float">
            <text:p>0.002451746479252</text:p>
          </table:table-cell>
          <table:table-cell table:style-name="ce22" table:formula="of:=[.Z301]/[.$B301]" office:value-type="float" office:value="0.0000091108610357951" calcext:value-type="float">
            <text:p>9.1108610357951E-06</text:p>
          </table:table-cell>
          <table:table-cell table:style-name="ce22" table:formula="of:=[.AA301]/[.$B301]" office:value-type="float" office:value="0.000220825232275794" calcext:value-type="float">
            <text:p>0.000220825232276</text:p>
          </table:table-cell>
          <table:table-cell table:style-name="ce22" table:formula="of:=[.AB301]/[.$B301]" office:value-type="float" office:value="0.00138431957452948" calcext:value-type="float">
            <text:p>0.001384319574529</text:p>
          </table:table-cell>
          <table:table-cell table:style-name="ce22" table:formula="of:=[.AC301]/[.$B301]" office:value-type="float" office:value="0.00217047078239352" calcext:value-type="float">
            <text:p>0.002170470782394</text:p>
          </table:table-cell>
          <table:table-cell table:style-name="ce22" table:formula="of:=[.AD301]/[.$B301]" office:value-type="float" office:value="0.00232271858333077" calcext:value-type="float">
            <text:p>0.002322718583331</text:p>
          </table:table-cell>
          <table:table-cell table:style-name="ce22" table:formula="of:=[.AE301]/[.$B301]" office:value-type="float" office:value="0.00238059124489939" calcext:value-type="float">
            <text:p>0.002380591244899</text:p>
          </table:table-cell>
          <table:table-cell table:style-name="ce22" table:formula="of:=[.AF301]/[.$B301]" office:value-type="float" office:value="0.00244029394982942" calcext:value-type="float">
            <text:p>0.002440293949829</text:p>
          </table:table-cell>
          <table:table-cell table:style-name="ce22" table:formula="of:=[.AG301]/[.$B301]" office:value-type="float" office:value="0.00245158905616753" calcext:value-type="float">
            <text:p>0.002451589056168</text:p>
          </table:table-cell>
          <table:table-cell table:style-name="ce22" table:formula="of:=[.AH301]/[.$B301]" office:value-type="float" office:value="0.00000909118315018863" calcext:value-type="float">
            <text:p>9.09118315018863E-06</text:p>
          </table:table-cell>
          <table:table-cell table:style-name="ce22" table:formula="of:=[.AI301]/[.$B301]" office:value-type="float" office:value="0.0002275353912676" calcext:value-type="float">
            <text:p>0.000227535391268</text:p>
          </table:table-cell>
          <table:table-cell table:style-name="ce22" table:formula="of:=[.AJ301]/[.$B301]" office:value-type="float" office:value="0.00136344133790102" calcext:value-type="float">
            <text:p>0.001363441337901</text:p>
          </table:table-cell>
          <table:table-cell table:style-name="ce22" table:formula="of:=[.AK301]/[.$B301]" office:value-type="float" office:value="0.00214589310327104" calcext:value-type="float">
            <text:p>0.002145893103271</text:p>
          </table:table-cell>
          <table:table-cell table:style-name="ce22" table:formula="of:=[.AL301]/[.$B301]" office:value-type="float" office:value="0.00231701199650489" calcext:value-type="float">
            <text:p>0.002317011996505</text:p>
          </table:table-cell>
          <table:table-cell table:style-name="ce22" table:formula="of:=[.AM301]/[.$B301]" office:value-type="float" office:value="0.00236532120566877" calcext:value-type="float">
            <text:p>0.002365321205669</text:p>
          </table:table-cell>
          <table:table-cell table:style-name="ce22" table:formula="of:=[.AN301]/[.$B301]" office:value-type="float" office:value="0.00241670016498726" calcext:value-type="float">
            <text:p>0.002416700164987</text:p>
          </table:table-cell>
          <table:table-cell table:style-name="ce22" table:formula="of:=[.AO301]/[.$B301]" office:value-type="float" office:value="0.00244088428639761" calcext:value-type="float">
            <text:p>0.002440884286398</text:p>
          </table:table-cell>
          <table:table-cell table:style-name="ce22" table:formula="of:=[.AP301]/[.$B301]" office:value-type="float" office:value="0.00246205769131017" calcext:value-type="float">
            <text:p>0.00246205769131</text:p>
          </table:table-cell>
          <table:table-cell table:style-name="ce22" table:formula="of:=[.AQ301]/[.$B301]" office:value-type="float" office:value="0.0000102325005153638" calcext:value-type="float">
            <text:p>1.02325005153638E-05</text:p>
          </table:table-cell>
          <table:table-cell table:style-name="ce22" table:formula="of:=[.AR301]/[.$B301]" office:value-type="float" office:value="0.000266773095166899" calcext:value-type="float">
            <text:p>0.000266773095167</text:p>
          </table:table-cell>
          <table:table-cell table:style-name="ce22" table:formula="of:=[.AS301]/[.$B301]" office:value-type="float" office:value="0.00135017844300226" calcext:value-type="float">
            <text:p>0.001350178443002</text:p>
          </table:table-cell>
          <table:table-cell table:style-name="ce22" table:formula="of:=[.AT301]/[.$B301]" office:value-type="float" office:value="0.0021506551515878" calcext:value-type="float">
            <text:p>0.002150655151588</text:p>
          </table:table-cell>
          <table:table-cell table:style-name="ce22" table:formula="of:=[.AU301]/[.$B301]" office:value-type="float" office:value="0.0023018403467023" calcext:value-type="float">
            <text:p>0.002301840346702</text:p>
          </table:table-cell>
          <table:table-cell table:style-name="ce22" table:formula="of:=[.AV301]/[.$B301]" office:value-type="float" office:value="0.00234389198824333" calcext:value-type="float">
            <text:p>0.002343891988243</text:p>
          </table:table-cell>
          <table:table-cell table:style-name="ce22" table:formula="of:=[.AW301]/[.$B301]" office:value-type="float" office:value="0.00241016710696592" calcext:value-type="float">
            <text:p>0.002410167106966</text:p>
          </table:table-cell>
          <table:table-cell table:style-name="ce22" table:formula="of:=[.AX301]/[.$B301]" office:value-type="float" office:value="0.00241860891989109" calcext:value-type="float">
            <text:p>0.002418608919891</text:p>
          </table:table-cell>
          <table:table-cell table:style-name="ce22" table:formula="of:=[.AY301]/[.$B301]" office:value-type="float" office:value="0.00244214367107643" calcext:value-type="float">
            <text:p>0.002442143671076</text:p>
          </table:table-cell>
          <table:table-cell table:number-columns-repeated="973"/>
        </table:table-row>
        <table:table-row table:style-name="ro1">
          <table:table-cell table:style-name="ce21" office:value-type="string" calcext:value-type="string">
            <text:p>X</text:p>
          </table:table-cell>
          <table:table-cell table:style-name="ce22" office:value-type="float" office:value="156040895" calcext:value-type="float">
            <text:p>156040895</text:p>
          </table:table-cell>
          <table:table-cell table:style-name="ce22" table:formula="of:=[.C302]/[.$B302]" office:value-type="float" office:value="0" calcext:value-type="float">
            <text:p>0</text:p>
          </table:table-cell>
          <table:table-cell table:style-name="ce22" table:formula="of:=[.D302]/[.$B302]" office:value-type="float" office:value="0" calcext:value-type="float">
            <text:p>0</text:p>
          </table:table-cell>
          <table:table-cell table:style-name="ce22" table:formula="of:=[.E302]/[.$B302]" office:value-type="float" office:value="0" calcext:value-type="float">
            <text:p>0</text:p>
          </table:table-cell>
          <table:table-cell table:style-name="ce22" table:formula="of:=[.F302]/[.$B302]" office:value-type="float" office:value="0.00000207637875955531" calcext:value-type="float">
            <text:p>2.07637875955531E-06</text:p>
          </table:table-cell>
          <table:table-cell table:style-name="ce22" table:formula="of:=[.G302]/[.$B302]" office:value-type="float" office:value="0" calcext:value-type="float">
            <text:p>0</text:p>
          </table:table-cell>
          <table:table-cell table:style-name="ce22" table:formula="of:=[.H302]/[.$B302]" office:value-type="float" office:value="0.0000000897200698573281" calcext:value-type="float">
            <text:p>8.97200698573281E-08</text:p>
          </table:table-cell>
          <table:table-cell table:style-name="ce22" table:formula="of:=[.I302]/[.$B302]" office:value-type="float" office:value="0.0000017815842443098" calcext:value-type="float">
            <text:p>1.7815842443098E-06</text:p>
          </table:table-cell>
          <table:table-cell table:style-name="ce22" table:formula="of:=[.J302]/[.$B302]" office:value-type="float" office:value="0" calcext:value-type="float">
            <text:p>0</text:p>
          </table:table-cell>
          <table:table-cell table:style-name="ce22" table:formula="of:=[.K302]/[.$B302]" office:value-type="float" office:value="0.0000000128171528367612" calcext:value-type="float">
            <text:p>1.28171528367612E-08</text:p>
          </table:table-cell>
          <table:table-cell table:style-name="ce22" table:formula="of:=[.L302]/[.$B302]" office:value-type="float" office:value="0.00000160855268101353" calcext:value-type="float">
            <text:p>1.60855268101353E-06</text:p>
          </table:table-cell>
          <table:table-cell table:style-name="ce22" table:formula="of:=[.M302]/[.$B302]" office:value-type="float" office:value="0.000136560354899272" calcext:value-type="float">
            <text:p>0.000136560354899</text:p>
          </table:table-cell>
          <table:table-cell table:style-name="ce22" table:formula="of:=[.N302]/[.$B302]" office:value-type="float" office:value="0.00173475036784428" calcext:value-type="float">
            <text:p>0.001734750367844</text:p>
          </table:table-cell>
          <table:table-cell table:style-name="ce22" table:formula="of:=[.O302]/[.$B302]" office:value-type="float" office:value="0.000129267394935155" calcext:value-type="float">
            <text:p>0.000129267394935</text:p>
          </table:table-cell>
          <table:table-cell table:style-name="ce22" table:formula="of:=[.P302]/[.$B302]" office:value-type="float" office:value="0.00165267572965408" calcext:value-type="float">
            <text:p>0.001652675729654</text:p>
          </table:table-cell>
          <table:table-cell table:style-name="ce22" table:formula="of:=[.Q302]/[.$B302]" office:value-type="float" office:value="0.00000378106008684454" calcext:value-type="float">
            <text:p>3.78106008684454E-06</text:p>
          </table:table-cell>
          <table:table-cell table:style-name="ce22" table:formula="of:=[.R302]/[.$B302]" office:value-type="float" office:value="0.000134932576489003" calcext:value-type="float">
            <text:p>0.000134932576489</text:p>
          </table:table-cell>
          <table:table-cell table:style-name="ce22" table:formula="of:=[.S302]/[.$B302]" office:value-type="float" office:value="0.00000423606901254956" calcext:value-type="float">
            <text:p>4.23606901254956E-06</text:p>
          </table:table-cell>
          <table:table-cell table:style-name="ce22" table:formula="of:=[.T302]/[.$B302]" office:value-type="float" office:value="0.000135047930864534" calcext:value-type="float">
            <text:p>0.000135047930865</text:p>
          </table:table-cell>
          <table:table-cell table:style-name="ce22" table:formula="of:=[.U302]/[.$B302]" office:value-type="float" office:value="0.00153066925180095" calcext:value-type="float">
            <text:p>0.001530669251801</text:p>
          </table:table-cell>
          <table:table-cell table:style-name="ce22" table:formula="of:=[.V302]/[.$B302]" office:value-type="float" office:value="0.00285382239059831" calcext:value-type="float">
            <text:p>0.002853822390598</text:p>
          </table:table-cell>
          <table:table-cell table:style-name="ce22" table:formula="of:=[.W302]/[.$B302]" office:value-type="float" office:value="0.00298326281709676" calcext:value-type="float">
            <text:p>0.002983262817097</text:p>
          </table:table-cell>
          <table:table-cell table:style-name="ce22" table:formula="of:=[.X302]/[.$B302]" office:value-type="float" office:value="0.0029952340378463" calcext:value-type="float">
            <text:p>0.002995234037846</text:p>
          </table:table-cell>
          <table:table-cell table:style-name="ce22" table:formula="of:=[.Y302]/[.$B302]" office:value-type="float" office:value="0.00301428032696172" calcext:value-type="float">
            <text:p>0.003014280326962</text:p>
          </table:table-cell>
          <table:table-cell table:style-name="ce22" table:formula="of:=[.Z302]/[.$B302]" office:value-type="float" office:value="0.00000378106008684454" calcext:value-type="float">
            <text:p>3.78106008684454E-06</text:p>
          </table:table-cell>
          <table:table-cell table:style-name="ce22" table:formula="of:=[.AA302]/[.$B302]" office:value-type="float" office:value="0.000118616340927806" calcext:value-type="float">
            <text:p>0.000118616340928</text:p>
          </table:table-cell>
          <table:table-cell table:style-name="ce22" table:formula="of:=[.AB302]/[.$B302]" office:value-type="float" office:value="0.00142627995052194" calcext:value-type="float">
            <text:p>0.001426279950522</text:p>
          </table:table-cell>
          <table:table-cell table:style-name="ce22" table:formula="of:=[.AC302]/[.$B302]" office:value-type="float" office:value="0.0028409539691502" calcext:value-type="float">
            <text:p>0.00284095396915</text:p>
          </table:table-cell>
          <table:table-cell table:style-name="ce22" table:formula="of:=[.AD302]/[.$B302]" office:value-type="float" office:value="0.00297072123304599" calcext:value-type="float">
            <text:p>0.002970721233046</text:p>
          </table:table-cell>
          <table:table-cell table:style-name="ce22" table:formula="of:=[.AE302]/[.$B302]" office:value-type="float" office:value="0.00298580702193486" calcext:value-type="float">
            <text:p>0.002985807021935</text:p>
          </table:table-cell>
          <table:table-cell table:style-name="ce22" table:formula="of:=[.AF302]/[.$B302]" office:value-type="float" office:value="0.00300612861775754" calcext:value-type="float">
            <text:p>0.003006128617758</text:p>
          </table:table-cell>
          <table:table-cell table:style-name="ce22" table:formula="of:=[.AG302]/[.$B302]" office:value-type="float" office:value="0.00302378424579018" calcext:value-type="float">
            <text:p>0.00302378424579</text:p>
          </table:table-cell>
          <table:table-cell table:style-name="ce22" table:formula="of:=[.AH302]/[.$B302]" office:value-type="float" office:value="0.00000351830845369094" calcext:value-type="float">
            <text:p>3.51830845369094E-06</text:p>
          </table:table-cell>
          <table:table-cell table:style-name="ce22" table:formula="of:=[.AI302]/[.$B302]" office:value-type="float" office:value="0.000118347180718234" calcext:value-type="float">
            <text:p>0.000118347180718</text:p>
          </table:table-cell>
          <table:table-cell table:style-name="ce22" table:formula="of:=[.AJ302]/[.$B302]" office:value-type="float" office:value="0.00134835166127444" calcext:value-type="float">
            <text:p>0.001348351661274</text:p>
          </table:table-cell>
          <table:table-cell table:style-name="ce22" table:formula="of:=[.AK302]/[.$B302]" office:value-type="float" office:value="0.00281005181366077" calcext:value-type="float">
            <text:p>0.002810051813661</text:p>
          </table:table-cell>
          <table:table-cell table:style-name="ce22" table:formula="of:=[.AL302]/[.$B302]" office:value-type="float" office:value="0.00295872437799078" calcext:value-type="float">
            <text:p>0.002958724377991</text:p>
          </table:table-cell>
          <table:table-cell table:style-name="ce22" table:formula="of:=[.AM302]/[.$B302]" office:value-type="float" office:value="0.00297557893397112" calcext:value-type="float">
            <text:p>0.002975578933971</text:p>
          </table:table-cell>
          <table:table-cell table:style-name="ce22" table:formula="of:=[.AN302]/[.$B302]" office:value-type="float" office:value="0.00299793845709485" calcext:value-type="float">
            <text:p>0.002997938457095</text:p>
          </table:table-cell>
          <table:table-cell table:style-name="ce22" table:formula="of:=[.AO302]/[.$B302]" office:value-type="float" office:value="0.00301679889749415" calcext:value-type="float">
            <text:p>0.003016798897494</text:p>
          </table:table-cell>
          <table:table-cell table:style-name="ce22" table:formula="of:=[.AP302]/[.$B302]" office:value-type="float" office:value="0.00303142967745731" calcext:value-type="float">
            <text:p>0.003031429677457</text:p>
          </table:table-cell>
          <table:table-cell table:style-name="ce22" table:formula="of:=[.AQ302]/[.$B302]" office:value-type="float" office:value="0.00000385796300386511" calcext:value-type="float">
            <text:p>3.85796300386511E-06</text:p>
          </table:table-cell>
          <table:table-cell table:style-name="ce22" table:formula="of:=[.AR302]/[.$B302]" office:value-type="float" office:value="0.000124742939983778" calcext:value-type="float">
            <text:p>0.000124742939984</text:p>
          </table:table-cell>
          <table:table-cell table:style-name="ce22" table:formula="of:=[.AS302]/[.$B302]" office:value-type="float" office:value="0.00128508619487218" calcext:value-type="float">
            <text:p>0.001285086194872</text:p>
          </table:table-cell>
          <table:table-cell table:style-name="ce22" table:formula="of:=[.AT302]/[.$B302]" office:value-type="float" office:value="0.00277950853845077" calcext:value-type="float">
            <text:p>0.002779508538451</text:p>
          </table:table-cell>
          <table:table-cell table:style-name="ce22" table:formula="of:=[.AU302]/[.$B302]" office:value-type="float" office:value="0.00294742605776518" calcext:value-type="float">
            <text:p>0.002947426057765</text:p>
          </table:table-cell>
          <table:table-cell table:style-name="ce22" table:formula="of:=[.AV302]/[.$B302]" office:value-type="float" office:value="0.00296461385971927" calcext:value-type="float">
            <text:p>0.002964613859719</text:p>
          </table:table-cell>
          <table:table-cell table:style-name="ce22" table:formula="of:=[.AW302]/[.$B302]" office:value-type="float" office:value="0.00298856911837118" calcext:value-type="float">
            <text:p>0.002988569118371</text:p>
          </table:table-cell>
          <table:table-cell table:style-name="ce22" table:formula="of:=[.AX302]/[.$B302]" office:value-type="float" office:value="0.00300801273922455" calcext:value-type="float">
            <text:p>0.003008012739225</text:p>
          </table:table-cell>
          <table:table-cell table:style-name="ce22" table:formula="of:=[.AY302]/[.$B302]" office:value-type="float" office:value="0.00302332282828806" calcext:value-type="float">
            <text:p>0.003023322828288</text:p>
          </table:table-cell>
          <table:table-cell table:number-columns-repeated="973"/>
        </table:table-row>
        <table:table-row table:style-name="ro1">
          <table:table-cell table:style-name="ce21" office:value-type="string" calcext:value-type="string">
            <text:p>Y</text:p>
          </table:table-cell>
          <table:table-cell table:style-name="ce22" office:value-type="float" office:value="57227415" calcext:value-type="float">
            <text:p>57227415</text:p>
          </table:table-cell>
          <table:table-cell table:style-name="ce22" table:formula="of:=[.C303]/[.$B303]" office:value-type="float" office:value="0" calcext:value-type="float">
            <text:p>0</text:p>
          </table:table-cell>
          <table:table-cell table:style-name="ce22" table:formula="of:=[.D303]/[.$B303]" office:value-type="float" office:value="0" calcext:value-type="float">
            <text:p>0</text:p>
          </table:table-cell>
          <table:table-cell table:style-name="ce22" table:formula="of:=[.E303]/[.$B303]" office:value-type="float" office:value="0" calcext:value-type="float">
            <text:p>0</text:p>
          </table:table-cell>
          <table:table-cell table:style-name="ce22" table:formula="of:=[.F303]/[.$B303]" office:value-type="float" office:value="0.000000314534563547908" calcext:value-type="float">
            <text:p>3.14534563547908E-07</text:p>
          </table:table-cell>
          <table:table-cell table:style-name="ce22" table:formula="of:=[.G303]/[.$B303]" office:value-type="float" office:value="0" calcext:value-type="float">
            <text:p>0</text:p>
          </table:table-cell>
          <table:table-cell table:style-name="ce22" table:formula="of:=[.H303]/[.$B303]" office:value-type="float" office:value="0" calcext:value-type="float">
            <text:p>0</text:p>
          </table:table-cell>
          <table:table-cell table:style-name="ce22" table:formula="of:=[.I303]/[.$B303]" office:value-type="float" office:value="0.000000104844854515969" calcext:value-type="float">
            <text:p>1.04844854515969E-07</text:p>
          </table:table-cell>
          <table:table-cell table:style-name="ce22" table:formula="of:=[.J303]/[.$B303]" office:value-type="float" office:value="0" calcext:value-type="float">
            <text:p>0</text:p>
          </table:table-cell>
          <table:table-cell table:style-name="ce22" table:formula="of:=[.K303]/[.$B303]" office:value-type="float" office:value="0" calcext:value-type="float">
            <text:p>0</text:p>
          </table:table-cell>
          <table:table-cell table:style-name="ce22" table:formula="of:=[.L303]/[.$B303]" office:value-type="float" office:value="0.000000174741424193282" calcext:value-type="float">
            <text:p>1.74741424193282E-07</text:p>
          </table:table-cell>
          <table:table-cell table:style-name="ce22" table:formula="of:=[.M303]/[.$B303]" office:value-type="float" office:value="0.0000102573216001457" calcext:value-type="float">
            <text:p>1.02573216001457E-05</text:p>
          </table:table-cell>
          <table:table-cell table:style-name="ce22" table:formula="of:=[.N303]/[.$B303]" office:value-type="float" office:value="0.0000708052250831179" calcext:value-type="float">
            <text:p>7.08052250831179E-05</text:p>
          </table:table-cell>
          <table:table-cell table:style-name="ce22" table:formula="of:=[.O303]/[.$B303]" office:value-type="float" office:value="0.0000109562872969188" calcext:value-type="float">
            <text:p>1.09562872969188E-05</text:p>
          </table:table-cell>
          <table:table-cell table:style-name="ce22" table:formula="of:=[.P303]/[.$B303]" office:value-type="float" office:value="0.0000608799121889395" calcext:value-type="float">
            <text:p>6.08799121889395E-05</text:p>
          </table:table-cell>
          <table:table-cell table:style-name="ce22" table:formula="of:=[.Q303]/[.$B303]" office:value-type="float" office:value="0.00000029706042112858" calcext:value-type="float">
            <text:p>2.9706042112858E-07</text:p>
          </table:table-cell>
          <table:table-cell table:style-name="ce22" table:formula="of:=[.R303]/[.$B303]" office:value-type="float" office:value="0.0000097855197548238" calcext:value-type="float">
            <text:p>9.7855197548238E-06</text:p>
          </table:table-cell>
          <table:table-cell table:style-name="ce22" table:formula="of:=[.S303]/[.$B303]" office:value-type="float" office:value="0.000000174741424193282" calcext:value-type="float">
            <text:p>1.74741424193282E-07</text:p>
          </table:table-cell>
          <table:table-cell table:style-name="ce22" table:formula="of:=[.T303]/[.$B303]" office:value-type="float" office:value="0.00000927876962466328" calcext:value-type="float">
            <text:p>9.27876962466328E-06</text:p>
          </table:table-cell>
          <table:table-cell table:style-name="ce22" table:formula="of:=[.U303]/[.$B303]" office:value-type="float" office:value="0.0000631340765610329" calcext:value-type="float">
            <text:p>6.31340765610329E-05</text:p>
          </table:table-cell>
          <table:table-cell table:style-name="ce22" table:formula="of:=[.V303]/[.$B303]" office:value-type="float" office:value="0.000153265703159928" calcext:value-type="float">
            <text:p>0.00015326570316</text:p>
          </table:table-cell>
          <table:table-cell table:style-name="ce22" table:formula="of:=[.W303]/[.$B303]" office:value-type="float" office:value="0.000277891286894577" calcext:value-type="float">
            <text:p>0.000277891286895</text:p>
          </table:table-cell>
          <table:table-cell table:style-name="ce22" table:formula="of:=[.X303]/[.$B303]" office:value-type="float" office:value="0.000308593355125336" calcext:value-type="float">
            <text:p>0.000308593355125</text:p>
          </table:table-cell>
          <table:table-cell table:style-name="ce22" table:formula="of:=[.Y303]/[.$B303]" office:value-type="float" office:value="0.000320877677246124" calcext:value-type="float">
            <text:p>0.000320877677246</text:p>
          </table:table-cell>
          <table:table-cell table:style-name="ce22" table:formula="of:=[.Z303]/[.$B303]" office:value-type="float" office:value="0.000000366956990805893" calcext:value-type="float">
            <text:p>3.66956990805893E-07</text:p>
          </table:table-cell>
          <table:table-cell table:style-name="ce22" table:formula="of:=[.AA303]/[.$B303]" office:value-type="float" office:value="0.00000929624376708261" calcext:value-type="float">
            <text:p>9.29624376708261E-06</text:p>
          </table:table-cell>
          <table:table-cell table:style-name="ce22" table:formula="of:=[.AB303]/[.$B303]" office:value-type="float" office:value="0.0000815518226710048" calcext:value-type="float">
            <text:p>8.15518226710048E-05</text:p>
          </table:table-cell>
          <table:table-cell table:style-name="ce22" table:formula="of:=[.AC303]/[.$B303]" office:value-type="float" office:value="0.000149229176261063" calcext:value-type="float">
            <text:p>0.000149229176261</text:p>
          </table:table-cell>
          <table:table-cell table:style-name="ce22" table:formula="of:=[.AD303]/[.$B303]" office:value-type="float" office:value="0.000262758679559438" calcext:value-type="float">
            <text:p>0.000262758679559</text:p>
          </table:table-cell>
          <table:table-cell table:style-name="ce22" table:formula="of:=[.AE303]/[.$B303]" office:value-type="float" office:value="0.000280599778969572" calcext:value-type="float">
            <text:p>0.00028059977897</text:p>
          </table:table-cell>
          <table:table-cell table:style-name="ce22" table:formula="of:=[.AF303]/[.$B303]" office:value-type="float" office:value="0.00030251235356341" calcext:value-type="float">
            <text:p>0.000302512353563</text:p>
          </table:table-cell>
          <table:table-cell table:style-name="ce22" table:formula="of:=[.AG303]/[.$B303]" office:value-type="float" office:value="0.000281857917223764" calcext:value-type="float">
            <text:p>0.000281857917224</text:p>
          </table:table-cell>
          <table:table-cell table:style-name="ce22" table:formula="of:=[.AH303]/[.$B303]" office:value-type="float" office:value="0.000000244637993870595" calcext:value-type="float">
            <text:p>2.44637993870595E-07</text:p>
          </table:table-cell>
          <table:table-cell table:style-name="ce22" table:formula="of:=[.AI303]/[.$B303]" office:value-type="float" office:value="0.00000823032107950359" calcext:value-type="float">
            <text:p>8.23032107950359E-06</text:p>
          </table:table-cell>
          <table:table-cell table:style-name="ce22" table:formula="of:=[.AJ303]/[.$B303]" office:value-type="float" office:value="0.0000671181810326397" calcext:value-type="float">
            <text:p>6.71181810326397E-05</text:p>
          </table:table-cell>
          <table:table-cell table:style-name="ce22" table:formula="of:=[.AK303]/[.$B303]" office:value-type="float" office:value="0.000139531027218336" calcext:value-type="float">
            <text:p>0.000139531027218</text:p>
          </table:table-cell>
          <table:table-cell table:style-name="ce22" table:formula="of:=[.AL303]/[.$B303]" office:value-type="float" office:value="0.000273540225432164" calcext:value-type="float">
            <text:p>0.000273540225432</text:p>
          </table:table-cell>
          <table:table-cell table:style-name="ce22" table:formula="of:=[.AM303]/[.$B303]" office:value-type="float" office:value="0.000261605386159763" calcext:value-type="float">
            <text:p>0.00026160538616</text:p>
          </table:table-cell>
          <table:table-cell table:style-name="ce22" table:formula="of:=[.AN303]/[.$B303]" office:value-type="float" office:value="0.00030979907095227" calcext:value-type="float">
            <text:p>0.000309799070952</text:p>
          </table:table-cell>
          <table:table-cell table:style-name="ce22" table:formula="of:=[.AO303]/[.$B303]" office:value-type="float" office:value="0.000265135162928467" calcext:value-type="float">
            <text:p>0.000265135162928</text:p>
          </table:table-cell>
          <table:table-cell table:style-name="ce22" table:formula="of:=[.AP303]/[.$B303]" office:value-type="float" office:value="0.000269713388242331" calcext:value-type="float">
            <text:p>0.000269713388242</text:p>
          </table:table-cell>
          <table:table-cell table:style-name="ce22" table:formula="of:=[.AQ303]/[.$B303]" office:value-type="float" office:value="0.000000279586278709252" calcext:value-type="float">
            <text:p>2.79586278709252E-07</text:p>
          </table:table-cell>
          <table:table-cell table:style-name="ce22" table:formula="of:=[.AR303]/[.$B303]" office:value-type="float" office:value="0.00000982046803966246" calcext:value-type="float">
            <text:p>9.82046803966246E-06</text:p>
          </table:table-cell>
          <table:table-cell table:style-name="ce22" table:formula="of:=[.AS303]/[.$B303]" office:value-type="float" office:value="0.0000567210662931394" calcext:value-type="float">
            <text:p>5.67210662931394E-05</text:p>
          </table:table-cell>
          <table:table-cell table:style-name="ce22" table:formula="of:=[.AT303]/[.$B303]" office:value-type="float" office:value="0.000139181544369949" calcext:value-type="float">
            <text:p>0.00013918154437</text:p>
          </table:table-cell>
          <table:table-cell table:style-name="ce22" table:formula="of:=[.AU303]/[.$B303]" office:value-type="float" office:value="0.000275602174237645" calcext:value-type="float">
            <text:p>0.000275602174238</text:p>
          </table:table-cell>
          <table:table-cell table:style-name="ce22" table:formula="of:=[.AV303]/[.$B303]" office:value-type="float" office:value="0.000240636415256569" calcext:value-type="float">
            <text:p>0.000240636415257</text:p>
          </table:table-cell>
          <table:table-cell table:style-name="ce22" table:formula="of:=[.AW303]/[.$B303]" office:value-type="float" office:value="0.000298633093946319" calcext:value-type="float">
            <text:p>0.000298633093946</text:p>
          </table:table-cell>
          <table:table-cell table:style-name="ce22" table:formula="of:=[.AX303]/[.$B303]" office:value-type="float" office:value="0.000262758679559438" calcext:value-type="float">
            <text:p>0.000262758679559</text:p>
          </table:table-cell>
          <table:table-cell table:style-name="ce22" table:formula="of:=[.AY303]/[.$B303]" office:value-type="float" office:value="0.00025491278961316" calcext:value-type="float">
            <text:p>0.000254912789613</text:p>
          </table:table-cell>
          <table:table-cell table:number-columns-repeated="973"/>
        </table:table-row>
        <table:table-row table:style-name="ro1">
          <table:table-cell table:style-name="ce3"/>
          <table:table-cell table:style-name="ce4"/>
          <table:table-cell table:style-name="ce3" table:number-columns-repeated="3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e:Female</text:p>
          </table:table-cell>
          <table:table-cell/>
          <table:table-cell table:style-name="ce31" table:formula="of:=[.C$337]/([.C$336])" office:value-type="string" office:string-value="" calcext:value-type="error">
            <text:p>#DIV/0!</text:p>
          </table:table-cell>
          <table:table-cell table:style-name="ce31" table:formula="of:=[.D$337]/([.D$336])" office:value-type="string" office:string-value="" calcext:value-type="error">
            <text:p>#DIV/0!</text:p>
          </table:table-cell>
          <table:table-cell table:style-name="ce31" table:formula="of:=[.E$337]/([.E$336])" office:value-type="string" office:string-value="" calcext:value-type="error">
            <text:p>#DIV/0!</text:p>
          </table:table-cell>
          <table:table-cell table:style-name="ce31" table:formula="of:=[.F$337]/([.F$336])" office:value-type="float" office:value="0.151482267914969" calcext:value-type="float">
            <text:p>0.151482267914969</text:p>
          </table:table-cell>
          <table:table-cell table:style-name="ce31" table:formula="of:=[.G$337]/([.G$336])" office:value-type="string" office:string-value="" calcext:value-type="error">
            <text:p>#DIV/0!</text:p>
          </table:table-cell>
          <table:table-cell table:style-name="ce31" table:formula="of:=[.H$337]/([.H$336])" office:value-type="float" office:value="0" calcext:value-type="float">
            <text:p>0</text:p>
          </table:table-cell>
          <table:table-cell table:style-name="ce31" table:formula="of:=[.I$337]/([.I$336])" office:value-type="float" office:value="0.0588492263842325" calcext:value-type="float">
            <text:p>0.058849226384233</text:p>
          </table:table-cell>
          <table:table-cell table:style-name="ce31" table:formula="of:=[.J$337]/([.J$336])" office:value-type="string" office:string-value="" calcext:value-type="error">
            <text:p>#DIV/0!</text:p>
          </table:table-cell>
          <table:table-cell table:style-name="ce31" table:formula="of:=[.K$337]/([.K$336])" office:value-type="float" office:value="0" calcext:value-type="float">
            <text:p>0</text:p>
          </table:table-cell>
          <table:table-cell table:style-name="ce31" table:formula="of:=[.L$337]/([.L$336])" office:value-type="float" office:value="0.108632702090416" calcext:value-type="float">
            <text:p>0.108632702090416</text:p>
          </table:table-cell>
          <table:table-cell table:style-name="ce31" table:formula="of:=[.M$337]/([.M$336])" office:value-type="float" office:value="0.0751120016326229" calcext:value-type="float">
            <text:p>0.075112001632623</text:p>
          </table:table-cell>
          <table:table-cell table:style-name="ce31" table:formula="of:=[.N$337]/([.N$336])" office:value-type="float" office:value="0.040815800587554" calcext:value-type="float">
            <text:p>0.040815800587554</text:p>
          </table:table-cell>
          <table:table-cell table:style-name="ce31" table:formula="of:=[.O$337]/([.O$336])" office:value-type="float" office:value="0.0847567733720856" calcext:value-type="float">
            <text:p>0.084756773372086</text:p>
          </table:table-cell>
          <table:table-cell table:style-name="ce31" table:formula="of:=[.P$337]/([.P$336])" office:value-type="float" office:value="0.0368371793066038" calcext:value-type="float">
            <text:p>0.036837179306604</text:p>
          </table:table-cell>
          <table:table-cell table:style-name="ce31" table:formula="of:=[.Q$337]/([.Q$336])" office:value-type="float" office:value="0.0785653796304754" calcext:value-type="float">
            <text:p>0.078565379630475</text:p>
          </table:table-cell>
          <table:table-cell table:style-name="ce31" table:formula="of:=[.R$337]/([.R$336])" office:value-type="float" office:value="0.0725215512031768" calcext:value-type="float">
            <text:p>0.072521551203177</text:p>
          </table:table-cell>
          <table:table-cell table:style-name="ce31" table:formula="of:=[.S$337]/([.S$336])" office:value-type="float" office:value="0.0412508445154227" calcext:value-type="float">
            <text:p>0.041250844515423</text:p>
          </table:table-cell>
          <table:table-cell table:style-name="ce31" table:formula="of:=[.T$337]/([.T$336])" office:value-type="float" office:value="0.0687072327970044" calcext:value-type="float">
            <text:p>0.068707232797004</text:p>
          </table:table-cell>
          <table:table-cell table:style-name="ce31" table:formula="of:=[.U$337]/([.U$336])" office:value-type="float" office:value="0.0412460604972308" calcext:value-type="float">
            <text:p>0.041246060497231</text:p>
          </table:table-cell>
          <table:table-cell table:style-name="ce31" table:formula="of:=[.V$337]/([.V$336])" office:value-type="float" office:value="0.0537054105626368" calcext:value-type="float">
            <text:p>0.053705410562637</text:p>
          </table:table-cell>
          <table:table-cell table:style-name="ce31" table:formula="of:=[.W$337]/([.W$336])" office:value-type="float" office:value="0.0931501191587986" calcext:value-type="float">
            <text:p>0.093150119158799</text:p>
          </table:table-cell>
          <table:table-cell table:style-name="ce31" table:formula="of:=[.X$337]/([.X$336])" office:value-type="float" office:value="0.103028127761004" calcext:value-type="float">
            <text:p>0.103028127761004</text:p>
          </table:table-cell>
          <table:table-cell table:style-name="ce31" table:formula="of:=[.Y$337]/([.Y$336])" office:value-type="float" office:value="0.106452500245575" calcext:value-type="float">
            <text:p>0.106452500245575</text:p>
          </table:table-cell>
          <table:table-cell table:style-name="ce31" table:formula="of:=[.Z$337]/([.Z$336])" office:value-type="float" office:value="0.0970513513082343" calcext:value-type="float">
            <text:p>0.097051351308234</text:p>
          </table:table-cell>
          <table:table-cell table:style-name="ce31" table:formula="of:=[.AA$337]/([.AA$336])" office:value-type="float" office:value="0.0783723700661161" calcext:value-type="float">
            <text:p>0.078372370066116</text:p>
          </table:table-cell>
          <table:table-cell table:style-name="ce31" table:formula="of:=[.AB$337]/([.AB$336])" office:value-type="float" office:value="0.0571779913481649" calcext:value-type="float">
            <text:p>0.057177991348165</text:p>
          </table:table-cell>
          <table:table-cell table:style-name="ce31" table:formula="of:=[.AC$337]/([.AC$336])" office:value-type="float" office:value="0.052527840254202" calcext:value-type="float">
            <text:p>0.052527840254202</text:p>
          </table:table-cell>
          <table:table-cell table:style-name="ce31" table:formula="of:=[.AD$337]/([.AD$336])" office:value-type="float" office:value="0.0884494568647298" calcext:value-type="float">
            <text:p>0.08844945686473</text:p>
          </table:table-cell>
          <table:table-cell table:style-name="ce31" table:formula="of:=[.AE$337]/([.AE$336])" office:value-type="float" office:value="0.0939778682641514" calcext:value-type="float">
            <text:p>0.093977868264152</text:p>
          </table:table-cell>
          <table:table-cell table:style-name="ce31" table:formula="of:=[.AF$337]/([.AF$336])" office:value-type="float" office:value="0.100631873092999" calcext:value-type="float">
            <text:p>0.100631873092999</text:p>
          </table:table-cell>
          <table:table-cell table:style-name="ce31" table:formula="of:=[.AG$337]/([.AG$336])" office:value-type="float" office:value="0.0932136337492255" calcext:value-type="float">
            <text:p>0.093213633749226</text:p>
          </table:table-cell>
          <table:table-cell table:style-name="ce31" table:formula="of:=[.AH$337]/([.AH$336])" office:value-type="float" office:value="0.0695328442888382" calcext:value-type="float">
            <text:p>0.069532844288838</text:p>
          </table:table-cell>
          <table:table-cell table:style-name="ce31" table:formula="of:=[.AI$337]/([.AI$336])" office:value-type="float" office:value="0.0695438710880547" calcext:value-type="float">
            <text:p>0.069543871088055</text:p>
          </table:table-cell>
          <table:table-cell table:style-name="ce31" table:formula="of:=[.AJ$337]/([.AJ$336])" office:value-type="float" office:value="0.0497779495960281" calcext:value-type="float">
            <text:p>0.049777949596028</text:p>
          </table:table-cell>
          <table:table-cell table:style-name="ce31" table:formula="of:=[.AK$337]/([.AK$336])" office:value-type="float" office:value="0.0496542542525445" calcext:value-type="float">
            <text:p>0.049654254252545</text:p>
          </table:table-cell>
          <table:table-cell table:style-name="ce31" table:formula="of:=[.AL$337]/([.AL$336])" office:value-type="float" office:value="0.092452080858549" calcext:value-type="float">
            <text:p>0.092452080858549</text:p>
          </table:table-cell>
          <table:table-cell table:style-name="ce31" table:formula="of:=[.AM$337]/([.AM$336])" office:value-type="float" office:value="0.0879174748729087" calcext:value-type="float">
            <text:p>0.087917474872909</text:p>
          </table:table-cell>
          <table:table-cell table:style-name="ce31" table:formula="of:=[.AN$337]/([.AN$336])" office:value-type="float" office:value="0.103337368457016" calcext:value-type="float">
            <text:p>0.103337368457016</text:p>
          </table:table-cell>
          <table:table-cell table:style-name="ce31" table:formula="of:=[.AO$337]/([.AO$336])" office:value-type="float" office:value="0.087886256902539" calcext:value-type="float">
            <text:p>0.087886256902539</text:p>
          </table:table-cell>
          <table:table-cell table:style-name="ce31" table:formula="of:=[.AP$337]/([.AP$336])" office:value-type="float" office:value="0.0889723387773125" calcext:value-type="float">
            <text:p>0.088972338777313</text:p>
          </table:table-cell>
          <table:table-cell table:style-name="ce31" table:formula="of:=[.AQ$337]/([.AQ$336])" office:value-type="float" office:value="0.0724699221918788" calcext:value-type="float">
            <text:p>0.072469922191879</text:p>
          </table:table-cell>
          <table:table-cell table:style-name="ce31" table:formula="of:=[.AR$337]/([.AR$336])" office:value-type="float" office:value="0.0787256420358503" calcext:value-type="float">
            <text:p>0.07872564203585</text:p>
          </table:table-cell>
          <table:table-cell table:style-name="ce31" table:formula="of:=[.AS$337]/([.AS$336])" office:value-type="float" office:value="0.0441379469482052" calcext:value-type="float">
            <text:p>0.044137946948205</text:p>
          </table:table-cell>
          <table:table-cell table:style-name="ce31" table:formula="of:=[.AT$337]/([.AT$336])" office:value-type="float" office:value="0.0500741560763565" calcext:value-type="float">
            <text:p>0.050074156076357</text:p>
          </table:table-cell>
          <table:table-cell table:style-name="ce31" table:formula="of:=[.AU$337]/([.AU$336])" office:value-type="float" office:value="0.0935060520047835" calcext:value-type="float">
            <text:p>0.093506052004784</text:p>
          </table:table-cell>
          <table:table-cell table:style-name="ce31" table:formula="of:=[.AV$337]/([.AV$336])" office:value-type="float" office:value="0.0811695642815875" calcext:value-type="float">
            <text:p>0.081169564281588</text:p>
          </table:table-cell>
          <table:table-cell table:style-name="ce31" table:formula="of:=[.AW$337]/([.AW$336])" office:value-type="float" office:value="0.0999251086784565" calcext:value-type="float">
            <text:p>0.099925108678457</text:p>
          </table:table-cell>
          <table:table-cell table:style-name="ce31" table:formula="of:=[.AX$337]/([.AX$336])" office:value-type="float" office:value="0.0873529144784063" calcext:value-type="float">
            <text:p>0.087352914478406</text:p>
          </table:table-cell>
          <table:table-cell table:style-name="ce31" table:formula="of:=[.AY$337]/([.AY$336])" office:value-type="float" office:value="0.0843154383739771" calcext:value-type="float">
            <text:p>0.08431543837397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ex Y:Chr1</text:p>
          </table:table-cell>
          <table:table-cell/>
          <table:table-cell table:style-name="ce32" table:formula="of:=[.C337]/[.C314]" office:value-type="string" office:string-value="" calcext:value-type="error">
            <text:p>#DIV/0!</text:p>
          </table:table-cell>
          <table:table-cell table:style-name="ce32" table:formula="of:=[.D337]/[.D314]" office:value-type="float" office:value="0" calcext:value-type="float">
            <text:p>0</text:p>
          </table:table-cell>
          <table:table-cell table:style-name="ce32" table:formula="of:=[.E337]/[.E314]" office:value-type="float" office:value="0" calcext:value-type="float">
            <text:p>0</text:p>
          </table:table-cell>
          <table:table-cell table:style-name="ce32" table:formula="of:=[.F337]/[.F314]" office:value-type="float" office:value="0.0953780749527634" calcext:value-type="float">
            <text:p>0.095378074952764</text:p>
          </table:table-cell>
          <table:table-cell table:style-name="ce32" table:formula="of:=[.G337]/[.G314]" office:value-type="float" office:value="0" calcext:value-type="float">
            <text:p>0</text:p>
          </table:table-cell>
          <table:table-cell table:style-name="ce32" table:formula="of:=[.H337]/[.H314]" office:value-type="float" office:value="0" calcext:value-type="float">
            <text:p>0</text:p>
          </table:table-cell>
          <table:table-cell table:style-name="ce32" table:formula="of:=[.I337]/[.I314]" office:value-type="float" office:value="0.0391331332015086" calcext:value-type="float">
            <text:p>0.039133133201509</text:p>
          </table:table-cell>
          <table:table-cell table:style-name="ce32" table:formula="of:=[.J337]/[.J314]" office:value-type="float" office:value="0" calcext:value-type="float">
            <text:p>0</text:p>
          </table:table-cell>
          <table:table-cell table:style-name="ce32" table:formula="of:=[.K337]/[.K314]" office:value-type="float" office:value="0" calcext:value-type="float">
            <text:p>0</text:p>
          </table:table-cell>
          <table:table-cell table:style-name="ce32" table:formula="of:=[.L337]/[.L314]" office:value-type="float" office:value="0.0578497336999252" calcext:value-type="float">
            <text:p>0.057849733699925</text:p>
          </table:table-cell>
          <table:table-cell table:style-name="ce32" table:formula="of:=[.M337]/[.M314]" office:value-type="float" office:value="0.036961398846062" calcext:value-type="float">
            <text:p>0.036961398846062</text:p>
          </table:table-cell>
          <table:table-cell table:style-name="ce32" table:formula="of:=[.N337]/[.N314]" office:value-type="float" office:value="0.0313914813780044" calcext:value-type="float">
            <text:p>0.031391481378004</text:p>
          </table:table-cell>
          <table:table-cell table:style-name="ce32" table:formula="of:=[.O337]/[.O314]" office:value-type="float" office:value="0.0485293044131401" calcext:value-type="float">
            <text:p>0.04852930441314</text:p>
          </table:table-cell>
          <table:table-cell table:style-name="ce32" table:formula="of:=[.P337]/[.P314]" office:value-type="float" office:value="0.0282916762834247" calcext:value-type="float">
            <text:p>0.028291676283425</text:p>
          </table:table-cell>
          <table:table-cell table:style-name="ce32" table:formula="of:=[.Q337]/[.Q314]" office:value-type="float" office:value="0.0506541777821811" calcext:value-type="float">
            <text:p>0.050654177782181</text:p>
          </table:table-cell>
          <table:table-cell table:style-name="ce32" table:formula="of:=[.R337]/[.R314]" office:value-type="float" office:value="0.0439551094394351" calcext:value-type="float">
            <text:p>0.043955109439435</text:p>
          </table:table-cell>
          <table:table-cell table:style-name="ce32" table:formula="of:=[.S337]/[.S314]" office:value-type="float" office:value="0.0259874550432161" calcext:value-type="float">
            <text:p>0.025987455043216</text:p>
          </table:table-cell>
          <table:table-cell table:style-name="ce32" table:formula="of:=[.T337]/[.T314]" office:value-type="float" office:value="0.047832221110665" calcext:value-type="float">
            <text:p>0.047832221110665</text:p>
          </table:table-cell>
          <table:table-cell table:style-name="ce32" table:formula="of:=[.U337]/[.U314]" office:value-type="float" office:value="0.0323299671240074" calcext:value-type="float">
            <text:p>0.032329967124007</text:p>
          </table:table-cell>
          <table:table-cell table:style-name="ce32" table:formula="of:=[.V337]/[.V314]" office:value-type="float" office:value="0.0492839618272522" calcext:value-type="float">
            <text:p>0.049283961827252</text:p>
          </table:table-cell>
          <table:table-cell table:style-name="ce32" table:formula="of:=[.W337]/[.W314]" office:value-type="float" office:value="0.092010055113677" calcext:value-type="float">
            <text:p>0.092010055113677</text:p>
          </table:table-cell>
          <table:table-cell table:style-name="ce32" table:formula="of:=[.X337]/[.X314]" office:value-type="float" office:value="0.102444624891629" calcext:value-type="float">
            <text:p>0.102444624891629</text:p>
          </table:table-cell>
          <table:table-cell table:style-name="ce32" table:formula="of:=[.Y337]/[.Y314]" office:value-type="float" office:value="0.106014195147441" calcext:value-type="float">
            <text:p>0.106014195147441</text:p>
          </table:table-cell>
          <table:table-cell table:style-name="ce32" table:formula="of:=[.Z337]/[.Z314]" office:value-type="float" office:value="0.0578204426955202" calcext:value-type="float">
            <text:p>0.05782044269552</text:p>
          </table:table-cell>
          <table:table-cell table:style-name="ce32" table:formula="of:=[.AA337]/[.AA314]" office:value-type="float" office:value="0.0493130398511184" calcext:value-type="float">
            <text:p>0.049313039851118</text:p>
          </table:table-cell>
          <table:table-cell table:style-name="ce32" table:formula="of:=[.AB337]/[.AB314]" office:value-type="float" office:value="0.0447058525172728" calcext:value-type="float">
            <text:p>0.044705852517273</text:p>
          </table:table-cell>
          <table:table-cell table:style-name="ce32" table:formula="of:=[.AC337]/[.AC314]" office:value-type="float" office:value="0.0484936429398855" calcext:value-type="float">
            <text:p>0.048493642939886</text:p>
          </table:table-cell>
          <table:table-cell table:style-name="ce32" table:formula="of:=[.AD337]/[.AD314]" office:value-type="float" office:value="0.087483063473838" calcext:value-type="float">
            <text:p>0.087483063473838</text:p>
          </table:table-cell>
          <table:table-cell table:style-name="ce32" table:formula="of:=[.AE337]/[.AE314]" office:value-type="float" office:value="0.0936579413256318" calcext:value-type="float">
            <text:p>0.093657941325632</text:p>
          </table:table-cell>
          <table:table-cell table:style-name="ce32" table:formula="of:=[.AF337]/[.AF314]" office:value-type="float" office:value="0.100250776255185" calcext:value-type="float">
            <text:p>0.100250776255185</text:p>
          </table:table-cell>
          <table:table-cell table:style-name="ce32" table:formula="of:=[.AG337]/[.AG314]" office:value-type="float" office:value="0.0929589450984503" calcext:value-type="float">
            <text:p>0.09295894509845</text:p>
          </table:table-cell>
          <table:table-cell table:style-name="ce32" table:formula="of:=[.AH337]/[.AH314]" office:value-type="float" office:value="0.0378757460443291" calcext:value-type="float">
            <text:p>0.037875746044329</text:p>
          </table:table-cell>
          <table:table-cell table:style-name="ce32" table:formula="of:=[.AI337]/[.AI314]" office:value-type="float" office:value="0.0447075404827386" calcext:value-type="float">
            <text:p>0.044707540482739</text:p>
          </table:table-cell>
          <table:table-cell table:style-name="ce32" table:formula="of:=[.AJ337]/[.AJ314]" office:value-type="float" office:value="0.0390363326738331" calcext:value-type="float">
            <text:p>0.039036332673833</text:p>
          </table:table-cell>
          <table:table-cell table:style-name="ce32" table:formula="of:=[.AK337]/[.AK314]" office:value-type="float" office:value="0.0457066498433708" calcext:value-type="float">
            <text:p>0.045706649843371</text:p>
          </table:table-cell>
          <table:table-cell table:style-name="ce32" table:formula="of:=[.AL337]/[.AL314]" office:value-type="float" office:value="0.0915876029145002" calcext:value-type="float">
            <text:p>0.0915876029145</text:p>
          </table:table-cell>
          <table:table-cell table:style-name="ce32" table:formula="of:=[.AM337]/[.AM314]" office:value-type="float" office:value="0.0876568535250216" calcext:value-type="float">
            <text:p>0.087656853525022</text:p>
          </table:table-cell>
          <table:table-cell table:style-name="ce32" table:formula="of:=[.AN337]/[.AN314]" office:value-type="float" office:value="0.103155623587382" calcext:value-type="float">
            <text:p>0.103155623587382</text:p>
          </table:table-cell>
          <table:table-cell table:style-name="ce32" table:formula="of:=[.AO337]/[.AO314]" office:value-type="float" office:value="0.0876882956810963" calcext:value-type="float">
            <text:p>0.087688295681096</text:p>
          </table:table-cell>
          <table:table-cell table:style-name="ce32" table:formula="of:=[.AP337]/[.AP314]" office:value-type="float" office:value="0.0888445962408424" calcext:value-type="float">
            <text:p>0.088844596240842</text:p>
          </table:table-cell>
          <table:table-cell table:style-name="ce32" table:formula="of:=[.AQ337]/[.AQ314]" office:value-type="float" office:value="0.0399797814978461" calcext:value-type="float">
            <text:p>0.039979781497846</text:p>
          </table:table-cell>
          <table:table-cell table:style-name="ce32" table:formula="of:=[.AR337]/[.AR314]" office:value-type="float" office:value="0.0538398719559507" calcext:value-type="float">
            <text:p>0.053839871955951</text:p>
          </table:table-cell>
          <table:table-cell table:style-name="ce32" table:formula="of:=[.AS337]/[.AS314]" office:value-type="float" office:value="0.0347928815933652" calcext:value-type="float">
            <text:p>0.034792881593365</text:p>
          </table:table-cell>
          <table:table-cell table:style-name="ce32" table:formula="of:=[.AT337]/[.AT314]" office:value-type="float" office:value="0.0462673659417165" calcext:value-type="float">
            <text:p>0.046267365941717</text:p>
          </table:table-cell>
          <table:table-cell table:style-name="ce32" table:formula="of:=[.AU337]/[.AU314]" office:value-type="float" office:value="0.0928378555434112" calcext:value-type="float">
            <text:p>0.092837855543411</text:p>
          </table:table-cell>
          <table:table-cell table:style-name="ce32" table:formula="of:=[.AV337]/[.AV314]" office:value-type="float" office:value="0.0810159602428013" calcext:value-type="float">
            <text:p>0.081015960242801</text:p>
          </table:table-cell>
          <table:table-cell table:style-name="ce32" table:formula="of:=[.AW337]/[.AW314]" office:value-type="float" office:value="0.0997595819966582" calcext:value-type="float">
            <text:p>0.099759581996658</text:p>
          </table:table-cell>
          <table:table-cell table:style-name="ce32" table:formula="of:=[.AX337]/[.AX314]" office:value-type="float" office:value="0.0871500808180077" calcext:value-type="float">
            <text:p>0.087150080818008</text:p>
          </table:table-cell>
          <table:table-cell table:style-name="ce32" table:formula="of:=[.AY337]/[.AY314]" office:value-type="float" office:value="0.0841903438129397" calcext:value-type="float">
            <text:p>0.0841903438129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ex Y:Chr1</text:p>
          </table:table-cell>
          <table:table-cell/>
          <table:table-cell table:style-name="ce33" table:formula="of:=[.C337]/[.C315]" office:value-type="string" office:string-value="" calcext:value-type="error">
            <text:p>#DIV/0!</text:p>
          </table:table-cell>
          <table:table-cell table:style-name="ce33" table:formula="of:=[.D337]/[.D315]" office:value-type="float" office:value="0" calcext:value-type="float">
            <text:p>0</text:p>
          </table:table-cell>
          <table:table-cell table:style-name="ce33" table:formula="of:=[.E337]/[.E315]" office:value-type="float" office:value="0" calcext:value-type="float">
            <text:p>0</text:p>
          </table:table-cell>
          <table:table-cell table:style-name="ce33" table:formula="of:=[.F337]/[.F315]" office:value-type="float" office:value="0.119214766726358" calcext:value-type="float">
            <text:p>0.119214766726358</text:p>
          </table:table-cell>
          <table:table-cell table:style-name="ce33" table:formula="of:=[.G337]/[.G315]" office:value-type="float" office:value="0" calcext:value-type="float">
            <text:p>0</text:p>
          </table:table-cell>
          <table:table-cell table:style-name="ce33" table:formula="of:=[.H337]/[.H315]" office:value-type="float" office:value="0" calcext:value-type="float">
            <text:p>0</text:p>
          </table:table-cell>
          <table:table-cell table:style-name="ce33" table:formula="of:=[.I337]/[.I315]" office:value-type="float" office:value="0.0446269689151392" calcext:value-type="float">
            <text:p>0.044626968915139</text:p>
          </table:table-cell>
          <table:table-cell table:style-name="ce33" table:formula="of:=[.J337]/[.J315]" office:value-type="string" office:string-value="" calcext:value-type="error">
            <text:p>#DIV/0!</text:p>
          </table:table-cell>
          <table:table-cell table:style-name="ce33" table:formula="of:=[.K337]/[.K315]" office:value-type="float" office:value="0" calcext:value-type="float">
            <text:p>0</text:p>
          </table:table-cell>
          <table:table-cell table:style-name="ce33" table:formula="of:=[.L337]/[.L315]" office:value-type="float" office:value="0.0573458566231125" calcext:value-type="float">
            <text:p>0.057345856623113</text:p>
          </table:table-cell>
          <table:table-cell table:style-name="ce33" table:formula="of:=[.M337]/[.M315]" office:value-type="float" office:value="0.0523486369779839" calcext:value-type="float">
            <text:p>0.052348636977984</text:p>
          </table:table-cell>
          <table:table-cell table:style-name="ce33" table:formula="of:=[.N337]/[.N315]" office:value-type="float" office:value="0.0332547318446373" calcext:value-type="float">
            <text:p>0.033254731844637</text:p>
          </table:table-cell>
          <table:table-cell table:style-name="ce33" table:formula="of:=[.O337]/[.O315]" office:value-type="float" office:value="0.0640024574331556" calcext:value-type="float">
            <text:p>0.064002457433156</text:p>
          </table:table-cell>
          <table:table-cell table:style-name="ce33" table:formula="of:=[.P337]/[.P315]" office:value-type="float" office:value="0.0305156840097465" calcext:value-type="float">
            <text:p>0.030515684009747</text:p>
          </table:table-cell>
          <table:table-cell table:style-name="ce33" table:formula="of:=[.Q337]/[.Q315]" office:value-type="float" office:value="0.0592636834591078" calcext:value-type="float">
            <text:p>0.059263683459108</text:p>
          </table:table-cell>
          <table:table-cell table:style-name="ce33" table:formula="of:=[.R337]/[.R315]" office:value-type="float" office:value="0.0578935819068322" calcext:value-type="float">
            <text:p>0.057893581906832</text:p>
          </table:table-cell>
          <table:table-cell table:style-name="ce33" table:formula="of:=[.S337]/[.S315]" office:value-type="float" office:value="0.0336952565189944" calcext:value-type="float">
            <text:p>0.033695256518995</text:p>
          </table:table-cell>
          <table:table-cell table:style-name="ce33" table:formula="of:=[.T337]/[.T315]" office:value-type="float" office:value="0.0587441631205125" calcext:value-type="float">
            <text:p>0.058744163120513</text:p>
          </table:table-cell>
          <table:table-cell table:style-name="ce33" table:formula="of:=[.U337]/[.U315]" office:value-type="float" office:value="0.0341654950261598" calcext:value-type="float">
            <text:p>0.03416549502616</text:p>
          </table:table-cell>
          <table:table-cell table:style-name="ce33" table:formula="of:=[.V337]/[.V315]" office:value-type="float" office:value="0.0488030122257054" calcext:value-type="float">
            <text:p>0.048803012225706</text:p>
          </table:table-cell>
          <table:table-cell table:style-name="ce33" table:formula="of:=[.W337]/[.W315]" office:value-type="float" office:value="0.0882684684720099" calcext:value-type="float">
            <text:p>0.08826846847201</text:p>
          </table:table-cell>
          <table:table-cell table:style-name="ce33" table:formula="of:=[.X337]/[.X315]" office:value-type="float" office:value="0.0983175284158623" calcext:value-type="float">
            <text:p>0.098317528415862</text:p>
          </table:table-cell>
          <table:table-cell table:style-name="ce33" table:formula="of:=[.Y337]/[.Y315]" office:value-type="float" office:value="0.101602984282011" calcext:value-type="float">
            <text:p>0.101602984282011</text:p>
          </table:table-cell>
          <table:table-cell table:style-name="ce33" table:formula="of:=[.Z337]/[.Z315]" office:value-type="float" office:value="0.084561949186013" calcext:value-type="float">
            <text:p>0.084561949186013</text:p>
          </table:table-cell>
          <table:table-cell table:style-name="ce33" table:formula="of:=[.AA337]/[.AA315]" office:value-type="float" office:value="0.0597973569636139" calcext:value-type="float">
            <text:p>0.059797356963614</text:p>
          </table:table-cell>
          <table:table-cell table:style-name="ce33" table:formula="of:=[.AB337]/[.AB315]" office:value-type="float" office:value="0.0474385471305154" calcext:value-type="float">
            <text:p>0.047438547130515</text:p>
          </table:table-cell>
          <table:table-cell table:style-name="ce33" table:formula="of:=[.AC337]/[.AC315]" office:value-type="float" office:value="0.0477215439816915" calcext:value-type="float">
            <text:p>0.047721543981692</text:p>
          </table:table-cell>
          <table:table-cell table:style-name="ce33" table:formula="of:=[.AD337]/[.AD315]" office:value-type="float" office:value="0.0838161950392362" calcext:value-type="float">
            <text:p>0.083816195039236</text:p>
          </table:table-cell>
          <table:table-cell table:style-name="ce33" table:formula="of:=[.AE337]/[.AE315]" office:value-type="float" office:value="0.0896379377637301" calcext:value-type="float">
            <text:p>0.08963793776373</text:p>
          </table:table-cell>
          <table:table-cell table:style-name="ce33" table:formula="of:=[.AF337]/[.AF315]" office:value-type="float" office:value="0.0961779494049051" calcext:value-type="float">
            <text:p>0.096177949404905</text:p>
          </table:table-cell>
          <table:table-cell table:style-name="ce33" table:formula="of:=[.AG337]/[.AG315]" office:value-type="float" office:value="0.0892178733944289" calcext:value-type="float">
            <text:p>0.089217873394429</text:p>
          </table:table-cell>
          <table:table-cell table:style-name="ce33" table:formula="of:=[.AH337]/[.AH315]" office:value-type="float" office:value="0.0510773612612067" calcext:value-type="float">
            <text:p>0.051077361261207</text:p>
          </table:table-cell>
          <table:table-cell table:style-name="ce33" table:formula="of:=[.AI337]/[.AI315]" office:value-type="float" office:value="0.0531129897961115" calcext:value-type="float">
            <text:p>0.053112989796112</text:p>
          </table:table-cell>
          <table:table-cell table:style-name="ce33" table:formula="of:=[.AJ337]/[.AJ315]" office:value-type="float" office:value="0.0413519844019401" calcext:value-type="float">
            <text:p>0.04135198440194</text:p>
          </table:table-cell>
          <table:table-cell table:style-name="ce33" table:formula="of:=[.AK337]/[.AK315]" office:value-type="float" office:value="0.0448065614266123" calcext:value-type="float">
            <text:p>0.044806561426612</text:p>
          </table:table-cell>
          <table:table-cell table:style-name="ce33" table:formula="of:=[.AL337]/[.AL315]" office:value-type="float" office:value="0.0876799731610227" calcext:value-type="float">
            <text:p>0.087679973161023</text:p>
          </table:table-cell>
          <table:table-cell table:style-name="ce33" table:formula="of:=[.AM337]/[.AM315]" office:value-type="float" office:value="0.0838297762252013" calcext:value-type="float">
            <text:p>0.083829776225201</text:p>
          </table:table-cell>
          <table:table-cell table:style-name="ce33" table:formula="of:=[.AN337]/[.AN315]" office:value-type="float" office:value="0.0987324497725518" calcext:value-type="float">
            <text:p>0.098732449772552</text:p>
          </table:table-cell>
          <table:table-cell table:style-name="ce33" table:formula="of:=[.AO337]/[.AO315]" office:value-type="float" office:value="0.0842368727023709" calcext:value-type="float">
            <text:p>0.084236872702371</text:p>
          </table:table-cell>
          <table:table-cell table:style-name="ce33" table:formula="of:=[.AP337]/[.AP315]" office:value-type="float" office:value="0.0854174673447427" calcext:value-type="float">
            <text:p>0.085417467344743</text:p>
          </table:table-cell>
          <table:table-cell table:style-name="ce33" table:formula="of:=[.AQ337]/[.AQ315]" office:value-type="float" office:value="0.054432465836472" calcext:value-type="float">
            <text:p>0.054432465836472</text:p>
          </table:table-cell>
          <table:table-cell table:style-name="ce33" table:formula="of:=[.AR337]/[.AR315]" office:value-type="float" office:value="0.0642877479513897" calcext:value-type="float">
            <text:p>0.06428774795139</text:p>
          </table:table-cell>
          <table:table-cell table:style-name="ce33" table:formula="of:=[.AS337]/[.AS315]" office:value-type="float" office:value="0.0366419635971694" calcext:value-type="float">
            <text:p>0.036641963597169</text:p>
          </table:table-cell>
          <table:table-cell table:style-name="ce33" table:formula="of:=[.AT337]/[.AT315]" office:value-type="float" office:value="0.0449422828973987" calcext:value-type="float">
            <text:p>0.044942282897399</text:p>
          </table:table-cell>
          <table:table-cell table:style-name="ce33" table:formula="of:=[.AU337]/[.AU315]" office:value-type="float" office:value="0.0885228520522843" calcext:value-type="float">
            <text:p>0.088522852052284</text:p>
          </table:table-cell>
          <table:table-cell table:style-name="ce33" table:formula="of:=[.AV337]/[.AV315]" office:value-type="float" office:value="0.0773498807736741" calcext:value-type="float">
            <text:p>0.077349880773674</text:p>
          </table:table-cell>
          <table:table-cell table:style-name="ce33" table:formula="of:=[.AW337]/[.AW315]" office:value-type="float" office:value="0.0954172025876344" calcext:value-type="float">
            <text:p>0.095417202587635</text:p>
          </table:table-cell>
          <table:table-cell table:style-name="ce33" table:formula="of:=[.AX337]/[.AX315]" office:value-type="float" office:value="0.0836840441230787" calcext:value-type="float">
            <text:p>0.083684044123079</text:p>
          </table:table-cell>
          <table:table-cell table:style-name="ce33" table:formula="of:=[.AY337]/[.AY315]" office:value-type="float" office:value="0.0808767375159437" calcext:value-type="float">
            <text:p>0.08087673751594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ex X:Chr1</text:p>
          </table:table-cell>
          <table:table-cell/>
          <table:table-cell table:style-name="ce34" table:formula="of:=[.C336]/[.C314]" office:value-type="string" office:string-value="" calcext:value-type="error">
            <text:p>#DIV/0!</text:p>
          </table:table-cell>
          <table:table-cell table:style-name="ce34" table:formula="of:=[.D336]/[.D314]" office:value-type="float" office:value="0" calcext:value-type="float">
            <text:p>0</text:p>
          </table:table-cell>
          <table:table-cell table:style-name="ce34" table:formula="of:=[.E336]/[.E314]" office:value-type="float" office:value="0" calcext:value-type="float">
            <text:p>0</text:p>
          </table:table-cell>
          <table:table-cell table:style-name="ce34" table:formula="of:=[.F336]/[.F314]" office:value-type="float" office:value="0.629631944818134" calcext:value-type="float">
            <text:p>0.629631944818134</text:p>
          </table:table-cell>
          <table:table-cell table:style-name="ce34" table:formula="of:=[.G336]/[.G314]" office:value-type="float" office:value="0" calcext:value-type="float">
            <text:p>0</text:p>
          </table:table-cell>
          <table:table-cell table:style-name="ce34" table:formula="of:=[.H336]/[.H314]" office:value-type="float" office:value="1.06363750348907" calcext:value-type="float">
            <text:p>1.06363750348907</text:p>
          </table:table-cell>
          <table:table-cell table:style-name="ce34" table:formula="of:=[.I336]/[.I314]" office:value-type="float" office:value="0.66497277204639" calcext:value-type="float">
            <text:p>0.66497277204639</text:p>
          </table:table-cell>
          <table:table-cell table:style-name="ce34" table:formula="of:=[.J336]/[.J314]" office:value-type="float" office:value="0" calcext:value-type="float">
            <text:p>0</text:p>
          </table:table-cell>
          <table:table-cell table:style-name="ce34" table:formula="of:=[.K336]/[.K314]" office:value-type="float" office:value="0.212727500697814" calcext:value-type="float">
            <text:p>0.212727500697814</text:p>
          </table:table-cell>
          <table:table-cell table:style-name="ce34" table:formula="of:=[.L336]/[.L314]" office:value-type="float" office:value="0.532525957531429" calcext:value-type="float">
            <text:p>0.532525957531429</text:p>
          </table:table-cell>
          <table:table-cell table:style-name="ce34" table:formula="of:=[.M336]/[.M314]" office:value-type="float" office:value="0.492083795434481" calcext:value-type="float">
            <text:p>0.492083795434481</text:p>
          </table:table-cell>
          <table:table-cell table:style-name="ce34" table:formula="of:=[.N336]/[.N314]" office:value-type="float" office:value="0.769101204095372" calcext:value-type="float">
            <text:p>0.769101204095372</text:p>
          </table:table-cell>
          <table:table-cell table:style-name="ce34" table:formula="of:=[.O336]/[.O314]" office:value-type="float" office:value="0.572571400283191" calcext:value-type="float">
            <text:p>0.572571400283191</text:p>
          </table:table-cell>
          <table:table-cell table:style-name="ce34" table:formula="of:=[.P336]/[.P314]" office:value-type="float" office:value="0.768019615398534" calcext:value-type="float">
            <text:p>0.768019615398534</text:p>
          </table:table-cell>
          <table:table-cell table:style-name="ce34" table:formula="of:=[.Q336]/[.Q314]" office:value-type="float" office:value="0.644739171635498" calcext:value-type="float">
            <text:p>0.644739171635498</text:p>
          </table:table-cell>
          <table:table-cell table:style-name="ce34" table:formula="of:=[.R336]/[.R314]" office:value-type="float" office:value="0.606097204350886" calcext:value-type="float">
            <text:p>0.606097204350886</text:p>
          </table:table-cell>
          <table:table-cell table:style-name="ce34" table:formula="of:=[.S336]/[.S314]" office:value-type="float" office:value="0.629986012371214" calcext:value-type="float">
            <text:p>0.629986012371214</text:p>
          </table:table-cell>
          <table:table-cell table:style-name="ce34" table:formula="of:=[.T336]/[.T314]" office:value-type="float" office:value="0.696174466114584" calcext:value-type="float">
            <text:p>0.696174466114584</text:p>
          </table:table-cell>
          <table:table-cell table:style-name="ce34" table:formula="of:=[.U336]/[.U314]" office:value-type="float" office:value="0.783831637113027" calcext:value-type="float">
            <text:p>0.783831637113027</text:p>
          </table:table-cell>
          <table:table-cell table:style-name="ce34" table:formula="of:=[.V336]/[.V314]" office:value-type="float" office:value="0.917672191887858" calcext:value-type="float">
            <text:p>0.917672191887858</text:p>
          </table:table-cell>
          <table:table-cell table:style-name="ce34" table:formula="of:=[.W336]/[.W314]" office:value-type="float" office:value="0.987761002826221" calcext:value-type="float">
            <text:p>0.987761002826221</text:p>
          </table:table-cell>
          <table:table-cell table:style-name="ce34" table:formula="of:=[.X336]/[.X314]" office:value-type="float" office:value="0.994336470223656" calcext:value-type="float">
            <text:p>0.994336470223656</text:p>
          </table:table-cell>
          <table:table-cell table:style-name="ce34" table:formula="of:=[.Y336]/[.Y314]" office:value-type="float" office:value="0.995882622793053" calcext:value-type="float">
            <text:p>0.995882622793053</text:p>
          </table:table-cell>
          <table:table-cell table:style-name="ce34" table:formula="of:=[.Z336]/[.Z314]" office:value-type="float" office:value="0.595771639612548" calcext:value-type="float">
            <text:p>0.595771639612548</text:p>
          </table:table-cell>
          <table:table-cell table:style-name="ce34" table:formula="of:=[.AA336]/[.AA314]" office:value-type="float" office:value="0.62921460470721" calcext:value-type="float">
            <text:p>0.62921460470721</text:p>
          </table:table-cell>
          <table:table-cell table:style-name="ce34" table:formula="of:=[.AB336]/[.AB314]" office:value-type="float" office:value="0.781871686346108" calcext:value-type="float">
            <text:p>0.781871686346108</text:p>
          </table:table-cell>
          <table:table-cell table:style-name="ce34" table:formula="of:=[.AC336]/[.AC314]" office:value-type="float" office:value="0.923198873306165" calcext:value-type="float">
            <text:p>0.923198873306165</text:p>
          </table:table-cell>
          <table:table-cell table:style-name="ce34" table:formula="of:=[.AD336]/[.AD314]" office:value-type="float" office:value="0.989074060767045" calcext:value-type="float">
            <text:p>0.989074060767045</text:p>
          </table:table-cell>
          <table:table-cell table:style-name="ce34" table:formula="of:=[.AE336]/[.AE314]" office:value-type="float" office:value="0.996595720413445" calcext:value-type="float">
            <text:p>0.996595720413445</text:p>
          </table:table-cell>
          <table:table-cell table:style-name="ce34" table:formula="of:=[.AF336]/[.AF314]" office:value-type="float" office:value="0.996212960902939" calcext:value-type="float">
            <text:p>0.996212960902939</text:p>
          </table:table-cell>
          <table:table-cell table:style-name="ce34" table:formula="of:=[.AG336]/[.AG314]" office:value-type="float" office:value="0.997267688850534" calcext:value-type="float">
            <text:p>0.997267688850534</text:p>
          </table:table-cell>
          <table:table-cell table:style-name="ce34" table:formula="of:=[.AH336]/[.AH314]" office:value-type="float" office:value="0.544717340872667" calcext:value-type="float">
            <text:p>0.544717340872667</text:p>
          </table:table-cell>
          <table:table-cell table:style-name="ce34" table:formula="of:=[.AI336]/[.AI314]" office:value-type="float" office:value="0.642868160533241" calcext:value-type="float">
            <text:p>0.642868160533241</text:p>
          </table:table-cell>
          <table:table-cell table:style-name="ce34" table:formula="of:=[.AJ336]/[.AJ314]" office:value-type="float" office:value="0.784209333462539" calcext:value-type="float">
            <text:p>0.784209333462539</text:p>
          </table:table-cell>
          <table:table-cell table:style-name="ce34" table:formula="of:=[.AK336]/[.AK314]" office:value-type="float" office:value="0.920498163377986" calcext:value-type="float">
            <text:p>0.920498163377986</text:p>
          </table:table-cell>
          <table:table-cell table:style-name="ce34" table:formula="of:=[.AL336]/[.AL314]" office:value-type="float" office:value="0.990649448492441" calcext:value-type="float">
            <text:p>0.990649448492441</text:p>
          </table:table-cell>
          <table:table-cell table:style-name="ce34" table:formula="of:=[.AM336]/[.AM314]" office:value-type="float" office:value="0.997035613815526" calcext:value-type="float">
            <text:p>0.997035613815526</text:p>
          </table:table-cell>
          <table:table-cell table:style-name="ce34" table:formula="of:=[.AN336]/[.AN314]" office:value-type="float" office:value="0.998241247359514" calcext:value-type="float">
            <text:p>0.998241247359514</text:p>
          </table:table-cell>
          <table:table-cell table:style-name="ce34" table:formula="of:=[.AO336]/[.AO314]" office:value-type="float" office:value="0.997747529267719" calcext:value-type="float">
            <text:p>0.997747529267719</text:p>
          </table:table-cell>
          <table:table-cell table:style-name="ce34" table:formula="of:=[.AP336]/[.AP314]" office:value-type="float" office:value="0.998564244368243" calcext:value-type="float">
            <text:p>0.998564244368243</text:p>
          </table:table-cell>
          <table:table-cell table:style-name="ce34" table:formula="of:=[.AQ336]/[.AQ314]" office:value-type="float" office:value="0.551674133056077" calcext:value-type="float">
            <text:p>0.551674133056077</text:p>
          </table:table-cell>
          <table:table-cell table:style-name="ce34" table:formula="of:=[.AR336]/[.AR314]" office:value-type="float" office:value="0.683892446776527" calcext:value-type="float">
            <text:p>0.683892446776527</text:p>
          </table:table-cell>
          <table:table-cell table:style-name="ce34" table:formula="of:=[.AS336]/[.AS314]" office:value-type="float" office:value="0.788275939390515" calcext:value-type="float">
            <text:p>0.788275939390515</text:p>
          </table:table-cell>
          <table:table-cell table:style-name="ce34" table:formula="of:=[.AT336]/[.AT314]" office:value-type="float" office:value="0.923976948731095" calcext:value-type="float">
            <text:p>0.923976948731095</text:p>
          </table:table-cell>
          <table:table-cell table:style-name="ce34" table:formula="of:=[.AU336]/[.AU314]" office:value-type="float" office:value="0.992853976325104" calcext:value-type="float">
            <text:p>0.992853976325104</text:p>
          </table:table-cell>
          <table:table-cell table:style-name="ce34" table:formula="of:=[.AV336]/[.AV314]" office:value-type="float" office:value="0.998107615334076" calcext:value-type="float">
            <text:p>0.998107615334076</text:p>
          </table:table-cell>
          <table:table-cell table:style-name="ce34" table:formula="of:=[.AW336]/[.AW314]" office:value-type="float" office:value="0.998343492601735" calcext:value-type="float">
            <text:p>0.998343492601735</text:p>
          </table:table-cell>
          <table:table-cell table:style-name="ce34" table:formula="of:=[.AX336]/[.AX314]" office:value-type="float" office:value="0.997677997790805" calcext:value-type="float">
            <text:p>0.997677997790805</text:p>
          </table:table-cell>
          <table:table-cell table:style-name="ce34" table:formula="of:=[.AY336]/[.AY314]" office:value-type="float" office:value="0.998516350463808" calcext:value-type="float">
            <text:p>0.998516350463808</text:p>
          </table:table-cell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C64:Sheet1.AY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7:Sheet1.AY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65:Sheet1.AY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heet1.C65"/>
          </calcext:conditional-format>
          <calcext:conditional-format calcext:target-range-address="Sheet1.C66:Sheet1.AY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heet1.C66"/>
          </calcext:conditional-format>
          <calcext:conditional-format calcext:target-range-address="Sheet1.C69:Sheet1.AY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40:Sheet1.AY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43:Sheet1.AY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341:Sheet1.AY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heet1.C341"/>
          </calcext:conditional-format>
          <calcext:conditional-format calcext:target-range-address="Sheet1.C342:Sheet1.AY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heet1.C3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0:22:23.20908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2:43:44.073935158</meta:creation-date>
    <dc:date>2020-03-17T09:10:28.632201645</dc:date>
    <meta:editing-duration>P8DT21H43M49S</meta:editing-duration>
    <meta:editing-cycles>15</meta:editing-cycles>
    <meta:generator>LibreOffice/6.0.7.3$Linux_X86_64 LibreOffice_project/00m0$Build-3</meta:generator>
    <meta:document-statistic meta:table-count="1" meta:cell-count="580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19cm" svg:height="16.829cm" xlink:href=".." xlink:type="simple" chart:class="chart:line" chart:row-mapping="0 2 1" chart:style-name="ch1">
        <chart:title svg:x="13.354cm" svg:y="0.472cm" chart:style-name="ch2">
          <text:p>K=29, M=11-23</text:p>
        </chart:title>
        <chart:legend chart:legend-position="end" svg:x="26.591cm" svg:y="7.617cm" style:legend-expansion="high" chart:style-name="ch3"/>
        <chart:plot-area chart:style-name="ch4" table:cell-range-address="Sheet1.A64:Sheet1.A65 Sheet1.S64:Sheet1.Y65 Sheet1.A67:Sheet1.A67 Sheet1.S67:Sheet1.Y67" chart:data-source-has-labels="column" svg:x="0.598cm" svg:y="1.587cm" svg:width="25.395cm" svg:height="14.906cm">
          <chartooo:coordinate-region svg:x="1.325cm" svg:y="1.787cm" svg:width="24.574cm" svg:height="14.0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S64:Sheet1.Y64" chart:label-cell-address="Sheet1.A64:Sheet1.A64" chart:class="chart:line">
            <chart:data-point chart:repeated="7"/>
          </chart:series>
          <chart:series chart:style-name="ch8" chart:values-cell-range-address="Sheet1.S67:Sheet1.Y67" chart:label-cell-address="Sheet1.A67:Sheet1.A67" chart:class="chart:line">
            <chart:data-point chart:repeated="7"/>
          </chart:series>
          <chart:series chart:style-name="ch9" chart:values-cell-range-address="Sheet1.S65:Sheet1.Y65" chart:label-cell-address="Sheet1.A65:Sheet1.A6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Male:Female</text:p>
                <draw:g>
                  <svg:desc>Sheet1.A64:Sheet1.A64</svg:desc>
                </draw:g>
              </table:table-cell>
              <table:table-cell office:value-type="float" office:value="0.230034940028356">
                <text:p>0.230034940028356</text:p>
                <draw:g>
                  <svg:desc>Sheet1.S64:Sheet1.Y64</svg:desc>
                </draw:g>
              </table:table-cell>
              <table:table-cell office:value-type="float" office:value="0.176407433643599">
                <text:p>0.176407433643599</text:p>
              </table:table-cell>
              <table:table-cell office:value-type="float" office:value="0.551964514371852">
                <text:p>0.551964514371852</text:p>
              </table:table-cell>
              <table:table-cell office:value-type="float" office:value="0.688377635293028">
                <text:p>0.688377635293028</text:p>
              </table:table-cell>
              <table:table-cell office:value-type="float" office:value="0.798587549769389">
                <text:p>0.798587549769389</text:p>
              </table:table-cell>
              <table:table-cell office:value-type="float" office:value="0.838250597580428">
                <text:p>0.838250597580428</text:p>
              </table:table-cell>
              <table:table-cell office:value-type="float" office:value="0.846468916130269">
                <text:p>0.846468916130269</text:p>
              </table:table-cell>
            </table:table-row>
            <table:table-row>
              <table:table-cell office:value-type="string">
                <text:p>Sex X:Chr1</text:p>
                <draw:g>
                  <svg:desc>Sheet1.A67:Sheet1.A67</svg:desc>
                </draw:g>
              </table:table-cell>
              <table:table-cell office:value-type="float" office:value="0.486573108371415">
                <text:p>0.486573108371415</text:p>
                <draw:g>
                  <svg:desc>Sheet1.S67:Sheet1.Y67</svg:desc>
                </draw:g>
              </table:table-cell>
              <table:table-cell office:value-type="float" office:value="0.612404321997255">
                <text:p>0.612404321997255</text:p>
              </table:table-cell>
              <table:table-cell office:value-type="float" office:value="0.386604277695902">
                <text:p>0.386604277695902</text:p>
              </table:table-cell>
              <table:table-cell office:value-type="float" office:value="0.450044242222761">
                <text:p>0.450044242222761</text:p>
              </table:table-cell>
              <table:table-cell office:value-type="float" office:value="0.508156824277842">
                <text:p>0.508156824277842</text:p>
              </table:table-cell>
              <table:table-cell office:value-type="float" office:value="0.511370961220083">
                <text:p>0.511370961220083</text:p>
              </table:table-cell>
              <table:table-cell office:value-type="float" office:value="0.510075573050214">
                <text:p>0.510075573050214</text:p>
              </table:table-cell>
            </table:table-row>
            <table:table-row>
              <table:table-cell office:value-type="string">
                <text:p>Sex Y:Chr1</text:p>
                <draw:g>
                  <svg:desc>Sheet1.A65:Sheet1.A65</svg:desc>
                </draw:g>
              </table:table-cell>
              <table:table-cell office:value-type="float" office:value="0.111928815803629">
                <text:p>0.111928815803629</text:p>
                <draw:g>
                  <svg:desc>Sheet1.S65:Sheet1.Y65</svg:desc>
                </draw:g>
              </table:table-cell>
              <table:table-cell office:value-type="float" office:value="0.108032674795784">
                <text:p>0.108032674795784</text:p>
              </table:table-cell>
              <table:table-cell office:value-type="float" office:value="0.213391842392499">
                <text:p>0.213391842392499</text:p>
              </table:table-cell>
              <table:table-cell office:value-type="float" office:value="0.309800391238547">
                <text:p>0.309800391238547</text:p>
              </table:table-cell>
              <table:table-cell office:value-type="float" office:value="0.405807713198636">
                <text:p>0.405807713198636</text:p>
              </table:table-cell>
              <table:table-cell office:value-type="float" office:value="0.428657013828012">
                <text:p>0.428657013828012</text:p>
              </table:table-cell>
              <table:table-cell office:value-type="float" office:value="0.431763117464341">
                <text:p>0.431763117464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599cm" svg:height="16.829cm" xlink:href=".." xlink:type="simple" chart:class="chart:line" chart:row-mapping="0 2 1" chart:style-name="ch1">
        <chart:title svg:x="15.694cm" svg:y="0.472cm" chart:style-name="ch2">
          <text:p>K=31, M=11-25</text:p>
        </chart:title>
        <chart:legend chart:legend-position="end" svg:x="31.271cm" svg:y="7.617cm" style:legend-expansion="high" chart:style-name="ch3"/>
        <chart:plot-area chart:style-name="ch4" table:cell-range-address="Sheet1.A64:Sheet1.A65 Sheet1.Z64:Sheet1.AG65 Sheet1.A67:Sheet1.A67 Sheet1.Z67:Sheet1.AG67" chart:data-source-has-labels="column" svg:x="0.691cm" svg:y="1.587cm" svg:width="29.889cm" svg:height="14.906cm">
          <chartooo:coordinate-region svg:x="1.418cm" svg:y="1.787cm" svg:width="29.068cm" svg:height="14.0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Z64:Sheet1.AG64" chart:label-cell-address="Sheet1.A64:Sheet1.A64" chart:class="chart:line">
            <chart:data-point chart:repeated="8"/>
          </chart:series>
          <chart:series chart:style-name="ch8" chart:values-cell-range-address="Sheet1.Z67:Sheet1.AG67" chart:label-cell-address="Sheet1.A67:Sheet1.A67" chart:class="chart:line">
            <chart:data-point chart:repeated="8"/>
          </chart:series>
          <chart:series chart:style-name="ch9" chart:values-cell-range-address="Sheet1.Z65:Sheet1.AG65" chart:label-cell-address="Sheet1.A65:Sheet1.A65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ale:Female</text:p>
                <draw:g>
                  <svg:desc>Sheet1.A64:Sheet1.A64</svg:desc>
                </draw:g>
              </table:table-cell>
              <table:table-cell office:value-type="float" office:value="0.192159766346571">
                <text:p>0.192159766346571</text:p>
                <draw:g>
                  <svg:desc>Sheet1.Z64:Sheet1.AG64</svg:desc>
                </draw:g>
              </table:table-cell>
              <table:table-cell office:value-type="float" office:value="0.320664545935838">
                <text:p>0.320664545935838</text:p>
              </table:table-cell>
              <table:table-cell office:value-type="float" office:value="0.585552071288143">
                <text:p>0.585552071288143</text:p>
              </table:table-cell>
              <table:table-cell office:value-type="float" office:value="0.669917475099467">
                <text:p>0.669917475099467</text:p>
              </table:table-cell>
              <table:table-cell office:value-type="float" office:value="0.788298650744952">
                <text:p>0.788298650744952</text:p>
              </table:table-cell>
              <table:table-cell office:value-type="float" office:value="0.826671939932255">
                <text:p>0.826671939932255</text:p>
              </table:table-cell>
              <table:table-cell office:value-type="float" office:value="0.838499617163024">
                <text:p>0.838499617163024</text:p>
              </table:table-cell>
              <table:table-cell office:value-type="float" office:value="0.832239455943022">
                <text:p>0.832239455943022</text:p>
              </table:table-cell>
            </table:table-row>
            <table:table-row>
              <table:table-cell office:value-type="string">
                <text:p>Sex X:Chr1</text:p>
                <draw:g>
                  <svg:desc>Sheet1.A67:Sheet1.A67</svg:desc>
                </draw:g>
              </table:table-cell>
              <table:table-cell office:value-type="float" office:value="0.506386617067974">
                <text:p>0.506386617067974</text:p>
                <draw:g>
                  <svg:desc>Sheet1.Z67:Sheet1.AG67</svg:desc>
                </draw:g>
              </table:table-cell>
              <table:table-cell office:value-type="float" office:value="0.357134527813985">
                <text:p>0.357134527813985</text:p>
              </table:table-cell>
              <table:table-cell office:value-type="float" office:value="0.388645162281594">
                <text:p>0.388645162281594</text:p>
              </table:table-cell>
              <table:table-cell office:value-type="float" office:value="0.455628789556518">
                <text:p>0.455628789556518</text:p>
              </table:table-cell>
              <table:table-cell office:value-type="float" office:value="0.509778691721082">
                <text:p>0.509778691721082</text:p>
              </table:table-cell>
              <table:table-cell office:value-type="float" office:value="0.511727082485919">
                <text:p>0.511727082485919</text:p>
              </table:table-cell>
              <table:table-cell office:value-type="float" office:value="0.510069527634826">
                <text:p>0.510069527634826</text:p>
              </table:table-cell>
              <table:table-cell office:value-type="float" office:value="0.509004527411279">
                <text:p>0.509004527411279</text:p>
              </table:table-cell>
            </table:table-row>
            <table:table-row>
              <table:table-cell office:value-type="string">
                <text:p>Sex Y:Chr1</text:p>
                <draw:g>
                  <svg:desc>Sheet1.A65:Sheet1.A65</svg:desc>
                </draw:g>
              </table:table-cell>
              <table:table-cell office:value-type="float" office:value="0.0973071340168121">
                <text:p>0.0973071340168121</text:p>
                <draw:g>
                  <svg:desc>Sheet1.Z65:Sheet1.AG65</svg:desc>
                </draw:g>
              </table:table-cell>
              <table:table-cell office:value-type="float" office:value="0.114520381199481">
                <text:p>0.114520381199481</text:p>
              </table:table-cell>
              <table:table-cell office:value-type="float" office:value="0.227571979770104">
                <text:p>0.227571979770104</text:p>
              </table:table-cell>
              <table:table-cell office:value-type="float" office:value="0.305233688282329">
                <text:p>0.305233688282329</text:p>
              </table:table-cell>
              <table:table-cell office:value-type="float" office:value="0.401857854862255">
                <text:p>0.401857854862255</text:p>
              </table:table-cell>
              <table:table-cell office:value-type="float" office:value="0.423030419994508">
                <text:p>0.423030419994508</text:p>
              </table:table-cell>
              <table:table-cell office:value-type="float" office:value="0.427693103648326">
                <text:p>0.427693103648326</text:p>
              </table:table-cell>
              <table:table-cell office:value-type="float" office:value="0.423613650965297">
                <text:p>0.423613650965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516cm" svg:height="16.829cm" xlink:href=".." xlink:type="simple" chart:class="chart:line" chart:row-mapping="0 2 1" chart:style-name="ch1">
        <chart:title svg:x="18.153cm" svg:y="0.472cm" chart:style-name="ch2">
          <text:p>K=33, M=11-27</text:p>
        </chart:title>
        <chart:legend chart:legend-position="end" svg:x="36.188cm" svg:y="7.617cm" style:legend-expansion="high" chart:style-name="ch3"/>
        <chart:plot-area chart:style-name="ch4" table:cell-range-address="Sheet1.A64:Sheet1.A65 Sheet1.AH64:Sheet1.AP65 Sheet1.A67:Sheet1.A67 Sheet1.AH67:Sheet1.AP67" chart:data-source-has-labels="column" svg:x="0.79cm" svg:y="1.587cm" svg:width="34.608cm" svg:height="14.906cm">
          <chartooo:coordinate-region svg:x="1.517cm" svg:y="1.787cm" svg:width="33.787cm" svg:height="14.0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H64:Sheet1.AP64" chart:label-cell-address="Sheet1.A64:Sheet1.A64" chart:class="chart:line">
            <chart:data-point chart:repeated="9"/>
          </chart:series>
          <chart:series chart:style-name="ch8" chart:values-cell-range-address="Sheet1.AH67:Sheet1.AP67" chart:label-cell-address="Sheet1.A67:Sheet1.A67" chart:class="chart:line">
            <chart:data-point chart:repeated="9"/>
          </chart:series>
          <chart:series chart:style-name="ch9" chart:values-cell-range-address="Sheet1.AH65:Sheet1.AP65" chart:label-cell-address="Sheet1.A65:Sheet1.A65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ale:Female</text:p>
                <draw:g>
                  <svg:desc>Sheet1.A64:Sheet1.A64</svg:desc>
                </draw:g>
              </table:table-cell>
              <table:table-cell office:value-type="float" office:value="0.229835165112367">
                <text:p>0.229835165112367</text:p>
                <draw:g>
                  <svg:desc>Sheet1.AH64:Sheet1.AP64</svg:desc>
                </draw:g>
              </table:table-cell>
              <table:table-cell office:value-type="float" office:value="0.32308964862295">
                <text:p>0.32308964862295</text:p>
              </table:table-cell>
              <table:table-cell office:value-type="float" office:value="0.582933250607053">
                <text:p>0.582933250607053</text:p>
              </table:table-cell>
              <table:table-cell office:value-type="float" office:value="0.668027764397647">
                <text:p>0.668027764397647</text:p>
              </table:table-cell>
              <table:table-cell office:value-type="float" office:value="0.797589376656653">
                <text:p>0.797589376656653</text:p>
              </table:table-cell>
              <table:table-cell office:value-type="float" office:value="0.817704143531604">
                <text:p>0.817704143531604</text:p>
              </table:table-cell>
              <table:table-cell office:value-type="float" office:value="0.840868610196137">
                <text:p>0.840868610196137</text:p>
              </table:table-cell>
              <table:table-cell office:value-type="float" office:value="0.82467176037134">
                <text:p>0.82467176037134</text:p>
              </table:table-cell>
              <table:table-cell office:value-type="float" office:value="0.825351378760959">
                <text:p>0.825351378760959</text:p>
              </table:table-cell>
            </table:table-row>
            <table:table-row>
              <table:table-cell office:value-type="string">
                <text:p>Sex X:Chr1</text:p>
                <draw:g>
                  <svg:desc>Sheet1.A67:Sheet1.A67</svg:desc>
                </draw:g>
              </table:table-cell>
              <table:table-cell office:value-type="float" office:value="0.460295596111979">
                <text:p>0.460295596111979</text:p>
                <draw:g>
                  <svg:desc>Sheet1.AH67:Sheet1.AP67</svg:desc>
                </draw:g>
              </table:table-cell>
              <table:table-cell office:value-type="float" office:value="0.367587539984389">
                <text:p>0.367587539984389</text:p>
              </table:table-cell>
              <table:table-cell office:value-type="float" office:value="0.395104465709552">
                <text:p>0.395104465709552</text:p>
              </table:table-cell>
              <table:table-cell office:value-type="float" office:value="0.456702433008787">
                <text:p>0.456702433008787</text:p>
              </table:table-cell>
              <table:table-cell office:value-type="float" office:value="0.51104055283694">
                <text:p>0.51104055283694</text:p>
              </table:table-cell>
              <table:table-cell office:value-type="float" office:value="0.511654912661733">
                <text:p>0.511654912661733</text:p>
              </table:table-cell>
              <table:table-cell office:value-type="float" office:value="0.51112273818877">
                <text:p>0.51112273818877</text:p>
              </table:table-cell>
              <table:table-cell office:value-type="float" office:value="0.509300660222472">
                <text:p>0.509300660222472</text:p>
              </table:table-cell>
              <table:table-cell office:value-type="float" office:value="0.509611896579925">
                <text:p>0.509611896579925</text:p>
              </table:table-cell>
            </table:table-row>
            <table:table-row>
              <table:table-cell office:value-type="string">
                <text:p>Sex Y:Chr1</text:p>
                <draw:g>
                  <svg:desc>Sheet1.A65:Sheet1.A65</svg:desc>
                </draw:g>
              </table:table-cell>
              <table:table-cell office:value-type="float" office:value="0.105792114332892">
                <text:p>0.105792114332892</text:p>
                <draw:g>
                  <svg:desc>Sheet1.AH65:Sheet1.AP65</svg:desc>
                </draw:g>
              </table:table-cell>
              <table:table-cell office:value-type="float" office:value="0.118763729131731">
                <text:p>0.118763729131731</text:p>
              </table:table-cell>
              <table:table-cell office:value-type="float" office:value="0.230319530525432">
                <text:p>0.230319530525432</text:p>
              </table:table-cell>
              <table:table-cell office:value-type="float" office:value="0.305089905317826">
                <text:p>0.305089905317826</text:p>
              </table:table-cell>
              <table:table-cell office:value-type="float" office:value="0.407600515983486">
                <text:p>0.407600515983486</text:p>
              </table:table-cell>
              <table:table-cell office:value-type="float" office:value="0.4183823421418">
                <text:p>0.4183823421418</text:p>
              </table:table-cell>
              <table:table-cell office:value-type="float" office:value="0.429787066500435">
                <text:p>0.429787066500435</text:p>
              </table:table-cell>
              <table:table-cell office:value-type="float" office:value="0.420005872023952">
                <text:p>0.420005872023952</text:p>
              </table:table-cell>
              <table:table-cell office:value-type="float" office:value="0.420608881475228">
                <text:p>0.420608881475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177cm" svg:height="16.829cm" xlink:href=".." xlink:type="simple" chart:class="chart:line" chart:row-mapping="0 2 1" chart:style-name="ch1">
        <chart:title svg:x="17.983cm" svg:y="0.472cm" chart:style-name="ch2">
          <text:p>K=35, M=11-27</text:p>
        </chart:title>
        <chart:legend chart:legend-position="end" svg:x="35.849cm" svg:y="7.617cm" style:legend-expansion="high" chart:style-name="ch3"/>
        <chart:plot-area chart:style-name="ch4" table:cell-range-address="Sheet1.A64:Sheet1.A65 Sheet1.AQ64:Sheet1.AY65 Sheet1.A67:Sheet1.A67 Sheet1.AQ67:Sheet1.AY67" chart:data-source-has-labels="column" svg:x="0.783cm" svg:y="1.587cm" svg:width="34.283cm" svg:height="14.906cm">
          <chartooo:coordinate-region svg:x="1.51cm" svg:y="1.787cm" svg:width="33.462cm" svg:height="14.0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Q64:Sheet1.AY64" chart:label-cell-address="Sheet1.A64:Sheet1.A64" chart:class="chart:line">
            <chart:data-point chart:repeated="9"/>
          </chart:series>
          <chart:series chart:style-name="ch8" chart:values-cell-range-address="Sheet1.AQ67:Sheet1.AY67" chart:label-cell-address="Sheet1.A67:Sheet1.A67" chart:class="chart:line">
            <chart:data-point chart:repeated="9"/>
          </chart:series>
          <chart:series chart:style-name="ch9" chart:values-cell-range-address="Sheet1.AQ65:Sheet1.AY65" chart:label-cell-address="Sheet1.A65:Sheet1.A65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ale:Female</text:p>
                <draw:g>
                  <svg:desc>Sheet1.A64:Sheet1.A64</svg:desc>
                </draw:g>
              </table:table-cell>
              <table:table-cell office:value-type="float" office:value="0.187239884804768">
                <text:p>0.187239884804768</text:p>
                <draw:g>
                  <svg:desc>Sheet1.AQ64:Sheet1.AY64</svg:desc>
                </draw:g>
              </table:table-cell>
              <table:table-cell office:value-type="float" office:value="0.330251209352664">
                <text:p>0.330251209352664</text:p>
              </table:table-cell>
              <table:table-cell office:value-type="float" office:value="0.564878822093766">
                <text:p>0.564878822093766</text:p>
              </table:table-cell>
              <table:table-cell office:value-type="float" office:value="0.665579466064844">
                <text:p>0.665579466064844</text:p>
              </table:table-cell>
              <table:table-cell office:value-type="float" office:value="0.800677262650737">
                <text:p>0.800677262650737</text:p>
              </table:table-cell>
              <table:table-cell office:value-type="float" office:value="0.807154099728626">
                <text:p>0.807154099728626</text:p>
              </table:table-cell>
              <table:table-cell office:value-type="float" office:value="0.832589106447212">
                <text:p>0.832589106447212</text:p>
              </table:table-cell>
              <table:table-cell office:value-type="float" office:value="0.822839455892725">
                <text:p>0.822839455892725</text:p>
              </table:table-cell>
              <table:table-cell office:value-type="float" office:value="0.816683928852558">
                <text:p>0.816683928852558</text:p>
              </table:table-cell>
            </table:table-row>
            <table:table-row>
              <table:table-cell office:value-type="string">
                <text:p>Sex X:Chr1</text:p>
                <draw:g>
                  <svg:desc>Sheet1.A67:Sheet1.A67</svg:desc>
                </draw:g>
              </table:table-cell>
              <table:table-cell office:value-type="float" office:value="0.375117363743118">
                <text:p>0.375117363743118</text:p>
                <draw:g>
                  <svg:desc>Sheet1.AQ67:Sheet1.AY67</svg:desc>
                </draw:g>
              </table:table-cell>
              <table:table-cell office:value-type="float" office:value="0.398734572499133">
                <text:p>0.398734572499133</text:p>
              </table:table-cell>
              <table:table-cell office:value-type="float" office:value="0.404953855515193">
                <text:p>0.404953855515193</text:p>
              </table:table-cell>
              <table:table-cell office:value-type="float" office:value="0.460533908401674">
                <text:p>0.460533908401674</text:p>
              </table:table-cell>
              <table:table-cell office:value-type="float" office:value="0.512333786182391">
                <text:p>0.512333786182391</text:p>
              </table:table-cell>
              <table:table-cell office:value-type="float" office:value="0.511634811108495">
                <text:p>0.511634811108495</text:p>
              </table:table-cell>
              <table:table-cell office:value-type="float" office:value="0.510577025159599">
                <text:p>0.510577025159599</text:p>
              </table:table-cell>
              <table:table-cell office:value-type="float" office:value="0.50935064679836">
                <text:p>0.50935064679836</text:p>
              </table:table-cell>
              <table:table-cell office:value-type="float" office:value="0.509528207571464">
                <text:p>0.509528207571464</text:p>
              </table:table-cell>
            </table:table-row>
            <table:table-row>
              <table:table-cell office:value-type="string">
                <text:p>Sex Y:Chr1</text:p>
                <draw:g>
                  <svg:desc>Sheet1.A65:Sheet1.A65</svg:desc>
                </draw:g>
              </table:table-cell>
              <table:table-cell office:value-type="float" office:value="0.0702369319755298">
                <text:p>0.0702369319755298</text:p>
                <draw:g>
                  <svg:desc>Sheet1.AQ65:Sheet1.AY65</svg:desc>
                </draw:g>
              </table:table-cell>
              <table:table-cell office:value-type="float" office:value="0.131682574778556">
                <text:p>0.131682574778556</text:p>
              </table:table-cell>
              <table:table-cell office:value-type="float" office:value="0.228749856905752">
                <text:p>0.228749856905752</text:p>
              </table:table-cell>
              <table:table-cell office:value-type="float" office:value="0.306521912858742">
                <text:p>0.306521912858742</text:p>
              </table:table-cell>
              <table:table-cell office:value-type="float" office:value="0.410214013484004">
                <text:p>0.410214013484004</text:p>
              </table:table-cell>
              <table:table-cell office:value-type="float" office:value="0.412968135350103">
                <text:p>0.412968135350103</text:p>
              </table:table-cell>
              <table:table-cell office:value-type="float" office:value="0.425100869150106">
                <text:p>0.425100869150106</text:p>
              </table:table-cell>
              <table:table-cell office:value-type="float" office:value="0.41911380907017">
                <text:p>0.41911380907017</text:p>
              </table:table-cell>
              <table:table-cell office:value-type="float" office:value="0.416123498420665">
                <text:p>0.4161234984206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19cm" svg:height="16.829cm" xlink:href=".." xlink:type="simple" chart:class="chart:line" chart:style-name="ch1">
        <chart:title svg:x="13.354cm" svg:y="0.472cm" chart:style-name="ch2">
          <text:p>K=29, M=11-23</text:p>
        </chart:title>
        <chart:legend chart:legend-position="end" svg:x="26.591cm" svg:y="7.617cm" style:legend-expansion="high" chart:style-name="ch3"/>
        <chart:plot-area chart:style-name="ch4" table:cell-range-address="Sheet1.A64:Sheet1.A65 Sheet1.S340:Sheet1.Y341 Sheet1.A67:Sheet1.A67 Sheet1.S343:Sheet1.Y343" chart:data-source-has-labels="column" svg:x="0.598cm" svg:y="1.587cm" svg:width="25.395cm" svg:height="14.906cm">
          <chartooo:coordinate-region svg:x="1.325cm" svg:y="1.787cm" svg:width="24.574cm" svg:height="14.0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S340:Sheet1.Y340" chart:label-cell-address="Sheet1.A64:Sheet1.A64" chart:class="chart:line">
            <chart:data-point chart:repeated="7"/>
          </chart:series>
          <chart:series chart:style-name="ch8" chart:values-cell-range-address="Sheet1.S343:Sheet1.Y343" chart:label-cell-address="Sheet1.A67:Sheet1.A67" chart:class="chart:line">
            <chart:data-point chart:repeated="7"/>
          </chart:series>
          <chart:series chart:style-name="ch9" chart:values-cell-range-address="Sheet1.S341:Sheet1.Y341" chart:label-cell-address="Sheet1.A65:Sheet1.A6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Male:Female</text:p>
                <draw:g>
                  <svg:desc>Sheet1.A64:Sheet1.A64</svg:desc>
                </draw:g>
              </table:table-cell>
              <table:table-cell office:value-type="float" office:value="0.0412508445154227">
                <text:p>0.0412508445154227</text:p>
                <draw:g>
                  <svg:desc>Sheet1.S340:Sheet1.Y340</svg:desc>
                </draw:g>
              </table:table-cell>
              <table:table-cell office:value-type="float" office:value="0.0687072327970044">
                <text:p>0.0687072327970044</text:p>
              </table:table-cell>
              <table:table-cell office:value-type="float" office:value="0.0412460604972308">
                <text:p>0.0412460604972308</text:p>
              </table:table-cell>
              <table:table-cell office:value-type="float" office:value="0.0537054105626368">
                <text:p>0.0537054105626368</text:p>
              </table:table-cell>
              <table:table-cell office:value-type="float" office:value="0.0931501191587986">
                <text:p>0.0931501191587986</text:p>
              </table:table-cell>
              <table:table-cell office:value-type="float" office:value="0.103028127761004">
                <text:p>0.103028127761004</text:p>
              </table:table-cell>
              <table:table-cell office:value-type="float" office:value="0.106452500245575">
                <text:p>0.106452500245575</text:p>
              </table:table-cell>
            </table:table-row>
            <table:table-row>
              <table:table-cell office:value-type="string">
                <text:p>Sex X:Chr1</text:p>
                <draw:g>
                  <svg:desc>Sheet1.A67:Sheet1.A67</svg:desc>
                </draw:g>
              </table:table-cell>
              <table:table-cell office:value-type="float" office:value="0.629986012371214">
                <text:p>0.629986012371214</text:p>
                <draw:g>
                  <svg:desc>Sheet1.S343:Sheet1.Y343</svg:desc>
                </draw:g>
              </table:table-cell>
              <table:table-cell office:value-type="float" office:value="0.696174466114584">
                <text:p>0.696174466114584</text:p>
              </table:table-cell>
              <table:table-cell office:value-type="float" office:value="0.783831637113027">
                <text:p>0.783831637113027</text:p>
              </table:table-cell>
              <table:table-cell office:value-type="float" office:value="0.917672191887858">
                <text:p>0.917672191887858</text:p>
              </table:table-cell>
              <table:table-cell office:value-type="float" office:value="0.987761002826221">
                <text:p>0.987761002826221</text:p>
              </table:table-cell>
              <table:table-cell office:value-type="float" office:value="0.994336470223656">
                <text:p>0.994336470223656</text:p>
              </table:table-cell>
              <table:table-cell office:value-type="float" office:value="0.995882622793053">
                <text:p>0.995882622793053</text:p>
              </table:table-cell>
            </table:table-row>
            <table:table-row>
              <table:table-cell office:value-type="string">
                <text:p>Sex Y:Chr1</text:p>
                <draw:g>
                  <svg:desc>Sheet1.A65:Sheet1.A65</svg:desc>
                </draw:g>
              </table:table-cell>
              <table:table-cell office:value-type="float" office:value="0.0259874550432161">
                <text:p>0.0259874550432161</text:p>
                <draw:g>
                  <svg:desc>Sheet1.S341:Sheet1.Y341</svg:desc>
                </draw:g>
              </table:table-cell>
              <table:table-cell office:value-type="float" office:value="0.047832221110665">
                <text:p>0.047832221110665</text:p>
              </table:table-cell>
              <table:table-cell office:value-type="float" office:value="0.0323299671240074">
                <text:p>0.0323299671240074</text:p>
              </table:table-cell>
              <table:table-cell office:value-type="float" office:value="0.0492839618272522">
                <text:p>0.0492839618272522</text:p>
              </table:table-cell>
              <table:table-cell office:value-type="float" office:value="0.092010055113677">
                <text:p>0.092010055113677</text:p>
              </table:table-cell>
              <table:table-cell office:value-type="float" office:value="0.102444624891629">
                <text:p>0.102444624891629</text:p>
              </table:table-cell>
              <table:table-cell office:value-type="float" office:value="0.106014195147441">
                <text:p>0.1060141951474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599cm" svg:height="16.829cm" xlink:href=".." xlink:type="simple" chart:class="chart:line" chart:style-name="ch1">
        <chart:title svg:x="15.694cm" svg:y="0.472cm" chart:style-name="ch2">
          <text:p>K=31, M=11-25</text:p>
        </chart:title>
        <chart:legend chart:legend-position="end" svg:x="31.271cm" svg:y="7.617cm" style:legend-expansion="high" chart:style-name="ch3"/>
        <chart:plot-area chart:style-name="ch4" table:cell-range-address="Sheet1.A64:Sheet1.A65 Sheet1.Z340:Sheet1.AG341 Sheet1.A67:Sheet1.A67 Sheet1.Z343:Sheet1.AG343" chart:data-source-has-labels="column" svg:x="0.691cm" svg:y="1.587cm" svg:width="29.889cm" svg:height="14.906cm">
          <chartooo:coordinate-region svg:x="1.418cm" svg:y="1.787cm" svg:width="29.068cm" svg:height="14.0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Z340:Sheet1.AG340" chart:label-cell-address="Sheet1.A64:Sheet1.A64" chart:class="chart:line">
            <chart:data-point chart:repeated="8"/>
          </chart:series>
          <chart:series chart:style-name="ch8" chart:values-cell-range-address="Sheet1.Z343:Sheet1.AG343" chart:label-cell-address="Sheet1.A67:Sheet1.A67" chart:class="chart:line">
            <chart:data-point chart:repeated="8"/>
          </chart:series>
          <chart:series chart:style-name="ch9" chart:values-cell-range-address="Sheet1.Z341:Sheet1.AG341" chart:label-cell-address="Sheet1.A65:Sheet1.A65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ale:Female</text:p>
                <draw:g>
                  <svg:desc>Sheet1.A64:Sheet1.A64</svg:desc>
                </draw:g>
              </table:table-cell>
              <table:table-cell office:value-type="float" office:value="0.0970513513082343">
                <text:p>0.0970513513082343</text:p>
                <draw:g>
                  <svg:desc>Sheet1.Z340:Sheet1.AG340</svg:desc>
                </draw:g>
              </table:table-cell>
              <table:table-cell office:value-type="float" office:value="0.0783723700661161">
                <text:p>0.0783723700661161</text:p>
              </table:table-cell>
              <table:table-cell office:value-type="float" office:value="0.0571779913481649">
                <text:p>0.0571779913481649</text:p>
              </table:table-cell>
              <table:table-cell office:value-type="float" office:value="0.052527840254202">
                <text:p>0.052527840254202</text:p>
              </table:table-cell>
              <table:table-cell office:value-type="float" office:value="0.0884494568647298">
                <text:p>0.0884494568647298</text:p>
              </table:table-cell>
              <table:table-cell office:value-type="float" office:value="0.0939778682641514">
                <text:p>0.0939778682641514</text:p>
              </table:table-cell>
              <table:table-cell office:value-type="float" office:value="0.100631873092999">
                <text:p>0.100631873092999</text:p>
              </table:table-cell>
              <table:table-cell office:value-type="float" office:value="0.0932136337492255">
                <text:p>0.0932136337492255</text:p>
              </table:table-cell>
            </table:table-row>
            <table:table-row>
              <table:table-cell office:value-type="string">
                <text:p>Sex X:Chr1</text:p>
                <draw:g>
                  <svg:desc>Sheet1.A67:Sheet1.A67</svg:desc>
                </draw:g>
              </table:table-cell>
              <table:table-cell office:value-type="float" office:value="0.595771639612548">
                <text:p>0.595771639612548</text:p>
                <draw:g>
                  <svg:desc>Sheet1.Z343:Sheet1.AG343</svg:desc>
                </draw:g>
              </table:table-cell>
              <table:table-cell office:value-type="float" office:value="0.62921460470721">
                <text:p>0.62921460470721</text:p>
              </table:table-cell>
              <table:table-cell office:value-type="float" office:value="0.781871686346108">
                <text:p>0.781871686346108</text:p>
              </table:table-cell>
              <table:table-cell office:value-type="float" office:value="0.923198873306165">
                <text:p>0.923198873306165</text:p>
              </table:table-cell>
              <table:table-cell office:value-type="float" office:value="0.989074060767045">
                <text:p>0.989074060767045</text:p>
              </table:table-cell>
              <table:table-cell office:value-type="float" office:value="0.996595720413445">
                <text:p>0.996595720413445</text:p>
              </table:table-cell>
              <table:table-cell office:value-type="float" office:value="0.996212960902939">
                <text:p>0.996212960902939</text:p>
              </table:table-cell>
              <table:table-cell office:value-type="float" office:value="0.997267688850534">
                <text:p>0.997267688850534</text:p>
              </table:table-cell>
            </table:table-row>
            <table:table-row>
              <table:table-cell office:value-type="string">
                <text:p>Sex Y:Chr1</text:p>
                <draw:g>
                  <svg:desc>Sheet1.A65:Sheet1.A65</svg:desc>
                </draw:g>
              </table:table-cell>
              <table:table-cell office:value-type="float" office:value="0.0578204426955202">
                <text:p>0.0578204426955202</text:p>
                <draw:g>
                  <svg:desc>Sheet1.Z341:Sheet1.AG341</svg:desc>
                </draw:g>
              </table:table-cell>
              <table:table-cell office:value-type="float" office:value="0.0493130398511184">
                <text:p>0.0493130398511184</text:p>
              </table:table-cell>
              <table:table-cell office:value-type="float" office:value="0.0447058525172728">
                <text:p>0.0447058525172728</text:p>
              </table:table-cell>
              <table:table-cell office:value-type="float" office:value="0.0484936429398855">
                <text:p>0.0484936429398855</text:p>
              </table:table-cell>
              <table:table-cell office:value-type="float" office:value="0.087483063473838">
                <text:p>0.087483063473838</text:p>
              </table:table-cell>
              <table:table-cell office:value-type="float" office:value="0.0936579413256318">
                <text:p>0.0936579413256318</text:p>
              </table:table-cell>
              <table:table-cell office:value-type="float" office:value="0.100250776255185">
                <text:p>0.100250776255185</text:p>
              </table:table-cell>
              <table:table-cell office:value-type="float" office:value="0.0929589450984503">
                <text:p>0.09295894509845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516cm" svg:height="16.829cm" xlink:href=".." xlink:type="simple" chart:class="chart:line" chart:style-name="ch1">
        <chart:title svg:x="18.153cm" svg:y="0.472cm" chart:style-name="ch2">
          <text:p>K=33, M=11-27</text:p>
        </chart:title>
        <chart:legend chart:legend-position="end" svg:x="36.188cm" svg:y="7.617cm" style:legend-expansion="high" chart:style-name="ch3"/>
        <chart:plot-area chart:style-name="ch4" table:cell-range-address="Sheet1.A64:Sheet1.A65 Sheet1.AH340:Sheet1.AP341 Sheet1.A67:Sheet1.A67 Sheet1.AH343:Sheet1.AP343" chart:data-source-has-labels="column" svg:x="0.79cm" svg:y="1.587cm" svg:width="34.608cm" svg:height="14.906cm">
          <chartooo:coordinate-region svg:x="1.517cm" svg:y="1.787cm" svg:width="33.787cm" svg:height="14.0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H340:Sheet1.AP340" chart:label-cell-address="Sheet1.A64:Sheet1.A64" chart:class="chart:line">
            <chart:data-point chart:repeated="9"/>
          </chart:series>
          <chart:series chart:style-name="ch8" chart:values-cell-range-address="Sheet1.AH343:Sheet1.AP343" chart:label-cell-address="Sheet1.A67:Sheet1.A67" chart:class="chart:line">
            <chart:data-point chart:repeated="9"/>
          </chart:series>
          <chart:series chart:style-name="ch9" chart:values-cell-range-address="Sheet1.AH341:Sheet1.AP341" chart:label-cell-address="Sheet1.A65:Sheet1.A65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ale:Female</text:p>
                <draw:g>
                  <svg:desc>Sheet1.A64:Sheet1.A64</svg:desc>
                </draw:g>
              </table:table-cell>
              <table:table-cell office:value-type="float" office:value="0.0695328442888382">
                <text:p>0.0695328442888382</text:p>
                <draw:g>
                  <svg:desc>Sheet1.AH340:Sheet1.AP340</svg:desc>
                </draw:g>
              </table:table-cell>
              <table:table-cell office:value-type="float" office:value="0.0695438710880547">
                <text:p>0.0695438710880547</text:p>
              </table:table-cell>
              <table:table-cell office:value-type="float" office:value="0.0497779495960281">
                <text:p>0.0497779495960281</text:p>
              </table:table-cell>
              <table:table-cell office:value-type="float" office:value="0.0496542542525445">
                <text:p>0.0496542542525445</text:p>
              </table:table-cell>
              <table:table-cell office:value-type="float" office:value="0.092452080858549">
                <text:p>0.092452080858549</text:p>
              </table:table-cell>
              <table:table-cell office:value-type="float" office:value="0.0879174748729087">
                <text:p>0.0879174748729087</text:p>
              </table:table-cell>
              <table:table-cell office:value-type="float" office:value="0.103337368457016">
                <text:p>0.103337368457016</text:p>
              </table:table-cell>
              <table:table-cell office:value-type="float" office:value="0.087886256902539">
                <text:p>0.087886256902539</text:p>
              </table:table-cell>
              <table:table-cell office:value-type="float" office:value="0.0889723387773125">
                <text:p>0.0889723387773125</text:p>
              </table:table-cell>
            </table:table-row>
            <table:table-row>
              <table:table-cell office:value-type="string">
                <text:p>Sex X:Chr1</text:p>
                <draw:g>
                  <svg:desc>Sheet1.A67:Sheet1.A67</svg:desc>
                </draw:g>
              </table:table-cell>
              <table:table-cell office:value-type="float" office:value="0.544717340872667">
                <text:p>0.544717340872667</text:p>
                <draw:g>
                  <svg:desc>Sheet1.AH343:Sheet1.AP343</svg:desc>
                </draw:g>
              </table:table-cell>
              <table:table-cell office:value-type="float" office:value="0.642868160533241">
                <text:p>0.642868160533241</text:p>
              </table:table-cell>
              <table:table-cell office:value-type="float" office:value="0.784209333462539">
                <text:p>0.784209333462539</text:p>
              </table:table-cell>
              <table:table-cell office:value-type="float" office:value="0.920498163377986">
                <text:p>0.920498163377986</text:p>
              </table:table-cell>
              <table:table-cell office:value-type="float" office:value="0.990649448492441">
                <text:p>0.990649448492441</text:p>
              </table:table-cell>
              <table:table-cell office:value-type="float" office:value="0.997035613815526">
                <text:p>0.997035613815526</text:p>
              </table:table-cell>
              <table:table-cell office:value-type="float" office:value="0.998241247359514">
                <text:p>0.998241247359514</text:p>
              </table:table-cell>
              <table:table-cell office:value-type="float" office:value="0.997747529267719">
                <text:p>0.997747529267719</text:p>
              </table:table-cell>
              <table:table-cell office:value-type="float" office:value="0.998564244368243">
                <text:p>0.998564244368243</text:p>
              </table:table-cell>
            </table:table-row>
            <table:table-row>
              <table:table-cell office:value-type="string">
                <text:p>Sex Y:Chr1</text:p>
                <draw:g>
                  <svg:desc>Sheet1.A65:Sheet1.A65</svg:desc>
                </draw:g>
              </table:table-cell>
              <table:table-cell office:value-type="float" office:value="0.0378757460443291">
                <text:p>0.0378757460443291</text:p>
                <draw:g>
                  <svg:desc>Sheet1.AH341:Sheet1.AP341</svg:desc>
                </draw:g>
              </table:table-cell>
              <table:table-cell office:value-type="float" office:value="0.0447075404827386">
                <text:p>0.0447075404827386</text:p>
              </table:table-cell>
              <table:table-cell office:value-type="float" office:value="0.0390363326738331">
                <text:p>0.0390363326738331</text:p>
              </table:table-cell>
              <table:table-cell office:value-type="float" office:value="0.0457066498433708">
                <text:p>0.0457066498433708</text:p>
              </table:table-cell>
              <table:table-cell office:value-type="float" office:value="0.0915876029145002">
                <text:p>0.0915876029145002</text:p>
              </table:table-cell>
              <table:table-cell office:value-type="float" office:value="0.0876568535250216">
                <text:p>0.0876568535250216</text:p>
              </table:table-cell>
              <table:table-cell office:value-type="float" office:value="0.103155623587382">
                <text:p>0.103155623587382</text:p>
              </table:table-cell>
              <table:table-cell office:value-type="float" office:value="0.0876882956810963">
                <text:p>0.0876882956810963</text:p>
              </table:table-cell>
              <table:table-cell office:value-type="float" office:value="0.0888445962408424">
                <text:p>0.08884459624084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967cm" svg:height="17.168cm" xlink:href=".." xlink:type="simple" chart:class="chart:line" chart:style-name="ch1">
        <chart:title svg:x="18.378cm" svg:y="0.479cm" chart:style-name="ch2">
          <text:p>K=35, M=11-27</text:p>
        </chart:title>
        <chart:legend chart:legend-position="end" svg:x="36.639cm" svg:y="7.787cm" style:legend-expansion="high" chart:style-name="ch3"/>
        <chart:plot-area chart:style-name="ch4" table:cell-range-address="Sheet1.A64:Sheet1.A65 Sheet1.AQ340:Sheet1.AY341 Sheet1.A67:Sheet1.A67 Sheet1.AQ343:Sheet1.AY343" chart:data-source-has-labels="column" svg:x="0.799cm" svg:y="1.601cm" svg:width="35.041cm" svg:height="15.224cm">
          <chartooo:coordinate-region svg:x="1.526cm" svg:y="1.801cm" svg:width="34.22cm" svg:height="14.3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Q340:Sheet1.AY340" chart:label-cell-address="Sheet1.A64:Sheet1.A64" chart:class="chart:line">
            <chart:data-point chart:repeated="9"/>
          </chart:series>
          <chart:series chart:style-name="ch8" chart:values-cell-range-address="Sheet1.AQ343:Sheet1.AY343" chart:label-cell-address="Sheet1.A67:Sheet1.A67" chart:class="chart:line">
            <chart:data-point chart:repeated="9"/>
          </chart:series>
          <chart:series chart:style-name="ch9" chart:values-cell-range-address="Sheet1.AQ341:Sheet1.AY341" chart:label-cell-address="Sheet1.A65:Sheet1.A65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ale:Female</text:p>
                <draw:g>
                  <svg:desc>Sheet1.A64:Sheet1.A64</svg:desc>
                </draw:g>
              </table:table-cell>
              <table:table-cell office:value-type="float" office:value="0.0724699221918788">
                <text:p>0.0724699221918788</text:p>
                <draw:g>
                  <svg:desc>Sheet1.AQ340:Sheet1.AY340</svg:desc>
                </draw:g>
              </table:table-cell>
              <table:table-cell office:value-type="float" office:value="0.0787256420358503">
                <text:p>0.0787256420358503</text:p>
              </table:table-cell>
              <table:table-cell office:value-type="float" office:value="0.0441379469482052">
                <text:p>0.0441379469482052</text:p>
              </table:table-cell>
              <table:table-cell office:value-type="float" office:value="0.0500741560763565">
                <text:p>0.0500741560763565</text:p>
              </table:table-cell>
              <table:table-cell office:value-type="float" office:value="0.0935060520047835">
                <text:p>0.0935060520047835</text:p>
              </table:table-cell>
              <table:table-cell office:value-type="float" office:value="0.0811695642815875">
                <text:p>0.0811695642815875</text:p>
              </table:table-cell>
              <table:table-cell office:value-type="float" office:value="0.0999251086784565">
                <text:p>0.0999251086784565</text:p>
              </table:table-cell>
              <table:table-cell office:value-type="float" office:value="0.0873529144784063">
                <text:p>0.0873529144784063</text:p>
              </table:table-cell>
              <table:table-cell office:value-type="float" office:value="0.0843154383739771">
                <text:p>0.0843154383739771</text:p>
              </table:table-cell>
            </table:table-row>
            <table:table-row>
              <table:table-cell office:value-type="string">
                <text:p>Sex X:Chr1</text:p>
                <draw:g>
                  <svg:desc>Sheet1.A67:Sheet1.A67</svg:desc>
                </draw:g>
              </table:table-cell>
              <table:table-cell office:value-type="float" office:value="0.551674133056077">
                <text:p>0.551674133056077</text:p>
                <draw:g>
                  <svg:desc>Sheet1.AQ343:Sheet1.AY343</svg:desc>
                </draw:g>
              </table:table-cell>
              <table:table-cell office:value-type="float" office:value="0.683892446776527">
                <text:p>0.683892446776527</text:p>
              </table:table-cell>
              <table:table-cell office:value-type="float" office:value="0.788275939390515">
                <text:p>0.788275939390515</text:p>
              </table:table-cell>
              <table:table-cell office:value-type="float" office:value="0.923976948731095">
                <text:p>0.923976948731095</text:p>
              </table:table-cell>
              <table:table-cell office:value-type="float" office:value="0.992853976325104">
                <text:p>0.992853976325104</text:p>
              </table:table-cell>
              <table:table-cell office:value-type="float" office:value="0.998107615334076">
                <text:p>0.998107615334076</text:p>
              </table:table-cell>
              <table:table-cell office:value-type="float" office:value="0.998343492601735">
                <text:p>0.998343492601735</text:p>
              </table:table-cell>
              <table:table-cell office:value-type="float" office:value="0.997677997790805">
                <text:p>0.997677997790805</text:p>
              </table:table-cell>
              <table:table-cell office:value-type="float" office:value="0.998516350463808">
                <text:p>0.998516350463808</text:p>
              </table:table-cell>
            </table:table-row>
            <table:table-row>
              <table:table-cell office:value-type="string">
                <text:p>Sex Y:Chr1</text:p>
                <draw:g>
                  <svg:desc>Sheet1.A65:Sheet1.A65</svg:desc>
                </draw:g>
              </table:table-cell>
              <table:table-cell office:value-type="float" office:value="0.0399797814978461">
                <text:p>0.0399797814978461</text:p>
                <draw:g>
                  <svg:desc>Sheet1.AQ341:Sheet1.AY341</svg:desc>
                </draw:g>
              </table:table-cell>
              <table:table-cell office:value-type="float" office:value="0.0538398719559507">
                <text:p>0.0538398719559507</text:p>
              </table:table-cell>
              <table:table-cell office:value-type="float" office:value="0.0347928815933652">
                <text:p>0.0347928815933652</text:p>
              </table:table-cell>
              <table:table-cell office:value-type="float" office:value="0.0462673659417165">
                <text:p>0.0462673659417165</text:p>
              </table:table-cell>
              <table:table-cell office:value-type="float" office:value="0.0928378555434112">
                <text:p>0.0928378555434112</text:p>
              </table:table-cell>
              <table:table-cell office:value-type="float" office:value="0.0810159602428013">
                <text:p>0.0810159602428013</text:p>
              </table:table-cell>
              <table:table-cell office:value-type="float" office:value="0.0997595819966582">
                <text:p>0.0997595819966582</text:p>
              </table:table-cell>
              <table:table-cell office:value-type="float" office:value="0.0871500808180077">
                <text:p>0.0871500808180077</text:p>
              </table:table-cell>
              <table:table-cell office:value-type="float" office:value="0.0841903438129397">
                <text:p>0.08419034381293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